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13.36mm" svg:y="0.47mm">
            <loext:p draw:notify-on-update-of-ranges="time.B1:time.B1 time.B2:time.B952 time.C1:time.C1 time.C2:time.C952 time.D1:time.D1 time.D2:time.D9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4.35mm" svg:y="91.11mm">
            <loext:p draw:notify-on-update-of-ranges="time.B2:time.B952 time.G1:time.G1 time.G2:time.G9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9.15mm" svg:y="99.35mm">
            <loext:p draw:notify-on-update-of-ranges="time.B2:time.B952 time.F1:time.F1 time.F2:time.F9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9.54mm" svg:y="1mm">
            <loext:p draw:notify-on-update-of-ranges="time.G1:time.G1 time.G2:time.G952 time.C1:time.C1 time.C2:time.C952 time.G1:time.G1 time.G2:time.G952 time.D1:time.D1 time.D2:time.D9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3</text:p>
          </table:table-cell>
          <table:table-cell office:value-type="float" office:value="0.051954" calcext:value-type="float">
            <text:p>0.051954</text:p>
          </table:table-cell>
          <table:table-cell office:value-type="float" office:value="0.019408" calcext:value-type="float">
            <text:p>0.019408</text:p>
          </table:table-cell>
          <table:table-cell office:value-type="float" office:value="0" calcext:value-type="float">
            <text:p>0</text:p>
          </table:table-cell>
          <table:table-cell office:value-type="float" office:value="157364" calcext:value-type="float">
            <text:p>15736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4</text:p>
          </table:table-cell>
          <table:table-cell office:value-type="float" office:value="0.036452" calcext:value-type="float">
            <text:p>0.036452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" calcext:value-type="float">
            <text:p>0</text:p>
          </table:table-cell>
          <table:table-cell office:value-type="float" office:value="136893" calcext:value-type="float">
            <text:p>13689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5</text:p>
          </table:table-cell>
          <table:table-cell office:value-type="float" office:value="0.045851" calcext:value-type="float">
            <text:p>0.045851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0" calcext:value-type="float">
            <text:p>0</text:p>
          </table:table-cell>
          <table:table-cell office:value-type="float" office:value="151489" calcext:value-type="float">
            <text:p>15148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6</text:p>
          </table:table-cell>
          <table:table-cell office:value-type="float" office:value="0.065238" calcext:value-type="float">
            <text:p>0.065238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" calcext:value-type="float">
            <text:p>0</text:p>
          </table:table-cell>
          <table:table-cell office:value-type="float" office:value="162513" calcext:value-type="float">
            <text:p>16251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7</text:p>
          </table:table-cell>
          <table:table-cell office:value-type="float" office:value="0.115396" calcext:value-type="float">
            <text:p>0.115396</text:p>
          </table:table-cell>
          <table:table-cell office:value-type="float" office:value="0.013343" calcext:value-type="float">
            <text:p>0.013343</text:p>
          </table:table-cell>
          <table:table-cell office:value-type="float" office:value="0" calcext:value-type="float">
            <text:p>0</text:p>
          </table:table-cell>
          <table:table-cell office:value-type="float" office:value="162144" calcext:value-type="float">
            <text:p>16214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8</text:p>
          </table:table-cell>
          <table:table-cell office:value-type="float" office:value="0.065986" calcext:value-type="float">
            <text:p>0.065986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" calcext:value-type="float">
            <text:p>0</text:p>
          </table:table-cell>
          <table:table-cell office:value-type="float" office:value="139104" calcext:value-type="float">
            <text:p>13910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09</text:p>
          </table:table-cell>
          <table:table-cell office:value-type="float" office:value="0.062931" calcext:value-type="float">
            <text:p>0.062931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" calcext:value-type="float">
            <text:p>0</text:p>
          </table:table-cell>
          <table:table-cell office:value-type="float" office:value="139073" calcext:value-type="float">
            <text:p>13907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0</text:p>
          </table:table-cell>
          <table:table-cell office:value-type="float" office:value="0.137502" calcext:value-type="float">
            <text:p>0.137502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0" calcext:value-type="float">
            <text:p>0</text:p>
          </table:table-cell>
          <table:table-cell office:value-type="float" office:value="162970" calcext:value-type="float">
            <text:p>16297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1</text:p>
          </table:table-cell>
          <table:table-cell office:value-type="float" office:value="0.095668" calcext:value-type="float">
            <text:p>0.095668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" calcext:value-type="float">
            <text:p>0</text:p>
          </table:table-cell>
          <table:table-cell office:value-type="float" office:value="145350" calcext:value-type="float">
            <text:p>14535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2</text:p>
          </table:table-cell>
          <table:table-cell office:value-type="float" office:value="0.050024" calcext:value-type="float">
            <text:p>0.050024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" calcext:value-type="float">
            <text:p>0</text:p>
          </table:table-cell>
          <table:table-cell office:value-type="float" office:value="133886" calcext:value-type="float">
            <text:p>13388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3</text:p>
          </table:table-cell>
          <table:table-cell office:value-type="float" office:value="0.113985" calcext:value-type="float">
            <text:p>0.113985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0" calcext:value-type="float">
            <text:p>0</text:p>
          </table:table-cell>
          <table:table-cell office:value-type="float" office:value="151167" calcext:value-type="float">
            <text:p>151167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4</text:p>
          </table:table-cell>
          <table:table-cell office:value-type="float" office:value="0.385764" calcext:value-type="float">
            <text:p>0.385764</text:p>
          </table:table-cell>
          <table:table-cell office:value-type="float" office:value="0.013301" calcext:value-type="float">
            <text:p>0.013301</text:p>
          </table:table-cell>
          <table:table-cell office:value-type="float" office:value="0" calcext:value-type="float">
            <text:p>0</text:p>
          </table:table-cell>
          <table:table-cell office:value-type="float" office:value="148288" calcext:value-type="float">
            <text:p>1482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5</text:p>
          </table:table-cell>
          <table:table-cell office:value-type="float" office:value="0.266742" calcext:value-type="float">
            <text:p>0.266742</text:p>
          </table:table-cell>
          <table:table-cell office:value-type="float" office:value="0.014698" calcext:value-type="float">
            <text:p>0.014698</text:p>
          </table:table-cell>
          <table:table-cell office:value-type="float" office:value="0" calcext:value-type="float">
            <text:p>0</text:p>
          </table:table-cell>
          <table:table-cell office:value-type="float" office:value="149428" calcext:value-type="float">
            <text:p>149428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6</text:p>
          </table:table-cell>
          <table:table-cell office:value-type="float" office:value="0.28592" calcext:value-type="float">
            <text:p>0.28592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0" calcext:value-type="float">
            <text:p>0</text:p>
          </table:table-cell>
          <table:table-cell office:value-type="float" office:value="143461" calcext:value-type="float">
            <text:p>143461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7</text:p>
          </table:table-cell>
          <table:table-cell office:value-type="float" office:value="0.244944" calcext:value-type="float">
            <text:p>0.244944</text:p>
          </table:table-cell>
          <table:table-cell office:value-type="float" office:value="0.018949" calcext:value-type="float">
            <text:p>0.018949</text:p>
          </table:table-cell>
          <table:table-cell office:value-type="float" office:value="0" calcext:value-type="float">
            <text:p>0</text:p>
          </table:table-cell>
          <table:table-cell office:value-type="float" office:value="151662" calcext:value-type="float">
            <text:p>15166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8</text:p>
          </table:table-cell>
          <table:table-cell office:value-type="float" office:value="3.147166" calcext:value-type="float">
            <text:p>3.14716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0" calcext:value-type="float">
            <text:p>0</text:p>
          </table:table-cell>
          <table:table-cell office:value-type="float" office:value="151092" calcext:value-type="float">
            <text:p>151092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19</text:p>
          </table:table-cell>
          <table:table-cell office:value-type="float" office:value="6.158582" calcext:value-type="float">
            <text:p>6.158582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" calcext:value-type="float">
            <text:p>0</text:p>
          </table:table-cell>
          <table:table-cell office:value-type="float" office:value="120226" calcext:value-type="float">
            <text:p>120226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0</text:p>
          </table:table-cell>
          <table:table-cell office:value-type="float" office:value="6.187233" calcext:value-type="float">
            <text:p>6.187233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" calcext:value-type="float">
            <text:p>0</text:p>
          </table:table-cell>
          <table:table-cell office:value-type="float" office:value="132705" calcext:value-type="float">
            <text:p>13270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1</text:p>
          </table:table-cell>
          <table:table-cell office:value-type="float" office:value="6.427917" calcext:value-type="float">
            <text:p>6.427917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" calcext:value-type="float">
            <text:p>0</text:p>
          </table:table-cell>
          <table:table-cell office:value-type="float" office:value="121756" calcext:value-type="float">
            <text:p>121756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2</text:p>
          </table:table-cell>
          <table:table-cell office:value-type="float" office:value="6.211612" calcext:value-type="float">
            <text:p>6.211612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" calcext:value-type="float">
            <text:p>0</text:p>
          </table:table-cell>
          <table:table-cell office:value-type="float" office:value="112267" calcext:value-type="float">
            <text:p>11226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3</text:p>
          </table:table-cell>
          <table:table-cell office:value-type="float" office:value="6.275011" calcext:value-type="float">
            <text:p>6.275011</text:p>
          </table:table-cell>
          <table:table-cell office:value-type="float" office:value="0.006445" calcext:value-type="float">
            <text:p>0.006445</text:p>
          </table:table-cell>
          <table:table-cell office:value-type="float" office:value="0" calcext:value-type="float">
            <text:p>0</text:p>
          </table:table-cell>
          <table:table-cell office:value-type="float" office:value="131339" calcext:value-type="float">
            <text:p>13133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4</text:p>
          </table:table-cell>
          <table:table-cell office:value-type="float" office:value="6.53645" calcext:value-type="float">
            <text:p>6.5364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  <table:table-cell office:value-type="float" office:value="134079" calcext:value-type="float">
            <text:p>13407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5</text:p>
          </table:table-cell>
          <table:table-cell office:value-type="float" office:value="6.549471" calcext:value-type="float">
            <text:p>6.549471</text:p>
          </table:table-cell>
          <table:table-cell office:value-type="float" office:value="0.006163" calcext:value-type="float">
            <text:p>0.006163</text:p>
          </table:table-cell>
          <table:table-cell office:value-type="float" office:value="0" calcext:value-type="float">
            <text:p>0</text:p>
          </table:table-cell>
          <table:table-cell office:value-type="float" office:value="139183" calcext:value-type="float">
            <text:p>13918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6</text:p>
          </table:table-cell>
          <table:table-cell office:value-type="float" office:value="5.918897" calcext:value-type="float">
            <text:p>5.918897</text:p>
          </table:table-cell>
          <table:table-cell office:value-type="float" office:value="0.005896" calcext:value-type="float">
            <text:p>0.005896</text:p>
          </table:table-cell>
          <table:table-cell office:value-type="float" office:value="0" calcext:value-type="float">
            <text:p>0</text:p>
          </table:table-cell>
          <table:table-cell office:value-type="float" office:value="132474" calcext:value-type="float">
            <text:p>1324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7</text:p>
          </table:table-cell>
          <table:table-cell office:value-type="float" office:value="6.0651" calcext:value-type="float">
            <text:p>6.0651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" calcext:value-type="float">
            <text:p>0</text:p>
          </table:table-cell>
          <table:table-cell office:value-type="float" office:value="153665" calcext:value-type="float">
            <text:p>1536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8</text:p>
          </table:table-cell>
          <table:table-cell office:value-type="float" office:value="6.509472" calcext:value-type="float">
            <text:p>6.50947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" calcext:value-type="float">
            <text:p>0</text:p>
          </table:table-cell>
          <table:table-cell office:value-type="float" office:value="132540" calcext:value-type="float">
            <text:p>13254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29</text:p>
          </table:table-cell>
          <table:table-cell office:value-type="float" office:value="6.044957" calcext:value-type="float">
            <text:p>6.044957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" calcext:value-type="float">
            <text:p>0</text:p>
          </table:table-cell>
          <table:table-cell office:value-type="float" office:value="103900" calcext:value-type="float">
            <text:p>1039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0</text:p>
          </table:table-cell>
          <table:table-cell office:value-type="float" office:value="7.289893" calcext:value-type="float">
            <text:p>7.289893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" calcext:value-type="float">
            <text:p>0</text:p>
          </table:table-cell>
          <table:table-cell office:value-type="float" office:value="101297" calcext:value-type="float">
            <text:p>10129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1</text:p>
          </table:table-cell>
          <table:table-cell office:value-type="float" office:value="5.356135" calcext:value-type="float">
            <text:p>5.356135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0" calcext:value-type="float">
            <text:p>0</text:p>
          </table:table-cell>
          <table:table-cell office:value-type="float" office:value="156010" calcext:value-type="float">
            <text:p>1560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2</text:p>
          </table:table-cell>
          <table:table-cell office:value-type="float" office:value="6.606897" calcext:value-type="float">
            <text:p>6.606897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" calcext:value-type="float">
            <text:p>0</text:p>
          </table:table-cell>
          <table:table-cell office:value-type="float" office:value="105989" calcext:value-type="float">
            <text:p>10598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3</text:p>
          </table:table-cell>
          <table:table-cell office:value-type="float" office:value="6.823956" calcext:value-type="float">
            <text:p>6.823956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" calcext:value-type="float">
            <text:p>0</text:p>
          </table:table-cell>
          <table:table-cell office:value-type="float" office:value="165488" calcext:value-type="float">
            <text:p>16548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4</text:p>
          </table:table-cell>
          <table:table-cell office:value-type="float" office:value="5.117849" calcext:value-type="float">
            <text:p>5.117849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" calcext:value-type="float">
            <text:p>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5</text:p>
          </table:table-cell>
          <table:table-cell office:value-type="float" office:value="6.948678" calcext:value-type="float">
            <text:p>6.948678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0" calcext:value-type="float">
            <text:p>0</text:p>
          </table:table-cell>
          <table:table-cell office:value-type="float" office:value="162812" calcext:value-type="float">
            <text:p>1628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6</text:p>
          </table:table-cell>
          <table:table-cell office:value-type="float" office:value="5.658607" calcext:value-type="float">
            <text:p>5.658607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" calcext:value-type="float">
            <text:p>0</text:p>
          </table:table-cell>
          <table:table-cell office:value-type="float" office:value="119207" calcext:value-type="float">
            <text:p>1192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7</text:p>
          </table:table-cell>
          <table:table-cell office:value-type="float" office:value="6.467726" calcext:value-type="float">
            <text:p>6.467726</text:p>
          </table:table-cell>
          <table:table-cell office:value-type="float" office:value="0.009263" calcext:value-type="float">
            <text:p>0.009263</text:p>
          </table:table-cell>
          <table:table-cell office:value-type="float" office:value="0" calcext:value-type="float">
            <text:p>0</text:p>
          </table:table-cell>
          <table:table-cell office:value-type="float" office:value="213177" calcext:value-type="float">
            <text:p>2131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8</text:p>
          </table:table-cell>
          <table:table-cell office:value-type="float" office:value="6.897751" calcext:value-type="float">
            <text:p>6.897751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" calcext:value-type="float">
            <text:p>0</text:p>
          </table:table-cell>
          <table:table-cell office:value-type="float" office:value="123601" calcext:value-type="float">
            <text:p>1236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39</text:p>
          </table:table-cell>
          <table:table-cell office:value-type="float" office:value="7.418004" calcext:value-type="float">
            <text:p>7.418004</text:p>
          </table:table-cell>
          <table:table-cell office:value-type="float" office:value="0.006063" calcext:value-type="float">
            <text:p>0.006063</text:p>
          </table:table-cell>
          <table:table-cell office:value-type="float" office:value="0" calcext:value-type="float">
            <text:p>0</text:p>
          </table:table-cell>
          <table:table-cell office:value-type="float" office:value="135043" calcext:value-type="float">
            <text:p>1350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0</text:p>
          </table:table-cell>
          <table:table-cell office:value-type="float" office:value="5.207032" calcext:value-type="float">
            <text:p>5.207032</text:p>
          </table:table-cell>
          <table:table-cell office:value-type="float" office:value="0.012943" calcext:value-type="float">
            <text:p>0.012943</text:p>
          </table:table-cell>
          <table:table-cell office:value-type="float" office:value="0" calcext:value-type="float">
            <text:p>0</text:p>
          </table:table-cell>
          <table:table-cell office:value-type="float" office:value="302767" calcext:value-type="float">
            <text:p>3027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1</text:p>
          </table:table-cell>
          <table:table-cell office:value-type="float" office:value="6.548059" calcext:value-type="float">
            <text:p>6.548059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" calcext:value-type="float">
            <text:p>0</text:p>
          </table:table-cell>
          <table:table-cell office:value-type="float" office:value="115799" calcext:value-type="float">
            <text:p>1157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2</text:p>
          </table:table-cell>
          <table:table-cell office:value-type="float" office:value="5.529625" calcext:value-type="float">
            <text:p>5.529625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0" calcext:value-type="float">
            <text:p>0</text:p>
          </table:table-cell>
          <table:table-cell office:value-type="float" office:value="110622" calcext:value-type="float">
            <text:p>1106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3</text:p>
          </table:table-cell>
          <table:table-cell office:value-type="float" office:value="3.78543" calcext:value-type="float">
            <text:p>3.78543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" calcext:value-type="float">
            <text:p>0</text:p>
          </table:table-cell>
          <table:table-cell office:value-type="float" office:value="61442" calcext:value-type="float">
            <text:p>614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4</text:p>
          </table:table-cell>
          <table:table-cell office:value-type="float" office:value="6.695463" calcext:value-type="float">
            <text:p>6.695463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" calcext:value-type="float">
            <text:p>0</text:p>
          </table:table-cell>
          <table:table-cell office:value-type="float" office:value="91906" calcext:value-type="float">
            <text:p>919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5</text:p>
          </table:table-cell>
          <table:table-cell office:value-type="float" office:value="6.025149" calcext:value-type="float">
            <text:p>6.025149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0" calcext:value-type="float">
            <text:p>0</text:p>
          </table:table-cell>
          <table:table-cell office:value-type="float" office:value="120612" calcext:value-type="float">
            <text:p>1206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6</text:p>
          </table:table-cell>
          <table:table-cell office:value-type="float" office:value="6.332324" calcext:value-type="float">
            <text:p>6.332324</text:p>
          </table:table-cell>
          <table:table-cell office:value-type="float" office:value="0.035907" calcext:value-type="float">
            <text:p>0.035907</text:p>
          </table:table-cell>
          <table:table-cell office:value-type="float" office:value="0" calcext:value-type="float">
            <text:p>0</text:p>
          </table:table-cell>
          <table:table-cell office:value-type="float" office:value="493399" calcext:value-type="float">
            <text:p>4933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7</text:p>
          </table:table-cell>
          <table:table-cell office:value-type="float" office:value="3.689095" calcext:value-type="float">
            <text:p>3.689095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0" calcext:value-type="float">
            <text:p>0</text:p>
          </table:table-cell>
          <table:table-cell office:value-type="float" office:value="105008" calcext:value-type="float">
            <text:p>105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8</text:p>
          </table:table-cell>
          <table:table-cell office:value-type="float" office:value="3.950258" calcext:value-type="float">
            <text:p>3.950258</text:p>
          </table:table-cell>
          <table:table-cell office:value-type="float" office:value="0.004383" calcext:value-type="float">
            <text:p>0.004383</text:p>
          </table:table-cell>
          <table:table-cell office:value-type="float" office:value="0" calcext:value-type="float">
            <text:p>0</text:p>
          </table:table-cell>
          <table:table-cell office:value-type="float" office:value="99404" calcext:value-type="float">
            <text:p>99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49</text:p>
          </table:table-cell>
          <table:table-cell office:value-type="float" office:value="11.587949" calcext:value-type="float">
            <text:p>11.58794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" calcext:value-type="float">
            <text:p>0</text:p>
          </table:table-cell>
          <table:table-cell office:value-type="float" office:value="1043006" calcext:value-type="float">
            <text:p>1043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0</text:p>
          </table:table-cell>
          <table:table-cell office:value-type="float" office:value="11.946512" calcext:value-type="float">
            <text:p>11.946512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" calcext:value-type="float">
            <text:p>0</text:p>
          </table:table-cell>
          <table:table-cell office:value-type="float" office:value="64312" calcext:value-type="float">
            <text:p>64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1</text:p>
          </table:table-cell>
          <table:table-cell office:value-type="float" office:value="5.02297" calcext:value-type="float">
            <text:p>5.02297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" calcext:value-type="float">
            <text:p>0</text:p>
          </table:table-cell>
          <table:table-cell office:value-type="float" office:value="158572" calcext:value-type="float">
            <text:p>158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2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" calcext:value-type="float">
            <text:p>0</text:p>
          </table:table-cell>
          <table:table-cell office:value-type="float" office:value="70337" calcext:value-type="float">
            <text:p>703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3</text:p>
          </table:table-cell>
          <table:table-cell office:value-type="float" office:value="0.024318" calcext:value-type="float">
            <text:p>0.024318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0" calcext:value-type="float">
            <text:p>0</text:p>
          </table:table-cell>
          <table:table-cell office:value-type="float" office:value="128329" calcext:value-type="float">
            <text:p>1283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4</text:p>
          </table:table-cell>
          <table:table-cell office:value-type="float" office:value="5.585262" calcext:value-type="float">
            <text:p>5.585262</text:p>
          </table:table-cell>
          <table:table-cell office:value-type="float" office:value="0.021136" calcext:value-type="float">
            <text:p>0.021136</text:p>
          </table:table-cell>
          <table:table-cell office:value-type="float" office:value="0" calcext:value-type="float">
            <text:p>0</text:p>
          </table:table-cell>
          <table:table-cell office:value-type="float" office:value="366062" calcext:value-type="float">
            <text:p>3660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5</text:p>
          </table:table-cell>
          <table:table-cell office:value-type="float" office:value="3.894883" calcext:value-type="float">
            <text:p>3.894883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0" calcext:value-type="float">
            <text:p>0</text:p>
          </table:table-cell>
          <table:table-cell office:value-type="float" office:value="214742" calcext:value-type="float">
            <text:p>214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6</text:p>
          </table:table-cell>
          <table:table-cell office:value-type="float" office:value="7.084501" calcext:value-type="float">
            <text:p>7.0845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87642" calcext:value-type="float">
            <text:p>876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7</text:p>
          </table:table-cell>
          <table:table-cell office:value-type="float" office:value="4.067353" calcext:value-type="float">
            <text:p>4.067353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" calcext:value-type="float">
            <text:p>0</text:p>
          </table:table-cell>
          <table:table-cell office:value-type="float" office:value="156767" calcext:value-type="float">
            <text:p>156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8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14607" calcext:value-type="float">
            <text:p>0.014607</text:p>
          </table:table-cell>
          <table:table-cell office:value-type="float" office:value="0" calcext:value-type="float">
            <text:p>0</text:p>
          </table:table-cell>
          <table:table-cell office:value-type="float" office:value="235959" calcext:value-type="float">
            <text:p>2359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7:59</text:p>
          </table:table-cell>
          <table:table-cell office:value-type="float" office:value="9.343603" calcext:value-type="float">
            <text:p>9.343603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" calcext:value-type="float">
            <text:p>0</text:p>
          </table:table-cell>
          <table:table-cell office:value-type="float" office:value="34145" calcext:value-type="float">
            <text:p>34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0</text:p>
          </table:table-cell>
          <table:table-cell office:value-type="float" office:value="5.254694" calcext:value-type="float">
            <text:p>5.254694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" calcext:value-type="float">
            <text:p>0</text:p>
          </table:table-cell>
          <table:table-cell office:value-type="float" office:value="184751" calcext:value-type="float">
            <text:p>184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1</text:p>
          </table:table-cell>
          <table:table-cell office:value-type="float" office:value="15.213831" calcext:value-type="float">
            <text:p>15.213831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" calcext:value-type="float">
            <text:p>0</text:p>
          </table:table-cell>
          <table:table-cell office:value-type="float" office:value="298517" calcext:value-type="float">
            <text:p>298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2</text:p>
          </table:table-cell>
          <table:table-cell office:value-type="float" office:value="50.059609" calcext:value-type="float">
            <text:p>50.059609</text:p>
          </table:table-cell>
          <table:table-cell office:value-type="float" office:value="0.024365" calcext:value-type="float">
            <text:p>0.024365</text:p>
          </table:table-cell>
          <table:table-cell office:value-type="float" office:value="0" calcext:value-type="float">
            <text:p>0</text:p>
          </table:table-cell>
          <table:table-cell office:value-type="float" office:value="56610" calcext:value-type="float">
            <text:p>56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4</text:p>
          </table:table-cell>
          <table:table-cell office:value-type="float" office:value="14.425787" calcext:value-type="float">
            <text:p>14.425787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" calcext:value-type="float">
            <text:p>0</text:p>
          </table:table-cell>
          <table:table-cell office:value-type="float" office:value="64116" calcext:value-type="float">
            <text:p>64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5</text:p>
          </table:table-cell>
          <table:table-cell office:value-type="float" office:value="6.72397" calcext:value-type="float">
            <text:p>6.72397</text:p>
          </table:table-cell>
          <table:table-cell office:value-type="float" office:value="0.021182" calcext:value-type="float">
            <text:p>0.021182</text:p>
          </table:table-cell>
          <table:table-cell office:value-type="float" office:value="0" calcext:value-type="float">
            <text:p>0</text:p>
          </table:table-cell>
          <table:table-cell office:value-type="float" office:value="564018" calcext:value-type="float">
            <text:p>564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6</text:p>
          </table:table-cell>
          <table:table-cell office:value-type="float" office:value="5.67558" calcext:value-type="float">
            <text:p>5.67558</text:p>
          </table:table-cell>
          <table:table-cell office:value-type="float" office:value="0.028439" calcext:value-type="float">
            <text:p>0.028439</text:p>
          </table:table-cell>
          <table:table-cell office:value-type="float" office:value="0" calcext:value-type="float">
            <text:p>0</text:p>
          </table:table-cell>
          <table:table-cell office:value-type="float" office:value="373217" calcext:value-type="float">
            <text:p>373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7</text:p>
          </table:table-cell>
          <table:table-cell office:value-type="float" office:value="2.44717" calcext:value-type="float">
            <text:p>2.44717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0" calcext:value-type="float">
            <text:p>0</text:p>
          </table:table-cell>
          <table:table-cell office:value-type="float" office:value="222206" calcext:value-type="float">
            <text:p>222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8</text:p>
          </table:table-cell>
          <table:table-cell office:value-type="float" office:value="3.546984" calcext:value-type="float">
            <text:p>3.546984</text:p>
          </table:table-cell>
          <table:table-cell office:value-type="float" office:value="0.006996" calcext:value-type="float">
            <text:p>0.006996</text:p>
          </table:table-cell>
          <table:table-cell office:value-type="float" office:value="0" calcext:value-type="float">
            <text:p>0</text:p>
          </table:table-cell>
          <table:table-cell office:value-type="float" office:value="83966" calcext:value-type="float">
            <text:p>839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09</text:p>
          </table:table-cell>
          <table:table-cell office:value-type="float" office:value="3.455646" calcext:value-type="float">
            <text:p>3.455646</text:p>
          </table:table-cell>
          <table:table-cell office:value-type="float" office:value="0.006128" calcext:value-type="float">
            <text:p>0.006128</text:p>
          </table:table-cell>
          <table:table-cell office:value-type="float" office:value="0" calcext:value-type="float">
            <text:p>0</text:p>
          </table:table-cell>
          <table:table-cell office:value-type="float" office:value="137816" calcext:value-type="float">
            <text:p>1378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0</text:p>
          </table:table-cell>
          <table:table-cell office:value-type="float" office:value="3.444543" calcext:value-type="float">
            <text:p>3.444543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" calcext:value-type="float">
            <text:p>0</text:p>
          </table:table-cell>
          <table:table-cell office:value-type="float" office:value="232806" calcext:value-type="float">
            <text:p>23280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1</text:p>
          </table:table-cell>
          <table:table-cell office:value-type="float" office:value="3.414281" calcext:value-type="float">
            <text:p>3.414281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0" calcext:value-type="float">
            <text:p>0</text:p>
          </table:table-cell>
          <table:table-cell office:value-type="float" office:value="152882" calcext:value-type="float">
            <text:p>15288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2</text:p>
          </table:table-cell>
          <table:table-cell office:value-type="float" office:value="3.494829" calcext:value-type="float">
            <text:p>3.494829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" calcext:value-type="float">
            <text:p>0</text:p>
          </table:table-cell>
          <table:table-cell office:value-type="float" office:value="145949" calcext:value-type="float">
            <text:p>14594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3</text:p>
          </table:table-cell>
          <table:table-cell office:value-type="float" office:value="3.274378" calcext:value-type="float">
            <text:p>3.274378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0" calcext:value-type="float">
            <text:p>0</text:p>
          </table:table-cell>
          <table:table-cell office:value-type="float" office:value="139783" calcext:value-type="float">
            <text:p>13978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4</text:p>
          </table:table-cell>
          <table:table-cell office:value-type="float" office:value="2.951858" calcext:value-type="float">
            <text:p>2.951858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0" calcext:value-type="float">
            <text:p>0</text:p>
          </table:table-cell>
          <table:table-cell office:value-type="float" office:value="194123" calcext:value-type="float">
            <text:p>19412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5</text:p>
          </table:table-cell>
          <table:table-cell office:value-type="float" office:value="2.593036" calcext:value-type="float">
            <text:p>2.593036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" calcext:value-type="float">
            <text:p>0</text:p>
          </table:table-cell>
          <table:table-cell office:value-type="float" office:value="137690" calcext:value-type="float">
            <text:p>1376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6</text:p>
          </table:table-cell>
          <table:table-cell office:value-type="float" office:value="1.807884" calcext:value-type="float">
            <text:p>1.807884</text:p>
          </table:table-cell>
          <table:table-cell office:value-type="float" office:value="0.005509" calcext:value-type="float">
            <text:p>0.005509</text:p>
          </table:table-cell>
          <table:table-cell office:value-type="float" office:value="0" calcext:value-type="float">
            <text:p>0</text:p>
          </table:table-cell>
          <table:table-cell office:value-type="float" office:value="128828" calcext:value-type="float">
            <text:p>1288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7</text:p>
          </table:table-cell>
          <table:table-cell office:value-type="float" office:value="1.586304" calcext:value-type="float">
            <text:p>1.586304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0" calcext:value-type="float">
            <text:p>0</text:p>
          </table:table-cell>
          <table:table-cell office:value-type="float" office:value="156109" calcext:value-type="float">
            <text:p>15610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8</text:p>
          </table:table-cell>
          <table:table-cell office:value-type="float" office:value="1.585871" calcext:value-type="float">
            <text:p>1.585871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" calcext:value-type="float">
            <text:p>0</text:p>
          </table:table-cell>
          <table:table-cell office:value-type="float" office:value="128543" calcext:value-type="float">
            <text:p>12854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19</text:p>
          </table:table-cell>
          <table:table-cell office:value-type="float" office:value="0.163628" calcext:value-type="float">
            <text:p>0.163628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" calcext:value-type="float">
            <text:p>0</text:p>
          </table:table-cell>
          <table:table-cell office:value-type="float" office:value="148140" calcext:value-type="float">
            <text:p>14814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0</text:p>
          </table:table-cell>
          <table:table-cell office:value-type="float" office:value="0.027115" calcext:value-type="float">
            <text:p>0.027115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" calcext:value-type="float">
            <text:p>0</text:p>
          </table:table-cell>
          <table:table-cell office:value-type="float" office:value="130217" calcext:value-type="float">
            <text:p>13021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1</text:p>
          </table:table-cell>
          <table:table-cell office:value-type="float" office:value="0.568844" calcext:value-type="float">
            <text:p>0.568844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" calcext:value-type="float">
            <text:p>0</text:p>
          </table:table-cell>
          <table:table-cell office:value-type="float" office:value="144464" calcext:value-type="float">
            <text:p>14446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2</text:p>
          </table:table-cell>
          <table:table-cell office:value-type="float" office:value="0.779156" calcext:value-type="float">
            <text:p>0.779156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" calcext:value-type="float">
            <text:p>0</text:p>
          </table:table-cell>
          <table:table-cell office:value-type="float" office:value="120135" calcext:value-type="float">
            <text:p>12013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3</text:p>
          </table:table-cell>
          <table:table-cell office:value-type="float" office:value="0.779909" calcext:value-type="float">
            <text:p>0.779909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" calcext:value-type="float">
            <text:p>0</text:p>
          </table:table-cell>
          <table:table-cell office:value-type="float" office:value="106701" calcext:value-type="float">
            <text:p>1067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4</text:p>
          </table:table-cell>
          <table:table-cell office:value-type="float" office:value="0.817562" calcext:value-type="float">
            <text:p>0.817562</text:p>
          </table:table-cell>
          <table:table-cell office:value-type="float" office:value="0.006533" calcext:value-type="float">
            <text:p>0.006533</text:p>
          </table:table-cell>
          <table:table-cell office:value-type="float" office:value="0" calcext:value-type="float">
            <text:p>0</text:p>
          </table:table-cell>
          <table:table-cell office:value-type="float" office:value="139994" calcext:value-type="float">
            <text:p>13999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5</text:p>
          </table:table-cell>
          <table:table-cell office:value-type="float" office:value="0.806436" calcext:value-type="float">
            <text:p>0.806436</text:p>
          </table:table-cell>
          <table:table-cell office:value-type="float" office:value="0.005781" calcext:value-type="float">
            <text:p>0.005781</text:p>
          </table:table-cell>
          <table:table-cell office:value-type="float" office:value="0" calcext:value-type="float">
            <text:p>0</text:p>
          </table:table-cell>
          <table:table-cell office:value-type="float" office:value="121474" calcext:value-type="float">
            <text:p>12147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6</text:p>
          </table:table-cell>
          <table:table-cell office:value-type="float" office:value="0.733327" calcext:value-type="float">
            <text:p>0.733327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0" calcext:value-type="float">
            <text:p>0</text:p>
          </table:table-cell>
          <table:table-cell office:value-type="float" office:value="137698" calcext:value-type="float">
            <text:p>13769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7</text:p>
          </table:table-cell>
          <table:table-cell office:value-type="float" office:value="1.11894" calcext:value-type="float">
            <text:p>1.11894</text:p>
          </table:table-cell>
          <table:table-cell office:value-type="float" office:value="0.004541" calcext:value-type="float">
            <text:p>0.004541</text:p>
          </table:table-cell>
          <table:table-cell office:value-type="float" office:value="0" calcext:value-type="float">
            <text:p>0</text:p>
          </table:table-cell>
          <table:table-cell office:value-type="float" office:value="96120" calcext:value-type="float">
            <text:p>9612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8</text:p>
          </table:table-cell>
          <table:table-cell office:value-type="float" office:value="1.133257" calcext:value-type="float">
            <text:p>1.133257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" calcext:value-type="float">
            <text:p>0</text:p>
          </table:table-cell>
          <table:table-cell office:value-type="float" office:value="146464" calcext:value-type="float">
            <text:p>14646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29</text:p>
          </table:table-cell>
          <table:table-cell office:value-type="float" office:value="1.059441" calcext:value-type="float">
            <text:p>1.059441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" calcext:value-type="float">
            <text:p>0</text:p>
          </table:table-cell>
          <table:table-cell office:value-type="float" office:value="97894" calcext:value-type="float">
            <text:p>978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0</text:p>
          </table:table-cell>
          <table:table-cell office:value-type="float" office:value="1.19847" calcext:value-type="float">
            <text:p>1.19847</text:p>
          </table:table-cell>
          <table:table-cell office:value-type="float" office:value="0.011584" calcext:value-type="float">
            <text:p>0.011584</text:p>
          </table:table-cell>
          <table:table-cell office:value-type="float" office:value="0" calcext:value-type="float">
            <text:p>0</text:p>
          </table:table-cell>
          <table:table-cell office:value-type="float" office:value="131902" calcext:value-type="float">
            <text:p>1319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1</text:p>
          </table:table-cell>
          <table:table-cell office:value-type="float" office:value="1.14466" calcext:value-type="float">
            <text:p>1.14466</text:p>
          </table:table-cell>
          <table:table-cell office:value-type="float" office:value="0.020219" calcext:value-type="float">
            <text:p>0.020219</text:p>
          </table:table-cell>
          <table:table-cell office:value-type="float" office:value="0" calcext:value-type="float">
            <text:p>0</text:p>
          </table:table-cell>
          <table:table-cell office:value-type="float" office:value="246075" calcext:value-type="float">
            <text:p>24607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2</text:p>
          </table:table-cell>
          <table:table-cell office:value-type="float" office:value="0.161838" calcext:value-type="float">
            <text:p>0.161838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0" calcext:value-type="float">
            <text:p>0</text:p>
          </table:table-cell>
          <table:table-cell office:value-type="float" office:value="163949" calcext:value-type="float">
            <text:p>1639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3</text:p>
          </table:table-cell>
          <table:table-cell office:value-type="float" office:value="0.134382" calcext:value-type="float">
            <text:p>0.134382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" calcext:value-type="float">
            <text:p>0</text:p>
          </table:table-cell>
          <table:table-cell office:value-type="float" office:value="162209" calcext:value-type="float">
            <text:p>16220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4</text:p>
          </table:table-cell>
          <table:table-cell office:value-type="float" office:value="0.32712" calcext:value-type="float">
            <text:p>0.32712</text:p>
          </table:table-cell>
          <table:table-cell office:value-type="float" office:value="0.021581" calcext:value-type="float">
            <text:p>0.021581</text:p>
          </table:table-cell>
          <table:table-cell office:value-type="float" office:value="0" calcext:value-type="float">
            <text:p>0</text:p>
          </table:table-cell>
          <table:table-cell office:value-type="float" office:value="171527" calcext:value-type="float">
            <text:p>17152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5</text:p>
          </table:table-cell>
          <table:table-cell office:value-type="float" office:value="0.082239" calcext:value-type="float">
            <text:p>0.08223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" calcext:value-type="float">
            <text:p>0</text:p>
          </table:table-cell>
          <table:table-cell office:value-type="float" office:value="147965" calcext:value-type="float">
            <text:p>14796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6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0.017224" calcext:value-type="float">
            <text:p>0.017224</text:p>
          </table:table-cell>
          <table:table-cell office:value-type="float" office:value="0" calcext:value-type="float">
            <text:p>0</text:p>
          </table:table-cell>
          <table:table-cell office:value-type="float" office:value="181732" calcext:value-type="float">
            <text:p>18173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7</text:p>
          </table:table-cell>
          <table:table-cell office:value-type="float" office:value="0.162213" calcext:value-type="float">
            <text:p>0.162213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0" calcext:value-type="float">
            <text:p>0</text:p>
          </table:table-cell>
          <table:table-cell office:value-type="float" office:value="168907" calcext:value-type="float">
            <text:p>16890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8</text:p>
          </table:table-cell>
          <table:table-cell office:value-type="float" office:value="0.143757" calcext:value-type="float">
            <text:p>0.143757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" calcext:value-type="float">
            <text:p>0</text:p>
          </table:table-cell>
          <table:table-cell office:value-type="float" office:value="135326" calcext:value-type="float">
            <text:p>13532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39</text:p>
          </table:table-cell>
          <table:table-cell office:value-type="float" office:value="0.088178" calcext:value-type="float">
            <text:p>0.088178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" calcext:value-type="float">
            <text:p>0</text:p>
          </table:table-cell>
          <table:table-cell office:value-type="float" office:value="173050" calcext:value-type="float">
            <text:p>17305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0</text:p>
          </table:table-cell>
          <table:table-cell office:value-type="float" office:value="0.12715" calcext:value-type="float">
            <text:p>0.12715</text:p>
          </table:table-cell>
          <table:table-cell office:value-type="float" office:value="0.015281" calcext:value-type="float">
            <text:p>0.015281</text:p>
          </table:table-cell>
          <table:table-cell office:value-type="float" office:value="0" calcext:value-type="float">
            <text:p>0</text:p>
          </table:table-cell>
          <table:table-cell office:value-type="float" office:value="157228" calcext:value-type="float">
            <text:p>15722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1</text:p>
          </table:table-cell>
          <table:table-cell office:value-type="float" office:value="0.106902" calcext:value-type="float">
            <text:p>0.106902</text:p>
          </table:table-cell>
          <table:table-cell office:value-type="float" office:value="0.012683" calcext:value-type="float">
            <text:p>0.012683</text:p>
          </table:table-cell>
          <table:table-cell office:value-type="float" office:value="0" calcext:value-type="float">
            <text:p>0</text:p>
          </table:table-cell>
          <table:table-cell office:value-type="float" office:value="145561" calcext:value-type="float">
            <text:p>14556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2</text:p>
          </table:table-cell>
          <table:table-cell office:value-type="float" office:value="0.125662" calcext:value-type="float">
            <text:p>0.125662</text:p>
          </table:table-cell>
          <table:table-cell office:value-type="float" office:value="0.011227" calcext:value-type="float">
            <text:p>0.011227</text:p>
          </table:table-cell>
          <table:table-cell office:value-type="float" office:value="0" calcext:value-type="float">
            <text:p>0</text:p>
          </table:table-cell>
          <table:table-cell office:value-type="float" office:value="163881" calcext:value-type="float">
            <text:p>16388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3</text:p>
          </table:table-cell>
          <table:table-cell office:value-type="float" office:value="0.177401" calcext:value-type="float">
            <text:p>0.177401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" calcext:value-type="float">
            <text:p>0</text:p>
          </table:table-cell>
          <table:table-cell office:value-type="float" office:value="137449" calcext:value-type="float">
            <text:p>13744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4</text:p>
          </table:table-cell>
          <table:table-cell office:value-type="float" office:value="0.067018" calcext:value-type="float">
            <text:p>0.067018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" calcext:value-type="float">
            <text:p>0</text:p>
          </table:table-cell>
          <table:table-cell office:value-type="float" office:value="164396" calcext:value-type="float">
            <text:p>16439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5</text:p>
          </table:table-cell>
          <table:table-cell office:value-type="float" office:value="0.147184" calcext:value-type="float">
            <text:p>0.147184</text:p>
          </table:table-cell>
          <table:table-cell office:value-type="float" office:value="0.014291" calcext:value-type="float">
            <text:p>0.014291</text:p>
          </table:table-cell>
          <table:table-cell office:value-type="float" office:value="0" calcext:value-type="float">
            <text:p>0</text:p>
          </table:table-cell>
          <table:table-cell office:value-type="float" office:value="178633" calcext:value-type="float">
            <text:p>17863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6</text:p>
          </table:table-cell>
          <table:table-cell office:value-type="float" office:value="0.824798" calcext:value-type="float">
            <text:p>0.8247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113608" calcext:value-type="float">
            <text:p>11360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7</text:p>
          </table:table-cell>
          <table:table-cell office:value-type="float" office:value="0.785238" calcext:value-type="float">
            <text:p>0.785238</text:p>
          </table:table-cell>
          <table:table-cell office:value-type="float" office:value="0.006658" calcext:value-type="float">
            <text:p>0.006658</text:p>
          </table:table-cell>
          <table:table-cell office:value-type="float" office:value="0" calcext:value-type="float">
            <text:p>0</text:p>
          </table:table-cell>
          <table:table-cell office:value-type="float" office:value="114621" calcext:value-type="float">
            <text:p>11462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8</text:p>
          </table:table-cell>
          <table:table-cell office:value-type="float" office:value="0.779341" calcext:value-type="float">
            <text:p>0.779341</text:p>
          </table:table-cell>
          <table:table-cell office:value-type="float" office:value="0.007033" calcext:value-type="float">
            <text:p>0.007033</text:p>
          </table:table-cell>
          <table:table-cell office:value-type="float" office:value="0" calcext:value-type="float">
            <text:p>0</text:p>
          </table:table-cell>
          <table:table-cell office:value-type="float" office:value="140154" calcext:value-type="float">
            <text:p>14015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49</text:p>
          </table:table-cell>
          <table:table-cell office:value-type="float" office:value="0.85869" calcext:value-type="float">
            <text:p>0.85869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" calcext:value-type="float">
            <text:p>0</text:p>
          </table:table-cell>
          <table:table-cell office:value-type="float" office:value="102591" calcext:value-type="float">
            <text:p>10259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0</text:p>
          </table:table-cell>
          <table:table-cell office:value-type="float" office:value="0.215219" calcext:value-type="float">
            <text:p>0.215219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0" calcext:value-type="float">
            <text:p>0</text:p>
          </table:table-cell>
          <table:table-cell office:value-type="float" office:value="154465" calcext:value-type="float">
            <text:p>15446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1</text:p>
          </table:table-cell>
          <table:table-cell office:value-type="float" office:value="0.117642" calcext:value-type="float">
            <text:p>0.117642</text:p>
          </table:table-cell>
          <table:table-cell office:value-type="float" office:value="0.008448" calcext:value-type="float">
            <text:p>0.008448</text:p>
          </table:table-cell>
          <table:table-cell office:value-type="float" office:value="0" calcext:value-type="float">
            <text:p>0</text:p>
          </table:table-cell>
          <table:table-cell office:value-type="float" office:value="140818" calcext:value-type="float">
            <text:p>140818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2</text:p>
          </table:table-cell>
          <table:table-cell office:value-type="float" office:value="0.252264" calcext:value-type="float">
            <text:p>0.252264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0" calcext:value-type="float">
            <text:p>0</text:p>
          </table:table-cell>
          <table:table-cell office:value-type="float" office:value="151085" calcext:value-type="float">
            <text:p>15108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3</text:p>
          </table:table-cell>
          <table:table-cell office:value-type="float" office:value="0.202584" calcext:value-type="float">
            <text:p>0.202584</text:p>
          </table:table-cell>
          <table:table-cell office:value-type="float" office:value="0.012249" calcext:value-type="float">
            <text:p>0.012249</text:p>
          </table:table-cell>
          <table:table-cell office:value-type="float" office:value="0" calcext:value-type="float">
            <text:p>0</text:p>
          </table:table-cell>
          <table:table-cell office:value-type="float" office:value="144083" calcext:value-type="float">
            <text:p>14408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4</text:p>
          </table:table-cell>
          <table:table-cell office:value-type="float" office:value="0.188972" calcext:value-type="float">
            <text:p>0.188972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" calcext:value-type="float">
            <text:p>0</text:p>
          </table:table-cell>
          <table:table-cell office:value-type="float" office:value="147847" calcext:value-type="float">
            <text:p>1478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5</text:p>
          </table:table-cell>
          <table:table-cell office:value-type="float" office:value="0.200884" calcext:value-type="float">
            <text:p>0.200884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" calcext:value-type="float">
            <text:p>0</text:p>
          </table:table-cell>
          <table:table-cell office:value-type="float" office:value="167817" calcext:value-type="float">
            <text:p>167817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6</text:p>
          </table:table-cell>
          <table:table-cell office:value-type="float" office:value="0.301225" calcext:value-type="float">
            <text:p>0.301225</text:p>
          </table:table-cell>
          <table:table-cell office:value-type="float" office:value="0.032757" calcext:value-type="float">
            <text:p>0.032757</text:p>
          </table:table-cell>
          <table:table-cell office:value-type="float" office:value="0" calcext:value-type="float">
            <text:p>0</text:p>
          </table:table-cell>
          <table:table-cell office:value-type="float" office:value="163916" calcext:value-type="float">
            <text:p>16391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7</text:p>
          </table:table-cell>
          <table:table-cell office:value-type="float" office:value="0.231792" calcext:value-type="float">
            <text:p>0.231792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" calcext:value-type="float">
            <text:p>0</text:p>
          </table:table-cell>
          <table:table-cell office:value-type="float" office:value="162077" calcext:value-type="float">
            <text:p>162077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8</text:p>
          </table:table-cell>
          <table:table-cell office:value-type="float" office:value="0.387426" calcext:value-type="float">
            <text:p>0.387426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" calcext:value-type="float">
            <text:p>0</text:p>
          </table:table-cell>
          <table:table-cell office:value-type="float" office:value="173863" calcext:value-type="float">
            <text:p>17386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8:59</text:p>
          </table:table-cell>
          <table:table-cell office:value-type="float" office:value="0.214928" calcext:value-type="float">
            <text:p>0.214928</text:p>
          </table:table-cell>
          <table:table-cell office:value-type="float" office:value="0.033772" calcext:value-type="float">
            <text:p>0.033772</text:p>
          </table:table-cell>
          <table:table-cell office:value-type="float" office:value="0" calcext:value-type="float">
            <text:p>0</text:p>
          </table:table-cell>
          <table:table-cell office:value-type="float" office:value="159248" calcext:value-type="float">
            <text:p>15924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0</text:p>
          </table:table-cell>
          <table:table-cell office:value-type="float" office:value="0.247631" calcext:value-type="float">
            <text:p>0.247631</text:p>
          </table:table-cell>
          <table:table-cell office:value-type="float" office:value="0.022734" calcext:value-type="float">
            <text:p>0.022734</text:p>
          </table:table-cell>
          <table:table-cell office:value-type="float" office:value="0" calcext:value-type="float">
            <text:p>0</text:p>
          </table:table-cell>
          <table:table-cell office:value-type="float" office:value="145958" calcext:value-type="float">
            <text:p>145958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1</text:p>
          </table:table-cell>
          <table:table-cell office:value-type="float" office:value="0.231917" calcext:value-type="float">
            <text:p>0.231917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" calcext:value-type="float">
            <text:p>0</text:p>
          </table:table-cell>
          <table:table-cell office:value-type="float" office:value="179069" calcext:value-type="float">
            <text:p>17906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2</text:p>
          </table:table-cell>
          <table:table-cell office:value-type="float" office:value="0.23161" calcext:value-type="float">
            <text:p>0.23161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" calcext:value-type="float">
            <text:p>0</text:p>
          </table:table-cell>
          <table:table-cell office:value-type="float" office:value="149613" calcext:value-type="float">
            <text:p>14961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3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032591" calcext:value-type="float">
            <text:p>0.032591</text:p>
          </table:table-cell>
          <table:table-cell office:value-type="float" office:value="0" calcext:value-type="float">
            <text:p>0</text:p>
          </table:table-cell>
          <table:table-cell office:value-type="float" office:value="161308" calcext:value-type="float">
            <text:p>16130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4</text:p>
          </table:table-cell>
          <table:table-cell office:value-type="float" office:value="0.209885" calcext:value-type="float">
            <text:p>0.209885</text:p>
          </table:table-cell>
          <table:table-cell office:value-type="float" office:value="0.030815" calcext:value-type="float">
            <text:p>0.030815</text:p>
          </table:table-cell>
          <table:table-cell office:value-type="float" office:value="0" calcext:value-type="float">
            <text:p>0</text:p>
          </table:table-cell>
          <table:table-cell office:value-type="float" office:value="161143" calcext:value-type="float">
            <text:p>16114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5</text:p>
          </table:table-cell>
          <table:table-cell office:value-type="float" office:value="0.299135" calcext:value-type="float">
            <text:p>0.299135</text:p>
          </table:table-cell>
          <table:table-cell office:value-type="float" office:value="0.027172" calcext:value-type="float">
            <text:p>0.027172</text:p>
          </table:table-cell>
          <table:table-cell office:value-type="float" office:value="0" calcext:value-type="float">
            <text:p>0</text:p>
          </table:table-cell>
          <table:table-cell office:value-type="float" office:value="160297" calcext:value-type="float">
            <text:p>16029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6</text:p>
          </table:table-cell>
          <table:table-cell office:value-type="float" office:value="0.325945" calcext:value-type="float">
            <text:p>0.325945</text:p>
          </table:table-cell>
          <table:table-cell office:value-type="float" office:value="0.044729" calcext:value-type="float">
            <text:p>0.044729</text:p>
          </table:table-cell>
          <table:table-cell office:value-type="float" office:value="0" calcext:value-type="float">
            <text:p>0</text:p>
          </table:table-cell>
          <table:table-cell office:value-type="float" office:value="156655" calcext:value-type="float">
            <text:p>15665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7</text:p>
          </table:table-cell>
          <table:table-cell office:value-type="float" office:value="0.264205" calcext:value-type="float">
            <text:p>0.264205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" calcext:value-type="float">
            <text:p>0</text:p>
          </table:table-cell>
          <table:table-cell office:value-type="float" office:value="158622" calcext:value-type="float">
            <text:p>15862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8</text:p>
          </table:table-cell>
          <table:table-cell office:value-type="float" office:value="0.384471" calcext:value-type="float">
            <text:p>0.384471</text:p>
          </table:table-cell>
          <table:table-cell office:value-type="float" office:value="0.031907" calcext:value-type="float">
            <text:p>0.031907</text:p>
          </table:table-cell>
          <table:table-cell office:value-type="float" office:value="0" calcext:value-type="float">
            <text:p>0</text:p>
          </table:table-cell>
          <table:table-cell office:value-type="float" office:value="155419" calcext:value-type="float">
            <text:p>15541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09</text:p>
          </table:table-cell>
          <table:table-cell office:value-type="float" office:value="0.828504" calcext:value-type="float">
            <text:p>0.828504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0" calcext:value-type="float">
            <text:p>0</text:p>
          </table:table-cell>
          <table:table-cell office:value-type="float" office:value="153388" calcext:value-type="float">
            <text:p>153388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0</text:p>
          </table:table-cell>
          <table:table-cell office:value-type="float" office:value="5.002292" calcext:value-type="float">
            <text:p>5.002292</text:p>
          </table:table-cell>
          <table:table-cell office:value-type="float" office:value="0.015601" calcext:value-type="float">
            <text:p>0.015601</text:p>
          </table:table-cell>
          <table:table-cell office:value-type="float" office:value="0" calcext:value-type="float">
            <text:p>0</text:p>
          </table:table-cell>
          <table:table-cell office:value-type="float" office:value="120677" calcext:value-type="float">
            <text:p>12067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1</text:p>
          </table:table-cell>
          <table:table-cell office:value-type="float" office:value="5.203758" calcext:value-type="float">
            <text:p>5.203758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" calcext:value-type="float">
            <text:p>0</text:p>
          </table:table-cell>
          <table:table-cell office:value-type="float" office:value="164281" calcext:value-type="float">
            <text:p>16428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2</text:p>
          </table:table-cell>
          <table:table-cell office:value-type="float" office:value="4.967495" calcext:value-type="float">
            <text:p>4.967495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" calcext:value-type="float">
            <text:p>0</text:p>
          </table:table-cell>
          <table:table-cell office:value-type="float" office:value="125226" calcext:value-type="float">
            <text:p>12522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3</text:p>
          </table:table-cell>
          <table:table-cell office:value-type="float" office:value="5.145874" calcext:value-type="float">
            <text:p>5.145874</text:p>
          </table:table-cell>
          <table:table-cell office:value-type="float" office:value="0.006453" calcext:value-type="float">
            <text:p>0.006453</text:p>
          </table:table-cell>
          <table:table-cell office:value-type="float" office:value="0" calcext:value-type="float">
            <text:p>0</text:p>
          </table:table-cell>
          <table:table-cell office:value-type="float" office:value="127908" calcext:value-type="float">
            <text:p>12790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4</text:p>
          </table:table-cell>
          <table:table-cell office:value-type="float" office:value="4.770581" calcext:value-type="float">
            <text:p>4.770581</text:p>
          </table:table-cell>
          <table:table-cell office:value-type="float" office:value="0.009578" calcext:value-type="float">
            <text:p>0.009578</text:p>
          </table:table-cell>
          <table:table-cell office:value-type="float" office:value="0" calcext:value-type="float">
            <text:p>0</text:p>
          </table:table-cell>
          <table:table-cell office:value-type="float" office:value="185287" calcext:value-type="float">
            <text:p>18528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5</text:p>
          </table:table-cell>
          <table:table-cell office:value-type="float" office:value="4.622723" calcext:value-type="float">
            <text:p>4.622723</text:p>
          </table:table-cell>
          <table:table-cell office:value-type="float" office:value="0.010354" calcext:value-type="float">
            <text:p>0.010354</text:p>
          </table:table-cell>
          <table:table-cell office:value-type="float" office:value="0" calcext:value-type="float">
            <text:p>0</text:p>
          </table:table-cell>
          <table:table-cell office:value-type="float" office:value="163348" calcext:value-type="float">
            <text:p>16334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6</text:p>
          </table:table-cell>
          <table:table-cell office:value-type="float" office:value="4.907056" calcext:value-type="float">
            <text:p>4.907056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0" calcext:value-type="float">
            <text:p>0</text:p>
          </table:table-cell>
          <table:table-cell office:value-type="float" office:value="144838" calcext:value-type="float">
            <text:p>1448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7</text:p>
          </table:table-cell>
          <table:table-cell office:value-type="float" office:value="4.953826" calcext:value-type="float">
            <text:p>4.953826</text:p>
          </table:table-cell>
          <table:table-cell office:value-type="float" office:value="0.005602" calcext:value-type="float">
            <text:p>0.005602</text:p>
          </table:table-cell>
          <table:table-cell office:value-type="float" office:value="0" calcext:value-type="float">
            <text:p>0</text:p>
          </table:table-cell>
          <table:table-cell office:value-type="float" office:value="116226" calcext:value-type="float">
            <text:p>11622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8</text:p>
          </table:table-cell>
          <table:table-cell office:value-type="float" office:value="4.535526" calcext:value-type="float">
            <text:p>4.535526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" calcext:value-type="float">
            <text:p>0</text:p>
          </table:table-cell>
          <table:table-cell office:value-type="float" office:value="141050" calcext:value-type="float">
            <text:p>14105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19</text:p>
          </table:table-cell>
          <table:table-cell office:value-type="float" office:value="4.727149" calcext:value-type="float">
            <text:p>4.727149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" calcext:value-type="float">
            <text:p>0</text:p>
          </table:table-cell>
          <table:table-cell office:value-type="float" office:value="146675" calcext:value-type="float">
            <text:p>1466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0</text:p>
          </table:table-cell>
          <table:table-cell office:value-type="float" office:value="3.647554" calcext:value-type="float">
            <text:p>3.647554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" calcext:value-type="float">
            <text:p>0</text:p>
          </table:table-cell>
          <table:table-cell office:value-type="float" office:value="139252" calcext:value-type="float">
            <text:p>13925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1</text:p>
          </table:table-cell>
          <table:table-cell office:value-type="float" office:value="4.088642" calcext:value-type="float">
            <text:p>4.0886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office:value-type="float" office:value="129421" calcext:value-type="float">
            <text:p>1294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2</text:p>
          </table:table-cell>
          <table:table-cell office:value-type="float" office:value="4.466335" calcext:value-type="float">
            <text:p>4.466335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" calcext:value-type="float">
            <text:p>0</text:p>
          </table:table-cell>
          <table:table-cell office:value-type="float" office:value="159936" calcext:value-type="float">
            <text:p>1599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3</text:p>
          </table:table-cell>
          <table:table-cell office:value-type="float" office:value="4.661413" calcext:value-type="float">
            <text:p>4.661413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0" calcext:value-type="float">
            <text:p>0</text:p>
          </table:table-cell>
          <table:table-cell office:value-type="float" office:value="118701" calcext:value-type="float">
            <text:p>11870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4</text:p>
          </table:table-cell>
          <table:table-cell office:value-type="float" office:value="4.308482" calcext:value-type="float">
            <text:p>4.308482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" calcext:value-type="float">
            <text:p>0</text:p>
          </table:table-cell>
          <table:table-cell office:value-type="float" office:value="115092" calcext:value-type="float">
            <text:p>1150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5</text:p>
          </table:table-cell>
          <table:table-cell office:value-type="float" office:value="5.49126" calcext:value-type="float">
            <text:p>5.49126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0" calcext:value-type="float">
            <text:p>0</text:p>
          </table:table-cell>
          <table:table-cell office:value-type="float" office:value="78077" calcext:value-type="float">
            <text:p>780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6</text:p>
          </table:table-cell>
          <table:table-cell office:value-type="float" office:value="4.489074" calcext:value-type="float">
            <text:p>4.489074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" calcext:value-type="float">
            <text:p>0</text:p>
          </table:table-cell>
          <table:table-cell office:value-type="float" office:value="192529" calcext:value-type="float">
            <text:p>19252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7</text:p>
          </table:table-cell>
          <table:table-cell office:value-type="float" office:value="4.312638" calcext:value-type="float">
            <text:p>4.312638</text:p>
          </table:table-cell>
          <table:table-cell office:value-type="float" office:value="0.005301" calcext:value-type="float">
            <text:p>0.005301</text:p>
          </table:table-cell>
          <table:table-cell office:value-type="float" office:value="0" calcext:value-type="float">
            <text:p>0</text:p>
          </table:table-cell>
          <table:table-cell office:value-type="float" office:value="102127" calcext:value-type="float">
            <text:p>1021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8</text:p>
          </table:table-cell>
          <table:table-cell office:value-type="float" office:value="3.872055" calcext:value-type="float">
            <text:p>3.872055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0" calcext:value-type="float">
            <text:p>0</text:p>
          </table:table-cell>
          <table:table-cell office:value-type="float" office:value="168505" calcext:value-type="float">
            <text:p>1685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29</text:p>
          </table:table-cell>
          <table:table-cell office:value-type="float" office:value="4.876911" calcext:value-type="float">
            <text:p>4.87691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" calcext:value-type="float">
            <text:p>0</text:p>
          </table:table-cell>
          <table:table-cell office:value-type="float" office:value="119551" calcext:value-type="float">
            <text:p>1195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0</text:p>
          </table:table-cell>
          <table:table-cell office:value-type="float" office:value="4.295512" calcext:value-type="float">
            <text:p>4.295512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76215" calcext:value-type="float">
            <text:p>1762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1</text:p>
          </table:table-cell>
          <table:table-cell office:value-type="float" office:value="3.973793" calcext:value-type="float">
            <text:p>3.973793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" calcext:value-type="float">
            <text:p>0</text:p>
          </table:table-cell>
          <table:table-cell office:value-type="float" office:value="175527" calcext:value-type="float">
            <text:p>1755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2</text:p>
          </table:table-cell>
          <table:table-cell office:value-type="float" office:value="4.310792" calcext:value-type="float">
            <text:p>4.310792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" calcext:value-type="float">
            <text:p>0</text:p>
          </table:table-cell>
          <table:table-cell office:value-type="float" office:value="236306" calcext:value-type="float">
            <text:p>2363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3</text:p>
          </table:table-cell>
          <table:table-cell office:value-type="float" office:value="3.763671" calcext:value-type="float">
            <text:p>3.763671</text:p>
          </table:table-cell>
          <table:table-cell office:value-type="float" office:value="0.007678" calcext:value-type="float">
            <text:p>0.007678</text:p>
          </table:table-cell>
          <table:table-cell office:value-type="float" office:value="0" calcext:value-type="float">
            <text:p>0</text:p>
          </table:table-cell>
          <table:table-cell office:value-type="float" office:value="180356" calcext:value-type="float">
            <text:p>18035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4</text:p>
          </table:table-cell>
          <table:table-cell office:value-type="float" office:value="5.612396" calcext:value-type="float">
            <text:p>5.612396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" calcext:value-type="float">
            <text:p>0</text:p>
          </table:table-cell>
          <table:table-cell office:value-type="float" office:value="125430" calcext:value-type="float">
            <text:p>1254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5</text:p>
          </table:table-cell>
          <table:table-cell office:value-type="float" office:value="4.641187" calcext:value-type="float">
            <text:p>4.641187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" calcext:value-type="float">
            <text:p>0</text:p>
          </table:table-cell>
          <table:table-cell office:value-type="float" office:value="72486" calcext:value-type="float">
            <text:p>7248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6</text:p>
          </table:table-cell>
          <table:table-cell office:value-type="float" office:value="4.211275" calcext:value-type="float">
            <text:p>4.211275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" calcext:value-type="float">
            <text:p>0</text:p>
          </table:table-cell>
          <table:table-cell office:value-type="float" office:value="121009" calcext:value-type="float">
            <text:p>12100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7</text:p>
          </table:table-cell>
          <table:table-cell office:value-type="float" office:value="3.892531" calcext:value-type="float">
            <text:p>3.892531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" calcext:value-type="float">
            <text:p>0</text:p>
          </table:table-cell>
          <table:table-cell office:value-type="float" office:value="98093" calcext:value-type="float">
            <text:p>9809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8</text:p>
          </table:table-cell>
          <table:table-cell office:value-type="float" office:value="3.342067" calcext:value-type="float">
            <text:p>3.342067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" calcext:value-type="float">
            <text:p>0</text:p>
          </table:table-cell>
          <table:table-cell office:value-type="float" office:value="86213" calcext:value-type="float">
            <text:p>862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39</text:p>
          </table:table-cell>
          <table:table-cell office:value-type="float" office:value="3.676139" calcext:value-type="float">
            <text:p>3.676139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" calcext:value-type="float">
            <text:p>0</text:p>
          </table:table-cell>
          <table:table-cell office:value-type="float" office:value="67932" calcext:value-type="float">
            <text:p>679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0</text:p>
          </table:table-cell>
          <table:table-cell office:value-type="float" office:value="3.802104" calcext:value-type="float">
            <text:p>3.802104</text:p>
          </table:table-cell>
          <table:table-cell office:value-type="float" office:value="0.006833" calcext:value-type="float">
            <text:p>0.006833</text:p>
          </table:table-cell>
          <table:table-cell office:value-type="float" office:value="0" calcext:value-type="float">
            <text:p>0</text:p>
          </table:table-cell>
          <table:table-cell office:value-type="float" office:value="152977" calcext:value-type="float">
            <text:p>15297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1</text:p>
          </table:table-cell>
          <table:table-cell office:value-type="float" office:value="3.48505" calcext:value-type="float">
            <text:p>3.48505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" calcext:value-type="float">
            <text:p>0</text:p>
          </table:table-cell>
          <table:table-cell office:value-type="float" office:value="135418" calcext:value-type="float">
            <text:p>1354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2</text:p>
          </table:table-cell>
          <table:table-cell office:value-type="float" office:value="2.822476" calcext:value-type="float">
            <text:p>2.82247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" calcext:value-type="float">
            <text:p>0</text:p>
          </table:table-cell>
          <table:table-cell office:value-type="float" office:value="154504" calcext:value-type="float">
            <text:p>15450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3</text:p>
          </table:table-cell>
          <table:table-cell office:value-type="float" office:value="3.364153" calcext:value-type="float">
            <text:p>3.364153</text:p>
          </table:table-cell>
          <table:table-cell office:value-type="float" office:value="0.008555" calcext:value-type="float">
            <text:p>0.008555</text:p>
          </table:table-cell>
          <table:table-cell office:value-type="float" office:value="0" calcext:value-type="float">
            <text:p>0</text:p>
          </table:table-cell>
          <table:table-cell office:value-type="float" office:value="186921" calcext:value-type="float">
            <text:p>18692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4</text:p>
          </table:table-cell>
          <table:table-cell office:value-type="float" office:value="3.455262" calcext:value-type="float">
            <text:p>3.455262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" calcext:value-type="float">
            <text:p>0</text:p>
          </table:table-cell>
          <table:table-cell office:value-type="float" office:value="131042" calcext:value-type="float">
            <text:p>1310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5</text:p>
          </table:table-cell>
          <table:table-cell office:value-type="float" office:value="3.898225" calcext:value-type="float">
            <text:p>3.898225</text:p>
          </table:table-cell>
          <table:table-cell office:value-type="float" office:value="0.006452" calcext:value-type="float">
            <text:p>0.006452</text:p>
          </table:table-cell>
          <table:table-cell office:value-type="float" office:value="0" calcext:value-type="float">
            <text:p>0</text:p>
          </table:table-cell>
          <table:table-cell office:value-type="float" office:value="143327" calcext:value-type="float">
            <text:p>14332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6</text:p>
          </table:table-cell>
          <table:table-cell office:value-type="float" office:value="2.052419" calcext:value-type="float">
            <text:p>2.052419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" calcext:value-type="float">
            <text:p>0</text:p>
          </table:table-cell>
          <table:table-cell office:value-type="float" office:value="95451" calcext:value-type="float">
            <text:p>954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7</text:p>
          </table:table-cell>
          <table:table-cell office:value-type="float" office:value="2.561075" calcext:value-type="float">
            <text:p>2.561075</text:p>
          </table:table-cell>
          <table:table-cell office:value-type="float" office:value="0.009523" calcext:value-type="float">
            <text:p>0.009523</text:p>
          </table:table-cell>
          <table:table-cell office:value-type="float" office:value="0" calcext:value-type="float">
            <text:p>0</text:p>
          </table:table-cell>
          <table:table-cell office:value-type="float" office:value="186212" calcext:value-type="float">
            <text:p>1862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8</text:p>
          </table:table-cell>
          <table:table-cell office:value-type="float" office:value="2.307026" calcext:value-type="float">
            <text:p>2.307026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office:value-type="float" office:value="97565" calcext:value-type="float">
            <text:p>9756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49</text:p>
          </table:table-cell>
          <table:table-cell office:value-type="float" office:value="2.457314" calcext:value-type="float">
            <text:p>2.457314</text:p>
          </table:table-cell>
          <table:table-cell office:value-type="float" office:value="0.005011" calcext:value-type="float">
            <text:p>0.005011</text:p>
          </table:table-cell>
          <table:table-cell office:value-type="float" office:value="0" calcext:value-type="float">
            <text:p>0</text:p>
          </table:table-cell>
          <table:table-cell office:value-type="float" office:value="127201" calcext:value-type="float">
            <text:p>1272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0</text:p>
          </table:table-cell>
          <table:table-cell office:value-type="float" office:value="2.670233" calcext:value-type="float">
            <text:p>2.670233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0" calcext:value-type="float">
            <text:p>0</text:p>
          </table:table-cell>
          <table:table-cell office:value-type="float" office:value="104137" calcext:value-type="float">
            <text:p>10413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1</text:p>
          </table:table-cell>
          <table:table-cell office:value-type="float" office:value="2.215871" calcext:value-type="float">
            <text:p>2.215871</text:p>
          </table:table-cell>
          <table:table-cell office:value-type="float" office:value="0.005428" calcext:value-type="float">
            <text:p>0.005428</text:p>
          </table:table-cell>
          <table:table-cell office:value-type="float" office:value="0" calcext:value-type="float">
            <text:p>0</text:p>
          </table:table-cell>
          <table:table-cell office:value-type="float" office:value="144381" calcext:value-type="float">
            <text:p>14438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2</text:p>
          </table:table-cell>
          <table:table-cell office:value-type="float" office:value="2.0437" calcext:value-type="float">
            <text:p>2.0437</text:p>
          </table:table-cell>
          <table:table-cell office:value-type="float" office:value="0.008574" calcext:value-type="float">
            <text:p>0.008574</text:p>
          </table:table-cell>
          <table:table-cell office:value-type="float" office:value="0" calcext:value-type="float">
            <text:p>0</text:p>
          </table:table-cell>
          <table:table-cell office:value-type="float" office:value="176020" calcext:value-type="float">
            <text:p>176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3</text:p>
          </table:table-cell>
          <table:table-cell office:value-type="float" office:value="1.658904" calcext:value-type="float">
            <text:p>1.658904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" calcext:value-type="float">
            <text:p>0</text:p>
          </table:table-cell>
          <table:table-cell office:value-type="float" office:value="113853" calcext:value-type="float">
            <text:p>11385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4</text:p>
          </table:table-cell>
          <table:table-cell office:value-type="float" office:value="2.159686" calcext:value-type="float">
            <text:p>2.159686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0" calcext:value-type="float">
            <text:p>0</text:p>
          </table:table-cell>
          <table:table-cell office:value-type="float" office:value="113605" calcext:value-type="float">
            <text:p>1136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5</text:p>
          </table:table-cell>
          <table:table-cell office:value-type="float" office:value="2.756284" calcext:value-type="float">
            <text:p>2.756284</text:p>
          </table:table-cell>
          <table:table-cell office:value-type="float" office:value="0.008995" calcext:value-type="float">
            <text:p>0.008995</text:p>
          </table:table-cell>
          <table:table-cell office:value-type="float" office:value="0" calcext:value-type="float">
            <text:p>0</text:p>
          </table:table-cell>
          <table:table-cell office:value-type="float" office:value="190502" calcext:value-type="float">
            <text:p>1905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6</text:p>
          </table:table-cell>
          <table:table-cell office:value-type="float" office:value="2.362365" calcext:value-type="float">
            <text:p>2.362365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" calcext:value-type="float">
            <text:p>0</text:p>
          </table:table-cell>
          <table:table-cell office:value-type="float" office:value="187721" calcext:value-type="float">
            <text:p>1877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7</text:p>
          </table:table-cell>
          <table:table-cell office:value-type="float" office:value="1.947714" calcext:value-type="float">
            <text:p>1.947714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" calcext:value-type="float">
            <text:p>0</text:p>
          </table:table-cell>
          <table:table-cell office:value-type="float" office:value="131187" calcext:value-type="float">
            <text:p>13118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8</text:p>
          </table:table-cell>
          <table:table-cell office:value-type="float" office:value="1.517778" calcext:value-type="float">
            <text:p>1.517778</text:p>
          </table:table-cell>
          <table:table-cell office:value-type="float" office:value="0.005459" calcext:value-type="float">
            <text:p>0.005459</text:p>
          </table:table-cell>
          <table:table-cell office:value-type="float" office:value="0" calcext:value-type="float">
            <text:p>0</text:p>
          </table:table-cell>
          <table:table-cell office:value-type="float" office:value="129790" calcext:value-type="float">
            <text:p>1297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49:59</text:p>
          </table:table-cell>
          <table:table-cell office:value-type="float" office:value="3.250751" calcext:value-type="float">
            <text:p>3.250751</text:p>
          </table:table-cell>
          <table:table-cell office:value-type="float" office:value="0.005439" calcext:value-type="float">
            <text:p>0.005439</text:p>
          </table:table-cell>
          <table:table-cell office:value-type="float" office:value="0" calcext:value-type="float">
            <text:p>0</text:p>
          </table:table-cell>
          <table:table-cell office:value-type="float" office:value="114766" calcext:value-type="float">
            <text:p>1147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0</text:p>
          </table:table-cell>
          <table:table-cell office:value-type="float" office:value="2.077776" calcext:value-type="float">
            <text:p>2.077776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" calcext:value-type="float">
            <text:p>0</text:p>
          </table:table-cell>
          <table:table-cell office:value-type="float" office:value="112716" calcext:value-type="float">
            <text:p>1127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1</text:p>
          </table:table-cell>
          <table:table-cell office:value-type="float" office:value="1.559493" calcext:value-type="float">
            <text:p>1.559493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0" calcext:value-type="float">
            <text:p>0</text:p>
          </table:table-cell>
          <table:table-cell office:value-type="float" office:value="134296" calcext:value-type="float">
            <text:p>13429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2</text:p>
          </table:table-cell>
          <table:table-cell office:value-type="float" office:value="2.172504" calcext:value-type="float">
            <text:p>2.172504</text:p>
          </table:table-cell>
          <table:table-cell office:value-type="float" office:value="0.010512" calcext:value-type="float">
            <text:p>0.010512</text:p>
          </table:table-cell>
          <table:table-cell office:value-type="float" office:value="0" calcext:value-type="float">
            <text:p>0</text:p>
          </table:table-cell>
          <table:table-cell office:value-type="float" office:value="179651" calcext:value-type="float">
            <text:p>17965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3</text:p>
          </table:table-cell>
          <table:table-cell office:value-type="float" office:value="2.617113" calcext:value-type="float">
            <text:p>2.617113</text:p>
          </table:table-cell>
          <table:table-cell office:value-type="float" office:value="0.009457" calcext:value-type="float">
            <text:p>0.009457</text:p>
          </table:table-cell>
          <table:table-cell office:value-type="float" office:value="0" calcext:value-type="float">
            <text:p>0</text:p>
          </table:table-cell>
          <table:table-cell office:value-type="float" office:value="93859" calcext:value-type="float">
            <text:p>9385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4</text:p>
          </table:table-cell>
          <table:table-cell office:value-type="float" office:value="2.509281" calcext:value-type="float">
            <text:p>2.509281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" calcext:value-type="float">
            <text:p>0</text:p>
          </table:table-cell>
          <table:table-cell office:value-type="float" office:value="144831" calcext:value-type="float">
            <text:p>14483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5</text:p>
          </table:table-cell>
          <table:table-cell office:value-type="float" office:value="2.665597" calcext:value-type="float">
            <text:p>2.665597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" calcext:value-type="float">
            <text:p>0</text:p>
          </table:table-cell>
          <table:table-cell office:value-type="float" office:value="112547" calcext:value-type="float">
            <text:p>1125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6</text:p>
          </table:table-cell>
          <table:table-cell office:value-type="float" office:value="2.594509" calcext:value-type="float">
            <text:p>2.59450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182406" calcext:value-type="float">
            <text:p>18240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7</text:p>
          </table:table-cell>
          <table:table-cell office:value-type="float" office:value="2.430833" calcext:value-type="float">
            <text:p>2.430833</text:p>
          </table:table-cell>
          <table:table-cell office:value-type="float" office:value="0.010096" calcext:value-type="float">
            <text:p>0.010096</text:p>
          </table:table-cell>
          <table:table-cell office:value-type="float" office:value="0" calcext:value-type="float">
            <text:p>0</text:p>
          </table:table-cell>
          <table:table-cell office:value-type="float" office:value="183307" calcext:value-type="float">
            <text:p>1833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8</text:p>
          </table:table-cell>
          <table:table-cell office:value-type="float" office:value="1.733543" calcext:value-type="float">
            <text:p>1.733543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0" calcext:value-type="float">
            <text:p>0</text:p>
          </table:table-cell>
          <table:table-cell office:value-type="float" office:value="139801" calcext:value-type="float">
            <text:p>13980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09</text:p>
          </table:table-cell>
          <table:table-cell office:value-type="float" office:value="3.810368" calcext:value-type="float">
            <text:p>3.810368</text:p>
          </table:table-cell>
          <table:table-cell office:value-type="float" office:value="0.006545" calcext:value-type="float">
            <text:p>0.006545</text:p>
          </table:table-cell>
          <table:table-cell office:value-type="float" office:value="0" calcext:value-type="float">
            <text:p>0</text:p>
          </table:table-cell>
          <table:table-cell office:value-type="float" office:value="117843" calcext:value-type="float">
            <text:p>11784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0</text:p>
          </table:table-cell>
          <table:table-cell office:value-type="float" office:value="7.38076" calcext:value-type="float">
            <text:p>7.38076</text:p>
          </table:table-cell>
          <table:table-cell office:value-type="float" office:value="0.008497" calcext:value-type="float">
            <text:p>0.008497</text:p>
          </table:table-cell>
          <table:table-cell office:value-type="float" office:value="0" calcext:value-type="float">
            <text:p>0</text:p>
          </table:table-cell>
          <table:table-cell office:value-type="float" office:value="135826" calcext:value-type="float">
            <text:p>13582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1</text:p>
          </table:table-cell>
          <table:table-cell office:value-type="float" office:value="6.658205" calcext:value-type="float">
            <text:p>6.658205</text:p>
          </table:table-cell>
          <table:table-cell office:value-type="float" office:value="0.006798" calcext:value-type="float">
            <text:p>0.006798</text:p>
          </table:table-cell>
          <table:table-cell office:value-type="float" office:value="0" calcext:value-type="float">
            <text:p>0</text:p>
          </table:table-cell>
          <table:table-cell office:value-type="float" office:value="126014" calcext:value-type="float">
            <text:p>1260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2</text:p>
          </table:table-cell>
          <table:table-cell office:value-type="float" office:value="5.637985" calcext:value-type="float">
            <text:p>5.637985</text:p>
          </table:table-cell>
          <table:table-cell office:value-type="float" office:value="0.006678" calcext:value-type="float">
            <text:p>0.006678</text:p>
          </table:table-cell>
          <table:table-cell office:value-type="float" office:value="0" calcext:value-type="float">
            <text:p>0</text:p>
          </table:table-cell>
          <table:table-cell office:value-type="float" office:value="112965" calcext:value-type="float">
            <text:p>11296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3</text:p>
          </table:table-cell>
          <table:table-cell office:value-type="float" office:value="6.055207" calcext:value-type="float">
            <text:p>6.055207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" calcext:value-type="float">
            <text:p>0</text:p>
          </table:table-cell>
          <table:table-cell office:value-type="float" office:value="154319" calcext:value-type="float">
            <text:p>15431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4</text:p>
          </table:table-cell>
          <table:table-cell office:value-type="float" office:value="6.741209" calcext:value-type="float">
            <text:p>6.741209</text:p>
          </table:table-cell>
          <table:table-cell office:value-type="float" office:value="0.006456" calcext:value-type="float">
            <text:p>0.006456</text:p>
          </table:table-cell>
          <table:table-cell office:value-type="float" office:value="0" calcext:value-type="float">
            <text:p>0</text:p>
          </table:table-cell>
          <table:table-cell office:value-type="float" office:value="133244" calcext:value-type="float">
            <text:p>13324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5</text:p>
          </table:table-cell>
          <table:table-cell office:value-type="float" office:value="8.227782" calcext:value-type="float">
            <text:p>8.227782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0" calcext:value-type="float">
            <text:p>0</text:p>
          </table:table-cell>
          <table:table-cell office:value-type="float" office:value="107179" calcext:value-type="float">
            <text:p>10717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6</text:p>
          </table:table-cell>
          <table:table-cell office:value-type="float" office:value="5.44609" calcext:value-type="float">
            <text:p>5.44609</text:p>
          </table:table-cell>
          <table:table-cell office:value-type="float" office:value="0.008002" calcext:value-type="float">
            <text:p>0.008002</text:p>
          </table:table-cell>
          <table:table-cell office:value-type="float" office:value="0" calcext:value-type="float">
            <text:p>0</text:p>
          </table:table-cell>
          <table:table-cell office:value-type="float" office:value="146649" calcext:value-type="float">
            <text:p>14664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7</text:p>
          </table:table-cell>
          <table:table-cell office:value-type="float" office:value="6.666724" calcext:value-type="float">
            <text:p>6.666724</text:p>
          </table:table-cell>
          <table:table-cell office:value-type="float" office:value="0.006072" calcext:value-type="float">
            <text:p>0.006072</text:p>
          </table:table-cell>
          <table:table-cell office:value-type="float" office:value="0" calcext:value-type="float">
            <text:p>0</text:p>
          </table:table-cell>
          <table:table-cell office:value-type="float" office:value="131861" calcext:value-type="float">
            <text:p>13186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8</text:p>
          </table:table-cell>
          <table:table-cell office:value-type="float" office:value="6.494696" calcext:value-type="float">
            <text:p>6.494696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" calcext:value-type="float">
            <text:p>0</text:p>
          </table:table-cell>
          <table:table-cell office:value-type="float" office:value="162949" calcext:value-type="float">
            <text:p>16294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19</text:p>
          </table:table-cell>
          <table:table-cell office:value-type="float" office:value="5.670228" calcext:value-type="float">
            <text:p>5.670228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" calcext:value-type="float">
            <text:p>0</text:p>
          </table:table-cell>
          <table:table-cell office:value-type="float" office:value="138370" calcext:value-type="float">
            <text:p>13837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0</text:p>
          </table:table-cell>
          <table:table-cell office:value-type="float" office:value="5.749762" calcext:value-type="float">
            <text:p>5.749762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" calcext:value-type="float">
            <text:p>0</text:p>
          </table:table-cell>
          <table:table-cell office:value-type="float" office:value="138459" calcext:value-type="float">
            <text:p>13845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1</text:p>
          </table:table-cell>
          <table:table-cell office:value-type="float" office:value="5.244819" calcext:value-type="float">
            <text:p>5.244819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" calcext:value-type="float">
            <text:p>0</text:p>
          </table:table-cell>
          <table:table-cell office:value-type="float" office:value="137527" calcext:value-type="float">
            <text:p>1375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2</text:p>
          </table:table-cell>
          <table:table-cell office:value-type="float" office:value="6.619156" calcext:value-type="float">
            <text:p>6.619156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0" calcext:value-type="float">
            <text:p>0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3</text:p>
          </table:table-cell>
          <table:table-cell office:value-type="float" office:value="5.128657" calcext:value-type="float">
            <text:p>5.128657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" calcext:value-type="float">
            <text:p>0</text:p>
          </table:table-cell>
          <table:table-cell office:value-type="float" office:value="150488" calcext:value-type="float">
            <text:p>1504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4</text:p>
          </table:table-cell>
          <table:table-cell office:value-type="float" office:value="5.985609" calcext:value-type="float">
            <text:p>5.985609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" calcext:value-type="float">
            <text:p>0</text:p>
          </table:table-cell>
          <table:table-cell office:value-type="float" office:value="143030" calcext:value-type="float">
            <text:p>1430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5</text:p>
          </table:table-cell>
          <table:table-cell office:value-type="float" office:value="5.651601" calcext:value-type="float">
            <text:p>5.651601</text:p>
          </table:table-cell>
          <table:table-cell office:value-type="float" office:value="0.007723" calcext:value-type="float">
            <text:p>0.007723</text:p>
          </table:table-cell>
          <table:table-cell office:value-type="float" office:value="0" calcext:value-type="float">
            <text:p>0</text:p>
          </table:table-cell>
          <table:table-cell office:value-type="float" office:value="118027" calcext:value-type="float">
            <text:p>118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6</text:p>
          </table:table-cell>
          <table:table-cell office:value-type="float" office:value="5.489625" calcext:value-type="float">
            <text:p>5.489625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" calcext:value-type="float">
            <text:p>0</text:p>
          </table:table-cell>
          <table:table-cell office:value-type="float" office:value="124355" calcext:value-type="float">
            <text:p>1243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7</text:p>
          </table:table-cell>
          <table:table-cell office:value-type="float" office:value="4.340653" calcext:value-type="float">
            <text:p>4.340653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" calcext:value-type="float">
            <text:p>0</text:p>
          </table:table-cell>
          <table:table-cell office:value-type="float" office:value="111704" calcext:value-type="float">
            <text:p>1117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8</text:p>
          </table:table-cell>
          <table:table-cell office:value-type="float" office:value="5.191503" calcext:value-type="float">
            <text:p>5.191503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" calcext:value-type="float">
            <text:p>0</text:p>
          </table:table-cell>
          <table:table-cell office:value-type="float" office:value="94479" calcext:value-type="float">
            <text:p>944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29</text:p>
          </table:table-cell>
          <table:table-cell office:value-type="float" office:value="3.812617" calcext:value-type="float">
            <text:p>3.812617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" calcext:value-type="float">
            <text:p>0</text:p>
          </table:table-cell>
          <table:table-cell office:value-type="float" office:value="85615" calcext:value-type="float">
            <text:p>856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0</text:p>
          </table:table-cell>
          <table:table-cell office:value-type="float" office:value="5.758373" calcext:value-type="float">
            <text:p>5.758373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" calcext:value-type="float">
            <text:p>0</text:p>
          </table:table-cell>
          <table:table-cell office:value-type="float" office:value="139603" calcext:value-type="float">
            <text:p>1396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1</text:p>
          </table:table-cell>
          <table:table-cell office:value-type="float" office:value="5.102025" calcext:value-type="float">
            <text:p>5.102025</text:p>
          </table:table-cell>
          <table:table-cell office:value-type="float" office:value="0.009533" calcext:value-type="float">
            <text:p>0.009533</text:p>
          </table:table-cell>
          <table:table-cell office:value-type="float" office:value="0" calcext:value-type="float">
            <text:p>0</text:p>
          </table:table-cell>
          <table:table-cell office:value-type="float" office:value="157152" calcext:value-type="float">
            <text:p>1571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2</text:p>
          </table:table-cell>
          <table:table-cell office:value-type="float" office:value="3.261926" calcext:value-type="float">
            <text:p>3.261926</text:p>
          </table:table-cell>
          <table:table-cell office:value-type="float" office:value="0.010276" calcext:value-type="float">
            <text:p>0.010276</text:p>
          </table:table-cell>
          <table:table-cell office:value-type="float" office:value="0" calcext:value-type="float">
            <text:p>0</text:p>
          </table:table-cell>
          <table:table-cell office:value-type="float" office:value="184552" calcext:value-type="float">
            <text:p>1845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3</text:p>
          </table:table-cell>
          <table:table-cell office:value-type="float" office:value="5.018551" calcext:value-type="float">
            <text:p>5.018551</text:p>
          </table:table-cell>
          <table:table-cell office:value-type="float" office:value="0.008531" calcext:value-type="float">
            <text:p>0.008531</text:p>
          </table:table-cell>
          <table:table-cell office:value-type="float" office:value="0" calcext:value-type="float">
            <text:p>0</text:p>
          </table:table-cell>
          <table:table-cell office:value-type="float" office:value="155316" calcext:value-type="float">
            <text:p>1553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4</text:p>
          </table:table-cell>
          <table:table-cell office:value-type="float" office:value="3.849145" calcext:value-type="float">
            <text:p>3.849145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" calcext:value-type="float">
            <text:p>0</text:p>
          </table:table-cell>
          <table:table-cell office:value-type="float" office:value="116961" calcext:value-type="float">
            <text:p>1169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5</text:p>
          </table:table-cell>
          <table:table-cell office:value-type="float" office:value="4.149291" calcext:value-type="float">
            <text:p>4.149291</text:p>
          </table:table-cell>
          <table:table-cell office:value-type="float" office:value="0.009616" calcext:value-type="float">
            <text:p>0.009616</text:p>
          </table:table-cell>
          <table:table-cell office:value-type="float" office:value="0" calcext:value-type="float">
            <text:p>0</text:p>
          </table:table-cell>
          <table:table-cell office:value-type="float" office:value="107602" calcext:value-type="float">
            <text:p>1076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6</text:p>
          </table:table-cell>
          <table:table-cell office:value-type="float" office:value="4.239486" calcext:value-type="float">
            <text:p>4.239486</text:p>
          </table:table-cell>
          <table:table-cell office:value-type="float" office:value="0.006857" calcext:value-type="float">
            <text:p>0.006857</text:p>
          </table:table-cell>
          <table:table-cell office:value-type="float" office:value="0" calcext:value-type="float">
            <text:p>0</text:p>
          </table:table-cell>
          <table:table-cell office:value-type="float" office:value="136038" calcext:value-type="float">
            <text:p>1360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7</text:p>
          </table:table-cell>
          <table:table-cell office:value-type="float" office:value="2.544439" calcext:value-type="float">
            <text:p>2.544439</text:p>
          </table:table-cell>
          <table:table-cell office:value-type="float" office:value="0.005469" calcext:value-type="float">
            <text:p>0.005469</text:p>
          </table:table-cell>
          <table:table-cell office:value-type="float" office:value="0" calcext:value-type="float">
            <text:p>0</text:p>
          </table:table-cell>
          <table:table-cell office:value-type="float" office:value="119806" calcext:value-type="float">
            <text:p>11980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8</text:p>
          </table:table-cell>
          <table:table-cell office:value-type="float" office:value="5.097898" calcext:value-type="float">
            <text:p>5.097898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" calcext:value-type="float">
            <text:p>0</text:p>
          </table:table-cell>
          <table:table-cell office:value-type="float" office:value="88808" calcext:value-type="float">
            <text:p>88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39</text:p>
          </table:table-cell>
          <table:table-cell office:value-type="float" office:value="3.294957" calcext:value-type="float">
            <text:p>3.294957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" calcext:value-type="float">
            <text:p>0</text:p>
          </table:table-cell>
          <table:table-cell office:value-type="float" office:value="107015" calcext:value-type="float">
            <text:p>107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0</text:p>
          </table:table-cell>
          <table:table-cell office:value-type="float" office:value="3.80636" calcext:value-type="float">
            <text:p>3.80636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" calcext:value-type="float">
            <text:p>0</text:p>
          </table:table-cell>
          <table:table-cell office:value-type="float" office:value="177223" calcext:value-type="float">
            <text:p>1772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1</text:p>
          </table:table-cell>
          <table:table-cell office:value-type="float" office:value="2.721777" calcext:value-type="float">
            <text:p>2.721777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" calcext:value-type="float">
            <text:p>0</text:p>
          </table:table-cell>
          <table:table-cell office:value-type="float" office:value="52040" calcext:value-type="float">
            <text:p>520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2</text:p>
          </table:table-cell>
          <table:table-cell office:value-type="float" office:value="3.056414" calcext:value-type="float">
            <text:p>3.056414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" calcext:value-type="float">
            <text:p>0</text:p>
          </table:table-cell>
          <table:table-cell office:value-type="float" office:value="186850" calcext:value-type="float">
            <text:p>1868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3</text:p>
          </table:table-cell>
          <table:table-cell office:value-type="float" office:value="1.227353" calcext:value-type="float">
            <text:p>1.227353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" calcext:value-type="float">
            <text:p>0</text:p>
          </table:table-cell>
          <table:table-cell office:value-type="float" office:value="126403" calcext:value-type="float">
            <text:p>126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4</text:p>
          </table:table-cell>
          <table:table-cell office:value-type="float" office:value="3.33445" calcext:value-type="float">
            <text:p>3.33445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" calcext:value-type="float">
            <text:p>0</text:p>
          </table:table-cell>
          <table:table-cell office:value-type="float" office:value="111182" calcext:value-type="float">
            <text:p>11118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5</text:p>
          </table:table-cell>
          <table:table-cell office:value-type="float" office:value="3.663297" calcext:value-type="float">
            <text:p>3.663297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" calcext:value-type="float">
            <text:p>0</text:p>
          </table:table-cell>
          <table:table-cell office:value-type="float" office:value="95882" calcext:value-type="float">
            <text:p>958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6</text:p>
          </table:table-cell>
          <table:table-cell office:value-type="float" office:value="2.293808" calcext:value-type="float">
            <text:p>2.293808</text:p>
          </table:table-cell>
          <table:table-cell office:value-type="float" office:value="0.005939" calcext:value-type="float">
            <text:p>0.005939</text:p>
          </table:table-cell>
          <table:table-cell office:value-type="float" office:value="0" calcext:value-type="float">
            <text:p>0</text:p>
          </table:table-cell>
          <table:table-cell office:value-type="float" office:value="123486" calcext:value-type="float">
            <text:p>1234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7</text:p>
          </table:table-cell>
          <table:table-cell office:value-type="float" office:value="3.092078" calcext:value-type="float">
            <text:p>3.092078</text:p>
          </table:table-cell>
          <table:table-cell office:value-type="float" office:value="0.006738" calcext:value-type="float">
            <text:p>0.006738</text:p>
          </table:table-cell>
          <table:table-cell office:value-type="float" office:value="0" calcext:value-type="float">
            <text:p>0</text:p>
          </table:table-cell>
          <table:table-cell office:value-type="float" office:value="158604" calcext:value-type="float">
            <text:p>1586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8</text:p>
          </table:table-cell>
          <table:table-cell office:value-type="float" office:value="3.100662" calcext:value-type="float">
            <text:p>3.100662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" calcext:value-type="float">
            <text:p>0</text:p>
          </table:table-cell>
          <table:table-cell office:value-type="float" office:value="77354" calcext:value-type="float">
            <text:p>7735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49</text:p>
          </table:table-cell>
          <table:table-cell office:value-type="float" office:value="2.243673" calcext:value-type="float">
            <text:p>2.243673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" calcext:value-type="float">
            <text:p>0</text:p>
          </table:table-cell>
          <table:table-cell office:value-type="float" office:value="167715" calcext:value-type="float">
            <text:p>1677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0</text:p>
          </table:table-cell>
          <table:table-cell office:value-type="float" office:value="2.861036" calcext:value-type="float">
            <text:p>2.861036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" calcext:value-type="float">
            <text:p>0</text:p>
          </table:table-cell>
          <table:table-cell office:value-type="float" office:value="124824" calcext:value-type="float">
            <text:p>1248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1</text:p>
          </table:table-cell>
          <table:table-cell office:value-type="float" office:value="2.828341" calcext:value-type="float">
            <text:p>2.828341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" calcext:value-type="float">
            <text:p>0</text:p>
          </table:table-cell>
          <table:table-cell office:value-type="float" office:value="128319" calcext:value-type="float">
            <text:p>1283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2</text:p>
          </table:table-cell>
          <table:table-cell office:value-type="float" office:value="2.830379" calcext:value-type="float">
            <text:p>2.830379</text:p>
          </table:table-cell>
          <table:table-cell office:value-type="float" office:value="0.013113" calcext:value-type="float">
            <text:p>0.013113</text:p>
          </table:table-cell>
          <table:table-cell office:value-type="float" office:value="0" calcext:value-type="float">
            <text:p>0</text:p>
          </table:table-cell>
          <table:table-cell office:value-type="float" office:value="107788" calcext:value-type="float">
            <text:p>10778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3</text:p>
          </table:table-cell>
          <table:table-cell office:value-type="float" office:value="2.422324" calcext:value-type="float">
            <text:p>2.422324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" calcext:value-type="float">
            <text:p>0</text:p>
          </table:table-cell>
          <table:table-cell office:value-type="float" office:value="89046" calcext:value-type="float">
            <text:p>8904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4</text:p>
          </table:table-cell>
          <table:table-cell office:value-type="float" office:value="2.088641" calcext:value-type="float">
            <text:p>2.088641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" calcext:value-type="float">
            <text:p>0</text:p>
          </table:table-cell>
          <table:table-cell office:value-type="float" office:value="117988" calcext:value-type="float">
            <text:p>1179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5</text:p>
          </table:table-cell>
          <table:table-cell office:value-type="float" office:value="2.193229" calcext:value-type="float">
            <text:p>2.193229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" calcext:value-type="float">
            <text:p>0</text:p>
          </table:table-cell>
          <table:table-cell office:value-type="float" office:value="154772" calcext:value-type="float">
            <text:p>15477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6</text:p>
          </table:table-cell>
          <table:table-cell office:value-type="float" office:value="1.83622" calcext:value-type="float">
            <text:p>1.83622</text:p>
          </table:table-cell>
          <table:table-cell office:value-type="float" office:value="0.008234" calcext:value-type="float">
            <text:p>0.008234</text:p>
          </table:table-cell>
          <table:table-cell office:value-type="float" office:value="0" calcext:value-type="float">
            <text:p>0</text:p>
          </table:table-cell>
          <table:table-cell office:value-type="float" office:value="136009" calcext:value-type="float">
            <text:p>13600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7</text:p>
          </table:table-cell>
          <table:table-cell office:value-type="float" office:value="1.611478" calcext:value-type="float">
            <text:p>1.611478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0" calcext:value-type="float">
            <text:p>0</text:p>
          </table:table-cell>
          <table:table-cell office:value-type="float" office:value="161370" calcext:value-type="float">
            <text:p>16137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8</text:p>
          </table:table-cell>
          <table:table-cell office:value-type="float" office:value="1.61816" calcext:value-type="float">
            <text:p>1.61816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" calcext:value-type="float">
            <text:p>0</text:p>
          </table:table-cell>
          <table:table-cell office:value-type="float" office:value="143831" calcext:value-type="float">
            <text:p>1438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0:59</text:p>
          </table:table-cell>
          <table:table-cell office:value-type="float" office:value="1.39461" calcext:value-type="float">
            <text:p>1.39461</text:p>
          </table:table-cell>
          <table:table-cell office:value-type="float" office:value="0.005389" calcext:value-type="float">
            <text:p>0.005389</text:p>
          </table:table-cell>
          <table:table-cell office:value-type="float" office:value="0" calcext:value-type="float">
            <text:p>0</text:p>
          </table:table-cell>
          <table:table-cell office:value-type="float" office:value="125049" calcext:value-type="float">
            <text:p>12504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0</text:p>
          </table:table-cell>
          <table:table-cell office:value-type="float" office:value="1.120032" calcext:value-type="float">
            <text:p>1.120032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" calcext:value-type="float">
            <text:p>0</text:p>
          </table:table-cell>
          <table:table-cell office:value-type="float" office:value="142873" calcext:value-type="float">
            <text:p>14287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1</text:p>
          </table:table-cell>
          <table:table-cell office:value-type="float" office:value="1.125145" calcext:value-type="float">
            <text:p>1.125145</text:p>
          </table:table-cell>
          <table:table-cell office:value-type="float" office:value="0.008127" calcext:value-type="float">
            <text:p>0.008127</text:p>
          </table:table-cell>
          <table:table-cell office:value-type="float" office:value="0" calcext:value-type="float">
            <text:p>0</text:p>
          </table:table-cell>
          <table:table-cell office:value-type="float" office:value="165421" calcext:value-type="float">
            <text:p>1654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2</text:p>
          </table:table-cell>
          <table:table-cell office:value-type="float" office:value="1.076883" calcext:value-type="float">
            <text:p>1.076883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" calcext:value-type="float">
            <text:p>0</text:p>
          </table:table-cell>
          <table:table-cell office:value-type="float" office:value="203766" calcext:value-type="float">
            <text:p>2037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3</text:p>
          </table:table-cell>
          <table:table-cell office:value-type="float" office:value="1.573757" calcext:value-type="float">
            <text:p>1.573757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" calcext:value-type="float">
            <text:p>0</text:p>
          </table:table-cell>
          <table:table-cell office:value-type="float" office:value="98702" calcext:value-type="float">
            <text:p>987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4</text:p>
          </table:table-cell>
          <table:table-cell office:value-type="float" office:value="1.561113" calcext:value-type="float">
            <text:p>1.561113</text:p>
          </table:table-cell>
          <table:table-cell office:value-type="float" office:value="0.005762" calcext:value-type="float">
            <text:p>0.005762</text:p>
          </table:table-cell>
          <table:table-cell office:value-type="float" office:value="0" calcext:value-type="float">
            <text:p>0</text:p>
          </table:table-cell>
          <table:table-cell office:value-type="float" office:value="124444" calcext:value-type="float">
            <text:p>12444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5</text:p>
          </table:table-cell>
          <table:table-cell office:value-type="float" office:value="1.14081" calcext:value-type="float">
            <text:p>1.14081</text:p>
          </table:table-cell>
          <table:table-cell office:value-type="float" office:value="0.007892" calcext:value-type="float">
            <text:p>0.007892</text:p>
          </table:table-cell>
          <table:table-cell office:value-type="float" office:value="0" calcext:value-type="float">
            <text:p>0</text:p>
          </table:table-cell>
          <table:table-cell office:value-type="float" office:value="153773" calcext:value-type="float">
            <text:p>15377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6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" calcext:value-type="float">
            <text:p>0</text:p>
          </table:table-cell>
          <table:table-cell office:value-type="float" office:value="177112" calcext:value-type="float">
            <text:p>1771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7</text:p>
          </table:table-cell>
          <table:table-cell office:value-type="float" office:value="0.530011" calcext:value-type="float">
            <text:p>0.530011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" calcext:value-type="float">
            <text:p>0</text:p>
          </table:table-cell>
          <table:table-cell office:value-type="float" office:value="193650" calcext:value-type="float">
            <text:p>1936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8</text:p>
          </table:table-cell>
          <table:table-cell office:value-type="float" office:value="0.528994" calcext:value-type="float">
            <text:p>0.528994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" calcext:value-type="float">
            <text:p>0</text:p>
          </table:table-cell>
          <table:table-cell office:value-type="float" office:value="133737" calcext:value-type="float">
            <text:p>1337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09</text:p>
          </table:table-cell>
          <table:table-cell office:value-type="float" office:value="0.330972" calcext:value-type="float">
            <text:p>0.330972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0" calcext:value-type="float">
            <text:p>0</text:p>
          </table:table-cell>
          <table:table-cell office:value-type="float" office:value="210724" calcext:value-type="float">
            <text:p>21072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0</text:p>
          </table:table-cell>
          <table:table-cell office:value-type="float" office:value="0.242179" calcext:value-type="float">
            <text:p>0.242179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" calcext:value-type="float">
            <text:p>0</text:p>
          </table:table-cell>
          <table:table-cell office:value-type="float" office:value="124631" calcext:value-type="float">
            <text:p>1246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1</text:p>
          </table:table-cell>
          <table:table-cell office:value-type="float" office:value="0.193131" calcext:value-type="float">
            <text:p>0.19313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0" calcext:value-type="float">
            <text:p>0</text:p>
          </table:table-cell>
          <table:table-cell office:value-type="float" office:value="201417" calcext:value-type="float">
            <text:p>2014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2</text:p>
          </table:table-cell>
          <table:table-cell office:value-type="float" office:value="0.65137" calcext:value-type="float">
            <text:p>0.65137</text:p>
          </table:table-cell>
          <table:table-cell office:value-type="float" office:value="0.015752" calcext:value-type="float">
            <text:p>0.015752</text:p>
          </table:table-cell>
          <table:table-cell office:value-type="float" office:value="0" calcext:value-type="float">
            <text:p>0</text:p>
          </table:table-cell>
          <table:table-cell office:value-type="float" office:value="139513" calcext:value-type="float">
            <text:p>13951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3</text:p>
          </table:table-cell>
          <table:table-cell office:value-type="float" office:value="0.858758" calcext:value-type="float">
            <text:p>0.858758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" calcext:value-type="float">
            <text:p>0</text:p>
          </table:table-cell>
          <table:table-cell office:value-type="float" office:value="94696" calcext:value-type="float">
            <text:p>9469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4</text:p>
          </table:table-cell>
          <table:table-cell office:value-type="float" office:value="1.500875" calcext:value-type="float">
            <text:p>1.500875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" calcext:value-type="float">
            <text:p>0</text:p>
          </table:table-cell>
          <table:table-cell office:value-type="float" office:value="89694" calcext:value-type="float">
            <text:p>8969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5</text:p>
          </table:table-cell>
          <table:table-cell office:value-type="float" office:value="1.879661" calcext:value-type="float">
            <text:p>1.879661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" calcext:value-type="float">
            <text:p>0</text:p>
          </table:table-cell>
          <table:table-cell office:value-type="float" office:value="142544" calcext:value-type="float">
            <text:p>14254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6</text:p>
          </table:table-cell>
          <table:table-cell office:value-type="float" office:value="1.983899" calcext:value-type="float">
            <text:p>1.983899</text:p>
          </table:table-cell>
          <table:table-cell office:value-type="float" office:value="0.026967" calcext:value-type="float">
            <text:p>0.026967</text:p>
          </table:table-cell>
          <table:table-cell office:value-type="float" office:value="0" calcext:value-type="float">
            <text:p>0</text:p>
          </table:table-cell>
          <table:table-cell office:value-type="float" office:value="180669" calcext:value-type="float">
            <text:p>18066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7</text:p>
          </table:table-cell>
          <table:table-cell office:value-type="float" office:value="1.093882" calcext:value-type="float">
            <text:p>1.093882</text:p>
          </table:table-cell>
          <table:table-cell office:value-type="float" office:value="0.017405" calcext:value-type="float">
            <text:p>0.017405</text:p>
          </table:table-cell>
          <table:table-cell office:value-type="float" office:value="0" calcext:value-type="float">
            <text:p>0</text:p>
          </table:table-cell>
          <table:table-cell office:value-type="float" office:value="142572" calcext:value-type="float">
            <text:p>14257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8</text:p>
          </table:table-cell>
          <table:table-cell office:value-type="float" office:value="0.774781" calcext:value-type="float">
            <text:p>0.774781</text:p>
          </table:table-cell>
          <table:table-cell office:value-type="float" office:value="0.020506" calcext:value-type="float">
            <text:p>0.020506</text:p>
          </table:table-cell>
          <table:table-cell office:value-type="float" office:value="0" calcext:value-type="float">
            <text:p>0</text:p>
          </table:table-cell>
          <table:table-cell office:value-type="float" office:value="144020" calcext:value-type="float">
            <text:p>14402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19</text:p>
          </table:table-cell>
          <table:table-cell office:value-type="float" office:value="2.067723" calcext:value-type="float">
            <text:p>2.067723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" calcext:value-type="float">
            <text:p>0</text:p>
          </table:table-cell>
          <table:table-cell office:value-type="float" office:value="156256" calcext:value-type="float">
            <text:p>15625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0</text:p>
          </table:table-cell>
          <table:table-cell office:value-type="float" office:value="5.734363" calcext:value-type="float">
            <text:p>5.734363</text:p>
          </table:table-cell>
          <table:table-cell office:value-type="float" office:value="0.046851" calcext:value-type="float">
            <text:p>0.046851</text:p>
          </table:table-cell>
          <table:table-cell office:value-type="float" office:value="0" calcext:value-type="float">
            <text:p>0</text:p>
          </table:table-cell>
          <table:table-cell office:value-type="float" office:value="108768" calcext:value-type="float">
            <text:p>10876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1</text:p>
          </table:table-cell>
          <table:table-cell office:value-type="float" office:value="5.754886" calcext:value-type="float">
            <text:p>5.754886</text:p>
          </table:table-cell>
          <table:table-cell office:value-type="float" office:value="0.019428" calcext:value-type="float">
            <text:p>0.019428</text:p>
          </table:table-cell>
          <table:table-cell office:value-type="float" office:value="0" calcext:value-type="float">
            <text:p>0</text:p>
          </table:table-cell>
          <table:table-cell office:value-type="float" office:value="164216" calcext:value-type="float">
            <text:p>16421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2</text:p>
          </table:table-cell>
          <table:table-cell office:value-type="float" office:value="4.774169" calcext:value-type="float">
            <text:p>4.774169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" calcext:value-type="float">
            <text:p>0</text:p>
          </table:table-cell>
          <table:table-cell office:value-type="float" office:value="145280" calcext:value-type="float">
            <text:p>14528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3</text:p>
          </table:table-cell>
          <table:table-cell office:value-type="float" office:value="4.403128" calcext:value-type="float">
            <text:p>4.403128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0" calcext:value-type="float">
            <text:p>0</text:p>
          </table:table-cell>
          <table:table-cell office:value-type="float" office:value="136997" calcext:value-type="float">
            <text:p>13699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4</text:p>
          </table:table-cell>
          <table:table-cell office:value-type="float" office:value="4.453975" calcext:value-type="float">
            <text:p>4.453975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0" calcext:value-type="float">
            <text:p>0</text:p>
          </table:table-cell>
          <table:table-cell office:value-type="float" office:value="113629" calcext:value-type="float">
            <text:p>1136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5</text:p>
          </table:table-cell>
          <table:table-cell office:value-type="float" office:value="4.354153" calcext:value-type="float">
            <text:p>4.354153</text:p>
          </table:table-cell>
          <table:table-cell office:value-type="float" office:value="0.007393" calcext:value-type="float">
            <text:p>0.007393</text:p>
          </table:table-cell>
          <table:table-cell office:value-type="float" office:value="0" calcext:value-type="float">
            <text:p>0</text:p>
          </table:table-cell>
          <table:table-cell office:value-type="float" office:value="132587" calcext:value-type="float">
            <text:p>13258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6</text:p>
          </table:table-cell>
          <table:table-cell office:value-type="float" office:value="4.30077" calcext:value-type="float">
            <text:p>4.30077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" calcext:value-type="float">
            <text:p>0</text:p>
          </table:table-cell>
          <table:table-cell office:value-type="float" office:value="125936" calcext:value-type="float">
            <text:p>12593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7</text:p>
          </table:table-cell>
          <table:table-cell office:value-type="float" office:value="4.204832" calcext:value-type="float">
            <text:p>4.204832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" calcext:value-type="float">
            <text:p>0</text:p>
          </table:table-cell>
          <table:table-cell office:value-type="float" office:value="165524" calcext:value-type="float">
            <text:p>16552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8</text:p>
          </table:table-cell>
          <table:table-cell office:value-type="float" office:value="5.11425" calcext:value-type="float">
            <text:p>5.11425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" calcext:value-type="float">
            <text:p>0</text:p>
          </table:table-cell>
          <table:table-cell office:value-type="float" office:value="91641" calcext:value-type="float">
            <text:p>9164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29</text:p>
          </table:table-cell>
          <table:table-cell office:value-type="float" office:value="4.081152" calcext:value-type="float">
            <text:p>4.081152</text:p>
          </table:table-cell>
          <table:table-cell office:value-type="float" office:value="0.006253" calcext:value-type="float">
            <text:p>0.006253</text:p>
          </table:table-cell>
          <table:table-cell office:value-type="float" office:value="0" calcext:value-type="float">
            <text:p>0</text:p>
          </table:table-cell>
          <table:table-cell office:value-type="float" office:value="121682" calcext:value-type="float">
            <text:p>12168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0</text:p>
          </table:table-cell>
          <table:table-cell office:value-type="float" office:value="5.405598" calcext:value-type="float">
            <text:p>5.405598</text:p>
          </table:table-cell>
          <table:table-cell office:value-type="float" office:value="0.011753" calcext:value-type="float">
            <text:p>0.011753</text:p>
          </table:table-cell>
          <table:table-cell office:value-type="float" office:value="0" calcext:value-type="float">
            <text:p>0</text:p>
          </table:table-cell>
          <table:table-cell office:value-type="float" office:value="262639" calcext:value-type="float">
            <text:p>26263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1</text:p>
          </table:table-cell>
          <table:table-cell office:value-type="float" office:value="3.620293" calcext:value-type="float">
            <text:p>3.620293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0" calcext:value-type="float">
            <text:p>0</text:p>
          </table:table-cell>
          <table:table-cell office:value-type="float" office:value="180317" calcext:value-type="float">
            <text:p>1803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2</text:p>
          </table:table-cell>
          <table:table-cell office:value-type="float" office:value="3.692864" calcext:value-type="float">
            <text:p>3.692864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" calcext:value-type="float">
            <text:p>0</text:p>
          </table:table-cell>
          <table:table-cell office:value-type="float" office:value="125172" calcext:value-type="float">
            <text:p>12517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3</text:p>
          </table:table-cell>
          <table:table-cell office:value-type="float" office:value="4.056251" calcext:value-type="float">
            <text:p>4.056251</text:p>
          </table:table-cell>
          <table:table-cell office:value-type="float" office:value="0.006133" calcext:value-type="float">
            <text:p>0.006133</text:p>
          </table:table-cell>
          <table:table-cell office:value-type="float" office:value="0" calcext:value-type="float">
            <text:p>0</text:p>
          </table:table-cell>
          <table:table-cell office:value-type="float" office:value="128265" calcext:value-type="float">
            <text:p>12826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4</text:p>
          </table:table-cell>
          <table:table-cell office:value-type="float" office:value="3.975058" calcext:value-type="float">
            <text:p>3.975058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" calcext:value-type="float">
            <text:p>0</text:p>
          </table:table-cell>
          <table:table-cell office:value-type="float" office:value="110432" calcext:value-type="float">
            <text:p>11043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5</text:p>
          </table:table-cell>
          <table:table-cell office:value-type="float" office:value="3.106695" calcext:value-type="float">
            <text:p>3.106695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" calcext:value-type="float">
            <text:p>0</text:p>
          </table:table-cell>
          <table:table-cell office:value-type="float" office:value="134741" calcext:value-type="float">
            <text:p>13474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6</text:p>
          </table:table-cell>
          <table:table-cell office:value-type="float" office:value="3.791031" calcext:value-type="float">
            <text:p>3.791031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" calcext:value-type="float">
            <text:p>0</text:p>
          </table:table-cell>
          <table:table-cell office:value-type="float" office:value="181561" calcext:value-type="float">
            <text:p>1815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7</text:p>
          </table:table-cell>
          <table:table-cell office:value-type="float" office:value="4.321027" calcext:value-type="float">
            <text:p>4.321027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" calcext:value-type="float">
            <text:p>0</text:p>
          </table:table-cell>
          <table:table-cell office:value-type="float" office:value="133589" calcext:value-type="float">
            <text:p>1335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8</text:p>
          </table:table-cell>
          <table:table-cell office:value-type="float" office:value="2.901521" calcext:value-type="float">
            <text:p>2.901521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" calcext:value-type="float">
            <text:p>0</text:p>
          </table:table-cell>
          <table:table-cell office:value-type="float" office:value="162553" calcext:value-type="float">
            <text:p>1625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39</text:p>
          </table:table-cell>
          <table:table-cell office:value-type="float" office:value="3.781712" calcext:value-type="float">
            <text:p>3.781712</text:p>
          </table:table-cell>
          <table:table-cell office:value-type="float" office:value="0.005095" calcext:value-type="float">
            <text:p>0.005095</text:p>
          </table:table-cell>
          <table:table-cell office:value-type="float" office:value="0" calcext:value-type="float">
            <text:p>0</text:p>
          </table:table-cell>
          <table:table-cell office:value-type="float" office:value="122974" calcext:value-type="float">
            <text:p>1229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0</text:p>
          </table:table-cell>
          <table:table-cell office:value-type="float" office:value="3.746293" calcext:value-type="float">
            <text:p>3.746293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" calcext:value-type="float">
            <text:p>0</text:p>
          </table:table-cell>
          <table:table-cell office:value-type="float" office:value="174371" calcext:value-type="float">
            <text:p>1743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1</text:p>
          </table:table-cell>
          <table:table-cell office:value-type="float" office:value="4.149789" calcext:value-type="float">
            <text:p>4.149789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" calcext:value-type="float">
            <text:p>0</text:p>
          </table:table-cell>
          <table:table-cell office:value-type="float" office:value="155302" calcext:value-type="float">
            <text:p>15530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2</text:p>
          </table:table-cell>
          <table:table-cell office:value-type="float" office:value="4.166553" calcext:value-type="float">
            <text:p>4.166553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" calcext:value-type="float">
            <text:p>0</text:p>
          </table:table-cell>
          <table:table-cell office:value-type="float" office:value="109085" calcext:value-type="float">
            <text:p>10908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3</text:p>
          </table:table-cell>
          <table:table-cell office:value-type="float" office:value="4.072518" calcext:value-type="float">
            <text:p>4.072518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0" calcext:value-type="float">
            <text:p>0</text:p>
          </table:table-cell>
          <table:table-cell office:value-type="float" office:value="124096" calcext:value-type="float">
            <text:p>1240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4</text:p>
          </table:table-cell>
          <table:table-cell office:value-type="float" office:value="4.569251" calcext:value-type="float">
            <text:p>4.569251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" calcext:value-type="float">
            <text:p>0</text:p>
          </table:table-cell>
          <table:table-cell office:value-type="float" office:value="107015" calcext:value-type="float">
            <text:p>1070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5</text:p>
          </table:table-cell>
          <table:table-cell office:value-type="float" office:value="3.63019" calcext:value-type="float">
            <text:p>3.63019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" calcext:value-type="float">
            <text:p>0</text:p>
          </table:table-cell>
          <table:table-cell office:value-type="float" office:value="172206" calcext:value-type="float">
            <text:p>1722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6</text:p>
          </table:table-cell>
          <table:table-cell office:value-type="float" office:value="4.055918" calcext:value-type="float">
            <text:p>4.055918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" calcext:value-type="float">
            <text:p>0</text:p>
          </table:table-cell>
          <table:table-cell office:value-type="float" office:value="116760" calcext:value-type="float">
            <text:p>11676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7</text:p>
          </table:table-cell>
          <table:table-cell office:value-type="float" office:value="2.895471" calcext:value-type="float">
            <text:p>2.895471</text:p>
          </table:table-cell>
          <table:table-cell office:value-type="float" office:value="0.007048" calcext:value-type="float">
            <text:p>0.007048</text:p>
          </table:table-cell>
          <table:table-cell office:value-type="float" office:value="0" calcext:value-type="float">
            <text:p>0</text:p>
          </table:table-cell>
          <table:table-cell office:value-type="float" office:value="144229" calcext:value-type="float">
            <text:p>1442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8</text:p>
          </table:table-cell>
          <table:table-cell office:value-type="float" office:value="3.654305" calcext:value-type="float">
            <text:p>3.654305</text:p>
          </table:table-cell>
          <table:table-cell office:value-type="float" office:value="0.008277" calcext:value-type="float">
            <text:p>0.008277</text:p>
          </table:table-cell>
          <table:table-cell office:value-type="float" office:value="0" calcext:value-type="float">
            <text:p>0</text:p>
          </table:table-cell>
          <table:table-cell office:value-type="float" office:value="195053" calcext:value-type="float">
            <text:p>1950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49</text:p>
          </table:table-cell>
          <table:table-cell office:value-type="float" office:value="3.449203" calcext:value-type="float">
            <text:p>3.449203</text:p>
          </table:table-cell>
          <table:table-cell office:value-type="float" office:value="0.006103" calcext:value-type="float">
            <text:p>0.006103</text:p>
          </table:table-cell>
          <table:table-cell office:value-type="float" office:value="0" calcext:value-type="float">
            <text:p>0</text:p>
          </table:table-cell>
          <table:table-cell office:value-type="float" office:value="136954" calcext:value-type="float">
            <text:p>13695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0</text:p>
          </table:table-cell>
          <table:table-cell office:value-type="float" office:value="3.421017" calcext:value-type="float">
            <text:p>3.421017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" calcext:value-type="float">
            <text:p>0</text:p>
          </table:table-cell>
          <table:table-cell office:value-type="float" office:value="114617" calcext:value-type="float">
            <text:p>1146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1</text:p>
          </table:table-cell>
          <table:table-cell office:value-type="float" office:value="3.518138" calcext:value-type="float">
            <text:p>3.518138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0" calcext:value-type="float">
            <text:p>0</text:p>
          </table:table-cell>
          <table:table-cell office:value-type="float" office:value="125783" calcext:value-type="float">
            <text:p>12578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2</text:p>
          </table:table-cell>
          <table:table-cell office:value-type="float" office:value="3.275196" calcext:value-type="float">
            <text:p>3.275196</text:p>
          </table:table-cell>
          <table:table-cell office:value-type="float" office:value="0.005557" calcext:value-type="float">
            <text:p>0.005557</text:p>
          </table:table-cell>
          <table:table-cell office:value-type="float" office:value="0" calcext:value-type="float">
            <text:p>0</text:p>
          </table:table-cell>
          <table:table-cell office:value-type="float" office:value="138814" calcext:value-type="float">
            <text:p>13881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3</text:p>
          </table:table-cell>
          <table:table-cell office:value-type="float" office:value="3.001024" calcext:value-type="float">
            <text:p>3.001024</text:p>
          </table:table-cell>
          <table:table-cell office:value-type="float" office:value="0.005714" calcext:value-type="float">
            <text:p>0.005714</text:p>
          </table:table-cell>
          <table:table-cell office:value-type="float" office:value="0" calcext:value-type="float">
            <text:p>0</text:p>
          </table:table-cell>
          <table:table-cell office:value-type="float" office:value="145495" calcext:value-type="float">
            <text:p>1454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4</text:p>
          </table:table-cell>
          <table:table-cell office:value-type="float" office:value="3.972541" calcext:value-type="float">
            <text:p>3.972541</text:p>
          </table:table-cell>
          <table:table-cell office:value-type="float" office:value="0.004845" calcext:value-type="float">
            <text:p>0.004845</text:p>
          </table:table-cell>
          <table:table-cell office:value-type="float" office:value="0" calcext:value-type="float">
            <text:p>0</text:p>
          </table:table-cell>
          <table:table-cell office:value-type="float" office:value="125205" calcext:value-type="float">
            <text:p>1252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5</text:p>
          </table:table-cell>
          <table:table-cell office:value-type="float" office:value="2.865087" calcext:value-type="float">
            <text:p>2.865087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0" calcext:value-type="float">
            <text:p>0</text:p>
          </table:table-cell>
          <table:table-cell office:value-type="float" office:value="192787" calcext:value-type="float">
            <text:p>1927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6</text:p>
          </table:table-cell>
          <table:table-cell office:value-type="float" office:value="3.070648" calcext:value-type="float">
            <text:p>3.070648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0" calcext:value-type="float">
            <text:p>0</text:p>
          </table:table-cell>
          <table:table-cell office:value-type="float" office:value="132684" calcext:value-type="float">
            <text:p>1326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7</text:p>
          </table:table-cell>
          <table:table-cell office:value-type="float" office:value="4.136788" calcext:value-type="float">
            <text:p>4.136788</text:p>
          </table:table-cell>
          <table:table-cell office:value-type="float" office:value="0.005844" calcext:value-type="float">
            <text:p>0.005844</text:p>
          </table:table-cell>
          <table:table-cell office:value-type="float" office:value="0" calcext:value-type="float">
            <text:p>0</text:p>
          </table:table-cell>
          <table:table-cell office:value-type="float" office:value="129537" calcext:value-type="float">
            <text:p>1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8</text:p>
          </table:table-cell>
          <table:table-cell office:value-type="float" office:value="3.171733" calcext:value-type="float">
            <text:p>3.171733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0" calcext:value-type="float">
            <text:p>0</text:p>
          </table:table-cell>
          <table:table-cell office:value-type="float" office:value="161752" calcext:value-type="float">
            <text:p>16175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1:59</text:p>
          </table:table-cell>
          <table:table-cell office:value-type="float" office:value="3.011862" calcext:value-type="float">
            <text:p>3.011862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" calcext:value-type="float">
            <text:p>0</text:p>
          </table:table-cell>
          <table:table-cell office:value-type="float" office:value="143215" calcext:value-type="float">
            <text:p>1432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0</text:p>
          </table:table-cell>
          <table:table-cell office:value-type="float" office:value="3.617105" calcext:value-type="float">
            <text:p>3.61710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" calcext:value-type="float">
            <text:p>0</text:p>
          </table:table-cell>
          <table:table-cell office:value-type="float" office:value="140911" calcext:value-type="float">
            <text:p>1409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1</text:p>
          </table:table-cell>
          <table:table-cell office:value-type="float" office:value="3.869365" calcext:value-type="float">
            <text:p>3.869365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" calcext:value-type="float">
            <text:p>0</text:p>
          </table:table-cell>
          <table:table-cell office:value-type="float" office:value="169317" calcext:value-type="float">
            <text:p>1693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2</text:p>
          </table:table-cell>
          <table:table-cell office:value-type="float" office:value="3.725823" calcext:value-type="float">
            <text:p>3.725823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" calcext:value-type="float">
            <text:p>0</text:p>
          </table:table-cell>
          <table:table-cell office:value-type="float" office:value="95043" calcext:value-type="float">
            <text:p>950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3</text:p>
          </table:table-cell>
          <table:table-cell office:value-type="float" office:value="2.523341" calcext:value-type="float">
            <text:p>2.523341</text:p>
          </table:table-cell>
          <table:table-cell office:value-type="float" office:value="0.005464" calcext:value-type="float">
            <text:p>0.005464</text:p>
          </table:table-cell>
          <table:table-cell office:value-type="float" office:value="0" calcext:value-type="float">
            <text:p>0</text:p>
          </table:table-cell>
          <table:table-cell office:value-type="float" office:value="128911" calcext:value-type="float">
            <text:p>1289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4</text:p>
          </table:table-cell>
          <table:table-cell office:value-type="float" office:value="3.668219" calcext:value-type="float">
            <text:p>3.668219</text:p>
          </table:table-cell>
          <table:table-cell office:value-type="float" office:value="0.006892" calcext:value-type="float">
            <text:p>0.006892</text:p>
          </table:table-cell>
          <table:table-cell office:value-type="float" office:value="0" calcext:value-type="float">
            <text:p>0</text:p>
          </table:table-cell>
          <table:table-cell office:value-type="float" office:value="132769" calcext:value-type="float">
            <text:p>1327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5</text:p>
          </table:table-cell>
          <table:table-cell office:value-type="float" office:value="2.835484" calcext:value-type="float">
            <text:p>2.835484</text:p>
          </table:table-cell>
          <table:table-cell office:value-type="float" office:value="0.010959" calcext:value-type="float">
            <text:p>0.010959</text:p>
          </table:table-cell>
          <table:table-cell office:value-type="float" office:value="0" calcext:value-type="float">
            <text:p>0</text:p>
          </table:table-cell>
          <table:table-cell office:value-type="float" office:value="247760" calcext:value-type="float">
            <text:p>2477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6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  <table:table-cell office:value-type="float" office:value="113031" calcext:value-type="float">
            <text:p>1130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7</text:p>
          </table:table-cell>
          <table:table-cell office:value-type="float" office:value="3.782747" calcext:value-type="float">
            <text:p>3.782747</text:p>
          </table:table-cell>
          <table:table-cell office:value-type="float" office:value="0.004727" calcext:value-type="float">
            <text:p>0.004727</text:p>
          </table:table-cell>
          <table:table-cell office:value-type="float" office:value="0" calcext:value-type="float">
            <text:p>0</text:p>
          </table:table-cell>
          <table:table-cell office:value-type="float" office:value="112637" calcext:value-type="float">
            <text:p>1126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8</text:p>
          </table:table-cell>
          <table:table-cell office:value-type="float" office:value="3.361017" calcext:value-type="float">
            <text:p>3.361017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" calcext:value-type="float">
            <text:p>0</text:p>
          </table:table-cell>
          <table:table-cell office:value-type="float" office:value="89867" calcext:value-type="float">
            <text:p>898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09</text:p>
          </table:table-cell>
          <table:table-cell office:value-type="float" office:value="3.729456" calcext:value-type="float">
            <text:p>3.729456</text:p>
          </table:table-cell>
          <table:table-cell office:value-type="float" office:value="0.006636" calcext:value-type="float">
            <text:p>0.006636</text:p>
          </table:table-cell>
          <table:table-cell office:value-type="float" office:value="0" calcext:value-type="float">
            <text:p>0</text:p>
          </table:table-cell>
          <table:table-cell office:value-type="float" office:value="112422" calcext:value-type="float">
            <text:p>1124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0</text:p>
          </table:table-cell>
          <table:table-cell office:value-type="float" office:value="3.533499" calcext:value-type="float">
            <text:p>3.533499</text:p>
          </table:table-cell>
          <table:table-cell office:value-type="float" office:value="0.008676" calcext:value-type="float">
            <text:p>0.008676</text:p>
          </table:table-cell>
          <table:table-cell office:value-type="float" office:value="0" calcext:value-type="float">
            <text:p>0</text:p>
          </table:table-cell>
          <table:table-cell office:value-type="float" office:value="200964" calcext:value-type="float">
            <text:p>2009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1</text:p>
          </table:table-cell>
          <table:table-cell office:value-type="float" office:value="2.729268" calcext:value-type="float">
            <text:p>2.729268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" calcext:value-type="float">
            <text:p>0</text:p>
          </table:table-cell>
          <table:table-cell office:value-type="float" office:value="151181" calcext:value-type="float">
            <text:p>15118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2</text:p>
          </table:table-cell>
          <table:table-cell office:value-type="float" office:value="3.6559" calcext:value-type="float">
            <text:p>3.6559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0" calcext:value-type="float">
            <text:p>0</text:p>
          </table:table-cell>
          <table:table-cell office:value-type="float" office:value="133372" calcext:value-type="float">
            <text:p>13337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3</text:p>
          </table:table-cell>
          <table:table-cell office:value-type="float" office:value="3.130604" calcext:value-type="float">
            <text:p>3.130604</text:p>
          </table:table-cell>
          <table:table-cell office:value-type="float" office:value="0.006555" calcext:value-type="float">
            <text:p>0.006555</text:p>
          </table:table-cell>
          <table:table-cell office:value-type="float" office:value="0" calcext:value-type="float">
            <text:p>0</text:p>
          </table:table-cell>
          <table:table-cell office:value-type="float" office:value="145467" calcext:value-type="float">
            <text:p>14546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4</text:p>
          </table:table-cell>
          <table:table-cell office:value-type="float" office:value="2.951628" calcext:value-type="float">
            <text:p>2.951628</text:p>
          </table:table-cell>
          <table:table-cell office:value-type="float" office:value="0.008458" calcext:value-type="float">
            <text:p>0.008458</text:p>
          </table:table-cell>
          <table:table-cell office:value-type="float" office:value="0" calcext:value-type="float">
            <text:p>0</text:p>
          </table:table-cell>
          <table:table-cell office:value-type="float" office:value="185599" calcext:value-type="float">
            <text:p>1855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5</text:p>
          </table:table-cell>
          <table:table-cell office:value-type="float" office:value="2.468382" calcext:value-type="float">
            <text:p>2.468382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" calcext:value-type="float">
            <text:p>0</text:p>
          </table:table-cell>
          <table:table-cell office:value-type="float" office:value="124127" calcext:value-type="float">
            <text:p>12412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6</text:p>
          </table:table-cell>
          <table:table-cell office:value-type="float" office:value="3.207592" calcext:value-type="float">
            <text:p>3.207592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0" calcext:value-type="float">
            <text:p>0</text:p>
          </table:table-cell>
          <table:table-cell office:value-type="float" office:value="222118" calcext:value-type="float">
            <text:p>2221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7</text:p>
          </table:table-cell>
          <table:table-cell office:value-type="float" office:value="2.613497" calcext:value-type="float">
            <text:p>2.6134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0" calcext:value-type="float">
            <text:p>0</text:p>
          </table:table-cell>
          <table:table-cell office:value-type="float" office:value="121254" calcext:value-type="float">
            <text:p>1212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8</text:p>
          </table:table-cell>
          <table:table-cell office:value-type="float" office:value="2.754769" calcext:value-type="float">
            <text:p>2.754769</text:p>
          </table:table-cell>
          <table:table-cell office:value-type="float" office:value="0.008832" calcext:value-type="float">
            <text:p>0.008832</text:p>
          </table:table-cell>
          <table:table-cell office:value-type="float" office:value="0" calcext:value-type="float">
            <text:p>0</text:p>
          </table:table-cell>
          <table:table-cell office:value-type="float" office:value="152419" calcext:value-type="float">
            <text:p>1524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19</text:p>
          </table:table-cell>
          <table:table-cell office:value-type="float" office:value="2.136409" calcext:value-type="float">
            <text:p>2.136409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" calcext:value-type="float">
            <text:p>0</text:p>
          </table:table-cell>
          <table:table-cell office:value-type="float" office:value="176124" calcext:value-type="float">
            <text:p>17612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0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" calcext:value-type="float">
            <text:p>0</text:p>
          </table:table-cell>
          <table:table-cell office:value-type="float" office:value="140980" calcext:value-type="float">
            <text:p>1409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1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06662" calcext:value-type="float">
            <text:p>0.006662</text:p>
          </table:table-cell>
          <table:table-cell office:value-type="float" office:value="0" calcext:value-type="float">
            <text:p>0</text:p>
          </table:table-cell>
          <table:table-cell office:value-type="float" office:value="155712" calcext:value-type="float">
            <text:p>15571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2</text:p>
          </table:table-cell>
          <table:table-cell office:value-type="float" office:value="0.027651" calcext:value-type="float">
            <text:p>0.027651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" calcext:value-type="float">
            <text:p>0</text:p>
          </table:table-cell>
          <table:table-cell office:value-type="float" office:value="133863" calcext:value-type="float">
            <text:p>13386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3</text:p>
          </table:table-cell>
          <table:table-cell office:value-type="float" office:value="0.032008" calcext:value-type="float">
            <text:p>0.032008</text:p>
          </table:table-cell>
          <table:table-cell office:value-type="float" office:value="0.005143" calcext:value-type="float">
            <text:p>0.005143</text:p>
          </table:table-cell>
          <table:table-cell office:value-type="float" office:value="0" calcext:value-type="float">
            <text:p>0</text:p>
          </table:table-cell>
          <table:table-cell office:value-type="float" office:value="128972" calcext:value-type="float">
            <text:p>12897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4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0" calcext:value-type="float">
            <text:p>0</text:p>
          </table:table-cell>
          <table:table-cell office:value-type="float" office:value="158753" calcext:value-type="float">
            <text:p>15875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5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" calcext:value-type="float">
            <text:p>0</text:p>
          </table:table-cell>
          <table:table-cell office:value-type="float" office:value="174022" calcext:value-type="float">
            <text:p>17402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6</text:p>
          </table:table-cell>
          <table:table-cell office:value-type="float" office:value="0.046368" calcext:value-type="float">
            <text:p>0.046368</text:p>
          </table:table-cell>
          <table:table-cell office:value-type="float" office:value="0.008685" calcext:value-type="float">
            <text:p>0.008685</text:p>
          </table:table-cell>
          <table:table-cell office:value-type="float" office:value="0" calcext:value-type="float">
            <text:p>0</text:p>
          </table:table-cell>
          <table:table-cell office:value-type="float" office:value="177597" calcext:value-type="float">
            <text:p>17759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7</text:p>
          </table:table-cell>
          <table:table-cell office:value-type="float" office:value="0.033422" calcext:value-type="float">
            <text:p>0.033422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" calcext:value-type="float">
            <text:p>0</text:p>
          </table:table-cell>
          <table:table-cell office:value-type="float" office:value="145359" calcext:value-type="float">
            <text:p>14535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8</text:p>
          </table:table-cell>
          <table:table-cell office:value-type="float" office:value="0.091498" calcext:value-type="float">
            <text:p>0.091498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0" calcext:value-type="float">
            <text:p>0</text:p>
          </table:table-cell>
          <table:table-cell office:value-type="float" office:value="184547" calcext:value-type="float">
            <text:p>18454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29</text:p>
          </table:table-cell>
          <table:table-cell office:value-type="float" office:value="0.063369" calcext:value-type="float">
            <text:p>0.063369</text:p>
          </table:table-cell>
          <table:table-cell office:value-type="float" office:value="0.007862" calcext:value-type="float">
            <text:p>0.007862</text:p>
          </table:table-cell>
          <table:table-cell office:value-type="float" office:value="0" calcext:value-type="float">
            <text:p>0</text:p>
          </table:table-cell>
          <table:table-cell office:value-type="float" office:value="164702" calcext:value-type="float">
            <text:p>1647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0</text:p>
          </table:table-cell>
          <table:table-cell office:value-type="float" office:value="0.092743" calcext:value-type="float">
            <text:p>0.092743</text:p>
          </table:table-cell>
          <table:table-cell office:value-type="float" office:value="0.010674" calcext:value-type="float">
            <text:p>0.010674</text:p>
          </table:table-cell>
          <table:table-cell office:value-type="float" office:value="0" calcext:value-type="float">
            <text:p>0</text:p>
          </table:table-cell>
          <table:table-cell office:value-type="float" office:value="199040" calcext:value-type="float">
            <text:p>1990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1</text:p>
          </table:table-cell>
          <table:table-cell office:value-type="float" office:value="0.064711" calcext:value-type="float">
            <text:p>0.064711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" calcext:value-type="float">
            <text:p>0</text:p>
          </table:table-cell>
          <table:table-cell office:value-type="float" office:value="146848" calcext:value-type="float">
            <text:p>14684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2</text:p>
          </table:table-cell>
          <table:table-cell office:value-type="float" office:value="0.050295" calcext:value-type="float">
            <text:p>0.050295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0" calcext:value-type="float">
            <text:p>0</text:p>
          </table:table-cell>
          <table:table-cell office:value-type="float" office:value="137704" calcext:value-type="float">
            <text:p>13770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3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07745" calcext:value-type="float">
            <text:p>0.007745</text:p>
          </table:table-cell>
          <table:table-cell office:value-type="float" office:value="0" calcext:value-type="float">
            <text:p>0</text:p>
          </table:table-cell>
          <table:table-cell office:value-type="float" office:value="155712" calcext:value-type="float">
            <text:p>15571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4</text:p>
          </table:table-cell>
          <table:table-cell office:value-type="float" office:value="0.050379" calcext:value-type="float">
            <text:p>0.050379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" calcext:value-type="float">
            <text:p>0</text:p>
          </table:table-cell>
          <table:table-cell office:value-type="float" office:value="140006" calcext:value-type="float">
            <text:p>14000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5</text:p>
          </table:table-cell>
          <table:table-cell office:value-type="float" office:value="0.044028" calcext:value-type="float">
            <text:p>0.044028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0" calcext:value-type="float">
            <text:p>0</text:p>
          </table:table-cell>
          <table:table-cell office:value-type="float" office:value="158095" calcext:value-type="float">
            <text:p>15809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6</text:p>
          </table:table-cell>
          <table:table-cell office:value-type="float" office:value="0.05405" calcext:value-type="float">
            <text:p>0.05405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" calcext:value-type="float">
            <text:p>0</text:p>
          </table:table-cell>
          <table:table-cell office:value-type="float" office:value="151125" calcext:value-type="float">
            <text:p>15112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7</text:p>
          </table:table-cell>
          <table:table-cell office:value-type="float" office:value="0.085911" calcext:value-type="float">
            <text:p>0.085911</text:p>
          </table:table-cell>
          <table:table-cell office:value-type="float" office:value="0.008494" calcext:value-type="float">
            <text:p>0.008494</text:p>
          </table:table-cell>
          <table:table-cell office:value-type="float" office:value="0" calcext:value-type="float">
            <text:p>0</text:p>
          </table:table-cell>
          <table:table-cell office:value-type="float" office:value="152099" calcext:value-type="float">
            <text:p>15209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8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0" calcext:value-type="float">
            <text:p>0</text:p>
          </table:table-cell>
          <table:table-cell office:value-type="float" office:value="131322" calcext:value-type="float">
            <text:p>13132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39</text:p>
          </table:table-cell>
          <table:table-cell office:value-type="float" office:value="0.048279" calcext:value-type="float">
            <text:p>0.048279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0" calcext:value-type="float">
            <text:p>0</text:p>
          </table:table-cell>
          <table:table-cell office:value-type="float" office:value="145461" calcext:value-type="float">
            <text:p>14546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0</text:p>
          </table:table-cell>
          <table:table-cell office:value-type="float" office:value="0.057876" calcext:value-type="float">
            <text:p>0.057876</text:p>
          </table:table-cell>
          <table:table-cell office:value-type="float" office:value="0.010505" calcext:value-type="float">
            <text:p>0.010505</text:p>
          </table:table-cell>
          <table:table-cell office:value-type="float" office:value="0" calcext:value-type="float">
            <text:p>0</text:p>
          </table:table-cell>
          <table:table-cell office:value-type="float" office:value="183151" calcext:value-type="float">
            <text:p>18315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1</text:p>
          </table:table-cell>
          <table:table-cell office:value-type="float" office:value="0.079949" calcext:value-type="float">
            <text:p>0.079949</text:p>
          </table:table-cell>
          <table:table-cell office:value-type="float" office:value="0.010584" calcext:value-type="float">
            <text:p>0.010584</text:p>
          </table:table-cell>
          <table:table-cell office:value-type="float" office:value="0" calcext:value-type="float">
            <text:p>0</text:p>
          </table:table-cell>
          <table:table-cell office:value-type="float" office:value="151258" calcext:value-type="float">
            <text:p>15125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2</text:p>
          </table:table-cell>
          <table:table-cell office:value-type="float" office:value="0.054023" calcext:value-type="float">
            <text:p>0.054023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0" calcext:value-type="float">
            <text:p>0</text:p>
          </table:table-cell>
          <table:table-cell office:value-type="float" office:value="137939" calcext:value-type="float">
            <text:p>1379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3</text:p>
          </table:table-cell>
          <table:table-cell office:value-type="float" office:value="0.116638" calcext:value-type="float">
            <text:p>0.116638</text:p>
          </table:table-cell>
          <table:table-cell office:value-type="float" office:value="0.009805" calcext:value-type="float">
            <text:p>0.009805</text:p>
          </table:table-cell>
          <table:table-cell office:value-type="float" office:value="0" calcext:value-type="float">
            <text:p>0</text:p>
          </table:table-cell>
          <table:table-cell office:value-type="float" office:value="166974" calcext:value-type="float">
            <text:p>166974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4</text:p>
          </table:table-cell>
          <table:table-cell office:value-type="float" office:value="0.084038" calcext:value-type="float">
            <text:p>0.084038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0" calcext:value-type="float">
            <text:p>0</text:p>
          </table:table-cell>
          <table:table-cell office:value-type="float" office:value="172467" calcext:value-type="float">
            <text:p>17246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5</text:p>
          </table:table-cell>
          <table:table-cell office:value-type="float" office:value="0.081842" calcext:value-type="float">
            <text:p>0.081842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" calcext:value-type="float">
            <text:p>0</text:p>
          </table:table-cell>
          <table:table-cell office:value-type="float" office:value="133229" calcext:value-type="float">
            <text:p>13322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6</text:p>
          </table:table-cell>
          <table:table-cell office:value-type="float" office:value="0.088062" calcext:value-type="float">
            <text:p>0.088062</text:p>
          </table:table-cell>
          <table:table-cell office:value-type="float" office:value="0.011172" calcext:value-type="float">
            <text:p>0.011172</text:p>
          </table:table-cell>
          <table:table-cell office:value-type="float" office:value="0" calcext:value-type="float">
            <text:p>0</text:p>
          </table:table-cell>
          <table:table-cell office:value-type="float" office:value="167431" calcext:value-type="float">
            <text:p>16743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0" calcext:value-type="float">
            <text:p>0</text:p>
          </table:table-cell>
          <table:table-cell office:value-type="float" office:value="148253" calcext:value-type="float">
            <text:p>14825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8</text:p>
          </table:table-cell>
          <table:table-cell office:value-type="float" office:value="0.104887" calcext:value-type="float">
            <text:p>0.104887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45013" calcext:value-type="float">
            <text:p>14501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49</text:p>
          </table:table-cell>
          <table:table-cell office:value-type="float" office:value="0.088793" calcext:value-type="float">
            <text:p>0.088793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" calcext:value-type="float">
            <text:p>0</text:p>
          </table:table-cell>
          <table:table-cell office:value-type="float" office:value="144635" calcext:value-type="float">
            <text:p>14463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0</text:p>
          </table:table-cell>
          <table:table-cell office:value-type="float" office:value="0.103541" calcext:value-type="float">
            <text:p>0.103541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" calcext:value-type="float">
            <text:p>0</text:p>
          </table:table-cell>
          <table:table-cell office:value-type="float" office:value="155134" calcext:value-type="float">
            <text:p>15513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1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09871" calcext:value-type="float">
            <text:p>0.009871</text:p>
          </table:table-cell>
          <table:table-cell office:value-type="float" office:value="0" calcext:value-type="float">
            <text:p>0</text:p>
          </table:table-cell>
          <table:table-cell office:value-type="float" office:value="163777" calcext:value-type="float">
            <text:p>16377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2</text:p>
          </table:table-cell>
          <table:table-cell office:value-type="float" office:value="0.119775" calcext:value-type="float">
            <text:p>0.119775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0" calcext:value-type="float">
            <text:p>0</text:p>
          </table:table-cell>
          <table:table-cell office:value-type="float" office:value="149393" calcext:value-type="float">
            <text:p>14939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3</text:p>
          </table:table-cell>
          <table:table-cell office:value-type="float" office:value="0.123002" calcext:value-type="float">
            <text:p>0.123002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" calcext:value-type="float">
            <text:p>0</text:p>
          </table:table-cell>
          <table:table-cell office:value-type="float" office:value="138722" calcext:value-type="float">
            <text:p>13872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4</text:p>
          </table:table-cell>
          <table:table-cell office:value-type="float" office:value="0.103007" calcext:value-type="float">
            <text:p>0.103007</text:p>
          </table:table-cell>
          <table:table-cell office:value-type="float" office:value="0.016997" calcext:value-type="float">
            <text:p>0.016997</text:p>
          </table:table-cell>
          <table:table-cell office:value-type="float" office:value="0" calcext:value-type="float">
            <text:p>0</text:p>
          </table:table-cell>
          <table:table-cell office:value-type="float" office:value="183348" calcext:value-type="float">
            <text:p>18334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5</text:p>
          </table:table-cell>
          <table:table-cell office:value-type="float" office:value="0.637367" calcext:value-type="float">
            <text:p>0.637367</text:p>
          </table:table-cell>
          <table:table-cell office:value-type="float" office:value="0.017856" calcext:value-type="float">
            <text:p>0.017856</text:p>
          </table:table-cell>
          <table:table-cell office:value-type="float" office:value="0" calcext:value-type="float">
            <text:p>0</text:p>
          </table:table-cell>
          <table:table-cell office:value-type="float" office:value="124687" calcext:value-type="float">
            <text:p>12468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6</text:p>
          </table:table-cell>
          <table:table-cell office:value-type="float" office:value="0.860854" calcext:value-type="float">
            <text:p>0.860854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" calcext:value-type="float">
            <text:p>0</text:p>
          </table:table-cell>
          <table:table-cell office:value-type="float" office:value="102307" calcext:value-type="float">
            <text:p>1023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7</text:p>
          </table:table-cell>
          <table:table-cell office:value-type="float" office:value="0.867268" calcext:value-type="float">
            <text:p>0.867268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0" calcext:value-type="float">
            <text:p>0</text:p>
          </table:table-cell>
          <table:table-cell office:value-type="float" office:value="135646" calcext:value-type="float">
            <text:p>13564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8</text:p>
          </table:table-cell>
          <table:table-cell office:value-type="float" office:value="0.858942" calcext:value-type="float">
            <text:p>0.858942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" calcext:value-type="float">
            <text:p>0</text:p>
          </table:table-cell>
          <table:table-cell office:value-type="float" office:value="164617" calcext:value-type="float">
            <text:p>1646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2:59</text:p>
          </table:table-cell>
          <table:table-cell office:value-type="float" office:value="0.623719" calcext:value-type="float">
            <text:p>0.623719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" calcext:value-type="float">
            <text:p>0</text:p>
          </table:table-cell>
          <table:table-cell office:value-type="float" office:value="151304" calcext:value-type="float">
            <text:p>15130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0</text:p>
          </table:table-cell>
          <table:table-cell office:value-type="float" office:value="0.189069" calcext:value-type="float">
            <text:p>0.189069</text:p>
          </table:table-cell>
          <table:table-cell office:value-type="float" office:value="0.008096" calcext:value-type="float">
            <text:p>0.008096</text:p>
          </table:table-cell>
          <table:table-cell office:value-type="float" office:value="0" calcext:value-type="float">
            <text:p>0</text:p>
          </table:table-cell>
          <table:table-cell office:value-type="float" office:value="148500" calcext:value-type="float">
            <text:p>1485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1</text:p>
          </table:table-cell>
          <table:table-cell office:value-type="float" office:value="0.205443" calcext:value-type="float">
            <text:p>0.205443</text:p>
          </table:table-cell>
          <table:table-cell office:value-type="float" office:value="0.022959" calcext:value-type="float">
            <text:p>0.022959</text:p>
          </table:table-cell>
          <table:table-cell office:value-type="float" office:value="0" calcext:value-type="float">
            <text:p>0</text:p>
          </table:table-cell>
          <table:table-cell office:value-type="float" office:value="149877" calcext:value-type="float">
            <text:p>14987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2</text:p>
          </table:table-cell>
          <table:table-cell office:value-type="float" office:value="0.392157" calcext:value-type="float">
            <text:p>0.392157</text:p>
          </table:table-cell>
          <table:table-cell office:value-type="float" office:value="0.036947" calcext:value-type="float">
            <text:p>0.036947</text:p>
          </table:table-cell>
          <table:table-cell office:value-type="float" office:value="0" calcext:value-type="float">
            <text:p>0</text:p>
          </table:table-cell>
          <table:table-cell office:value-type="float" office:value="144529" calcext:value-type="float">
            <text:p>14452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3</text:p>
          </table:table-cell>
          <table:table-cell office:value-type="float" office:value="0.47808" calcext:value-type="float">
            <text:p>0.47808</text:p>
          </table:table-cell>
          <table:table-cell office:value-type="float" office:value="0.040311" calcext:value-type="float">
            <text:p>0.040311</text:p>
          </table:table-cell>
          <table:table-cell office:value-type="float" office:value="0" calcext:value-type="float">
            <text:p>0</text:p>
          </table:table-cell>
          <table:table-cell office:value-type="float" office:value="133222" calcext:value-type="float">
            <text:p>13322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4</text:p>
          </table:table-cell>
          <table:table-cell office:value-type="float" office:value="1.011389" calcext:value-type="float">
            <text:p>1.011389</text:p>
          </table:table-cell>
          <table:table-cell office:value-type="float" office:value="0.013153" calcext:value-type="float">
            <text:p>0.013153</text:p>
          </table:table-cell>
          <table:table-cell office:value-type="float" office:value="0" calcext:value-type="float">
            <text:p>0</text:p>
          </table:table-cell>
          <table:table-cell office:value-type="float" office:value="110187" calcext:value-type="float">
            <text:p>11018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5</text:p>
          </table:table-cell>
          <table:table-cell office:value-type="float" office:value="0.777995" calcext:value-type="float">
            <text:p>0.777995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" calcext:value-type="float">
            <text:p>0</text:p>
          </table:table-cell>
          <table:table-cell office:value-type="float" office:value="104919" calcext:value-type="float">
            <text:p>10491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6</text:p>
          </table:table-cell>
          <table:table-cell office:value-type="float" office:value="0.943448" calcext:value-type="float">
            <text:p>0.943448</text:p>
          </table:table-cell>
          <table:table-cell office:value-type="float" office:value="0.014568" calcext:value-type="float">
            <text:p>0.014568</text:p>
          </table:table-cell>
          <table:table-cell office:value-type="float" office:value="0" calcext:value-type="float">
            <text:p>0</text:p>
          </table:table-cell>
          <table:table-cell office:value-type="float" office:value="145010" calcext:value-type="float">
            <text:p>14501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7</text:p>
          </table:table-cell>
          <table:table-cell office:value-type="float" office:value="0.756372" calcext:value-type="float">
            <text:p>0.756372</text:p>
          </table:table-cell>
          <table:table-cell office:value-type="float" office:value="0.021641" calcext:value-type="float">
            <text:p>0.021641</text:p>
          </table:table-cell>
          <table:table-cell office:value-type="float" office:value="0" calcext:value-type="float">
            <text:p>0</text:p>
          </table:table-cell>
          <table:table-cell office:value-type="float" office:value="147792" calcext:value-type="float">
            <text:p>14779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8</text:p>
          </table:table-cell>
          <table:table-cell office:value-type="float" office:value="0.591391" calcext:value-type="float">
            <text:p>0.591391</text:p>
          </table:table-cell>
          <table:table-cell office:value-type="float" office:value="0.022055" calcext:value-type="float">
            <text:p>0.022055</text:p>
          </table:table-cell>
          <table:table-cell office:value-type="float" office:value="0" calcext:value-type="float">
            <text:p>0</text:p>
          </table:table-cell>
          <table:table-cell office:value-type="float" office:value="173036" calcext:value-type="float">
            <text:p>17303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09</text:p>
          </table:table-cell>
          <table:table-cell office:value-type="float" office:value="0.546553" calcext:value-type="float">
            <text:p>0.546553</text:p>
          </table:table-cell>
          <table:table-cell office:value-type="float" office:value="0.042882" calcext:value-type="float">
            <text:p>0.042882</text:p>
          </table:table-cell>
          <table:table-cell office:value-type="float" office:value="0" calcext:value-type="float">
            <text:p>0</text:p>
          </table:table-cell>
          <table:table-cell office:value-type="float" office:value="160006" calcext:value-type="float">
            <text:p>16000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069232" calcext:value-type="float">
            <text:p>0.069232</text:p>
          </table:table-cell>
          <table:table-cell office:value-type="float" office:value="0" calcext:value-type="float">
            <text:p>0</text:p>
          </table:table-cell>
          <table:table-cell office:value-type="float" office:value="150248" calcext:value-type="float">
            <text:p>15024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1</text:p>
          </table:table-cell>
          <table:table-cell office:value-type="float" office:value="0.570056" calcext:value-type="float">
            <text:p>0.570056</text:p>
          </table:table-cell>
          <table:table-cell office:value-type="float" office:value="0.054893" calcext:value-type="float">
            <text:p>0.054893</text:p>
          </table:table-cell>
          <table:table-cell office:value-type="float" office:value="0" calcext:value-type="float">
            <text:p>0</text:p>
          </table:table-cell>
          <table:table-cell office:value-type="float" office:value="156455" calcext:value-type="float">
            <text:p>15645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2</text:p>
          </table:table-cell>
          <table:table-cell office:value-type="float" office:value="0.510864" calcext:value-type="float">
            <text:p>0.510864</text:p>
          </table:table-cell>
          <table:table-cell office:value-type="float" office:value="0.042732" calcext:value-type="float">
            <text:p>0.042732</text:p>
          </table:table-cell>
          <table:table-cell office:value-type="float" office:value="0" calcext:value-type="float">
            <text:p>0</text:p>
          </table:table-cell>
          <table:table-cell office:value-type="float" office:value="154103" calcext:value-type="float">
            <text:p>15410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3</text:p>
          </table:table-cell>
          <table:table-cell office:value-type="float" office:value="0.324362" calcext:value-type="float">
            <text:p>0.324362</text:p>
          </table:table-cell>
          <table:table-cell office:value-type="float" office:value="0.032122" calcext:value-type="float">
            <text:p>0.032122</text:p>
          </table:table-cell>
          <table:table-cell office:value-type="float" office:value="0" calcext:value-type="float">
            <text:p>0</text:p>
          </table:table-cell>
          <table:table-cell office:value-type="float" office:value="144027" calcext:value-type="float">
            <text:p>14402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4</text:p>
          </table:table-cell>
          <table:table-cell office:value-type="float" office:value="0.312729" calcext:value-type="float">
            <text:p>0.312729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0" calcext:value-type="float">
            <text:p>0</text:p>
          </table:table-cell>
          <table:table-cell office:value-type="float" office:value="153711" calcext:value-type="float">
            <text:p>15371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5</text:p>
          </table:table-cell>
          <table:table-cell office:value-type="float" office:value="0.367594" calcext:value-type="float">
            <text:p>0.367594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" calcext:value-type="float">
            <text:p>0</text:p>
          </table:table-cell>
          <table:table-cell office:value-type="float" office:value="154452" calcext:value-type="float">
            <text:p>15445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6</text:p>
          </table:table-cell>
          <table:table-cell office:value-type="float" office:value="0.378219" calcext:value-type="float">
            <text:p>0.378219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" calcext:value-type="float">
            <text:p>0</text:p>
          </table:table-cell>
          <table:table-cell office:value-type="float" office:value="143448" calcext:value-type="float">
            <text:p>14344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7</text:p>
          </table:table-cell>
          <table:table-cell office:value-type="float" office:value="1.089781" calcext:value-type="float">
            <text:p>1.089781</text:p>
          </table:table-cell>
          <table:table-cell office:value-type="float" office:value="0.030762" calcext:value-type="float">
            <text:p>0.030762</text:p>
          </table:table-cell>
          <table:table-cell office:value-type="float" office:value="0" calcext:value-type="float">
            <text:p>0</text:p>
          </table:table-cell>
          <table:table-cell office:value-type="float" office:value="129467" calcext:value-type="float">
            <text:p>12946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8</text:p>
          </table:table-cell>
          <table:table-cell office:value-type="float" office:value="1.54138" calcext:value-type="float">
            <text:p>1.54138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" calcext:value-type="float">
            <text:p>0</text:p>
          </table:table-cell>
          <table:table-cell office:value-type="float" office:value="67445" calcext:value-type="float">
            <text:p>6744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19</text:p>
          </table:table-cell>
          <table:table-cell office:value-type="float" office:value="1.604572" calcext:value-type="float">
            <text:p>1.604572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" calcext:value-type="float">
            <text:p>0</text:p>
          </table:table-cell>
          <table:table-cell office:value-type="float" office:value="92478" calcext:value-type="float">
            <text:p>9247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0</text:p>
          </table:table-cell>
          <table:table-cell office:value-type="float" office:value="1.506033" calcext:value-type="float">
            <text:p>1.506033</text:p>
          </table:table-cell>
          <table:table-cell office:value-type="float" office:value="0.014449" calcext:value-type="float">
            <text:p>0.014449</text:p>
          </table:table-cell>
          <table:table-cell office:value-type="float" office:value="0" calcext:value-type="float">
            <text:p>0</text:p>
          </table:table-cell>
          <table:table-cell office:value-type="float" office:value="113173" calcext:value-type="float">
            <text:p>11317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1</text:p>
          </table:table-cell>
          <table:table-cell office:value-type="float" office:value="1.396068" calcext:value-type="float">
            <text:p>1.396068</text:p>
          </table:table-cell>
          <table:table-cell office:value-type="float" office:value="0.019293" calcext:value-type="float">
            <text:p>0.019293</text:p>
          </table:table-cell>
          <table:table-cell office:value-type="float" office:value="0" calcext:value-type="float">
            <text:p>0</text:p>
          </table:table-cell>
          <table:table-cell office:value-type="float" office:value="161510" calcext:value-type="float">
            <text:p>16151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2</text:p>
          </table:table-cell>
          <table:table-cell office:value-type="float" office:value="0.933818" calcext:value-type="float">
            <text:p>0.933818</text:p>
          </table:table-cell>
          <table:table-cell office:value-type="float" office:value="0.022357" calcext:value-type="float">
            <text:p>0.022357</text:p>
          </table:table-cell>
          <table:table-cell office:value-type="float" office:value="0" calcext:value-type="float">
            <text:p>0</text:p>
          </table:table-cell>
          <table:table-cell office:value-type="float" office:value="166045" calcext:value-type="float">
            <text:p>16604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3</text:p>
          </table:table-cell>
          <table:table-cell office:value-type="float" office:value="0.328987" calcext:value-type="float">
            <text:p>0.328987</text:p>
          </table:table-cell>
          <table:table-cell office:value-type="float" office:value="0.022325" calcext:value-type="float">
            <text:p>0.022325</text:p>
          </table:table-cell>
          <table:table-cell office:value-type="float" office:value="0" calcext:value-type="float">
            <text:p>0</text:p>
          </table:table-cell>
          <table:table-cell office:value-type="float" office:value="126747" calcext:value-type="float">
            <text:p>12674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4</text:p>
          </table:table-cell>
          <table:table-cell office:value-type="float" office:value="0.352962" calcext:value-type="float">
            <text:p>0.352962</text:p>
          </table:table-cell>
          <table:table-cell office:value-type="float" office:value="0.027735" calcext:value-type="float">
            <text:p>0.027735</text:p>
          </table:table-cell>
          <table:table-cell office:value-type="float" office:value="0" calcext:value-type="float">
            <text:p>0</text:p>
          </table:table-cell>
          <table:table-cell office:value-type="float" office:value="160914" calcext:value-type="float">
            <text:p>16091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5</text:p>
          </table:table-cell>
          <table:table-cell office:value-type="float" office:value="0.546228" calcext:value-type="float">
            <text:p>0.546228</text:p>
          </table:table-cell>
          <table:table-cell office:value-type="float" office:value="0.049978" calcext:value-type="float">
            <text:p>0.049978</text:p>
          </table:table-cell>
          <table:table-cell office:value-type="float" office:value="0" calcext:value-type="float">
            <text:p>0</text:p>
          </table:table-cell>
          <table:table-cell office:value-type="float" office:value="151012" calcext:value-type="float">
            <text:p>15101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6</text:p>
          </table:table-cell>
          <table:table-cell office:value-type="float" office:value="0.444121" calcext:value-type="float">
            <text:p>0.444121</text:p>
          </table:table-cell>
          <table:table-cell office:value-type="float" office:value="0.025911" calcext:value-type="float">
            <text:p>0.025911</text:p>
          </table:table-cell>
          <table:table-cell office:value-type="float" office:value="0" calcext:value-type="float">
            <text:p>0</text:p>
          </table:table-cell>
          <table:table-cell office:value-type="float" office:value="127589" calcext:value-type="float">
            <text:p>12758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7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0.03521" calcext:value-type="float">
            <text:p>0.03521</text:p>
          </table:table-cell>
          <table:table-cell office:value-type="float" office:value="0" calcext:value-type="float">
            <text:p>0</text:p>
          </table:table-cell>
          <table:table-cell office:value-type="float" office:value="184154" calcext:value-type="float">
            <text:p>18415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8</text:p>
          </table:table-cell>
          <table:table-cell office:value-type="float" office:value="0.326358" calcext:value-type="float">
            <text:p>0.326358</text:p>
          </table:table-cell>
          <table:table-cell office:value-type="float" office:value="0.028056" calcext:value-type="float">
            <text:p>0.028056</text:p>
          </table:table-cell>
          <table:table-cell office:value-type="float" office:value="0" calcext:value-type="float">
            <text:p>0</text:p>
          </table:table-cell>
          <table:table-cell office:value-type="float" office:value="142014" calcext:value-type="float">
            <text:p>14201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29</text:p>
          </table:table-cell>
          <table:table-cell office:value-type="float" office:value="0.313139" calcext:value-type="float">
            <text:p>0.313139</text:p>
          </table:table-cell>
          <table:table-cell office:value-type="float" office:value="0.020625" calcext:value-type="float">
            <text:p>0.020625</text:p>
          </table:table-cell>
          <table:table-cell office:value-type="float" office:value="0" calcext:value-type="float">
            <text:p>0</text:p>
          </table:table-cell>
          <table:table-cell office:value-type="float" office:value="137451" calcext:value-type="float">
            <text:p>13745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0</text:p>
          </table:table-cell>
          <table:table-cell office:value-type="float" office:value="0.237969" calcext:value-type="float">
            <text:p>0.237969</text:p>
          </table:table-cell>
          <table:table-cell office:value-type="float" office:value="0.026649" calcext:value-type="float">
            <text:p>0.026649</text:p>
          </table:table-cell>
          <table:table-cell office:value-type="float" office:value="0" calcext:value-type="float">
            <text:p>0</text:p>
          </table:table-cell>
          <table:table-cell office:value-type="float" office:value="171752" calcext:value-type="float">
            <text:p>17175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1</text:p>
          </table:table-cell>
          <table:table-cell office:value-type="float" office:value="0.275798" calcext:value-type="float">
            <text:p>0.275798</text:p>
          </table:table-cell>
          <table:table-cell office:value-type="float" office:value="0.025029" calcext:value-type="float">
            <text:p>0.025029</text:p>
          </table:table-cell>
          <table:table-cell office:value-type="float" office:value="0" calcext:value-type="float">
            <text:p>0</text:p>
          </table:table-cell>
          <table:table-cell office:value-type="float" office:value="153696" calcext:value-type="float">
            <text:p>15369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2</text:p>
          </table:table-cell>
          <table:table-cell office:value-type="float" office:value="0.278914" calcext:value-type="float">
            <text:p>0.27891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" calcext:value-type="float">
            <text:p>0</text:p>
          </table:table-cell>
          <table:table-cell office:value-type="float" office:value="144048" calcext:value-type="float">
            <text:p>14404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3</text:p>
          </table:table-cell>
          <table:table-cell office:value-type="float" office:value="0.259492" calcext:value-type="float">
            <text:p>0.259492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" calcext:value-type="float">
            <text:p>0</text:p>
          </table:table-cell>
          <table:table-cell office:value-type="float" office:value="147192" calcext:value-type="float">
            <text:p>14719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4</text:p>
          </table:table-cell>
          <table:table-cell office:value-type="float" office:value="0.260198" calcext:value-type="float">
            <text:p>0.260198</text:p>
          </table:table-cell>
          <table:table-cell office:value-type="float" office:value="0.025138" calcext:value-type="float">
            <text:p>0.025138</text:p>
          </table:table-cell>
          <table:table-cell office:value-type="float" office:value="0" calcext:value-type="float">
            <text:p>0</text:p>
          </table:table-cell>
          <table:table-cell office:value-type="float" office:value="148655" calcext:value-type="float">
            <text:p>148655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5</text:p>
          </table:table-cell>
          <table:table-cell office:value-type="float" office:value="0.376939" calcext:value-type="float">
            <text:p>0.376939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0" calcext:value-type="float">
            <text:p>0</text:p>
          </table:table-cell>
          <table:table-cell office:value-type="float" office:value="159863" calcext:value-type="float">
            <text:p>15986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6</text:p>
          </table:table-cell>
          <table:table-cell office:value-type="float" office:value="0.270544" calcext:value-type="float">
            <text:p>0.270544</text:p>
          </table:table-cell>
          <table:table-cell office:value-type="float" office:value="0.025329" calcext:value-type="float">
            <text:p>0.025329</text:p>
          </table:table-cell>
          <table:table-cell office:value-type="float" office:value="0" calcext:value-type="float">
            <text:p>0</text:p>
          </table:table-cell>
          <table:table-cell office:value-type="float" office:value="176385" calcext:value-type="float">
            <text:p>17638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7</text:p>
          </table:table-cell>
          <table:table-cell office:value-type="float" office:value="0.233613" calcext:value-type="float">
            <text:p>0.233613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" calcext:value-type="float">
            <text:p>0</text:p>
          </table:table-cell>
          <table:table-cell office:value-type="float" office:value="166519" calcext:value-type="float">
            <text:p>16651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8</text:p>
          </table:table-cell>
          <table:table-cell office:value-type="float" office:value="0.273837" calcext:value-type="float">
            <text:p>0.273837</text:p>
          </table:table-cell>
          <table:table-cell office:value-type="float" office:value="0.017107" calcext:value-type="float">
            <text:p>0.017107</text:p>
          </table:table-cell>
          <table:table-cell office:value-type="float" office:value="0" calcext:value-type="float">
            <text:p>0</text:p>
          </table:table-cell>
          <table:table-cell office:value-type="float" office:value="136355" calcext:value-type="float">
            <text:p>13635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39</text:p>
          </table:table-cell>
          <table:table-cell office:value-type="float" office:value="0.189356" calcext:value-type="float">
            <text:p>0.189356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" calcext:value-type="float">
            <text:p>0</text:p>
          </table:table-cell>
          <table:table-cell office:value-type="float" office:value="143327" calcext:value-type="float">
            <text:p>14332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0</text:p>
          </table:table-cell>
          <table:table-cell office:value-type="float" office:value="0.282247" calcext:value-type="float">
            <text:p>0.282247</text:p>
          </table:table-cell>
          <table:table-cell office:value-type="float" office:value="0.019584" calcext:value-type="float">
            <text:p>0.019584</text:p>
          </table:table-cell>
          <table:table-cell office:value-type="float" office:value="0" calcext:value-type="float">
            <text:p>0</text:p>
          </table:table-cell>
          <table:table-cell office:value-type="float" office:value="146805" calcext:value-type="float">
            <text:p>14680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1</text:p>
          </table:table-cell>
          <table:table-cell office:value-type="float" office:value="0.265621" calcext:value-type="float">
            <text:p>0.265621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" calcext:value-type="float">
            <text:p>0</text:p>
          </table:table-cell>
          <table:table-cell office:value-type="float" office:value="136929" calcext:value-type="float">
            <text:p>13692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2</text:p>
          </table:table-cell>
          <table:table-cell office:value-type="float" office:value="0.437413" calcext:value-type="float">
            <text:p>0.437413</text:p>
          </table:table-cell>
          <table:table-cell office:value-type="float" office:value="0.029263" calcext:value-type="float">
            <text:p>0.029263</text:p>
          </table:table-cell>
          <table:table-cell office:value-type="float" office:value="0" calcext:value-type="float">
            <text:p>0</text:p>
          </table:table-cell>
          <table:table-cell office:value-type="float" office:value="172664" calcext:value-type="float">
            <text:p>17266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3</text:p>
          </table:table-cell>
          <table:table-cell office:value-type="float" office:value="0.303703" calcext:value-type="float">
            <text:p>0.303703</text:p>
          </table:table-cell>
          <table:table-cell office:value-type="float" office:value="0.016901" calcext:value-type="float">
            <text:p>0.016901</text:p>
          </table:table-cell>
          <table:table-cell office:value-type="float" office:value="0" calcext:value-type="float">
            <text:p>0</text:p>
          </table:table-cell>
          <table:table-cell office:value-type="float" office:value="133912" calcext:value-type="float">
            <text:p>13391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4</text:p>
          </table:table-cell>
          <table:table-cell office:value-type="float" office:value="0.302649" calcext:value-type="float">
            <text:p>0.302649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" calcext:value-type="float">
            <text:p>0</text:p>
          </table:table-cell>
          <table:table-cell office:value-type="float" office:value="175691" calcext:value-type="float">
            <text:p>17569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5</text:p>
          </table:table-cell>
          <table:table-cell office:value-type="float" office:value="0.225883" calcext:value-type="float">
            <text:p>0.225883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office:value-type="float" office:value="135149" calcext:value-type="float">
            <text:p>135149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6</text:p>
          </table:table-cell>
          <table:table-cell office:value-type="float" office:value="0.332532" calcext:value-type="float">
            <text:p>0.332532</text:p>
          </table:table-cell>
          <table:table-cell office:value-type="float" office:value="0.034708" calcext:value-type="float">
            <text:p>0.034708</text:p>
          </table:table-cell>
          <table:table-cell office:value-type="float" office:value="0" calcext:value-type="float">
            <text:p>0</text:p>
          </table:table-cell>
          <table:table-cell office:value-type="float" office:value="160661" calcext:value-type="float">
            <text:p>16066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7</text:p>
          </table:table-cell>
          <table:table-cell office:value-type="float" office:value="0.472444" calcext:value-type="float">
            <text:p>0.472444</text:p>
          </table:table-cell>
          <table:table-cell office:value-type="float" office:value="0.039731" calcext:value-type="float">
            <text:p>0.039731</text:p>
          </table:table-cell>
          <table:table-cell office:value-type="float" office:value="0" calcext:value-type="float">
            <text:p>0</text:p>
          </table:table-cell>
          <table:table-cell office:value-type="float" office:value="154857" calcext:value-type="float">
            <text:p>154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8</text:p>
          </table:table-cell>
          <table:table-cell office:value-type="float" office:value="0.364645" calcext:value-type="float">
            <text:p>0.364645</text:p>
          </table:table-cell>
          <table:table-cell office:value-type="float" office:value="0.047152" calcext:value-type="float">
            <text:p>0.047152</text:p>
          </table:table-cell>
          <table:table-cell office:value-type="float" office:value="0" calcext:value-type="float">
            <text:p>0</text:p>
          </table:table-cell>
          <table:table-cell office:value-type="float" office:value="165886" calcext:value-type="float">
            <text:p>16588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49</text:p>
          </table:table-cell>
          <table:table-cell office:value-type="float" office:value="0.328229" calcext:value-type="float">
            <text:p>0.328229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" calcext:value-type="float">
            <text:p>0</text:p>
          </table:table-cell>
          <table:table-cell office:value-type="float" office:value="155623" calcext:value-type="float">
            <text:p>15562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0</text:p>
          </table:table-cell>
          <table:table-cell office:value-type="float" office:value="0.318277" calcext:value-type="float">
            <text:p>0.318277</text:p>
          </table:table-cell>
          <table:table-cell office:value-type="float" office:value="0.041251" calcext:value-type="float">
            <text:p>0.041251</text:p>
          </table:table-cell>
          <table:table-cell office:value-type="float" office:value="0" calcext:value-type="float">
            <text:p>0</text:p>
          </table:table-cell>
          <table:table-cell office:value-type="float" office:value="158438" calcext:value-type="float">
            <text:p>158438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1</text:p>
          </table:table-cell>
          <table:table-cell office:value-type="float" office:value="0.319579" calcext:value-type="float">
            <text:p>0.319579</text:p>
          </table:table-cell>
          <table:table-cell office:value-type="float" office:value="0.039131" calcext:value-type="float">
            <text:p>0.039131</text:p>
          </table:table-cell>
          <table:table-cell office:value-type="float" office:value="0" calcext:value-type="float">
            <text:p>0</text:p>
          </table:table-cell>
          <table:table-cell office:value-type="float" office:value="155649" calcext:value-type="float">
            <text:p>155649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2</text:p>
          </table:table-cell>
          <table:table-cell office:value-type="float" office:value="0.356156" calcext:value-type="float">
            <text:p>0.356156</text:p>
          </table:table-cell>
          <table:table-cell office:value-type="float" office:value="0.04191" calcext:value-type="float">
            <text:p>0.04191</text:p>
          </table:table-cell>
          <table:table-cell office:value-type="float" office:value="0" calcext:value-type="float">
            <text:p>0</text:p>
          </table:table-cell>
          <table:table-cell office:value-type="float" office:value="161636" calcext:value-type="float">
            <text:p>16163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3</text:p>
          </table:table-cell>
          <table:table-cell office:value-type="float" office:value="0.375334" calcext:value-type="float">
            <text:p>0.375334</text:p>
          </table:table-cell>
          <table:table-cell office:value-type="float" office:value="0.039294" calcext:value-type="float">
            <text:p>0.039294</text:p>
          </table:table-cell>
          <table:table-cell office:value-type="float" office:value="0" calcext:value-type="float">
            <text:p>0</text:p>
          </table:table-cell>
          <table:table-cell office:value-type="float" office:value="145912" calcext:value-type="float">
            <text:p>14591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4</text:p>
          </table:table-cell>
          <table:table-cell office:value-type="float" office:value="0.469092" calcext:value-type="float">
            <text:p>0.469092</text:p>
          </table:table-cell>
          <table:table-cell office:value-type="float" office:value="0.027509" calcext:value-type="float">
            <text:p>0.027509</text:p>
          </table:table-cell>
          <table:table-cell office:value-type="float" office:value="0" calcext:value-type="float">
            <text:p>0</text:p>
          </table:table-cell>
          <table:table-cell office:value-type="float" office:value="173724" calcext:value-type="float">
            <text:p>17372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5</text:p>
          </table:table-cell>
          <table:table-cell office:value-type="float" office:value="0.436029" calcext:value-type="float">
            <text:p>0.436029</text:p>
          </table:table-cell>
          <table:table-cell office:value-type="float" office:value="0.041542" calcext:value-type="float">
            <text:p>0.041542</text:p>
          </table:table-cell>
          <table:table-cell office:value-type="float" office:value="0" calcext:value-type="float">
            <text:p>0</text:p>
          </table:table-cell>
          <table:table-cell office:value-type="float" office:value="182847" calcext:value-type="float">
            <text:p>18284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6</text:p>
          </table:table-cell>
          <table:table-cell office:value-type="float" office:value="0.344005" calcext:value-type="float">
            <text:p>0.344005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0" calcext:value-type="float">
            <text:p>0</text:p>
          </table:table-cell>
          <table:table-cell office:value-type="float" office:value="151158" calcext:value-type="float">
            <text:p>15115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7</text:p>
          </table:table-cell>
          <table:table-cell office:value-type="float" office:value="0.329311" calcext:value-type="float">
            <text:p>0.329311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" calcext:value-type="float">
            <text:p>0</text:p>
          </table:table-cell>
          <table:table-cell office:value-type="float" office:value="157272" calcext:value-type="float">
            <text:p>15727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8</text:p>
          </table:table-cell>
          <table:table-cell office:value-type="float" office:value="0.383339" calcext:value-type="float">
            <text:p>0.383339</text:p>
          </table:table-cell>
          <table:table-cell office:value-type="float" office:value="0.029807" calcext:value-type="float">
            <text:p>0.029807</text:p>
          </table:table-cell>
          <table:table-cell office:value-type="float" office:value="0" calcext:value-type="float">
            <text:p>0</text:p>
          </table:table-cell>
          <table:table-cell office:value-type="float" office:value="155084" calcext:value-type="float">
            <text:p>15508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3:59</text:p>
          </table:table-cell>
          <table:table-cell office:value-type="float" office:value="0.347695" calcext:value-type="float">
            <text:p>0.347695</text:p>
          </table:table-cell>
          <table:table-cell office:value-type="float" office:value="0.030295" calcext:value-type="float">
            <text:p>0.030295</text:p>
          </table:table-cell>
          <table:table-cell office:value-type="float" office:value="0" calcext:value-type="float">
            <text:p>0</text:p>
          </table:table-cell>
          <table:table-cell office:value-type="float" office:value="151206" calcext:value-type="float">
            <text:p>15120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0</text:p>
          </table:table-cell>
          <table:table-cell office:value-type="float" office:value="2.14164" calcext:value-type="float">
            <text:p>2.14164</text:p>
          </table:table-cell>
          <table:table-cell office:value-type="float" office:value="0.026579" calcext:value-type="float">
            <text:p>0.026579</text:p>
          </table:table-cell>
          <table:table-cell office:value-type="float" office:value="0" calcext:value-type="float">
            <text:p>0</text:p>
          </table:table-cell>
          <table:table-cell office:value-type="float" office:value="163145" calcext:value-type="float">
            <text:p>16314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1</text:p>
          </table:table-cell>
          <table:table-cell office:value-type="float" office:value="4.316412" calcext:value-type="float">
            <text:p>4.316412</text:p>
          </table:table-cell>
          <table:table-cell office:value-type="float" office:value="0.021341" calcext:value-type="float">
            <text:p>0.021341</text:p>
          </table:table-cell>
          <table:table-cell office:value-type="float" office:value="0" calcext:value-type="float">
            <text:p>0</text:p>
          </table:table-cell>
          <table:table-cell office:value-type="float" office:value="154844" calcext:value-type="float">
            <text:p>15484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2</text:p>
          </table:table-cell>
          <table:table-cell office:value-type="float" office:value="4.321298" calcext:value-type="float">
            <text:p>4.321298</text:p>
          </table:table-cell>
          <table:table-cell office:value-type="float" office:value="0.017061" calcext:value-type="float">
            <text:p>0.017061</text:p>
          </table:table-cell>
          <table:table-cell office:value-type="float" office:value="0" calcext:value-type="float">
            <text:p>0</text:p>
          </table:table-cell>
          <table:table-cell office:value-type="float" office:value="147801" calcext:value-type="float">
            <text:p>14780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3</text:p>
          </table:table-cell>
          <table:table-cell office:value-type="float" office:value="3.812482" calcext:value-type="float">
            <text:p>3.812482</text:p>
          </table:table-cell>
          <table:table-cell office:value-type="float" office:value="0.008377" calcext:value-type="float">
            <text:p>0.008377</text:p>
          </table:table-cell>
          <table:table-cell office:value-type="float" office:value="0" calcext:value-type="float">
            <text:p>0</text:p>
          </table:table-cell>
          <table:table-cell office:value-type="float" office:value="143878" calcext:value-type="float">
            <text:p>14387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4</text:p>
          </table:table-cell>
          <table:table-cell office:value-type="float" office:value="4.313931" calcext:value-type="float">
            <text:p>4.313931</text:p>
          </table:table-cell>
          <table:table-cell office:value-type="float" office:value="0.007694" calcext:value-type="float">
            <text:p>0.007694</text:p>
          </table:table-cell>
          <table:table-cell office:value-type="float" office:value="0" calcext:value-type="float">
            <text:p>0</text:p>
          </table:table-cell>
          <table:table-cell office:value-type="float" office:value="148866" calcext:value-type="float">
            <text:p>1488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5</text:p>
          </table:table-cell>
          <table:table-cell office:value-type="float" office:value="4.308011" calcext:value-type="float">
            <text:p>4.308011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0" calcext:value-type="float">
            <text:p>0</text:p>
          </table:table-cell>
          <table:table-cell office:value-type="float" office:value="137278" calcext:value-type="float">
            <text:p>13727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6</text:p>
          </table:table-cell>
          <table:table-cell office:value-type="float" office:value="3.700788" calcext:value-type="float">
            <text:p>3.700788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0" calcext:value-type="float">
            <text:p>0</text:p>
          </table:table-cell>
          <table:table-cell office:value-type="float" office:value="132307" calcext:value-type="float">
            <text:p>13230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7</text:p>
          </table:table-cell>
          <table:table-cell office:value-type="float" office:value="3.949901" calcext:value-type="float">
            <text:p>3.949901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" calcext:value-type="float">
            <text:p>0</text:p>
          </table:table-cell>
          <table:table-cell office:value-type="float" office:value="119789" calcext:value-type="float">
            <text:p>11978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8</text:p>
          </table:table-cell>
          <table:table-cell office:value-type="float" office:value="4.3496" calcext:value-type="float">
            <text:p>4.3496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" calcext:value-type="float">
            <text:p>0</text:p>
          </table:table-cell>
          <table:table-cell office:value-type="float" office:value="83291" calcext:value-type="float">
            <text:p>8329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09</text:p>
          </table:table-cell>
          <table:table-cell office:value-type="float" office:value="4.915067" calcext:value-type="float">
            <text:p>4.915067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" calcext:value-type="float">
            <text:p>0</text:p>
          </table:table-cell>
          <table:table-cell office:value-type="float" office:value="52398" calcext:value-type="float">
            <text:p>5239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0</text:p>
          </table:table-cell>
          <table:table-cell office:value-type="float" office:value="4.703966" calcext:value-type="float">
            <text:p>4.703966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" calcext:value-type="float">
            <text:p>0</text:p>
          </table:table-cell>
          <table:table-cell office:value-type="float" office:value="89877" calcext:value-type="float">
            <text:p>898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1</text:p>
          </table:table-cell>
          <table:table-cell office:value-type="float" office:value="4.374917" calcext:value-type="float">
            <text:p>4.374917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0" calcext:value-type="float">
            <text:p>0</text:p>
          </table:table-cell>
          <table:table-cell office:value-type="float" office:value="182294" calcext:value-type="float">
            <text:p>18229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2</text:p>
          </table:table-cell>
          <table:table-cell office:value-type="float" office:value="4.212263" calcext:value-type="float">
            <text:p>4.212263</text:p>
          </table:table-cell>
          <table:table-cell office:value-type="float" office:value="0.008914" calcext:value-type="float">
            <text:p>0.008914</text:p>
          </table:table-cell>
          <table:table-cell office:value-type="float" office:value="0" calcext:value-type="float">
            <text:p>0</text:p>
          </table:table-cell>
          <table:table-cell office:value-type="float" office:value="110229" calcext:value-type="float">
            <text:p>11022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3</text:p>
          </table:table-cell>
          <table:table-cell office:value-type="float" office:value="4.592288" calcext:value-type="float">
            <text:p>4.592288</text:p>
          </table:table-cell>
          <table:table-cell office:value-type="float" office:value="0.016814" calcext:value-type="float">
            <text:p>0.016814</text:p>
          </table:table-cell>
          <table:table-cell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4</text:p>
          </table:table-cell>
          <table:table-cell office:value-type="float" office:value="5.640623" calcext:value-type="float">
            <text:p>5.640623</text:p>
          </table:table-cell>
          <table:table-cell office:value-type="float" office:value="0.015044" calcext:value-type="float">
            <text:p>0.015044</text:p>
          </table:table-cell>
          <table:table-cell office:value-type="float" office:value="0" calcext:value-type="float">
            <text:p>0</text:p>
          </table:table-cell>
          <table:table-cell office:value-type="float" office:value="140147" calcext:value-type="float">
            <text:p>14014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5</text:p>
          </table:table-cell>
          <table:table-cell office:value-type="float" office:value="5.660824" calcext:value-type="float">
            <text:p>5.660824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" calcext:value-type="float">
            <text:p>0</text:p>
          </table:table-cell>
          <table:table-cell office:value-type="float" office:value="126044" calcext:value-type="float">
            <text:p>12604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6</text:p>
          </table:table-cell>
          <table:table-cell office:value-type="float" office:value="5.4103" calcext:value-type="float">
            <text:p>5.4103</text:p>
          </table:table-cell>
          <table:table-cell office:value-type="float" office:value="0.009862" calcext:value-type="float">
            <text:p>0.009862</text:p>
          </table:table-cell>
          <table:table-cell office:value-type="float" office:value="0" calcext:value-type="float">
            <text:p>0</text:p>
          </table:table-cell>
          <table:table-cell office:value-type="float" office:value="170914" calcext:value-type="float">
            <text:p>17091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7</text:p>
          </table:table-cell>
          <table:table-cell office:value-type="float" office:value="3.160533" calcext:value-type="float">
            <text:p>3.160533</text:p>
          </table:table-cell>
          <table:table-cell office:value-type="float" office:value="0.010784" calcext:value-type="float">
            <text:p>0.010784</text:p>
          </table:table-cell>
          <table:table-cell office:value-type="float" office:value="0" calcext:value-type="float">
            <text:p>0</text:p>
          </table:table-cell>
          <table:table-cell office:value-type="float" office:value="142041" calcext:value-type="float">
            <text:p>14204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8</text:p>
          </table:table-cell>
          <table:table-cell office:value-type="float" office:value="2.394842" calcext:value-type="float">
            <text:p>2.394842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" calcext:value-type="float">
            <text:p>0</text:p>
          </table:table-cell>
          <table:table-cell office:value-type="float" office:value="109384" calcext:value-type="float">
            <text:p>1093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19</text:p>
          </table:table-cell>
          <table:table-cell office:value-type="float" office:value="2.613594" calcext:value-type="float">
            <text:p>2.613594</text:p>
          </table:table-cell>
          <table:table-cell office:value-type="float" office:value="0.006423" calcext:value-type="float">
            <text:p>0.006423</text:p>
          </table:table-cell>
          <table:table-cell office:value-type="float" office:value="0" calcext:value-type="float">
            <text:p>0</text:p>
          </table:table-cell>
          <table:table-cell office:value-type="float" office:value="109982" calcext:value-type="float">
            <text:p>10998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0</text:p>
          </table:table-cell>
          <table:table-cell office:value-type="float" office:value="2.242971" calcext:value-type="float">
            <text:p>2.24297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0" calcext:value-type="float">
            <text:p>0</text:p>
          </table:table-cell>
          <table:table-cell office:value-type="float" office:value="163632" calcext:value-type="float">
            <text:p>1636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1</text:p>
          </table:table-cell>
          <table:table-cell office:value-type="float" office:value="2.090194" calcext:value-type="float">
            <text:p>2.090194</text:p>
          </table:table-cell>
          <table:table-cell office:value-type="float" office:value="0.006192" calcext:value-type="float">
            <text:p>0.006192</text:p>
          </table:table-cell>
          <table:table-cell office:value-type="float" office:value="0" calcext:value-type="float">
            <text:p>0</text:p>
          </table:table-cell>
          <table:table-cell office:value-type="float" office:value="139857" calcext:value-type="float">
            <text:p>1398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2</text:p>
          </table:table-cell>
          <table:table-cell office:value-type="float" office:value="2.333282" calcext:value-type="float">
            <text:p>2.333282</text:p>
          </table:table-cell>
          <table:table-cell office:value-type="float" office:value="0.009141" calcext:value-type="float">
            <text:p>0.009141</text:p>
          </table:table-cell>
          <table:table-cell office:value-type="float" office:value="0" calcext:value-type="float">
            <text:p>0</text:p>
          </table:table-cell>
          <table:table-cell office:value-type="float" office:value="174023" calcext:value-type="float">
            <text:p>17402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3</text:p>
          </table:table-cell>
          <table:table-cell office:value-type="float" office:value="2.097677" calcext:value-type="float">
            <text:p>2.097677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0" calcext:value-type="float">
            <text:p>0</text:p>
          </table:table-cell>
          <table:table-cell office:value-type="float" office:value="142819" calcext:value-type="float">
            <text:p>1428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4</text:p>
          </table:table-cell>
          <table:table-cell office:value-type="float" office:value="2.354737" calcext:value-type="float">
            <text:p>2.354737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" calcext:value-type="float">
            <text:p>0</text:p>
          </table:table-cell>
          <table:table-cell office:value-type="float" office:value="129372" calcext:value-type="float">
            <text:p>12937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5</text:p>
          </table:table-cell>
          <table:table-cell office:value-type="float" office:value="1.894461" calcext:value-type="float">
            <text:p>1.894461</text:p>
          </table:table-cell>
          <table:table-cell office:value-type="float" office:value="0.012681" calcext:value-type="float">
            <text:p>0.012681</text:p>
          </table:table-cell>
          <table:table-cell office:value-type="float" office:value="0" calcext:value-type="float">
            <text:p>0</text:p>
          </table:table-cell>
          <table:table-cell office:value-type="float" office:value="245070" calcext:value-type="float">
            <text:p>2450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6</text:p>
          </table:table-cell>
          <table:table-cell office:value-type="float" office:value="2.364531" calcext:value-type="float">
            <text:p>2.364531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" calcext:value-type="float">
            <text:p>0</text:p>
          </table:table-cell>
          <table:table-cell office:value-type="float" office:value="157036" calcext:value-type="float">
            <text:p>15703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7</text:p>
          </table:table-cell>
          <table:table-cell office:value-type="float" office:value="1.647806" calcext:value-type="float">
            <text:p>1.647806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" calcext:value-type="float">
            <text:p>0</text:p>
          </table:table-cell>
          <table:table-cell office:value-type="float" office:value="148938" calcext:value-type="float">
            <text:p>1489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8</text:p>
          </table:table-cell>
          <table:table-cell office:value-type="float" office:value="2.109699" calcext:value-type="float">
            <text:p>2.109699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0" calcext:value-type="float">
            <text:p>0</text:p>
          </table:table-cell>
          <table:table-cell office:value-type="float" office:value="184706" calcext:value-type="float">
            <text:p>1847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29</text:p>
          </table:table-cell>
          <table:table-cell office:value-type="float" office:value="1.146228" calcext:value-type="float">
            <text:p>1.146228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" calcext:value-type="float">
            <text:p>0</text:p>
          </table:table-cell>
          <table:table-cell office:value-type="float" office:value="103354" calcext:value-type="float">
            <text:p>10335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0</text:p>
          </table:table-cell>
          <table:table-cell office:value-type="float" office:value="1.788197" calcext:value-type="float">
            <text:p>1.788197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0" calcext:value-type="float">
            <text:p>0</text:p>
          </table:table-cell>
          <table:table-cell office:value-type="float" office:value="140196" calcext:value-type="float">
            <text:p>14019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1</text:p>
          </table:table-cell>
          <table:table-cell office:value-type="float" office:value="1.428391" calcext:value-type="float">
            <text:p>1.428391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" calcext:value-type="float">
            <text:p>0</text:p>
          </table:table-cell>
          <table:table-cell office:value-type="float" office:value="116374" calcext:value-type="float">
            <text:p>1163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2</text:p>
          </table:table-cell>
          <table:table-cell office:value-type="float" office:value="1.463287" calcext:value-type="float">
            <text:p>1.463287</text:p>
          </table:table-cell>
          <table:table-cell office:value-type="float" office:value="0.010716" calcext:value-type="float">
            <text:p>0.010716</text:p>
          </table:table-cell>
          <table:table-cell office:value-type="float" office:value="0" calcext:value-type="float">
            <text:p>0</text:p>
          </table:table-cell>
          <table:table-cell office:value-type="float" office:value="120159" calcext:value-type="float">
            <text:p>1201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3</text:p>
          </table:table-cell>
          <table:table-cell office:value-type="float" office:value="1.042241" calcext:value-type="float">
            <text:p>1.042241</text:p>
          </table:table-cell>
          <table:table-cell office:value-type="float" office:value="0.017324" calcext:value-type="float">
            <text:p>0.017324</text:p>
          </table:table-cell>
          <table:table-cell office:value-type="float" office:value="0" calcext:value-type="float">
            <text:p>0</text:p>
          </table:table-cell>
          <table:table-cell office:value-type="float" office:value="156730" calcext:value-type="float">
            <text:p>1567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4</text:p>
          </table:table-cell>
          <table:table-cell office:value-type="float" office:value="1.742288" calcext:value-type="float">
            <text:p>1.742288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" calcext:value-type="float">
            <text:p>0</text:p>
          </table:table-cell>
          <table:table-cell office:value-type="float" office:value="142454" calcext:value-type="float">
            <text:p>1424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5</text:p>
          </table:table-cell>
          <table:table-cell office:value-type="float" office:value="1.438431" calcext:value-type="float">
            <text:p>1.438431</text:p>
          </table:table-cell>
          <table:table-cell office:value-type="float" office:value="0.008085" calcext:value-type="float">
            <text:p>0.008085</text:p>
          </table:table-cell>
          <table:table-cell office:value-type="float" office:value="0" calcext:value-type="float">
            <text:p>0</text:p>
          </table:table-cell>
          <table:table-cell office:value-type="float" office:value="155896" calcext:value-type="float">
            <text:p>1558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6</text:p>
          </table:table-cell>
          <table:table-cell office:value-type="float" office:value="1.092905" calcext:value-type="float">
            <text:p>1.092905</text:p>
          </table:table-cell>
          <table:table-cell office:value-type="float" office:value="0.007917" calcext:value-type="float">
            <text:p>0.007917</text:p>
          </table:table-cell>
          <table:table-cell office:value-type="float" office:value="0" calcext:value-type="float">
            <text:p>0</text:p>
          </table:table-cell>
          <table:table-cell office:value-type="float" office:value="115586" calcext:value-type="float">
            <text:p>1155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7</text:p>
          </table:table-cell>
          <table:table-cell office:value-type="float" office:value="1.565264" calcext:value-type="float">
            <text:p>1.565264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" calcext:value-type="float">
            <text:p>0</text:p>
          </table:table-cell>
          <table:table-cell office:value-type="float" office:value="165314" calcext:value-type="float">
            <text:p>1653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8</text:p>
          </table:table-cell>
          <table:table-cell office:value-type="float" office:value="0.897503" calcext:value-type="float">
            <text:p>0.897503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0" calcext:value-type="float">
            <text:p>0</text:p>
          </table:table-cell>
          <table:table-cell office:value-type="float" office:value="153411" calcext:value-type="float">
            <text:p>1534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39</text:p>
          </table:table-cell>
          <table:table-cell office:value-type="float" office:value="0.788317" calcext:value-type="float">
            <text:p>0.788317</text:p>
          </table:table-cell>
          <table:table-cell office:value-type="float" office:value="0.007841" calcext:value-type="float">
            <text:p>0.007841</text:p>
          </table:table-cell>
          <table:table-cell office:value-type="float" office:value="0" calcext:value-type="float">
            <text:p>0</text:p>
          </table:table-cell>
          <table:table-cell office:value-type="float" office:value="156984" calcext:value-type="float">
            <text:p>1569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0</text:p>
          </table:table-cell>
          <table:table-cell office:value-type="float" office:value="0.879025" calcext:value-type="float">
            <text:p>0.879025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0" calcext:value-type="float">
            <text:p>0</text:p>
          </table:table-cell>
          <table:table-cell office:value-type="float" office:value="133573" calcext:value-type="float">
            <text:p>1335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1</text:p>
          </table:table-cell>
          <table:table-cell office:value-type="float" office:value="0.674967" calcext:value-type="float">
            <text:p>0.674967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" calcext:value-type="float">
            <text:p>0</text:p>
          </table:table-cell>
          <table:table-cell office:value-type="float" office:value="105653" calcext:value-type="float">
            <text:p>1056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2</text:p>
          </table:table-cell>
          <table:table-cell office:value-type="float" office:value="0.701782" calcext:value-type="float">
            <text:p>0.701782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0" calcext:value-type="float">
            <text:p>0</text:p>
          </table:table-cell>
          <table:table-cell office:value-type="float" office:value="102588" calcext:value-type="float">
            <text:p>1025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3</text:p>
          </table:table-cell>
          <table:table-cell office:value-type="float" office:value="1.078343" calcext:value-type="float">
            <text:p>1.07834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106830" calcext:value-type="float">
            <text:p>1068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4</text:p>
          </table:table-cell>
          <table:table-cell office:value-type="float" office:value="0.716126" calcext:value-type="float">
            <text:p>0.716126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" calcext:value-type="float">
            <text:p>0</text:p>
          </table:table-cell>
          <table:table-cell office:value-type="float" office:value="172165" calcext:value-type="float">
            <text:p>1721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5</text:p>
          </table:table-cell>
          <table:table-cell office:value-type="float" office:value="0.901472" calcext:value-type="float">
            <text:p>0.901472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" calcext:value-type="float">
            <text:p>0</text:p>
          </table:table-cell>
          <table:table-cell office:value-type="float" office:value="107189" calcext:value-type="float">
            <text:p>1071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6</text:p>
          </table:table-cell>
          <table:table-cell office:value-type="float" office:value="0.681548" calcext:value-type="float">
            <text:p>0.681548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" calcext:value-type="float">
            <text:p>0</text:p>
          </table:table-cell>
          <table:table-cell office:value-type="float" office:value="115745" calcext:value-type="float">
            <text:p>1157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7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" calcext:value-type="float">
            <text:p>0</text:p>
          </table:table-cell>
          <table:table-cell office:value-type="float" office:value="68506" calcext:value-type="float">
            <text:p>685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8</text:p>
          </table:table-cell>
          <table:table-cell office:value-type="float" office:value="0.371649" calcext:value-type="float">
            <text:p>0.371649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" calcext:value-type="float">
            <text:p>0</text:p>
          </table:table-cell>
          <table:table-cell office:value-type="float" office:value="62205" calcext:value-type="float">
            <text:p>622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49</text:p>
          </table:table-cell>
          <table:table-cell office:value-type="float" office:value="1.155585" calcext:value-type="float">
            <text:p>1.155585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0" calcext:value-type="float">
            <text:p>0</text:p>
          </table:table-cell>
          <table:table-cell office:value-type="float" office:value="126561" calcext:value-type="float">
            <text:p>12656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0</text:p>
          </table:table-cell>
          <table:table-cell office:value-type="float" office:value="1.01214" calcext:value-type="float">
            <text:p>1.01214</text:p>
          </table:table-cell>
          <table:table-cell office:value-type="float" office:value="0.015327" calcext:value-type="float">
            <text:p>0.015327</text:p>
          </table:table-cell>
          <table:table-cell office:value-type="float" office:value="0" calcext:value-type="float">
            <text:p>0</text:p>
          </table:table-cell>
          <table:table-cell office:value-type="float" office:value="120051" calcext:value-type="float">
            <text:p>12005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1</text:p>
          </table:table-cell>
          <table:table-cell office:value-type="float" office:value="1.056496" calcext:value-type="float">
            <text:p>1.056496</text:p>
          </table:table-cell>
          <table:table-cell office:value-type="float" office:value="0.009627" calcext:value-type="float">
            <text:p>0.009627</text:p>
          </table:table-cell>
          <table:table-cell office:value-type="float" office:value="0" calcext:value-type="float">
            <text:p>0</text:p>
          </table:table-cell>
          <table:table-cell office:value-type="float" office:value="138517" calcext:value-type="float">
            <text:p>13851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2</text:p>
          </table:table-cell>
          <table:table-cell office:value-type="float" office:value="0.810385" calcext:value-type="float">
            <text:p>0.810385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" calcext:value-type="float">
            <text:p>0</text:p>
          </table:table-cell>
          <table:table-cell office:value-type="float" office:value="137022" calcext:value-type="float">
            <text:p>13702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3</text:p>
          </table:table-cell>
          <table:table-cell office:value-type="float" office:value="0.585502" calcext:value-type="float">
            <text:p>0.585502</text:p>
          </table:table-cell>
          <table:table-cell office:value-type="float" office:value="0.015166" calcext:value-type="float">
            <text:p>0.015166</text:p>
          </table:table-cell>
          <table:table-cell office:value-type="float" office:value="0" calcext:value-type="float">
            <text:p>0</text:p>
          </table:table-cell>
          <table:table-cell office:value-type="float" office:value="145133" calcext:value-type="float">
            <text:p>14513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4</text:p>
          </table:table-cell>
          <table:table-cell office:value-type="float" office:value="0.594048" calcext:value-type="float">
            <text:p>0.594048</text:p>
          </table:table-cell>
          <table:table-cell office:value-type="float" office:value="0.029793" calcext:value-type="float">
            <text:p>0.029793</text:p>
          </table:table-cell>
          <table:table-cell office:value-type="float" office:value="0" calcext:value-type="float">
            <text:p>0</text:p>
          </table:table-cell>
          <table:table-cell office:value-type="float" office:value="147877" calcext:value-type="float">
            <text:p>14787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5</text:p>
          </table:table-cell>
          <table:table-cell office:value-type="float" office:value="1.060184" calcext:value-type="float">
            <text:p>1.060184</text:p>
          </table:table-cell>
          <table:table-cell office:value-type="float" office:value="0.030523" calcext:value-type="float">
            <text:p>0.030523</text:p>
          </table:table-cell>
          <table:table-cell office:value-type="float" office:value="0" calcext:value-type="float">
            <text:p>0</text:p>
          </table:table-cell>
          <table:table-cell office:value-type="float" office:value="97027" calcext:value-type="float">
            <text:p>97027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6</text:p>
          </table:table-cell>
          <table:table-cell office:value-type="float" office:value="0.935878" calcext:value-type="float">
            <text:p>0.935878</text:p>
          </table:table-cell>
          <table:table-cell office:value-type="float" office:value="0.016816" calcext:value-type="float">
            <text:p>0.016816</text:p>
          </table:table-cell>
          <table:table-cell office:value-type="float" office:value="0" calcext:value-type="float">
            <text:p>0</text:p>
          </table:table-cell>
          <table:table-cell office:value-type="float" office:value="120127" calcext:value-type="float">
            <text:p>12012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7</text:p>
          </table:table-cell>
          <table:table-cell office:value-type="float" office:value="0.866801" calcext:value-type="float">
            <text:p>0.866801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" calcext:value-type="float">
            <text:p>0</text:p>
          </table:table-cell>
          <table:table-cell office:value-type="float" office:value="106079" calcext:value-type="float">
            <text:p>10607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8</text:p>
          </table:table-cell>
          <table:table-cell office:value-type="float" office:value="0.878604" calcext:value-type="float">
            <text:p>0.878604</text:p>
          </table:table-cell>
          <table:table-cell office:value-type="float" office:value="0.013017" calcext:value-type="float">
            <text:p>0.013017</text:p>
          </table:table-cell>
          <table:table-cell office:value-type="float" office:value="0" calcext:value-type="float">
            <text:p>0</text:p>
          </table:table-cell>
          <table:table-cell office:value-type="float" office:value="188777" calcext:value-type="float">
            <text:p>18877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4:59</text:p>
          </table:table-cell>
          <table:table-cell office:value-type="float" office:value="0.624407" calcext:value-type="float">
            <text:p>0.624407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" calcext:value-type="float">
            <text:p>0</text:p>
          </table:table-cell>
          <table:table-cell office:value-type="float" office:value="172460" calcext:value-type="float">
            <text:p>17246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0</text:p>
          </table:table-cell>
          <table:table-cell office:value-type="float" office:value="0.224813" calcext:value-type="float">
            <text:p>0.224813</text:p>
          </table:table-cell>
          <table:table-cell office:value-type="float" office:value="0.024468" calcext:value-type="float">
            <text:p>0.024468</text:p>
          </table:table-cell>
          <table:table-cell office:value-type="float" office:value="0" calcext:value-type="float">
            <text:p>0</text:p>
          </table:table-cell>
          <table:table-cell office:value-type="float" office:value="157745" calcext:value-type="float">
            <text:p>15774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1</text:p>
          </table:table-cell>
          <table:table-cell office:value-type="float" office:value="0.500822" calcext:value-type="float">
            <text:p>0.500822</text:p>
          </table:table-cell>
          <table:table-cell office:value-type="float" office:value="0.058876" calcext:value-type="float">
            <text:p>0.058876</text:p>
          </table:table-cell>
          <table:table-cell office:value-type="float" office:value="0" calcext:value-type="float">
            <text:p>0</text:p>
          </table:table-cell>
          <table:table-cell office:value-type="float" office:value="163495" calcext:value-type="float">
            <text:p>16349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2</text:p>
          </table:table-cell>
          <table:table-cell office:value-type="float" office:value="0.615648" calcext:value-type="float">
            <text:p>0.615648</text:p>
          </table:table-cell>
          <table:table-cell office:value-type="float" office:value="0.084953" calcext:value-type="float">
            <text:p>0.084953</text:p>
          </table:table-cell>
          <table:table-cell office:value-type="float" office:value="0" calcext:value-type="float">
            <text:p>0</text:p>
          </table:table-cell>
          <table:table-cell office:value-type="float" office:value="147999" calcext:value-type="float">
            <text:p>14799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3</text:p>
          </table:table-cell>
          <table:table-cell office:value-type="float" office:value="0.506585" calcext:value-type="float">
            <text:p>0.506585</text:p>
          </table:table-cell>
          <table:table-cell office:value-type="float" office:value="0.094354" calcext:value-type="float">
            <text:p>0.094354</text:p>
          </table:table-cell>
          <table:table-cell office:value-type="float" office:value="0" calcext:value-type="float">
            <text:p>0</text:p>
          </table:table-cell>
          <table:table-cell office:value-type="float" office:value="155574" calcext:value-type="float">
            <text:p>15557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4</text:p>
          </table:table-cell>
          <table:table-cell office:value-type="float" office:value="0.507071" calcext:value-type="float">
            <text:p>0.507071</text:p>
          </table:table-cell>
          <table:table-cell office:value-type="float" office:value="0.062874" calcext:value-type="float">
            <text:p>0.062874</text:p>
          </table:table-cell>
          <table:table-cell office:value-type="float" office:value="0" calcext:value-type="float">
            <text:p>0</text:p>
          </table:table-cell>
          <table:table-cell office:value-type="float" office:value="133418" calcext:value-type="float">
            <text:p>13341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5</text:p>
          </table:table-cell>
          <table:table-cell office:value-type="float" office:value="0.302411" calcext:value-type="float">
            <text:p>0.302411</text:p>
          </table:table-cell>
          <table:table-cell office:value-type="float" office:value="0.035229" calcext:value-type="float">
            <text:p>0.035229</text:p>
          </table:table-cell>
          <table:table-cell office:value-type="float" office:value="0" calcext:value-type="float">
            <text:p>0</text:p>
          </table:table-cell>
          <table:table-cell office:value-type="float" office:value="164250" calcext:value-type="float">
            <text:p>16425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6</text:p>
          </table:table-cell>
          <table:table-cell office:value-type="float" office:value="0.325654" calcext:value-type="float">
            <text:p>0.325654</text:p>
          </table:table-cell>
          <table:table-cell office:value-type="float" office:value="0.025276" calcext:value-type="float">
            <text:p>0.025276</text:p>
          </table:table-cell>
          <table:table-cell office:value-type="float" office:value="0" calcext:value-type="float">
            <text:p>0</text:p>
          </table:table-cell>
          <table:table-cell office:value-type="float" office:value="175748" calcext:value-type="float">
            <text:p>175748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7</text:p>
          </table:table-cell>
          <table:table-cell office:value-type="float" office:value="0.372735" calcext:value-type="float">
            <text:p>0.372735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" calcext:value-type="float">
            <text:p>0</text:p>
          </table:table-cell>
          <table:table-cell office:value-type="float" office:value="131154" calcext:value-type="float">
            <text:p>13115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8</text:p>
          </table:table-cell>
          <table:table-cell office:value-type="float" office:value="0.368609" calcext:value-type="float">
            <text:p>0.368609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0" calcext:value-type="float">
            <text:p>0</text:p>
          </table:table-cell>
          <table:table-cell office:value-type="float" office:value="142820" calcext:value-type="float">
            <text:p>14282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09</text:p>
          </table:table-cell>
          <table:table-cell office:value-type="float" office:value="0.308975" calcext:value-type="float">
            <text:p>0.308975</text:p>
          </table:table-cell>
          <table:table-cell office:value-type="float" office:value="0.043226" calcext:value-type="float">
            <text:p>0.043226</text:p>
          </table:table-cell>
          <table:table-cell office:value-type="float" office:value="0" calcext:value-type="float">
            <text:p>0</text:p>
          </table:table-cell>
          <table:table-cell office:value-type="float" office:value="175893" calcext:value-type="float">
            <text:p>17589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0</text:p>
          </table:table-cell>
          <table:table-cell office:value-type="float" office:value="0.308909" calcext:value-type="float">
            <text:p>0.308909</text:p>
          </table:table-cell>
          <table:table-cell office:value-type="float" office:value="0.028688" calcext:value-type="float">
            <text:p>0.028688</text:p>
          </table:table-cell>
          <table:table-cell office:value-type="float" office:value="0" calcext:value-type="float">
            <text:p>0</text:p>
          </table:table-cell>
          <table:table-cell office:value-type="float" office:value="153280" calcext:value-type="float">
            <text:p>15328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1</text:p>
          </table:table-cell>
          <table:table-cell office:value-type="float" office:value="0.284348" calcext:value-type="float">
            <text:p>0.284348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0" calcext:value-type="float">
            <text:p>0</text:p>
          </table:table-cell>
          <table:table-cell office:value-type="float" office:value="161554" calcext:value-type="float">
            <text:p>16155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2</text:p>
          </table:table-cell>
          <table:table-cell office:value-type="float" office:value="0.320545" calcext:value-type="float">
            <text:p>0.320545</text:p>
          </table:table-cell>
          <table:table-cell office:value-type="float" office:value="0.032694" calcext:value-type="float">
            <text:p>0.032694</text:p>
          </table:table-cell>
          <table:table-cell office:value-type="float" office:value="0" calcext:value-type="float">
            <text:p>0</text:p>
          </table:table-cell>
          <table:table-cell office:value-type="float" office:value="159481" calcext:value-type="float">
            <text:p>15948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3</text:p>
          </table:table-cell>
          <table:table-cell office:value-type="float" office:value="0.332345" calcext:value-type="float">
            <text:p>0.332345</text:p>
          </table:table-cell>
          <table:table-cell office:value-type="float" office:value="0.026898" calcext:value-type="float">
            <text:p>0.026898</text:p>
          </table:table-cell>
          <table:table-cell office:value-type="float" office:value="0" calcext:value-type="float">
            <text:p>0</text:p>
          </table:table-cell>
          <table:table-cell office:value-type="float" office:value="145872" calcext:value-type="float">
            <text:p>14587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4</text:p>
          </table:table-cell>
          <table:table-cell office:value-type="float" office:value="0.246835" calcext:value-type="float">
            <text:p>0.246835</text:p>
          </table:table-cell>
          <table:table-cell office:value-type="float" office:value="0.024043" calcext:value-type="float">
            <text:p>0.024043</text:p>
          </table:table-cell>
          <table:table-cell office:value-type="float" office:value="0" calcext:value-type="float">
            <text:p>0</text:p>
          </table:table-cell>
          <table:table-cell office:value-type="float" office:value="148399" calcext:value-type="float">
            <text:p>148399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5</text:p>
          </table:table-cell>
          <table:table-cell office:value-type="float" office:value="1.28885" calcext:value-type="float">
            <text:p>1.28885</text:p>
          </table:table-cell>
          <table:table-cell office:value-type="float" office:value="0.014271" calcext:value-type="float">
            <text:p>0.014271</text:p>
          </table:table-cell>
          <table:table-cell office:value-type="float" office:value="0" calcext:value-type="float">
            <text:p>0</text:p>
          </table:table-cell>
          <table:table-cell office:value-type="float" office:value="166300" calcext:value-type="float">
            <text:p>16630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6</text:p>
          </table:table-cell>
          <table:table-cell office:value-type="float" office:value="1.568819" calcext:value-type="float">
            <text:p>1.568819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0" calcext:value-type="float">
            <text:p>0</text:p>
          </table:table-cell>
          <table:table-cell office:value-type="float" office:value="135719" calcext:value-type="float">
            <text:p>13571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7</text:p>
          </table:table-cell>
          <table:table-cell office:value-type="float" office:value="1.500842" calcext:value-type="float">
            <text:p>1.500842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" calcext:value-type="float">
            <text:p>0</text:p>
          </table:table-cell>
          <table:table-cell office:value-type="float" office:value="125367" calcext:value-type="float">
            <text:p>12536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8</text:p>
          </table:table-cell>
          <table:table-cell office:value-type="float" office:value="0.93059" calcext:value-type="float">
            <text:p>0.93059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0" calcext:value-type="float">
            <text:p>0</text:p>
          </table:table-cell>
          <table:table-cell office:value-type="float" office:value="104094" calcext:value-type="float">
            <text:p>10409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19</text:p>
          </table:table-cell>
          <table:table-cell office:value-type="float" office:value="0.781047" calcext:value-type="float">
            <text:p>0.781047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" calcext:value-type="float">
            <text:p>0</text:p>
          </table:table-cell>
          <table:table-cell office:value-type="float" office:value="96125" calcext:value-type="float">
            <text:p>9612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0</text:p>
          </table:table-cell>
          <table:table-cell office:value-type="float" office:value="0.868019" calcext:value-type="float">
            <text:p>0.868019</text:p>
          </table:table-cell>
          <table:table-cell office:value-type="float" office:value="0.009949" calcext:value-type="float">
            <text:p>0.009949</text:p>
          </table:table-cell>
          <table:table-cell office:value-type="float" office:value="0" calcext:value-type="float">
            <text:p>0</text:p>
          </table:table-cell>
          <table:table-cell office:value-type="float" office:value="147467" calcext:value-type="float">
            <text:p>1474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1</text:p>
          </table:table-cell>
          <table:table-cell office:value-type="float" office:value="0.797023" calcext:value-type="float">
            <text:p>0.797023</text:p>
          </table:table-cell>
          <table:table-cell office:value-type="float" office:value="0.010039" calcext:value-type="float">
            <text:p>0.010039</text:p>
          </table:table-cell>
          <table:table-cell office:value-type="float" office:value="0" calcext:value-type="float">
            <text:p>0</text:p>
          </table:table-cell>
          <table:table-cell office:value-type="float" office:value="150575" calcext:value-type="float">
            <text:p>15057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2</text:p>
          </table:table-cell>
          <table:table-cell office:value-type="float" office:value="0.292466" calcext:value-type="float">
            <text:p>0.292466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" calcext:value-type="float">
            <text:p>0</text:p>
          </table:table-cell>
          <table:table-cell office:value-type="float" office:value="148400" calcext:value-type="float">
            <text:p>1484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3</text:p>
          </table:table-cell>
          <table:table-cell office:value-type="float" office:value="0.166514" calcext:value-type="float">
            <text:p>0.16651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0" calcext:value-type="float">
            <text:p>0</text:p>
          </table:table-cell>
          <table:table-cell office:value-type="float" office:value="153311" calcext:value-type="float">
            <text:p>15331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4</text:p>
          </table:table-cell>
          <table:table-cell office:value-type="float" office:value="0.40628" calcext:value-type="float">
            <text:p>0.40628</text:p>
          </table:table-cell>
          <table:table-cell office:value-type="float" office:value="0.033413" calcext:value-type="float">
            <text:p>0.033413</text:p>
          </table:table-cell>
          <table:table-cell office:value-type="float" office:value="0" calcext:value-type="float">
            <text:p>0</text:p>
          </table:table-cell>
          <table:table-cell office:value-type="float" office:value="163421" calcext:value-type="float">
            <text:p>16342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5</text:p>
          </table:table-cell>
          <table:table-cell office:value-type="float" office:value="0.438716" calcext:value-type="float">
            <text:p>0.438716</text:p>
          </table:table-cell>
          <table:table-cell office:value-type="float" office:value="0.090172" calcext:value-type="float">
            <text:p>0.090172</text:p>
          </table:table-cell>
          <table:table-cell office:value-type="float" office:value="0" calcext:value-type="float">
            <text:p>0</text:p>
          </table:table-cell>
          <table:table-cell office:value-type="float" office:value="150194" calcext:value-type="float">
            <text:p>1501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6</text:p>
          </table:table-cell>
          <table:table-cell office:value-type="float" office:value="0.425861" calcext:value-type="float">
            <text:p>0.425861</text:p>
          </table:table-cell>
          <table:table-cell office:value-type="float" office:value="0.042006" calcext:value-type="float">
            <text:p>0.042006</text:p>
          </table:table-cell>
          <table:table-cell office:value-type="float" office:value="0" calcext:value-type="float">
            <text:p>0</text:p>
          </table:table-cell>
          <table:table-cell office:value-type="float" office:value="175633" calcext:value-type="float">
            <text:p>17563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7</text:p>
          </table:table-cell>
          <table:table-cell office:value-type="float" office:value="0.35811" calcext:value-type="float">
            <text:p>0.35811</text:p>
          </table:table-cell>
          <table:table-cell office:value-type="float" office:value="0.026094" calcext:value-type="float">
            <text:p>0.026094</text:p>
          </table:table-cell>
          <table:table-cell office:value-type="float" office:value="0" calcext:value-type="float">
            <text:p>0</text:p>
          </table:table-cell>
          <table:table-cell office:value-type="float" office:value="147121" calcext:value-type="float">
            <text:p>14712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8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036277" calcext:value-type="float">
            <text:p>0.036277</text:p>
          </table:table-cell>
          <table:table-cell office:value-type="float" office:value="0" calcext:value-type="float">
            <text:p>0</text:p>
          </table:table-cell>
          <table:table-cell office:value-type="float" office:value="158768" calcext:value-type="float">
            <text:p>15876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29</text:p>
          </table:table-cell>
          <table:table-cell office:value-type="float" office:value="0.238564" calcext:value-type="float">
            <text:p>0.238564</text:p>
          </table:table-cell>
          <table:table-cell office:value-type="float" office:value="0.026071" calcext:value-type="float">
            <text:p>0.026071</text:p>
          </table:table-cell>
          <table:table-cell office:value-type="float" office:value="0" calcext:value-type="float">
            <text:p>0</text:p>
          </table:table-cell>
          <table:table-cell office:value-type="float" office:value="165466" calcext:value-type="float">
            <text:p>16546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0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025393" calcext:value-type="float">
            <text:p>0.025393</text:p>
          </table:table-cell>
          <table:table-cell office:value-type="float" office:value="0" calcext:value-type="float">
            <text:p>0</text:p>
          </table:table-cell>
          <table:table-cell office:value-type="float" office:value="181639" calcext:value-type="float">
            <text:p>18163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1</text:p>
          </table:table-cell>
          <table:table-cell office:value-type="float" office:value="1.389236" calcext:value-type="float">
            <text:p>1.389236</text:p>
          </table:table-cell>
          <table:table-cell office:value-type="float" office:value="0.014703" calcext:value-type="float">
            <text:p>0.014703</text:p>
          </table:table-cell>
          <table:table-cell office:value-type="float" office:value="0" calcext:value-type="float">
            <text:p>0</text:p>
          </table:table-cell>
          <table:table-cell office:value-type="float" office:value="122025" calcext:value-type="float">
            <text:p>122025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2</text:p>
          </table:table-cell>
          <table:table-cell office:value-type="float" office:value="1.630469" calcext:value-type="float">
            <text:p>1.630469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0" calcext:value-type="float">
            <text:p>0</text:p>
          </table:table-cell>
          <table:table-cell office:value-type="float" office:value="111901" calcext:value-type="float">
            <text:p>11190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3</text:p>
          </table:table-cell>
          <table:table-cell office:value-type="float" office:value="1.200578" calcext:value-type="float">
            <text:p>1.200578</text:p>
          </table:table-cell>
          <table:table-cell office:value-type="float" office:value="0.006114" calcext:value-type="float">
            <text:p>0.006114</text:p>
          </table:table-cell>
          <table:table-cell office:value-type="float" office:value="0" calcext:value-type="float">
            <text:p>0</text:p>
          </table:table-cell>
          <table:table-cell office:value-type="float" office:value="114006" calcext:value-type="float">
            <text:p>11400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4</text:p>
          </table:table-cell>
          <table:table-cell office:value-type="float" office:value="0.861809" calcext:value-type="float">
            <text:p>0.86180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office:value-type="float" office:value="121135" calcext:value-type="float">
            <text:p>12113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5</text:p>
          </table:table-cell>
          <table:table-cell office:value-type="float" office:value="0.780077" calcext:value-type="float">
            <text:p>0.780077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" calcext:value-type="float">
            <text:p>0</text:p>
          </table:table-cell>
          <table:table-cell office:value-type="float" office:value="111938" calcext:value-type="float">
            <text:p>1119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6</text:p>
          </table:table-cell>
          <table:table-cell office:value-type="float" office:value="0.845483" calcext:value-type="float">
            <text:p>0.845483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0" calcext:value-type="float">
            <text:p>0</text:p>
          </table:table-cell>
          <table:table-cell office:value-type="float" office:value="121043" calcext:value-type="float">
            <text:p>12104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7</text:p>
          </table:table-cell>
          <table:table-cell office:value-type="float" office:value="0.818694" calcext:value-type="float">
            <text:p>0.818694</text:p>
          </table:table-cell>
          <table:table-cell office:value-type="float" office:value="0.009371" calcext:value-type="float">
            <text:p>0.009371</text:p>
          </table:table-cell>
          <table:table-cell office:value-type="float" office:value="0" calcext:value-type="float">
            <text:p>0</text:p>
          </table:table-cell>
          <table:table-cell office:value-type="float" office:value="141246" calcext:value-type="float">
            <text:p>14124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8</text:p>
          </table:table-cell>
          <table:table-cell office:value-type="float" office:value="0.621482" calcext:value-type="float">
            <text:p>0.621482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0" calcext:value-type="float">
            <text:p>0</text:p>
          </table:table-cell>
          <table:table-cell office:value-type="float" office:value="142847" calcext:value-type="float">
            <text:p>14284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39</text:p>
          </table:table-cell>
          <table:table-cell office:value-type="float" office:value="0.190819" calcext:value-type="float">
            <text:p>0.190819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" calcext:value-type="float">
            <text:p>0</text:p>
          </table:table-cell>
          <table:table-cell office:value-type="float" office:value="184729" calcext:value-type="float">
            <text:p>18472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0</text:p>
          </table:table-cell>
          <table:table-cell office:value-type="float" office:value="0.975528" calcext:value-type="float">
            <text:p>0.975528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" calcext:value-type="float">
            <text:p>0</text:p>
          </table:table-cell>
          <table:table-cell office:value-type="float" office:value="124198" calcext:value-type="float">
            <text:p>12419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1</text:p>
          </table:table-cell>
          <table:table-cell office:value-type="float" office:value="1.304415" calcext:value-type="float">
            <text:p>1.304415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" calcext:value-type="float">
            <text:p>0</text:p>
          </table:table-cell>
          <table:table-cell office:value-type="float" office:value="113851" calcext:value-type="float">
            <text:p>11385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2</text:p>
          </table:table-cell>
          <table:table-cell office:value-type="float" office:value="1.170824" calcext:value-type="float">
            <text:p>1.170824</text:p>
          </table:table-cell>
          <table:table-cell office:value-type="float" office:value="0.017724" calcext:value-type="float">
            <text:p>0.017724</text:p>
          </table:table-cell>
          <table:table-cell office:value-type="float" office:value="0" calcext:value-type="float">
            <text:p>0</text:p>
          </table:table-cell>
          <table:table-cell office:value-type="float" office:value="144104" calcext:value-type="float">
            <text:p>14410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3</text:p>
          </table:table-cell>
          <table:table-cell office:value-type="float" office:value="0.674508" calcext:value-type="float">
            <text:p>0.674508</text:p>
          </table:table-cell>
          <table:table-cell office:value-type="float" office:value="0.022615" calcext:value-type="float">
            <text:p>0.022615</text:p>
          </table:table-cell>
          <table:table-cell office:value-type="float" office:value="0" calcext:value-type="float">
            <text:p>0</text:p>
          </table:table-cell>
          <table:table-cell office:value-type="float" office:value="159590" calcext:value-type="float">
            <text:p>15959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4</text:p>
          </table:table-cell>
          <table:table-cell office:value-type="float" office:value="0.354894" calcext:value-type="float">
            <text:p>0.354894</text:p>
          </table:table-cell>
          <table:table-cell office:value-type="float" office:value="0.020929" calcext:value-type="float">
            <text:p>0.020929</text:p>
          </table:table-cell>
          <table:table-cell office:value-type="float" office:value="0" calcext:value-type="float">
            <text:p>0</text:p>
          </table:table-cell>
          <table:table-cell office:value-type="float" office:value="147715" calcext:value-type="float">
            <text:p>1477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5</text:p>
          </table:table-cell>
          <table:table-cell office:value-type="float" office:value="0.438331" calcext:value-type="float">
            <text:p>0.438331</text:p>
          </table:table-cell>
          <table:table-cell office:value-type="float" office:value="0.050819" calcext:value-type="float">
            <text:p>0.050819</text:p>
          </table:table-cell>
          <table:table-cell office:value-type="float" office:value="0" calcext:value-type="float">
            <text:p>0</text:p>
          </table:table-cell>
          <table:table-cell office:value-type="float" office:value="141555" calcext:value-type="float">
            <text:p>14155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6</text:p>
          </table:table-cell>
          <table:table-cell office:value-type="float" office:value="0.487266" calcext:value-type="float">
            <text:p>0.487266</text:p>
          </table:table-cell>
          <table:table-cell office:value-type="float" office:value="0.056052" calcext:value-type="float">
            <text:p>0.056052</text:p>
          </table:table-cell>
          <table:table-cell office:value-type="float" office:value="0" calcext:value-type="float">
            <text:p>0</text:p>
          </table:table-cell>
          <table:table-cell office:value-type="float" office:value="136968" calcext:value-type="float">
            <text:p>13696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7</text:p>
          </table:table-cell>
          <table:table-cell office:value-type="float" office:value="0.457292" calcext:value-type="float">
            <text:p>0.457292</text:p>
          </table:table-cell>
          <table:table-cell office:value-type="float" office:value="0.053068" calcext:value-type="float">
            <text:p>0.053068</text:p>
          </table:table-cell>
          <table:table-cell office:value-type="float" office:value="0" calcext:value-type="float">
            <text:p>0</text:p>
          </table:table-cell>
          <table:table-cell office:value-type="float" office:value="170895" calcext:value-type="float">
            <text:p>17089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8</text:p>
          </table:table-cell>
          <table:table-cell office:value-type="float" office:value="0.295781" calcext:value-type="float">
            <text:p>0.295781</text:p>
          </table:table-cell>
          <table:table-cell office:value-type="float" office:value="0.024525" calcext:value-type="float">
            <text:p>0.024525</text:p>
          </table:table-cell>
          <table:table-cell office:value-type="float" office:value="0" calcext:value-type="float">
            <text:p>0</text:p>
          </table:table-cell>
          <table:table-cell office:value-type="float" office:value="134930" calcext:value-type="float">
            <text:p>13493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49</text:p>
          </table:table-cell>
          <table:table-cell office:value-type="float" office:value="0.229669" calcext:value-type="float">
            <text:p>0.229669</text:p>
          </table:table-cell>
          <table:table-cell office:value-type="float" office:value="0.028708" calcext:value-type="float">
            <text:p>0.028708</text:p>
          </table:table-cell>
          <table:table-cell office:value-type="float" office:value="0" calcext:value-type="float">
            <text:p>0</text:p>
          </table:table-cell>
          <table:table-cell office:value-type="float" office:value="167569" calcext:value-type="float">
            <text:p>16756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0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029607" calcext:value-type="float">
            <text:p>0.029607</text:p>
          </table:table-cell>
          <table:table-cell office:value-type="float" office:value="0" calcext:value-type="float">
            <text:p>0</text:p>
          </table:table-cell>
          <table:table-cell office:value-type="float" office:value="152207" calcext:value-type="float">
            <text:p>15220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1</text:p>
          </table:table-cell>
          <table:table-cell office:value-type="float" office:value="0.298018" calcext:value-type="float">
            <text:p>0.298018</text:p>
          </table:table-cell>
          <table:table-cell office:value-type="float" office:value="0.040352" calcext:value-type="float">
            <text:p>0.040352</text:p>
          </table:table-cell>
          <table:table-cell office:value-type="float" office:value="0" calcext:value-type="float">
            <text:p>0</text:p>
          </table:table-cell>
          <table:table-cell office:value-type="float" office:value="157632" calcext:value-type="float">
            <text:p>15763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2</text:p>
          </table:table-cell>
          <table:table-cell office:value-type="float" office:value="0.363872" calcext:value-type="float">
            <text:p>0.363872</text:p>
          </table:table-cell>
          <table:table-cell office:value-type="float" office:value="0.050165" calcext:value-type="float">
            <text:p>0.050165</text:p>
          </table:table-cell>
          <table:table-cell office:value-type="float" office:value="0" calcext:value-type="float">
            <text:p>0</text:p>
          </table:table-cell>
          <table:table-cell office:value-type="float" office:value="149783" calcext:value-type="float">
            <text:p>14978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3</text:p>
          </table:table-cell>
          <table:table-cell office:value-type="float" office:value="0.373038" calcext:value-type="float">
            <text:p>0.373038</text:p>
          </table:table-cell>
          <table:table-cell office:value-type="float" office:value="0.053779" calcext:value-type="float">
            <text:p>0.053779</text:p>
          </table:table-cell>
          <table:table-cell office:value-type="float" office:value="0" calcext:value-type="float">
            <text:p>0</text:p>
          </table:table-cell>
          <table:table-cell office:value-type="float" office:value="173346" calcext:value-type="float">
            <text:p>17334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4</text:p>
          </table:table-cell>
          <table:table-cell office:value-type="float" office:value="0.414834" calcext:value-type="float">
            <text:p>0.414834</text:p>
          </table:table-cell>
          <table:table-cell office:value-type="float" office:value="0.056555" calcext:value-type="float">
            <text:p>0.056555</text:p>
          </table:table-cell>
          <table:table-cell office:value-type="float" office:value="0" calcext:value-type="float">
            <text:p>0</text:p>
          </table:table-cell>
          <table:table-cell office:value-type="float" office:value="175970" calcext:value-type="float">
            <text:p>17597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5</text:p>
          </table:table-cell>
          <table:table-cell office:value-type="float" office:value="0.511225" calcext:value-type="float">
            <text:p>0.511225</text:p>
          </table:table-cell>
          <table:table-cell office:value-type="float" office:value="0.054865" calcext:value-type="float">
            <text:p>0.054865</text:p>
          </table:table-cell>
          <table:table-cell office:value-type="float" office:value="0" calcext:value-type="float">
            <text:p>0</text:p>
          </table:table-cell>
          <table:table-cell office:value-type="float" office:value="158591" calcext:value-type="float">
            <text:p>15859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6</text:p>
          </table:table-cell>
          <table:table-cell office:value-type="float" office:value="0.533733" calcext:value-type="float">
            <text:p>0.533733</text:p>
          </table:table-cell>
          <table:table-cell office:value-type="float" office:value="0.042761" calcext:value-type="float">
            <text:p>0.042761</text:p>
          </table:table-cell>
          <table:table-cell office:value-type="float" office:value="0" calcext:value-type="float">
            <text:p>0</text:p>
          </table:table-cell>
          <table:table-cell office:value-type="float" office:value="157714" calcext:value-type="float">
            <text:p>15771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7</text:p>
          </table:table-cell>
          <table:table-cell office:value-type="float" office:value="0.556242" calcext:value-type="float">
            <text:p>0.556242</text:p>
          </table:table-cell>
          <table:table-cell office:value-type="float" office:value="0.040351" calcext:value-type="float">
            <text:p>0.040351</text:p>
          </table:table-cell>
          <table:table-cell office:value-type="float" office:value="0" calcext:value-type="float">
            <text:p>0</text:p>
          </table:table-cell>
          <table:table-cell office:value-type="float" office:value="149069" calcext:value-type="float">
            <text:p>14906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8</text:p>
          </table:table-cell>
          <table:table-cell office:value-type="float" office:value="0.904164" calcext:value-type="float">
            <text:p>0.904164</text:p>
          </table:table-cell>
          <table:table-cell office:value-type="float" office:value="0.032762" calcext:value-type="float">
            <text:p>0.032762</text:p>
          </table:table-cell>
          <table:table-cell office:value-type="float" office:value="0" calcext:value-type="float">
            <text:p>0</text:p>
          </table:table-cell>
          <table:table-cell office:value-type="float" office:value="152084" calcext:value-type="float">
            <text:p>15208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5:59</text:p>
          </table:table-cell>
          <table:table-cell office:value-type="float" office:value="1.814237" calcext:value-type="float">
            <text:p>1.814237</text:p>
          </table:table-cell>
          <table:table-cell office:value-type="float" office:value="0.020116" calcext:value-type="float">
            <text:p>0.020116</text:p>
          </table:table-cell>
          <table:table-cell office:value-type="float" office:value="0" calcext:value-type="float">
            <text:p>0</text:p>
          </table:table-cell>
          <table:table-cell office:value-type="float" office:value="145737" calcext:value-type="float">
            <text:p>14573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0</text:p>
          </table:table-cell>
          <table:table-cell office:value-type="float" office:value="1.698213" calcext:value-type="float">
            <text:p>1.698213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0" calcext:value-type="float">
            <text:p>0</text:p>
          </table:table-cell>
          <table:table-cell office:value-type="float" office:value="136164" calcext:value-type="float">
            <text:p>13616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1</text:p>
          </table:table-cell>
          <table:table-cell office:value-type="float" office:value="1.606717" calcext:value-type="float">
            <text:p>1.606717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" calcext:value-type="float">
            <text:p>0</text:p>
          </table:table-cell>
          <table:table-cell office:value-type="float" office:value="132880" calcext:value-type="float">
            <text:p>13288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2</text:p>
          </table:table-cell>
          <table:table-cell office:value-type="float" office:value="1.517809" calcext:value-type="float">
            <text:p>1.517809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" calcext:value-type="float">
            <text:p>0</text:p>
          </table:table-cell>
          <table:table-cell office:value-type="float" office:value="163907" calcext:value-type="float">
            <text:p>16390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3</text:p>
          </table:table-cell>
          <table:table-cell office:value-type="float" office:value="2.223868" calcext:value-type="float">
            <text:p>2.223868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" calcext:value-type="float">
            <text:p>0</text:p>
          </table:table-cell>
          <table:table-cell office:value-type="float" office:value="98585" calcext:value-type="float">
            <text:p>9858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4</text:p>
          </table:table-cell>
          <table:table-cell office:value-type="float" office:value="2.171222" calcext:value-type="float">
            <text:p>2.171222</text:p>
          </table:table-cell>
          <table:table-cell office:value-type="float" office:value="0.006595" calcext:value-type="float">
            <text:p>0.006595</text:p>
          </table:table-cell>
          <table:table-cell office:value-type="float" office:value="0" calcext:value-type="float">
            <text:p>0</text:p>
          </table:table-cell>
          <table:table-cell office:value-type="float" office:value="143145" calcext:value-type="float">
            <text:p>1431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5</text:p>
          </table:table-cell>
          <table:table-cell office:value-type="float" office:value="2.193763" calcext:value-type="float">
            <text:p>2.193763</text:p>
          </table:table-cell>
          <table:table-cell office:value-type="float" office:value="0.007699" calcext:value-type="float">
            <text:p>0.007699</text:p>
          </table:table-cell>
          <table:table-cell office:value-type="float" office:value="0" calcext:value-type="float">
            <text:p>0</text:p>
          </table:table-cell>
          <table:table-cell office:value-type="float" office:value="135680" calcext:value-type="float">
            <text:p>13568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6</text:p>
          </table:table-cell>
          <table:table-cell office:value-type="float" office:value="1.375967" calcext:value-type="float">
            <text:p>1.375967</text:p>
          </table:table-cell>
          <table:table-cell office:value-type="float" office:value="0.004807" calcext:value-type="float">
            <text:p>0.004807</text:p>
          </table:table-cell>
          <table:table-cell office:value-type="float" office:value="0" calcext:value-type="float">
            <text:p>0</text:p>
          </table:table-cell>
          <table:table-cell office:value-type="float" office:value="108196" calcext:value-type="float">
            <text:p>10819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7</text:p>
          </table:table-cell>
          <table:table-cell office:value-type="float" office:value="1.412471" calcext:value-type="float">
            <text:p>1.412471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" calcext:value-type="float">
            <text:p>0</text:p>
          </table:table-cell>
          <table:table-cell office:value-type="float" office:value="159779" calcext:value-type="float">
            <text:p>15977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8</text:p>
          </table:table-cell>
          <table:table-cell office:value-type="float" office:value="1.122159" calcext:value-type="float">
            <text:p>1.122159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" calcext:value-type="float">
            <text:p>0</text:p>
          </table:table-cell>
          <table:table-cell office:value-type="float" office:value="153700" calcext:value-type="float">
            <text:p>1537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09</text:p>
          </table:table-cell>
          <table:table-cell office:value-type="float" office:value="1.171446" calcext:value-type="float">
            <text:p>1.171446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" calcext:value-type="float">
            <text:p>0</text:p>
          </table:table-cell>
          <table:table-cell office:value-type="float" office:value="107173" calcext:value-type="float">
            <text:p>10717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0</text:p>
          </table:table-cell>
          <table:table-cell office:value-type="float" office:value="1.73324" calcext:value-type="float">
            <text:p>1.73324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0" calcext:value-type="float">
            <text:p>0</text:p>
          </table:table-cell>
          <table:table-cell office:value-type="float" office:value="97862" calcext:value-type="float">
            <text:p>9786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1</text:p>
          </table:table-cell>
          <table:table-cell office:value-type="float" office:value="1.68743" calcext:value-type="float">
            <text:p>1.68743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" calcext:value-type="float">
            <text:p>0</text:p>
          </table:table-cell>
          <table:table-cell office:value-type="float" office:value="130948" calcext:value-type="float">
            <text:p>13094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2</text:p>
          </table:table-cell>
          <table:table-cell office:value-type="float" office:value="1.355281" calcext:value-type="float">
            <text:p>1.355281</text:p>
          </table:table-cell>
          <table:table-cell office:value-type="float" office:value="0.006411" calcext:value-type="float">
            <text:p>0.006411</text:p>
          </table:table-cell>
          <table:table-cell office:value-type="float" office:value="0" calcext:value-type="float">
            <text:p>0</text:p>
          </table:table-cell>
          <table:table-cell office:value-type="float" office:value="143129" calcext:value-type="float">
            <text:p>143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3</text:p>
          </table:table-cell>
          <table:table-cell office:value-type="float" office:value="1.220062" calcext:value-type="float">
            <text:p>1.220062</text:p>
          </table:table-cell>
          <table:table-cell office:value-type="float" office:value="0.006642" calcext:value-type="float">
            <text:p>0.006642</text:p>
          </table:table-cell>
          <table:table-cell office:value-type="float" office:value="0" calcext:value-type="float">
            <text:p>0</text:p>
          </table:table-cell>
          <table:table-cell office:value-type="float" office:value="132594" calcext:value-type="float">
            <text:p>13259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4</text:p>
          </table:table-cell>
          <table:table-cell office:value-type="float" office:value="0.771473" calcext:value-type="float">
            <text:p>0.771473</text:p>
          </table:table-cell>
          <table:table-cell office:value-type="float" office:value="0.010847" calcext:value-type="float">
            <text:p>0.010847</text:p>
          </table:table-cell>
          <table:table-cell office:value-type="float" office:value="0" calcext:value-type="float">
            <text:p>0</text:p>
          </table:table-cell>
          <table:table-cell office:value-type="float" office:value="236159" calcext:value-type="float">
            <text:p>23615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5</text:p>
          </table:table-cell>
          <table:table-cell office:value-type="float" office:value="0.953243" calcext:value-type="float">
            <text:p>0.953243</text:p>
          </table:table-cell>
          <table:table-cell office:value-type="float" office:value="0.008718" calcext:value-type="float">
            <text:p>0.008718</text:p>
          </table:table-cell>
          <table:table-cell office:value-type="float" office:value="0" calcext:value-type="float">
            <text:p>0</text:p>
          </table:table-cell>
          <table:table-cell office:value-type="float" office:value="160468" calcext:value-type="float">
            <text:p>16046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6</text:p>
          </table:table-cell>
          <table:table-cell office:value-type="float" office:value="1.569951" calcext:value-type="float">
            <text:p>1.569951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" calcext:value-type="float">
            <text:p>0</text:p>
          </table:table-cell>
          <table:table-cell office:value-type="float" office:value="92508" calcext:value-type="float">
            <text:p>9250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7</text:p>
          </table:table-cell>
          <table:table-cell office:value-type="float" office:value="1.36355" calcext:value-type="float">
            <text:p>1.36355</text:p>
          </table:table-cell>
          <table:table-cell office:value-type="float" office:value="0.011372" calcext:value-type="float">
            <text:p>0.011372</text:p>
          </table:table-cell>
          <table:table-cell office:value-type="float" office:value="0" calcext:value-type="float">
            <text:p>0</text:p>
          </table:table-cell>
          <table:table-cell office:value-type="float" office:value="153318" calcext:value-type="float">
            <text:p>15331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8</text:p>
          </table:table-cell>
          <table:table-cell office:value-type="float" office:value="2.618877" calcext:value-type="float">
            <text:p>2.618877</text:p>
          </table:table-cell>
          <table:table-cell office:value-type="float" office:value="0.018241" calcext:value-type="float">
            <text:p>0.018241</text:p>
          </table:table-cell>
          <table:table-cell office:value-type="float" office:value="0" calcext:value-type="float">
            <text:p>0</text:p>
          </table:table-cell>
          <table:table-cell office:value-type="float" office:value="121955" calcext:value-type="float">
            <text:p>12195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19</text:p>
          </table:table-cell>
          <table:table-cell office:value-type="float" office:value="2.142941" calcext:value-type="float">
            <text:p>2.142941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0" calcext:value-type="float">
            <text:p>0</text:p>
          </table:table-cell>
          <table:table-cell office:value-type="float" office:value="108372" calcext:value-type="float">
            <text:p>10837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0</text:p>
          </table:table-cell>
          <table:table-cell office:value-type="float" office:value="2.423358" calcext:value-type="float">
            <text:p>2.423358</text:p>
          </table:table-cell>
          <table:table-cell office:value-type="float" office:value="0.014609" calcext:value-type="float">
            <text:p>0.014609</text:p>
          </table:table-cell>
          <table:table-cell office:value-type="float" office:value="0" calcext:value-type="float">
            <text:p>0</text:p>
          </table:table-cell>
          <table:table-cell office:value-type="float" office:value="135763" calcext:value-type="float">
            <text:p>13576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1</text:p>
          </table:table-cell>
          <table:table-cell office:value-type="float" office:value="1.908454" calcext:value-type="float">
            <text:p>1.908454</text:p>
          </table:table-cell>
          <table:table-cell office:value-type="float" office:value="0.019771" calcext:value-type="float">
            <text:p>0.019771</text:p>
          </table:table-cell>
          <table:table-cell office:value-type="float" office:value="0" calcext:value-type="float">
            <text:p>0</text:p>
          </table:table-cell>
          <table:table-cell office:value-type="float" office:value="119458" calcext:value-type="float">
            <text:p>11945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2</text:p>
          </table:table-cell>
          <table:table-cell office:value-type="float" office:value="1.527015" calcext:value-type="float">
            <text:p>1.527015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0" calcext:value-type="float">
            <text:p>0</text:p>
          </table:table-cell>
          <table:table-cell office:value-type="float" office:value="127459" calcext:value-type="float">
            <text:p>12745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3</text:p>
          </table:table-cell>
          <table:table-cell office:value-type="float" office:value="1.440714" calcext:value-type="float">
            <text:p>1.440714</text:p>
          </table:table-cell>
          <table:table-cell office:value-type="float" office:value="0.010745" calcext:value-type="float">
            <text:p>0.010745</text:p>
          </table:table-cell>
          <table:table-cell office:value-type="float" office:value="0" calcext:value-type="float">
            <text:p>0</text:p>
          </table:table-cell>
          <table:table-cell office:value-type="float" office:value="126930" calcext:value-type="float">
            <text:p>1269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4</text:p>
          </table:table-cell>
          <table:table-cell office:value-type="float" office:value="0.304648" calcext:value-type="float">
            <text:p>0.304648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0" calcext:value-type="float">
            <text:p>0</text:p>
          </table:table-cell>
          <table:table-cell office:value-type="float" office:value="157425" calcext:value-type="float">
            <text:p>15742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5</text:p>
          </table:table-cell>
          <table:table-cell office:value-type="float" office:value="0.352783" calcext:value-type="float">
            <text:p>0.352783</text:p>
          </table:table-cell>
          <table:table-cell office:value-type="float" office:value="0.038899" calcext:value-type="float">
            <text:p>0.038899</text:p>
          </table:table-cell>
          <table:table-cell office:value-type="float" office:value="0" calcext:value-type="float">
            <text:p>0</text:p>
          </table:table-cell>
          <table:table-cell office:value-type="float" office:value="143111" calcext:value-type="float">
            <text:p>14311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6</text:p>
          </table:table-cell>
          <table:table-cell office:value-type="float" office:value="0.332191" calcext:value-type="float">
            <text:p>0.332191</text:p>
          </table:table-cell>
          <table:table-cell office:value-type="float" office:value="0.053922" calcext:value-type="float">
            <text:p>0.053922</text:p>
          </table:table-cell>
          <table:table-cell office:value-type="float" office:value="0" calcext:value-type="float">
            <text:p>0</text:p>
          </table:table-cell>
          <table:table-cell office:value-type="float" office:value="144424" calcext:value-type="float">
            <text:p>14442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7</text:p>
          </table:table-cell>
          <table:table-cell office:value-type="float" office:value="0.471765" calcext:value-type="float">
            <text:p>0.471765</text:p>
          </table:table-cell>
          <table:table-cell office:value-type="float" office:value="0.077596" calcext:value-type="float">
            <text:p>0.077596</text:p>
          </table:table-cell>
          <table:table-cell office:value-type="float" office:value="0" calcext:value-type="float">
            <text:p>0</text:p>
          </table:table-cell>
          <table:table-cell office:value-type="float" office:value="155474" calcext:value-type="float">
            <text:p>15547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8</text:p>
          </table:table-cell>
          <table:table-cell office:value-type="float" office:value="0.514933" calcext:value-type="float">
            <text:p>0.514933</text:p>
          </table:table-cell>
          <table:table-cell office:value-type="float" office:value="0.053663" calcext:value-type="float">
            <text:p>0.053663</text:p>
          </table:table-cell>
          <table:table-cell office:value-type="float" office:value="0" calcext:value-type="float">
            <text:p>0</text:p>
          </table:table-cell>
          <table:table-cell office:value-type="float" office:value="130966" calcext:value-type="float">
            <text:p>13096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29</text:p>
          </table:table-cell>
          <table:table-cell office:value-type="float" office:value="1.163089" calcext:value-type="float">
            <text:p>1.163089</text:p>
          </table:table-cell>
          <table:table-cell office:value-type="float" office:value="0.030532" calcext:value-type="float">
            <text:p>0.030532</text:p>
          </table:table-cell>
          <table:table-cell office:value-type="float" office:value="0" calcext:value-type="float">
            <text:p>0</text:p>
          </table:table-cell>
          <table:table-cell office:value-type="float" office:value="113421" calcext:value-type="float">
            <text:p>11342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0</text:p>
          </table:table-cell>
          <table:table-cell office:value-type="float" office:value="0.942083" calcext:value-type="float">
            <text:p>0.942083</text:p>
          </table:table-cell>
          <table:table-cell office:value-type="float" office:value="0.012707" calcext:value-type="float">
            <text:p>0.012707</text:p>
          </table:table-cell>
          <table:table-cell office:value-type="float" office:value="0" calcext:value-type="float">
            <text:p>0</text:p>
          </table:table-cell>
          <table:table-cell office:value-type="float" office:value="125325" calcext:value-type="float">
            <text:p>12532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1</text:p>
          </table:table-cell>
          <table:table-cell office:value-type="float" office:value="0.684144" calcext:value-type="float">
            <text:p>0.684144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0" calcext:value-type="float">
            <text:p>0</text:p>
          </table:table-cell>
          <table:table-cell office:value-type="float" office:value="128430" calcext:value-type="float">
            <text:p>12843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2</text:p>
          </table:table-cell>
          <table:table-cell office:value-type="float" office:value="0.409926" calcext:value-type="float">
            <text:p>0.409926</text:p>
          </table:table-cell>
          <table:table-cell office:value-type="float" office:value="0.020979" calcext:value-type="float">
            <text:p>0.020979</text:p>
          </table:table-cell>
          <table:table-cell office:value-type="float" office:value="0" calcext:value-type="float">
            <text:p>0</text:p>
          </table:table-cell>
          <table:table-cell office:value-type="float" office:value="144433" calcext:value-type="float">
            <text:p>14443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3</text:p>
          </table:table-cell>
          <table:table-cell office:value-type="float" office:value="0.418931" calcext:value-type="float">
            <text:p>0.418931</text:p>
          </table:table-cell>
          <table:table-cell office:value-type="float" office:value="0.051227" calcext:value-type="float">
            <text:p>0.051227</text:p>
          </table:table-cell>
          <table:table-cell office:value-type="float" office:value="0" calcext:value-type="float">
            <text:p>0</text:p>
          </table:table-cell>
          <table:table-cell office:value-type="float" office:value="167095" calcext:value-type="float">
            <text:p>16709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4</text:p>
          </table:table-cell>
          <table:table-cell office:value-type="float" office:value="0.583584" calcext:value-type="float">
            <text:p>0.583584</text:p>
          </table:table-cell>
          <table:table-cell office:value-type="float" office:value="0.080679" calcext:value-type="float">
            <text:p>0.080679</text:p>
          </table:table-cell>
          <table:table-cell office:value-type="float" office:value="0" calcext:value-type="float">
            <text:p>0</text:p>
          </table:table-cell>
          <table:table-cell office:value-type="float" office:value="162741" calcext:value-type="float">
            <text:p>16274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5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067828" calcext:value-type="float">
            <text:p>0.067828</text:p>
          </table:table-cell>
          <table:table-cell office:value-type="float" office:value="0" calcext:value-type="float">
            <text:p>0</text:p>
          </table:table-cell>
          <table:table-cell office:value-type="float" office:value="158886" calcext:value-type="float">
            <text:p>15888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6</text:p>
          </table:table-cell>
          <table:table-cell office:value-type="float" office:value="0.479745" calcext:value-type="float">
            <text:p>0.479745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" calcext:value-type="float">
            <text:p>0</text:p>
          </table:table-cell>
          <table:table-cell office:value-type="float" office:value="164515" calcext:value-type="float">
            <text:p>16451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7</text:p>
          </table:table-cell>
          <table:table-cell office:value-type="float" office:value="0.439704" calcext:value-type="float">
            <text:p>0.439704</text:p>
          </table:table-cell>
          <table:table-cell office:value-type="float" office:value="0.058211" calcext:value-type="float">
            <text:p>0.058211</text:p>
          </table:table-cell>
          <table:table-cell office:value-type="float" office:value="0" calcext:value-type="float">
            <text:p>0</text:p>
          </table:table-cell>
          <table:table-cell office:value-type="float" office:value="139949" calcext:value-type="float">
            <text:p>13994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8</text:p>
          </table:table-cell>
          <table:table-cell office:value-type="float" office:value="0.420286" calcext:value-type="float">
            <text:p>0.420286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" calcext:value-type="float">
            <text:p>0</text:p>
          </table:table-cell>
          <table:table-cell office:value-type="float" office:value="169774" calcext:value-type="float">
            <text:p>16977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39</text:p>
          </table:table-cell>
          <table:table-cell office:value-type="float" office:value="0.401859" calcext:value-type="float">
            <text:p>0.401859</text:p>
          </table:table-cell>
          <table:table-cell office:value-type="float" office:value="0.054519" calcext:value-type="float">
            <text:p>0.054519</text:p>
          </table:table-cell>
          <table:table-cell office:value-type="float" office:value="0" calcext:value-type="float">
            <text:p>0</text:p>
          </table:table-cell>
          <table:table-cell office:value-type="float" office:value="150280" calcext:value-type="float">
            <text:p>15028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0</text:p>
          </table:table-cell>
          <table:table-cell office:value-type="float" office:value="0.330379" calcext:value-type="float">
            <text:p>0.330379</text:p>
          </table:table-cell>
          <table:table-cell office:value-type="float" office:value="0.042158" calcext:value-type="float">
            <text:p>0.042158</text:p>
          </table:table-cell>
          <table:table-cell office:value-type="float" office:value="0" calcext:value-type="float">
            <text:p>0</text:p>
          </table:table-cell>
          <table:table-cell office:value-type="float" office:value="133243" calcext:value-type="float">
            <text:p>13324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1</text:p>
          </table:table-cell>
          <table:table-cell office:value-type="float" office:value="0.281485" calcext:value-type="float">
            <text:p>0.281485</text:p>
          </table:table-cell>
          <table:table-cell office:value-type="float" office:value="0.041708" calcext:value-type="float">
            <text:p>0.041708</text:p>
          </table:table-cell>
          <table:table-cell office:value-type="float" office:value="0" calcext:value-type="float">
            <text:p>0</text:p>
          </table:table-cell>
          <table:table-cell office:value-type="float" office:value="154338" calcext:value-type="float">
            <text:p>15433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2</text:p>
          </table:table-cell>
          <table:table-cell office:value-type="float" office:value="0.314457" calcext:value-type="float">
            <text:p>0.314457</text:p>
          </table:table-cell>
          <table:table-cell office:value-type="float" office:value="0.045919" calcext:value-type="float">
            <text:p>0.045919</text:p>
          </table:table-cell>
          <table:table-cell office:value-type="float" office:value="0" calcext:value-type="float">
            <text:p>0</text:p>
          </table:table-cell>
          <table:table-cell office:value-type="float" office:value="146799" calcext:value-type="float">
            <text:p>146799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3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0.042783" calcext:value-type="float">
            <text:p>0.042783</text:p>
          </table:table-cell>
          <table:table-cell office:value-type="float" office:value="0" calcext:value-type="float">
            <text:p>0</text:p>
          </table:table-cell>
          <table:table-cell office:value-type="float" office:value="138385" calcext:value-type="float">
            <text:p>13838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4</text:p>
          </table:table-cell>
          <table:table-cell office:value-type="float" office:value="0.303718" calcext:value-type="float">
            <text:p>0.303718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0" calcext:value-type="float">
            <text:p>0</text:p>
          </table:table-cell>
          <table:table-cell office:value-type="float" office:value="175301" calcext:value-type="float">
            <text:p>17530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5</text:p>
          </table:table-cell>
          <table:table-cell office:value-type="float" office:value="0.384286" calcext:value-type="float">
            <text:p>0.384286</text:p>
          </table:table-cell>
          <table:table-cell office:value-type="float" office:value="0.043379" calcext:value-type="float">
            <text:p>0.043379</text:p>
          </table:table-cell>
          <table:table-cell office:value-type="float" office:value="0" calcext:value-type="float">
            <text:p>0</text:p>
          </table:table-cell>
          <table:table-cell office:value-type="float" office:value="169053" calcext:value-type="float">
            <text:p>16905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6</text:p>
          </table:table-cell>
          <table:table-cell office:value-type="float" office:value="0.777468" calcext:value-type="float">
            <text:p>0.777468</text:p>
          </table:table-cell>
          <table:table-cell office:value-type="float" office:value="0.049535" calcext:value-type="float">
            <text:p>0.049535</text:p>
          </table:table-cell>
          <table:table-cell office:value-type="float" office:value="0" calcext:value-type="float">
            <text:p>0</text:p>
          </table:table-cell>
          <table:table-cell office:value-type="float" office:value="114583" calcext:value-type="float">
            <text:p>11458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7</text:p>
          </table:table-cell>
          <table:table-cell office:value-type="float" office:value="0.967589" calcext:value-type="float">
            <text:p>0.967589</text:p>
          </table:table-cell>
          <table:table-cell office:value-type="float" office:value="0.021102" calcext:value-type="float">
            <text:p>0.021102</text:p>
          </table:table-cell>
          <table:table-cell office:value-type="float" office:value="0" calcext:value-type="float">
            <text:p>0</text:p>
          </table:table-cell>
          <table:table-cell office:value-type="float" office:value="150041" calcext:value-type="float">
            <text:p>15004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8</text:p>
          </table:table-cell>
          <table:table-cell office:value-type="float" office:value="0.974893" calcext:value-type="float">
            <text:p>0.974893</text:p>
          </table:table-cell>
          <table:table-cell office:value-type="float" office:value="0.013246" calcext:value-type="float">
            <text:p>0.013246</text:p>
          </table:table-cell>
          <table:table-cell office:value-type="float" office:value="0" calcext:value-type="float">
            <text:p>0</text:p>
          </table:table-cell>
          <table:table-cell office:value-type="float" office:value="128466" calcext:value-type="float">
            <text:p>12846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49</text:p>
          </table:table-cell>
          <table:table-cell office:value-type="float" office:value="1.531014" calcext:value-type="float">
            <text:p>1.531014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0" calcext:value-type="float">
            <text:p>0</text:p>
          </table:table-cell>
          <table:table-cell office:value-type="float" office:value="122846" calcext:value-type="float">
            <text:p>12284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0</text:p>
          </table:table-cell>
          <table:table-cell office:value-type="float" office:value="1.294019" calcext:value-type="float">
            <text:p>1.294019</text:p>
          </table:table-cell>
          <table:table-cell office:value-type="float" office:value="0.007375" calcext:value-type="float">
            <text:p>0.007375</text:p>
          </table:table-cell>
          <table:table-cell office:value-type="float" office:value="0" calcext:value-type="float">
            <text:p>0</text:p>
          </table:table-cell>
          <table:table-cell office:value-type="float" office:value="99223" calcext:value-type="float">
            <text:p>9922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1</text:p>
          </table:table-cell>
          <table:table-cell office:value-type="float" office:value="1.237673" calcext:value-type="float">
            <text:p>1.237673</text:p>
          </table:table-cell>
          <table:table-cell office:value-type="float" office:value="0.008501" calcext:value-type="float">
            <text:p>0.008501</text:p>
          </table:table-cell>
          <table:table-cell office:value-type="float" office:value="0" calcext:value-type="float">
            <text:p>0</text:p>
          </table:table-cell>
          <table:table-cell office:value-type="float" office:value="149737" calcext:value-type="float">
            <text:p>14973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2</text:p>
          </table:table-cell>
          <table:table-cell office:value-type="float" office:value="1.050288" calcext:value-type="float">
            <text:p>1.050288</text:p>
          </table:table-cell>
          <table:table-cell office:value-type="float" office:value="0.015164" calcext:value-type="float">
            <text:p>0.015164</text:p>
          </table:table-cell>
          <table:table-cell office:value-type="float" office:value="0" calcext:value-type="float">
            <text:p>0</text:p>
          </table:table-cell>
          <table:table-cell office:value-type="float" office:value="166180" calcext:value-type="float">
            <text:p>16618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3</text:p>
          </table:table-cell>
          <table:table-cell office:value-type="float" office:value="0.532197" calcext:value-type="float">
            <text:p>0.532197</text:p>
          </table:table-cell>
          <table:table-cell office:value-type="float" office:value="0.024322" calcext:value-type="float">
            <text:p>0.024322</text:p>
          </table:table-cell>
          <table:table-cell office:value-type="float" office:value="0" calcext:value-type="float">
            <text:p>0</text:p>
          </table:table-cell>
          <table:table-cell office:value-type="float" office:value="163380" calcext:value-type="float">
            <text:p>1633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4</text:p>
          </table:table-cell>
          <table:table-cell office:value-type="float" office:value="0.235006" calcext:value-type="float">
            <text:p>0.235006</text:p>
          </table:table-cell>
          <table:table-cell office:value-type="float" office:value="0.035391" calcext:value-type="float">
            <text:p>0.035391</text:p>
          </table:table-cell>
          <table:table-cell office:value-type="float" office:value="0" calcext:value-type="float">
            <text:p>0</text:p>
          </table:table-cell>
          <table:table-cell office:value-type="float" office:value="136863" calcext:value-type="float">
            <text:p>13686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5</text:p>
          </table:table-cell>
          <table:table-cell office:value-type="float" office:value="0.530934" calcext:value-type="float">
            <text:p>0.530934</text:p>
          </table:table-cell>
          <table:table-cell office:value-type="float" office:value="0.072039" calcext:value-type="float">
            <text:p>0.072039</text:p>
          </table:table-cell>
          <table:table-cell office:value-type="float" office:value="0" calcext:value-type="float">
            <text:p>0</text:p>
          </table:table-cell>
          <table:table-cell office:value-type="float" office:value="144663" calcext:value-type="float">
            <text:p>144663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6</text:p>
          </table:table-cell>
          <table:table-cell office:value-type="float" office:value="0.490319" calcext:value-type="float">
            <text:p>0.490319</text:p>
          </table:table-cell>
          <table:table-cell office:value-type="float" office:value="0.105777" calcext:value-type="float">
            <text:p>0.105777</text:p>
          </table:table-cell>
          <table:table-cell office:value-type="float" office:value="0" calcext:value-type="float">
            <text:p>0</text:p>
          </table:table-cell>
          <table:table-cell office:value-type="float" office:value="157174" calcext:value-type="float">
            <text:p>15717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7</text:p>
          </table:table-cell>
          <table:table-cell office:value-type="float" office:value="0.454801" calcext:value-type="float">
            <text:p>0.454801</text:p>
          </table:table-cell>
          <table:table-cell office:value-type="float" office:value="0.082553" calcext:value-type="float">
            <text:p>0.082553</text:p>
          </table:table-cell>
          <table:table-cell office:value-type="float" office:value="0" calcext:value-type="float">
            <text:p>0</text:p>
          </table:table-cell>
          <table:table-cell office:value-type="float" office:value="152551" calcext:value-type="float">
            <text:p>15255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8</text:p>
          </table:table-cell>
          <table:table-cell office:value-type="float" office:value="0.444662" calcext:value-type="float">
            <text:p>0.444662</text:p>
          </table:table-cell>
          <table:table-cell office:value-type="float" office:value="0.064512" calcext:value-type="float">
            <text:p>0.064512</text:p>
          </table:table-cell>
          <table:table-cell office:value-type="float" office:value="0" calcext:value-type="float">
            <text:p>0</text:p>
          </table:table-cell>
          <table:table-cell office:value-type="float" office:value="161340" calcext:value-type="float">
            <text:p>16134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6:59</text:p>
          </table:table-cell>
          <table:table-cell office:value-type="float" office:value="0.425948" calcext:value-type="float">
            <text:p>0.425948</text:p>
          </table:table-cell>
          <table:table-cell office:value-type="float" office:value="0.057476" calcext:value-type="float">
            <text:p>0.057476</text:p>
          </table:table-cell>
          <table:table-cell office:value-type="float" office:value="0" calcext:value-type="float">
            <text:p>0</text:p>
          </table:table-cell>
          <table:table-cell office:value-type="float" office:value="143651" calcext:value-type="float">
            <text:p>14365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0</text:p>
          </table:table-cell>
          <table:table-cell office:value-type="float" office:value="0.317629" calcext:value-type="float">
            <text:p>0.317629</text:p>
          </table:table-cell>
          <table:table-cell office:value-type="float" office:value="0.030948" calcext:value-type="float">
            <text:p>0.030948</text:p>
          </table:table-cell>
          <table:table-cell office:value-type="float" office:value="0" calcext:value-type="float">
            <text:p>0</text:p>
          </table:table-cell>
          <table:table-cell office:value-type="float" office:value="143738" calcext:value-type="float">
            <text:p>14373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1</text:p>
          </table:table-cell>
          <table:table-cell office:value-type="float" office:value="0.306111" calcext:value-type="float">
            <text:p>0.306111</text:p>
          </table:table-cell>
          <table:table-cell office:value-type="float" office:value="0.030856" calcext:value-type="float">
            <text:p>0.030856</text:p>
          </table:table-cell>
          <table:table-cell office:value-type="float" office:value="0" calcext:value-type="float">
            <text:p>0</text:p>
          </table:table-cell>
          <table:table-cell office:value-type="float" office:value="141724" calcext:value-type="float">
            <text:p>14172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2</text:p>
          </table:table-cell>
          <table:table-cell office:value-type="float" office:value="0.295473" calcext:value-type="float">
            <text:p>0.295473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0" calcext:value-type="float">
            <text:p>0</text:p>
          </table:table-cell>
          <table:table-cell office:value-type="float" office:value="156773" calcext:value-type="float">
            <text:p>15677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3</text:p>
          </table:table-cell>
          <table:table-cell office:value-type="float" office:value="0.291663" calcext:value-type="float">
            <text:p>0.291663</text:p>
          </table:table-cell>
          <table:table-cell office:value-type="float" office:value="0.027726" calcext:value-type="float">
            <text:p>0.027726</text:p>
          </table:table-cell>
          <table:table-cell office:value-type="float" office:value="0" calcext:value-type="float">
            <text:p>0</text:p>
          </table:table-cell>
          <table:table-cell office:value-type="float" office:value="147280" calcext:value-type="float">
            <text:p>14728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4</text:p>
          </table:table-cell>
          <table:table-cell office:value-type="float" office:value="0.256779" calcext:value-type="float">
            <text:p>0.256779</text:p>
          </table:table-cell>
          <table:table-cell office:value-type="float" office:value="0.028739" calcext:value-type="float">
            <text:p>0.028739</text:p>
          </table:table-cell>
          <table:table-cell office:value-type="float" office:value="0" calcext:value-type="float">
            <text:p>0</text:p>
          </table:table-cell>
          <table:table-cell office:value-type="float" office:value="154410" calcext:value-type="float">
            <text:p>15441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5</text:p>
          </table:table-cell>
          <table:table-cell office:value-type="float" office:value="0.308799" calcext:value-type="float">
            <text:p>0.308799</text:p>
          </table:table-cell>
          <table:table-cell office:value-type="float" office:value="0.022369" calcext:value-type="float">
            <text:p>0.022369</text:p>
          </table:table-cell>
          <table:table-cell office:value-type="float" office:value="0" calcext:value-type="float">
            <text:p>0</text:p>
          </table:table-cell>
          <table:table-cell office:value-type="float" office:value="159694" calcext:value-type="float">
            <text:p>1596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6</text:p>
          </table:table-cell>
          <table:table-cell office:value-type="float" office:value="0.349566" calcext:value-type="float">
            <text:p>0.349566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" calcext:value-type="float">
            <text:p>0</text:p>
          </table:table-cell>
          <table:table-cell office:value-type="float" office:value="201597" calcext:value-type="float">
            <text:p>20159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7</text:p>
          </table:table-cell>
          <table:table-cell office:value-type="float" office:value="0.316217" calcext:value-type="float">
            <text:p>0.316217</text:p>
          </table:table-cell>
          <table:table-cell office:value-type="float" office:value="0.021735" calcext:value-type="float">
            <text:p>0.021735</text:p>
          </table:table-cell>
          <table:table-cell office:value-type="float" office:value="0" calcext:value-type="float">
            <text:p>0</text:p>
          </table:table-cell>
          <table:table-cell office:value-type="float" office:value="151843" calcext:value-type="float">
            <text:p>15184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8</text:p>
          </table:table-cell>
          <table:table-cell office:value-type="float" office:value="0.394246" calcext:value-type="float">
            <text:p>0.394246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" calcext:value-type="float">
            <text:p>0</text:p>
          </table:table-cell>
          <table:table-cell office:value-type="float" office:value="144567" calcext:value-type="float">
            <text:p>14456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09</text:p>
          </table:table-cell>
          <table:table-cell office:value-type="float" office:value="0.411496" calcext:value-type="float">
            <text:p>0.411496</text:p>
          </table:table-cell>
          <table:table-cell office:value-type="float" office:value="0.027112" calcext:value-type="float">
            <text:p>0.027112</text:p>
          </table:table-cell>
          <table:table-cell office:value-type="float" office:value="0" calcext:value-type="float">
            <text:p>0</text:p>
          </table:table-cell>
          <table:table-cell office:value-type="float" office:value="143300" calcext:value-type="float">
            <text:p>1433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0</text:p>
          </table:table-cell>
          <table:table-cell office:value-type="float" office:value="0.312003" calcext:value-type="float">
            <text:p>0.312003</text:p>
          </table:table-cell>
          <table:table-cell office:value-type="float" office:value="0.029459" calcext:value-type="float">
            <text:p>0.029459</text:p>
          </table:table-cell>
          <table:table-cell office:value-type="float" office:value="0" calcext:value-type="float">
            <text:p>0</text:p>
          </table:table-cell>
          <table:table-cell office:value-type="float" office:value="131433" calcext:value-type="float">
            <text:p>13143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1</text:p>
          </table:table-cell>
          <table:table-cell office:value-type="float" office:value="0.290472" calcext:value-type="float">
            <text:p>0.290472</text:p>
          </table:table-cell>
          <table:table-cell office:value-type="float" office:value="0.031261" calcext:value-type="float">
            <text:p>0.031261</text:p>
          </table:table-cell>
          <table:table-cell office:value-type="float" office:value="0" calcext:value-type="float">
            <text:p>0</text:p>
          </table:table-cell>
          <table:table-cell office:value-type="float" office:value="128309" calcext:value-type="float">
            <text:p>128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2</text:p>
          </table:table-cell>
          <table:table-cell office:value-type="float" office:value="0.250581" calcext:value-type="float">
            <text:p>0.250581</text:p>
          </table:table-cell>
          <table:table-cell office:value-type="float" office:value="0.033384" calcext:value-type="float">
            <text:p>0.033384</text:p>
          </table:table-cell>
          <table:table-cell office:value-type="float" office:value="0" calcext:value-type="float">
            <text:p>0</text:p>
          </table:table-cell>
          <table:table-cell office:value-type="float" office:value="164516" calcext:value-type="float">
            <text:p>16451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3</text:p>
          </table:table-cell>
          <table:table-cell office:value-type="float" office:value="0.339135" calcext:value-type="float">
            <text:p>0.339135</text:p>
          </table:table-cell>
          <table:table-cell office:value-type="float" office:value="0.042993" calcext:value-type="float">
            <text:p>0.042993</text:p>
          </table:table-cell>
          <table:table-cell office:value-type="float" office:value="0" calcext:value-type="float">
            <text:p>0</text:p>
          </table:table-cell>
          <table:table-cell office:value-type="float" office:value="166704" calcext:value-type="float">
            <text:p>16670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4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.039029" calcext:value-type="float">
            <text:p>0.039029</text:p>
          </table:table-cell>
          <table:table-cell office:value-type="float" office:value="0" calcext:value-type="float">
            <text:p>0</text:p>
          </table:table-cell>
          <table:table-cell office:value-type="float" office:value="150336" calcext:value-type="float">
            <text:p>15033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5</text:p>
          </table:table-cell>
          <table:table-cell office:value-type="float" office:value="0.689703" calcext:value-type="float">
            <text:p>0.689703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0" calcext:value-type="float">
            <text:p>0</text:p>
          </table:table-cell>
          <table:table-cell office:value-type="float" office:value="133619" calcext:value-type="float">
            <text:p>133619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6</text:p>
          </table:table-cell>
          <table:table-cell office:value-type="float" office:value="1.676955" calcext:value-type="float">
            <text:p>1.676955</text:p>
          </table:table-cell>
          <table:table-cell office:value-type="float" office:value="0.014332" calcext:value-type="float">
            <text:p>0.014332</text:p>
          </table:table-cell>
          <table:table-cell office:value-type="float" office:value="0" calcext:value-type="float">
            <text:p>0</text:p>
          </table:table-cell>
          <table:table-cell office:value-type="float" office:value="154904" calcext:value-type="float">
            <text:p>1549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7</text:p>
          </table:table-cell>
          <table:table-cell office:value-type="float" office:value="1.525808" calcext:value-type="float">
            <text:p>1.525808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" calcext:value-type="float">
            <text:p>0</text:p>
          </table:table-cell>
          <table:table-cell office:value-type="float" office:value="105166" calcext:value-type="float">
            <text:p>10516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8</text:p>
          </table:table-cell>
          <table:table-cell office:value-type="float" office:value="1.389917" calcext:value-type="float">
            <text:p>1.389917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0" calcext:value-type="float">
            <text:p>0</text:p>
          </table:table-cell>
          <table:table-cell office:value-type="float" office:value="95854" calcext:value-type="float">
            <text:p>9585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19</text:p>
          </table:table-cell>
          <table:table-cell office:value-type="float" office:value="0.81796" calcext:value-type="float">
            <text:p>0.81796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" calcext:value-type="float">
            <text:p>0</text:p>
          </table:table-cell>
          <table:table-cell office:value-type="float" office:value="108466" calcext:value-type="float">
            <text:p>10846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0</text:p>
          </table:table-cell>
          <table:table-cell office:value-type="float" office:value="0.799363" calcext:value-type="float">
            <text:p>0.799363</text:p>
          </table:table-cell>
          <table:table-cell office:value-type="float" office:value="0.006024" calcext:value-type="float">
            <text:p>0.006024</text:p>
          </table:table-cell>
          <table:table-cell office:value-type="float" office:value="0" calcext:value-type="float">
            <text:p>0</text:p>
          </table:table-cell>
          <table:table-cell office:value-type="float" office:value="108282" calcext:value-type="float">
            <text:p>10828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1</text:p>
          </table:table-cell>
          <table:table-cell office:value-type="float" office:value="0.901196" calcext:value-type="float">
            <text:p>0.901196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" calcext:value-type="float">
            <text:p>0</text:p>
          </table:table-cell>
          <table:table-cell office:value-type="float" office:value="123926" calcext:value-type="float">
            <text:p>12392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2</text:p>
          </table:table-cell>
          <table:table-cell office:value-type="float" office:value="0.890756" calcext:value-type="float">
            <text:p>0.890756</text:p>
          </table:table-cell>
          <table:table-cell office:value-type="float" office:value="0.020193" calcext:value-type="float">
            <text:p>0.020193</text:p>
          </table:table-cell>
          <table:table-cell office:value-type="float" office:value="0" calcext:value-type="float">
            <text:p>0</text:p>
          </table:table-cell>
          <table:table-cell office:value-type="float" office:value="168694" calcext:value-type="float">
            <text:p>16869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3</text:p>
          </table:table-cell>
          <table:table-cell office:value-type="float" office:value="0.593778" calcext:value-type="float">
            <text:p>0.593778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0" calcext:value-type="float">
            <text:p>0</text:p>
          </table:table-cell>
          <table:table-cell office:value-type="float" office:value="192408" calcext:value-type="float">
            <text:p>19240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4</text:p>
          </table:table-cell>
          <table:table-cell office:value-type="float" office:value="0.410521" calcext:value-type="float">
            <text:p>0.410521</text:p>
          </table:table-cell>
          <table:table-cell office:value-type="float" office:value="0.021957" calcext:value-type="float">
            <text:p>0.021957</text:p>
          </table:table-cell>
          <table:table-cell office:value-type="float" office:value="0" calcext:value-type="float">
            <text:p>0</text:p>
          </table:table-cell>
          <table:table-cell office:value-type="float" office:value="174583" calcext:value-type="float">
            <text:p>17458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5</text:p>
          </table:table-cell>
          <table:table-cell office:value-type="float" office:value="0.409369" calcext:value-type="float">
            <text:p>0.409369</text:p>
          </table:table-cell>
          <table:table-cell office:value-type="float" office:value="0.042857" calcext:value-type="float">
            <text:p>0.042857</text:p>
          </table:table-cell>
          <table:table-cell office:value-type="float" office:value="0" calcext:value-type="float">
            <text:p>0</text:p>
          </table:table-cell>
          <table:table-cell office:value-type="float" office:value="145456" calcext:value-type="float">
            <text:p>14545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6</text:p>
          </table:table-cell>
          <table:table-cell office:value-type="float" office:value="0.478467" calcext:value-type="float">
            <text:p>0.478467</text:p>
          </table:table-cell>
          <table:table-cell office:value-type="float" office:value="0.05037" calcext:value-type="float">
            <text:p>0.05037</text:p>
          </table:table-cell>
          <table:table-cell office:value-type="float" office:value="0" calcext:value-type="float">
            <text:p>0</text:p>
          </table:table-cell>
          <table:table-cell office:value-type="float" office:value="169273" calcext:value-type="float">
            <text:p>16927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7</text:p>
          </table:table-cell>
          <table:table-cell office:value-type="float" office:value="0.434089" calcext:value-type="float">
            <text:p>0.434089</text:p>
          </table:table-cell>
          <table:table-cell office:value-type="float" office:value="0.040249" calcext:value-type="float">
            <text:p>0.040249</text:p>
          </table:table-cell>
          <table:table-cell office:value-type="float" office:value="0" calcext:value-type="float">
            <text:p>0</text:p>
          </table:table-cell>
          <table:table-cell office:value-type="float" office:value="165278" calcext:value-type="float">
            <text:p>16527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8</text:p>
          </table:table-cell>
          <table:table-cell office:value-type="float" office:value="0.336844" calcext:value-type="float">
            <text:p>0.336844</text:p>
          </table:table-cell>
          <table:table-cell office:value-type="float" office:value="0.035523" calcext:value-type="float">
            <text:p>0.035523</text:p>
          </table:table-cell>
          <table:table-cell office:value-type="float" office:value="0" calcext:value-type="float">
            <text:p>0</text:p>
          </table:table-cell>
          <table:table-cell office:value-type="float" office:value="140705" calcext:value-type="float">
            <text:p>14070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29</text:p>
          </table:table-cell>
          <table:table-cell office:value-type="float" office:value="0.33258" calcext:value-type="float">
            <text:p>0.33258</text:p>
          </table:table-cell>
          <table:table-cell office:value-type="float" office:value="0.025055" calcext:value-type="float">
            <text:p>0.025055</text:p>
          </table:table-cell>
          <table:table-cell office:value-type="float" office:value="0" calcext:value-type="float">
            <text:p>0</text:p>
          </table:table-cell>
          <table:table-cell office:value-type="float" office:value="158427" calcext:value-type="float">
            <text:p>15842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0</text:p>
          </table:table-cell>
          <table:table-cell office:value-type="float" office:value="0.217806" calcext:value-type="float">
            <text:p>0.217806</text:p>
          </table:table-cell>
          <table:table-cell office:value-type="float" office:value="0.020095" calcext:value-type="float">
            <text:p>0.020095</text:p>
          </table:table-cell>
          <table:table-cell office:value-type="float" office:value="0" calcext:value-type="float">
            <text:p>0</text:p>
          </table:table-cell>
          <table:table-cell office:value-type="float" office:value="130102" calcext:value-type="float">
            <text:p>13010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1</text:p>
          </table:table-cell>
          <table:table-cell office:value-type="float" office:value="0.451624" calcext:value-type="float">
            <text:p>0.451624</text:p>
          </table:table-cell>
          <table:table-cell office:value-type="float" office:value="0.026666" calcext:value-type="float">
            <text:p>0.026666</text:p>
          </table:table-cell>
          <table:table-cell office:value-type="float" office:value="0" calcext:value-type="float">
            <text:p>0</text:p>
          </table:table-cell>
          <table:table-cell office:value-type="float" office:value="159441" calcext:value-type="float">
            <text:p>15944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2</text:p>
          </table:table-cell>
          <table:table-cell office:value-type="float" office:value="0.339287" calcext:value-type="float">
            <text:p>0.339287</text:p>
          </table:table-cell>
          <table:table-cell office:value-type="float" office:value="0.018787" calcext:value-type="float">
            <text:p>0.018787</text:p>
          </table:table-cell>
          <table:table-cell office:value-type="float" office:value="0" calcext:value-type="float">
            <text:p>0</text:p>
          </table:table-cell>
          <table:table-cell office:value-type="float" office:value="150872" calcext:value-type="float">
            <text:p>15087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3</text:p>
          </table:table-cell>
          <table:table-cell office:value-type="float" office:value="0.161864" calcext:value-type="float">
            <text:p>0.161864</text:p>
          </table:table-cell>
          <table:table-cell office:value-type="float" office:value="0.014766" calcext:value-type="float">
            <text:p>0.014766</text:p>
          </table:table-cell>
          <table:table-cell office:value-type="float" office:value="0" calcext:value-type="float">
            <text:p>0</text:p>
          </table:table-cell>
          <table:table-cell office:value-type="float" office:value="136802" calcext:value-type="float">
            <text:p>13680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4</text:p>
          </table:table-cell>
          <table:table-cell office:value-type="float" office:value="0.217877" calcext:value-type="float">
            <text:p>0.217877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" calcext:value-type="float">
            <text:p>0</text:p>
          </table:table-cell>
          <table:table-cell office:value-type="float" office:value="131452" calcext:value-type="float">
            <text:p>13145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5</text:p>
          </table:table-cell>
          <table:table-cell office:value-type="float" office:value="0.162518" calcext:value-type="float">
            <text:p>0.16251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0" calcext:value-type="float">
            <text:p>0</text:p>
          </table:table-cell>
          <table:table-cell office:value-type="float" office:value="146781" calcext:value-type="float">
            <text:p>14678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6</text:p>
          </table:table-cell>
          <table:table-cell office:value-type="float" office:value="0.111216" calcext:value-type="float">
            <text:p>0.111216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0" calcext:value-type="float">
            <text:p>0</text:p>
          </table:table-cell>
          <table:table-cell office:value-type="float" office:value="145108" calcext:value-type="float">
            <text:p>14510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7</text:p>
          </table:table-cell>
          <table:table-cell office:value-type="float" office:value="0.223275" calcext:value-type="float">
            <text:p>0.223275</text:p>
          </table:table-cell>
          <table:table-cell office:value-type="float" office:value="0.018554" calcext:value-type="float">
            <text:p>0.018554</text:p>
          </table:table-cell>
          <table:table-cell office:value-type="float" office:value="0" calcext:value-type="float">
            <text:p>0</text:p>
          </table:table-cell>
          <table:table-cell office:value-type="float" office:value="144377" calcext:value-type="float">
            <text:p>14437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8</text:p>
          </table:table-cell>
          <table:table-cell office:value-type="float" office:value="0.256088" calcext:value-type="float">
            <text:p>0.256088</text:p>
          </table:table-cell>
          <table:table-cell office:value-type="float" office:value="0.017396" calcext:value-type="float">
            <text:p>0.017396</text:p>
          </table:table-cell>
          <table:table-cell office:value-type="float" office:value="0" calcext:value-type="float">
            <text:p>0</text:p>
          </table:table-cell>
          <table:table-cell office:value-type="float" office:value="129241" calcext:value-type="float">
            <text:p>12924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39</text:p>
          </table:table-cell>
          <table:table-cell office:value-type="float" office:value="0.297805" calcext:value-type="float">
            <text:p>0.297805</text:p>
          </table:table-cell>
          <table:table-cell office:value-type="float" office:value="0.021177" calcext:value-type="float">
            <text:p>0.021177</text:p>
          </table:table-cell>
          <table:table-cell office:value-type="float" office:value="0" calcext:value-type="float">
            <text:p>0</text:p>
          </table:table-cell>
          <table:table-cell office:value-type="float" office:value="146316" calcext:value-type="float">
            <text:p>1463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0</text:p>
          </table:table-cell>
          <table:table-cell office:value-type="float" office:value="0.240203" calcext:value-type="float">
            <text:p>0.240203</text:p>
          </table:table-cell>
          <table:table-cell office:value-type="float" office:value="0.019032" calcext:value-type="float">
            <text:p>0.019032</text:p>
          </table:table-cell>
          <table:table-cell office:value-type="float" office:value="0" calcext:value-type="float">
            <text:p>0</text:p>
          </table:table-cell>
          <table:table-cell office:value-type="float" office:value="134185" calcext:value-type="float">
            <text:p>134185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1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018598" calcext:value-type="float">
            <text:p>0.018598</text:p>
          </table:table-cell>
          <table:table-cell office:value-type="float" office:value="0" calcext:value-type="float">
            <text:p>0</text:p>
          </table:table-cell>
          <table:table-cell office:value-type="float" office:value="158046" calcext:value-type="float">
            <text:p>15804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2</text:p>
          </table:table-cell>
          <table:table-cell office:value-type="float" office:value="0.298983" calcext:value-type="float">
            <text:p>0.298983</text:p>
          </table:table-cell>
          <table:table-cell office:value-type="float" office:value="0.024328" calcext:value-type="float">
            <text:p>0.024328</text:p>
          </table:table-cell>
          <table:table-cell office:value-type="float" office:value="0" calcext:value-type="float">
            <text:p>0</text:p>
          </table:table-cell>
          <table:table-cell office:value-type="float" office:value="163863" calcext:value-type="float">
            <text:p>16386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3</text:p>
          </table:table-cell>
          <table:table-cell office:value-type="float" office:value="0.365602" calcext:value-type="float">
            <text:p>0.365602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0" calcext:value-type="float">
            <text:p>0</text:p>
          </table:table-cell>
          <table:table-cell office:value-type="float" office:value="152173" calcext:value-type="float">
            <text:p>152173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4</text:p>
          </table:table-cell>
          <table:table-cell office:value-type="float" office:value="0.288133" calcext:value-type="float">
            <text:p>0.288133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0" calcext:value-type="float">
            <text:p>0</text:p>
          </table:table-cell>
          <table:table-cell office:value-type="float" office:value="162992" calcext:value-type="float">
            <text:p>16299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5</text:p>
          </table:table-cell>
          <table:table-cell office:value-type="float" office:value="0.327024" calcext:value-type="float">
            <text:p>0.327024</text:p>
          </table:table-cell>
          <table:table-cell office:value-type="float" office:value="0.036072" calcext:value-type="float">
            <text:p>0.036072</text:p>
          </table:table-cell>
          <table:table-cell office:value-type="float" office:value="0" calcext:value-type="float">
            <text:p>0</text:p>
          </table:table-cell>
          <table:table-cell office:value-type="float" office:value="144429" calcext:value-type="float">
            <text:p>14442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6</text:p>
          </table:table-cell>
          <table:table-cell office:value-type="float" office:value="0.433936" calcext:value-type="float">
            <text:p>0.433936</text:p>
          </table:table-cell>
          <table:table-cell office:value-type="float" office:value="0.042913" calcext:value-type="float">
            <text:p>0.042913</text:p>
          </table:table-cell>
          <table:table-cell office:value-type="float" office:value="0" calcext:value-type="float">
            <text:p>0</text:p>
          </table:table-cell>
          <table:table-cell office:value-type="float" office:value="178189" calcext:value-type="float">
            <text:p>17818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7</text:p>
          </table:table-cell>
          <table:table-cell office:value-type="float" office:value="0.318104" calcext:value-type="float">
            <text:p>0.318104</text:p>
          </table:table-cell>
          <table:table-cell office:value-type="float" office:value="0.036919" calcext:value-type="float">
            <text:p>0.036919</text:p>
          </table:table-cell>
          <table:table-cell office:value-type="float" office:value="0" calcext:value-type="float">
            <text:p>0</text:p>
          </table:table-cell>
          <table:table-cell office:value-type="float" office:value="174560" calcext:value-type="float">
            <text:p>17456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8</text:p>
          </table:table-cell>
          <table:table-cell office:value-type="float" office:value="0.40957" calcext:value-type="float">
            <text:p>0.40957</text:p>
          </table:table-cell>
          <table:table-cell office:value-type="float" office:value="0.046078" calcext:value-type="float">
            <text:p>0.046078</text:p>
          </table:table-cell>
          <table:table-cell office:value-type="float" office:value="0" calcext:value-type="float">
            <text:p>0</text:p>
          </table:table-cell>
          <table:table-cell office:value-type="float" office:value="159166" calcext:value-type="float">
            <text:p>15916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49</text:p>
          </table:table-cell>
          <table:table-cell office:value-type="float" office:value="0.339536" calcext:value-type="float">
            <text:p>0.339536</text:p>
          </table:table-cell>
          <table:table-cell office:value-type="float" office:value="0.047629" calcext:value-type="float">
            <text:p>0.047629</text:p>
          </table:table-cell>
          <table:table-cell office:value-type="float" office:value="0" calcext:value-type="float">
            <text:p>0</text:p>
          </table:table-cell>
          <table:table-cell office:value-type="float" office:value="159069" calcext:value-type="float">
            <text:p>15906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0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" calcext:value-type="float">
            <text:p>0</text:p>
          </table:table-cell>
          <table:table-cell office:value-type="float" office:value="148977" calcext:value-type="float">
            <text:p>14897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1</text:p>
          </table:table-cell>
          <table:table-cell office:value-type="float" office:value="0.470962" calcext:value-type="float">
            <text:p>0.470962</text:p>
          </table:table-cell>
          <table:table-cell office:value-type="float" office:value="0.036594" calcext:value-type="float">
            <text:p>0.036594</text:p>
          </table:table-cell>
          <table:table-cell office:value-type="float" office:value="0" calcext:value-type="float">
            <text:p>0</text:p>
          </table:table-cell>
          <table:table-cell office:value-type="float" office:value="155217" calcext:value-type="float">
            <text:p>155217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2</text:p>
          </table:table-cell>
          <table:table-cell office:value-type="float" office:value="0.409221" calcext:value-type="float">
            <text:p>0.409221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0" calcext:value-type="float">
            <text:p>0</text:p>
          </table:table-cell>
          <table:table-cell office:value-type="float" office:value="186558" calcext:value-type="float">
            <text:p>18655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3</text:p>
          </table:table-cell>
          <table:table-cell office:value-type="float" office:value="0.42355" calcext:value-type="float">
            <text:p>0.42355</text:p>
          </table:table-cell>
          <table:table-cell office:value-type="float" office:value="0.04578" calcext:value-type="float">
            <text:p>0.04578</text:p>
          </table:table-cell>
          <table:table-cell office:value-type="float" office:value="0" calcext:value-type="float">
            <text:p>0</text:p>
          </table:table-cell>
          <table:table-cell office:value-type="float" office:value="156716" calcext:value-type="float">
            <text:p>15671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4</text:p>
          </table:table-cell>
          <table:table-cell office:value-type="float" office:value="0.391374" calcext:value-type="float">
            <text:p>0.391374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" calcext:value-type="float">
            <text:p>0</text:p>
          </table:table-cell>
          <table:table-cell office:value-type="float" office:value="131488" calcext:value-type="float">
            <text:p>13148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5</text:p>
          </table:table-cell>
          <table:table-cell office:value-type="float" office:value="0.331224" calcext:value-type="float">
            <text:p>0.331224</text:p>
          </table:table-cell>
          <table:table-cell office:value-type="float" office:value="0.034941" calcext:value-type="float">
            <text:p>0.034941</text:p>
          </table:table-cell>
          <table:table-cell office:value-type="float" office:value="0" calcext:value-type="float">
            <text:p>0</text:p>
          </table:table-cell>
          <table:table-cell office:value-type="float" office:value="140582" calcext:value-type="float">
            <text:p>14058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6</text:p>
          </table:table-cell>
          <table:table-cell office:value-type="float" office:value="0.342679" calcext:value-type="float">
            <text:p>0.342679</text:p>
          </table:table-cell>
          <table:table-cell office:value-type="float" office:value="0.036676" calcext:value-type="float">
            <text:p>0.036676</text:p>
          </table:table-cell>
          <table:table-cell office:value-type="float" office:value="0" calcext:value-type="float">
            <text:p>0</text:p>
          </table:table-cell>
          <table:table-cell office:value-type="float" office:value="160144" calcext:value-type="float">
            <text:p>16014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7</text:p>
          </table:table-cell>
          <table:table-cell office:value-type="float" office:value="0.330954" calcext:value-type="float">
            <text:p>0.330954</text:p>
          </table:table-cell>
          <table:table-cell office:value-type="float" office:value="0.027949" calcext:value-type="float">
            <text:p>0.027949</text:p>
          </table:table-cell>
          <table:table-cell office:value-type="float" office:value="0" calcext:value-type="float">
            <text:p>0</text:p>
          </table:table-cell>
          <table:table-cell office:value-type="float" office:value="141404" calcext:value-type="float">
            <text:p>1414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8</text:p>
          </table:table-cell>
          <table:table-cell office:value-type="float" office:value="0.346796" calcext:value-type="float">
            <text:p>0.346796</text:p>
          </table:table-cell>
          <table:table-cell office:value-type="float" office:value="0.036861" calcext:value-type="float">
            <text:p>0.036861</text:p>
          </table:table-cell>
          <table:table-cell office:value-type="float" office:value="0" calcext:value-type="float">
            <text:p>0</text:p>
          </table:table-cell>
          <table:table-cell office:value-type="float" office:value="151079" calcext:value-type="float">
            <text:p>151079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7:59</text:p>
          </table:table-cell>
          <table:table-cell office:value-type="float" office:value="0.328712" calcext:value-type="float">
            <text:p>0.328712</text:p>
          </table:table-cell>
          <table:table-cell office:value-type="float" office:value="0.048982" calcext:value-type="float">
            <text:p>0.048982</text:p>
          </table:table-cell>
          <table:table-cell office:value-type="float" office:value="0" calcext:value-type="float">
            <text:p>0</text:p>
          </table:table-cell>
          <table:table-cell office:value-type="float" office:value="152816" calcext:value-type="float">
            <text:p>15281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0</text:p>
          </table:table-cell>
          <table:table-cell office:value-type="float" office:value="0.342897" calcext:value-type="float">
            <text:p>0.342897</text:p>
          </table:table-cell>
          <table:table-cell office:value-type="float" office:value="0.041057" calcext:value-type="float">
            <text:p>0.041057</text:p>
          </table:table-cell>
          <table:table-cell office:value-type="float" office:value="0" calcext:value-type="float">
            <text:p>0</text:p>
          </table:table-cell>
          <table:table-cell office:value-type="float" office:value="144478" calcext:value-type="float">
            <text:p>14447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1</text:p>
          </table:table-cell>
          <table:table-cell office:value-type="float" office:value="0.322785" calcext:value-type="float">
            <text:p>0.322785</text:p>
          </table:table-cell>
          <table:table-cell office:value-type="float" office:value="0.055493" calcext:value-type="float">
            <text:p>0.055493</text:p>
          </table:table-cell>
          <table:table-cell office:value-type="float" office:value="0" calcext:value-type="float">
            <text:p>0</text:p>
          </table:table-cell>
          <table:table-cell office:value-type="float" office:value="167064" calcext:value-type="float">
            <text:p>16706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2</text:p>
          </table:table-cell>
          <table:table-cell office:value-type="float" office:value="0.341055" calcext:value-type="float">
            <text:p>0.341055</text:p>
          </table:table-cell>
          <table:table-cell office:value-type="float" office:value="0.050605" calcext:value-type="float">
            <text:p>0.050605</text:p>
          </table:table-cell>
          <table:table-cell office:value-type="float" office:value="0" calcext:value-type="float">
            <text:p>0</text:p>
          </table:table-cell>
          <table:table-cell office:value-type="float" office:value="181017" calcext:value-type="float">
            <text:p>18101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3</text:p>
          </table:table-cell>
          <table:table-cell office:value-type="float" office:value="0.424957" calcext:value-type="float">
            <text:p>0.424957</text:p>
          </table:table-cell>
          <table:table-cell office:value-type="float" office:value="0.044377" calcext:value-type="float">
            <text:p>0.044377</text:p>
          </table:table-cell>
          <table:table-cell office:value-type="float" office:value="0" calcext:value-type="float">
            <text:p>0</text:p>
          </table:table-cell>
          <table:table-cell office:value-type="float" office:value="154958" calcext:value-type="float">
            <text:p>15495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4</text:p>
          </table:table-cell>
          <table:table-cell office:value-type="float" office:value="0.513497" calcext:value-type="float">
            <text:p>0.513497</text:p>
          </table:table-cell>
          <table:table-cell office:value-type="float" office:value="0.030729" calcext:value-type="float">
            <text:p>0.030729</text:p>
          </table:table-cell>
          <table:table-cell office:value-type="float" office:value="0" calcext:value-type="float">
            <text:p>0</text:p>
          </table:table-cell>
          <table:table-cell office:value-type="float" office:value="158667" calcext:value-type="float">
            <text:p>15866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5</text:p>
          </table:table-cell>
          <table:table-cell office:value-type="float" office:value="0.409661" calcext:value-type="float">
            <text:p>0.409661</text:p>
          </table:table-cell>
          <table:table-cell office:value-type="float" office:value="0.022811" calcext:value-type="float">
            <text:p>0.022811</text:p>
          </table:table-cell>
          <table:table-cell office:value-type="float" office:value="0" calcext:value-type="float">
            <text:p>0</text:p>
          </table:table-cell>
          <table:table-cell office:value-type="float" office:value="158840" calcext:value-type="float">
            <text:p>15884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6</text:p>
          </table:table-cell>
          <table:table-cell office:value-type="float" office:value="0.37946" calcext:value-type="float">
            <text:p>0.37946</text:p>
          </table:table-cell>
          <table:table-cell office:value-type="float" office:value="0.031259" calcext:value-type="float">
            <text:p>0.031259</text:p>
          </table:table-cell>
          <table:table-cell office:value-type="float" office:value="0" calcext:value-type="float">
            <text:p>0</text:p>
          </table:table-cell>
          <table:table-cell office:value-type="float" office:value="162598" calcext:value-type="float">
            <text:p>16259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7</text:p>
          </table:table-cell>
          <table:table-cell office:value-type="float" office:value="0.446571" calcext:value-type="float">
            <text:p>0.446571</text:p>
          </table:table-cell>
          <table:table-cell office:value-type="float" office:value="0.041065" calcext:value-type="float">
            <text:p>0.041065</text:p>
          </table:table-cell>
          <table:table-cell office:value-type="float" office:value="0" calcext:value-type="float">
            <text:p>0</text:p>
          </table:table-cell>
          <table:table-cell office:value-type="float" office:value="145976" calcext:value-type="float">
            <text:p>14597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8</text:p>
          </table:table-cell>
          <table:table-cell office:value-type="float" office:value="0.518673" calcext:value-type="float">
            <text:p>0.518673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" calcext:value-type="float">
            <text:p>0</text:p>
          </table:table-cell>
          <table:table-cell office:value-type="float" office:value="145384" calcext:value-type="float">
            <text:p>14538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09</text:p>
          </table:table-cell>
          <table:table-cell office:value-type="float" office:value="0.269518" calcext:value-type="float">
            <text:p>0.269518</text:p>
          </table:table-cell>
          <table:table-cell office:value-type="float" office:value="0.036112" calcext:value-type="float">
            <text:p>0.036112</text:p>
          </table:table-cell>
          <table:table-cell office:value-type="float" office:value="0" calcext:value-type="float">
            <text:p>0</text:p>
          </table:table-cell>
          <table:table-cell office:value-type="float" office:value="160869" calcext:value-type="float">
            <text:p>16086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0</text:p>
          </table:table-cell>
          <table:table-cell office:value-type="float" office:value="0.395339" calcext:value-type="float">
            <text:p>0.395339</text:p>
          </table:table-cell>
          <table:table-cell office:value-type="float" office:value="0.036262" calcext:value-type="float">
            <text:p>0.036262</text:p>
          </table:table-cell>
          <table:table-cell office:value-type="float" office:value="0" calcext:value-type="float">
            <text:p>0</text:p>
          </table:table-cell>
          <table:table-cell office:value-type="float" office:value="158285" calcext:value-type="float">
            <text:p>15828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1</text:p>
          </table:table-cell>
          <table:table-cell office:value-type="float" office:value="0.352795" calcext:value-type="float">
            <text:p>0.352795</text:p>
          </table:table-cell>
          <table:table-cell office:value-type="float" office:value="0.039096" calcext:value-type="float">
            <text:p>0.039096</text:p>
          </table:table-cell>
          <table:table-cell office:value-type="float" office:value="0" calcext:value-type="float">
            <text:p>0</text:p>
          </table:table-cell>
          <table:table-cell office:value-type="float" office:value="152129" calcext:value-type="float">
            <text:p>15212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2</text:p>
          </table:table-cell>
          <table:table-cell office:value-type="float" office:value="0.415745" calcext:value-type="float">
            <text:p>0.415745</text:p>
          </table:table-cell>
          <table:table-cell office:value-type="float" office:value="0.029878" calcext:value-type="float">
            <text:p>0.029878</text:p>
          </table:table-cell>
          <table:table-cell office:value-type="float" office:value="0" calcext:value-type="float">
            <text:p>0</text:p>
          </table:table-cell>
          <table:table-cell office:value-type="float" office:value="155416" calcext:value-type="float">
            <text:p>15541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3</text:p>
          </table:table-cell>
          <table:table-cell office:value-type="float" office:value="0.251113" calcext:value-type="float">
            <text:p>0.251113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" calcext:value-type="float">
            <text:p>0</text:p>
          </table:table-cell>
          <table:table-cell office:value-type="float" office:value="156214" calcext:value-type="float">
            <text:p>1562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4</text:p>
          </table:table-cell>
          <table:table-cell office:value-type="float" office:value="0.318404" calcext:value-type="float">
            <text:p>0.318404</text:p>
          </table:table-cell>
          <table:table-cell office:value-type="float" office:value="0.030582" calcext:value-type="float">
            <text:p>0.030582</text:p>
          </table:table-cell>
          <table:table-cell office:value-type="float" office:value="0" calcext:value-type="float">
            <text:p>0</text:p>
          </table:table-cell>
          <table:table-cell office:value-type="float" office:value="158722" calcext:value-type="float">
            <text:p>15872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5</text:p>
          </table:table-cell>
          <table:table-cell office:value-type="float" office:value="0.358153" calcext:value-type="float">
            <text:p>0.358153</text:p>
          </table:table-cell>
          <table:table-cell office:value-type="float" office:value="0.031153" calcext:value-type="float">
            <text:p>0.031153</text:p>
          </table:table-cell>
          <table:table-cell office:value-type="float" office:value="0" calcext:value-type="float">
            <text:p>0</text:p>
          </table:table-cell>
          <table:table-cell office:value-type="float" office:value="156077" calcext:value-type="float">
            <text:p>15607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6</text:p>
          </table:table-cell>
          <table:table-cell office:value-type="float" office:value="0.286352" calcext:value-type="float">
            <text:p>0.286352</text:p>
          </table:table-cell>
          <table:table-cell office:value-type="float" office:value="0.029804" calcext:value-type="float">
            <text:p>0.029804</text:p>
          </table:table-cell>
          <table:table-cell office:value-type="float" office:value="0" calcext:value-type="float">
            <text:p>0</text:p>
          </table:table-cell>
          <table:table-cell office:value-type="float" office:value="162060" calcext:value-type="float">
            <text:p>16206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7</text:p>
          </table:table-cell>
          <table:table-cell office:value-type="float" office:value="0.406334" calcext:value-type="float">
            <text:p>0.406334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" calcext:value-type="float">
            <text:p>0</text:p>
          </table:table-cell>
          <table:table-cell office:value-type="float" office:value="147166" calcext:value-type="float">
            <text:p>14716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8</text:p>
          </table:table-cell>
          <table:table-cell office:value-type="float" office:value="0.305093" calcext:value-type="float">
            <text:p>0.305093</text:p>
          </table:table-cell>
          <table:table-cell office:value-type="float" office:value="0.032601" calcext:value-type="float">
            <text:p>0.032601</text:p>
          </table:table-cell>
          <table:table-cell office:value-type="float" office:value="0" calcext:value-type="float">
            <text:p>0</text:p>
          </table:table-cell>
          <table:table-cell office:value-type="float" office:value="146350" calcext:value-type="float">
            <text:p>14635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19</text:p>
          </table:table-cell>
          <table:table-cell office:value-type="float" office:value="0.298367" calcext:value-type="float">
            <text:p>0.298367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" calcext:value-type="float">
            <text:p>0</text:p>
          </table:table-cell>
          <table:table-cell office:value-type="float" office:value="167851" calcext:value-type="float">
            <text:p>1678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0</text:p>
          </table:table-cell>
          <table:table-cell office:value-type="float" office:value="0.303771" calcext:value-type="float">
            <text:p>0.303771</text:p>
          </table:table-cell>
          <table:table-cell office:value-type="float" office:value="0.045705" calcext:value-type="float">
            <text:p>0.045705</text:p>
          </table:table-cell>
          <table:table-cell office:value-type="float" office:value="0" calcext:value-type="float">
            <text:p>0</text:p>
          </table:table-cell>
          <table:table-cell office:value-type="float" office:value="155869" calcext:value-type="float">
            <text:p>155869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1</text:p>
          </table:table-cell>
          <table:table-cell office:value-type="float" office:value="0.277204" calcext:value-type="float">
            <text:p>0.277204</text:p>
          </table:table-cell>
          <table:table-cell office:value-type="float" office:value="0.022755" calcext:value-type="float">
            <text:p>0.022755</text:p>
          </table:table-cell>
          <table:table-cell office:value-type="float" office:value="0" calcext:value-type="float">
            <text:p>0</text:p>
          </table:table-cell>
          <table:table-cell office:value-type="float" office:value="150748" calcext:value-type="float">
            <text:p>15074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2</text:p>
          </table:table-cell>
          <table:table-cell office:value-type="float" office:value="0.922523" calcext:value-type="float">
            <text:p>0.922523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" calcext:value-type="float">
            <text:p>0</text:p>
          </table:table-cell>
          <table:table-cell office:value-type="float" office:value="118386" calcext:value-type="float">
            <text:p>118386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3</text:p>
          </table:table-cell>
          <table:table-cell office:value-type="float" office:value="1.604636" calcext:value-type="float">
            <text:p>1.604636</text:p>
          </table:table-cell>
          <table:table-cell office:value-type="float" office:value="0.008921" calcext:value-type="float">
            <text:p>0.008921</text:p>
          </table:table-cell>
          <table:table-cell office:value-type="float" office:value="0" calcext:value-type="float">
            <text:p>0</text:p>
          </table:table-cell>
          <table:table-cell office:value-type="float" office:value="103124" calcext:value-type="float">
            <text:p>10312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4</text:p>
          </table:table-cell>
          <table:table-cell office:value-type="float" office:value="1.395125" calcext:value-type="float">
            <text:p>1.395125</text:p>
          </table:table-cell>
          <table:table-cell office:value-type="float" office:value="0.008641" calcext:value-type="float">
            <text:p>0.008641</text:p>
          </table:table-cell>
          <table:table-cell office:value-type="float" office:value="0" calcext:value-type="float">
            <text:p>0</text:p>
          </table:table-cell>
          <table:table-cell office:value-type="float" office:value="119592" calcext:value-type="float">
            <text:p>119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5</text:p>
          </table:table-cell>
          <table:table-cell office:value-type="float" office:value="0.952604" calcext:value-type="float">
            <text:p>0.952604</text:p>
          </table:table-cell>
          <table:table-cell office:value-type="float" office:value="0.006692" calcext:value-type="float">
            <text:p>0.006692</text:p>
          </table:table-cell>
          <table:table-cell office:value-type="float" office:value="0" calcext:value-type="float">
            <text:p>0</text:p>
          </table:table-cell>
          <table:table-cell office:value-type="float" office:value="128526" calcext:value-type="float">
            <text:p>12852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6</text:p>
          </table:table-cell>
          <table:table-cell office:value-type="float" office:value="0.788966" calcext:value-type="float">
            <text:p>0.788966</text:p>
          </table:table-cell>
          <table:table-cell office:value-type="float" office:value="0.009518" calcext:value-type="float">
            <text:p>0.009518</text:p>
          </table:table-cell>
          <table:table-cell office:value-type="float" office:value="0" calcext:value-type="float">
            <text:p>0</text:p>
          </table:table-cell>
          <table:table-cell office:value-type="float" office:value="173858" calcext:value-type="float">
            <text:p>17385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7</text:p>
          </table:table-cell>
          <table:table-cell office:value-type="float" office:value="0.805301" calcext:value-type="float">
            <text:p>0.805301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0" calcext:value-type="float">
            <text:p>0</text:p>
          </table:table-cell>
          <table:table-cell office:value-type="float" office:value="117852" calcext:value-type="float">
            <text:p>11785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8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" calcext:value-type="float">
            <text:p>0</text:p>
          </table:table-cell>
          <table:table-cell office:value-type="float" office:value="91133" calcext:value-type="float">
            <text:p>9113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29</text:p>
          </table:table-cell>
          <table:table-cell office:value-type="float" office:value="0.374379" calcext:value-type="float">
            <text:p>0.374379</text:p>
          </table:table-cell>
          <table:table-cell office:value-type="float" office:value="0.015688" calcext:value-type="float">
            <text:p>0.015688</text:p>
          </table:table-cell>
          <table:table-cell office:value-type="float" office:value="0" calcext:value-type="float">
            <text:p>0</text:p>
          </table:table-cell>
          <table:table-cell office:value-type="float" office:value="175219" calcext:value-type="float">
            <text:p>17521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0</text:p>
          </table:table-cell>
          <table:table-cell office:value-type="float" office:value="0.175962" calcext:value-type="float">
            <text:p>0.175962</text:p>
          </table:table-cell>
          <table:table-cell office:value-type="float" office:value="0.018814" calcext:value-type="float">
            <text:p>0.018814</text:p>
          </table:table-cell>
          <table:table-cell office:value-type="float" office:value="0" calcext:value-type="float">
            <text:p>0</text:p>
          </table:table-cell>
          <table:table-cell office:value-type="float" office:value="141635" calcext:value-type="float">
            <text:p>14163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1</text:p>
          </table:table-cell>
          <table:table-cell office:value-type="float" office:value="0.295588" calcext:value-type="float">
            <text:p>0.295588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0" calcext:value-type="float">
            <text:p>0</text:p>
          </table:table-cell>
          <table:table-cell office:value-type="float" office:value="149660" calcext:value-type="float">
            <text:p>14966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2</text:p>
          </table:table-cell>
          <table:table-cell office:value-type="float" office:value="0.395021" calcext:value-type="float">
            <text:p>0.395021</text:p>
          </table:table-cell>
          <table:table-cell office:value-type="float" office:value="0.028381" calcext:value-type="float">
            <text:p>0.028381</text:p>
          </table:table-cell>
          <table:table-cell office:value-type="float" office:value="0" calcext:value-type="float">
            <text:p>0</text:p>
          </table:table-cell>
          <table:table-cell office:value-type="float" office:value="143213" calcext:value-type="float">
            <text:p>14321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3</text:p>
          </table:table-cell>
          <table:table-cell office:value-type="float" office:value="0.369282" calcext:value-type="float">
            <text:p>0.369282</text:p>
          </table:table-cell>
          <table:table-cell office:value-type="float" office:value="0.03191" calcext:value-type="float">
            <text:p>0.03191</text:p>
          </table:table-cell>
          <table:table-cell office:value-type="float" office:value="0" calcext:value-type="float">
            <text:p>0</text:p>
          </table:table-cell>
          <table:table-cell office:value-type="float" office:value="146512" calcext:value-type="float">
            <text:p>14651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4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0" calcext:value-type="float">
            <text:p>0</text:p>
          </table:table-cell>
          <table:table-cell office:value-type="float" office:value="169700" calcext:value-type="float">
            <text:p>16970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5</text:p>
          </table:table-cell>
          <table:table-cell office:value-type="float" office:value="0.434283" calcext:value-type="float">
            <text:p>0.434283</text:p>
          </table:table-cell>
          <table:table-cell office:value-type="float" office:value="0.028608" calcext:value-type="float">
            <text:p>0.028608</text:p>
          </table:table-cell>
          <table:table-cell office:value-type="float" office:value="0" calcext:value-type="float">
            <text:p>0</text:p>
          </table:table-cell>
          <table:table-cell office:value-type="float" office:value="147807" calcext:value-type="float">
            <text:p>14780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6</text:p>
          </table:table-cell>
          <table:table-cell office:value-type="float" office:value="1.088284" calcext:value-type="float">
            <text:p>1.088284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0" calcext:value-type="float">
            <text:p>0</text:p>
          </table:table-cell>
          <table:table-cell office:value-type="float" office:value="136510" calcext:value-type="float">
            <text:p>13651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7</text:p>
          </table:table-cell>
          <table:table-cell office:value-type="float" office:value="1.784194" calcext:value-type="float">
            <text:p>1.784194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" calcext:value-type="float">
            <text:p>0</text:p>
          </table:table-cell>
          <table:table-cell office:value-type="float" office:value="128878" calcext:value-type="float">
            <text:p>12887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8</text:p>
          </table:table-cell>
          <table:table-cell office:value-type="float" office:value="1.547476" calcext:value-type="float">
            <text:p>1.547476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" calcext:value-type="float">
            <text:p>0</text:p>
          </table:table-cell>
          <table:table-cell office:value-type="float" office:value="127776" calcext:value-type="float">
            <text:p>12777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39</text:p>
          </table:table-cell>
          <table:table-cell office:value-type="float" office:value="1.136999" calcext:value-type="float">
            <text:p>1.136999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" calcext:value-type="float">
            <text:p>0</text:p>
          </table:table-cell>
          <table:table-cell office:value-type="float" office:value="124031" calcext:value-type="float">
            <text:p>12403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0</text:p>
          </table:table-cell>
          <table:table-cell office:value-type="float" office:value="0.792974" calcext:value-type="float">
            <text:p>0.792974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0" calcext:value-type="float">
            <text:p>0</text:p>
          </table:table-cell>
          <table:table-cell office:value-type="float" office:value="96715" calcext:value-type="float">
            <text:p>9671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1</text:p>
          </table:table-cell>
          <table:table-cell office:value-type="float" office:value="0.893541" calcext:value-type="float">
            <text:p>0.893541</text:p>
          </table:table-cell>
          <table:table-cell office:value-type="float" office:value="0.014873" calcext:value-type="float">
            <text:p>0.014873</text:p>
          </table:table-cell>
          <table:table-cell office:value-type="float" office:value="0" calcext:value-type="float">
            <text:p>0</text:p>
          </table:table-cell>
          <table:table-cell office:value-type="float" office:value="143936" calcext:value-type="float">
            <text:p>14393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2</text:p>
          </table:table-cell>
          <table:table-cell office:value-type="float" office:value="0.889175" calcext:value-type="float">
            <text:p>0.889175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0" calcext:value-type="float">
            <text:p>0</text:p>
          </table:table-cell>
          <table:table-cell office:value-type="float" office:value="171117" calcext:value-type="float">
            <text:p>17111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3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031947" calcext:value-type="float">
            <text:p>0.031947</text:p>
          </table:table-cell>
          <table:table-cell office:value-type="float" office:value="0" calcext:value-type="float">
            <text:p>0</text:p>
          </table:table-cell>
          <table:table-cell office:value-type="float" office:value="184700" calcext:value-type="float">
            <text:p>1847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4</text:p>
          </table:table-cell>
          <table:table-cell office:value-type="float" office:value="0.37428" calcext:value-type="float">
            <text:p>0.37428</text:p>
          </table:table-cell>
          <table:table-cell office:value-type="float" office:value="0.021306" calcext:value-type="float">
            <text:p>0.021306</text:p>
          </table:table-cell>
          <table:table-cell office:value-type="float" office:value="0" calcext:value-type="float">
            <text:p>0</text:p>
          </table:table-cell>
          <table:table-cell office:value-type="float" office:value="138800" calcext:value-type="float">
            <text:p>1388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5</text:p>
          </table:table-cell>
          <table:table-cell office:value-type="float" office:value="0.478765" calcext:value-type="float">
            <text:p>0.478765</text:p>
          </table:table-cell>
          <table:table-cell office:value-type="float" office:value="0.052529" calcext:value-type="float">
            <text:p>0.052529</text:p>
          </table:table-cell>
          <table:table-cell office:value-type="float" office:value="0" calcext:value-type="float">
            <text:p>0</text:p>
          </table:table-cell>
          <table:table-cell office:value-type="float" office:value="158013" calcext:value-type="float">
            <text:p>15801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6</text:p>
          </table:table-cell>
          <table:table-cell office:value-type="float" office:value="0.857001" calcext:value-type="float">
            <text:p>0.857001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" calcext:value-type="float">
            <text:p>0</text:p>
          </table:table-cell>
          <table:table-cell office:value-type="float" office:value="170416" calcext:value-type="float">
            <text:p>170416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7</text:p>
          </table:table-cell>
          <table:table-cell office:value-type="float" office:value="3.746241" calcext:value-type="float">
            <text:p>3.746241</text:p>
          </table:table-cell>
          <table:table-cell office:value-type="float" office:value="0.038075" calcext:value-type="float">
            <text:p>0.038075</text:p>
          </table:table-cell>
          <table:table-cell office:value-type="float" office:value="0" calcext:value-type="float">
            <text:p>0</text:p>
          </table:table-cell>
          <table:table-cell office:value-type="float" office:value="110753" calcext:value-type="float">
            <text:p>11075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8</text:p>
          </table:table-cell>
          <table:table-cell office:value-type="float" office:value="3.834492" calcext:value-type="float">
            <text:p>3.834492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" calcext:value-type="float">
            <text:p>0</text:p>
          </table:table-cell>
          <table:table-cell office:value-type="float" office:value="108541" calcext:value-type="float">
            <text:p>10854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49</text:p>
          </table:table-cell>
          <table:table-cell office:value-type="float" office:value="3.410119" calcext:value-type="float">
            <text:p>3.410119</text:p>
          </table:table-cell>
          <table:table-cell office:value-type="float" office:value="0.005794" calcext:value-type="float">
            <text:p>0.005794</text:p>
          </table:table-cell>
          <table:table-cell office:value-type="float" office:value="0" calcext:value-type="float">
            <text:p>0</text:p>
          </table:table-cell>
          <table:table-cell office:value-type="float" office:value="90811" calcext:value-type="float">
            <text:p>9081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0</text:p>
          </table:table-cell>
          <table:table-cell office:value-type="float" office:value="3.809016" calcext:value-type="float">
            <text:p>3.809016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" calcext:value-type="float">
            <text:p>0</text:p>
          </table:table-cell>
          <table:table-cell office:value-type="float" office:value="145252" calcext:value-type="float">
            <text:p>14525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1</text:p>
          </table:table-cell>
          <table:table-cell office:value-type="float" office:value="4.269419" calcext:value-type="float">
            <text:p>4.269419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" calcext:value-type="float">
            <text:p>0</text:p>
          </table:table-cell>
          <table:table-cell office:value-type="float" office:value="121341" calcext:value-type="float">
            <text:p>12134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2</text:p>
          </table:table-cell>
          <table:table-cell office:value-type="float" office:value="3.197867" calcext:value-type="float">
            <text:p>3.197867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" calcext:value-type="float">
            <text:p>0</text:p>
          </table:table-cell>
          <table:table-cell office:value-type="float" office:value="124664" calcext:value-type="float">
            <text:p>12466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3</text:p>
          </table:table-cell>
          <table:table-cell office:value-type="float" office:value="3.202319" calcext:value-type="float">
            <text:p>3.202319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0" calcext:value-type="float">
            <text:p>0</text:p>
          </table:table-cell>
          <table:table-cell office:value-type="float" office:value="149179" calcext:value-type="float">
            <text:p>14917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4</text:p>
          </table:table-cell>
          <table:table-cell office:value-type="float" office:value="3.004781" calcext:value-type="float">
            <text:p>3.004781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0" calcext:value-type="float">
            <text:p>0</text:p>
          </table:table-cell>
          <table:table-cell office:value-type="float" office:value="168889" calcext:value-type="float">
            <text:p>16888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5</text:p>
          </table:table-cell>
          <table:table-cell office:value-type="float" office:value="3.543941" calcext:value-type="float">
            <text:p>3.543941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" calcext:value-type="float">
            <text:p>0</text:p>
          </table:table-cell>
          <table:table-cell office:value-type="float" office:value="143026" calcext:value-type="float">
            <text:p>14302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6</text:p>
          </table:table-cell>
          <table:table-cell office:value-type="float" office:value="3.849944" calcext:value-type="float">
            <text:p>3.849944</text:p>
          </table:table-cell>
          <table:table-cell office:value-type="float" office:value="0.005944" calcext:value-type="float">
            <text:p>0.005944</text:p>
          </table:table-cell>
          <table:table-cell office:value-type="float" office:value="0" calcext:value-type="float">
            <text:p>0</text:p>
          </table:table-cell>
          <table:table-cell office:value-type="float" office:value="124994" calcext:value-type="float">
            <text:p>12499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7</text:p>
          </table:table-cell>
          <table:table-cell office:value-type="float" office:value="3.681798" calcext:value-type="float">
            <text:p>3.681798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" calcext:value-type="float">
            <text:p>0</text:p>
          </table:table-cell>
          <table:table-cell office:value-type="float" office:value="148902" calcext:value-type="float">
            <text:p>14890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8</text:p>
          </table:table-cell>
          <table:table-cell office:value-type="float" office:value="3.506076" calcext:value-type="float">
            <text:p>3.50607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139698" calcext:value-type="float">
            <text:p>13969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8:59</text:p>
          </table:table-cell>
          <table:table-cell office:value-type="float" office:value="4.180952" calcext:value-type="float">
            <text:p>4.180952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" calcext:value-type="float">
            <text:p>0</text:p>
          </table:table-cell>
          <table:table-cell office:value-type="float" office:value="110968" calcext:value-type="float">
            <text:p>11096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0</text:p>
          </table:table-cell>
          <table:table-cell office:value-type="float" office:value="3.942334" calcext:value-type="float">
            <text:p>3.942334</text:p>
          </table:table-cell>
          <table:table-cell office:value-type="float" office:value="0.008367" calcext:value-type="float">
            <text:p>0.008367</text:p>
          </table:table-cell>
          <table:table-cell office:value-type="float" office:value="0" calcext:value-type="float">
            <text:p>0</text:p>
          </table:table-cell>
          <table:table-cell office:value-type="float" office:value="164689" calcext:value-type="float">
            <text:p>1646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1</text:p>
          </table:table-cell>
          <table:table-cell office:value-type="float" office:value="4.242859" calcext:value-type="float">
            <text:p>4.242859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" calcext:value-type="float">
            <text:p>0</text:p>
          </table:table-cell>
          <table:table-cell office:value-type="float" office:value="88060" calcext:value-type="float">
            <text:p>8806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2</text:p>
          </table:table-cell>
          <table:table-cell office:value-type="float" office:value="4.076142" calcext:value-type="float">
            <text:p>4.076142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" calcext:value-type="float">
            <text:p>0</text:p>
          </table:table-cell>
          <table:table-cell office:value-type="float" office:value="131274" calcext:value-type="float">
            <text:p>13127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3</text:p>
          </table:table-cell>
          <table:table-cell office:value-type="float" office:value="4.369247" calcext:value-type="float">
            <text:p>4.369247</text:p>
          </table:table-cell>
          <table:table-cell office:value-type="float" office:value="0.005591" calcext:value-type="float">
            <text:p>0.005591</text:p>
          </table:table-cell>
          <table:table-cell office:value-type="float" office:value="0" calcext:value-type="float">
            <text:p>0</text:p>
          </table:table-cell>
          <table:table-cell office:value-type="float" office:value="119900" calcext:value-type="float">
            <text:p>1199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4</text:p>
          </table:table-cell>
          <table:table-cell office:value-type="float" office:value="3.795868" calcext:value-type="float">
            <text:p>3.795868</text:p>
          </table:table-cell>
          <table:table-cell office:value-type="float" office:value="0.008879" calcext:value-type="float">
            <text:p>0.008879</text:p>
          </table:table-cell>
          <table:table-cell office:value-type="float" office:value="0" calcext:value-type="float">
            <text:p>0</text:p>
          </table:table-cell>
          <table:table-cell office:value-type="float" office:value="169239" calcext:value-type="float">
            <text:p>16923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5</text:p>
          </table:table-cell>
          <table:table-cell office:value-type="float" office:value="4.382398" calcext:value-type="float">
            <text:p>4.382398</text:p>
          </table:table-cell>
          <table:table-cell office:value-type="float" office:value="0.006941" calcext:value-type="float">
            <text:p>0.006941</text:p>
          </table:table-cell>
          <table:table-cell office:value-type="float" office:value="0" calcext:value-type="float">
            <text:p>0</text:p>
          </table:table-cell>
          <table:table-cell office:value-type="float" office:value="121197" calcext:value-type="float">
            <text:p>1211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6</text:p>
          </table:table-cell>
          <table:table-cell office:value-type="float" office:value="3.49403" calcext:value-type="float">
            <text:p>3.49403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" calcext:value-type="float">
            <text:p>0</text:p>
          </table:table-cell>
          <table:table-cell office:value-type="float" office:value="115823" calcext:value-type="float">
            <text:p>11582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7</text:p>
          </table:table-cell>
          <table:table-cell office:value-type="float" office:value="5.215515" calcext:value-type="float">
            <text:p>5.215515</text:p>
          </table:table-cell>
          <table:table-cell office:value-type="float" office:value="0.009489" calcext:value-type="float">
            <text:p>0.009489</text:p>
          </table:table-cell>
          <table:table-cell office:value-type="float" office:value="0" calcext:value-type="float">
            <text:p>0</text:p>
          </table:table-cell>
          <table:table-cell office:value-type="float" office:value="118699" calcext:value-type="float">
            <text:p>11869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8</text:p>
          </table:table-cell>
          <table:table-cell office:value-type="float" office:value="5.419323" calcext:value-type="float">
            <text:p>5.419323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0" calcext:value-type="float">
            <text:p>0</text:p>
          </table:table-cell>
          <table:table-cell office:value-type="float" office:value="144494" calcext:value-type="float">
            <text:p>14449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09</text:p>
          </table:table-cell>
          <table:table-cell office:value-type="float" office:value="4.160459" calcext:value-type="float">
            <text:p>4.160459</text:p>
          </table:table-cell>
          <table:table-cell office:value-type="float" office:value="0.007294" calcext:value-type="float">
            <text:p>0.007294</text:p>
          </table:table-cell>
          <table:table-cell office:value-type="float" office:value="0" calcext:value-type="float">
            <text:p>0</text:p>
          </table:table-cell>
          <table:table-cell office:value-type="float" office:value="121443" calcext:value-type="float">
            <text:p>1214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0</text:p>
          </table:table-cell>
          <table:table-cell office:value-type="float" office:value="3.246198" calcext:value-type="float">
            <text:p>3.246198</text:p>
          </table:table-cell>
          <table:table-cell office:value-type="float" office:value="0.008424" calcext:value-type="float">
            <text:p>0.008424</text:p>
          </table:table-cell>
          <table:table-cell office:value-type="float" office:value="0" calcext:value-type="float">
            <text:p>0</text:p>
          </table:table-cell>
          <table:table-cell office:value-type="float" office:value="125237" calcext:value-type="float">
            <text:p>12523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1</text:p>
          </table:table-cell>
          <table:table-cell office:value-type="float" office:value="3.105644" calcext:value-type="float">
            <text:p>3.105644</text:p>
          </table:table-cell>
          <table:table-cell office:value-type="float" office:value="0.012649" calcext:value-type="float">
            <text:p>0.012649</text:p>
          </table:table-cell>
          <table:table-cell office:value-type="float" office:value="0" calcext:value-type="float">
            <text:p>0</text:p>
          </table:table-cell>
          <table:table-cell office:value-type="float" office:value="230658" calcext:value-type="float">
            <text:p>23065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2</text:p>
          </table:table-cell>
          <table:table-cell office:value-type="float" office:value="3.929066" calcext:value-type="float">
            <text:p>3.929066</text:p>
          </table:table-cell>
          <table:table-cell office:value-type="float" office:value="0.012551" calcext:value-type="float">
            <text:p>0.012551</text:p>
          </table:table-cell>
          <table:table-cell office:value-type="float" office:value="0" calcext:value-type="float">
            <text:p>0</text:p>
          </table:table-cell>
          <table:table-cell office:value-type="float" office:value="208356" calcext:value-type="float">
            <text:p>20835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3</text:p>
          </table:table-cell>
          <table:table-cell office:value-type="float" office:value="3.754651" calcext:value-type="float">
            <text:p>3.75465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115270" calcext:value-type="float">
            <text:p>1152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4</text:p>
          </table:table-cell>
          <table:table-cell office:value-type="float" office:value="4.036717" calcext:value-type="float">
            <text:p>4.036717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" calcext:value-type="float">
            <text:p>0</text:p>
          </table:table-cell>
          <table:table-cell office:value-type="float" office:value="167896" calcext:value-type="float">
            <text:p>16789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5</text:p>
          </table:table-cell>
          <table:table-cell office:value-type="float" office:value="3.342963" calcext:value-type="float">
            <text:p>3.342963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" calcext:value-type="float">
            <text:p>0</text:p>
          </table:table-cell>
          <table:table-cell office:value-type="float" office:value="152630" calcext:value-type="float">
            <text:p>1526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6</text:p>
          </table:table-cell>
          <table:table-cell office:value-type="float" office:value="2.49816" calcext:value-type="float">
            <text:p>2.49816</text:p>
          </table:table-cell>
          <table:table-cell office:value-type="float" office:value="0.005691" calcext:value-type="float">
            <text:p>0.005691</text:p>
          </table:table-cell>
          <table:table-cell office:value-type="float" office:value="0" calcext:value-type="float">
            <text:p>0</text:p>
          </table:table-cell>
          <table:table-cell office:value-type="float" office:value="131457" calcext:value-type="float">
            <text:p>13145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7</text:p>
          </table:table-cell>
          <table:table-cell office:value-type="float" office:value="2.889496" calcext:value-type="float">
            <text:p>2.889496</text:p>
          </table:table-cell>
          <table:table-cell office:value-type="float" office:value="0.006796" calcext:value-type="float">
            <text:p>0.006796</text:p>
          </table:table-cell>
          <table:table-cell office:value-type="float" office:value="0" calcext:value-type="float">
            <text:p>0</text:p>
          </table:table-cell>
          <table:table-cell office:value-type="float" office:value="137694" calcext:value-type="float">
            <text:p>1376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8</text:p>
          </table:table-cell>
          <table:table-cell office:value-type="float" office:value="2.487117" calcext:value-type="float">
            <text:p>2.487117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0" calcext:value-type="float">
            <text:p>0</text:p>
          </table:table-cell>
          <table:table-cell office:value-type="float" office:value="129889" calcext:value-type="float">
            <text:p>12988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19</text:p>
          </table:table-cell>
          <table:table-cell office:value-type="float" office:value="2.414418" calcext:value-type="float">
            <text:p>2.414418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0" calcext:value-type="float">
            <text:p>0</text:p>
          </table:table-cell>
          <table:table-cell office:value-type="float" office:value="129556" calcext:value-type="float">
            <text:p>1295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0</text:p>
          </table:table-cell>
          <table:table-cell office:value-type="float" office:value="2.329811" calcext:value-type="float">
            <text:p>2.329811</text:p>
          </table:table-cell>
          <table:table-cell office:value-type="float" office:value="0.007916" calcext:value-type="float">
            <text:p>0.007916</text:p>
          </table:table-cell>
          <table:table-cell office:value-type="float" office:value="0" calcext:value-type="float">
            <text:p>0</text:p>
          </table:table-cell>
          <table:table-cell office:value-type="float" office:value="176574" calcext:value-type="float">
            <text:p>17657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1</text:p>
          </table:table-cell>
          <table:table-cell office:value-type="float" office:value="3.143882" calcext:value-type="float">
            <text:p>3.143882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" calcext:value-type="float">
            <text:p>0</text:p>
          </table:table-cell>
          <table:table-cell office:value-type="float" office:value="128889" calcext:value-type="float">
            <text:p>12888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2</text:p>
          </table:table-cell>
          <table:table-cell office:value-type="float" office:value="2.415719" calcext:value-type="float">
            <text:p>2.41571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" calcext:value-type="float">
            <text:p>0</text:p>
          </table:table-cell>
          <table:table-cell office:value-type="float" office:value="176827" calcext:value-type="float">
            <text:p>1768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3</text:p>
          </table:table-cell>
          <table:table-cell office:value-type="float" office:value="2.423765" calcext:value-type="float">
            <text:p>2.423765</text:p>
          </table:table-cell>
          <table:table-cell office:value-type="float" office:value="0.005979" calcext:value-type="float">
            <text:p>0.005979</text:p>
          </table:table-cell>
          <table:table-cell office:value-type="float" office:value="0" calcext:value-type="float">
            <text:p>0</text:p>
          </table:table-cell>
          <table:table-cell office:value-type="float" office:value="136345" calcext:value-type="float">
            <text:p>1363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4</text:p>
          </table:table-cell>
          <table:table-cell office:value-type="float" office:value="2.089861" calcext:value-type="float">
            <text:p>2.089861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" calcext:value-type="float">
            <text:p>0</text:p>
          </table:table-cell>
          <table:table-cell office:value-type="float" office:value="155556" calcext:value-type="float">
            <text:p>15555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5</text:p>
          </table:table-cell>
          <table:table-cell office:value-type="float" office:value="2.786841" calcext:value-type="float">
            <text:p>2.786841</text:p>
          </table:table-cell>
          <table:table-cell office:value-type="float" office:value="0.009923" calcext:value-type="float">
            <text:p>0.009923</text:p>
          </table:table-cell>
          <table:table-cell office:value-type="float" office:value="0" calcext:value-type="float">
            <text:p>0</text:p>
          </table:table-cell>
          <table:table-cell office:value-type="float" office:value="173245" calcext:value-type="float">
            <text:p>1732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6</text:p>
          </table:table-cell>
          <table:table-cell office:value-type="float" office:value="2.296067" calcext:value-type="float">
            <text:p>2.296067</text:p>
          </table:table-cell>
          <table:table-cell office:value-type="float" office:value="0.004657" calcext:value-type="float">
            <text:p>0.004657</text:p>
          </table:table-cell>
          <table:table-cell office:value-type="float" office:value="0" calcext:value-type="float">
            <text:p>0</text:p>
          </table:table-cell>
          <table:table-cell office:value-type="float" office:value="105273" calcext:value-type="float">
            <text:p>10527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7</text:p>
          </table:table-cell>
          <table:table-cell office:value-type="float" office:value="2.785057" calcext:value-type="float">
            <text:p>2.785057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" calcext:value-type="float">
            <text:p>0</text:p>
          </table:table-cell>
          <table:table-cell office:value-type="float" office:value="217774" calcext:value-type="float">
            <text:p>2177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8</text:p>
          </table:table-cell>
          <table:table-cell office:value-type="float" office:value="1.687882" calcext:value-type="float">
            <text:p>1.687882</text:p>
          </table:table-cell>
          <table:table-cell office:value-type="float" office:value="0.015548" calcext:value-type="float">
            <text:p>0.015548</text:p>
          </table:table-cell>
          <table:table-cell office:value-type="float" office:value="0" calcext:value-type="float">
            <text:p>0</text:p>
          </table:table-cell>
          <table:table-cell office:value-type="float" office:value="278188" calcext:value-type="float">
            <text:p>2781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29</text:p>
          </table:table-cell>
          <table:table-cell office:value-type="float" office:value="2.883852" calcext:value-type="float">
            <text:p>2.883852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0" calcext:value-type="float">
            <text:p>0</text:p>
          </table:table-cell>
          <table:table-cell office:value-type="float" office:value="159028" calcext:value-type="float">
            <text:p>1590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0</text:p>
          </table:table-cell>
          <table:table-cell office:value-type="float" office:value="1.987336" calcext:value-type="float">
            <text:p>1.987336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" calcext:value-type="float">
            <text:p>0</text:p>
          </table:table-cell>
          <table:table-cell office:value-type="float" office:value="156577" calcext:value-type="float">
            <text:p>15657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1</text:p>
          </table:table-cell>
          <table:table-cell office:value-type="float" office:value="2.461991" calcext:value-type="float">
            <text:p>2.461991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0" calcext:value-type="float">
            <text:p>0</text:p>
          </table:table-cell>
          <table:table-cell office:value-type="float" office:value="147531" calcext:value-type="float">
            <text:p>14753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2</text:p>
          </table:table-cell>
          <table:table-cell office:value-type="float" office:value="1.771989" calcext:value-type="float">
            <text:p>1.771989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0" calcext:value-type="float">
            <text:p>0</text:p>
          </table:table-cell>
          <table:table-cell office:value-type="float" office:value="139970" calcext:value-type="float">
            <text:p>1399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3</text:p>
          </table:table-cell>
          <table:table-cell office:value-type="float" office:value="1.564737" calcext:value-type="float">
            <text:p>1.564737</text:p>
          </table:table-cell>
          <table:table-cell office:value-type="float" office:value="0.006498" calcext:value-type="float">
            <text:p>0.006498</text:p>
          </table:table-cell>
          <table:table-cell office:value-type="float" office:value="0" calcext:value-type="float">
            <text:p>0</text:p>
          </table:table-cell>
          <table:table-cell office:value-type="float" office:value="142195" calcext:value-type="float">
            <text:p>1421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4</text:p>
          </table:table-cell>
          <table:table-cell office:value-type="float" office:value="2.854872" calcext:value-type="float">
            <text:p>2.854872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0" calcext:value-type="float">
            <text:p>0</text:p>
          </table:table-cell>
          <table:table-cell office:value-type="float" office:value="130665" calcext:value-type="float">
            <text:p>1306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5</text:p>
          </table:table-cell>
          <table:table-cell office:value-type="float" office:value="1.628517" calcext:value-type="float">
            <text:p>1.628517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" calcext:value-type="float">
            <text:p>0</text:p>
          </table:table-cell>
          <table:table-cell office:value-type="float" office:value="112390" calcext:value-type="float">
            <text:p>1123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6</text:p>
          </table:table-cell>
          <table:table-cell office:value-type="float" office:value="2.109328" calcext:value-type="float">
            <text:p>2.109328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0" calcext:value-type="float">
            <text:p>0</text:p>
          </table:table-cell>
          <table:table-cell office:value-type="float" office:value="114943" calcext:value-type="float">
            <text:p>1149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7</text:p>
          </table:table-cell>
          <table:table-cell office:value-type="float" office:value="1.935377" calcext:value-type="float">
            <text:p>1.935377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0" calcext:value-type="float">
            <text:p>0</text:p>
          </table:table-cell>
          <table:table-cell office:value-type="float" office:value="128059" calcext:value-type="float">
            <text:p>12805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8</text:p>
          </table:table-cell>
          <table:table-cell office:value-type="float" office:value="1.887654" calcext:value-type="float">
            <text:p>1.887654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" calcext:value-type="float">
            <text:p>0</text:p>
          </table:table-cell>
          <table:table-cell office:value-type="float" office:value="154228" calcext:value-type="float">
            <text:p>1542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39</text:p>
          </table:table-cell>
          <table:table-cell office:value-type="float" office:value="2.005945" calcext:value-type="float">
            <text:p>2.005945</text:p>
          </table:table-cell>
          <table:table-cell office:value-type="float" office:value="0.007061" calcext:value-type="float">
            <text:p>0.007061</text:p>
          </table:table-cell>
          <table:table-cell office:value-type="float" office:value="0" calcext:value-type="float">
            <text:p>0</text:p>
          </table:table-cell>
          <table:table-cell office:value-type="float" office:value="142580" calcext:value-type="float">
            <text:p>1425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0</text:p>
          </table:table-cell>
          <table:table-cell office:value-type="float" office:value="1.409344" calcext:value-type="float">
            <text:p>1.409344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" calcext:value-type="float">
            <text:p>0</text:p>
          </table:table-cell>
          <table:table-cell office:value-type="float" office:value="173926" calcext:value-type="float">
            <text:p>1739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1</text:p>
          </table:table-cell>
          <table:table-cell office:value-type="float" office:value="2.407947" calcext:value-type="float">
            <text:p>2.407947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" calcext:value-type="float">
            <text:p>0</text:p>
          </table:table-cell>
          <table:table-cell office:value-type="float" office:value="193894" calcext:value-type="float">
            <text:p>1938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2</text:p>
          </table:table-cell>
          <table:table-cell office:value-type="float" office:value="1.503428" calcext:value-type="float">
            <text:p>1.503428</text:p>
          </table:table-cell>
          <table:table-cell office:value-type="float" office:value="0.009719" calcext:value-type="float">
            <text:p>0.009719</text:p>
          </table:table-cell>
          <table:table-cell office:value-type="float" office:value="0" calcext:value-type="float">
            <text:p>0</text:p>
          </table:table-cell>
          <table:table-cell office:value-type="float" office:value="173423" calcext:value-type="float">
            <text:p>17342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3</text:p>
          </table:table-cell>
          <table:table-cell office:value-type="float" office:value="1.806242" calcext:value-type="float">
            <text:p>1.806242</text:p>
          </table:table-cell>
          <table:table-cell office:value-type="float" office:value="0.008097" calcext:value-type="float">
            <text:p>0.008097</text:p>
          </table:table-cell>
          <table:table-cell office:value-type="float" office:value="0" calcext:value-type="float">
            <text:p>0</text:p>
          </table:table-cell>
          <table:table-cell office:value-type="float" office:value="151063" calcext:value-type="float">
            <text:p>1510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4</text:p>
          </table:table-cell>
          <table:table-cell office:value-type="float" office:value="1.284701" calcext:value-type="float">
            <text:p>1.284701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0" calcext:value-type="float">
            <text:p>0</text:p>
          </table:table-cell>
          <table:table-cell office:value-type="float" office:value="152829" calcext:value-type="float">
            <text:p>15282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5</text:p>
          </table:table-cell>
          <table:table-cell office:value-type="float" office:value="1.703658" calcext:value-type="float">
            <text:p>1.70365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" calcext:value-type="float">
            <text:p>0</text:p>
          </table:table-cell>
          <table:table-cell office:value-type="float" office:value="115849" calcext:value-type="float">
            <text:p>11584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6</text:p>
          </table:table-cell>
          <table:table-cell office:value-type="float" office:value="1.264241" calcext:value-type="float">
            <text:p>1.264241</text:p>
          </table:table-cell>
          <table:table-cell office:value-type="float" office:value="0.007006" calcext:value-type="float">
            <text:p>0.007006</text:p>
          </table:table-cell>
          <table:table-cell office:value-type="float" office:value="0" calcext:value-type="float">
            <text:p>0</text:p>
          </table:table-cell>
          <table:table-cell office:value-type="float" office:value="162284" calcext:value-type="float">
            <text:p>16228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7</text:p>
          </table:table-cell>
          <table:table-cell office:value-type="float" office:value="0.171419" calcext:value-type="float">
            <text:p>0.171419</text:p>
          </table:table-cell>
          <table:table-cell office:value-type="float" office:value="0.01147" calcext:value-type="float">
            <text:p>0.01147</text:p>
          </table:table-cell>
          <table:table-cell office:value-type="float" office:value="0" calcext:value-type="float">
            <text:p>0</text:p>
          </table:table-cell>
          <table:table-cell office:value-type="float" office:value="214606" calcext:value-type="float">
            <text:p>21460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8</text:p>
          </table:table-cell>
          <table:table-cell office:value-type="float" office:value="0.180674" calcext:value-type="float">
            <text:p>0.180674</text:p>
          </table:table-cell>
          <table:table-cell office:value-type="float" office:value="0.006767" calcext:value-type="float">
            <text:p>0.006767</text:p>
          </table:table-cell>
          <table:table-cell office:value-type="float" office:value="0" calcext:value-type="float">
            <text:p>0</text:p>
          </table:table-cell>
          <table:table-cell office:value-type="float" office:value="142478" calcext:value-type="float">
            <text:p>14247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49</text:p>
          </table:table-cell>
          <table:table-cell office:value-type="float" office:value="0.137983" calcext:value-type="float">
            <text:p>0.137983</text:p>
          </table:table-cell>
          <table:table-cell office:value-type="float" office:value="0.008935" calcext:value-type="float">
            <text:p>0.008935</text:p>
          </table:table-cell>
          <table:table-cell office:value-type="float" office:value="0" calcext:value-type="float">
            <text:p>0</text:p>
          </table:table-cell>
          <table:table-cell office:value-type="float" office:value="195492" calcext:value-type="float">
            <text:p>19549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0</text:p>
          </table:table-cell>
          <table:table-cell office:value-type="float" office:value="0.096951" calcext:value-type="float">
            <text:p>0.096951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0" calcext:value-type="float">
            <text:p>0</text:p>
          </table:table-cell>
          <table:table-cell office:value-type="float" office:value="149845" calcext:value-type="float">
            <text:p>14984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1</text:p>
          </table:table-cell>
          <table:table-cell office:value-type="float" office:value="0.300927" calcext:value-type="float">
            <text:p>0.300927</text:p>
          </table:table-cell>
          <table:table-cell office:value-type="float" office:value="0.010077" calcext:value-type="float">
            <text:p>0.010077</text:p>
          </table:table-cell>
          <table:table-cell office:value-type="float" office:value="0" calcext:value-type="float">
            <text:p>0</text:p>
          </table:table-cell>
          <table:table-cell office:value-type="float" office:value="143675" calcext:value-type="float">
            <text:p>14367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2</text:p>
          </table:table-cell>
          <table:table-cell office:value-type="float" office:value="0.991229" calcext:value-type="float">
            <text:p>0.991229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0" calcext:value-type="float">
            <text:p>0</text:p>
          </table:table-cell>
          <table:table-cell office:value-type="float" office:value="96903" calcext:value-type="float">
            <text:p>9690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3</text:p>
          </table:table-cell>
          <table:table-cell office:value-type="float" office:value="0.881119" calcext:value-type="float">
            <text:p>0.881119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0" calcext:value-type="float">
            <text:p>0</text:p>
          </table:table-cell>
          <table:table-cell office:value-type="float" office:value="106876" calcext:value-type="float">
            <text:p>10687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4</text:p>
          </table:table-cell>
          <table:table-cell office:value-type="float" office:value="0.792965" calcext:value-type="float">
            <text:p>0.792965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0" calcext:value-type="float">
            <text:p>0</text:p>
          </table:table-cell>
          <table:table-cell office:value-type="float" office:value="172173" calcext:value-type="float">
            <text:p>17217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5</text:p>
          </table:table-cell>
          <table:table-cell office:value-type="float" office:value="0.598537" calcext:value-type="float">
            <text:p>0.598537</text:p>
          </table:table-cell>
          <table:table-cell office:value-type="float" office:value="0.008959" calcext:value-type="float">
            <text:p>0.008959</text:p>
          </table:table-cell>
          <table:table-cell office:value-type="float" office:value="0" calcext:value-type="float">
            <text:p>0</text:p>
          </table:table-cell>
          <table:table-cell office:value-type="float" office:value="138380" calcext:value-type="float">
            <text:p>13838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6</text:p>
          </table:table-cell>
          <table:table-cell office:value-type="float" office:value="0.18924" calcext:value-type="float">
            <text:p>0.18924</text:p>
          </table:table-cell>
          <table:table-cell office:value-type="float" office:value="0.009041" calcext:value-type="float">
            <text:p>0.009041</text:p>
          </table:table-cell>
          <table:table-cell office:value-type="float" office:value="0" calcext:value-type="float">
            <text:p>0</text:p>
          </table:table-cell>
          <table:table-cell office:value-type="float" office:value="155424" calcext:value-type="float">
            <text:p>15542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7</text:p>
          </table:table-cell>
          <table:table-cell office:value-type="float" office:value="0.169907" calcext:value-type="float">
            <text:p>0.169907</text:p>
          </table:table-cell>
          <table:table-cell office:value-type="float" office:value="0.021057" calcext:value-type="float">
            <text:p>0.021057</text:p>
          </table:table-cell>
          <table:table-cell office:value-type="float" office:value="0" calcext:value-type="float">
            <text:p>0</text:p>
          </table:table-cell>
          <table:table-cell office:value-type="float" office:value="173903" calcext:value-type="float">
            <text:p>17390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8</text:p>
          </table:table-cell>
          <table:table-cell office:value-type="float" office:value="0.269211" calcext:value-type="float">
            <text:p>0.269211</text:p>
          </table:table-cell>
          <table:table-cell office:value-type="float" office:value="0.027183" calcext:value-type="float">
            <text:p>0.027183</text:p>
          </table:table-cell>
          <table:table-cell office:value-type="float" office:value="0" calcext:value-type="float">
            <text:p>0</text:p>
          </table:table-cell>
          <table:table-cell office:value-type="float" office:value="130365" calcext:value-type="float">
            <text:p>13036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59:59</text:p>
          </table:table-cell>
          <table:table-cell office:value-type="float" office:value="0.370942" calcext:value-type="float">
            <text:p>0.370942</text:p>
          </table:table-cell>
          <table:table-cell office:value-type="float" office:value="0.025562" calcext:value-type="float">
            <text:p>0.025562</text:p>
          </table:table-cell>
          <table:table-cell office:value-type="float" office:value="0" calcext:value-type="float">
            <text:p>0</text:p>
          </table:table-cell>
          <table:table-cell office:value-type="float" office:value="159558" calcext:value-type="float">
            <text:p>15955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0</text:p>
          </table:table-cell>
          <table:table-cell office:value-type="float" office:value="0.212199" calcext:value-type="float">
            <text:p>0.212199</text:p>
          </table:table-cell>
          <table:table-cell office:value-type="float" office:value="0.020038" calcext:value-type="float">
            <text:p>0.020038</text:p>
          </table:table-cell>
          <table:table-cell office:value-type="float" office:value="0" calcext:value-type="float">
            <text:p>0</text:p>
          </table:table-cell>
          <table:table-cell office:value-type="float" office:value="173936" calcext:value-type="float">
            <text:p>17393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1</text:p>
          </table:table-cell>
          <table:table-cell office:value-type="float" office:value="0.153686" calcext:value-type="float">
            <text:p>0.153686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0" calcext:value-type="float">
            <text:p>0</text:p>
          </table:table-cell>
          <table:table-cell office:value-type="float" office:value="198272" calcext:value-type="float">
            <text:p>19827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2</text:p>
          </table:table-cell>
          <table:table-cell office:value-type="float" office:value="0.110685" calcext:value-type="float">
            <text:p>0.110685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" calcext:value-type="float">
            <text:p>0</text:p>
          </table:table-cell>
          <table:table-cell office:value-type="float" office:value="127841" calcext:value-type="float">
            <text:p>12784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3</text:p>
          </table:table-cell>
          <table:table-cell office:value-type="float" office:value="0.110743" calcext:value-type="float">
            <text:p>0.110743</text:p>
          </table:table-cell>
          <table:table-cell office:value-type="float" office:value="0.010629" calcext:value-type="float">
            <text:p>0.010629</text:p>
          </table:table-cell>
          <table:table-cell office:value-type="float" office:value="0" calcext:value-type="float">
            <text:p>0</text:p>
          </table:table-cell>
          <table:table-cell office:value-type="float" office:value="158752" calcext:value-type="float">
            <text:p>15875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4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0" calcext:value-type="float">
            <text:p>0</text:p>
          </table:table-cell>
          <table:table-cell office:value-type="float" office:value="158272" calcext:value-type="float">
            <text:p>15827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5</text:p>
          </table:table-cell>
          <table:table-cell office:value-type="float" office:value="0.225049" calcext:value-type="float">
            <text:p>0.225049</text:p>
          </table:table-cell>
          <table:table-cell office:value-type="float" office:value="0.026434" calcext:value-type="float">
            <text:p>0.026434</text:p>
          </table:table-cell>
          <table:table-cell office:value-type="float" office:value="0" calcext:value-type="float">
            <text:p>0</text:p>
          </table:table-cell>
          <table:table-cell office:value-type="float" office:value="137221" calcext:value-type="float">
            <text:p>13722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6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014593" calcext:value-type="float">
            <text:p>0.014593</text:p>
          </table:table-cell>
          <table:table-cell office:value-type="float" office:value="0" calcext:value-type="float">
            <text:p>0</text:p>
          </table:table-cell>
          <table:table-cell office:value-type="float" office:value="146252" calcext:value-type="float">
            <text:p>14625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7</text:p>
          </table:table-cell>
          <table:table-cell office:value-type="float" office:value="0.143783" calcext:value-type="float">
            <text:p>0.143783</text:p>
          </table:table-cell>
          <table:table-cell office:value-type="float" office:value="0.010422" calcext:value-type="float">
            <text:p>0.010422</text:p>
          </table:table-cell>
          <table:table-cell office:value-type="float" office:value="0" calcext:value-type="float">
            <text:p>0</text:p>
          </table:table-cell>
          <table:table-cell office:value-type="float" office:value="143756" calcext:value-type="float">
            <text:p>14375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8</text:p>
          </table:table-cell>
          <table:table-cell office:value-type="float" office:value="0.225458" calcext:value-type="float">
            <text:p>0.225458</text:p>
          </table:table-cell>
          <table:table-cell office:value-type="float" office:value="0.017242" calcext:value-type="float">
            <text:p>0.017242</text:p>
          </table:table-cell>
          <table:table-cell office:value-type="float" office:value="0" calcext:value-type="float">
            <text:p>0</text:p>
          </table:table-cell>
          <table:table-cell office:value-type="float" office:value="195854" calcext:value-type="float">
            <text:p>19585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09</text:p>
          </table:table-cell>
          <table:table-cell office:value-type="float" office:value="0.297297" calcext:value-type="float">
            <text:p>0.297297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" calcext:value-type="float">
            <text:p>0</text:p>
          </table:table-cell>
          <table:table-cell office:value-type="float" office:value="161493" calcext:value-type="float">
            <text:p>16149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0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0" calcext:value-type="float">
            <text:p>0</text:p>
          </table:table-cell>
          <table:table-cell office:value-type="float" office:value="138194" calcext:value-type="float">
            <text:p>13819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1</text:p>
          </table:table-cell>
          <table:table-cell office:value-type="float" office:value="4.382665" calcext:value-type="float">
            <text:p>4.382665</text:p>
          </table:table-cell>
          <table:table-cell office:value-type="float" office:value="0.008786" calcext:value-type="float">
            <text:p>0.008786</text:p>
          </table:table-cell>
          <table:table-cell office:value-type="float" office:value="0" calcext:value-type="float">
            <text:p>0</text:p>
          </table:table-cell>
          <table:table-cell office:value-type="float" office:value="142102" calcext:value-type="float">
            <text:p>14210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2</text:p>
          </table:table-cell>
          <table:table-cell office:value-type="float" office:value="4.877904" calcext:value-type="float">
            <text:p>4.87790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155640" calcext:value-type="float">
            <text:p>15564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3</text:p>
          </table:table-cell>
          <table:table-cell office:value-type="float" office:value="4.578793" calcext:value-type="float">
            <text:p>4.578793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" calcext:value-type="float">
            <text:p>0</text:p>
          </table:table-cell>
          <table:table-cell office:value-type="float" office:value="142022" calcext:value-type="float">
            <text:p>14202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4</text:p>
          </table:table-cell>
          <table:table-cell office:value-type="float" office:value="5.096838" calcext:value-type="float">
            <text:p>5.096838</text:p>
          </table:table-cell>
          <table:table-cell office:value-type="float" office:value="0.011759" calcext:value-type="float">
            <text:p>0.011759</text:p>
          </table:table-cell>
          <table:table-cell office:value-type="float" office:value="0" calcext:value-type="float">
            <text:p>0</text:p>
          </table:table-cell>
          <table:table-cell office:value-type="float" office:value="218035" calcext:value-type="float">
            <text:p>21803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5</text:p>
          </table:table-cell>
          <table:table-cell office:value-type="float" office:value="4.474716" calcext:value-type="float">
            <text:p>4.474716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" calcext:value-type="float">
            <text:p>0</text:p>
          </table:table-cell>
          <table:table-cell office:value-type="float" office:value="114105" calcext:value-type="float">
            <text:p>11410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6</text:p>
          </table:table-cell>
          <table:table-cell office:value-type="float" office:value="4.268411" calcext:value-type="float">
            <text:p>4.268411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" calcext:value-type="float">
            <text:p>0</text:p>
          </table:table-cell>
          <table:table-cell office:value-type="float" office:value="132513" calcext:value-type="float">
            <text:p>13251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7</text:p>
          </table:table-cell>
          <table:table-cell office:value-type="float" office:value="4.084651" calcext:value-type="float">
            <text:p>4.084651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" calcext:value-type="float">
            <text:p>0</text:p>
          </table:table-cell>
          <table:table-cell office:value-type="float" office:value="116172" calcext:value-type="float">
            <text:p>11617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8</text:p>
          </table:table-cell>
          <table:table-cell office:value-type="float" office:value="4.310464" calcext:value-type="float">
            <text:p>4.310464</text:p>
          </table:table-cell>
          <table:table-cell office:value-type="float" office:value="0.007133" calcext:value-type="float">
            <text:p>0.007133</text:p>
          </table:table-cell>
          <table:table-cell office:value-type="float" office:value="0" calcext:value-type="float">
            <text:p>0</text:p>
          </table:table-cell>
          <table:table-cell office:value-type="float" office:value="132108" calcext:value-type="float">
            <text:p>1321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19</text:p>
          </table:table-cell>
          <table:table-cell office:value-type="float" office:value="4.55448" calcext:value-type="float">
            <text:p>4.55448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" calcext:value-type="float">
            <text:p>0</text:p>
          </table:table-cell>
          <table:table-cell office:value-type="float" office:value="111691" calcext:value-type="float">
            <text:p>11169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0</text:p>
          </table:table-cell>
          <table:table-cell office:value-type="float" office:value="4.834839" calcext:value-type="float">
            <text:p>4.834839</text:p>
          </table:table-cell>
          <table:table-cell office:value-type="float" office:value="0.007826" calcext:value-type="float">
            <text:p>0.007826</text:p>
          </table:table-cell>
          <table:table-cell office:value-type="float" office:value="0" calcext:value-type="float">
            <text:p>0</text:p>
          </table:table-cell>
          <table:table-cell office:value-type="float" office:value="132916" calcext:value-type="float">
            <text:p>13291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1</text:p>
          </table:table-cell>
          <table:table-cell office:value-type="float" office:value="4.798244" calcext:value-type="float">
            <text:p>4.798244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" calcext:value-type="float">
            <text:p>0</text:p>
          </table:table-cell>
          <table:table-cell office:value-type="float" office:value="107425" calcext:value-type="float">
            <text:p>1074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2</text:p>
          </table:table-cell>
          <table:table-cell office:value-type="float" office:value="4.520177" calcext:value-type="float">
            <text:p>4.520177</text:p>
          </table:table-cell>
          <table:table-cell office:value-type="float" office:value="0.006172" calcext:value-type="float">
            <text:p>0.006172</text:p>
          </table:table-cell>
          <table:table-cell office:value-type="float" office:value="0" calcext:value-type="float">
            <text:p>0</text:p>
          </table:table-cell>
          <table:table-cell office:value-type="float" office:value="141964" calcext:value-type="float">
            <text:p>14196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3</text:p>
          </table:table-cell>
          <table:table-cell office:value-type="float" office:value="4.608413" calcext:value-type="float">
            <text:p>4.60841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0" calcext:value-type="float">
            <text:p>0</text:p>
          </table:table-cell>
          <table:table-cell office:value-type="float" office:value="127282" calcext:value-type="float">
            <text:p>12728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4</text:p>
          </table:table-cell>
          <table:table-cell office:value-type="float" office:value="3.684228" calcext:value-type="float">
            <text:p>3.684228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" calcext:value-type="float">
            <text:p>0</text:p>
          </table:table-cell>
          <table:table-cell office:value-type="float" office:value="122795" calcext:value-type="float">
            <text:p>12279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5</text:p>
          </table:table-cell>
          <table:table-cell office:value-type="float" office:value="4.644641" calcext:value-type="float">
            <text:p>4.644641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0" calcext:value-type="float">
            <text:p>0</text:p>
          </table:table-cell>
          <table:table-cell office:value-type="float" office:value="146019" calcext:value-type="float">
            <text:p>14601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6</text:p>
          </table:table-cell>
          <table:table-cell office:value-type="float" office:value="4.86162" calcext:value-type="float">
            <text:p>4.86162</text:p>
          </table:table-cell>
          <table:table-cell office:value-type="float" office:value="0.006065" calcext:value-type="float">
            <text:p>0.006065</text:p>
          </table:table-cell>
          <table:table-cell office:value-type="float" office:value="0" calcext:value-type="float">
            <text:p>0</text:p>
          </table:table-cell>
          <table:table-cell office:value-type="float" office:value="114610" calcext:value-type="float">
            <text:p>1146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7</text:p>
          </table:table-cell>
          <table:table-cell office:value-type="float" office:value="4.449945" calcext:value-type="float">
            <text:p>4.449945</text:p>
          </table:table-cell>
          <table:table-cell office:value-type="float" office:value="0.009177" calcext:value-type="float">
            <text:p>0.009177</text:p>
          </table:table-cell>
          <table:table-cell office:value-type="float" office:value="0" calcext:value-type="float">
            <text:p>0</text:p>
          </table:table-cell>
          <table:table-cell office:value-type="float" office:value="133960" calcext:value-type="float">
            <text:p>1339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8</text:p>
          </table:table-cell>
          <table:table-cell office:value-type="float" office:value="4.355176" calcext:value-type="float">
            <text:p>4.355176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" calcext:value-type="float">
            <text:p>0</text:p>
          </table:table-cell>
          <table:table-cell office:value-type="float" office:value="130671" calcext:value-type="float">
            <text:p>13067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29</text:p>
          </table:table-cell>
          <table:table-cell office:value-type="float" office:value="3.170988" calcext:value-type="float">
            <text:p>3.170988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0" calcext:value-type="float">
            <text:p>0</text:p>
          </table:table-cell>
          <table:table-cell office:value-type="float" office:value="130123" calcext:value-type="float">
            <text:p>13012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0</text:p>
          </table:table-cell>
          <table:table-cell office:value-type="float" office:value="3.656628" calcext:value-type="float">
            <text:p>3.656628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" calcext:value-type="float">
            <text:p>0</text:p>
          </table:table-cell>
          <table:table-cell office:value-type="float" office:value="140337" calcext:value-type="float">
            <text:p>14033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1</text:p>
          </table:table-cell>
          <table:table-cell office:value-type="float" office:value="4.45961" calcext:value-type="float">
            <text:p>4.45961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" calcext:value-type="float">
            <text:p>0</text:p>
          </table:table-cell>
          <table:table-cell office:value-type="float" office:value="180236" calcext:value-type="float">
            <text:p>18023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2</text:p>
          </table:table-cell>
          <table:table-cell office:value-type="float" office:value="3.540352" calcext:value-type="float">
            <text:p>3.540352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0" calcext:value-type="float">
            <text:p>0</text:p>
          </table:table-cell>
          <table:table-cell office:value-type="float" office:value="121086" calcext:value-type="float">
            <text:p>12108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3</text:p>
          </table:table-cell>
          <table:table-cell office:value-type="float" office:value="3.349239" calcext:value-type="float">
            <text:p>3.349239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0" calcext:value-type="float">
            <text:p>0</text:p>
          </table:table-cell>
          <table:table-cell office:value-type="float" office:value="119081" calcext:value-type="float">
            <text:p>11908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4</text:p>
          </table:table-cell>
          <table:table-cell office:value-type="float" office:value="3.164592" calcext:value-type="float">
            <text:p>3.164592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0" calcext:value-type="float">
            <text:p>0</text:p>
          </table:table-cell>
          <table:table-cell office:value-type="float" office:value="112465" calcext:value-type="float">
            <text:p>11246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5</text:p>
          </table:table-cell>
          <table:table-cell office:value-type="float" office:value="2.981393" calcext:value-type="float">
            <text:p>2.981393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" calcext:value-type="float">
            <text:p>0</text:p>
          </table:table-cell>
          <table:table-cell office:value-type="float" office:value="149538" calcext:value-type="float">
            <text:p>1495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6</text:p>
          </table:table-cell>
          <table:table-cell office:value-type="float" office:value="3.311512" calcext:value-type="float">
            <text:p>3.311512</text:p>
          </table:table-cell>
          <table:table-cell office:value-type="float" office:value="0.010212" calcext:value-type="float">
            <text:p>0.010212</text:p>
          </table:table-cell>
          <table:table-cell office:value-type="float" office:value="0" calcext:value-type="float">
            <text:p>0</text:p>
          </table:table-cell>
          <table:table-cell office:value-type="float" office:value="194757" calcext:value-type="float">
            <text:p>19475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7</text:p>
          </table:table-cell>
          <table:table-cell office:value-type="float" office:value="2.747076" calcext:value-type="float">
            <text:p>2.747076</text:p>
          </table:table-cell>
          <table:table-cell office:value-type="float" office:value="0.006047" calcext:value-type="float">
            <text:p>0.006047</text:p>
          </table:table-cell>
          <table:table-cell office:value-type="float" office:value="0" calcext:value-type="float">
            <text:p>0</text:p>
          </table:table-cell>
          <table:table-cell office:value-type="float" office:value="125399" calcext:value-type="float">
            <text:p>12539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8</text:p>
          </table:table-cell>
          <table:table-cell office:value-type="float" office:value="2.921093" calcext:value-type="float">
            <text:p>2.921093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" calcext:value-type="float">
            <text:p>0</text:p>
          </table:table-cell>
          <table:table-cell office:value-type="float" office:value="160688" calcext:value-type="float">
            <text:p>16068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39</text:p>
          </table:table-cell>
          <table:table-cell office:value-type="float" office:value="2.905649" calcext:value-type="float">
            <text:p>2.905649</text:p>
          </table:table-cell>
          <table:table-cell office:value-type="float" office:value="0.008898" calcext:value-type="float">
            <text:p>0.008898</text:p>
          </table:table-cell>
          <table:table-cell office:value-type="float" office:value="0" calcext:value-type="float">
            <text:p>0</text:p>
          </table:table-cell>
          <table:table-cell office:value-type="float" office:value="195505" calcext:value-type="float">
            <text:p>1955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0</text:p>
          </table:table-cell>
          <table:table-cell office:value-type="float" office:value="2.831403" calcext:value-type="float">
            <text:p>2.831403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" calcext:value-type="float">
            <text:p>0</text:p>
          </table:table-cell>
          <table:table-cell office:value-type="float" office:value="110103" calcext:value-type="float">
            <text:p>1101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1</text:p>
          </table:table-cell>
          <table:table-cell office:value-type="float" office:value="2.321095" calcext:value-type="float">
            <text:p>2.321095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" calcext:value-type="float">
            <text:p>0</text:p>
          </table:table-cell>
          <table:table-cell office:value-type="float" office:value="130550" calcext:value-type="float">
            <text:p>1305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2</text:p>
          </table:table-cell>
          <table:table-cell office:value-type="float" office:value="3.599859" calcext:value-type="float">
            <text:p>3.599859</text:p>
          </table:table-cell>
          <table:table-cell office:value-type="float" office:value="0.005521" calcext:value-type="float">
            <text:p>0.005521</text:p>
          </table:table-cell>
          <table:table-cell office:value-type="float" office:value="0" calcext:value-type="float">
            <text:p>0</text:p>
          </table:table-cell>
          <table:table-cell office:value-type="float" office:value="120605" calcext:value-type="float">
            <text:p>1206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3</text:p>
          </table:table-cell>
          <table:table-cell office:value-type="float" office:value="2.22737" calcext:value-type="float">
            <text:p>2.22737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" calcext:value-type="float">
            <text:p>0</text:p>
          </table:table-cell>
          <table:table-cell office:value-type="float" office:value="148620" calcext:value-type="float">
            <text:p>1486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4</text:p>
          </table:table-cell>
          <table:table-cell office:value-type="float" office:value="2.201472" calcext:value-type="float">
            <text:p>2.201472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" calcext:value-type="float">
            <text:p>0</text:p>
          </table:table-cell>
          <table:table-cell office:value-type="float" office:value="141547" calcext:value-type="float">
            <text:p>14154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5</text:p>
          </table:table-cell>
          <table:table-cell office:value-type="float" office:value="3.544324" calcext:value-type="float">
            <text:p>3.544324</text:p>
          </table:table-cell>
          <table:table-cell office:value-type="float" office:value="0.006242" calcext:value-type="float">
            <text:p>0.006242</text:p>
          </table:table-cell>
          <table:table-cell office:value-type="float" office:value="0" calcext:value-type="float">
            <text:p>0</text:p>
          </table:table-cell>
          <table:table-cell office:value-type="float" office:value="147327" calcext:value-type="float">
            <text:p>14732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6</text:p>
          </table:table-cell>
          <table:table-cell office:value-type="float" office:value="1.962646" calcext:value-type="float">
            <text:p>1.962646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0" calcext:value-type="float">
            <text:p>0</text:p>
          </table:table-cell>
          <table:table-cell office:value-type="float" office:value="193377" calcext:value-type="float">
            <text:p>19337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7</text:p>
          </table:table-cell>
          <table:table-cell office:value-type="float" office:value="2.102934" calcext:value-type="float">
            <text:p>2.102934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0" calcext:value-type="float">
            <text:p>0</text:p>
          </table:table-cell>
          <table:table-cell office:value-type="float" office:value="160941" calcext:value-type="float">
            <text:p>16094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8</text:p>
          </table:table-cell>
          <table:table-cell office:value-type="float" office:value="2.878628" calcext:value-type="float">
            <text:p>2.878628</text:p>
          </table:table-cell>
          <table:table-cell office:value-type="float" office:value="0.006489" calcext:value-type="float">
            <text:p>0.006489</text:p>
          </table:table-cell>
          <table:table-cell office:value-type="float" office:value="0" calcext:value-type="float">
            <text:p>0</text:p>
          </table:table-cell>
          <table:table-cell office:value-type="float" office:value="131929" calcext:value-type="float">
            <text:p>13192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49</text:p>
          </table:table-cell>
          <table:table-cell office:value-type="float" office:value="3.048211" calcext:value-type="float">
            <text:p>3.048211</text:p>
          </table:table-cell>
          <table:table-cell office:value-type="float" office:value="0.005957" calcext:value-type="float">
            <text:p>0.005957</text:p>
          </table:table-cell>
          <table:table-cell office:value-type="float" office:value="0" calcext:value-type="float">
            <text:p>0</text:p>
          </table:table-cell>
          <table:table-cell office:value-type="float" office:value="132998" calcext:value-type="float">
            <text:p>13299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0</text:p>
          </table:table-cell>
          <table:table-cell office:value-type="float" office:value="2.104549" calcext:value-type="float">
            <text:p>2.104549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" calcext:value-type="float">
            <text:p>0</text:p>
          </table:table-cell>
          <table:table-cell office:value-type="float" office:value="127269" calcext:value-type="float">
            <text:p>1272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1</text:p>
          </table:table-cell>
          <table:table-cell office:value-type="float" office:value="2.63618" calcext:value-type="float">
            <text:p>2.63618</text:p>
          </table:table-cell>
          <table:table-cell office:value-type="float" office:value="0.008536" calcext:value-type="float">
            <text:p>0.008536</text:p>
          </table:table-cell>
          <table:table-cell office:value-type="float" office:value="0" calcext:value-type="float">
            <text:p>0</text:p>
          </table:table-cell>
          <table:table-cell office:value-type="float" office:value="122008" calcext:value-type="float">
            <text:p>1220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2</text:p>
          </table:table-cell>
          <table:table-cell office:value-type="float" office:value="2.14655" calcext:value-type="float">
            <text:p>2.14655</text:p>
          </table:table-cell>
          <table:table-cell office:value-type="float" office:value="0.011587" calcext:value-type="float">
            <text:p>0.011587</text:p>
          </table:table-cell>
          <table:table-cell office:value-type="float" office:value="0" calcext:value-type="float">
            <text:p>0</text:p>
          </table:table-cell>
          <table:table-cell office:value-type="float" office:value="213642" calcext:value-type="float">
            <text:p>2136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3</text:p>
          </table:table-cell>
          <table:table-cell office:value-type="float" office:value="3.304088" calcext:value-type="float">
            <text:p>3.304088</text:p>
          </table:table-cell>
          <table:table-cell office:value-type="float" office:value="0.009517" calcext:value-type="float">
            <text:p>0.009517</text:p>
          </table:table-cell>
          <table:table-cell office:value-type="float" office:value="0" calcext:value-type="float">
            <text:p>0</text:p>
          </table:table-cell>
          <table:table-cell office:value-type="float" office:value="171800" calcext:value-type="float">
            <text:p>1718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4</text:p>
          </table:table-cell>
          <table:table-cell office:value-type="float" office:value="2.06371" calcext:value-type="float">
            <text:p>2.06371</text:p>
          </table:table-cell>
          <table:table-cell office:value-type="float" office:value="0.011711" calcext:value-type="float">
            <text:p>0.011711</text:p>
          </table:table-cell>
          <table:table-cell office:value-type="float" office:value="0" calcext:value-type="float">
            <text:p>0</text:p>
          </table:table-cell>
          <table:table-cell office:value-type="float" office:value="281398" calcext:value-type="float">
            <text:p>2813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5</text:p>
          </table:table-cell>
          <table:table-cell office:value-type="float" office:value="2.31816" calcext:value-type="float">
            <text:p>2.31816</text:p>
          </table:table-cell>
          <table:table-cell office:value-type="float" office:value="0.004335" calcext:value-type="float">
            <text:p>0.004335</text:p>
          </table:table-cell>
          <table:table-cell office:value-type="float" office:value="0" calcext:value-type="float">
            <text:p>0</text:p>
          </table:table-cell>
          <table:table-cell office:value-type="float" office:value="114557" calcext:value-type="float">
            <text:p>1145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6</text:p>
          </table:table-cell>
          <table:table-cell office:value-type="float" office:value="2.117831" calcext:value-type="float">
            <text:p>2.117831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" calcext:value-type="float">
            <text:p>0</text:p>
          </table:table-cell>
          <table:table-cell office:value-type="float" office:value="87857" calcext:value-type="float">
            <text:p>878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7</text:p>
          </table:table-cell>
          <table:table-cell office:value-type="float" office:value="2.681251" calcext:value-type="float">
            <text:p>2.681251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" calcext:value-type="float">
            <text:p>0</text:p>
          </table:table-cell>
          <table:table-cell office:value-type="float" office:value="196517" calcext:value-type="float">
            <text:p>1965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8</text:p>
          </table:table-cell>
          <table:table-cell office:value-type="float" office:value="1.159452" calcext:value-type="float">
            <text:p>1.159452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0" calcext:value-type="float">
            <text:p>0</text:p>
          </table:table-cell>
          <table:table-cell office:value-type="float" office:value="145554" calcext:value-type="float">
            <text:p>1455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0:59</text:p>
          </table:table-cell>
          <table:table-cell office:value-type="float" office:value="2.824487" calcext:value-type="float">
            <text:p>2.824487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0" calcext:value-type="float">
            <text:p>0</text:p>
          </table:table-cell>
          <table:table-cell office:value-type="float" office:value="123759" calcext:value-type="float">
            <text:p>1237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0</text:p>
          </table:table-cell>
          <table:table-cell office:value-type="float" office:value="1.209541" calcext:value-type="float">
            <text:p>1.20954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" calcext:value-type="float">
            <text:p>0</text:p>
          </table:table-cell>
          <table:table-cell office:value-type="float" office:value="117552" calcext:value-type="float">
            <text:p>1175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1</text:p>
          </table:table-cell>
          <table:table-cell office:value-type="float" office:value="1.711901" calcext:value-type="float">
            <text:p>1.711901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" calcext:value-type="float">
            <text:p>0</text:p>
          </table:table-cell>
          <table:table-cell office:value-type="float" office:value="138093" calcext:value-type="float">
            <text:p>1380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2</text:p>
          </table:table-cell>
          <table:table-cell office:value-type="float" office:value="2.542324" calcext:value-type="float">
            <text:p>2.542324</text:p>
          </table:table-cell>
          <table:table-cell office:value-type="float" office:value="0.005692" calcext:value-type="float">
            <text:p>0.005692</text:p>
          </table:table-cell>
          <table:table-cell office:value-type="float" office:value="0" calcext:value-type="float">
            <text:p>0</text:p>
          </table:table-cell>
          <table:table-cell office:value-type="float" office:value="129734" calcext:value-type="float">
            <text:p>1297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3</text:p>
          </table:table-cell>
          <table:table-cell office:value-type="float" office:value="1.755874" calcext:value-type="float">
            <text:p>1.755874</text:p>
          </table:table-cell>
          <table:table-cell office:value-type="float" office:value="0.012182" calcext:value-type="float">
            <text:p>0.012182</text:p>
          </table:table-cell>
          <table:table-cell office:value-type="float" office:value="0" calcext:value-type="float">
            <text:p>0</text:p>
          </table:table-cell>
          <table:table-cell office:value-type="float" office:value="194936" calcext:value-type="float">
            <text:p>1949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4</text:p>
          </table:table-cell>
          <table:table-cell office:value-type="float" office:value="1.904945" calcext:value-type="float">
            <text:p>1.904945</text:p>
          </table:table-cell>
          <table:table-cell office:value-type="float" office:value="0.004999" calcext:value-type="float">
            <text:p>0.004999</text:p>
          </table:table-cell>
          <table:table-cell office:value-type="float" office:value="0" calcext:value-type="float">
            <text:p>0</text:p>
          </table:table-cell>
          <table:table-cell office:value-type="float" office:value="126420" calcext:value-type="float">
            <text:p>1264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5</text:p>
          </table:table-cell>
          <table:table-cell office:value-type="float" office:value="2.320966" calcext:value-type="float">
            <text:p>2.320966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office:value-type="float" office:value="132887" calcext:value-type="float">
            <text:p>13288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6</text:p>
          </table:table-cell>
          <table:table-cell office:value-type="float" office:value="2.503877" calcext:value-type="float">
            <text:p>2.503877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0" calcext:value-type="float">
            <text:p>0</text:p>
          </table:table-cell>
          <table:table-cell office:value-type="float" office:value="113599" calcext:value-type="float">
            <text:p>11359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7</text:p>
          </table:table-cell>
          <table:table-cell office:value-type="float" office:value="3.297972" calcext:value-type="float">
            <text:p>3.297972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0" calcext:value-type="float">
            <text:p>0</text:p>
          </table:table-cell>
          <table:table-cell office:value-type="float" office:value="153127" calcext:value-type="float">
            <text:p>15312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8</text:p>
          </table:table-cell>
          <table:table-cell office:value-type="float" office:value="3.009025" calcext:value-type="float">
            <text:p>3.009025</text:p>
          </table:table-cell>
          <table:table-cell office:value-type="float" office:value="0.010499" calcext:value-type="float">
            <text:p>0.010499</text:p>
          </table:table-cell>
          <table:table-cell office:value-type="float" office:value="0" calcext:value-type="float">
            <text:p>0</text:p>
          </table:table-cell>
          <table:table-cell office:value-type="float" office:value="139672" calcext:value-type="float">
            <text:p>13967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09</text:p>
          </table:table-cell>
          <table:table-cell office:value-type="float" office:value="2.328101" calcext:value-type="float">
            <text:p>2.328101</text:p>
          </table:table-cell>
          <table:table-cell office:value-type="float" office:value="0.009573" calcext:value-type="float">
            <text:p>0.009573</text:p>
          </table:table-cell>
          <table:table-cell office:value-type="float" office:value="0" calcext:value-type="float">
            <text:p>0</text:p>
          </table:table-cell>
          <table:table-cell office:value-type="float" office:value="141982" calcext:value-type="float">
            <text:p>14198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0</text:p>
          </table:table-cell>
          <table:table-cell office:value-type="float" office:value="1.587878" calcext:value-type="float">
            <text:p>1.587878</text:p>
          </table:table-cell>
          <table:table-cell office:value-type="float" office:value="0.009316" calcext:value-type="float">
            <text:p>0.009316</text:p>
          </table:table-cell>
          <table:table-cell office:value-type="float" office:value="0" calcext:value-type="float">
            <text:p>0</text:p>
          </table:table-cell>
          <table:table-cell office:value-type="float" office:value="153542" calcext:value-type="float">
            <text:p>15354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1</text:p>
          </table:table-cell>
          <table:table-cell office:value-type="float" office:value="0.46093" calcext:value-type="float">
            <text:p>0.46093</text:p>
          </table:table-cell>
          <table:table-cell office:value-type="float" office:value="0.009844" calcext:value-type="float">
            <text:p>0.009844</text:p>
          </table:table-cell>
          <table:table-cell office:value-type="float" office:value="0" calcext:value-type="float">
            <text:p>0</text:p>
          </table:table-cell>
          <table:table-cell office:value-type="float" office:value="121436" calcext:value-type="float">
            <text:p>12143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2</text:p>
          </table:table-cell>
          <table:table-cell office:value-type="float" office:value="0.127035" calcext:value-type="float">
            <text:p>0.127035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" calcext:value-type="float">
            <text:p>0</text:p>
          </table:table-cell>
          <table:table-cell office:value-type="float" office:value="156898" calcext:value-type="float">
            <text:p>15689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3</text:p>
          </table:table-cell>
          <table:table-cell office:value-type="float" office:value="0.16992" calcext:value-type="float">
            <text:p>0.16992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0" calcext:value-type="float">
            <text:p>0</text:p>
          </table:table-cell>
          <table:table-cell office:value-type="float" office:value="140595" calcext:value-type="float">
            <text:p>14059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4</text:p>
          </table:table-cell>
          <table:table-cell office:value-type="float" office:value="0.055757" calcext:value-type="float">
            <text:p>0.055757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0" calcext:value-type="float">
            <text:p>0</text:p>
          </table:table-cell>
          <table:table-cell office:value-type="float" office:value="130111" calcext:value-type="float">
            <text:p>13011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5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0" calcext:value-type="float">
            <text:p>0</text:p>
          </table:table-cell>
          <table:table-cell office:value-type="float" office:value="146148" calcext:value-type="float">
            <text:p>14614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6</text:p>
          </table:table-cell>
          <table:table-cell office:value-type="float" office:value="0.072261" calcext:value-type="float">
            <text:p>0.072261</text:p>
          </table:table-cell>
          <table:table-cell office:value-type="float" office:value="0.007947" calcext:value-type="float">
            <text:p>0.007947</text:p>
          </table:table-cell>
          <table:table-cell office:value-type="float" office:value="0" calcext:value-type="float">
            <text:p>0</text:p>
          </table:table-cell>
          <table:table-cell office:value-type="float" office:value="162586" calcext:value-type="float">
            <text:p>16258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7</text:p>
          </table:table-cell>
          <table:table-cell office:value-type="float" office:value="0.107347" calcext:value-type="float">
            <text:p>0.107347</text:p>
          </table:table-cell>
          <table:table-cell office:value-type="float" office:value="0.012211" calcext:value-type="float">
            <text:p>0.012211</text:p>
          </table:table-cell>
          <table:table-cell office:value-type="float" office:value="0" calcext:value-type="float">
            <text:p>0</text:p>
          </table:table-cell>
          <table:table-cell office:value-type="float" office:value="198975" calcext:value-type="float">
            <text:p>19897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8</text:p>
          </table:table-cell>
          <table:table-cell office:value-type="float" office:value="0.210966" calcext:value-type="float">
            <text:p>0.210966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0" calcext:value-type="float">
            <text:p>0</text:p>
          </table:table-cell>
          <table:table-cell office:value-type="float" office:value="149334" calcext:value-type="float">
            <text:p>14933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19</text:p>
          </table:table-cell>
          <table:table-cell office:value-type="float" office:value="0.19718" calcext:value-type="float">
            <text:p>0.19718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0" calcext:value-type="float">
            <text:p>0</text:p>
          </table:table-cell>
          <table:table-cell office:value-type="float" office:value="159881" calcext:value-type="float">
            <text:p>15988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0</text:p>
          </table:table-cell>
          <table:table-cell office:value-type="float" office:value="0.142822" calcext:value-type="float">
            <text:p>0.142822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0" calcext:value-type="float">
            <text:p>0</text:p>
          </table:table-cell>
          <table:table-cell office:value-type="float" office:value="144889" calcext:value-type="float">
            <text:p>14488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1</text:p>
          </table:table-cell>
          <table:table-cell office:value-type="float" office:value="0.144255" calcext:value-type="float">
            <text:p>0.144255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0" calcext:value-type="float">
            <text:p>0</text:p>
          </table:table-cell>
          <table:table-cell office:value-type="float" office:value="145489" calcext:value-type="float">
            <text:p>14548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2</text:p>
          </table:table-cell>
          <table:table-cell office:value-type="float" office:value="0.110996" calcext:value-type="float">
            <text:p>0.11099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" calcext:value-type="float">
            <text:p>0</text:p>
          </table:table-cell>
          <table:table-cell office:value-type="float" office:value="142750" calcext:value-type="float">
            <text:p>14275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3</text:p>
          </table:table-cell>
          <table:table-cell office:value-type="float" office:value="0.102182" calcext:value-type="float">
            <text:p>0.102182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" calcext:value-type="float">
            <text:p>0</text:p>
          </table:table-cell>
          <table:table-cell office:value-type="float" office:value="118875" calcext:value-type="float">
            <text:p>11887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4</text:p>
          </table:table-cell>
          <table:table-cell office:value-type="float" office:value="0.066685" calcext:value-type="float">
            <text:p>0.066685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0" calcext:value-type="float">
            <text:p>0</text:p>
          </table:table-cell>
          <table:table-cell office:value-type="float" office:value="131786" calcext:value-type="float">
            <text:p>13178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5</text:p>
          </table:table-cell>
          <table:table-cell office:value-type="float" office:value="0.087139" calcext:value-type="float">
            <text:p>0.087139</text:p>
          </table:table-cell>
          <table:table-cell office:value-type="float" office:value="0.009586" calcext:value-type="float">
            <text:p>0.009586</text:p>
          </table:table-cell>
          <table:table-cell office:value-type="float" office:value="0" calcext:value-type="float">
            <text:p>0</text:p>
          </table:table-cell>
          <table:table-cell office:value-type="float" office:value="166368" calcext:value-type="float">
            <text:p>16636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6</text:p>
          </table:table-cell>
          <table:table-cell office:value-type="float" office:value="0.163477" calcext:value-type="float">
            <text:p>0.163477</text:p>
          </table:table-cell>
          <table:table-cell office:value-type="float" office:value="0.010939" calcext:value-type="float">
            <text:p>0.010939</text:p>
          </table:table-cell>
          <table:table-cell office:value-type="float" office:value="0" calcext:value-type="float">
            <text:p>0</text:p>
          </table:table-cell>
          <table:table-cell office:value-type="float" office:value="141051" calcext:value-type="float">
            <text:p>14105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7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0" calcext:value-type="float">
            <text:p>0</text:p>
          </table:table-cell>
          <table:table-cell office:value-type="float" office:value="182940" calcext:value-type="float">
            <text:p>18294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8</text:p>
          </table:table-cell>
          <table:table-cell office:value-type="float" office:value="0.119038" calcext:value-type="float">
            <text:p>0.119038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" calcext:value-type="float">
            <text:p>0</text:p>
          </table:table-cell>
          <table:table-cell office:value-type="float" office:value="139739" calcext:value-type="float">
            <text:p>1397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29</text:p>
          </table:table-cell>
          <table:table-cell office:value-type="float" office:value="0.141279" calcext:value-type="float">
            <text:p>0.141279</text:p>
          </table:table-cell>
          <table:table-cell office:value-type="float" office:value="0.011651" calcext:value-type="float">
            <text:p>0.011651</text:p>
          </table:table-cell>
          <table:table-cell office:value-type="float" office:value="0" calcext:value-type="float">
            <text:p>0</text:p>
          </table:table-cell>
          <table:table-cell office:value-type="float" office:value="161718" calcext:value-type="float">
            <text:p>16171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0</text:p>
          </table:table-cell>
          <table:table-cell office:value-type="float" office:value="0.254141" calcext:value-type="float">
            <text:p>0.25414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" calcext:value-type="float">
            <text:p>0</text:p>
          </table:table-cell>
          <table:table-cell office:value-type="float" office:value="129116" calcext:value-type="float">
            <text:p>12911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1</text:p>
          </table:table-cell>
          <table:table-cell office:value-type="float" office:value="0.330717" calcext:value-type="float">
            <text:p>0.330717</text:p>
          </table:table-cell>
          <table:table-cell office:value-type="float" office:value="0.016641" calcext:value-type="float">
            <text:p>0.016641</text:p>
          </table:table-cell>
          <table:table-cell office:value-type="float" office:value="0" calcext:value-type="float">
            <text:p>0</text:p>
          </table:table-cell>
          <table:table-cell office:value-type="float" office:value="124769" calcext:value-type="float">
            <text:p>12476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2</text:p>
          </table:table-cell>
          <table:table-cell office:value-type="float" office:value="1.385932" calcext:value-type="float">
            <text:p>1.385932</text:p>
          </table:table-cell>
          <table:table-cell office:value-type="float" office:value="0.012299" calcext:value-type="float">
            <text:p>0.012299</text:p>
          </table:table-cell>
          <table:table-cell office:value-type="float" office:value="0" calcext:value-type="float">
            <text:p>0</text:p>
          </table:table-cell>
          <table:table-cell office:value-type="float" office:value="168810" calcext:value-type="float">
            <text:p>16881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3</text:p>
          </table:table-cell>
          <table:table-cell office:value-type="float" office:value="1.614859" calcext:value-type="float">
            <text:p>1.614859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0" calcext:value-type="float">
            <text:p>0</text:p>
          </table:table-cell>
          <table:table-cell office:value-type="float" office:value="115993" calcext:value-type="float">
            <text:p>11599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4</text:p>
          </table:table-cell>
          <table:table-cell office:value-type="float" office:value="1.330603" calcext:value-type="float">
            <text:p>1.330603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0" calcext:value-type="float">
            <text:p>0</text:p>
          </table:table-cell>
          <table:table-cell office:value-type="float" office:value="187108" calcext:value-type="float">
            <text:p>18710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5</text:p>
          </table:table-cell>
          <table:table-cell office:value-type="float" office:value="0.83919" calcext:value-type="float">
            <text:p>0.83919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" calcext:value-type="float">
            <text:p>0</text:p>
          </table:table-cell>
          <table:table-cell office:value-type="float" office:value="142629" calcext:value-type="float">
            <text:p>14262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6</text:p>
          </table:table-cell>
          <table:table-cell office:value-type="float" office:value="0.884647" calcext:value-type="float">
            <text:p>0.884647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0" calcext:value-type="float">
            <text:p>0</text:p>
          </table:table-cell>
          <table:table-cell office:value-type="float" office:value="129790" calcext:value-type="float">
            <text:p>12979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7</text:p>
          </table:table-cell>
          <table:table-cell office:value-type="float" office:value="0.843436" calcext:value-type="float">
            <text:p>0.843436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" calcext:value-type="float">
            <text:p>0</text:p>
          </table:table-cell>
          <table:table-cell office:value-type="float" office:value="108809" calcext:value-type="float">
            <text:p>10880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8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" calcext:value-type="float">
            <text:p>0</text:p>
          </table:table-cell>
          <table:table-cell office:value-type="float" office:value="149571" calcext:value-type="float">
            <text:p>14957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39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0" calcext:value-type="float">
            <text:p>0</text:p>
          </table:table-cell>
          <table:table-cell office:value-type="float" office:value="149900" calcext:value-type="float">
            <text:p>1499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0</text:p>
          </table:table-cell>
          <table:table-cell office:value-type="float" office:value="0.250221" calcext:value-type="float">
            <text:p>0.250221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" calcext:value-type="float">
            <text:p>0</text:p>
          </table:table-cell>
          <table:table-cell office:value-type="float" office:value="139051" calcext:value-type="float">
            <text:p>13905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1</text:p>
          </table:table-cell>
          <table:table-cell office:value-type="float" office:value="0.231561" calcext:value-type="float">
            <text:p>0.231561</text:p>
          </table:table-cell>
          <table:table-cell office:value-type="float" office:value="0.030528" calcext:value-type="float">
            <text:p>0.030528</text:p>
          </table:table-cell>
          <table:table-cell office:value-type="float" office:value="0" calcext:value-type="float">
            <text:p>0</text:p>
          </table:table-cell>
          <table:table-cell office:value-type="float" office:value="149706" calcext:value-type="float">
            <text:p>14970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2</text:p>
          </table:table-cell>
          <table:table-cell office:value-type="float" office:value="0.207698" calcext:value-type="float">
            <text:p>0.207698</text:p>
          </table:table-cell>
          <table:table-cell office:value-type="float" office:value="0.017759" calcext:value-type="float">
            <text:p>0.017759</text:p>
          </table:table-cell>
          <table:table-cell office:value-type="float" office:value="0" calcext:value-type="float">
            <text:p>0</text:p>
          </table:table-cell>
          <table:table-cell office:value-type="float" office:value="154966" calcext:value-type="float">
            <text:p>15496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3</text:p>
          </table:table-cell>
          <table:table-cell office:value-type="float" office:value="0.121253" calcext:value-type="float">
            <text:p>0.121253</text:p>
          </table:table-cell>
          <table:table-cell office:value-type="float" office:value="0.011081" calcext:value-type="float">
            <text:p>0.011081</text:p>
          </table:table-cell>
          <table:table-cell office:value-type="float" office:value="0" calcext:value-type="float">
            <text:p>0</text:p>
          </table:table-cell>
          <table:table-cell office:value-type="float" office:value="145693" calcext:value-type="float">
            <text:p>14569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4</text:p>
          </table:table-cell>
          <table:table-cell office:value-type="float" office:value="0.195969" calcext:value-type="float">
            <text:p>0.19596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" calcext:value-type="float">
            <text:p>0</text:p>
          </table:table-cell>
          <table:table-cell office:value-type="float" office:value="144504" calcext:value-type="float">
            <text:p>144504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5</text:p>
          </table:table-cell>
          <table:table-cell office:value-type="float" office:value="0.215444" calcext:value-type="float">
            <text:p>0.215444</text:p>
          </table:table-cell>
          <table:table-cell office:value-type="float" office:value="0.017488" calcext:value-type="float">
            <text:p>0.017488</text:p>
          </table:table-cell>
          <table:table-cell office:value-type="float" office:value="0" calcext:value-type="float">
            <text:p>0</text:p>
          </table:table-cell>
          <table:table-cell office:value-type="float" office:value="139903" calcext:value-type="float">
            <text:p>13990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6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.034511" calcext:value-type="float">
            <text:p>0.034511</text:p>
          </table:table-cell>
          <table:table-cell office:value-type="float" office:value="0" calcext:value-type="float">
            <text:p>0</text:p>
          </table:table-cell>
          <table:table-cell office:value-type="float" office:value="141590" calcext:value-type="float">
            <text:p>14159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7</text:p>
          </table:table-cell>
          <table:table-cell office:value-type="float" office:value="0.476272" calcext:value-type="float">
            <text:p>0.476272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" calcext:value-type="float">
            <text:p>0</text:p>
          </table:table-cell>
          <table:table-cell office:value-type="float" office:value="148337" calcext:value-type="float">
            <text:p>14833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8</text:p>
          </table:table-cell>
          <table:table-cell office:value-type="float" office:value="0.94502" calcext:value-type="float">
            <text:p>0.94502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0" calcext:value-type="float">
            <text:p>0</text:p>
          </table:table-cell>
          <table:table-cell office:value-type="float" office:value="105426" calcext:value-type="float">
            <text:p>10542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49</text:p>
          </table:table-cell>
          <table:table-cell office:value-type="float" office:value="0.852608" calcext:value-type="float">
            <text:p>0.852608</text:p>
          </table:table-cell>
          <table:table-cell office:value-type="float" office:value="0.013043" calcext:value-type="float">
            <text:p>0.013043</text:p>
          </table:table-cell>
          <table:table-cell office:value-type="float" office:value="0" calcext:value-type="float">
            <text:p>0</text:p>
          </table:table-cell>
          <table:table-cell office:value-type="float" office:value="189453" calcext:value-type="float">
            <text:p>18945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0</text:p>
          </table:table-cell>
          <table:table-cell office:value-type="float" office:value="0.799079" calcext:value-type="float">
            <text:p>0.799079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0" calcext:value-type="float">
            <text:p>0</text:p>
          </table:table-cell>
          <table:table-cell office:value-type="float" office:value="104574" calcext:value-type="float">
            <text:p>10457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1</text:p>
          </table:table-cell>
          <table:table-cell office:value-type="float" office:value="0.88227" calcext:value-type="float">
            <text:p>0.88227</text:p>
          </table:table-cell>
          <table:table-cell office:value-type="float" office:value="0.008635" calcext:value-type="float">
            <text:p>0.008635</text:p>
          </table:table-cell>
          <table:table-cell office:value-type="float" office:value="0" calcext:value-type="float">
            <text:p>0</text:p>
          </table:table-cell>
          <table:table-cell office:value-type="float" office:value="119392" calcext:value-type="float">
            <text:p>11939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2</text:p>
          </table:table-cell>
          <table:table-cell office:value-type="float" office:value="0.890086" calcext:value-type="float">
            <text:p>0.890086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0" calcext:value-type="float">
            <text:p>0</text:p>
          </table:table-cell>
          <table:table-cell office:value-type="float" office:value="145183" calcext:value-type="float">
            <text:p>14518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3</text:p>
          </table:table-cell>
          <table:table-cell office:value-type="float" office:value="0.286296" calcext:value-type="float">
            <text:p>0.28629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  <table:table-cell office:value-type="float" office:value="132112" calcext:value-type="float">
            <text:p>13211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4</text:p>
          </table:table-cell>
          <table:table-cell office:value-type="float" office:value="0.087067" calcext:value-type="float">
            <text:p>0.087067</text:p>
          </table:table-cell>
          <table:table-cell office:value-type="float" office:value="0.009635" calcext:value-type="float">
            <text:p>0.009635</text:p>
          </table:table-cell>
          <table:table-cell office:value-type="float" office:value="0" calcext:value-type="float">
            <text:p>0</text:p>
          </table:table-cell>
          <table:table-cell office:value-type="float" office:value="143543" calcext:value-type="float">
            <text:p>14354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5</text:p>
          </table:table-cell>
          <table:table-cell office:value-type="float" office:value="0.287661" calcext:value-type="float">
            <text:p>0.287661</text:p>
          </table:table-cell>
          <table:table-cell office:value-type="float" office:value="0.026396" calcext:value-type="float">
            <text:p>0.026396</text:p>
          </table:table-cell>
          <table:table-cell office:value-type="float" office:value="0" calcext:value-type="float">
            <text:p>0</text:p>
          </table:table-cell>
          <table:table-cell office:value-type="float" office:value="137697" calcext:value-type="float">
            <text:p>137697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6</text:p>
          </table:table-cell>
          <table:table-cell office:value-type="float" office:value="0.493471" calcext:value-type="float">
            <text:p>0.493471</text:p>
          </table:table-cell>
          <table:table-cell office:value-type="float" office:value="0.036753" calcext:value-type="float">
            <text:p>0.036753</text:p>
          </table:table-cell>
          <table:table-cell office:value-type="float" office:value="0" calcext:value-type="float">
            <text:p>0</text:p>
          </table:table-cell>
          <table:table-cell office:value-type="float" office:value="164706" calcext:value-type="float">
            <text:p>16470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7</text:p>
          </table:table-cell>
          <table:table-cell office:value-type="float" office:value="0.654856" calcext:value-type="float">
            <text:p>0.654856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0" calcext:value-type="float">
            <text:p>0</text:p>
          </table:table-cell>
          <table:table-cell office:value-type="float" office:value="145533" calcext:value-type="float">
            <text:p>14553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8</text:p>
          </table:table-cell>
          <table:table-cell office:value-type="float" office:value="0.411644" calcext:value-type="float">
            <text:p>0.411644</text:p>
          </table:table-cell>
          <table:table-cell office:value-type="float" office:value="0.023519" calcext:value-type="float">
            <text:p>0.023519</text:p>
          </table:table-cell>
          <table:table-cell office:value-type="float" office:value="0" calcext:value-type="float">
            <text:p>0</text:p>
          </table:table-cell>
          <table:table-cell office:value-type="float" office:value="151898" calcext:value-type="float">
            <text:p>15189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1:59</text:p>
          </table:table-cell>
          <table:table-cell office:value-type="float" office:value="1.247226" calcext:value-type="float">
            <text:p>1.247226</text:p>
          </table:table-cell>
          <table:table-cell office:value-type="float" office:value="0.028489" calcext:value-type="float">
            <text:p>0.028489</text:p>
          </table:table-cell>
          <table:table-cell office:value-type="float" office:value="0" calcext:value-type="float">
            <text:p>0</text:p>
          </table:table-cell>
          <table:table-cell office:value-type="float" office:value="137555" calcext:value-type="float">
            <text:p>13755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0</text:p>
          </table:table-cell>
          <table:table-cell office:value-type="float" office:value="2.178612" calcext:value-type="float">
            <text:p>2.178612</text:p>
          </table:table-cell>
          <table:table-cell office:value-type="float" office:value="0.020787" calcext:value-type="float">
            <text:p>0.020787</text:p>
          </table:table-cell>
          <table:table-cell office:value-type="float" office:value="0" calcext:value-type="float">
            <text:p>0</text:p>
          </table:table-cell>
          <table:table-cell office:value-type="float" office:value="152304" calcext:value-type="float">
            <text:p>15230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1</text:p>
          </table:table-cell>
          <table:table-cell office:value-type="float" office:value="2.8457" calcext:value-type="float">
            <text:p>2.8457</text:p>
          </table:table-cell>
          <table:table-cell office:value-type="float" office:value="0.021503" calcext:value-type="float">
            <text:p>0.021503</text:p>
          </table:table-cell>
          <table:table-cell office:value-type="float" office:value="0" calcext:value-type="float">
            <text:p>0</text:p>
          </table:table-cell>
          <table:table-cell office:value-type="float" office:value="103256" calcext:value-type="float">
            <text:p>10325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2</text:p>
          </table:table-cell>
          <table:table-cell office:value-type="float" office:value="2.836628" calcext:value-type="float">
            <text:p>2.836628</text:p>
          </table:table-cell>
          <table:table-cell office:value-type="float" office:value="0.009887" calcext:value-type="float">
            <text:p>0.009887</text:p>
          </table:table-cell>
          <table:table-cell office:value-type="float" office:value="0" calcext:value-type="float">
            <text:p>0</text:p>
          </table:table-cell>
          <table:table-cell office:value-type="float" office:value="106861" calcext:value-type="float">
            <text:p>10686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3</text:p>
          </table:table-cell>
          <table:table-cell office:value-type="float" office:value="3.353138" calcext:value-type="float">
            <text:p>3.353138</text:p>
          </table:table-cell>
          <table:table-cell office:value-type="float" office:value="0.007988" calcext:value-type="float">
            <text:p>0.007988</text:p>
          </table:table-cell>
          <table:table-cell office:value-type="float" office:value="0" calcext:value-type="float">
            <text:p>0</text:p>
          </table:table-cell>
          <table:table-cell office:value-type="float" office:value="139269" calcext:value-type="float">
            <text:p>13926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4</text:p>
          </table:table-cell>
          <table:table-cell office:value-type="float" office:value="3.829333" calcext:value-type="float">
            <text:p>3.829333</text:p>
          </table:table-cell>
          <table:table-cell office:value-type="float" office:value="0.006744" calcext:value-type="float">
            <text:p>0.006744</text:p>
          </table:table-cell>
          <table:table-cell office:value-type="float" office:value="0" calcext:value-type="float">
            <text:p>0</text:p>
          </table:table-cell>
          <table:table-cell office:value-type="float" office:value="125464" calcext:value-type="float">
            <text:p>12546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5</text:p>
          </table:table-cell>
          <table:table-cell office:value-type="float" office:value="3.253941" calcext:value-type="float">
            <text:p>3.25394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" calcext:value-type="float">
            <text:p>0</text:p>
          </table:table-cell>
          <table:table-cell office:value-type="float" office:value="137336" calcext:value-type="float">
            <text:p>13733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6</text:p>
          </table:table-cell>
          <table:table-cell office:value-type="float" office:value="2.618565" calcext:value-type="float">
            <text:p>2.618565</text:p>
          </table:table-cell>
          <table:table-cell office:value-type="float" office:value="0.007439" calcext:value-type="float">
            <text:p>0.007439</text:p>
          </table:table-cell>
          <table:table-cell office:value-type="float" office:value="0" calcext:value-type="float">
            <text:p>0</text:p>
          </table:table-cell>
          <table:table-cell office:value-type="float" office:value="131215" calcext:value-type="float">
            <text:p>13121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7</text:p>
          </table:table-cell>
          <table:table-cell office:value-type="float" office:value="2.736802" calcext:value-type="float">
            <text:p>2.736802</text:p>
          </table:table-cell>
          <table:table-cell office:value-type="float" office:value="0.009413" calcext:value-type="float">
            <text:p>0.009413</text:p>
          </table:table-cell>
          <table:table-cell office:value-type="float" office:value="0" calcext:value-type="float">
            <text:p>0</text:p>
          </table:table-cell>
          <table:table-cell office:value-type="float" office:value="143899" calcext:value-type="float">
            <text:p>14389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8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" calcext:value-type="float">
            <text:p>0</text:p>
          </table:table-cell>
          <table:table-cell office:value-type="float" office:value="133181" calcext:value-type="float">
            <text:p>13318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09</text:p>
          </table:table-cell>
          <table:table-cell office:value-type="float" office:value="1.84974" calcext:value-type="float">
            <text:p>1.84974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0" calcext:value-type="float">
            <text:p>0</text:p>
          </table:table-cell>
          <table:table-cell office:value-type="float" office:value="171875" calcext:value-type="float">
            <text:p>1718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0</text:p>
          </table:table-cell>
          <table:table-cell office:value-type="float" office:value="2.21273" calcext:value-type="float">
            <text:p>2.21273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" calcext:value-type="float">
            <text:p>0</text:p>
          </table:table-cell>
          <table:table-cell office:value-type="float" office:value="196978" calcext:value-type="float">
            <text:p>19697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1</text:p>
          </table:table-cell>
          <table:table-cell office:value-type="float" office:value="1.627911" calcext:value-type="float">
            <text:p>1.627911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" calcext:value-type="float">
            <text:p>0</text:p>
          </table:table-cell>
          <table:table-cell office:value-type="float" office:value="147805" calcext:value-type="float">
            <text:p>14780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2</text:p>
          </table:table-cell>
          <table:table-cell office:value-type="float" office:value="2.091836" calcext:value-type="float">
            <text:p>2.091836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0" calcext:value-type="float">
            <text:p>0</text:p>
          </table:table-cell>
          <table:table-cell office:value-type="float" office:value="167738" calcext:value-type="float">
            <text:p>1677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3</text:p>
          </table:table-cell>
          <table:table-cell office:value-type="float" office:value="1.836097" calcext:value-type="float">
            <text:p>1.836097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" calcext:value-type="float">
            <text:p>0</text:p>
          </table:table-cell>
          <table:table-cell office:value-type="float" office:value="113085" calcext:value-type="float">
            <text:p>11308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4</text:p>
          </table:table-cell>
          <table:table-cell office:value-type="float" office:value="2.343849" calcext:value-type="float">
            <text:p>2.343849</text:p>
          </table:table-cell>
          <table:table-cell office:value-type="float" office:value="0.010269" calcext:value-type="float">
            <text:p>0.010269</text:p>
          </table:table-cell>
          <table:table-cell office:value-type="float" office:value="0" calcext:value-type="float">
            <text:p>0</text:p>
          </table:table-cell>
          <table:table-cell office:value-type="float" office:value="153031" calcext:value-type="float">
            <text:p>15303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5</text:p>
          </table:table-cell>
          <table:table-cell office:value-type="float" office:value="2.110241" calcext:value-type="float">
            <text:p>2.110241</text:p>
          </table:table-cell>
          <table:table-cell office:value-type="float" office:value="0.007209" calcext:value-type="float">
            <text:p>0.007209</text:p>
          </table:table-cell>
          <table:table-cell office:value-type="float" office:value="0" calcext:value-type="float">
            <text:p>0</text:p>
          </table:table-cell>
          <table:table-cell office:value-type="float" office:value="130739" calcext:value-type="float">
            <text:p>13073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6</text:p>
          </table:table-cell>
          <table:table-cell office:value-type="float" office:value="1.889152" calcext:value-type="float">
            <text:p>1.889152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" calcext:value-type="float">
            <text:p>0</text:p>
          </table:table-cell>
          <table:table-cell office:value-type="float" office:value="149012" calcext:value-type="float">
            <text:p>1490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7</text:p>
          </table:table-cell>
          <table:table-cell office:value-type="float" office:value="1.491227" calcext:value-type="float">
            <text:p>1.491227</text:p>
          </table:table-cell>
          <table:table-cell office:value-type="float" office:value="0.006387" calcext:value-type="float">
            <text:p>0.006387</text:p>
          </table:table-cell>
          <table:table-cell office:value-type="float" office:value="0" calcext:value-type="float">
            <text:p>0</text:p>
          </table:table-cell>
          <table:table-cell office:value-type="float" office:value="119643" calcext:value-type="float">
            <text:p>11964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8</text:p>
          </table:table-cell>
          <table:table-cell office:value-type="float" office:value="1.535443" calcext:value-type="float">
            <text:p>1.535443</text:p>
          </table:table-cell>
          <table:table-cell office:value-type="float" office:value="0.009469" calcext:value-type="float">
            <text:p>0.009469</text:p>
          </table:table-cell>
          <table:table-cell office:value-type="float" office:value="0" calcext:value-type="float">
            <text:p>0</text:p>
          </table:table-cell>
          <table:table-cell office:value-type="float" office:value="177967" calcext:value-type="float">
            <text:p>1779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19</text:p>
          </table:table-cell>
          <table:table-cell office:value-type="float" office:value="1.092086" calcext:value-type="float">
            <text:p>1.092086</text:p>
          </table:table-cell>
          <table:table-cell office:value-type="float" office:value="0.006879" calcext:value-type="float">
            <text:p>0.006879</text:p>
          </table:table-cell>
          <table:table-cell office:value-type="float" office:value="0" calcext:value-type="float">
            <text:p>0</text:p>
          </table:table-cell>
          <table:table-cell office:value-type="float" office:value="142804" calcext:value-type="float">
            <text:p>1428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0</text:p>
          </table:table-cell>
          <table:table-cell office:value-type="float" office:value="1.606716" calcext:value-type="float">
            <text:p>1.606716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" calcext:value-type="float">
            <text:p>0</text:p>
          </table:table-cell>
          <table:table-cell office:value-type="float" office:value="78680" calcext:value-type="float">
            <text:p>7868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1</text:p>
          </table:table-cell>
          <table:table-cell office:value-type="float" office:value="2.187997" calcext:value-type="float">
            <text:p>2.187997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" calcext:value-type="float">
            <text:p>0</text:p>
          </table:table-cell>
          <table:table-cell office:value-type="float" office:value="136812" calcext:value-type="float">
            <text:p>1368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2</text:p>
          </table:table-cell>
          <table:table-cell office:value-type="float" office:value="1.517428" calcext:value-type="float">
            <text:p>1.517428</text:p>
          </table:table-cell>
          <table:table-cell office:value-type="float" office:value="0.006531" calcext:value-type="float">
            <text:p>0.006531</text:p>
          </table:table-cell>
          <table:table-cell office:value-type="float" office:value="0" calcext:value-type="float">
            <text:p>0</text:p>
          </table:table-cell>
          <table:table-cell office:value-type="float" office:value="131560" calcext:value-type="float">
            <text:p>1315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3</text:p>
          </table:table-cell>
          <table:table-cell office:value-type="float" office:value="1.113647" calcext:value-type="float">
            <text:p>1.11364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" calcext:value-type="float">
            <text:p>0</text:p>
          </table:table-cell>
          <table:table-cell office:value-type="float" office:value="211289" calcext:value-type="float">
            <text:p>2112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4</text:p>
          </table:table-cell>
          <table:table-cell office:value-type="float" office:value="1.614085" calcext:value-type="float">
            <text:p>1.614085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" calcext:value-type="float">
            <text:p>0</text:p>
          </table:table-cell>
          <table:table-cell office:value-type="float" office:value="134403" calcext:value-type="float">
            <text:p>13440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5</text:p>
          </table:table-cell>
          <table:table-cell office:value-type="float" office:value="2.510722" calcext:value-type="float">
            <text:p>2.510722</text:p>
          </table:table-cell>
          <table:table-cell office:value-type="float" office:value="0.008246" calcext:value-type="float">
            <text:p>0.008246</text:p>
          </table:table-cell>
          <table:table-cell office:value-type="float" office:value="0" calcext:value-type="float">
            <text:p>0</text:p>
          </table:table-cell>
          <table:table-cell office:value-type="float" office:value="117686" calcext:value-type="float">
            <text:p>11768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6</text:p>
          </table:table-cell>
          <table:table-cell office:value-type="float" office:value="2.276218" calcext:value-type="float">
            <text:p>2.276218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0" calcext:value-type="float">
            <text:p>0</text:p>
          </table:table-cell>
          <table:table-cell office:value-type="float" office:value="176340" calcext:value-type="float">
            <text:p>1763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7</text:p>
          </table:table-cell>
          <table:table-cell office:value-type="float" office:value="1.720722" calcext:value-type="float">
            <text:p>1.720722</text:p>
          </table:table-cell>
          <table:table-cell office:value-type="float" office:value="0.007254" calcext:value-type="float">
            <text:p>0.007254</text:p>
          </table:table-cell>
          <table:table-cell office:value-type="float" office:value="0" calcext:value-type="float">
            <text:p>0</text:p>
          </table:table-cell>
          <table:table-cell office:value-type="float" office:value="137808" calcext:value-type="float">
            <text:p>1378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8</text:p>
          </table:table-cell>
          <table:table-cell office:value-type="float" office:value="1.482907" calcext:value-type="float">
            <text:p>1.482907</text:p>
          </table:table-cell>
          <table:table-cell office:value-type="float" office:value="0.008383" calcext:value-type="float">
            <text:p>0.008383</text:p>
          </table:table-cell>
          <table:table-cell office:value-type="float" office:value="0" calcext:value-type="float">
            <text:p>0</text:p>
          </table:table-cell>
          <table:table-cell office:value-type="float" office:value="153306" calcext:value-type="float">
            <text:p>15330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29</text:p>
          </table:table-cell>
          <table:table-cell office:value-type="float" office:value="1.560431" calcext:value-type="float">
            <text:p>1.560431</text:p>
          </table:table-cell>
          <table:table-cell office:value-type="float" office:value="0.009836" calcext:value-type="float">
            <text:p>0.009836</text:p>
          </table:table-cell>
          <table:table-cell office:value-type="float" office:value="0" calcext:value-type="float">
            <text:p>0</text:p>
          </table:table-cell>
          <table:table-cell office:value-type="float" office:value="178662" calcext:value-type="float">
            <text:p>17866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0</text:p>
          </table:table-cell>
          <table:table-cell office:value-type="float" office:value="1.002687" calcext:value-type="float">
            <text:p>1.002687</text:p>
          </table:table-cell>
          <table:table-cell office:value-type="float" office:value="0.006154" calcext:value-type="float">
            <text:p>0.006154</text:p>
          </table:table-cell>
          <table:table-cell office:value-type="float" office:value="0" calcext:value-type="float">
            <text:p>0</text:p>
          </table:table-cell>
          <table:table-cell office:value-type="float" office:value="138929" calcext:value-type="float">
            <text:p>1389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1</text:p>
          </table:table-cell>
          <table:table-cell office:value-type="float" office:value="1.048866" calcext:value-type="float">
            <text:p>1.048866</text:p>
          </table:table-cell>
          <table:table-cell office:value-type="float" office:value="0.007788" calcext:value-type="float">
            <text:p>0.007788</text:p>
          </table:table-cell>
          <table:table-cell office:value-type="float" office:value="0" calcext:value-type="float">
            <text:p>0</text:p>
          </table:table-cell>
          <table:table-cell office:value-type="float" office:value="172515" calcext:value-type="float">
            <text:p>1725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2</text:p>
          </table:table-cell>
          <table:table-cell office:value-type="float" office:value="0.740703" calcext:value-type="float">
            <text:p>0.740703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0" calcext:value-type="float">
            <text:p>0</text:p>
          </table:table-cell>
          <table:table-cell office:value-type="float" office:value="150758" calcext:value-type="float">
            <text:p>15075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3</text:p>
          </table:table-cell>
          <table:table-cell office:value-type="float" office:value="0.627968" calcext:value-type="float">
            <text:p>0.627968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" calcext:value-type="float">
            <text:p>0</text:p>
          </table:table-cell>
          <table:table-cell office:value-type="float" office:value="183787" calcext:value-type="float">
            <text:p>18378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4</text:p>
          </table:table-cell>
          <table:table-cell office:value-type="float" office:value="0.640941" calcext:value-type="float">
            <text:p>0.640941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0" calcext:value-type="float">
            <text:p>0</text:p>
          </table:table-cell>
          <table:table-cell office:value-type="float" office:value="130370" calcext:value-type="float">
            <text:p>13037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5</text:p>
          </table:table-cell>
          <table:table-cell office:value-type="float" office:value="0.574533" calcext:value-type="float">
            <text:p>0.574533</text:p>
          </table:table-cell>
          <table:table-cell office:value-type="float" office:value="0.007795" calcext:value-type="float">
            <text:p>0.007795</text:p>
          </table:table-cell>
          <table:table-cell office:value-type="float" office:value="0" calcext:value-type="float">
            <text:p>0</text:p>
          </table:table-cell>
          <table:table-cell office:value-type="float" office:value="148472" calcext:value-type="float">
            <text:p>14847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6</text:p>
          </table:table-cell>
          <table:table-cell office:value-type="float" office:value="0.427727" calcext:value-type="float">
            <text:p>0.427727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" calcext:value-type="float">
            <text:p>0</text:p>
          </table:table-cell>
          <table:table-cell office:value-type="float" office:value="152192" calcext:value-type="float">
            <text:p>15219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7</text:p>
          </table:table-cell>
          <table:table-cell office:value-type="float" office:value="0.368217" calcext:value-type="float">
            <text:p>0.368217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" calcext:value-type="float">
            <text:p>0</text:p>
          </table:table-cell>
          <table:table-cell office:value-type="float" office:value="138892" calcext:value-type="float">
            <text:p>13889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8</text:p>
          </table:table-cell>
          <table:table-cell office:value-type="float" office:value="0.398898" calcext:value-type="float">
            <text:p>0.398898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" calcext:value-type="float">
            <text:p>0</text:p>
          </table:table-cell>
          <table:table-cell office:value-type="float" office:value="126954" calcext:value-type="float">
            <text:p>1269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39</text:p>
          </table:table-cell>
          <table:table-cell office:value-type="float" office:value="0.277208" calcext:value-type="float">
            <text:p>0.277208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" calcext:value-type="float">
            <text:p>0</text:p>
          </table:table-cell>
          <table:table-cell office:value-type="float" office:value="173648" calcext:value-type="float">
            <text:p>17364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0</text:p>
          </table:table-cell>
          <table:table-cell office:value-type="float" office:value="0.289119" calcext:value-type="float">
            <text:p>0.289119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" calcext:value-type="float">
            <text:p>0</text:p>
          </table:table-cell>
          <table:table-cell office:value-type="float" office:value="171552" calcext:value-type="float">
            <text:p>17155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1</text:p>
          </table:table-cell>
          <table:table-cell office:value-type="float" office:value="0.277851" calcext:value-type="float">
            <text:p>0.277851</text:p>
          </table:table-cell>
          <table:table-cell office:value-type="float" office:value="0.006873" calcext:value-type="float">
            <text:p>0.006873</text:p>
          </table:table-cell>
          <table:table-cell office:value-type="float" office:value="0" calcext:value-type="float">
            <text:p>0</text:p>
          </table:table-cell>
          <table:table-cell office:value-type="float" office:value="165179" calcext:value-type="float">
            <text:p>1651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2</text:p>
          </table:table-cell>
          <table:table-cell office:value-type="float" office:value="0.181427" calcext:value-type="float">
            <text:p>0.181427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" calcext:value-type="float">
            <text:p>0</text:p>
          </table:table-cell>
          <table:table-cell office:value-type="float" office:value="122862" calcext:value-type="float">
            <text:p>1228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3</text:p>
          </table:table-cell>
          <table:table-cell office:value-type="float" office:value="0.179231" calcext:value-type="float">
            <text:p>0.179231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" calcext:value-type="float">
            <text:p>0</text:p>
          </table:table-cell>
          <table:table-cell office:value-type="float" office:value="137548" calcext:value-type="float">
            <text:p>13754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4</text:p>
          </table:table-cell>
          <table:table-cell office:value-type="float" office:value="0.151238" calcext:value-type="float">
            <text:p>0.151238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" calcext:value-type="float">
            <text:p>0</text:p>
          </table:table-cell>
          <table:table-cell office:value-type="float" office:value="120464" calcext:value-type="float">
            <text:p>1204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5</text:p>
          </table:table-cell>
          <table:table-cell office:value-type="float" office:value="0.126193" calcext:value-type="float">
            <text:p>0.126193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0" calcext:value-type="float">
            <text:p>0</text:p>
          </table:table-cell>
          <table:table-cell office:value-type="float" office:value="123902" calcext:value-type="float">
            <text:p>1239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6</text:p>
          </table:table-cell>
          <table:table-cell office:value-type="float" office:value="0.101421" calcext:value-type="float">
            <text:p>0.101421</text:p>
          </table:table-cell>
          <table:table-cell office:value-type="float" office:value="0.007323" calcext:value-type="float">
            <text:p>0.007323</text:p>
          </table:table-cell>
          <table:table-cell office:value-type="float" office:value="0" calcext:value-type="float">
            <text:p>0</text:p>
          </table:table-cell>
          <table:table-cell office:value-type="float" office:value="128318" calcext:value-type="float">
            <text:p>12831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7</text:p>
          </table:table-cell>
          <table:table-cell office:value-type="float" office:value="0.844038" calcext:value-type="float">
            <text:p>0.844038</text:p>
          </table:table-cell>
          <table:table-cell office:value-type="float" office:value="0.021599" calcext:value-type="float">
            <text:p>0.021599</text:p>
          </table:table-cell>
          <table:table-cell office:value-type="float" office:value="0" calcext:value-type="float">
            <text:p>0</text:p>
          </table:table-cell>
          <table:table-cell office:value-type="float" office:value="126173" calcext:value-type="float">
            <text:p>12617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8</text:p>
          </table:table-cell>
          <table:table-cell office:value-type="float" office:value="0.899978" calcext:value-type="float">
            <text:p>0.899978</text:p>
          </table:table-cell>
          <table:table-cell office:value-type="float" office:value="0.008945" calcext:value-type="float">
            <text:p>0.008945</text:p>
          </table:table-cell>
          <table:table-cell office:value-type="float" office:value="0" calcext:value-type="float">
            <text:p>0</text:p>
          </table:table-cell>
          <table:table-cell office:value-type="float" office:value="102271" calcext:value-type="float">
            <text:p>10227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49</text:p>
          </table:table-cell>
          <table:table-cell office:value-type="float" office:value="0.868987" calcext:value-type="float">
            <text:p>0.868987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" calcext:value-type="float">
            <text:p>0</text:p>
          </table:table-cell>
          <table:table-cell office:value-type="float" office:value="134661" calcext:value-type="float">
            <text:p>13466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50</text:p>
          </table:table-cell>
          <table:table-cell office:value-type="float" office:value="0.638275" calcext:value-type="float">
            <text:p>0.638275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" calcext:value-type="float">
            <text:p>0</text:p>
          </table:table-cell>
          <table:table-cell office:value-type="float" office:value="141681" calcext:value-type="float">
            <text:p>14168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51</text:p>
          </table:table-cell>
          <table:table-cell office:value-type="float" office:value="0.422327" calcext:value-type="float">
            <text:p>0.422327</text:p>
          </table:table-cell>
          <table:table-cell office:value-type="float" office:value="0.008952" calcext:value-type="float">
            <text:p>0.008952</text:p>
          </table:table-cell>
          <table:table-cell office:value-type="float" office:value="0" calcext:value-type="float">
            <text:p>0</text:p>
          </table:table-cell>
          <table:table-cell office:value-type="float" office:value="169025" calcext:value-type="float">
            <text:p>16902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52</text:p>
          </table:table-cell>
          <table:table-cell office:value-type="float" office:value="0.144478" calcext:value-type="float">
            <text:p>0.144478</text:p>
          </table:table-cell>
          <table:table-cell office:value-type="float" office:value="0.014478" calcext:value-type="float">
            <text:p>0.014478</text:p>
          </table:table-cell>
          <table:table-cell office:value-type="float" office:value="0" calcext:value-type="float">
            <text:p>0</text:p>
          </table:table-cell>
          <table:table-cell office:value-type="float" office:value="189428" calcext:value-type="float">
            <text:p>18942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53</text:p>
          </table:table-cell>
          <table:table-cell office:value-type="float" office:value="0.096084" calcext:value-type="float">
            <text:p>0.096084</text:p>
          </table:table-cell>
          <table:table-cell office:value-type="float" office:value="0.008815" calcext:value-type="float">
            <text:p>0.008815</text:p>
          </table:table-cell>
          <table:table-cell office:value-type="float" office:value="0" calcext:value-type="float">
            <text:p>0</text:p>
          </table:table-cell>
          <table:table-cell office:value-type="float" office:value="148290" calcext:value-type="float">
            <text:p>14829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02:54</text:p>
          </table:table-cell>
          <table:table-cell office:value-type="float" office:value="0.106449" calcext:value-type="float">
            <text:p>0.106449</text:p>
          </table:table-cell>
          <table:table-cell office:value-type="float" office:value="0.010275" calcext:value-type="float">
            <text:p>0.010275</text:p>
          </table:table-cell>
          <table:table-cell office:value-type="float" office:value="0" calcext:value-type="float">
            <text:p>0</text:p>
          </table:table-cell>
          <table:table-cell office:value-type="float" office:value="194628" calcext:value-type="float">
            <text:p>194628</text:p>
          </table:table-cell>
          <table:table-cell office:value-type="float" office:value="453" calcext:value-type="float">
            <text:p>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1:08:45.529801713</dc:date>
    <meta:editing-duration>PT4M36S</meta:editing-duration>
    <meta:editing-cycles>2</meta:editing-cycles>
    <meta:generator>LibreOffice/5.4.0.3$Linux_X86_64 LibreOffice_project/7556cbc6811c9d992f4064ab9287069087d7f62c</meta:generator>
    <meta:document-statistic meta:table-count="1" meta:cell-count="66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5cm" chart:style-name="ch2">
          <text:p>Test 222, long-running 1000 Req/S test</text:p>
        </chart:title>
        <chart:subtitle svg:x="5.231cm" svg:y="1.249cm" chart:style-name="ch3">
          <text:p>without the migration batch load</text:p>
        </chart:subtitle>
        <chart:legend chart:legend-position="end" svg:x="14.001cm" svg:y="4.005cm" style:legend-expansion="high" chart:style-name="ch4"/>
        <chart:plot-area chart:style-name="ch5" table:cell-range-address="time.B1:time.D952" chart:data-source-has-labels="both" svg:x="0.32cm" svg:y="2.084cm" svg:width="13.361cm" svg:height="5.807cm">
          <chartooo:coordinate-region svg:x="0.982cm" svg:y="2.084cm" svg:width="12.195cm" svg:height="4.205cm"/>
          <chart:axis chart:dimension="x" chart:name="primary-x" chart:style-name="ch6" chartooo:axis-type="auto">
            <chartooo:date-scale/>
            <chart:title svg:x="5.858cm" svg:y="8.071cm" chart:style-name="ch7">
              <text:p>Wall-clock time</text:p>
            </chart:title>
            <chart:categories table:cell-range-address="time.B2:time.B95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time.C2:time.C952" chart:label-cell-address="time.C1:time.C1" chart:class="chart:bar">
            <chart:data-point chart:repeated="951"/>
          </chart:series>
          <chart:series chart:style-name="ch11" chart:values-cell-range-address="time.D2:time.D952" chart:label-cell-address="time.D1:time.D1" chart:class="chart:bar">
            <chart:data-point chart:repeated="9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7:03</text:p>
                <draw:g>
                  <svg:desc>time.B2:time.B952</svg:desc>
                </draw:g>
              </table:table-cell>
              <table:table-cell office:value-type="float" office:value="0.051954">
                <text:p>0.051954</text:p>
                <draw:g>
                  <svg:desc>time.C2:time.C952</svg:desc>
                </draw:g>
              </table:table-cell>
              <table:table-cell office:value-type="float" office:value="0.019408">
                <text:p>0.019408</text:p>
                <draw:g>
                  <svg:desc>time.D2:time.D952</svg:desc>
                </draw:g>
              </table:table-cell>
            </table:table-row>
            <table:table-row>
              <table:table-cell office:value-type="string">
                <text:p>14:47:04</text:p>
              </table:table-cell>
              <table:table-cell office:value-type="float" office:value="0.036452">
                <text:p>0.036452</text:p>
              </table:table-cell>
              <table:table-cell office:value-type="float" office:value="0.007498">
                <text:p>0.007498</text:p>
              </table:table-cell>
            </table:table-row>
            <table:table-row>
              <table:table-cell office:value-type="string">
                <text:p>14:47:05</text:p>
              </table:table-cell>
              <table:table-cell office:value-type="float" office:value="0.045851">
                <text:p>0.045851</text:p>
              </table:table-cell>
              <table:table-cell office:value-type="float" office:value="0.009052">
                <text:p>0.009052</text:p>
              </table:table-cell>
            </table:table-row>
            <table:table-row>
              <table:table-cell office:value-type="string">
                <text:p>14:47:06</text:p>
              </table:table-cell>
              <table:table-cell office:value-type="float" office:value="0.065238">
                <text:p>0.065238</text:p>
              </table:table-cell>
              <table:table-cell office:value-type="float" office:value="0.01121">
                <text:p>0.01121</text:p>
              </table:table-cell>
            </table:table-row>
            <table:table-row>
              <table:table-cell office:value-type="string">
                <text:p>14:47:07</text:p>
              </table:table-cell>
              <table:table-cell office:value-type="float" office:value="0.115396">
                <text:p>0.11539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14:47:08</text:p>
              </table:table-cell>
              <table:table-cell office:value-type="float" office:value="0.065986">
                <text:p>0.065986</text:p>
              </table:table-cell>
              <table:table-cell office:value-type="float" office:value="0.01135">
                <text:p>0.01135</text:p>
              </table:table-cell>
            </table:table-row>
            <table:table-row>
              <table:table-cell office:value-type="string">
                <text:p>14:47:09</text:p>
              </table:table-cell>
              <table:table-cell office:value-type="float" office:value="0.062931">
                <text:p>0.062931</text:p>
              </table:table-cell>
              <table:table-cell office:value-type="float" office:value="0.010713">
                <text:p>0.010713</text:p>
              </table:table-cell>
            </table:table-row>
            <table:table-row>
              <table:table-cell office:value-type="string">
                <text:p>14:47:10</text:p>
              </table:table-cell>
              <table:table-cell office:value-type="float" office:value="0.137502">
                <text:p>0.137502</text:p>
              </table:table-cell>
              <table:table-cell office:value-type="float" office:value="0.015697">
                <text:p>0.015697</text:p>
              </table:table-cell>
            </table:table-row>
            <table:table-row>
              <table:table-cell office:value-type="string">
                <text:p>14:47:11</text:p>
              </table:table-cell>
              <table:table-cell office:value-type="float" office:value="0.095668">
                <text:p>0.095668</text:p>
              </table:table-cell>
              <table:table-cell office:value-type="float" office:value="0.00986">
                <text:p>0.00986</text:p>
              </table:table-cell>
            </table:table-row>
            <table:table-row>
              <table:table-cell office:value-type="string">
                <text:p>14:47:12</text:p>
              </table:table-cell>
              <table:table-cell office:value-type="float" office:value="0.050024">
                <text:p>0.050024</text:p>
              </table:table-cell>
              <table:table-cell office:value-type="float" office:value="0.008265">
                <text:p>0.008265</text:p>
              </table:table-cell>
            </table:table-row>
            <table:table-row>
              <table:table-cell office:value-type="string">
                <text:p>14:47:13</text:p>
              </table:table-cell>
              <table:table-cell office:value-type="float" office:value="0.113985">
                <text:p>0.113985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14:47:14</text:p>
              </table:table-cell>
              <table:table-cell office:value-type="float" office:value="0.385764">
                <text:p>0.385764</text:p>
              </table:table-cell>
              <table:table-cell office:value-type="float" office:value="0.013301">
                <text:p>0.013301</text:p>
              </table:table-cell>
            </table:table-row>
            <table:table-row>
              <table:table-cell office:value-type="string">
                <text:p>14:47:15</text:p>
              </table:table-cell>
              <table:table-cell office:value-type="float" office:value="0.266742">
                <text:p>0.266742</text:p>
              </table:table-cell>
              <table:table-cell office:value-type="float" office:value="0.014698">
                <text:p>0.014698</text:p>
              </table:table-cell>
            </table:table-row>
            <table:table-row>
              <table:table-cell office:value-type="string">
                <text:p>14:47:16</text:p>
              </table:table-cell>
              <table:table-cell office:value-type="float" office:value="0.28592">
                <text:p>0.28592</text:p>
              </table:table-cell>
              <table:table-cell office:value-type="float" office:value="0.017578">
                <text:p>0.017578</text:p>
              </table:table-cell>
            </table:table-row>
            <table:table-row>
              <table:table-cell office:value-type="string">
                <text:p>14:47:17</text:p>
              </table:table-cell>
              <table:table-cell office:value-type="float" office:value="0.244944">
                <text:p>0.244944</text:p>
              </table:table-cell>
              <table:table-cell office:value-type="float" office:value="0.018949">
                <text:p>0.018949</text:p>
              </table:table-cell>
            </table:table-row>
            <table:table-row>
              <table:table-cell office:value-type="string">
                <text:p>14:47:18</text:p>
              </table:table-cell>
              <table:table-cell office:value-type="float" office:value="3.147166">
                <text:p>3.147166</text:p>
              </table:table-cell>
              <table:table-cell office:value-type="float" office:value="0.019623">
                <text:p>0.019623</text:p>
              </table:table-cell>
            </table:table-row>
            <table:table-row>
              <table:table-cell office:value-type="string">
                <text:p>14:47:19</text:p>
              </table:table-cell>
              <table:table-cell office:value-type="float" office:value="6.158582">
                <text:p>6.158582</text:p>
              </table:table-cell>
              <table:table-cell office:value-type="float" office:value="0.01081">
                <text:p>0.01081</text:p>
              </table:table-cell>
            </table:table-row>
            <table:table-row>
              <table:table-cell office:value-type="string">
                <text:p>14:47:20</text:p>
              </table:table-cell>
              <table:table-cell office:value-type="float" office:value="6.187233">
                <text:p>6.187233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4:47:21</text:p>
              </table:table-cell>
              <table:table-cell office:value-type="float" office:value="6.427917">
                <text:p>6.427917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14:47:22</text:p>
              </table:table-cell>
              <table:table-cell office:value-type="float" office:value="6.211612">
                <text:p>6.211612</text:p>
              </table:table-cell>
              <table:table-cell office:value-type="float" office:value="0.00489">
                <text:p>0.00489</text:p>
              </table:table-cell>
            </table:table-row>
            <table:table-row>
              <table:table-cell office:value-type="string">
                <text:p>14:47:23</text:p>
              </table:table-cell>
              <table:table-cell office:value-type="float" office:value="6.275011">
                <text:p>6.275011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14:47:24</text:p>
              </table:table-cell>
              <table:table-cell office:value-type="float" office:value="6.53645">
                <text:p>6.53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:47:25</text:p>
              </table:table-cell>
              <table:table-cell office:value-type="float" office:value="6.549471">
                <text:p>6.549471</text:p>
              </table:table-cell>
              <table:table-cell office:value-type="float" office:value="0.006163">
                <text:p>0.006163</text:p>
              </table:table-cell>
            </table:table-row>
            <table:table-row>
              <table:table-cell office:value-type="string">
                <text:p>14:47:26</text:p>
              </table:table-cell>
              <table:table-cell office:value-type="float" office:value="5.918897">
                <text:p>5.918897</text:p>
              </table:table-cell>
              <table:table-cell office:value-type="float" office:value="0.005896">
                <text:p>0.005896</text:p>
              </table:table-cell>
            </table:table-row>
            <table:table-row>
              <table:table-cell office:value-type="string">
                <text:p>14:47:27</text:p>
              </table:table-cell>
              <table:table-cell office:value-type="float" office:value="6.0651">
                <text:p>6.0651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14:47:28</text:p>
              </table:table-cell>
              <table:table-cell office:value-type="float" office:value="6.509472">
                <text:p>6.509472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14:47:29</text:p>
              </table:table-cell>
              <table:table-cell office:value-type="float" office:value="6.044957">
                <text:p>6.044957</text:p>
              </table:table-cell>
              <table:table-cell office:value-type="float" office:value="0.004128">
                <text:p>0.004128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7.289893">
                <text:p>7.289893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string">
                <text:p>14:47:31</text:p>
              </table:table-cell>
              <table:table-cell office:value-type="float" office:value="5.356135">
                <text:p>5.356135</text:p>
              </table:table-cell>
              <table:table-cell office:value-type="float" office:value="0.006935">
                <text:p>0.006935</text:p>
              </table:table-cell>
            </table:table-row>
            <table:table-row>
              <table:table-cell office:value-type="string">
                <text:p>14:47:32</text:p>
              </table:table-cell>
              <table:table-cell office:value-type="float" office:value="6.606897">
                <text:p>6.606897</text:p>
              </table:table-cell>
              <table:table-cell office:value-type="float" office:value="0.005117">
                <text:p>0.005117</text:p>
              </table:table-cell>
            </table:table-row>
            <table:table-row>
              <table:table-cell office:value-type="string">
                <text:p>14:47:33</text:p>
              </table:table-cell>
              <table:table-cell office:value-type="float" office:value="6.823956">
                <text:p>6.823956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14:47:34</text:p>
              </table:table-cell>
              <table:table-cell office:value-type="float" office:value="5.117849">
                <text:p>5.117849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14:47:35</text:p>
              </table:table-cell>
              <table:table-cell office:value-type="float" office:value="6.948678">
                <text:p>6.948678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string">
                <text:p>14:47:36</text:p>
              </table:table-cell>
              <table:table-cell office:value-type="float" office:value="5.658607">
                <text:p>5.658607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string">
                <text:p>14:47:37</text:p>
              </table:table-cell>
              <table:table-cell office:value-type="float" office:value="6.467726">
                <text:p>6.467726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14:47:38</text:p>
              </table:table-cell>
              <table:table-cell office:value-type="float" office:value="6.897751">
                <text:p>6.897751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14:47:39</text:p>
              </table:table-cell>
              <table:table-cell office:value-type="float" office:value="7.418004">
                <text:p>7.418004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14:47:40</text:p>
              </table:table-cell>
              <table:table-cell office:value-type="float" office:value="5.207032">
                <text:p>5.207032</text:p>
              </table:table-cell>
              <table:table-cell office:value-type="float" office:value="0.012943">
                <text:p>0.012943</text:p>
              </table:table-cell>
            </table:table-row>
            <table:table-row>
              <table:table-cell office:value-type="string">
                <text:p>14:47:41</text:p>
              </table:table-cell>
              <table:table-cell office:value-type="float" office:value="6.548059">
                <text:p>6.548059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14:47:42</text:p>
              </table:table-cell>
              <table:table-cell office:value-type="float" office:value="5.529625">
                <text:p>5.529625</text:p>
              </table:table-cell>
              <table:table-cell office:value-type="float" office:value="0.005412">
                <text:p>0.005412</text:p>
              </table:table-cell>
            </table:table-row>
            <table:table-row>
              <table:table-cell office:value-type="string">
                <text:p>14:47:43</text:p>
              </table:table-cell>
              <table:table-cell office:value-type="float" office:value="3.78543">
                <text:p>3.78543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14:47:44</text:p>
              </table:table-cell>
              <table:table-cell office:value-type="float" office:value="6.695463">
                <text:p>6.695463</text:p>
              </table:table-cell>
              <table:table-cell office:value-type="float" office:value="0.004055">
                <text:p>0.004055</text:p>
              </table:table-cell>
            </table:table-row>
            <table:table-row>
              <table:table-cell office:value-type="string">
                <text:p>14:47:45</text:p>
              </table:table-cell>
              <table:table-cell office:value-type="float" office:value="6.025149">
                <text:p>6.025149</text:p>
              </table:table-cell>
              <table:table-cell office:value-type="float" office:value="0.005981">
                <text:p>0.005981</text:p>
              </table:table-cell>
            </table:table-row>
            <table:table-row>
              <table:table-cell office:value-type="string">
                <text:p>14:47:46</text:p>
              </table:table-cell>
              <table:table-cell office:value-type="float" office:value="6.332324">
                <text:p>6.332324</text:p>
              </table:table-cell>
              <table:table-cell office:value-type="float" office:value="0.035907">
                <text:p>0.035907</text:p>
              </table:table-cell>
            </table:table-row>
            <table:table-row>
              <table:table-cell office:value-type="string">
                <text:p>14:47:47</text:p>
              </table:table-cell>
              <table:table-cell office:value-type="float" office:value="3.689095">
                <text:p>3.689095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14:47:48</text:p>
              </table:table-cell>
              <table:table-cell office:value-type="float" office:value="3.950258">
                <text:p>3.950258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string">
                <text:p>14:47:49</text:p>
              </table:table-cell>
              <table:table-cell office:value-type="float" office:value="11.587949">
                <text:p>11.587949</text:p>
              </table:table-cell>
              <table:table-cell office:value-type="float" office:value="0.04712">
                <text:p>0.04712</text:p>
              </table:table-cell>
            </table:table-row>
            <table:table-row>
              <table:table-cell office:value-type="string">
                <text:p>14:47:50</text:p>
              </table:table-cell>
              <table:table-cell office:value-type="float" office:value="11.946512">
                <text:p>11.946512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14:47:51</text:p>
              </table:table-cell>
              <table:table-cell office:value-type="float" office:value="5.02297">
                <text:p>5.02297</text:p>
              </table:table-cell>
              <table:table-cell office:value-type="float" office:value="0.007288">
                <text:p>0.007288</text:p>
              </table:table-cell>
            </table:table-row>
            <table:table-row>
              <table:table-cell office:value-type="string">
                <text:p>14:47:52</text:p>
              </table:table-cell>
              <table:table-cell office:value-type="float" office:value="0.022048">
                <text:p>0.022048</text:p>
              </table:table-cell>
              <table:table-cell office:value-type="float" office:value="0.002627">
                <text:p>0.002627</text:p>
              </table:table-cell>
            </table:table-row>
            <table:table-row>
              <table:table-cell office:value-type="string">
                <text:p>14:47:53</text:p>
              </table:table-cell>
              <table:table-cell office:value-type="float" office:value="0.024318">
                <text:p>0.024318</text:p>
              </table:table-cell>
              <table:table-cell office:value-type="float" office:value="0.007923">
                <text:p>0.007923</text:p>
              </table:table-cell>
            </table:table-row>
            <table:table-row>
              <table:table-cell office:value-type="string">
                <text:p>14:47:54</text:p>
              </table:table-cell>
              <table:table-cell office:value-type="float" office:value="5.585262">
                <text:p>5.585262</text:p>
              </table:table-cell>
              <table:table-cell office:value-type="float" office:value="0.021136">
                <text:p>0.021136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3.894883">
                <text:p>3.894883</text:p>
              </table:table-cell>
              <table:table-cell office:value-type="float" office:value="0.010903">
                <text:p>0.010903</text:p>
              </table:table-cell>
            </table:table-row>
            <table:table-row>
              <table:table-cell office:value-type="string">
                <text:p>14:47:56</text:p>
              </table:table-cell>
              <table:table-cell office:value-type="float" office:value="7.084501">
                <text:p>7.08450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4:47:57</text:p>
              </table:table-cell>
              <table:table-cell office:value-type="float" office:value="4.067353">
                <text:p>4.067353</text:p>
              </table:table-cell>
              <table:table-cell office:value-type="float" office:value="0.008223">
                <text:p>0.008223</text:p>
              </table:table-cell>
            </table:table-row>
            <table:table-row>
              <table:table-cell office:value-type="string">
                <text:p>14:47:58</text:p>
              </table:table-cell>
              <table:table-cell office:value-type="float" office:value="0.028285">
                <text:p>0.028285</text:p>
              </table:table-cell>
              <table:table-cell office:value-type="float" office:value="0.014607">
                <text:p>0.014607</text:p>
              </table:table-cell>
            </table:table-row>
            <table:table-row>
              <table:table-cell office:value-type="string">
                <text:p>14:47:59</text:p>
              </table:table-cell>
              <table:table-cell office:value-type="float" office:value="9.343603">
                <text:p>9.343603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14:48:00</text:p>
              </table:table-cell>
              <table:table-cell office:value-type="float" office:value="5.254694">
                <text:p>5.254694</text:p>
              </table:table-cell>
              <table:table-cell office:value-type="float" office:value="0.007498">
                <text:p>0.007498</text:p>
              </table:table-cell>
            </table:table-row>
            <table:table-row>
              <table:table-cell office:value-type="string">
                <text:p>14:48:01</text:p>
              </table:table-cell>
              <table:table-cell office:value-type="float" office:value="15.213831">
                <text:p>15.213831</text:p>
              </table:table-cell>
              <table:table-cell office:value-type="float" office:value="0.01103">
                <text:p>0.01103</text:p>
              </table:table-cell>
            </table:table-row>
            <table:table-row>
              <table:table-cell office:value-type="string">
                <text:p>14:48:02</text:p>
              </table:table-cell>
              <table:table-cell office:value-type="float" office:value="50.059609">
                <text:p>50.059609</text:p>
              </table:table-cell>
              <table:table-cell office:value-type="float" office:value="0.024365">
                <text:p>0.024365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14.425787">
                <text:p>14.425787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14:48:05</text:p>
              </table:table-cell>
              <table:table-cell office:value-type="float" office:value="6.72397">
                <text:p>6.72397</text:p>
              </table:table-cell>
              <table:table-cell office:value-type="float" office:value="0.021182">
                <text:p>0.021182</text:p>
              </table:table-cell>
            </table:table-row>
            <table:table-row>
              <table:table-cell office:value-type="string">
                <text:p>14:48:06</text:p>
              </table:table-cell>
              <table:table-cell office:value-type="float" office:value="5.67558">
                <text:p>5.67558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14:48:07</text:p>
              </table:table-cell>
              <table:table-cell office:value-type="float" office:value="2.44717">
                <text:p>2.44717</text:p>
              </table:table-cell>
              <table:table-cell office:value-type="float" office:value="0.012005">
                <text:p>0.012005</text:p>
              </table:table-cell>
            </table:table-row>
            <table:table-row>
              <table:table-cell office:value-type="string">
                <text:p>14:48:08</text:p>
              </table:table-cell>
              <table:table-cell office:value-type="float" office:value="3.546984">
                <text:p>3.546984</text:p>
              </table:table-cell>
              <table:table-cell office:value-type="float" office:value="0.006996">
                <text:p>0.006996</text:p>
              </table:table-cell>
            </table:table-row>
            <table:table-row>
              <table:table-cell office:value-type="string">
                <text:p>14:48:09</text:p>
              </table:table-cell>
              <table:table-cell office:value-type="float" office:value="3.455646">
                <text:p>3.455646</text:p>
              </table:table-cell>
              <table:table-cell office:value-type="float" office:value="0.006128">
                <text:p>0.006128</text:p>
              </table:table-cell>
            </table:table-row>
            <table:table-row>
              <table:table-cell office:value-type="string">
                <text:p>14:48:10</text:p>
              </table:table-cell>
              <table:table-cell office:value-type="float" office:value="3.444543">
                <text:p>3.444543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14:48:11</text:p>
              </table:table-cell>
              <table:table-cell office:value-type="float" office:value="3.414281">
                <text:p>3.414281</text:p>
              </table:table-cell>
              <table:table-cell office:value-type="float" office:value="0.007117">
                <text:p>0.007117</text:p>
              </table:table-cell>
            </table:table-row>
            <table:table-row>
              <table:table-cell office:value-type="string">
                <text:p>14:48:12</text:p>
              </table:table-cell>
              <table:table-cell office:value-type="float" office:value="3.494829">
                <text:p>3.494829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14:48:13</text:p>
              </table:table-cell>
              <table:table-cell office:value-type="float" office:value="3.274378">
                <text:p>3.274378</text:p>
              </table:table-cell>
              <table:table-cell office:value-type="float" office:value="0.005958">
                <text:p>0.005958</text:p>
              </table:table-cell>
            </table:table-row>
            <table:table-row>
              <table:table-cell office:value-type="string">
                <text:p>14:48:14</text:p>
              </table:table-cell>
              <table:table-cell office:value-type="float" office:value="2.951858">
                <text:p>2.951858</text:p>
              </table:table-cell>
              <table:table-cell office:value-type="float" office:value="0.009271">
                <text:p>0.009271</text:p>
              </table:table-cell>
            </table:table-row>
            <table:table-row>
              <table:table-cell office:value-type="string">
                <text:p>14:48:15</text:p>
              </table:table-cell>
              <table:table-cell office:value-type="float" office:value="2.593036">
                <text:p>2.593036</text:p>
              </table:table-cell>
              <table:table-cell office:value-type="float" office:value="0.006671">
                <text:p>0.006671</text:p>
              </table:table-cell>
            </table:table-row>
            <table:table-row>
              <table:table-cell office:value-type="string">
                <text:p>14:48:16</text:p>
              </table:table-cell>
              <table:table-cell office:value-type="float" office:value="1.807884">
                <text:p>1.807884</text:p>
              </table:table-cell>
              <table:table-cell office:value-type="float" office:value="0.005509">
                <text:p>0.005509</text:p>
              </table:table-cell>
            </table:table-row>
            <table:table-row>
              <table:table-cell office:value-type="string">
                <text:p>14:48:17</text:p>
              </table:table-cell>
              <table:table-cell office:value-type="float" office:value="1.586304">
                <text:p>1.586304</text:p>
              </table:table-cell>
              <table:table-cell office:value-type="float" office:value="0.007427">
                <text:p>0.007427</text:p>
              </table:table-cell>
            </table:table-row>
            <table:table-row>
              <table:table-cell office:value-type="string">
                <text:p>14:48:18</text:p>
              </table:table-cell>
              <table:table-cell office:value-type="float" office:value="1.585871">
                <text:p>1.585871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string">
                <text:p>14:48:19</text:p>
              </table:table-cell>
              <table:table-cell office:value-type="float" office:value="0.163628">
                <text:p>0.163628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0.027115">
                <text:p>0.027115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string">
                <text:p>14:48:21</text:p>
              </table:table-cell>
              <table:table-cell office:value-type="float" office:value="0.568844">
                <text:p>0.568844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14:48:22</text:p>
              </table:table-cell>
              <table:table-cell office:value-type="float" office:value="0.779156">
                <text:p>0.779156</text:p>
              </table:table-cell>
              <table:table-cell office:value-type="float" office:value="0.006655">
                <text:p>0.006655</text:p>
              </table:table-cell>
            </table:table-row>
            <table:table-row>
              <table:table-cell office:value-type="string">
                <text:p>14:48:23</text:p>
              </table:table-cell>
              <table:table-cell office:value-type="float" office:value="0.779909">
                <text:p>0.77990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14:48:24</text:p>
              </table:table-cell>
              <table:table-cell office:value-type="float" office:value="0.817562">
                <text:p>0.817562</text:p>
              </table:table-cell>
              <table:table-cell office:value-type="float" office:value="0.006533">
                <text:p>0.006533</text:p>
              </table:table-cell>
            </table:table-row>
            <table:table-row>
              <table:table-cell office:value-type="string">
                <text:p>14:48:25</text:p>
              </table:table-cell>
              <table:table-cell office:value-type="float" office:value="0.806436">
                <text:p>0.806436</text:p>
              </table:table-cell>
              <table:table-cell office:value-type="float" office:value="0.005781">
                <text:p>0.005781</text:p>
              </table:table-cell>
            </table:table-row>
            <table:table-row>
              <table:table-cell office:value-type="string">
                <text:p>14:48:26</text:p>
              </table:table-cell>
              <table:table-cell office:value-type="float" office:value="0.733327">
                <text:p>0.733327</text:p>
              </table:table-cell>
              <table:table-cell office:value-type="float" office:value="0.007829">
                <text:p>0.007829</text:p>
              </table:table-cell>
            </table:table-row>
            <table:table-row>
              <table:table-cell office:value-type="string">
                <text:p>14:48:27</text:p>
              </table:table-cell>
              <table:table-cell office:value-type="float" office:value="1.11894">
                <text:p>1.11894</text:p>
              </table:table-cell>
              <table:table-cell office:value-type="float" office:value="0.004541">
                <text:p>0.004541</text:p>
              </table:table-cell>
            </table:table-row>
            <table:table-row>
              <table:table-cell office:value-type="string">
                <text:p>14:48:28</text:p>
              </table:table-cell>
              <table:table-cell office:value-type="float" office:value="1.133257">
                <text:p>1.133257</text:p>
              </table:table-cell>
              <table:table-cell office:value-type="float" office:value="0.007085">
                <text:p>0.007085</text:p>
              </table:table-cell>
            </table:table-row>
            <table:table-row>
              <table:table-cell office:value-type="string">
                <text:p>14:48:29</text:p>
              </table:table-cell>
              <table:table-cell office:value-type="float" office:value="1.059441">
                <text:p>1.059441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string">
                <text:p>14:48:30</text:p>
              </table:table-cell>
              <table:table-cell office:value-type="float" office:value="1.19847">
                <text:p>1.19847</text:p>
              </table:table-cell>
              <table:table-cell office:value-type="float" office:value="0.011584">
                <text:p>0.011584</text:p>
              </table:table-cell>
            </table:table-row>
            <table:table-row>
              <table:table-cell office:value-type="string">
                <text:p>14:48:31</text:p>
              </table:table-cell>
              <table:table-cell office:value-type="float" office:value="1.14466">
                <text:p>1.14466</text:p>
              </table:table-cell>
              <table:table-cell office:value-type="float" office:value="0.020219">
                <text:p>0.020219</text:p>
              </table:table-cell>
            </table:table-row>
            <table:table-row>
              <table:table-cell office:value-type="string">
                <text:p>14:48:32</text:p>
              </table:table-cell>
              <table:table-cell office:value-type="float" office:value="0.161838">
                <text:p>0.161838</text:p>
              </table:table-cell>
              <table:table-cell office:value-type="float" office:value="0.008543">
                <text:p>0.008543</text:p>
              </table:table-cell>
            </table:table-row>
            <table:table-row>
              <table:table-cell office:value-type="string">
                <text:p>14:48:33</text:p>
              </table:table-cell>
              <table:table-cell office:value-type="float" office:value="0.134382">
                <text:p>0.134382</text:p>
              </table:table-cell>
              <table:table-cell office:value-type="float" office:value="0.008288">
                <text:p>0.008288</text:p>
              </table:table-cell>
            </table:table-row>
            <table:table-row>
              <table:table-cell office:value-type="string">
                <text:p>14:48:34</text:p>
              </table:table-cell>
              <table:table-cell office:value-type="float" office:value="0.32712">
                <text:p>0.32712</text:p>
              </table:table-cell>
              <table:table-cell office:value-type="float" office:value="0.021581">
                <text:p>0.021581</text:p>
              </table:table-cell>
            </table:table-row>
            <table:table-row>
              <table:table-cell office:value-type="string">
                <text:p>14:48:35</text:p>
              </table:table-cell>
              <table:table-cell office:value-type="float" office:value="0.082239">
                <text:p>0.082239</text:p>
              </table:table-cell>
              <table:table-cell office:value-type="float" office:value="0.011132">
                <text:p>0.011132</text:p>
              </table:table-cell>
            </table:table-row>
            <table:table-row>
              <table:table-cell office:value-type="string">
                <text:p>14:48:36</text:p>
              </table:table-cell>
              <table:table-cell office:value-type="float" office:value="0.106667">
                <text:p>0.106667</text:p>
              </table:table-cell>
              <table:table-cell office:value-type="float" office:value="0.017224">
                <text:p>0.017224</text:p>
              </table:table-cell>
            </table:table-row>
            <table:table-row>
              <table:table-cell office:value-type="string">
                <text:p>14:48:37</text:p>
              </table:table-cell>
              <table:table-cell office:value-type="float" office:value="0.162213">
                <text:p>0.162213</text:p>
              </table:table-cell>
              <table:table-cell office:value-type="float" office:value="0.012871">
                <text:p>0.012871</text:p>
              </table:table-cell>
            </table:table-row>
            <table:table-row>
              <table:table-cell office:value-type="string">
                <text:p>14:48:38</text:p>
              </table:table-cell>
              <table:table-cell office:value-type="float" office:value="0.143757">
                <text:p>0.143757</text:p>
              </table:table-cell>
              <table:table-cell office:value-type="float" office:value="0.008459">
                <text:p>0.008459</text:p>
              </table:table-cell>
            </table:table-row>
            <table:table-row>
              <table:table-cell office:value-type="string">
                <text:p>14:48:39</text:p>
              </table:table-cell>
              <table:table-cell office:value-type="float" office:value="0.088178">
                <text:p>0.088178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0.12715">
                <text:p>0.12715</text:p>
              </table:table-cell>
              <table:table-cell office:value-type="float" office:value="0.015281">
                <text:p>0.015281</text:p>
              </table:table-cell>
            </table:table-row>
            <table:table-row>
              <table:table-cell office:value-type="string">
                <text:p>14:48:41</text:p>
              </table:table-cell>
              <table:table-cell office:value-type="float" office:value="0.106902">
                <text:p>0.106902</text:p>
              </table:table-cell>
              <table:table-cell office:value-type="float" office:value="0.012683">
                <text:p>0.012683</text:p>
              </table:table-cell>
            </table:table-row>
            <table:table-row>
              <table:table-cell office:value-type="string">
                <text:p>14:48:42</text:p>
              </table:table-cell>
              <table:table-cell office:value-type="float" office:value="0.125662">
                <text:p>0.125662</text:p>
              </table:table-cell>
              <table:table-cell office:value-type="float" office:value="0.011227">
                <text:p>0.011227</text:p>
              </table:table-cell>
            </table:table-row>
            <table:table-row>
              <table:table-cell office:value-type="string">
                <text:p>14:48:43</text:p>
              </table:table-cell>
              <table:table-cell office:value-type="float" office:value="0.177401">
                <text:p>0.177401</text:p>
              </table:table-cell>
              <table:table-cell office:value-type="float" office:value="0.010917">
                <text:p>0.010917</text:p>
              </table:table-cell>
            </table:table-row>
            <table:table-row>
              <table:table-cell office:value-type="string">
                <text:p>14:48:44</text:p>
              </table:table-cell>
              <table:table-cell office:value-type="float" office:value="0.067018">
                <text:p>0.067018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14:48:45</text:p>
              </table:table-cell>
              <table:table-cell office:value-type="float" office:value="0.147184">
                <text:p>0.147184</text:p>
              </table:table-cell>
              <table:table-cell office:value-type="float" office:value="0.014291">
                <text:p>0.014291</text:p>
              </table:table-cell>
            </table:table-row>
            <table:table-row>
              <table:table-cell office:value-type="string">
                <text:p>14:48:46</text:p>
              </table:table-cell>
              <table:table-cell office:value-type="float" office:value="0.824798">
                <text:p>0.8247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4:48:47</text:p>
              </table:table-cell>
              <table:table-cell office:value-type="float" office:value="0.785238">
                <text:p>0.785238</text:p>
              </table:table-cell>
              <table:table-cell office:value-type="float" office:value="0.006658">
                <text:p>0.006658</text:p>
              </table:table-cell>
            </table:table-row>
            <table:table-row>
              <table:table-cell office:value-type="string">
                <text:p>14:48:48</text:p>
              </table:table-cell>
              <table:table-cell office:value-type="float" office:value="0.779341">
                <text:p>0.779341</text:p>
              </table:table-cell>
              <table:table-cell office:value-type="float" office:value="0.007033">
                <text:p>0.007033</text:p>
              </table:table-cell>
            </table:table-row>
            <table:table-row>
              <table:table-cell office:value-type="string">
                <text:p>14:48:49</text:p>
              </table:table-cell>
              <table:table-cell office:value-type="float" office:value="0.85869">
                <text:p>0.85869</text:p>
              </table:table-cell>
              <table:table-cell office:value-type="float" office:value="0.00627">
                <text:p>0.00627</text:p>
              </table:table-cell>
            </table:table-row>
            <table:table-row>
              <table:table-cell office:value-type="string">
                <text:p>14:48:50</text:p>
              </table:table-cell>
              <table:table-cell office:value-type="float" office:value="0.215219">
                <text:p>0.215219</text:p>
              </table:table-cell>
              <table:table-cell office:value-type="float" office:value="0.009492">
                <text:p>0.009492</text:p>
              </table:table-cell>
            </table:table-row>
            <table:table-row>
              <table:table-cell office:value-type="string">
                <text:p>14:48:51</text:p>
              </table:table-cell>
              <table:table-cell office:value-type="float" office:value="0.117642">
                <text:p>0.117642</text:p>
              </table:table-cell>
              <table:table-cell office:value-type="float" office:value="0.008448">
                <text:p>0.008448</text:p>
              </table:table-cell>
            </table:table-row>
            <table:table-row>
              <table:table-cell office:value-type="string">
                <text:p>14:48:52</text:p>
              </table:table-cell>
              <table:table-cell office:value-type="float" office:value="0.252264">
                <text:p>0.252264</text:p>
              </table:table-cell>
              <table:table-cell office:value-type="float" office:value="0.011333">
                <text:p>0.011333</text:p>
              </table:table-cell>
            </table:table-row>
            <table:table-row>
              <table:table-cell office:value-type="string">
                <text:p>14:48:53</text:p>
              </table:table-cell>
              <table:table-cell office:value-type="float" office:value="0.202584">
                <text:p>0.202584</text:p>
              </table:table-cell>
              <table:table-cell office:value-type="float" office:value="0.012249">
                <text:p>0.012249</text:p>
              </table:table-cell>
            </table:table-row>
            <table:table-row>
              <table:table-cell office:value-type="string">
                <text:p>14:48:54</text:p>
              </table:table-cell>
              <table:table-cell office:value-type="float" office:value="0.188972">
                <text:p>0.188972</text:p>
              </table:table-cell>
              <table:table-cell office:value-type="float" office:value="0.013694">
                <text:p>0.013694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0.200884">
                <text:p>0.200884</text:p>
              </table:table-cell>
              <table:table-cell office:value-type="float" office:value="0.018627">
                <text:p>0.018627</text:p>
              </table:table-cell>
            </table:table-row>
            <table:table-row>
              <table:table-cell office:value-type="string">
                <text:p>14:48:56</text:p>
              </table:table-cell>
              <table:table-cell office:value-type="float" office:value="0.301225">
                <text:p>0.301225</text:p>
              </table:table-cell>
              <table:table-cell office:value-type="float" office:value="0.032757">
                <text:p>0.032757</text:p>
              </table:table-cell>
            </table:table-row>
            <table:table-row>
              <table:table-cell office:value-type="string">
                <text:p>14:48:57</text:p>
              </table:table-cell>
              <table:table-cell office:value-type="float" office:value="0.231792">
                <text:p>0.231792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14:48:58</text:p>
              </table:table-cell>
              <table:table-cell office:value-type="float" office:value="0.387426">
                <text:p>0.387426</text:p>
              </table:table-cell>
              <table:table-cell office:value-type="float" office:value="0.03389">
                <text:p>0.03389</text:p>
              </table:table-cell>
            </table:table-row>
            <table:table-row>
              <table:table-cell office:value-type="string">
                <text:p>14:48:59</text:p>
              </table:table-cell>
              <table:table-cell office:value-type="float" office:value="0.214928">
                <text:p>0.214928</text:p>
              </table:table-cell>
              <table:table-cell office:value-type="float" office:value="0.033772">
                <text:p>0.033772</text:p>
              </table:table-cell>
            </table:table-row>
            <table:table-row>
              <table:table-cell office:value-type="string">
                <text:p>14:49:00</text:p>
              </table:table-cell>
              <table:table-cell office:value-type="float" office:value="0.247631">
                <text:p>0.247631</text:p>
              </table:table-cell>
              <table:table-cell office:value-type="float" office:value="0.022734">
                <text:p>0.022734</text:p>
              </table:table-cell>
            </table:table-row>
            <table:table-row>
              <table:table-cell office:value-type="string">
                <text:p>14:49:01</text:p>
              </table:table-cell>
              <table:table-cell office:value-type="float" office:value="0.231917">
                <text:p>0.231917</text:p>
              </table:table-cell>
              <table:table-cell office:value-type="float" office:value="0.03122">
                <text:p>0.03122</text:p>
              </table:table-cell>
            </table:table-row>
            <table:table-row>
              <table:table-cell office:value-type="string">
                <text:p>14:49:02</text:p>
              </table:table-cell>
              <table:table-cell office:value-type="float" office:value="0.23161">
                <text:p>0.23161</text:p>
              </table:table-cell>
              <table:table-cell office:value-type="float" office:value="0.025844">
                <text:p>0.025844</text:p>
              </table:table-cell>
            </table:table-row>
            <table:table-row>
              <table:table-cell office:value-type="string">
                <text:p>14:49:03</text:p>
              </table:table-cell>
              <table:table-cell office:value-type="float" office:value="0.390489">
                <text:p>0.390489</text:p>
              </table:table-cell>
              <table:table-cell office:value-type="float" office:value="0.032591">
                <text:p>0.032591</text:p>
              </table:table-cell>
            </table:table-row>
            <table:table-row>
              <table:table-cell office:value-type="string">
                <text:p>14:49:04</text:p>
              </table:table-cell>
              <table:table-cell office:value-type="float" office:value="0.209885">
                <text:p>0.209885</text:p>
              </table:table-cell>
              <table:table-cell office:value-type="float" office:value="0.030815">
                <text:p>0.030815</text:p>
              </table:table-cell>
            </table:table-row>
            <table:table-row>
              <table:table-cell office:value-type="string">
                <text:p>14:49:05</text:p>
              </table:table-cell>
              <table:table-cell office:value-type="float" office:value="0.299135">
                <text:p>0.299135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14:49:06</text:p>
              </table:table-cell>
              <table:table-cell office:value-type="float" office:value="0.325945">
                <text:p>0.325945</text:p>
              </table:table-cell>
              <table:table-cell office:value-type="float" office:value="0.044729">
                <text:p>0.044729</text:p>
              </table:table-cell>
            </table:table-row>
            <table:table-row>
              <table:table-cell office:value-type="string">
                <text:p>14:49:07</text:p>
              </table:table-cell>
              <table:table-cell office:value-type="float" office:value="0.264205">
                <text:p>0.264205</text:p>
              </table:table-cell>
              <table:table-cell office:value-type="float" office:value="0.045775">
                <text:p>0.045775</text:p>
              </table:table-cell>
            </table:table-row>
            <table:table-row>
              <table:table-cell office:value-type="string">
                <text:p>14:49:08</text:p>
              </table:table-cell>
              <table:table-cell office:value-type="float" office:value="0.384471">
                <text:p>0.384471</text:p>
              </table:table-cell>
              <table:table-cell office:value-type="float" office:value="0.031907">
                <text:p>0.031907</text:p>
              </table:table-cell>
            </table:table-row>
            <table:table-row>
              <table:table-cell office:value-type="string">
                <text:p>14:49:09</text:p>
              </table:table-cell>
              <table:table-cell office:value-type="float" office:value="0.828504">
                <text:p>0.828504</text:p>
              </table:table-cell>
              <table:table-cell office:value-type="float" office:value="0.019271">
                <text:p>0.019271</text:p>
              </table:table-cell>
            </table:table-row>
            <table:table-row>
              <table:table-cell office:value-type="string">
                <text:p>14:49:10</text:p>
              </table:table-cell>
              <table:table-cell office:value-type="float" office:value="5.002292">
                <text:p>5.002292</text:p>
              </table:table-cell>
              <table:table-cell office:value-type="float" office:value="0.015601">
                <text:p>0.015601</text:p>
              </table:table-cell>
            </table:table-row>
            <table:table-row>
              <table:table-cell office:value-type="string">
                <text:p>14:49:11</text:p>
              </table:table-cell>
              <table:table-cell office:value-type="float" office:value="5.203758">
                <text:p>5.203758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14:49:12</text:p>
              </table:table-cell>
              <table:table-cell office:value-type="float" office:value="4.967495">
                <text:p>4.967495</text:p>
              </table:table-cell>
              <table:table-cell office:value-type="float" office:value="0.008394">
                <text:p>0.008394</text:p>
              </table:table-cell>
            </table:table-row>
            <table:table-row>
              <table:table-cell office:value-type="string">
                <text:p>14:49:13</text:p>
              </table:table-cell>
              <table:table-cell office:value-type="float" office:value="5.145874">
                <text:p>5.145874</text:p>
              </table:table-cell>
              <table:table-cell office:value-type="float" office:value="0.006453">
                <text:p>0.006453</text:p>
              </table:table-cell>
            </table:table-row>
            <table:table-row>
              <table:table-cell office:value-type="string">
                <text:p>14:49:14</text:p>
              </table:table-cell>
              <table:table-cell office:value-type="float" office:value="4.770581">
                <text:p>4.770581</text:p>
              </table:table-cell>
              <table:table-cell office:value-type="float" office:value="0.009578">
                <text:p>0.009578</text:p>
              </table:table-cell>
            </table:table-row>
            <table:table-row>
              <table:table-cell office:value-type="string">
                <text:p>14:49:15</text:p>
              </table:table-cell>
              <table:table-cell office:value-type="float" office:value="4.622723">
                <text:p>4.622723</text:p>
              </table:table-cell>
              <table:table-cell office:value-type="float" office:value="0.010354">
                <text:p>0.010354</text:p>
              </table:table-cell>
            </table:table-row>
            <table:table-row>
              <table:table-cell office:value-type="string">
                <text:p>14:49:16</text:p>
              </table:table-cell>
              <table:table-cell office:value-type="float" office:value="4.907056">
                <text:p>4.907056</text:p>
              </table:table-cell>
              <table:table-cell office:value-type="float" office:value="0.007865">
                <text:p>0.007865</text:p>
              </table:table-cell>
            </table:table-row>
            <table:table-row>
              <table:table-cell office:value-type="string">
                <text:p>14:49:17</text:p>
              </table:table-cell>
              <table:table-cell office:value-type="float" office:value="4.953826">
                <text:p>4.953826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14:49:18</text:p>
              </table:table-cell>
              <table:table-cell office:value-type="float" office:value="4.535526">
                <text:p>4.535526</text:p>
              </table:table-cell>
              <table:table-cell office:value-type="float" office:value="0.006634">
                <text:p>0.006634</text:p>
              </table:table-cell>
            </table:table-row>
            <table:table-row>
              <table:table-cell office:value-type="string">
                <text:p>14:49:19</text:p>
              </table:table-cell>
              <table:table-cell office:value-type="float" office:value="4.727149">
                <text:p>4.727149</text:p>
              </table:table-cell>
              <table:table-cell office:value-type="float" office:value="0.008114">
                <text:p>0.008114</text:p>
              </table:table-cell>
            </table:table-row>
            <table:table-row>
              <table:table-cell office:value-type="string">
                <text:p>14:49:20</text:p>
              </table:table-cell>
              <table:table-cell office:value-type="float" office:value="3.647554">
                <text:p>3.647554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>
                <text:p>14:49:21</text:p>
              </table:table-cell>
              <table:table-cell office:value-type="float" office:value="4.088642">
                <text:p>4.08864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4:49:22</text:p>
              </table:table-cell>
              <table:table-cell office:value-type="float" office:value="4.466335">
                <text:p>4.466335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14:49:23</text:p>
              </table:table-cell>
              <table:table-cell office:value-type="float" office:value="4.661413">
                <text:p>4.661413</text:p>
              </table:table-cell>
              <table:table-cell office:value-type="float" office:value="0.012112">
                <text:p>0.012112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4.308482">
                <text:p>4.308482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5.49126">
                <text:p>5.49126</text:p>
              </table:table-cell>
              <table:table-cell office:value-type="float" office:value="0.006036">
                <text:p>0.006036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4.489074">
                <text:p>4.489074</text:p>
              </table:table-cell>
              <table:table-cell office:value-type="float" office:value="0.009282">
                <text:p>0.009282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4.312638">
                <text:p>4.312638</text:p>
              </table:table-cell>
              <table:table-cell office:value-type="float" office:value="0.005301">
                <text:p>0.005301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3.872055">
                <text:p>3.872055</text:p>
              </table:table-cell>
              <table:table-cell office:value-type="float" office:value="0.007198">
                <text:p>0.007198</text:p>
              </table:table-cell>
            </table:table-row>
            <table:table-row>
              <table:table-cell office:value-type="string">
                <text:p>14:49:29</text:p>
              </table:table-cell>
              <table:table-cell office:value-type="float" office:value="4.876911">
                <text:p>4.876911</text:p>
              </table:table-cell>
              <table:table-cell office:value-type="float" office:value="0.00661">
                <text:p>0.00661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4.295512">
                <text:p>4.29551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3.973793">
                <text:p>3.973793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4.310792">
                <text:p>4.310792</text:p>
              </table:table-cell>
              <table:table-cell office:value-type="float" office:value="0.012094">
                <text:p>0.012094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3.763671">
                <text:p>3.763671</text:p>
              </table:table-cell>
              <table:table-cell office:value-type="float" office:value="0.007678">
                <text:p>0.007678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5.612396">
                <text:p>5.612396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4.641187">
                <text:p>4.64118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4.211275">
                <text:p>4.211275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3.892531">
                <text:p>3.892531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3.342067">
                <text:p>3.342067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3.676139">
                <text:p>3.676139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3.802104">
                <text:p>3.802104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3.48505">
                <text:p>3.48505</text:p>
              </table:table-cell>
              <table:table-cell office:value-type="float" office:value="0.007295">
                <text:p>0.007295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2.822476">
                <text:p>2.822476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3.364153">
                <text:p>3.364153</text:p>
              </table:table-cell>
              <table:table-cell office:value-type="float" office:value="0.008555">
                <text:p>0.008555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3.455262">
                <text:p>3.455262</text:p>
              </table:table-cell>
              <table:table-cell office:value-type="float" office:value="0.005489">
                <text:p>0.005489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3.898225">
                <text:p>3.898225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14:49:46</text:p>
              </table:table-cell>
              <table:table-cell office:value-type="float" office:value="2.052419">
                <text:p>2.052419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14:49:47</text:p>
              </table:table-cell>
              <table:table-cell office:value-type="float" office:value="2.561075">
                <text:p>2.561075</text:p>
              </table:table-cell>
              <table:table-cell office:value-type="float" office:value="0.009523">
                <text:p>0.009523</text:p>
              </table:table-cell>
            </table:table-row>
            <table:table-row>
              <table:table-cell office:value-type="string">
                <text:p>14:49:48</text:p>
              </table:table-cell>
              <table:table-cell office:value-type="float" office:value="2.307026">
                <text:p>2.307026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4:49:49</text:p>
              </table:table-cell>
              <table:table-cell office:value-type="float" office:value="2.457314">
                <text:p>2.457314</text:p>
              </table:table-cell>
              <table:table-cell office:value-type="float" office:value="0.005011">
                <text:p>0.005011</text:p>
              </table:table-cell>
            </table:table-row>
            <table:table-row>
              <table:table-cell office:value-type="string">
                <text:p>14:49:50</text:p>
              </table:table-cell>
              <table:table-cell office:value-type="float" office:value="2.670233">
                <text:p>2.670233</text:p>
              </table:table-cell>
              <table:table-cell office:value-type="float" office:value="0.004492">
                <text:p>0.004492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2.215871">
                <text:p>2.215871</text:p>
              </table:table-cell>
              <table:table-cell office:value-type="float" office:value="0.005428">
                <text:p>0.005428</text:p>
              </table:table-cell>
            </table:table-row>
            <table:table-row>
              <table:table-cell office:value-type="string">
                <text:p>14:49:52</text:p>
              </table:table-cell>
              <table:table-cell office:value-type="float" office:value="2.0437">
                <text:p>2.0437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14:49:53</text:p>
              </table:table-cell>
              <table:table-cell office:value-type="float" office:value="1.658904">
                <text:p>1.658904</text:p>
              </table:table-cell>
              <table:table-cell office:value-type="float" office:value="0.005604">
                <text:p>0.005604</text:p>
              </table:table-cell>
            </table:table-row>
            <table:table-row>
              <table:table-cell office:value-type="string">
                <text:p>14:49:54</text:p>
              </table:table-cell>
              <table:table-cell office:value-type="float" office:value="2.159686">
                <text:p>2.159686</text:p>
              </table:table-cell>
              <table:table-cell office:value-type="float" office:value="0.005292">
                <text:p>0.005292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2.756284">
                <text:p>2.756284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string">
                <text:p>14:49:56</text:p>
              </table:table-cell>
              <table:table-cell office:value-type="float" office:value="2.362365">
                <text:p>2.362365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14:49:57</text:p>
              </table:table-cell>
              <table:table-cell office:value-type="float" office:value="1.947714">
                <text:p>1.947714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4:49:58</text:p>
              </table:table-cell>
              <table:table-cell office:value-type="float" office:value="1.517778">
                <text:p>1.517778</text:p>
              </table:table-cell>
              <table:table-cell office:value-type="float" office:value="0.005459">
                <text:p>0.005459</text:p>
              </table:table-cell>
            </table:table-row>
            <table:table-row>
              <table:table-cell office:value-type="string">
                <text:p>14:49:59</text:p>
              </table:table-cell>
              <table:table-cell office:value-type="float" office:value="3.250751">
                <text:p>3.250751</text:p>
              </table:table-cell>
              <table:table-cell office:value-type="float" office:value="0.005439">
                <text:p>0.005439</text:p>
              </table:table-cell>
            </table:table-row>
            <table:table-row>
              <table:table-cell office:value-type="string">
                <text:p>14:50:00</text:p>
              </table:table-cell>
              <table:table-cell office:value-type="float" office:value="2.077776">
                <text:p>2.077776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1.559493">
                <text:p>1.559493</text:p>
              </table:table-cell>
              <table:table-cell office:value-type="float" office:value="0.005694">
                <text:p>0.005694</text:p>
              </table:table-cell>
            </table:table-row>
            <table:table-row>
              <table:table-cell office:value-type="string">
                <text:p>14:50:02</text:p>
              </table:table-cell>
              <table:table-cell office:value-type="float" office:value="2.172504">
                <text:p>2.172504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14:50:03</text:p>
              </table:table-cell>
              <table:table-cell office:value-type="float" office:value="2.617113">
                <text:p>2.617113</text:p>
              </table:table-cell>
              <table:table-cell office:value-type="float" office:value="0.009457">
                <text:p>0.009457</text:p>
              </table:table-cell>
            </table:table-row>
            <table:table-row>
              <table:table-cell office:value-type="string">
                <text:p>14:50:04</text:p>
              </table:table-cell>
              <table:table-cell office:value-type="float" office:value="2.509281">
                <text:p>2.509281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14:50:05</text:p>
              </table:table-cell>
              <table:table-cell office:value-type="float" office:value="2.665597">
                <text:p>2.665597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14:50:06</text:p>
              </table:table-cell>
              <table:table-cell office:value-type="float" office:value="2.594509">
                <text:p>2.59450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14:50:07</text:p>
              </table:table-cell>
              <table:table-cell office:value-type="float" office:value="2.430833">
                <text:p>2.430833</text:p>
              </table:table-cell>
              <table:table-cell office:value-type="float" office:value="0.010096">
                <text:p>0.010096</text:p>
              </table:table-cell>
            </table:table-row>
            <table:table-row>
              <table:table-cell office:value-type="string">
                <text:p>14:50:08</text:p>
              </table:table-cell>
              <table:table-cell office:value-type="float" office:value="1.733543">
                <text:p>1.733543</text:p>
              </table:table-cell>
              <table:table-cell office:value-type="float" office:value="0.005674">
                <text:p>0.005674</text:p>
              </table:table-cell>
            </table:table-row>
            <table:table-row>
              <table:table-cell office:value-type="string">
                <text:p>14:50:09</text:p>
              </table:table-cell>
              <table:table-cell office:value-type="float" office:value="3.810368">
                <text:p>3.810368</text:p>
              </table:table-cell>
              <table:table-cell office:value-type="float" office:value="0.006545">
                <text:p>0.006545</text:p>
              </table:table-cell>
            </table:table-row>
            <table:table-row>
              <table:table-cell office:value-type="string">
                <text:p>14:50:10</text:p>
              </table:table-cell>
              <table:table-cell office:value-type="float" office:value="7.38076">
                <text:p>7.38076</text:p>
              </table:table-cell>
              <table:table-cell office:value-type="float" office:value="0.008497">
                <text:p>0.008497</text:p>
              </table:table-cell>
            </table:table-row>
            <table:table-row>
              <table:table-cell office:value-type="string">
                <text:p>14:50:11</text:p>
              </table:table-cell>
              <table:table-cell office:value-type="float" office:value="6.658205">
                <text:p>6.658205</text:p>
              </table:table-cell>
              <table:table-cell office:value-type="float" office:value="0.006798">
                <text:p>0.006798</text:p>
              </table:table-cell>
            </table:table-row>
            <table:table-row>
              <table:table-cell office:value-type="string">
                <text:p>14:50:12</text:p>
              </table:table-cell>
              <table:table-cell office:value-type="float" office:value="5.637985">
                <text:p>5.637985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14:50:13</text:p>
              </table:table-cell>
              <table:table-cell office:value-type="float" office:value="6.055207">
                <text:p>6.055207</text:p>
              </table:table-cell>
              <table:table-cell office:value-type="float" office:value="0.008605">
                <text:p>0.008605</text:p>
              </table:table-cell>
            </table:table-row>
            <table:table-row>
              <table:table-cell office:value-type="string">
                <text:p>14:50:14</text:p>
              </table:table-cell>
              <table:table-cell office:value-type="float" office:value="6.741209">
                <text:p>6.741209</text:p>
              </table:table-cell>
              <table:table-cell office:value-type="float" office:value="0.006456">
                <text:p>0.006456</text:p>
              </table:table-cell>
            </table:table-row>
            <table:table-row>
              <table:table-cell office:value-type="string">
                <text:p>14:50:15</text:p>
              </table:table-cell>
              <table:table-cell office:value-type="float" office:value="8.227782">
                <text:p>8.227782</text:p>
              </table:table-cell>
              <table:table-cell office:value-type="float" office:value="0.005299">
                <text:p>0.005299</text:p>
              </table:table-cell>
            </table:table-row>
            <table:table-row>
              <table:table-cell office:value-type="string">
                <text:p>14:50:16</text:p>
              </table:table-cell>
              <table:table-cell office:value-type="float" office:value="5.44609">
                <text:p>5.44609</text:p>
              </table:table-cell>
              <table:table-cell office:value-type="float" office:value="0.008002">
                <text:p>0.008002</text:p>
              </table:table-cell>
            </table:table-row>
            <table:table-row>
              <table:table-cell office:value-type="string">
                <text:p>14:50:17</text:p>
              </table:table-cell>
              <table:table-cell office:value-type="float" office:value="6.666724">
                <text:p>6.666724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14:50:18</text:p>
              </table:table-cell>
              <table:table-cell office:value-type="float" office:value="6.494696">
                <text:p>6.494696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14:50:19</text:p>
              </table:table-cell>
              <table:table-cell office:value-type="float" office:value="5.670228">
                <text:p>5.670228</text:p>
              </table:table-cell>
              <table:table-cell office:value-type="float" office:value="0.011703">
                <text:p>0.011703</text:p>
              </table:table-cell>
            </table:table-row>
            <table:table-row>
              <table:table-cell office:value-type="string">
                <text:p>14:50:20</text:p>
              </table:table-cell>
              <table:table-cell office:value-type="float" office:value="5.749762">
                <text:p>5.749762</text:p>
              </table:table-cell>
              <table:table-cell office:value-type="float" office:value="0.008838">
                <text:p>0.008838</text:p>
              </table:table-cell>
            </table:table-row>
            <table:table-row>
              <table:table-cell office:value-type="string">
                <text:p>14:50:21</text:p>
              </table:table-cell>
              <table:table-cell office:value-type="float" office:value="5.244819">
                <text:p>5.244819</text:p>
              </table:table-cell>
              <table:table-cell office:value-type="float" office:value="0.006213">
                <text:p>0.006213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6.619156">
                <text:p>6.619156</text:p>
              </table:table-cell>
              <table:table-cell office:value-type="float" office:value="0.009224">
                <text:p>0.009224</text:p>
              </table:table-cell>
            </table:table-row>
            <table:table-row>
              <table:table-cell office:value-type="string">
                <text:p>14:50:23</text:p>
              </table:table-cell>
              <table:table-cell office:value-type="float" office:value="5.128657">
                <text:p>5.128657</text:p>
              </table:table-cell>
              <table:table-cell office:value-type="float" office:value="0.008232">
                <text:p>0.008232</text:p>
              </table:table-cell>
            </table:table-row>
            <table:table-row>
              <table:table-cell office:value-type="string">
                <text:p>14:50:24</text:p>
              </table:table-cell>
              <table:table-cell office:value-type="float" office:value="5.985609">
                <text:p>5.985609</text:p>
              </table:table-cell>
              <table:table-cell office:value-type="float" office:value="0.007831">
                <text:p>0.007831</text:p>
              </table:table-cell>
            </table:table-row>
            <table:table-row>
              <table:table-cell office:value-type="string">
                <text:p>14:50:25</text:p>
              </table:table-cell>
              <table:table-cell office:value-type="float" office:value="5.651601">
                <text:p>5.651601</text:p>
              </table:table-cell>
              <table:table-cell office:value-type="float" office:value="0.007723">
                <text:p>0.007723</text:p>
              </table:table-cell>
            </table:table-row>
            <table:table-row>
              <table:table-cell office:value-type="string">
                <text:p>14:50:26</text:p>
              </table:table-cell>
              <table:table-cell office:value-type="float" office:value="5.489625">
                <text:p>5.489625</text:p>
              </table:table-cell>
              <table:table-cell office:value-type="float" office:value="0.006073">
                <text:p>0.006073</text:p>
              </table:table-cell>
            </table:table-row>
            <table:table-row>
              <table:table-cell office:value-type="string">
                <text:p>14:50:27</text:p>
              </table:table-cell>
              <table:table-cell office:value-type="float" office:value="4.340653">
                <text:p>4.340653</text:p>
              </table:table-cell>
              <table:table-cell office:value-type="float" office:value="0.005655">
                <text:p>0.005655</text:p>
              </table:table-cell>
            </table:table-row>
            <table:table-row>
              <table:table-cell office:value-type="string">
                <text:p>14:50:28</text:p>
              </table:table-cell>
              <table:table-cell office:value-type="float" office:value="5.191503">
                <text:p>5.191503</text:p>
              </table:table-cell>
              <table:table-cell office:value-type="float" office:value="0.005644">
                <text:p>0.005644</text:p>
              </table:table-cell>
            </table:table-row>
            <table:table-row>
              <table:table-cell office:value-type="string">
                <text:p>14:50:29</text:p>
              </table:table-cell>
              <table:table-cell office:value-type="float" office:value="3.812617">
                <text:p>3.812617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string">
                <text:p>14:50:30</text:p>
              </table:table-cell>
              <table:table-cell office:value-type="float" office:value="5.758373">
                <text:p>5.758373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14:50:31</text:p>
              </table:table-cell>
              <table:table-cell office:value-type="float" office:value="5.102025">
                <text:p>5.102025</text:p>
              </table:table-cell>
              <table:table-cell office:value-type="float" office:value="0.009533">
                <text:p>0.009533</text:p>
              </table:table-cell>
            </table:table-row>
            <table:table-row>
              <table:table-cell office:value-type="string">
                <text:p>14:50:32</text:p>
              </table:table-cell>
              <table:table-cell office:value-type="float" office:value="3.261926">
                <text:p>3.261926</text:p>
              </table:table-cell>
              <table:table-cell office:value-type="float" office:value="0.010276">
                <text:p>0.010276</text:p>
              </table:table-cell>
            </table:table-row>
            <table:table-row>
              <table:table-cell office:value-type="string">
                <text:p>14:50:33</text:p>
              </table:table-cell>
              <table:table-cell office:value-type="float" office:value="5.018551">
                <text:p>5.018551</text:p>
              </table:table-cell>
              <table:table-cell office:value-type="float" office:value="0.008531">
                <text:p>0.008531</text:p>
              </table:table-cell>
            </table:table-row>
            <table:table-row>
              <table:table-cell office:value-type="string">
                <text:p>14:50:34</text:p>
              </table:table-cell>
              <table:table-cell office:value-type="float" office:value="3.849145">
                <text:p>3.849145</text:p>
              </table:table-cell>
              <table:table-cell office:value-type="float" office:value="0.00619">
                <text:p>0.00619</text:p>
              </table:table-cell>
            </table:table-row>
            <table:table-row>
              <table:table-cell office:value-type="string">
                <text:p>14:50:35</text:p>
              </table:table-cell>
              <table:table-cell office:value-type="float" office:value="4.149291">
                <text:p>4.149291</text:p>
              </table:table-cell>
              <table:table-cell office:value-type="float" office:value="0.009616">
                <text:p>0.009616</text:p>
              </table:table-cell>
            </table:table-row>
            <table:table-row>
              <table:table-cell office:value-type="string">
                <text:p>14:50:36</text:p>
              </table:table-cell>
              <table:table-cell office:value-type="float" office:value="4.239486">
                <text:p>4.239486</text:p>
              </table:table-cell>
              <table:table-cell office:value-type="float" office:value="0.006857">
                <text:p>0.006857</text:p>
              </table:table-cell>
            </table:table-row>
            <table:table-row>
              <table:table-cell office:value-type="string">
                <text:p>14:50:37</text:p>
              </table:table-cell>
              <table:table-cell office:value-type="float" office:value="2.544439">
                <text:p>2.544439</text:p>
              </table:table-cell>
              <table:table-cell office:value-type="float" office:value="0.005469">
                <text:p>0.005469</text:p>
              </table:table-cell>
            </table:table-row>
            <table:table-row>
              <table:table-cell office:value-type="string">
                <text:p>14:50:38</text:p>
              </table:table-cell>
              <table:table-cell office:value-type="float" office:value="5.097898">
                <text:p>5.097898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14:50:39</text:p>
              </table:table-cell>
              <table:table-cell office:value-type="float" office:value="3.294957">
                <text:p>3.294957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14:50:40</text:p>
              </table:table-cell>
              <table:table-cell office:value-type="float" office:value="3.80636">
                <text:p>3.80636</text:p>
              </table:table-cell>
              <table:table-cell office:value-type="float" office:value="0.010713">
                <text:p>0.010713</text:p>
              </table:table-cell>
            </table:table-row>
            <table:table-row>
              <table:table-cell office:value-type="string">
                <text:p>14:50:41</text:p>
              </table:table-cell>
              <table:table-cell office:value-type="float" office:value="2.721777">
                <text:p>2.721777</text:p>
              </table:table-cell>
              <table:table-cell office:value-type="float" office:value="0.002943">
                <text:p>0.002943</text:p>
              </table:table-cell>
            </table:table-row>
            <table:table-row>
              <table:table-cell office:value-type="string">
                <text:p>14:50:42</text:p>
              </table:table-cell>
              <table:table-cell office:value-type="float" office:value="3.056414">
                <text:p>3.056414</text:p>
              </table:table-cell>
              <table:table-cell office:value-type="float" office:value="0.007978">
                <text:p>0.007978</text:p>
              </table:table-cell>
            </table:table-row>
            <table:table-row>
              <table:table-cell office:value-type="string">
                <text:p>14:50:43</text:p>
              </table:table-cell>
              <table:table-cell office:value-type="float" office:value="1.227353">
                <text:p>1.227353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4:50:44</text:p>
              </table:table-cell>
              <table:table-cell office:value-type="float" office:value="3.33445">
                <text:p>3.33445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14:50:45</text:p>
              </table:table-cell>
              <table:table-cell office:value-type="float" office:value="3.663297">
                <text:p>3.663297</text:p>
              </table:table-cell>
              <table:table-cell office:value-type="float" office:value="0.006193">
                <text:p>0.006193</text:p>
              </table:table-cell>
            </table:table-row>
            <table:table-row>
              <table:table-cell office:value-type="string">
                <text:p>14:50:46</text:p>
              </table:table-cell>
              <table:table-cell office:value-type="float" office:value="2.293808">
                <text:p>2.293808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14:50:47</text:p>
              </table:table-cell>
              <table:table-cell office:value-type="float" office:value="3.092078">
                <text:p>3.092078</text:p>
              </table:table-cell>
              <table:table-cell office:value-type="float" office:value="0.006738">
                <text:p>0.006738</text:p>
              </table:table-cell>
            </table:table-row>
            <table:table-row>
              <table:table-cell office:value-type="string">
                <text:p>14:50:48</text:p>
              </table:table-cell>
              <table:table-cell office:value-type="float" office:value="3.100662">
                <text:p>3.100662</text:p>
              </table:table-cell>
              <table:table-cell office:value-type="float" office:value="0.004304">
                <text:p>0.004304</text:p>
              </table:table-cell>
            </table:table-row>
            <table:table-row>
              <table:table-cell office:value-type="string">
                <text:p>14:50:49</text:p>
              </table:table-cell>
              <table:table-cell office:value-type="float" office:value="2.243673">
                <text:p>2.243673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14:50:50</text:p>
              </table:table-cell>
              <table:table-cell office:value-type="float" office:value="2.861036">
                <text:p>2.861036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14:50:51</text:p>
              </table:table-cell>
              <table:table-cell office:value-type="float" office:value="2.828341">
                <text:p>2.828341</text:p>
              </table:table-cell>
              <table:table-cell office:value-type="float" office:value="0.017927">
                <text:p>0.017927</text:p>
              </table:table-cell>
            </table:table-row>
            <table:table-row>
              <table:table-cell office:value-type="string">
                <text:p>14:50:52</text:p>
              </table:table-cell>
              <table:table-cell office:value-type="float" office:value="2.830379">
                <text:p>2.830379</text:p>
              </table:table-cell>
              <table:table-cell office:value-type="float" office:value="0.013113">
                <text:p>0.013113</text:p>
              </table:table-cell>
            </table:table-row>
            <table:table-row>
              <table:table-cell office:value-type="string">
                <text:p>14:50:53</text:p>
              </table:table-cell>
              <table:table-cell office:value-type="float" office:value="2.422324">
                <text:p>2.422324</text:p>
              </table:table-cell>
              <table:table-cell office:value-type="float" office:value="0.004508">
                <text:p>0.004508</text:p>
              </table:table-cell>
            </table:table-row>
            <table:table-row>
              <table:table-cell office:value-type="string">
                <text:p>14:50:54</text:p>
              </table:table-cell>
              <table:table-cell office:value-type="float" office:value="2.088641">
                <text:p>2.088641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2.193229">
                <text:p>2.193229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14:50:56</text:p>
              </table:table-cell>
              <table:table-cell office:value-type="float" office:value="1.83622">
                <text:p>1.83622</text:p>
              </table:table-cell>
              <table:table-cell office:value-type="float" office:value="0.008234">
                <text:p>0.008234</text:p>
              </table:table-cell>
            </table:table-row>
            <table:table-row>
              <table:table-cell office:value-type="string">
                <text:p>14:50:57</text:p>
              </table:table-cell>
              <table:table-cell office:value-type="float" office:value="1.611478">
                <text:p>1.611478</text:p>
              </table:table-cell>
              <table:table-cell office:value-type="float" office:value="0.007191">
                <text:p>0.007191</text:p>
              </table:table-cell>
            </table:table-row>
            <table:table-row>
              <table:table-cell office:value-type="string">
                <text:p>14:50:58</text:p>
              </table:table-cell>
              <table:table-cell office:value-type="float" office:value="1.61816">
                <text:p>1.61816</text:p>
              </table:table-cell>
              <table:table-cell office:value-type="float" office:value="0.007613">
                <text:p>0.007613</text:p>
              </table:table-cell>
            </table:table-row>
            <table:table-row>
              <table:table-cell office:value-type="string">
                <text:p>14:50:59</text:p>
              </table:table-cell>
              <table:table-cell office:value-type="float" office:value="1.39461">
                <text:p>1.39461</text:p>
              </table:table-cell>
              <table:table-cell office:value-type="float" office:value="0.005389">
                <text:p>0.005389</text:p>
              </table:table-cell>
            </table:table-row>
            <table:table-row>
              <table:table-cell office:value-type="string">
                <text:p>14:51:00</text:p>
              </table:table-cell>
              <table:table-cell office:value-type="float" office:value="1.120032">
                <text:p>1.120032</text:p>
              </table:table-cell>
              <table:table-cell office:value-type="float" office:value="0.006442">
                <text:p>0.006442</text:p>
              </table:table-cell>
            </table:table-row>
            <table:table-row>
              <table:table-cell office:value-type="string">
                <text:p>14:51:01</text:p>
              </table:table-cell>
              <table:table-cell office:value-type="float" office:value="1.125145">
                <text:p>1.125145</text:p>
              </table:table-cell>
              <table:table-cell office:value-type="float" office:value="0.008127">
                <text:p>0.008127</text:p>
              </table:table-cell>
            </table:table-row>
            <table:table-row>
              <table:table-cell office:value-type="string">
                <text:p>14:51:02</text:p>
              </table:table-cell>
              <table:table-cell office:value-type="float" office:value="1.076883">
                <text:p>1.076883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14:51:03</text:p>
              </table:table-cell>
              <table:table-cell office:value-type="float" office:value="1.573757">
                <text:p>1.573757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14:51:04</text:p>
              </table:table-cell>
              <table:table-cell office:value-type="float" office:value="1.561113">
                <text:p>1.561113</text:p>
              </table:table-cell>
              <table:table-cell office:value-type="float" office:value="0.005762">
                <text:p>0.005762</text:p>
              </table:table-cell>
            </table:table-row>
            <table:table-row>
              <table:table-cell office:value-type="string">
                <text:p>14:51:05</text:p>
              </table:table-cell>
              <table:table-cell office:value-type="float" office:value="1.14081">
                <text:p>1.14081</text:p>
              </table:table-cell>
              <table:table-cell office:value-type="float" office:value="0.007892">
                <text:p>0.007892</text:p>
              </table:table-cell>
            </table:table-row>
            <table:table-row>
              <table:table-cell office:value-type="string">
                <text:p>14:51:06</text:p>
              </table:table-cell>
              <table:table-cell office:value-type="float" office:value="1.012947">
                <text:p>1.012947</text:p>
              </table:table-cell>
              <table:table-cell office:value-type="float" office:value="0.007807">
                <text:p>0.007807</text:p>
              </table:table-cell>
            </table:table-row>
            <table:table-row>
              <table:table-cell office:value-type="string">
                <text:p>14:51:07</text:p>
              </table:table-cell>
              <table:table-cell office:value-type="float" office:value="0.530011">
                <text:p>0.530011</text:p>
              </table:table-cell>
              <table:table-cell office:value-type="float" office:value="0.010514">
                <text:p>0.010514</text:p>
              </table:table-cell>
            </table:table-row>
            <table:table-row>
              <table:table-cell office:value-type="string">
                <text:p>14:51:08</text:p>
              </table:table-cell>
              <table:table-cell office:value-type="float" office:value="0.528994">
                <text:p>0.528994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14:51:09</text:p>
              </table:table-cell>
              <table:table-cell office:value-type="float" office:value="0.330972">
                <text:p>0.330972</text:p>
              </table:table-cell>
              <table:table-cell office:value-type="float" office:value="0.010316">
                <text:p>0.010316</text:p>
              </table:table-cell>
            </table:table-row>
            <table:table-row>
              <table:table-cell office:value-type="string">
                <text:p>14:51:10</text:p>
              </table:table-cell>
              <table:table-cell office:value-type="float" office:value="0.242179">
                <text:p>0.242179</text:p>
              </table:table-cell>
              <table:table-cell office:value-type="float" office:value="0.006279">
                <text:p>0.006279</text:p>
              </table:table-cell>
            </table:table-row>
            <table:table-row>
              <table:table-cell office:value-type="string">
                <text:p>14:51:11</text:p>
              </table:table-cell>
              <table:table-cell office:value-type="float" office:value="0.193131">
                <text:p>0.193131</text:p>
              </table:table-cell>
              <table:table-cell office:value-type="float" office:value="0.008509">
                <text:p>0.008509</text:p>
              </table:table-cell>
            </table:table-row>
            <table:table-row>
              <table:table-cell office:value-type="string">
                <text:p>14:51:12</text:p>
              </table:table-cell>
              <table:table-cell office:value-type="float" office:value="0.65137">
                <text:p>0.65137</text:p>
              </table:table-cell>
              <table:table-cell office:value-type="float" office:value="0.015752">
                <text:p>0.015752</text:p>
              </table:table-cell>
            </table:table-row>
            <table:table-row>
              <table:table-cell office:value-type="string">
                <text:p>14:51:13</text:p>
              </table:table-cell>
              <table:table-cell office:value-type="float" office:value="0.858758">
                <text:p>0.858758</text:p>
              </table:table-cell>
              <table:table-cell office:value-type="float" office:value="0.004966">
                <text:p>0.004966</text:p>
              </table:table-cell>
            </table:table-row>
            <table:table-row>
              <table:table-cell office:value-type="string">
                <text:p>14:51:14</text:p>
              </table:table-cell>
              <table:table-cell office:value-type="float" office:value="1.500875">
                <text:p>1.500875</text:p>
              </table:table-cell>
              <table:table-cell office:value-type="float" office:value="0.007438">
                <text:p>0.007438</text:p>
              </table:table-cell>
            </table:table-row>
            <table:table-row>
              <table:table-cell office:value-type="string">
                <text:p>14:51:15</text:p>
              </table:table-cell>
              <table:table-cell office:value-type="float" office:value="1.879661">
                <text:p>1.879661</text:p>
              </table:table-cell>
              <table:table-cell office:value-type="float" office:value="0.01255">
                <text:p>0.01255</text:p>
              </table:table-cell>
            </table:table-row>
            <table:table-row>
              <table:table-cell office:value-type="string">
                <text:p>14:51:16</text:p>
              </table:table-cell>
              <table:table-cell office:value-type="float" office:value="1.983899">
                <text:p>1.983899</text:p>
              </table:table-cell>
              <table:table-cell office:value-type="float" office:value="0.026967">
                <text:p>0.026967</text:p>
              </table:table-cell>
            </table:table-row>
            <table:table-row>
              <table:table-cell office:value-type="string">
                <text:p>14:51:17</text:p>
              </table:table-cell>
              <table:table-cell office:value-type="float" office:value="1.093882">
                <text:p>1.093882</text:p>
              </table:table-cell>
              <table:table-cell office:value-type="float" office:value="0.017405">
                <text:p>0.017405</text:p>
              </table:table-cell>
            </table:table-row>
            <table:table-row>
              <table:table-cell office:value-type="string">
                <text:p>14:51:18</text:p>
              </table:table-cell>
              <table:table-cell office:value-type="float" office:value="0.774781">
                <text:p>0.774781</text:p>
              </table:table-cell>
              <table:table-cell office:value-type="float" office:value="0.020506">
                <text:p>0.020506</text:p>
              </table:table-cell>
            </table:table-row>
            <table:table-row>
              <table:table-cell office:value-type="string">
                <text:p>14:51:19</text:p>
              </table:table-cell>
              <table:table-cell office:value-type="float" office:value="2.067723">
                <text:p>2.067723</text:p>
              </table:table-cell>
              <table:table-cell office:value-type="float" office:value="0.03065">
                <text:p>0.03065</text:p>
              </table:table-cell>
            </table:table-row>
            <table:table-row>
              <table:table-cell office:value-type="string">
                <text:p>14:51:20</text:p>
              </table:table-cell>
              <table:table-cell office:value-type="float" office:value="5.734363">
                <text:p>5.734363</text:p>
              </table:table-cell>
              <table:table-cell office:value-type="float" office:value="0.046851">
                <text:p>0.046851</text:p>
              </table:table-cell>
            </table:table-row>
            <table:table-row>
              <table:table-cell office:value-type="string">
                <text:p>14:51:21</text:p>
              </table:table-cell>
              <table:table-cell office:value-type="float" office:value="5.754886">
                <text:p>5.754886</text:p>
              </table:table-cell>
              <table:table-cell office:value-type="float" office:value="0.019428">
                <text:p>0.019428</text:p>
              </table:table-cell>
            </table:table-row>
            <table:table-row>
              <table:table-cell office:value-type="string">
                <text:p>14:51:22</text:p>
              </table:table-cell>
              <table:table-cell office:value-type="float" office:value="4.774169">
                <text:p>4.774169</text:p>
              </table:table-cell>
              <table:table-cell office:value-type="float" office:value="0.008675">
                <text:p>0.008675</text:p>
              </table:table-cell>
            </table:table-row>
            <table:table-row>
              <table:table-cell office:value-type="string">
                <text:p>14:51:23</text:p>
              </table:table-cell>
              <table:table-cell office:value-type="float" office:value="4.403128">
                <text:p>4.403128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14:51:24</text:p>
              </table:table-cell>
              <table:table-cell office:value-type="float" office:value="4.453975">
                <text:p>4.453975</text:p>
              </table:table-cell>
              <table:table-cell office:value-type="float" office:value="0.005181">
                <text:p>0.005181</text:p>
              </table:table-cell>
            </table:table-row>
            <table:table-row>
              <table:table-cell office:value-type="string">
                <text:p>14:51:25</text:p>
              </table:table-cell>
              <table:table-cell office:value-type="float" office:value="4.354153">
                <text:p>4.354153</text:p>
              </table:table-cell>
              <table:table-cell office:value-type="float" office:value="0.007393">
                <text:p>0.007393</text:p>
              </table:table-cell>
            </table:table-row>
            <table:table-row>
              <table:table-cell office:value-type="string">
                <text:p>14:51:26</text:p>
              </table:table-cell>
              <table:table-cell office:value-type="float" office:value="4.30077">
                <text:p>4.30077</text:p>
              </table:table-cell>
              <table:table-cell office:value-type="float" office:value="0.005713">
                <text:p>0.005713</text:p>
              </table:table-cell>
            </table:table-row>
            <table:table-row>
              <table:table-cell office:value-type="string">
                <text:p>14:51:27</text:p>
              </table:table-cell>
              <table:table-cell office:value-type="float" office:value="4.204832">
                <text:p>4.204832</text:p>
              </table:table-cell>
              <table:table-cell office:value-type="float" office:value="0.008212">
                <text:p>0.008212</text:p>
              </table:table-cell>
            </table:table-row>
            <table:table-row>
              <table:table-cell office:value-type="string">
                <text:p>14:51:28</text:p>
              </table:table-cell>
              <table:table-cell office:value-type="float" office:value="5.11425">
                <text:p>5.11425</text:p>
              </table:table-cell>
              <table:table-cell office:value-type="float" office:value="0.004189">
                <text:p>0.004189</text:p>
              </table:table-cell>
            </table:table-row>
            <table:table-row>
              <table:table-cell office:value-type="string">
                <text:p>14:51:29</text:p>
              </table:table-cell>
              <table:table-cell office:value-type="float" office:value="4.081152">
                <text:p>4.081152</text:p>
              </table:table-cell>
              <table:table-cell office:value-type="float" office:value="0.006253">
                <text:p>0.006253</text:p>
              </table:table-cell>
            </table:table-row>
            <table:table-row>
              <table:table-cell office:value-type="string">
                <text:p>14:51:30</text:p>
              </table:table-cell>
              <table:table-cell office:value-type="float" office:value="5.405598">
                <text:p>5.405598</text:p>
              </table:table-cell>
              <table:table-cell office:value-type="float" office:value="0.011753">
                <text:p>0.011753</text:p>
              </table:table-cell>
            </table:table-row>
            <table:table-row>
              <table:table-cell office:value-type="string">
                <text:p>14:51:31</text:p>
              </table:table-cell>
              <table:table-cell office:value-type="float" office:value="3.620293">
                <text:p>3.620293</text:p>
              </table:table-cell>
              <table:table-cell office:value-type="float" office:value="0.008827">
                <text:p>0.008827</text:p>
              </table:table-cell>
            </table:table-row>
            <table:table-row>
              <table:table-cell office:value-type="string">
                <text:p>14:51:32</text:p>
              </table:table-cell>
              <table:table-cell office:value-type="float" office:value="3.692864">
                <text:p>3.692864</text:p>
              </table:table-cell>
              <table:table-cell office:value-type="float" office:value="0.005442">
                <text:p>0.005442</text:p>
              </table:table-cell>
            </table:table-row>
            <table:table-row>
              <table:table-cell office:value-type="string">
                <text:p>14:51:33</text:p>
              </table:table-cell>
              <table:table-cell office:value-type="float" office:value="4.056251">
                <text:p>4.056251</text:p>
              </table:table-cell>
              <table:table-cell office:value-type="float" office:value="0.006133">
                <text:p>0.006133</text:p>
              </table:table-cell>
            </table:table-row>
            <table:table-row>
              <table:table-cell office:value-type="string">
                <text:p>14:51:34</text:p>
              </table:table-cell>
              <table:table-cell office:value-type="float" office:value="3.975058">
                <text:p>3.975058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14:51:35</text:p>
              </table:table-cell>
              <table:table-cell office:value-type="float" office:value="3.106695">
                <text:p>3.106695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14:51:36</text:p>
              </table:table-cell>
              <table:table-cell office:value-type="float" office:value="3.791031">
                <text:p>3.791031</text:p>
              </table:table-cell>
              <table:table-cell office:value-type="float" office:value="0.008104">
                <text:p>0.008104</text:p>
              </table:table-cell>
            </table:table-row>
            <table:table-row>
              <table:table-cell office:value-type="string">
                <text:p>14:51:37</text:p>
              </table:table-cell>
              <table:table-cell office:value-type="float" office:value="4.321027">
                <text:p>4.321027</text:p>
              </table:table-cell>
              <table:table-cell office:value-type="float" office:value="0.005615">
                <text:p>0.005615</text:p>
              </table:table-cell>
            </table:table-row>
            <table:table-row>
              <table:table-cell office:value-type="string">
                <text:p>14:51:38</text:p>
              </table:table-cell>
              <table:table-cell office:value-type="float" office:value="2.901521">
                <text:p>2.901521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3.781712">
                <text:p>3.781712</text:p>
              </table:table-cell>
              <table:table-cell office:value-type="float" office:value="0.005095">
                <text:p>0.005095</text:p>
              </table:table-cell>
            </table:table-row>
            <table:table-row>
              <table:table-cell office:value-type="string">
                <text:p>14:51:40</text:p>
              </table:table-cell>
              <table:table-cell office:value-type="float" office:value="3.746293">
                <text:p>3.746293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>
                <text:p>14:51:41</text:p>
              </table:table-cell>
              <table:table-cell office:value-type="float" office:value="4.149789">
                <text:p>4.149789</text:p>
              </table:table-cell>
              <table:table-cell office:value-type="float" office:value="0.006333">
                <text:p>0.006333</text:p>
              </table:table-cell>
            </table:table-row>
            <table:table-row>
              <table:table-cell office:value-type="string">
                <text:p>14:51:42</text:p>
              </table:table-cell>
              <table:table-cell office:value-type="float" office:value="4.166553">
                <text:p>4.166553</text:p>
              </table:table-cell>
              <table:table-cell office:value-type="float" office:value="0.005638">
                <text:p>0.005638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4.072518">
                <text:p>4.072518</text:p>
              </table:table-cell>
              <table:table-cell office:value-type="float" office:value="0.005372">
                <text:p>0.005372</text:p>
              </table:table-cell>
            </table:table-row>
            <table:table-row>
              <table:table-cell office:value-type="string">
                <text:p>14:51:44</text:p>
              </table:table-cell>
              <table:table-cell office:value-type="float" office:value="4.569251">
                <text:p>4.569251</text:p>
              </table:table-cell>
              <table:table-cell office:value-type="float" office:value="0.004494">
                <text:p>0.004494</text:p>
              </table:table-cell>
            </table:table-row>
            <table:table-row>
              <table:table-cell office:value-type="string">
                <text:p>14:51:45</text:p>
              </table:table-cell>
              <table:table-cell office:value-type="float" office:value="3.63019">
                <text:p>3.63019</text:p>
              </table:table-cell>
              <table:table-cell office:value-type="float" office:value="0.007964">
                <text:p>0.007964</text:p>
              </table:table-cell>
            </table:table-row>
            <table:table-row>
              <table:table-cell office:value-type="string">
                <text:p>14:51:46</text:p>
              </table:table-cell>
              <table:table-cell office:value-type="float" office:value="4.055918">
                <text:p>4.055918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14:51:47</text:p>
              </table:table-cell>
              <table:table-cell office:value-type="float" office:value="2.895471">
                <text:p>2.895471</text:p>
              </table:table-cell>
              <table:table-cell office:value-type="float" office:value="0.007048">
                <text:p>0.007048</text:p>
              </table:table-cell>
            </table:table-row>
            <table:table-row>
              <table:table-cell office:value-type="string">
                <text:p>14:51:48</text:p>
              </table:table-cell>
              <table:table-cell office:value-type="float" office:value="3.654305">
                <text:p>3.654305</text:p>
              </table:table-cell>
              <table:table-cell office:value-type="float" office:value="0.008277">
                <text:p>0.008277</text:p>
              </table:table-cell>
            </table:table-row>
            <table:table-row>
              <table:table-cell office:value-type="string">
                <text:p>14:51:49</text:p>
              </table:table-cell>
              <table:table-cell office:value-type="float" office:value="3.449203">
                <text:p>3.449203</text:p>
              </table:table-cell>
              <table:table-cell office:value-type="float" office:value="0.006103">
                <text:p>0.006103</text:p>
              </table:table-cell>
            </table:table-row>
            <table:table-row>
              <table:table-cell office:value-type="string">
                <text:p>14:51:50</text:p>
              </table:table-cell>
              <table:table-cell office:value-type="float" office:value="3.421017">
                <text:p>3.421017</text:p>
              </table:table-cell>
              <table:table-cell office:value-type="float" office:value="0.004563">
                <text:p>0.004563</text:p>
              </table:table-cell>
            </table:table-row>
            <table:table-row>
              <table:table-cell office:value-type="string">
                <text:p>14:51:51</text:p>
              </table:table-cell>
              <table:table-cell office:value-type="float" office:value="3.518138">
                <text:p>3.518138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14:51:52</text:p>
              </table:table-cell>
              <table:table-cell office:value-type="float" office:value="3.275196">
                <text:p>3.275196</text:p>
              </table:table-cell>
              <table:table-cell office:value-type="float" office:value="0.005557">
                <text:p>0.005557</text:p>
              </table:table-cell>
            </table:table-row>
            <table:table-row>
              <table:table-cell office:value-type="string">
                <text:p>14:51:53</text:p>
              </table:table-cell>
              <table:table-cell office:value-type="float" office:value="3.001024">
                <text:p>3.001024</text:p>
              </table:table-cell>
              <table:table-cell office:value-type="float" office:value="0.005714">
                <text:p>0.005714</text:p>
              </table:table-cell>
            </table:table-row>
            <table:table-row>
              <table:table-cell office:value-type="string">
                <text:p>14:51:54</text:p>
              </table:table-cell>
              <table:table-cell office:value-type="float" office:value="3.972541">
                <text:p>3.972541</text:p>
              </table:table-cell>
              <table:table-cell office:value-type="float" office:value="0.004845">
                <text:p>0.004845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2.865087">
                <text:p>2.865087</text:p>
              </table:table-cell>
              <table:table-cell office:value-type="float" office:value="0.007739">
                <text:p>0.007739</text:p>
              </table:table-cell>
            </table:table-row>
            <table:table-row>
              <table:table-cell office:value-type="string">
                <text:p>14:51:56</text:p>
              </table:table-cell>
              <table:table-cell office:value-type="float" office:value="3.070648">
                <text:p>3.070648</text:p>
              </table:table-cell>
              <table:table-cell office:value-type="float" office:value="0.005426">
                <text:p>0.005426</text:p>
              </table:table-cell>
            </table:table-row>
            <table:table-row>
              <table:table-cell office:value-type="string">
                <text:p>14:51:57</text:p>
              </table:table-cell>
              <table:table-cell office:value-type="float" office:value="4.136788">
                <text:p>4.136788</text:p>
              </table:table-cell>
              <table:table-cell office:value-type="float" office:value="0.005844">
                <text:p>0.005844</text:p>
              </table:table-cell>
            </table:table-row>
            <table:table-row>
              <table:table-cell office:value-type="string">
                <text:p>14:51:58</text:p>
              </table:table-cell>
              <table:table-cell office:value-type="float" office:value="3.171733">
                <text:p>3.171733</text:p>
              </table:table-cell>
              <table:table-cell office:value-type="float" office:value="0.006572">
                <text:p>0.006572</text:p>
              </table:table-cell>
            </table:table-row>
            <table:table-row>
              <table:table-cell office:value-type="string">
                <text:p>14:51:59</text:p>
              </table:table-cell>
              <table:table-cell office:value-type="float" office:value="3.011862">
                <text:p>3.011862</text:p>
              </table:table-cell>
              <table:table-cell office:value-type="float" office:value="0.006929">
                <text:p>0.006929</text:p>
              </table:table-cell>
            </table:table-row>
            <table:table-row>
              <table:table-cell office:value-type="string">
                <text:p>14:52:00</text:p>
              </table:table-cell>
              <table:table-cell office:value-type="float" office:value="3.617105">
                <text:p>3.617105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string">
                <text:p>14:52:01</text:p>
              </table:table-cell>
              <table:table-cell office:value-type="float" office:value="3.869365">
                <text:p>3.869365</text:p>
              </table:table-cell>
              <table:table-cell office:value-type="float" office:value="0.00727">
                <text:p>0.00727</text:p>
              </table:table-cell>
            </table:table-row>
            <table:table-row>
              <table:table-cell office:value-type="string">
                <text:p>14:52:02</text:p>
              </table:table-cell>
              <table:table-cell office:value-type="float" office:value="3.725823">
                <text:p>3.725823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2.523341">
                <text:p>2.523341</text:p>
              </table:table-cell>
              <table:table-cell office:value-type="float" office:value="0.005464">
                <text:p>0.005464</text:p>
              </table:table-cell>
            </table:table-row>
            <table:table-row>
              <table:table-cell office:value-type="string">
                <text:p>14:52:04</text:p>
              </table:table-cell>
              <table:table-cell office:value-type="float" office:value="3.668219">
                <text:p>3.668219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string">
                <text:p>14:52:05</text:p>
              </table:table-cell>
              <table:table-cell office:value-type="float" office:value="2.835484">
                <text:p>2.835484</text:p>
              </table:table-cell>
              <table:table-cell office:value-type="float" office:value="0.010959">
                <text:p>0.010959</text:p>
              </table:table-cell>
            </table:table-row>
            <table:table-row>
              <table:table-cell office:value-type="string">
                <text:p>14:52:06</text:p>
              </table:table-cell>
              <table:table-cell office:value-type="float" office:value="2.966476">
                <text:p>2.96647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4:52:07</text:p>
              </table:table-cell>
              <table:table-cell office:value-type="float" office:value="3.782747">
                <text:p>3.782747</text:p>
              </table:table-cell>
              <table:table-cell office:value-type="float" office:value="0.004727">
                <text:p>0.004727</text:p>
              </table:table-cell>
            </table:table-row>
            <table:table-row>
              <table:table-cell office:value-type="string">
                <text:p>14:52:08</text:p>
              </table:table-cell>
              <table:table-cell office:value-type="float" office:value="3.361017">
                <text:p>3.361017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14:52:09</text:p>
              </table:table-cell>
              <table:table-cell office:value-type="float" office:value="3.729456">
                <text:p>3.729456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string">
                <text:p>14:52:10</text:p>
              </table:table-cell>
              <table:table-cell office:value-type="float" office:value="3.533499">
                <text:p>3.533499</text:p>
              </table:table-cell>
              <table:table-cell office:value-type="float" office:value="0.008676">
                <text:p>0.008676</text:p>
              </table:table-cell>
            </table:table-row>
            <table:table-row>
              <table:table-cell office:value-type="string">
                <text:p>14:52:11</text:p>
              </table:table-cell>
              <table:table-cell office:value-type="float" office:value="2.729268">
                <text:p>2.729268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14:52:12</text:p>
              </table:table-cell>
              <table:table-cell office:value-type="float" office:value="3.6559">
                <text:p>3.6559</text:p>
              </table:table-cell>
              <table:table-cell office:value-type="float" office:value="0.007601">
                <text:p>0.007601</text:p>
              </table:table-cell>
            </table:table-row>
            <table:table-row>
              <table:table-cell office:value-type="string">
                <text:p>14:52:13</text:p>
              </table:table-cell>
              <table:table-cell office:value-type="float" office:value="3.130604">
                <text:p>3.130604</text:p>
              </table:table-cell>
              <table:table-cell office:value-type="float" office:value="0.006555">
                <text:p>0.006555</text:p>
              </table:table-cell>
            </table:table-row>
            <table:table-row>
              <table:table-cell office:value-type="string">
                <text:p>14:52:14</text:p>
              </table:table-cell>
              <table:table-cell office:value-type="float" office:value="2.951628">
                <text:p>2.951628</text:p>
              </table:table-cell>
              <table:table-cell office:value-type="float" office:value="0.008458">
                <text:p>0.008458</text:p>
              </table:table-cell>
            </table:table-row>
            <table:table-row>
              <table:table-cell office:value-type="string">
                <text:p>14:52:15</text:p>
              </table:table-cell>
              <table:table-cell office:value-type="float" office:value="2.468382">
                <text:p>2.468382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14:52:16</text:p>
              </table:table-cell>
              <table:table-cell office:value-type="float" office:value="3.207592">
                <text:p>3.207592</text:p>
              </table:table-cell>
              <table:table-cell office:value-type="float" office:value="0.010744">
                <text:p>0.010744</text:p>
              </table:table-cell>
            </table:table-row>
            <table:table-row>
              <table:table-cell office:value-type="string">
                <text:p>14:52:17</text:p>
              </table:table-cell>
              <table:table-cell office:value-type="float" office:value="2.613497">
                <text:p>2.613497</text:p>
              </table:table-cell>
              <table:table-cell office:value-type="float" office:value="0.005094">
                <text:p>0.005094</text:p>
              </table:table-cell>
            </table:table-row>
            <table:table-row>
              <table:table-cell office:value-type="string">
                <text:p>14:52:18</text:p>
              </table:table-cell>
              <table:table-cell office:value-type="float" office:value="2.754769">
                <text:p>2.754769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14:52:19</text:p>
              </table:table-cell>
              <table:table-cell office:value-type="float" office:value="2.136409">
                <text:p>2.136409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14:52:20</text:p>
              </table:table-cell>
              <table:table-cell office:value-type="float" office:value="0.034592">
                <text:p>0.034592</text:p>
              </table:table-cell>
              <table:table-cell office:value-type="float" office:value="0.006399">
                <text:p>0.006399</text:p>
              </table:table-cell>
            </table:table-row>
            <table:table-row>
              <table:table-cell office:value-type="string">
                <text:p>14:52:21</text:p>
              </table:table-cell>
              <table:table-cell office:value-type="float" office:value="0.029088">
                <text:p>0.029088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4:52:22</text:p>
              </table:table-cell>
              <table:table-cell office:value-type="float" office:value="0.027651">
                <text:p>0.027651</text:p>
              </table:table-cell>
              <table:table-cell office:value-type="float" office:value="0.005252">
                <text:p>0.005252</text:p>
              </table:table-cell>
            </table:table-row>
            <table:table-row>
              <table:table-cell office:value-type="string">
                <text:p>14:52:23</text:p>
              </table:table-cell>
              <table:table-cell office:value-type="float" office:value="0.032008">
                <text:p>0.032008</text:p>
              </table:table-cell>
              <table:table-cell office:value-type="float" office:value="0.005143">
                <text:p>0.005143</text:p>
              </table:table-cell>
            </table:table-row>
            <table:table-row>
              <table:table-cell office:value-type="string">
                <text:p>14:52:24</text:p>
              </table:table-cell>
              <table:table-cell office:value-type="float" office:value="0.029316">
                <text:p>0.029316</text:p>
              </table:table-cell>
              <table:table-cell office:value-type="float" office:value="0.007201">
                <text:p>0.007201</text:p>
              </table:table-cell>
            </table:table-row>
            <table:table-row>
              <table:table-cell office:value-type="string">
                <text:p>14:52:25</text:p>
              </table:table-cell>
              <table:table-cell office:value-type="float" office:value="0.048636">
                <text:p>0.048636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14:52:26</text:p>
              </table:table-cell>
              <table:table-cell office:value-type="float" office:value="0.046368">
                <text:p>0.046368</text:p>
              </table:table-cell>
              <table:table-cell office:value-type="float" office:value="0.008685">
                <text:p>0.008685</text:p>
              </table:table-cell>
            </table:table-row>
            <table:table-row>
              <table:table-cell office:value-type="string">
                <text:p>14:52:27</text:p>
              </table:table-cell>
              <table:table-cell office:value-type="float" office:value="0.033422">
                <text:p>0.033422</text:p>
              </table:table-cell>
              <table:table-cell office:value-type="float" office:value="0.00614">
                <text:p>0.00614</text:p>
              </table:table-cell>
            </table:table-row>
            <table:table-row>
              <table:table-cell office:value-type="string">
                <text:p>14:52:28</text:p>
              </table:table-cell>
              <table:table-cell office:value-type="float" office:value="0.091498">
                <text:p>0.091498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>
                <text:p>14:52:29</text:p>
              </table:table-cell>
              <table:table-cell office:value-type="float" office:value="0.063369">
                <text:p>0.063369</text:p>
              </table:table-cell>
              <table:table-cell office:value-type="float" office:value="0.007862">
                <text:p>0.007862</text:p>
              </table:table-cell>
            </table:table-row>
            <table:table-row>
              <table:table-cell office:value-type="string">
                <text:p>14:52:30</text:p>
              </table:table-cell>
              <table:table-cell office:value-type="float" office:value="0.092743">
                <text:p>0.092743</text:p>
              </table:table-cell>
              <table:table-cell office:value-type="float" office:value="0.010674">
                <text:p>0.010674</text:p>
              </table:table-cell>
            </table:table-row>
            <table:table-row>
              <table:table-cell office:value-type="string">
                <text:p>14:52:31</text:p>
              </table:table-cell>
              <table:table-cell office:value-type="float" office:value="0.064711">
                <text:p>0.064711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14:52:32</text:p>
              </table:table-cell>
              <table:table-cell office:value-type="float" office:value="0.050295">
                <text:p>0.050295</text:p>
              </table:table-cell>
              <table:table-cell office:value-type="float" office:value="0.006917">
                <text:p>0.006917</text:p>
              </table:table-cell>
            </table:table-row>
            <table:table-row>
              <table:table-cell office:value-type="string">
                <text:p>14:52:33</text:p>
              </table:table-cell>
              <table:table-cell office:value-type="float" office:value="0.04985">
                <text:p>0.04985</text:p>
              </table:table-cell>
              <table:table-cell office:value-type="float" office:value="0.007745">
                <text:p>0.007745</text:p>
              </table:table-cell>
            </table:table-row>
            <table:table-row>
              <table:table-cell office:value-type="string">
                <text:p>14:52:34</text:p>
              </table:table-cell>
              <table:table-cell office:value-type="float" office:value="0.050379">
                <text:p>0.050379</text:p>
              </table:table-cell>
              <table:table-cell office:value-type="float" office:value="0.006003">
                <text:p>0.006003</text:p>
              </table:table-cell>
            </table:table-row>
            <table:table-row>
              <table:table-cell office:value-type="string">
                <text:p>14:52:35</text:p>
              </table:table-cell>
              <table:table-cell office:value-type="float" office:value="0.044028">
                <text:p>0.044028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14:52:36</text:p>
              </table:table-cell>
              <table:table-cell office:value-type="float" office:value="0.05405">
                <text:p>0.05405</text:p>
              </table:table-cell>
              <table:table-cell office:value-type="float" office:value="0.008419">
                <text:p>0.008419</text:p>
              </table:table-cell>
            </table:table-row>
            <table:table-row>
              <table:table-cell office:value-type="string">
                <text:p>14:52:37</text:p>
              </table:table-cell>
              <table:table-cell office:value-type="float" office:value="0.085911">
                <text:p>0.085911</text:p>
              </table:table-cell>
              <table:table-cell office:value-type="float" office:value="0.008494">
                <text:p>0.008494</text:p>
              </table:table-cell>
            </table:table-row>
            <table:table-row>
              <table:table-cell office:value-type="string">
                <text:p>14:52:38</text:p>
              </table:table-cell>
              <table:table-cell office:value-type="float" office:value="0.039669">
                <text:p>0.039669</text:p>
              </table:table-cell>
              <table:table-cell office:value-type="float" office:value="0.005938">
                <text:p>0.005938</text:p>
              </table:table-cell>
            </table:table-row>
            <table:table-row>
              <table:table-cell office:value-type="string">
                <text:p>14:52:39</text:p>
              </table:table-cell>
              <table:table-cell office:value-type="float" office:value="0.048279">
                <text:p>0.048279</text:p>
              </table:table-cell>
              <table:table-cell office:value-type="float" office:value="0.007475">
                <text:p>0.007475</text:p>
              </table:table-cell>
            </table:table-row>
            <table:table-row>
              <table:table-cell office:value-type="string">
                <text:p>14:52:40</text:p>
              </table:table-cell>
              <table:table-cell office:value-type="float" office:value="0.057876">
                <text:p>0.057876</text:p>
              </table:table-cell>
              <table:table-cell office:value-type="float" office:value="0.010505">
                <text:p>0.010505</text:p>
              </table:table-cell>
            </table:table-row>
            <table:table-row>
              <table:table-cell office:value-type="string">
                <text:p>14:52:41</text:p>
              </table:table-cell>
              <table:table-cell office:value-type="float" office:value="0.079949">
                <text:p>0.079949</text:p>
              </table:table-cell>
              <table:table-cell office:value-type="float" office:value="0.010584">
                <text:p>0.010584</text:p>
              </table:table-cell>
            </table:table-row>
            <table:table-row>
              <table:table-cell office:value-type="string">
                <text:p>14:52:42</text:p>
              </table:table-cell>
              <table:table-cell office:value-type="float" office:value="0.054023">
                <text:p>0.054023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14:52:43</text:p>
              </table:table-cell>
              <table:table-cell office:value-type="float" office:value="0.116638">
                <text:p>0.116638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14:52:44</text:p>
              </table:table-cell>
              <table:table-cell office:value-type="float" office:value="0.084038">
                <text:p>0.084038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14:52:45</text:p>
              </table:table-cell>
              <table:table-cell office:value-type="float" office:value="0.081842">
                <text:p>0.081842</text:p>
              </table:table-cell>
              <table:table-cell office:value-type="float" office:value="0.008008">
                <text:p>0.008008</text:p>
              </table:table-cell>
            </table:table-row>
            <table:table-row>
              <table:table-cell office:value-type="string">
                <text:p>14:52:46</text:p>
              </table:table-cell>
              <table:table-cell office:value-type="float" office:value="0.088062">
                <text:p>0.088062</text:p>
              </table:table-cell>
              <table:table-cell office:value-type="float" office:value="0.011172">
                <text:p>0.011172</text:p>
              </table:table-cell>
            </table:table-row>
            <table:table-row>
              <table:table-cell office:value-type="string">
                <text:p>14:52:47</text:p>
              </table:table-cell>
              <table:table-cell office:value-type="float" office:value="0.107884">
                <text:p>0.107884</text:p>
              </table:table-cell>
              <table:table-cell office:value-type="float" office:value="0.008847">
                <text:p>0.008847</text:p>
              </table:table-cell>
            </table:table-row>
            <table:table-row>
              <table:table-cell office:value-type="string">
                <text:p>14:52:48</text:p>
              </table:table-cell>
              <table:table-cell office:value-type="float" office:value="0.104887">
                <text:p>0.104887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14:52:49</text:p>
              </table:table-cell>
              <table:table-cell office:value-type="float" office:value="0.088793">
                <text:p>0.088793</text:p>
              </table:table-cell>
              <table:table-cell office:value-type="float" office:value="0.009848">
                <text:p>0.009848</text:p>
              </table:table-cell>
            </table:table-row>
            <table:table-row>
              <table:table-cell office:value-type="string">
                <text:p>14:52:50</text:p>
              </table:table-cell>
              <table:table-cell office:value-type="float" office:value="0.103541">
                <text:p>0.103541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14:52:51</text:p>
              </table:table-cell>
              <table:table-cell office:value-type="float" office:value="0.084448">
                <text:p>0.084448</text:p>
              </table:table-cell>
              <table:table-cell office:value-type="float" office:value="0.009871">
                <text:p>0.009871</text:p>
              </table:table-cell>
            </table:table-row>
            <table:table-row>
              <table:table-cell office:value-type="string">
                <text:p>14:52:52</text:p>
              </table:table-cell>
              <table:table-cell office:value-type="float" office:value="0.119775">
                <text:p>0.119775</text:p>
              </table:table-cell>
              <table:table-cell office:value-type="float" office:value="0.010145">
                <text:p>0.010145</text:p>
              </table:table-cell>
            </table:table-row>
            <table:table-row>
              <table:table-cell office:value-type="string">
                <text:p>14:52:53</text:p>
              </table:table-cell>
              <table:table-cell office:value-type="float" office:value="0.123002">
                <text:p>0.12300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4:52:54</text:p>
              </table:table-cell>
              <table:table-cell office:value-type="float" office:value="0.103007">
                <text:p>0.103007</text:p>
              </table:table-cell>
              <table:table-cell office:value-type="float" office:value="0.016997">
                <text:p>0.016997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0.637367">
                <text:p>0.637367</text:p>
              </table:table-cell>
              <table:table-cell office:value-type="float" office:value="0.017856">
                <text:p>0.017856</text:p>
              </table:table-cell>
            </table:table-row>
            <table:table-row>
              <table:table-cell office:value-type="string">
                <text:p>14:52:56</text:p>
              </table:table-cell>
              <table:table-cell office:value-type="float" office:value="0.860854">
                <text:p>0.860854</text:p>
              </table:table-cell>
              <table:table-cell office:value-type="float" office:value="0.008991">
                <text:p>0.008991</text:p>
              </table:table-cell>
            </table:table-row>
            <table:table-row>
              <table:table-cell office:value-type="string">
                <text:p>14:52:57</text:p>
              </table:table-cell>
              <table:table-cell office:value-type="float" office:value="0.867268">
                <text:p>0.867268</text:p>
              </table:table-cell>
              <table:table-cell office:value-type="float" office:value="0.007814">
                <text:p>0.007814</text:p>
              </table:table-cell>
            </table:table-row>
            <table:table-row>
              <table:table-cell office:value-type="string">
                <text:p>14:52:58</text:p>
              </table:table-cell>
              <table:table-cell office:value-type="float" office:value="0.858942">
                <text:p>0.858942</text:p>
              </table:table-cell>
              <table:table-cell office:value-type="float" office:value="0.012345">
                <text:p>0.012345</text:p>
              </table:table-cell>
            </table:table-row>
            <table:table-row>
              <table:table-cell office:value-type="string">
                <text:p>14:52:59</text:p>
              </table:table-cell>
              <table:table-cell office:value-type="float" office:value="0.623719">
                <text:p>0.623719</text:p>
              </table:table-cell>
              <table:table-cell office:value-type="float" office:value="0.010272">
                <text:p>0.010272</text:p>
              </table:table-cell>
            </table:table-row>
            <table:table-row>
              <table:table-cell office:value-type="string">
                <text:p>14:53:00</text:p>
              </table:table-cell>
              <table:table-cell office:value-type="float" office:value="0.189069">
                <text:p>0.189069</text:p>
              </table:table-cell>
              <table:table-cell office:value-type="float" office:value="0.008096">
                <text:p>0.008096</text:p>
              </table:table-cell>
            </table:table-row>
            <table:table-row>
              <table:table-cell office:value-type="string">
                <text:p>14:53:01</text:p>
              </table:table-cell>
              <table:table-cell office:value-type="float" office:value="0.205443">
                <text:p>0.205443</text:p>
              </table:table-cell>
              <table:table-cell office:value-type="float" office:value="0.022959">
                <text:p>0.022959</text:p>
              </table:table-cell>
            </table:table-row>
            <table:table-row>
              <table:table-cell office:value-type="string">
                <text:p>14:53:02</text:p>
              </table:table-cell>
              <table:table-cell office:value-type="float" office:value="0.392157">
                <text:p>0.392157</text:p>
              </table:table-cell>
              <table:table-cell office:value-type="float" office:value="0.036947">
                <text:p>0.036947</text:p>
              </table:table-cell>
            </table:table-row>
            <table:table-row>
              <table:table-cell office:value-type="string">
                <text:p>14:53:03</text:p>
              </table:table-cell>
              <table:table-cell office:value-type="float" office:value="0.47808">
                <text:p>0.47808</text:p>
              </table:table-cell>
              <table:table-cell office:value-type="float" office:value="0.040311">
                <text:p>0.040311</text:p>
              </table:table-cell>
            </table:table-row>
            <table:table-row>
              <table:table-cell office:value-type="string">
                <text:p>14:53:04</text:p>
              </table:table-cell>
              <table:table-cell office:value-type="float" office:value="1.011389">
                <text:p>1.011389</text:p>
              </table:table-cell>
              <table:table-cell office:value-type="float" office:value="0.013153">
                <text:p>0.013153</text:p>
              </table:table-cell>
            </table:table-row>
            <table:table-row>
              <table:table-cell office:value-type="string">
                <text:p>14:53:05</text:p>
              </table:table-cell>
              <table:table-cell office:value-type="float" office:value="0.777995">
                <text:p>0.777995</text:p>
              </table:table-cell>
              <table:table-cell office:value-type="float" office:value="0.005284">
                <text:p>0.005284</text:p>
              </table:table-cell>
            </table:table-row>
            <table:table-row>
              <table:table-cell office:value-type="string">
                <text:p>14:53:06</text:p>
              </table:table-cell>
              <table:table-cell office:value-type="float" office:value="0.943448">
                <text:p>0.943448</text:p>
              </table:table-cell>
              <table:table-cell office:value-type="float" office:value="0.014568">
                <text:p>0.014568</text:p>
              </table:table-cell>
            </table:table-row>
            <table:table-row>
              <table:table-cell office:value-type="string">
                <text:p>14:53:07</text:p>
              </table:table-cell>
              <table:table-cell office:value-type="float" office:value="0.756372">
                <text:p>0.756372</text:p>
              </table:table-cell>
              <table:table-cell office:value-type="float" office:value="0.021641">
                <text:p>0.021641</text:p>
              </table:table-cell>
            </table:table-row>
            <table:table-row>
              <table:table-cell office:value-type="string">
                <text:p>14:53:08</text:p>
              </table:table-cell>
              <table:table-cell office:value-type="float" office:value="0.591391">
                <text:p>0.591391</text:p>
              </table:table-cell>
              <table:table-cell office:value-type="float" office:value="0.022055">
                <text:p>0.022055</text:p>
              </table:table-cell>
            </table:table-row>
            <table:table-row>
              <table:table-cell office:value-type="string">
                <text:p>14:53:09</text:p>
              </table:table-cell>
              <table:table-cell office:value-type="float" office:value="0.546553">
                <text:p>0.546553</text:p>
              </table:table-cell>
              <table:table-cell office:value-type="float" office:value="0.042882">
                <text:p>0.042882</text:p>
              </table:table-cell>
            </table:table-row>
            <table:table-row>
              <table:table-cell office:value-type="string">
                <text:p>14:53:10</text:p>
              </table:table-cell>
              <table:table-cell office:value-type="float" office:value="0.617638">
                <text:p>0.617638</text:p>
              </table:table-cell>
              <table:table-cell office:value-type="float" office:value="0.069232">
                <text:p>0.069232</text:p>
              </table:table-cell>
            </table:table-row>
            <table:table-row>
              <table:table-cell office:value-type="string">
                <text:p>14:53:11</text:p>
              </table:table-cell>
              <table:table-cell office:value-type="float" office:value="0.570056">
                <text:p>0.570056</text:p>
              </table:table-cell>
              <table:table-cell office:value-type="float" office:value="0.054893">
                <text:p>0.054893</text:p>
              </table:table-cell>
            </table:table-row>
            <table:table-row>
              <table:table-cell office:value-type="string">
                <text:p>14:53:12</text:p>
              </table:table-cell>
              <table:table-cell office:value-type="float" office:value="0.510864">
                <text:p>0.510864</text:p>
              </table:table-cell>
              <table:table-cell office:value-type="float" office:value="0.042732">
                <text:p>0.042732</text:p>
              </table:table-cell>
            </table:table-row>
            <table:table-row>
              <table:table-cell office:value-type="string">
                <text:p>14:53:13</text:p>
              </table:table-cell>
              <table:table-cell office:value-type="float" office:value="0.324362">
                <text:p>0.324362</text:p>
              </table:table-cell>
              <table:table-cell office:value-type="float" office:value="0.032122">
                <text:p>0.032122</text:p>
              </table:table-cell>
            </table:table-row>
            <table:table-row>
              <table:table-cell office:value-type="string">
                <text:p>14:53:14</text:p>
              </table:table-cell>
              <table:table-cell office:value-type="float" office:value="0.312729">
                <text:p>0.312729</text:p>
              </table:table-cell>
              <table:table-cell office:value-type="float" office:value="0.037921">
                <text:p>0.037921</text:p>
              </table:table-cell>
            </table:table-row>
            <table:table-row>
              <table:table-cell office:value-type="string">
                <text:p>14:53:15</text:p>
              </table:table-cell>
              <table:table-cell office:value-type="float" office:value="0.367594">
                <text:p>0.367594</text:p>
              </table:table-cell>
              <table:table-cell office:value-type="float" office:value="0.024796">
                <text:p>0.024796</text:p>
              </table:table-cell>
            </table:table-row>
            <table:table-row>
              <table:table-cell office:value-type="string">
                <text:p>14:53:16</text:p>
              </table:table-cell>
              <table:table-cell office:value-type="float" office:value="0.378219">
                <text:p>0.378219</text:p>
              </table:table-cell>
              <table:table-cell office:value-type="float" office:value="0.02373">
                <text:p>0.02373</text:p>
              </table:table-cell>
            </table:table-row>
            <table:table-row>
              <table:table-cell office:value-type="string">
                <text:p>14:53:17</text:p>
              </table:table-cell>
              <table:table-cell office:value-type="float" office:value="1.089781">
                <text:p>1.089781</text:p>
              </table:table-cell>
              <table:table-cell office:value-type="float" office:value="0.030762">
                <text:p>0.030762</text:p>
              </table:table-cell>
            </table:table-row>
            <table:table-row>
              <table:table-cell office:value-type="string">
                <text:p>14:53:18</text:p>
              </table:table-cell>
              <table:table-cell office:value-type="float" office:value="1.54138">
                <text:p>1.54138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14:53:19</text:p>
              </table:table-cell>
              <table:table-cell office:value-type="float" office:value="1.604572">
                <text:p>1.604572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14:53:20</text:p>
              </table:table-cell>
              <table:table-cell office:value-type="float" office:value="1.506033">
                <text:p>1.506033</text:p>
              </table:table-cell>
              <table:table-cell office:value-type="float" office:value="0.014449">
                <text:p>0.014449</text:p>
              </table:table-cell>
            </table:table-row>
            <table:table-row>
              <table:table-cell office:value-type="string">
                <text:p>14:53:21</text:p>
              </table:table-cell>
              <table:table-cell office:value-type="float" office:value="1.396068">
                <text:p>1.396068</text:p>
              </table:table-cell>
              <table:table-cell office:value-type="float" office:value="0.019293">
                <text:p>0.019293</text:p>
              </table:table-cell>
            </table:table-row>
            <table:table-row>
              <table:table-cell office:value-type="string">
                <text:p>14:53:22</text:p>
              </table:table-cell>
              <table:table-cell office:value-type="float" office:value="0.933818">
                <text:p>0.933818</text:p>
              </table:table-cell>
              <table:table-cell office:value-type="float" office:value="0.022357">
                <text:p>0.022357</text:p>
              </table:table-cell>
            </table:table-row>
            <table:table-row>
              <table:table-cell office:value-type="string">
                <text:p>14:53:23</text:p>
              </table:table-cell>
              <table:table-cell office:value-type="float" office:value="0.328987">
                <text:p>0.328987</text:p>
              </table:table-cell>
              <table:table-cell office:value-type="float" office:value="0.022325">
                <text:p>0.022325</text:p>
              </table:table-cell>
            </table:table-row>
            <table:table-row>
              <table:table-cell office:value-type="string">
                <text:p>14:53:24</text:p>
              </table:table-cell>
              <table:table-cell office:value-type="float" office:value="0.352962">
                <text:p>0.352962</text:p>
              </table:table-cell>
              <table:table-cell office:value-type="float" office:value="0.027735">
                <text:p>0.027735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0.546228">
                <text:p>0.546228</text:p>
              </table:table-cell>
              <table:table-cell office:value-type="float" office:value="0.049978">
                <text:p>0.049978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0.444121">
                <text:p>0.444121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14:53:27</text:p>
              </table:table-cell>
              <table:table-cell office:value-type="float" office:value="0.351864">
                <text:p>0.351864</text:p>
              </table:table-cell>
              <table:table-cell office:value-type="float" office:value="0.03521">
                <text:p>0.03521</text:p>
              </table:table-cell>
            </table:table-row>
            <table:table-row>
              <table:table-cell office:value-type="string">
                <text:p>14:53:28</text:p>
              </table:table-cell>
              <table:table-cell office:value-type="float" office:value="0.326358">
                <text:p>0.326358</text:p>
              </table:table-cell>
              <table:table-cell office:value-type="float" office:value="0.028056">
                <text:p>0.028056</text:p>
              </table:table-cell>
            </table:table-row>
            <table:table-row>
              <table:table-cell office:value-type="string">
                <text:p>14:53:29</text:p>
              </table:table-cell>
              <table:table-cell office:value-type="float" office:value="0.313139">
                <text:p>0.313139</text:p>
              </table:table-cell>
              <table:table-cell office:value-type="float" office:value="0.020625">
                <text:p>0.020625</text:p>
              </table:table-cell>
            </table:table-row>
            <table:table-row>
              <table:table-cell office:value-type="string">
                <text:p>14:53:30</text:p>
              </table:table-cell>
              <table:table-cell office:value-type="float" office:value="0.237969">
                <text:p>0.237969</text:p>
              </table:table-cell>
              <table:table-cell office:value-type="float" office:value="0.026649">
                <text:p>0.026649</text:p>
              </table:table-cell>
            </table:table-row>
            <table:table-row>
              <table:table-cell office:value-type="string">
                <text:p>14:53:31</text:p>
              </table:table-cell>
              <table:table-cell office:value-type="float" office:value="0.275798">
                <text:p>0.275798</text:p>
              </table:table-cell>
              <table:table-cell office:value-type="float" office:value="0.025029">
                <text:p>0.025029</text:p>
              </table:table-cell>
            </table:table-row>
            <table:table-row>
              <table:table-cell office:value-type="string">
                <text:p>14:53:32</text:p>
              </table:table-cell>
              <table:table-cell office:value-type="float" office:value="0.278914">
                <text:p>0.278914</text:p>
              </table:table-cell>
              <table:table-cell office:value-type="float" office:value="0.01657">
                <text:p>0.01657</text:p>
              </table:table-cell>
            </table:table-row>
            <table:table-row>
              <table:table-cell office:value-type="string">
                <text:p>14:53:33</text:p>
              </table:table-cell>
              <table:table-cell office:value-type="float" office:value="0.259492">
                <text:p>0.259492</text:p>
              </table:table-cell>
              <table:table-cell office:value-type="float" office:value="0.02178">
                <text:p>0.02178</text:p>
              </table:table-cell>
            </table:table-row>
            <table:table-row>
              <table:table-cell office:value-type="string">
                <text:p>14:53:34</text:p>
              </table:table-cell>
              <table:table-cell office:value-type="float" office:value="0.260198">
                <text:p>0.260198</text:p>
              </table:table-cell>
              <table:table-cell office:value-type="float" office:value="0.025138">
                <text:p>0.025138</text:p>
              </table:table-cell>
            </table:table-row>
            <table:table-row>
              <table:table-cell office:value-type="string">
                <text:p>14:53:35</text:p>
              </table:table-cell>
              <table:table-cell office:value-type="float" office:value="0.376939">
                <text:p>0.376939</text:p>
              </table:table-cell>
              <table:table-cell office:value-type="float" office:value="0.026268">
                <text:p>0.026268</text:p>
              </table:table-cell>
            </table:table-row>
            <table:table-row>
              <table:table-cell office:value-type="string">
                <text:p>14:53:36</text:p>
              </table:table-cell>
              <table:table-cell office:value-type="float" office:value="0.270544">
                <text:p>0.270544</text:p>
              </table:table-cell>
              <table:table-cell office:value-type="float" office:value="0.025329">
                <text:p>0.025329</text:p>
              </table:table-cell>
            </table:table-row>
            <table:table-row>
              <table:table-cell office:value-type="string">
                <text:p>14:53:37</text:p>
              </table:table-cell>
              <table:table-cell office:value-type="float" office:value="0.233613">
                <text:p>0.233613</text:p>
              </table:table-cell>
              <table:table-cell office:value-type="float" office:value="0.025588">
                <text:p>0.025588</text:p>
              </table:table-cell>
            </table:table-row>
            <table:table-row>
              <table:table-cell office:value-type="string">
                <text:p>14:53:38</text:p>
              </table:table-cell>
              <table:table-cell office:value-type="float" office:value="0.273837">
                <text:p>0.273837</text:p>
              </table:table-cell>
              <table:table-cell office:value-type="float" office:value="0.017107">
                <text:p>0.017107</text:p>
              </table:table-cell>
            </table:table-row>
            <table:table-row>
              <table:table-cell office:value-type="string">
                <text:p>14:53:39</text:p>
              </table:table-cell>
              <table:table-cell office:value-type="float" office:value="0.189356">
                <text:p>0.189356</text:p>
              </table:table-cell>
              <table:table-cell office:value-type="float" office:value="0.018498">
                <text:p>0.018498</text:p>
              </table:table-cell>
            </table:table-row>
            <table:table-row>
              <table:table-cell office:value-type="string">
                <text:p>14:53:40</text:p>
              </table:table-cell>
              <table:table-cell office:value-type="float" office:value="0.282247">
                <text:p>0.282247</text:p>
              </table:table-cell>
              <table:table-cell office:value-type="float" office:value="0.019584">
                <text:p>0.019584</text:p>
              </table:table-cell>
            </table:table-row>
            <table:table-row>
              <table:table-cell office:value-type="string">
                <text:p>14:53:41</text:p>
              </table:table-cell>
              <table:table-cell office:value-type="float" office:value="0.265621">
                <text:p>0.265621</text:p>
              </table:table-cell>
              <table:table-cell office:value-type="float" office:value="0.020638">
                <text:p>0.020638</text:p>
              </table:table-cell>
            </table:table-row>
            <table:table-row>
              <table:table-cell office:value-type="string">
                <text:p>14:53:42</text:p>
              </table:table-cell>
              <table:table-cell office:value-type="float" office:value="0.437413">
                <text:p>0.437413</text:p>
              </table:table-cell>
              <table:table-cell office:value-type="float" office:value="0.029263">
                <text:p>0.029263</text:p>
              </table:table-cell>
            </table:table-row>
            <table:table-row>
              <table:table-cell office:value-type="string">
                <text:p>14:53:43</text:p>
              </table:table-cell>
              <table:table-cell office:value-type="float" office:value="0.303703">
                <text:p>0.303703</text:p>
              </table:table-cell>
              <table:table-cell office:value-type="float" office:value="0.016901">
                <text:p>0.016901</text:p>
              </table:table-cell>
            </table:table-row>
            <table:table-row>
              <table:table-cell office:value-type="string">
                <text:p>14:53:44</text:p>
              </table:table-cell>
              <table:table-cell office:value-type="float" office:value="0.302649">
                <text:p>0.302649</text:p>
              </table:table-cell>
              <table:table-cell office:value-type="float" office:value="0.030239">
                <text:p>0.030239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0.225883">
                <text:p>0.225883</text:p>
              </table:table-cell>
              <table:table-cell office:value-type="float" office:value="0.022713">
                <text:p>0.022713</text:p>
              </table:table-cell>
            </table:table-row>
            <table:table-row>
              <table:table-cell office:value-type="string">
                <text:p>14:53:46</text:p>
              </table:table-cell>
              <table:table-cell office:value-type="float" office:value="0.332532">
                <text:p>0.332532</text:p>
              </table:table-cell>
              <table:table-cell office:value-type="float" office:value="0.034708">
                <text:p>0.034708</text:p>
              </table:table-cell>
            </table:table-row>
            <table:table-row>
              <table:table-cell office:value-type="string">
                <text:p>14:53:47</text:p>
              </table:table-cell>
              <table:table-cell office:value-type="float" office:value="0.472444">
                <text:p>0.472444</text:p>
              </table:table-cell>
              <table:table-cell office:value-type="float" office:value="0.039731">
                <text:p>0.039731</text:p>
              </table:table-cell>
            </table:table-row>
            <table:table-row>
              <table:table-cell office:value-type="string">
                <text:p>14:53:48</text:p>
              </table:table-cell>
              <table:table-cell office:value-type="float" office:value="0.364645">
                <text:p>0.364645</text:p>
              </table:table-cell>
              <table:table-cell office:value-type="float" office:value="0.047152">
                <text:p>0.047152</text:p>
              </table:table-cell>
            </table:table-row>
            <table:table-row>
              <table:table-cell office:value-type="string">
                <text:p>14:53:49</text:p>
              </table:table-cell>
              <table:table-cell office:value-type="float" office:value="0.328229">
                <text:p>0.328229</text:p>
              </table:table-cell>
              <table:table-cell office:value-type="float" office:value="0.039221">
                <text:p>0.039221</text:p>
              </table:table-cell>
            </table:table-row>
            <table:table-row>
              <table:table-cell office:value-type="string">
                <text:p>14:53:50</text:p>
              </table:table-cell>
              <table:table-cell office:value-type="float" office:value="0.318277">
                <text:p>0.318277</text:p>
              </table:table-cell>
              <table:table-cell office:value-type="float" office:value="0.041251">
                <text:p>0.041251</text:p>
              </table:table-cell>
            </table:table-row>
            <table:table-row>
              <table:table-cell office:value-type="string">
                <text:p>14:53:51</text:p>
              </table:table-cell>
              <table:table-cell office:value-type="float" office:value="0.319579">
                <text:p>0.319579</text:p>
              </table:table-cell>
              <table:table-cell office:value-type="float" office:value="0.039131">
                <text:p>0.039131</text:p>
              </table:table-cell>
            </table:table-row>
            <table:table-row>
              <table:table-cell office:value-type="string">
                <text:p>14:53:52</text:p>
              </table:table-cell>
              <table:table-cell office:value-type="float" office:value="0.356156">
                <text:p>0.356156</text:p>
              </table:table-cell>
              <table:table-cell office:value-type="float" office:value="0.04191">
                <text:p>0.04191</text:p>
              </table:table-cell>
            </table:table-row>
            <table:table-row>
              <table:table-cell office:value-type="string">
                <text:p>14:53:53</text:p>
              </table:table-cell>
              <table:table-cell office:value-type="float" office:value="0.375334">
                <text:p>0.375334</text:p>
              </table:table-cell>
              <table:table-cell office:value-type="float" office:value="0.039294">
                <text:p>0.039294</text:p>
              </table:table-cell>
            </table:table-row>
            <table:table-row>
              <table:table-cell office:value-type="string">
                <text:p>14:53:54</text:p>
              </table:table-cell>
              <table:table-cell office:value-type="float" office:value="0.469092">
                <text:p>0.469092</text:p>
              </table:table-cell>
              <table:table-cell office:value-type="float" office:value="0.027509">
                <text:p>0.027509</text:p>
              </table:table-cell>
            </table:table-row>
            <table:table-row>
              <table:table-cell office:value-type="string">
                <text:p>14:53:55</text:p>
              </table:table-cell>
              <table:table-cell office:value-type="float" office:value="0.436029">
                <text:p>0.436029</text:p>
              </table:table-cell>
              <table:table-cell office:value-type="float" office:value="0.041542">
                <text:p>0.041542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0.344005">
                <text:p>0.344005</text:p>
              </table:table-cell>
              <table:table-cell office:value-type="float" office:value="0.030936">
                <text:p>0.030936</text:p>
              </table:table-cell>
            </table:table-row>
            <table:table-row>
              <table:table-cell office:value-type="string">
                <text:p>14:53:57</text:p>
              </table:table-cell>
              <table:table-cell office:value-type="float" office:value="0.329311">
                <text:p>0.329311</text:p>
              </table:table-cell>
              <table:table-cell office:value-type="float" office:value="0.025434">
                <text:p>0.025434</text:p>
              </table:table-cell>
            </table:table-row>
            <table:table-row>
              <table:table-cell office:value-type="string">
                <text:p>14:53:58</text:p>
              </table:table-cell>
              <table:table-cell office:value-type="float" office:value="0.383339">
                <text:p>0.383339</text:p>
              </table:table-cell>
              <table:table-cell office:value-type="float" office:value="0.029807">
                <text:p>0.029807</text:p>
              </table:table-cell>
            </table:table-row>
            <table:table-row>
              <table:table-cell office:value-type="string">
                <text:p>14:53:59</text:p>
              </table:table-cell>
              <table:table-cell office:value-type="float" office:value="0.347695">
                <text:p>0.347695</text:p>
              </table:table-cell>
              <table:table-cell office:value-type="float" office:value="0.030295">
                <text:p>0.030295</text:p>
              </table:table-cell>
            </table:table-row>
            <table:table-row>
              <table:table-cell office:value-type="string">
                <text:p>14:54:00</text:p>
              </table:table-cell>
              <table:table-cell office:value-type="float" office:value="2.14164">
                <text:p>2.14164</text:p>
              </table:table-cell>
              <table:table-cell office:value-type="float" office:value="0.026579">
                <text:p>0.026579</text:p>
              </table:table-cell>
            </table:table-row>
            <table:table-row>
              <table:table-cell office:value-type="string">
                <text:p>14:54:01</text:p>
              </table:table-cell>
              <table:table-cell office:value-type="float" office:value="4.316412">
                <text:p>4.316412</text:p>
              </table:table-cell>
              <table:table-cell office:value-type="float" office:value="0.021341">
                <text:p>0.021341</text:p>
              </table:table-cell>
            </table:table-row>
            <table:table-row>
              <table:table-cell office:value-type="string">
                <text:p>14:54:02</text:p>
              </table:table-cell>
              <table:table-cell office:value-type="float" office:value="4.321298">
                <text:p>4.321298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14:54:03</text:p>
              </table:table-cell>
              <table:table-cell office:value-type="float" office:value="3.812482">
                <text:p>3.812482</text:p>
              </table:table-cell>
              <table:table-cell office:value-type="float" office:value="0.008377">
                <text:p>0.008377</text:p>
              </table:table-cell>
            </table:table-row>
            <table:table-row>
              <table:table-cell office:value-type="string">
                <text:p>14:54:04</text:p>
              </table:table-cell>
              <table:table-cell office:value-type="float" office:value="4.313931">
                <text:p>4.313931</text:p>
              </table:table-cell>
              <table:table-cell office:value-type="float" office:value="0.007694">
                <text:p>0.007694</text:p>
              </table:table-cell>
            </table:table-row>
            <table:table-row>
              <table:table-cell office:value-type="string">
                <text:p>14:54:05</text:p>
              </table:table-cell>
              <table:table-cell office:value-type="float" office:value="4.308011">
                <text:p>4.308011</text:p>
              </table:table-cell>
              <table:table-cell office:value-type="float" office:value="0.010453">
                <text:p>0.010453</text:p>
              </table:table-cell>
            </table:table-row>
            <table:table-row>
              <table:table-cell office:value-type="string">
                <text:p>14:54:06</text:p>
              </table:table-cell>
              <table:table-cell office:value-type="float" office:value="3.700788">
                <text:p>3.700788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14:54:07</text:p>
              </table:table-cell>
              <table:table-cell office:value-type="float" office:value="3.949901">
                <text:p>3.949901</text:p>
              </table:table-cell>
              <table:table-cell office:value-type="float" office:value="0.00685">
                <text:p>0.00685</text:p>
              </table:table-cell>
            </table:table-row>
            <table:table-row>
              <table:table-cell office:value-type="string">
                <text:p>14:54:08</text:p>
              </table:table-cell>
              <table:table-cell office:value-type="float" office:value="4.3496">
                <text:p>4.3496</text:p>
              </table:table-cell>
              <table:table-cell office:value-type="float" office:value="0.007552">
                <text:p>0.007552</text:p>
              </table:table-cell>
            </table:table-row>
            <table:table-row>
              <table:table-cell office:value-type="string">
                <text:p>14:54:09</text:p>
              </table:table-cell>
              <table:table-cell office:value-type="float" office:value="4.915067">
                <text:p>4.915067</text:p>
              </table:table-cell>
              <table:table-cell office:value-type="float" office:value="0.003518">
                <text:p>0.003518</text:p>
              </table:table-cell>
            </table:table-row>
            <table:table-row>
              <table:table-cell office:value-type="string">
                <text:p>14:54:10</text:p>
              </table:table-cell>
              <table:table-cell office:value-type="float" office:value="4.703966">
                <text:p>4.703966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4:54:11</text:p>
              </table:table-cell>
              <table:table-cell office:value-type="float" office:value="4.374917">
                <text:p>4.374917</text:p>
              </table:table-cell>
              <table:table-cell office:value-type="float" office:value="0.014998">
                <text:p>0.014998</text:p>
              </table:table-cell>
            </table:table-row>
            <table:table-row>
              <table:table-cell office:value-type="string">
                <text:p>14:54:12</text:p>
              </table:table-cell>
              <table:table-cell office:value-type="float" office:value="4.212263">
                <text:p>4.212263</text:p>
              </table:table-cell>
              <table:table-cell office:value-type="float" office:value="0.008914">
                <text:p>0.008914</text:p>
              </table:table-cell>
            </table:table-row>
            <table:table-row>
              <table:table-cell office:value-type="string">
                <text:p>14:54:13</text:p>
              </table:table-cell>
              <table:table-cell office:value-type="float" office:value="4.592288">
                <text:p>4.592288</text:p>
              </table:table-cell>
              <table:table-cell office:value-type="float" office:value="0.016814">
                <text:p>0.016814</text:p>
              </table:table-cell>
            </table:table-row>
            <table:table-row>
              <table:table-cell office:value-type="string">
                <text:p>14:54:14</text:p>
              </table:table-cell>
              <table:table-cell office:value-type="float" office:value="5.640623">
                <text:p>5.640623</text:p>
              </table:table-cell>
              <table:table-cell office:value-type="float" office:value="0.015044">
                <text:p>0.015044</text:p>
              </table:table-cell>
            </table:table-row>
            <table:table-row>
              <table:table-cell office:value-type="string">
                <text:p>14:54:15</text:p>
              </table:table-cell>
              <table:table-cell office:value-type="float" office:value="5.660824">
                <text:p>5.660824</text:p>
              </table:table-cell>
              <table:table-cell office:value-type="float" office:value="0.01057">
                <text:p>0.01057</text:p>
              </table:table-cell>
            </table:table-row>
            <table:table-row>
              <table:table-cell office:value-type="string">
                <text:p>14:54:16</text:p>
              </table:table-cell>
              <table:table-cell office:value-type="float" office:value="5.4103">
                <text:p>5.4103</text:p>
              </table:table-cell>
              <table:table-cell office:value-type="float" office:value="0.009862">
                <text:p>0.009862</text:p>
              </table:table-cell>
            </table:table-row>
            <table:table-row>
              <table:table-cell office:value-type="string">
                <text:p>14:54:17</text:p>
              </table:table-cell>
              <table:table-cell office:value-type="float" office:value="3.160533">
                <text:p>3.160533</text:p>
              </table:table-cell>
              <table:table-cell office:value-type="float" office:value="0.010784">
                <text:p>0.010784</text:p>
              </table:table-cell>
            </table:table-row>
            <table:table-row>
              <table:table-cell office:value-type="string">
                <text:p>14:54:18</text:p>
              </table:table-cell>
              <table:table-cell office:value-type="float" office:value="2.394842">
                <text:p>2.394842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14:54:19</text:p>
              </table:table-cell>
              <table:table-cell office:value-type="float" office:value="2.613594">
                <text:p>2.613594</text:p>
              </table:table-cell>
              <table:table-cell office:value-type="float" office:value="0.006423">
                <text:p>0.006423</text:p>
              </table:table-cell>
            </table:table-row>
            <table:table-row>
              <table:table-cell office:value-type="string">
                <text:p>14:54:20</text:p>
              </table:table-cell>
              <table:table-cell office:value-type="float" office:value="2.242971">
                <text:p>2.242971</text:p>
              </table:table-cell>
              <table:table-cell office:value-type="float" office:value="0.008528">
                <text:p>0.008528</text:p>
              </table:table-cell>
            </table:table-row>
            <table:table-row>
              <table:table-cell office:value-type="string">
                <text:p>14:54:21</text:p>
              </table:table-cell>
              <table:table-cell office:value-type="float" office:value="2.090194">
                <text:p>2.090194</text:p>
              </table:table-cell>
              <table:table-cell office:value-type="float" office:value="0.006192">
                <text:p>0.006192</text:p>
              </table:table-cell>
            </table:table-row>
            <table:table-row>
              <table:table-cell office:value-type="string">
                <text:p>14:54:22</text:p>
              </table:table-cell>
              <table:table-cell office:value-type="float" office:value="2.333282">
                <text:p>2.333282</text:p>
              </table:table-cell>
              <table:table-cell office:value-type="float" office:value="0.009141">
                <text:p>0.009141</text:p>
              </table:table-cell>
            </table:table-row>
            <table:table-row>
              <table:table-cell office:value-type="string">
                <text:p>14:54:23</text:p>
              </table:table-cell>
              <table:table-cell office:value-type="float" office:value="2.097677">
                <text:p>2.097677</text:p>
              </table:table-cell>
              <table:table-cell office:value-type="float" office:value="0.008385">
                <text:p>0.008385</text:p>
              </table:table-cell>
            </table:table-row>
            <table:table-row>
              <table:table-cell office:value-type="string">
                <text:p>14:54:24</text:p>
              </table:table-cell>
              <table:table-cell office:value-type="float" office:value="2.354737">
                <text:p>2.354737</text:p>
              </table:table-cell>
              <table:table-cell office:value-type="float" office:value="0.00642">
                <text:p>0.00642</text:p>
              </table:table-cell>
            </table:table-row>
            <table:table-row>
              <table:table-cell office:value-type="string">
                <text:p>14:54:25</text:p>
              </table:table-cell>
              <table:table-cell office:value-type="float" office:value="1.894461">
                <text:p>1.894461</text:p>
              </table:table-cell>
              <table:table-cell office:value-type="float" office:value="0.012681">
                <text:p>0.012681</text:p>
              </table:table-cell>
            </table:table-row>
            <table:table-row>
              <table:table-cell office:value-type="string">
                <text:p>14:54:26</text:p>
              </table:table-cell>
              <table:table-cell office:value-type="float" office:value="2.364531">
                <text:p>2.364531</text:p>
              </table:table-cell>
              <table:table-cell office:value-type="float" office:value="0.008507">
                <text:p>0.008507</text:p>
              </table:table-cell>
            </table:table-row>
            <table:table-row>
              <table:table-cell office:value-type="string">
                <text:p>14:54:27</text:p>
              </table:table-cell>
              <table:table-cell office:value-type="float" office:value="1.647806">
                <text:p>1.647806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14:54:28</text:p>
              </table:table-cell>
              <table:table-cell office:value-type="float" office:value="2.109699">
                <text:p>2.109699</text:p>
              </table:table-cell>
              <table:table-cell office:value-type="float" office:value="0.008818">
                <text:p>0.008818</text:p>
              </table:table-cell>
            </table:table-row>
            <table:table-row>
              <table:table-cell office:value-type="string">
                <text:p>14:54:29</text:p>
              </table:table-cell>
              <table:table-cell office:value-type="float" office:value="1.146228">
                <text:p>1.146228</text:p>
              </table:table-cell>
              <table:table-cell office:value-type="float" office:value="0.005753">
                <text:p>0.005753</text:p>
              </table:table-cell>
            </table:table-row>
            <table:table-row>
              <table:table-cell office:value-type="string">
                <text:p>14:54:30</text:p>
              </table:table-cell>
              <table:table-cell office:value-type="float" office:value="1.788197">
                <text:p>1.788197</text:p>
              </table:table-cell>
              <table:table-cell office:value-type="float" office:value="0.005661">
                <text:p>0.005661</text:p>
              </table:table-cell>
            </table:table-row>
            <table:table-row>
              <table:table-cell office:value-type="string">
                <text:p>14:54:31</text:p>
              </table:table-cell>
              <table:table-cell office:value-type="float" office:value="1.428391">
                <text:p>1.428391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14:54:32</text:p>
              </table:table-cell>
              <table:table-cell office:value-type="float" office:value="1.463287">
                <text:p>1.463287</text:p>
              </table:table-cell>
              <table:table-cell office:value-type="float" office:value="0.010716">
                <text:p>0.010716</text:p>
              </table:table-cell>
            </table:table-row>
            <table:table-row>
              <table:table-cell office:value-type="string">
                <text:p>14:54:33</text:p>
              </table:table-cell>
              <table:table-cell office:value-type="float" office:value="1.042241">
                <text:p>1.042241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14:54:34</text:p>
              </table:table-cell>
              <table:table-cell office:value-type="float" office:value="1.742288">
                <text:p>1.742288</text:p>
              </table:table-cell>
              <table:table-cell office:value-type="float" office:value="0.016325">
                <text:p>0.016325</text:p>
              </table:table-cell>
            </table:table-row>
            <table:table-row>
              <table:table-cell office:value-type="string">
                <text:p>14:54:35</text:p>
              </table:table-cell>
              <table:table-cell office:value-type="float" office:value="1.438431">
                <text:p>1.438431</text:p>
              </table:table-cell>
              <table:table-cell office:value-type="float" office:value="0.008085">
                <text:p>0.008085</text:p>
              </table:table-cell>
            </table:table-row>
            <table:table-row>
              <table:table-cell office:value-type="string">
                <text:p>14:54:36</text:p>
              </table:table-cell>
              <table:table-cell office:value-type="float" office:value="1.092905">
                <text:p>1.092905</text:p>
              </table:table-cell>
              <table:table-cell office:value-type="float" office:value="0.007917">
                <text:p>0.007917</text:p>
              </table:table-cell>
            </table:table-row>
            <table:table-row>
              <table:table-cell office:value-type="string">
                <text:p>14:54:37</text:p>
              </table:table-cell>
              <table:table-cell office:value-type="float" office:value="1.565264">
                <text:p>1.565264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14:54:38</text:p>
              </table:table-cell>
              <table:table-cell office:value-type="float" office:value="0.897503">
                <text:p>0.897503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14:54:39</text:p>
              </table:table-cell>
              <table:table-cell office:value-type="float" office:value="0.788317">
                <text:p>0.788317</text:p>
              </table:table-cell>
              <table:table-cell office:value-type="float" office:value="0.007841">
                <text:p>0.007841</text:p>
              </table:table-cell>
            </table:table-row>
            <table:table-row>
              <table:table-cell office:value-type="string">
                <text:p>14:54:40</text:p>
              </table:table-cell>
              <table:table-cell office:value-type="float" office:value="0.879025">
                <text:p>0.879025</text:p>
              </table:table-cell>
              <table:table-cell office:value-type="float" office:value="0.009075">
                <text:p>0.009075</text:p>
              </table:table-cell>
            </table:table-row>
            <table:table-row>
              <table:table-cell office:value-type="string">
                <text:p>14:54:41</text:p>
              </table:table-cell>
              <table:table-cell office:value-type="float" office:value="0.674967">
                <text:p>0.674967</text:p>
              </table:table-cell>
              <table:table-cell office:value-type="float" office:value="0.005895">
                <text:p>0.005895</text:p>
              </table:table-cell>
            </table:table-row>
            <table:table-row>
              <table:table-cell office:value-type="string">
                <text:p>14:54:42</text:p>
              </table:table-cell>
              <table:table-cell office:value-type="float" office:value="0.701782">
                <text:p>0.701782</text:p>
              </table:table-cell>
              <table:table-cell office:value-type="float" office:value="0.006951">
                <text:p>0.006951</text:p>
              </table:table-cell>
            </table:table-row>
            <table:table-row>
              <table:table-cell office:value-type="string">
                <text:p>14:54:43</text:p>
              </table:table-cell>
              <table:table-cell office:value-type="float" office:value="1.078343">
                <text:p>1.0783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4:54:44</text:p>
              </table:table-cell>
              <table:table-cell office:value-type="float" office:value="0.716126">
                <text:p>0.716126</text:p>
              </table:table-cell>
              <table:table-cell office:value-type="float" office:value="0.00782">
                <text:p>0.00782</text:p>
              </table:table-cell>
            </table:table-row>
            <table:table-row>
              <table:table-cell office:value-type="string">
                <text:p>14:54:45</text:p>
              </table:table-cell>
              <table:table-cell office:value-type="float" office:value="0.901472">
                <text:p>0.901472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14:54:46</text:p>
              </table:table-cell>
              <table:table-cell office:value-type="float" office:value="0.681548">
                <text:p>0.681548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14:54:47</text:p>
              </table:table-cell>
              <table:table-cell office:value-type="float" office:value="0.022457">
                <text:p>0.022457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14:54:48</text:p>
              </table:table-cell>
              <table:table-cell office:value-type="float" office:value="0.371649">
                <text:p>0.371649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string">
                <text:p>14:54:49</text:p>
              </table:table-cell>
              <table:table-cell office:value-type="float" office:value="1.155585">
                <text:p>1.155585</text:p>
              </table:table-cell>
              <table:table-cell office:value-type="float" office:value="0.021925">
                <text:p>0.021925</text:p>
              </table:table-cell>
            </table:table-row>
            <table:table-row>
              <table:table-cell office:value-type="string">
                <text:p>14:54:50</text:p>
              </table:table-cell>
              <table:table-cell office:value-type="float" office:value="1.01214">
                <text:p>1.01214</text:p>
              </table:table-cell>
              <table:table-cell office:value-type="float" office:value="0.015327">
                <text:p>0.015327</text:p>
              </table:table-cell>
            </table:table-row>
            <table:table-row>
              <table:table-cell office:value-type="string">
                <text:p>14:54:51</text:p>
              </table:table-cell>
              <table:table-cell office:value-type="float" office:value="1.056496">
                <text:p>1.056496</text:p>
              </table:table-cell>
              <table:table-cell office:value-type="float" office:value="0.009627">
                <text:p>0.009627</text:p>
              </table:table-cell>
            </table:table-row>
            <table:table-row>
              <table:table-cell office:value-type="string">
                <text:p>14:54:52</text:p>
              </table:table-cell>
              <table:table-cell office:value-type="float" office:value="0.810385">
                <text:p>0.810385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14:54:53</text:p>
              </table:table-cell>
              <table:table-cell office:value-type="float" office:value="0.585502">
                <text:p>0.585502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14:54:54</text:p>
              </table:table-cell>
              <table:table-cell office:value-type="float" office:value="0.594048">
                <text:p>0.594048</text:p>
              </table:table-cell>
              <table:table-cell office:value-type="float" office:value="0.029793">
                <text:p>0.029793</text:p>
              </table:table-cell>
            </table:table-row>
            <table:table-row>
              <table:table-cell office:value-type="string">
                <text:p>14:54:55</text:p>
              </table:table-cell>
              <table:table-cell office:value-type="float" office:value="1.060184">
                <text:p>1.060184</text:p>
              </table:table-cell>
              <table:table-cell office:value-type="float" office:value="0.030523">
                <text:p>0.030523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0.935878">
                <text:p>0.935878</text:p>
              </table:table-cell>
              <table:table-cell office:value-type="float" office:value="0.016816">
                <text:p>0.016816</text:p>
              </table:table-cell>
            </table:table-row>
            <table:table-row>
              <table:table-cell office:value-type="string">
                <text:p>14:54:57</text:p>
              </table:table-cell>
              <table:table-cell office:value-type="float" office:value="0.866801">
                <text:p>0.866801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14:54:58</text:p>
              </table:table-cell>
              <table:table-cell office:value-type="float" office:value="0.878604">
                <text:p>0.878604</text:p>
              </table:table-cell>
              <table:table-cell office:value-type="float" office:value="0.013017">
                <text:p>0.013017</text:p>
              </table:table-cell>
            </table:table-row>
            <table:table-row>
              <table:table-cell office:value-type="string">
                <text:p>14:54:59</text:p>
              </table:table-cell>
              <table:table-cell office:value-type="float" office:value="0.624407">
                <text:p>0.624407</text:p>
              </table:table-cell>
              <table:table-cell office:value-type="float" office:value="0.01207">
                <text:p>0.01207</text:p>
              </table:table-cell>
            </table:table-row>
            <table:table-row>
              <table:table-cell office:value-type="string">
                <text:p>14:55:00</text:p>
              </table:table-cell>
              <table:table-cell office:value-type="float" office:value="0.224813">
                <text:p>0.224813</text:p>
              </table:table-cell>
              <table:table-cell office:value-type="float" office:value="0.024468">
                <text:p>0.024468</text:p>
              </table:table-cell>
            </table:table-row>
            <table:table-row>
              <table:table-cell office:value-type="string">
                <text:p>14:55:01</text:p>
              </table:table-cell>
              <table:table-cell office:value-type="float" office:value="0.500822">
                <text:p>0.500822</text:p>
              </table:table-cell>
              <table:table-cell office:value-type="float" office:value="0.058876">
                <text:p>0.058876</text:p>
              </table:table-cell>
            </table:table-row>
            <table:table-row>
              <table:table-cell office:value-type="string">
                <text:p>14:55:02</text:p>
              </table:table-cell>
              <table:table-cell office:value-type="float" office:value="0.615648">
                <text:p>0.615648</text:p>
              </table:table-cell>
              <table:table-cell office:value-type="float" office:value="0.084953">
                <text:p>0.084953</text:p>
              </table:table-cell>
            </table:table-row>
            <table:table-row>
              <table:table-cell office:value-type="string">
                <text:p>14:55:03</text:p>
              </table:table-cell>
              <table:table-cell office:value-type="float" office:value="0.506585">
                <text:p>0.506585</text:p>
              </table:table-cell>
              <table:table-cell office:value-type="float" office:value="0.094354">
                <text:p>0.094354</text:p>
              </table:table-cell>
            </table:table-row>
            <table:table-row>
              <table:table-cell office:value-type="string">
                <text:p>14:55:04</text:p>
              </table:table-cell>
              <table:table-cell office:value-type="float" office:value="0.507071">
                <text:p>0.507071</text:p>
              </table:table-cell>
              <table:table-cell office:value-type="float" office:value="0.062874">
                <text:p>0.062874</text:p>
              </table:table-cell>
            </table:table-row>
            <table:table-row>
              <table:table-cell office:value-type="string">
                <text:p>14:55:05</text:p>
              </table:table-cell>
              <table:table-cell office:value-type="float" office:value="0.302411">
                <text:p>0.302411</text:p>
              </table:table-cell>
              <table:table-cell office:value-type="float" office:value="0.035229">
                <text:p>0.035229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0.325654">
                <text:p>0.325654</text:p>
              </table:table-cell>
              <table:table-cell office:value-type="float" office:value="0.025276">
                <text:p>0.025276</text:p>
              </table:table-cell>
            </table:table-row>
            <table:table-row>
              <table:table-cell office:value-type="string">
                <text:p>14:55:07</text:p>
              </table:table-cell>
              <table:table-cell office:value-type="float" office:value="0.372735">
                <text:p>0.372735</text:p>
              </table:table-cell>
              <table:table-cell office:value-type="float" office:value="0.02086">
                <text:p>0.02086</text:p>
              </table:table-cell>
            </table:table-row>
            <table:table-row>
              <table:table-cell office:value-type="string">
                <text:p>14:55:08</text:p>
              </table:table-cell>
              <table:table-cell office:value-type="float" office:value="0.368609">
                <text:p>0.368609</text:p>
              </table:table-cell>
              <table:table-cell office:value-type="float" office:value="0.029602">
                <text:p>0.029602</text:p>
              </table:table-cell>
            </table:table-row>
            <table:table-row>
              <table:table-cell office:value-type="string">
                <text:p>14:55:09</text:p>
              </table:table-cell>
              <table:table-cell office:value-type="float" office:value="0.308975">
                <text:p>0.308975</text:p>
              </table:table-cell>
              <table:table-cell office:value-type="float" office:value="0.043226">
                <text:p>0.043226</text:p>
              </table:table-cell>
            </table:table-row>
            <table:table-row>
              <table:table-cell office:value-type="string">
                <text:p>14:55:10</text:p>
              </table:table-cell>
              <table:table-cell office:value-type="float" office:value="0.308909">
                <text:p>0.308909</text:p>
              </table:table-cell>
              <table:table-cell office:value-type="float" office:value="0.028688">
                <text:p>0.028688</text:p>
              </table:table-cell>
            </table:table-row>
            <table:table-row>
              <table:table-cell office:value-type="string">
                <text:p>14:55:11</text:p>
              </table:table-cell>
              <table:table-cell office:value-type="float" office:value="0.284348">
                <text:p>0.284348</text:p>
              </table:table-cell>
              <table:table-cell office:value-type="float" office:value="0.029236">
                <text:p>0.029236</text:p>
              </table:table-cell>
            </table:table-row>
            <table:table-row>
              <table:table-cell office:value-type="string">
                <text:p>14:55:12</text:p>
              </table:table-cell>
              <table:table-cell office:value-type="float" office:value="0.320545">
                <text:p>0.320545</text:p>
              </table:table-cell>
              <table:table-cell office:value-type="float" office:value="0.032694">
                <text:p>0.032694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0.332345">
                <text:p>0.332345</text:p>
              </table:table-cell>
              <table:table-cell office:value-type="float" office:value="0.026898">
                <text:p>0.026898</text:p>
              </table:table-cell>
            </table:table-row>
            <table:table-row>
              <table:table-cell office:value-type="string">
                <text:p>14:55:14</text:p>
              </table:table-cell>
              <table:table-cell office:value-type="float" office:value="0.246835">
                <text:p>0.246835</text:p>
              </table:table-cell>
              <table:table-cell office:value-type="float" office:value="0.024043">
                <text:p>0.024043</text:p>
              </table:table-cell>
            </table:table-row>
            <table:table-row>
              <table:table-cell office:value-type="string">
                <text:p>14:55:15</text:p>
              </table:table-cell>
              <table:table-cell office:value-type="float" office:value="1.28885">
                <text:p>1.28885</text:p>
              </table:table-cell>
              <table:table-cell office:value-type="float" office:value="0.014271">
                <text:p>0.014271</text:p>
              </table:table-cell>
            </table:table-row>
            <table:table-row>
              <table:table-cell office:value-type="string">
                <text:p>14:55:16</text:p>
              </table:table-cell>
              <table:table-cell office:value-type="float" office:value="1.568819">
                <text:p>1.568819</text:p>
              </table:table-cell>
              <table:table-cell office:value-type="float" office:value="0.007733">
                <text:p>0.007733</text:p>
              </table:table-cell>
            </table:table-row>
            <table:table-row>
              <table:table-cell office:value-type="string">
                <text:p>14:55:17</text:p>
              </table:table-cell>
              <table:table-cell office:value-type="float" office:value="1.500842">
                <text:p>1.500842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14:55:18</text:p>
              </table:table-cell>
              <table:table-cell office:value-type="float" office:value="0.93059">
                <text:p>0.93059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4:55:19</text:p>
              </table:table-cell>
              <table:table-cell office:value-type="float" office:value="0.781047">
                <text:p>0.781047</text:p>
              </table:table-cell>
              <table:table-cell office:value-type="float" office:value="0.004479">
                <text:p>0.004479</text:p>
              </table:table-cell>
            </table:table-row>
            <table:table-row>
              <table:table-cell office:value-type="string">
                <text:p>14:55:20</text:p>
              </table:table-cell>
              <table:table-cell office:value-type="float" office:value="0.868019">
                <text:p>0.868019</text:p>
              </table:table-cell>
              <table:table-cell office:value-type="float" office:value="0.009949">
                <text:p>0.009949</text:p>
              </table:table-cell>
            </table:table-row>
            <table:table-row>
              <table:table-cell office:value-type="string">
                <text:p>14:55:21</text:p>
              </table:table-cell>
              <table:table-cell office:value-type="float" office:value="0.797023">
                <text:p>0.797023</text:p>
              </table:table-cell>
              <table:table-cell office:value-type="float" office:value="0.010039">
                <text:p>0.010039</text:p>
              </table:table-cell>
            </table:table-row>
            <table:table-row>
              <table:table-cell office:value-type="string">
                <text:p>14:55:22</text:p>
              </table:table-cell>
              <table:table-cell office:value-type="float" office:value="0.292466">
                <text:p>0.292466</text:p>
              </table:table-cell>
              <table:table-cell office:value-type="float" office:value="0.009065">
                <text:p>0.009065</text:p>
              </table:table-cell>
            </table:table-row>
            <table:table-row>
              <table:table-cell office:value-type="string">
                <text:p>14:55:23</text:p>
              </table:table-cell>
              <table:table-cell office:value-type="float" office:value="0.166514">
                <text:p>0.166514</text:p>
              </table:table-cell>
              <table:table-cell office:value-type="float" office:value="0.013781">
                <text:p>0.013781</text:p>
              </table:table-cell>
            </table:table-row>
            <table:table-row>
              <table:table-cell office:value-type="string">
                <text:p>14:55:24</text:p>
              </table:table-cell>
              <table:table-cell office:value-type="float" office:value="0.40628">
                <text:p>0.40628</text:p>
              </table:table-cell>
              <table:table-cell office:value-type="float" office:value="0.033413">
                <text:p>0.033413</text:p>
              </table:table-cell>
            </table:table-row>
            <table:table-row>
              <table:table-cell office:value-type="string">
                <text:p>14:55:25</text:p>
              </table:table-cell>
              <table:table-cell office:value-type="float" office:value="0.438716">
                <text:p>0.438716</text:p>
              </table:table-cell>
              <table:table-cell office:value-type="float" office:value="0.090172">
                <text:p>0.090172</text:p>
              </table:table-cell>
            </table:table-row>
            <table:table-row>
              <table:table-cell office:value-type="string">
                <text:p>14:55:26</text:p>
              </table:table-cell>
              <table:table-cell office:value-type="float" office:value="0.425861">
                <text:p>0.425861</text:p>
              </table:table-cell>
              <table:table-cell office:value-type="float" office:value="0.042006">
                <text:p>0.042006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0.35811">
                <text:p>0.35811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14:55:28</text:p>
              </table:table-cell>
              <table:table-cell office:value-type="float" office:value="0.29876">
                <text:p>0.29876</text:p>
              </table:table-cell>
              <table:table-cell office:value-type="float" office:value="0.036277">
                <text:p>0.036277</text:p>
              </table:table-cell>
            </table:table-row>
            <table:table-row>
              <table:table-cell office:value-type="string">
                <text:p>14:55:29</text:p>
              </table:table-cell>
              <table:table-cell office:value-type="float" office:value="0.238564">
                <text:p>0.238564</text:p>
              </table:table-cell>
              <table:table-cell office:value-type="float" office:value="0.026071">
                <text:p>0.026071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0.37793">
                <text:p>0.37793</text:p>
              </table:table-cell>
              <table:table-cell office:value-type="float" office:value="0.025393">
                <text:p>0.025393</text:p>
              </table:table-cell>
            </table:table-row>
            <table:table-row>
              <table:table-cell office:value-type="string">
                <text:p>14:55:31</text:p>
              </table:table-cell>
              <table:table-cell office:value-type="float" office:value="1.389236">
                <text:p>1.389236</text:p>
              </table:table-cell>
              <table:table-cell office:value-type="float" office:value="0.014703">
                <text:p>0.014703</text:p>
              </table:table-cell>
            </table:table-row>
            <table:table-row>
              <table:table-cell office:value-type="string">
                <text:p>14:55:32</text:p>
              </table:table-cell>
              <table:table-cell office:value-type="float" office:value="1.630469">
                <text:p>1.630469</text:p>
              </table:table-cell>
              <table:table-cell office:value-type="float" office:value="0.013524">
                <text:p>0.013524</text:p>
              </table:table-cell>
            </table:table-row>
            <table:table-row>
              <table:table-cell office:value-type="string">
                <text:p>14:55:33</text:p>
              </table:table-cell>
              <table:table-cell office:value-type="float" office:value="1.200578">
                <text:p>1.200578</text:p>
              </table:table-cell>
              <table:table-cell office:value-type="float" office:value="0.006114">
                <text:p>0.006114</text:p>
              </table:table-cell>
            </table:table-row>
            <table:table-row>
              <table:table-cell office:value-type="string">
                <text:p>14:55:34</text:p>
              </table:table-cell>
              <table:table-cell office:value-type="float" office:value="0.861809">
                <text:p>0.861809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4:55:35</text:p>
              </table:table-cell>
              <table:table-cell office:value-type="float" office:value="0.780077">
                <text:p>0.780077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14:55:36</text:p>
              </table:table-cell>
              <table:table-cell office:value-type="float" office:value="0.845483">
                <text:p>0.845483</text:p>
              </table:table-cell>
              <table:table-cell office:value-type="float" office:value="0.005779">
                <text:p>0.005779</text:p>
              </table:table-cell>
            </table:table-row>
            <table:table-row>
              <table:table-cell office:value-type="string">
                <text:p>14:55:37</text:p>
              </table:table-cell>
              <table:table-cell office:value-type="float" office:value="0.818694">
                <text:p>0.818694</text:p>
              </table:table-cell>
              <table:table-cell office:value-type="float" office:value="0.009371">
                <text:p>0.009371</text:p>
              </table:table-cell>
            </table:table-row>
            <table:table-row>
              <table:table-cell office:value-type="string">
                <text:p>14:55:38</text:p>
              </table:table-cell>
              <table:table-cell office:value-type="float" office:value="0.621482">
                <text:p>0.621482</text:p>
              </table:table-cell>
              <table:table-cell office:value-type="float" office:value="0.009553">
                <text:p>0.009553</text:p>
              </table:table-cell>
            </table:table-row>
            <table:table-row>
              <table:table-cell office:value-type="string">
                <text:p>14:55:39</text:p>
              </table:table-cell>
              <table:table-cell office:value-type="float" office:value="0.190819">
                <text:p>0.190819</text:p>
              </table:table-cell>
              <table:table-cell office:value-type="float" office:value="0.012042">
                <text:p>0.012042</text:p>
              </table:table-cell>
            </table:table-row>
            <table:table-row>
              <table:table-cell office:value-type="string">
                <text:p>14:55:40</text:p>
              </table:table-cell>
              <table:table-cell office:value-type="float" office:value="0.975528">
                <text:p>0.975528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14:55:41</text:p>
              </table:table-cell>
              <table:table-cell office:value-type="float" office:value="1.304415">
                <text:p>1.304415</text:p>
              </table:table-cell>
              <table:table-cell office:value-type="float" office:value="0.017125">
                <text:p>0.017125</text:p>
              </table:table-cell>
            </table:table-row>
            <table:table-row>
              <table:table-cell office:value-type="string">
                <text:p>14:55:42</text:p>
              </table:table-cell>
              <table:table-cell office:value-type="float" office:value="1.170824">
                <text:p>1.170824</text:p>
              </table:table-cell>
              <table:table-cell office:value-type="float" office:value="0.017724">
                <text:p>0.017724</text:p>
              </table:table-cell>
            </table:table-row>
            <table:table-row>
              <table:table-cell office:value-type="string">
                <text:p>14:55:43</text:p>
              </table:table-cell>
              <table:table-cell office:value-type="float" office:value="0.674508">
                <text:p>0.674508</text:p>
              </table:table-cell>
              <table:table-cell office:value-type="float" office:value="0.022615">
                <text:p>0.022615</text:p>
              </table:table-cell>
            </table:table-row>
            <table:table-row>
              <table:table-cell office:value-type="string">
                <text:p>14:55:44</text:p>
              </table:table-cell>
              <table:table-cell office:value-type="float" office:value="0.354894">
                <text:p>0.354894</text:p>
              </table:table-cell>
              <table:table-cell office:value-type="float" office:value="0.020929">
                <text:p>0.020929</text:p>
              </table:table-cell>
            </table:table-row>
            <table:table-row>
              <table:table-cell office:value-type="string">
                <text:p>14:55:45</text:p>
              </table:table-cell>
              <table:table-cell office:value-type="float" office:value="0.438331">
                <text:p>0.438331</text:p>
              </table:table-cell>
              <table:table-cell office:value-type="float" office:value="0.050819">
                <text:p>0.050819</text:p>
              </table:table-cell>
            </table:table-row>
            <table:table-row>
              <table:table-cell office:value-type="string">
                <text:p>14:55:46</text:p>
              </table:table-cell>
              <table:table-cell office:value-type="float" office:value="0.487266">
                <text:p>0.487266</text:p>
              </table:table-cell>
              <table:table-cell office:value-type="float" office:value="0.056052">
                <text:p>0.056052</text:p>
              </table:table-cell>
            </table:table-row>
            <table:table-row>
              <table:table-cell office:value-type="string">
                <text:p>14:55:47</text:p>
              </table:table-cell>
              <table:table-cell office:value-type="float" office:value="0.457292">
                <text:p>0.457292</text:p>
              </table:table-cell>
              <table:table-cell office:value-type="float" office:value="0.053068">
                <text:p>0.053068</text:p>
              </table:table-cell>
            </table:table-row>
            <table:table-row>
              <table:table-cell office:value-type="string">
                <text:p>14:55:48</text:p>
              </table:table-cell>
              <table:table-cell office:value-type="float" office:value="0.295781">
                <text:p>0.295781</text:p>
              </table:table-cell>
              <table:table-cell office:value-type="float" office:value="0.024525">
                <text:p>0.024525</text:p>
              </table:table-cell>
            </table:table-row>
            <table:table-row>
              <table:table-cell office:value-type="string">
                <text:p>14:55:49</text:p>
              </table:table-cell>
              <table:table-cell office:value-type="float" office:value="0.229669">
                <text:p>0.229669</text:p>
              </table:table-cell>
              <table:table-cell office:value-type="float" office:value="0.028708">
                <text:p>0.028708</text:p>
              </table:table-cell>
            </table:table-row>
            <table:table-row>
              <table:table-cell office:value-type="string">
                <text:p>14:55:50</text:p>
              </table:table-cell>
              <table:table-cell office:value-type="float" office:value="0.246244">
                <text:p>0.246244</text:p>
              </table:table-cell>
              <table:table-cell office:value-type="float" office:value="0.029607">
                <text:p>0.029607</text:p>
              </table:table-cell>
            </table:table-row>
            <table:table-row>
              <table:table-cell office:value-type="string">
                <text:p>14:55:51</text:p>
              </table:table-cell>
              <table:table-cell office:value-type="float" office:value="0.298018">
                <text:p>0.298018</text:p>
              </table:table-cell>
              <table:table-cell office:value-type="float" office:value="0.040352">
                <text:p>0.040352</text:p>
              </table:table-cell>
            </table:table-row>
            <table:table-row>
              <table:table-cell office:value-type="string">
                <text:p>14:55:52</text:p>
              </table:table-cell>
              <table:table-cell office:value-type="float" office:value="0.363872">
                <text:p>0.363872</text:p>
              </table:table-cell>
              <table:table-cell office:value-type="float" office:value="0.050165">
                <text:p>0.050165</text:p>
              </table:table-cell>
            </table:table-row>
            <table:table-row>
              <table:table-cell office:value-type="string">
                <text:p>14:55:53</text:p>
              </table:table-cell>
              <table:table-cell office:value-type="float" office:value="0.373038">
                <text:p>0.373038</text:p>
              </table:table-cell>
              <table:table-cell office:value-type="float" office:value="0.053779">
                <text:p>0.053779</text:p>
              </table:table-cell>
            </table:table-row>
            <table:table-row>
              <table:table-cell office:value-type="string">
                <text:p>14:55:54</text:p>
              </table:table-cell>
              <table:table-cell office:value-type="float" office:value="0.414834">
                <text:p>0.414834</text:p>
              </table:table-cell>
              <table:table-cell office:value-type="float" office:value="0.056555">
                <text:p>0.056555</text:p>
              </table:table-cell>
            </table:table-row>
            <table:table-row>
              <table:table-cell office:value-type="string">
                <text:p>14:55:55</text:p>
              </table:table-cell>
              <table:table-cell office:value-type="float" office:value="0.511225">
                <text:p>0.511225</text:p>
              </table:table-cell>
              <table:table-cell office:value-type="float" office:value="0.054865">
                <text:p>0.054865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0.533733">
                <text:p>0.533733</text:p>
              </table:table-cell>
              <table:table-cell office:value-type="float" office:value="0.042761">
                <text:p>0.042761</text:p>
              </table:table-cell>
            </table:table-row>
            <table:table-row>
              <table:table-cell office:value-type="string">
                <text:p>14:55:57</text:p>
              </table:table-cell>
              <table:table-cell office:value-type="float" office:value="0.556242">
                <text:p>0.556242</text:p>
              </table:table-cell>
              <table:table-cell office:value-type="float" office:value="0.040351">
                <text:p>0.040351</text:p>
              </table:table-cell>
            </table:table-row>
            <table:table-row>
              <table:table-cell office:value-type="string">
                <text:p>14:55:58</text:p>
              </table:table-cell>
              <table:table-cell office:value-type="float" office:value="0.904164">
                <text:p>0.904164</text:p>
              </table:table-cell>
              <table:table-cell office:value-type="float" office:value="0.032762">
                <text:p>0.032762</text:p>
              </table:table-cell>
            </table:table-row>
            <table:table-row>
              <table:table-cell office:value-type="string">
                <text:p>14:55:59</text:p>
              </table:table-cell>
              <table:table-cell office:value-type="float" office:value="1.814237">
                <text:p>1.814237</text:p>
              </table:table-cell>
              <table:table-cell office:value-type="float" office:value="0.020116">
                <text:p>0.020116</text:p>
              </table:table-cell>
            </table:table-row>
            <table:table-row>
              <table:table-cell office:value-type="string">
                <text:p>14:56:00</text:p>
              </table:table-cell>
              <table:table-cell office:value-type="float" office:value="1.698213">
                <text:p>1.698213</text:p>
              </table:table-cell>
              <table:table-cell office:value-type="float" office:value="0.014826">
                <text:p>0.014826</text:p>
              </table:table-cell>
            </table:table-row>
            <table:table-row>
              <table:table-cell office:value-type="string">
                <text:p>14:56:01</text:p>
              </table:table-cell>
              <table:table-cell office:value-type="float" office:value="1.606717">
                <text:p>1.606717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14:56:02</text:p>
              </table:table-cell>
              <table:table-cell office:value-type="float" office:value="1.517809">
                <text:p>1.517809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14:56:03</text:p>
              </table:table-cell>
              <table:table-cell office:value-type="float" office:value="2.223868">
                <text:p>2.223868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string">
                <text:p>14:56:04</text:p>
              </table:table-cell>
              <table:table-cell office:value-type="float" office:value="2.171222">
                <text:p>2.171222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14:56:05</text:p>
              </table:table-cell>
              <table:table-cell office:value-type="float" office:value="2.193763">
                <text:p>2.193763</text:p>
              </table:table-cell>
              <table:table-cell office:value-type="float" office:value="0.007699">
                <text:p>0.007699</text:p>
              </table:table-cell>
            </table:table-row>
            <table:table-row>
              <table:table-cell office:value-type="string">
                <text:p>14:56:06</text:p>
              </table:table-cell>
              <table:table-cell office:value-type="float" office:value="1.375967">
                <text:p>1.375967</text:p>
              </table:table-cell>
              <table:table-cell office:value-type="float" office:value="0.004807">
                <text:p>0.004807</text:p>
              </table:table-cell>
            </table:table-row>
            <table:table-row>
              <table:table-cell office:value-type="string">
                <text:p>14:56:07</text:p>
              </table:table-cell>
              <table:table-cell office:value-type="float" office:value="1.412471">
                <text:p>1.412471</text:p>
              </table:table-cell>
              <table:table-cell office:value-type="float" office:value="0.009679">
                <text:p>0.009679</text:p>
              </table:table-cell>
            </table:table-row>
            <table:table-row>
              <table:table-cell office:value-type="string">
                <text:p>14:56:08</text:p>
              </table:table-cell>
              <table:table-cell office:value-type="float" office:value="1.122159">
                <text:p>1.122159</text:p>
              </table:table-cell>
              <table:table-cell office:value-type="float" office:value="0.007782">
                <text:p>0.007782</text:p>
              </table:table-cell>
            </table:table-row>
            <table:table-row>
              <table:table-cell office:value-type="string">
                <text:p>14:56:09</text:p>
              </table:table-cell>
              <table:table-cell office:value-type="float" office:value="1.171446">
                <text:p>1.171446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14:56:10</text:p>
              </table:table-cell>
              <table:table-cell office:value-type="float" office:value="1.73324">
                <text:p>1.73324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14:56:11</text:p>
              </table:table-cell>
              <table:table-cell office:value-type="float" office:value="1.68743">
                <text:p>1.68743</text:p>
              </table:table-cell>
              <table:table-cell office:value-type="float" office:value="0.007881">
                <text:p>0.007881</text:p>
              </table:table-cell>
            </table:table-row>
            <table:table-row>
              <table:table-cell office:value-type="string">
                <text:p>14:56:12</text:p>
              </table:table-cell>
              <table:table-cell office:value-type="float" office:value="1.355281">
                <text:p>1.355281</text:p>
              </table:table-cell>
              <table:table-cell office:value-type="float" office:value="0.006411">
                <text:p>0.006411</text:p>
              </table:table-cell>
            </table:table-row>
            <table:table-row>
              <table:table-cell office:value-type="string">
                <text:p>14:56:13</text:p>
              </table:table-cell>
              <table:table-cell office:value-type="float" office:value="1.220062">
                <text:p>1.220062</text:p>
              </table:table-cell>
              <table:table-cell office:value-type="float" office:value="0.006642">
                <text:p>0.006642</text:p>
              </table:table-cell>
            </table:table-row>
            <table:table-row>
              <table:table-cell office:value-type="string">
                <text:p>14:56:14</text:p>
              </table:table-cell>
              <table:table-cell office:value-type="float" office:value="0.771473">
                <text:p>0.771473</text:p>
              </table:table-cell>
              <table:table-cell office:value-type="float" office:value="0.010847">
                <text:p>0.010847</text:p>
              </table:table-cell>
            </table:table-row>
            <table:table-row>
              <table:table-cell office:value-type="string">
                <text:p>14:56:15</text:p>
              </table:table-cell>
              <table:table-cell office:value-type="float" office:value="0.953243">
                <text:p>0.953243</text:p>
              </table:table-cell>
              <table:table-cell office:value-type="float" office:value="0.008718">
                <text:p>0.008718</text:p>
              </table:table-cell>
            </table:table-row>
            <table:table-row>
              <table:table-cell office:value-type="string">
                <text:p>14:56:16</text:p>
              </table:table-cell>
              <table:table-cell office:value-type="float" office:value="1.569951">
                <text:p>1.569951</text:p>
              </table:table-cell>
              <table:table-cell office:value-type="float" office:value="0.004766">
                <text:p>0.004766</text:p>
              </table:table-cell>
            </table:table-row>
            <table:table-row>
              <table:table-cell office:value-type="string">
                <text:p>14:56:17</text:p>
              </table:table-cell>
              <table:table-cell office:value-type="float" office:value="1.36355">
                <text:p>1.36355</text:p>
              </table:table-cell>
              <table:table-cell office:value-type="float" office:value="0.011372">
                <text:p>0.011372</text:p>
              </table:table-cell>
            </table:table-row>
            <table:table-row>
              <table:table-cell office:value-type="string">
                <text:p>14:56:18</text:p>
              </table:table-cell>
              <table:table-cell office:value-type="float" office:value="2.618877">
                <text:p>2.618877</text:p>
              </table:table-cell>
              <table:table-cell office:value-type="float" office:value="0.018241">
                <text:p>0.018241</text:p>
              </table:table-cell>
            </table:table-row>
            <table:table-row>
              <table:table-cell office:value-type="string">
                <text:p>14:56:19</text:p>
              </table:table-cell>
              <table:table-cell office:value-type="float" office:value="2.142941">
                <text:p>2.142941</text:p>
              </table:table-cell>
              <table:table-cell office:value-type="float" office:value="0.009866">
                <text:p>0.009866</text:p>
              </table:table-cell>
            </table:table-row>
            <table:table-row>
              <table:table-cell office:value-type="string">
                <text:p>14:56:20</text:p>
              </table:table-cell>
              <table:table-cell office:value-type="float" office:value="2.423358">
                <text:p>2.423358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14:56:21</text:p>
              </table:table-cell>
              <table:table-cell office:value-type="float" office:value="1.908454">
                <text:p>1.908454</text:p>
              </table:table-cell>
              <table:table-cell office:value-type="float" office:value="0.019771">
                <text:p>0.019771</text:p>
              </table:table-cell>
            </table:table-row>
            <table:table-row>
              <table:table-cell office:value-type="string">
                <text:p>14:56:22</text:p>
              </table:table-cell>
              <table:table-cell office:value-type="float" office:value="1.527015">
                <text:p>1.527015</text:p>
              </table:table-cell>
              <table:table-cell office:value-type="float" office:value="0.013601">
                <text:p>0.013601</text:p>
              </table:table-cell>
            </table:table-row>
            <table:table-row>
              <table:table-cell office:value-type="string">
                <text:p>14:56:23</text:p>
              </table:table-cell>
              <table:table-cell office:value-type="float" office:value="1.440714">
                <text:p>1.440714</text:p>
              </table:table-cell>
              <table:table-cell office:value-type="float" office:value="0.010745">
                <text:p>0.010745</text:p>
              </table:table-cell>
            </table:table-row>
            <table:table-row>
              <table:table-cell office:value-type="string">
                <text:p>14:56:24</text:p>
              </table:table-cell>
              <table:table-cell office:value-type="float" office:value="0.304648">
                <text:p>0.304648</text:p>
              </table:table-cell>
              <table:table-cell office:value-type="float" office:value="0.017706">
                <text:p>0.017706</text:p>
              </table:table-cell>
            </table:table-row>
            <table:table-row>
              <table:table-cell office:value-type="string">
                <text:p>14:56:25</text:p>
              </table:table-cell>
              <table:table-cell office:value-type="float" office:value="0.352783">
                <text:p>0.352783</text:p>
              </table:table-cell>
              <table:table-cell office:value-type="float" office:value="0.038899">
                <text:p>0.038899</text:p>
              </table:table-cell>
            </table:table-row>
            <table:table-row>
              <table:table-cell office:value-type="string">
                <text:p>14:56:26</text:p>
              </table:table-cell>
              <table:table-cell office:value-type="float" office:value="0.332191">
                <text:p>0.332191</text:p>
              </table:table-cell>
              <table:table-cell office:value-type="float" office:value="0.053922">
                <text:p>0.053922</text:p>
              </table:table-cell>
            </table:table-row>
            <table:table-row>
              <table:table-cell office:value-type="string">
                <text:p>14:56:27</text:p>
              </table:table-cell>
              <table:table-cell office:value-type="float" office:value="0.471765">
                <text:p>0.471765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14:56:28</text:p>
              </table:table-cell>
              <table:table-cell office:value-type="float" office:value="0.514933">
                <text:p>0.514933</text:p>
              </table:table-cell>
              <table:table-cell office:value-type="float" office:value="0.053663">
                <text:p>0.053663</text:p>
              </table:table-cell>
            </table:table-row>
            <table:table-row>
              <table:table-cell office:value-type="string">
                <text:p>14:56:29</text:p>
              </table:table-cell>
              <table:table-cell office:value-type="float" office:value="1.163089">
                <text:p>1.163089</text:p>
              </table:table-cell>
              <table:table-cell office:value-type="float" office:value="0.030532">
                <text:p>0.030532</text:p>
              </table:table-cell>
            </table:table-row>
            <table:table-row>
              <table:table-cell office:value-type="string">
                <text:p>14:56:30</text:p>
              </table:table-cell>
              <table:table-cell office:value-type="float" office:value="0.942083">
                <text:p>0.942083</text:p>
              </table:table-cell>
              <table:table-cell office:value-type="float" office:value="0.012707">
                <text:p>0.012707</text:p>
              </table:table-cell>
            </table:table-row>
            <table:table-row>
              <table:table-cell office:value-type="string">
                <text:p>14:56:31</text:p>
              </table:table-cell>
              <table:table-cell office:value-type="float" office:value="0.684144">
                <text:p>0.684144</text:p>
              </table:table-cell>
              <table:table-cell office:value-type="float" office:value="0.013682">
                <text:p>0.013682</text:p>
              </table:table-cell>
            </table:table-row>
            <table:table-row>
              <table:table-cell office:value-type="string">
                <text:p>14:56:32</text:p>
              </table:table-cell>
              <table:table-cell office:value-type="float" office:value="0.409926">
                <text:p>0.409926</text:p>
              </table:table-cell>
              <table:table-cell office:value-type="float" office:value="0.020979">
                <text:p>0.020979</text:p>
              </table:table-cell>
            </table:table-row>
            <table:table-row>
              <table:table-cell office:value-type="string">
                <text:p>14:56:33</text:p>
              </table:table-cell>
              <table:table-cell office:value-type="float" office:value="0.418931">
                <text:p>0.418931</text:p>
              </table:table-cell>
              <table:table-cell office:value-type="float" office:value="0.051227">
                <text:p>0.051227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583584">
                <text:p>0.583584</text:p>
              </table:table-cell>
              <table:table-cell office:value-type="float" office:value="0.080679">
                <text:p>0.080679</text:p>
              </table:table-cell>
            </table:table-row>
            <table:table-row>
              <table:table-cell office:value-type="string">
                <text:p>14:56:35</text:p>
              </table:table-cell>
              <table:table-cell office:value-type="float" office:value="0.4634">
                <text:p>0.4634</text:p>
              </table:table-cell>
              <table:table-cell office:value-type="float" office:value="0.067828">
                <text:p>0.067828</text:p>
              </table:table-cell>
            </table:table-row>
            <table:table-row>
              <table:table-cell office:value-type="string">
                <text:p>14:56:36</text:p>
              </table:table-cell>
              <table:table-cell office:value-type="float" office:value="0.479745">
                <text:p>0.479745</text:p>
              </table:table-cell>
              <table:table-cell office:value-type="float" office:value="0.06077">
                <text:p>0.06077</text:p>
              </table:table-cell>
            </table:table-row>
            <table:table-row>
              <table:table-cell office:value-type="string">
                <text:p>14:56:37</text:p>
              </table:table-cell>
              <table:table-cell office:value-type="float" office:value="0.439704">
                <text:p>0.439704</text:p>
              </table:table-cell>
              <table:table-cell office:value-type="float" office:value="0.058211">
                <text:p>0.058211</text:p>
              </table:table-cell>
            </table:table-row>
            <table:table-row>
              <table:table-cell office:value-type="string">
                <text:p>14:56:38</text:p>
              </table:table-cell>
              <table:table-cell office:value-type="float" office:value="0.420286">
                <text:p>0.420286</text:p>
              </table:table-cell>
              <table:table-cell office:value-type="float" office:value="0.06883">
                <text:p>0.06883</text:p>
              </table:table-cell>
            </table:table-row>
            <table:table-row>
              <table:table-cell office:value-type="string">
                <text:p>14:56:39</text:p>
              </table:table-cell>
              <table:table-cell office:value-type="float" office:value="0.401859">
                <text:p>0.401859</text:p>
              </table:table-cell>
              <table:table-cell office:value-type="float" office:value="0.054519">
                <text:p>0.054519</text:p>
              </table:table-cell>
            </table:table-row>
            <table:table-row>
              <table:table-cell office:value-type="string">
                <text:p>14:56:40</text:p>
              </table:table-cell>
              <table:table-cell office:value-type="float" office:value="0.330379">
                <text:p>0.330379</text:p>
              </table:table-cell>
              <table:table-cell office:value-type="float" office:value="0.042158">
                <text:p>0.042158</text:p>
              </table:table-cell>
            </table:table-row>
            <table:table-row>
              <table:table-cell office:value-type="string">
                <text:p>14:56:41</text:p>
              </table:table-cell>
              <table:table-cell office:value-type="float" office:value="0.281485">
                <text:p>0.281485</text:p>
              </table:table-cell>
              <table:table-cell office:value-type="float" office:value="0.041708">
                <text:p>0.041708</text:p>
              </table:table-cell>
            </table:table-row>
            <table:table-row>
              <table:table-cell office:value-type="string">
                <text:p>14:56:42</text:p>
              </table:table-cell>
              <table:table-cell office:value-type="float" office:value="0.314457">
                <text:p>0.314457</text:p>
              </table:table-cell>
              <table:table-cell office:value-type="float" office:value="0.045919">
                <text:p>0.045919</text:p>
              </table:table-cell>
            </table:table-row>
            <table:table-row>
              <table:table-cell office:value-type="string">
                <text:p>14:56:43</text:p>
              </table:table-cell>
              <table:table-cell office:value-type="float" office:value="0.322855">
                <text:p>0.322855</text:p>
              </table:table-cell>
              <table:table-cell office:value-type="float" office:value="0.042783">
                <text:p>0.042783</text:p>
              </table:table-cell>
            </table:table-row>
            <table:table-row>
              <table:table-cell office:value-type="string">
                <text:p>14:56:44</text:p>
              </table:table-cell>
              <table:table-cell office:value-type="float" office:value="0.303718">
                <text:p>0.303718</text:p>
              </table:table-cell>
              <table:table-cell office:value-type="float" office:value="0.04325">
                <text:p>0.04325</text:p>
              </table:table-cell>
            </table:table-row>
            <table:table-row>
              <table:table-cell office:value-type="string">
                <text:p>14:56:45</text:p>
              </table:table-cell>
              <table:table-cell office:value-type="float" office:value="0.384286">
                <text:p>0.384286</text:p>
              </table:table-cell>
              <table:table-cell office:value-type="float" office:value="0.043379">
                <text:p>0.043379</text:p>
              </table:table-cell>
            </table:table-row>
            <table:table-row>
              <table:table-cell office:value-type="string">
                <text:p>14:56:46</text:p>
              </table:table-cell>
              <table:table-cell office:value-type="float" office:value="0.777468">
                <text:p>0.777468</text:p>
              </table:table-cell>
              <table:table-cell office:value-type="float" office:value="0.049535">
                <text:p>0.049535</text:p>
              </table:table-cell>
            </table:table-row>
            <table:table-row>
              <table:table-cell office:value-type="string">
                <text:p>14:56:47</text:p>
              </table:table-cell>
              <table:table-cell office:value-type="float" office:value="0.967589">
                <text:p>0.967589</text:p>
              </table:table-cell>
              <table:table-cell office:value-type="float" office:value="0.021102">
                <text:p>0.021102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0.974893">
                <text:p>0.974893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14:56:49</text:p>
              </table:table-cell>
              <table:table-cell office:value-type="float" office:value="1.531014">
                <text:p>1.531014</text:p>
              </table:table-cell>
              <table:table-cell office:value-type="float" office:value="0.013818">
                <text:p>0.013818</text:p>
              </table:table-cell>
            </table:table-row>
            <table:table-row>
              <table:table-cell office:value-type="string">
                <text:p>14:56:50</text:p>
              </table:table-cell>
              <table:table-cell office:value-type="float" office:value="1.294019">
                <text:p>1.294019</text:p>
              </table:table-cell>
              <table:table-cell office:value-type="float" office:value="0.007375">
                <text:p>0.007375</text:p>
              </table:table-cell>
            </table:table-row>
            <table:table-row>
              <table:table-cell office:value-type="string">
                <text:p>14:56:51</text:p>
              </table:table-cell>
              <table:table-cell office:value-type="float" office:value="1.237673">
                <text:p>1.237673</text:p>
              </table:table-cell>
              <table:table-cell office:value-type="float" office:value="0.008501">
                <text:p>0.008501</text:p>
              </table:table-cell>
            </table:table-row>
            <table:table-row>
              <table:table-cell office:value-type="string">
                <text:p>14:56:52</text:p>
              </table:table-cell>
              <table:table-cell office:value-type="float" office:value="1.050288">
                <text:p>1.050288</text:p>
              </table:table-cell>
              <table:table-cell office:value-type="float" office:value="0.015164">
                <text:p>0.015164</text:p>
              </table:table-cell>
            </table:table-row>
            <table:table-row>
              <table:table-cell office:value-type="string">
                <text:p>14:56:53</text:p>
              </table:table-cell>
              <table:table-cell office:value-type="float" office:value="0.532197">
                <text:p>0.532197</text:p>
              </table:table-cell>
              <table:table-cell office:value-type="float" office:value="0.024322">
                <text:p>0.024322</text:p>
              </table:table-cell>
            </table:table-row>
            <table:table-row>
              <table:table-cell office:value-type="string">
                <text:p>14:56:54</text:p>
              </table:table-cell>
              <table:table-cell office:value-type="float" office:value="0.235006">
                <text:p>0.235006</text:p>
              </table:table-cell>
              <table:table-cell office:value-type="float" office:value="0.035391">
                <text:p>0.035391</text:p>
              </table:table-cell>
            </table:table-row>
            <table:table-row>
              <table:table-cell office:value-type="string">
                <text:p>14:56:55</text:p>
              </table:table-cell>
              <table:table-cell office:value-type="float" office:value="0.530934">
                <text:p>0.530934</text:p>
              </table:table-cell>
              <table:table-cell office:value-type="float" office:value="0.072039">
                <text:p>0.072039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0.490319">
                <text:p>0.490319</text:p>
              </table:table-cell>
              <table:table-cell office:value-type="float" office:value="0.105777">
                <text:p>0.105777</text:p>
              </table:table-cell>
            </table:table-row>
            <table:table-row>
              <table:table-cell office:value-type="string">
                <text:p>14:56:57</text:p>
              </table:table-cell>
              <table:table-cell office:value-type="float" office:value="0.454801">
                <text:p>0.454801</text:p>
              </table:table-cell>
              <table:table-cell office:value-type="float" office:value="0.082553">
                <text:p>0.082553</text:p>
              </table:table-cell>
            </table:table-row>
            <table:table-row>
              <table:table-cell office:value-type="string">
                <text:p>14:56:58</text:p>
              </table:table-cell>
              <table:table-cell office:value-type="float" office:value="0.444662">
                <text:p>0.444662</text:p>
              </table:table-cell>
              <table:table-cell office:value-type="float" office:value="0.064512">
                <text:p>0.064512</text:p>
              </table:table-cell>
            </table:table-row>
            <table:table-row>
              <table:table-cell office:value-type="string">
                <text:p>14:56:59</text:p>
              </table:table-cell>
              <table:table-cell office:value-type="float" office:value="0.425948">
                <text:p>0.425948</text:p>
              </table:table-cell>
              <table:table-cell office:value-type="float" office:value="0.057476">
                <text:p>0.057476</text:p>
              </table:table-cell>
            </table:table-row>
            <table:table-row>
              <table:table-cell office:value-type="string">
                <text:p>14:57:00</text:p>
              </table:table-cell>
              <table:table-cell office:value-type="float" office:value="0.317629">
                <text:p>0.317629</text:p>
              </table:table-cell>
              <table:table-cell office:value-type="float" office:value="0.030948">
                <text:p>0.030948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0.306111">
                <text:p>0.306111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14:57:02</text:p>
              </table:table-cell>
              <table:table-cell office:value-type="float" office:value="0.295473">
                <text:p>0.295473</text:p>
              </table:table-cell>
              <table:table-cell office:value-type="float" office:value="0.026067">
                <text:p>0.026067</text:p>
              </table:table-cell>
            </table:table-row>
            <table:table-row>
              <table:table-cell office:value-type="string">
                <text:p>14:57:03</text:p>
              </table:table-cell>
              <table:table-cell office:value-type="float" office:value="0.291663">
                <text:p>0.291663</text:p>
              </table:table-cell>
              <table:table-cell office:value-type="float" office:value="0.027726">
                <text:p>0.027726</text:p>
              </table:table-cell>
            </table:table-row>
            <table:table-row>
              <table:table-cell office:value-type="string">
                <text:p>14:57:04</text:p>
              </table:table-cell>
              <table:table-cell office:value-type="float" office:value="0.256779">
                <text:p>0.256779</text:p>
              </table:table-cell>
              <table:table-cell office:value-type="float" office:value="0.028739">
                <text:p>0.028739</text:p>
              </table:table-cell>
            </table:table-row>
            <table:table-row>
              <table:table-cell office:value-type="string">
                <text:p>14:57:05</text:p>
              </table:table-cell>
              <table:table-cell office:value-type="float" office:value="0.308799">
                <text:p>0.308799</text:p>
              </table:table-cell>
              <table:table-cell office:value-type="float" office:value="0.022369">
                <text:p>0.022369</text:p>
              </table:table-cell>
            </table:table-row>
            <table:table-row>
              <table:table-cell office:value-type="string">
                <text:p>14:57:06</text:p>
              </table:table-cell>
              <table:table-cell office:value-type="float" office:value="0.349566">
                <text:p>0.349566</text:p>
              </table:table-cell>
              <table:table-cell office:value-type="float" office:value="0.029861">
                <text:p>0.029861</text:p>
              </table:table-cell>
            </table:table-row>
            <table:table-row>
              <table:table-cell office:value-type="string">
                <text:p>14:57:07</text:p>
              </table:table-cell>
              <table:table-cell office:value-type="float" office:value="0.316217">
                <text:p>0.316217</text:p>
              </table:table-cell>
              <table:table-cell office:value-type="float" office:value="0.021735">
                <text:p>0.021735</text:p>
              </table:table-cell>
            </table:table-row>
            <table:table-row>
              <table:table-cell office:value-type="string">
                <text:p>14:57:08</text:p>
              </table:table-cell>
              <table:table-cell office:value-type="float" office:value="0.394246">
                <text:p>0.394246</text:p>
              </table:table-cell>
              <table:table-cell office:value-type="float" office:value="0.028494">
                <text:p>0.028494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0.411496">
                <text:p>0.411496</text:p>
              </table:table-cell>
              <table:table-cell office:value-type="float" office:value="0.027112">
                <text:p>0.027112</text:p>
              </table:table-cell>
            </table:table-row>
            <table:table-row>
              <table:table-cell office:value-type="string">
                <text:p>14:57:10</text:p>
              </table:table-cell>
              <table:table-cell office:value-type="float" office:value="0.312003">
                <text:p>0.312003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14:57:11</text:p>
              </table:table-cell>
              <table:table-cell office:value-type="float" office:value="0.290472">
                <text:p>0.290472</text:p>
              </table:table-cell>
              <table:table-cell office:value-type="float" office:value="0.031261">
                <text:p>0.031261</text:p>
              </table:table-cell>
            </table:table-row>
            <table:table-row>
              <table:table-cell office:value-type="string">
                <text:p>14:57:12</text:p>
              </table:table-cell>
              <table:table-cell office:value-type="float" office:value="0.250581">
                <text:p>0.250581</text:p>
              </table:table-cell>
              <table:table-cell office:value-type="float" office:value="0.033384">
                <text:p>0.033384</text:p>
              </table:table-cell>
            </table:table-row>
            <table:table-row>
              <table:table-cell office:value-type="string">
                <text:p>14:57:13</text:p>
              </table:table-cell>
              <table:table-cell office:value-type="float" office:value="0.339135">
                <text:p>0.339135</text:p>
              </table:table-cell>
              <table:table-cell office:value-type="float" office:value="0.042993">
                <text:p>0.042993</text:p>
              </table:table-cell>
            </table:table-row>
            <table:table-row>
              <table:table-cell office:value-type="string">
                <text:p>14:57:14</text:p>
              </table:table-cell>
              <table:table-cell office:value-type="float" office:value="0.404828">
                <text:p>0.404828</text:p>
              </table:table-cell>
              <table:table-cell office:value-type="float" office:value="0.039029">
                <text:p>0.039029</text:p>
              </table:table-cell>
            </table:table-row>
            <table:table-row>
              <table:table-cell office:value-type="string">
                <text:p>14:57:15</text:p>
              </table:table-cell>
              <table:table-cell office:value-type="float" office:value="0.689703">
                <text:p>0.689703</text:p>
              </table:table-cell>
              <table:table-cell office:value-type="float" office:value="0.036494">
                <text:p>0.036494</text:p>
              </table:table-cell>
            </table:table-row>
            <table:table-row>
              <table:table-cell office:value-type="string">
                <text:p>14:57:16</text:p>
              </table:table-cell>
              <table:table-cell office:value-type="float" office:value="1.676955">
                <text:p>1.676955</text:p>
              </table:table-cell>
              <table:table-cell office:value-type="float" office:value="0.014332">
                <text:p>0.014332</text:p>
              </table:table-cell>
            </table:table-row>
            <table:table-row>
              <table:table-cell office:value-type="string">
                <text:p>14:57:17</text:p>
              </table:table-cell>
              <table:table-cell office:value-type="float" office:value="1.525808">
                <text:p>1.525808</text:p>
              </table:table-cell>
              <table:table-cell office:value-type="float" office:value="0.005377">
                <text:p>0.005377</text:p>
              </table:table-cell>
            </table:table-row>
            <table:table-row>
              <table:table-cell office:value-type="string">
                <text:p>14:57:18</text:p>
              </table:table-cell>
              <table:table-cell office:value-type="float" office:value="1.389917">
                <text:p>1.389917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string">
                <text:p>14:57:19</text:p>
              </table:table-cell>
              <table:table-cell office:value-type="float" office:value="0.81796">
                <text:p>0.81796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14:57:20</text:p>
              </table:table-cell>
              <table:table-cell office:value-type="float" office:value="0.799363">
                <text:p>0.799363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14:57:21</text:p>
              </table:table-cell>
              <table:table-cell office:value-type="float" office:value="0.901196">
                <text:p>0.901196</text:p>
              </table:table-cell>
              <table:table-cell office:value-type="float" office:value="0.01289">
                <text:p>0.01289</text:p>
              </table:table-cell>
            </table:table-row>
            <table:table-row>
              <table:table-cell office:value-type="string">
                <text:p>14:57:22</text:p>
              </table:table-cell>
              <table:table-cell office:value-type="float" office:value="0.890756">
                <text:p>0.890756</text:p>
              </table:table-cell>
              <table:table-cell office:value-type="float" office:value="0.020193">
                <text:p>0.020193</text:p>
              </table:table-cell>
            </table:table-row>
            <table:table-row>
              <table:table-cell office:value-type="string">
                <text:p>14:57:23</text:p>
              </table:table-cell>
              <table:table-cell office:value-type="float" office:value="0.593778">
                <text:p>0.593778</text:p>
              </table:table-cell>
              <table:table-cell office:value-type="float" office:value="0.020415">
                <text:p>0.020415</text:p>
              </table:table-cell>
            </table:table-row>
            <table:table-row>
              <table:table-cell office:value-type="string">
                <text:p>14:57:24</text:p>
              </table:table-cell>
              <table:table-cell office:value-type="float" office:value="0.410521">
                <text:p>0.410521</text:p>
              </table:table-cell>
              <table:table-cell office:value-type="float" office:value="0.021957">
                <text:p>0.021957</text:p>
              </table:table-cell>
            </table:table-row>
            <table:table-row>
              <table:table-cell office:value-type="string">
                <text:p>14:57:25</text:p>
              </table:table-cell>
              <table:table-cell office:value-type="float" office:value="0.409369">
                <text:p>0.409369</text:p>
              </table:table-cell>
              <table:table-cell office:value-type="float" office:value="0.042857">
                <text:p>0.042857</text:p>
              </table:table-cell>
            </table:table-row>
            <table:table-row>
              <table:table-cell office:value-type="string">
                <text:p>14:57:26</text:p>
              </table:table-cell>
              <table:table-cell office:value-type="float" office:value="0.478467">
                <text:p>0.478467</text:p>
              </table:table-cell>
              <table:table-cell office:value-type="float" office:value="0.05037">
                <text:p>0.05037</text:p>
              </table:table-cell>
            </table:table-row>
            <table:table-row>
              <table:table-cell office:value-type="string">
                <text:p>14:57:27</text:p>
              </table:table-cell>
              <table:table-cell office:value-type="float" office:value="0.434089">
                <text:p>0.434089</text:p>
              </table:table-cell>
              <table:table-cell office:value-type="float" office:value="0.040249">
                <text:p>0.040249</text:p>
              </table:table-cell>
            </table:table-row>
            <table:table-row>
              <table:table-cell office:value-type="string">
                <text:p>14:57:28</text:p>
              </table:table-cell>
              <table:table-cell office:value-type="float" office:value="0.336844">
                <text:p>0.336844</text:p>
              </table:table-cell>
              <table:table-cell office:value-type="float" office:value="0.035523">
                <text:p>0.035523</text:p>
              </table:table-cell>
            </table:table-row>
            <table:table-row>
              <table:table-cell office:value-type="string">
                <text:p>14:57:29</text:p>
              </table:table-cell>
              <table:table-cell office:value-type="float" office:value="0.33258">
                <text:p>0.33258</text:p>
              </table:table-cell>
              <table:table-cell office:value-type="float" office:value="0.025055">
                <text:p>0.025055</text:p>
              </table:table-cell>
            </table:table-row>
            <table:table-row>
              <table:table-cell office:value-type="string">
                <text:p>14:57:30</text:p>
              </table:table-cell>
              <table:table-cell office:value-type="float" office:value="0.217806">
                <text:p>0.217806</text:p>
              </table:table-cell>
              <table:table-cell office:value-type="float" office:value="0.020095">
                <text:p>0.020095</text:p>
              </table:table-cell>
            </table:table-row>
            <table:table-row>
              <table:table-cell office:value-type="string">
                <text:p>14:57:31</text:p>
              </table:table-cell>
              <table:table-cell office:value-type="float" office:value="0.451624">
                <text:p>0.451624</text:p>
              </table:table-cell>
              <table:table-cell office:value-type="float" office:value="0.026666">
                <text:p>0.026666</text:p>
              </table:table-cell>
            </table:table-row>
            <table:table-row>
              <table:table-cell office:value-type="string">
                <text:p>14:57:32</text:p>
              </table:table-cell>
              <table:table-cell office:value-type="float" office:value="0.339287">
                <text:p>0.339287</text:p>
              </table:table-cell>
              <table:table-cell office:value-type="float" office:value="0.018787">
                <text:p>0.018787</text:p>
              </table:table-cell>
            </table:table-row>
            <table:table-row>
              <table:table-cell office:value-type="string">
                <text:p>14:57:33</text:p>
              </table:table-cell>
              <table:table-cell office:value-type="float" office:value="0.161864">
                <text:p>0.161864</text:p>
              </table:table-cell>
              <table:table-cell office:value-type="float" office:value="0.014766">
                <text:p>0.014766</text:p>
              </table:table-cell>
            </table:table-row>
            <table:table-row>
              <table:table-cell office:value-type="string">
                <text:p>14:57:34</text:p>
              </table:table-cell>
              <table:table-cell office:value-type="float" office:value="0.217877">
                <text:p>0.217877</text:p>
              </table:table-cell>
              <table:table-cell office:value-type="float" office:value="0.01693">
                <text:p>0.01693</text:p>
              </table:table-cell>
            </table:table-row>
            <table:table-row>
              <table:table-cell office:value-type="string">
                <text:p>14:57:35</text:p>
              </table:table-cell>
              <table:table-cell office:value-type="float" office:value="0.162518">
                <text:p>0.162518</text:p>
              </table:table-cell>
              <table:table-cell office:value-type="float" office:value="0.013885">
                <text:p>0.013885</text:p>
              </table:table-cell>
            </table:table-row>
            <table:table-row>
              <table:table-cell office:value-type="string">
                <text:p>14:57:36</text:p>
              </table:table-cell>
              <table:table-cell office:value-type="float" office:value="0.111216">
                <text:p>0.111216</text:p>
              </table:table-cell>
              <table:table-cell office:value-type="float" office:value="0.011507">
                <text:p>0.011507</text:p>
              </table:table-cell>
            </table:table-row>
            <table:table-row>
              <table:table-cell office:value-type="string">
                <text:p>14:57:37</text:p>
              </table:table-cell>
              <table:table-cell office:value-type="float" office:value="0.223275">
                <text:p>0.223275</text:p>
              </table:table-cell>
              <table:table-cell office:value-type="float" office:value="0.018554">
                <text:p>0.018554</text:p>
              </table:table-cell>
            </table:table-row>
            <table:table-row>
              <table:table-cell office:value-type="string">
                <text:p>14:57:38</text:p>
              </table:table-cell>
              <table:table-cell office:value-type="float" office:value="0.256088">
                <text:p>0.256088</text:p>
              </table:table-cell>
              <table:table-cell office:value-type="float" office:value="0.017396">
                <text:p>0.017396</text:p>
              </table:table-cell>
            </table:table-row>
            <table:table-row>
              <table:table-cell office:value-type="string">
                <text:p>14:57:39</text:p>
              </table:table-cell>
              <table:table-cell office:value-type="float" office:value="0.297805">
                <text:p>0.297805</text:p>
              </table:table-cell>
              <table:table-cell office:value-type="float" office:value="0.021177">
                <text:p>0.021177</text:p>
              </table:table-cell>
            </table:table-row>
            <table:table-row>
              <table:table-cell office:value-type="string">
                <text:p>14:57:40</text:p>
              </table:table-cell>
              <table:table-cell office:value-type="float" office:value="0.240203">
                <text:p>0.240203</text:p>
              </table:table-cell>
              <table:table-cell office:value-type="float" office:value="0.019032">
                <text:p>0.019032</text:p>
              </table:table-cell>
            </table:table-row>
            <table:table-row>
              <table:table-cell office:value-type="string">
                <text:p>14:57:41</text:p>
              </table:table-cell>
              <table:table-cell office:value-type="float" office:value="0.245924">
                <text:p>0.245924</text:p>
              </table:table-cell>
              <table:table-cell office:value-type="float" office:value="0.018598">
                <text:p>0.018598</text:p>
              </table:table-cell>
            </table:table-row>
            <table:table-row>
              <table:table-cell office:value-type="string">
                <text:p>14:57:42</text:p>
              </table:table-cell>
              <table:table-cell office:value-type="float" office:value="0.298983">
                <text:p>0.298983</text:p>
              </table:table-cell>
              <table:table-cell office:value-type="float" office:value="0.024328">
                <text:p>0.024328</text:p>
              </table:table-cell>
            </table:table-row>
            <table:table-row>
              <table:table-cell office:value-type="string">
                <text:p>14:57:43</text:p>
              </table:table-cell>
              <table:table-cell office:value-type="float" office:value="0.365602">
                <text:p>0.365602</text:p>
              </table:table-cell>
              <table:table-cell office:value-type="float" office:value="0.027996">
                <text:p>0.027996</text:p>
              </table:table-cell>
            </table:table-row>
            <table:table-row>
              <table:table-cell office:value-type="string">
                <text:p>14:57:44</text:p>
              </table:table-cell>
              <table:table-cell office:value-type="float" office:value="0.288133">
                <text:p>0.288133</text:p>
              </table:table-cell>
              <table:table-cell office:value-type="float" office:value="0.026376">
                <text:p>0.026376</text:p>
              </table:table-cell>
            </table:table-row>
            <table:table-row>
              <table:table-cell office:value-type="string">
                <text:p>14:57:45</text:p>
              </table:table-cell>
              <table:table-cell office:value-type="float" office:value="0.327024">
                <text:p>0.327024</text:p>
              </table:table-cell>
              <table:table-cell office:value-type="float" office:value="0.036072">
                <text:p>0.036072</text:p>
              </table:table-cell>
            </table:table-row>
            <table:table-row>
              <table:table-cell office:value-type="string">
                <text:p>14:57:46</text:p>
              </table:table-cell>
              <table:table-cell office:value-type="float" office:value="0.433936">
                <text:p>0.433936</text:p>
              </table:table-cell>
              <table:table-cell office:value-type="float" office:value="0.042913">
                <text:p>0.042913</text:p>
              </table:table-cell>
            </table:table-row>
            <table:table-row>
              <table:table-cell office:value-type="string">
                <text:p>14:57:47</text:p>
              </table:table-cell>
              <table:table-cell office:value-type="float" office:value="0.318104">
                <text:p>0.318104</text:p>
              </table:table-cell>
              <table:table-cell office:value-type="float" office:value="0.036919">
                <text:p>0.036919</text:p>
              </table:table-cell>
            </table:table-row>
            <table:table-row>
              <table:table-cell office:value-type="string">
                <text:p>14:57:48</text:p>
              </table:table-cell>
              <table:table-cell office:value-type="float" office:value="0.40957">
                <text:p>0.40957</text:p>
              </table:table-cell>
              <table:table-cell office:value-type="float" office:value="0.046078">
                <text:p>0.046078</text:p>
              </table:table-cell>
            </table:table-row>
            <table:table-row>
              <table:table-cell office:value-type="string">
                <text:p>14:57:49</text:p>
              </table:table-cell>
              <table:table-cell office:value-type="float" office:value="0.339536">
                <text:p>0.339536</text:p>
              </table:table-cell>
              <table:table-cell office:value-type="float" office:value="0.047629">
                <text:p>0.047629</text:p>
              </table:table-cell>
            </table:table-row>
            <table:table-row>
              <table:table-cell office:value-type="string">
                <text:p>14:57:50</text:p>
              </table:table-cell>
              <table:table-cell office:value-type="float" office:value="0.358964">
                <text:p>0.358964</text:p>
              </table:table-cell>
              <table:table-cell office:value-type="float" office:value="0.033759">
                <text:p>0.033759</text:p>
              </table:table-cell>
            </table:table-row>
            <table:table-row>
              <table:table-cell office:value-type="string">
                <text:p>14:57:51</text:p>
              </table:table-cell>
              <table:table-cell office:value-type="float" office:value="0.470962">
                <text:p>0.470962</text:p>
              </table:table-cell>
              <table:table-cell office:value-type="float" office:value="0.036594">
                <text:p>0.036594</text:p>
              </table:table-cell>
            </table:table-row>
            <table:table-row>
              <table:table-cell office:value-type="string">
                <text:p>14:57:52</text:p>
              </table:table-cell>
              <table:table-cell office:value-type="float" office:value="0.409221">
                <text:p>0.409221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14:57:53</text:p>
              </table:table-cell>
              <table:table-cell office:value-type="float" office:value="0.42355">
                <text:p>0.42355</text:p>
              </table:table-cell>
              <table:table-cell office:value-type="float" office:value="0.04578">
                <text:p>0.04578</text:p>
              </table:table-cell>
            </table:table-row>
            <table:table-row>
              <table:table-cell office:value-type="string">
                <text:p>14:57:54</text:p>
              </table:table-cell>
              <table:table-cell office:value-type="float" office:value="0.391374">
                <text:p>0.391374</text:p>
              </table:table-cell>
              <table:table-cell office:value-type="float" office:value="0.036843">
                <text:p>0.036843</text:p>
              </table:table-cell>
            </table:table-row>
            <table:table-row>
              <table:table-cell office:value-type="string">
                <text:p>14:57:55</text:p>
              </table:table-cell>
              <table:table-cell office:value-type="float" office:value="0.331224">
                <text:p>0.331224</text:p>
              </table:table-cell>
              <table:table-cell office:value-type="float" office:value="0.034941">
                <text:p>0.034941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0.342679">
                <text:p>0.342679</text:p>
              </table:table-cell>
              <table:table-cell office:value-type="float" office:value="0.036676">
                <text:p>0.036676</text:p>
              </table:table-cell>
            </table:table-row>
            <table:table-row>
              <table:table-cell office:value-type="string">
                <text:p>14:57:57</text:p>
              </table:table-cell>
              <table:table-cell office:value-type="float" office:value="0.330954">
                <text:p>0.330954</text:p>
              </table:table-cell>
              <table:table-cell office:value-type="float" office:value="0.027949">
                <text:p>0.027949</text:p>
              </table:table-cell>
            </table:table-row>
            <table:table-row>
              <table:table-cell office:value-type="string">
                <text:p>14:57:58</text:p>
              </table:table-cell>
              <table:table-cell office:value-type="float" office:value="0.346796">
                <text:p>0.346796</text:p>
              </table:table-cell>
              <table:table-cell office:value-type="float" office:value="0.036861">
                <text:p>0.036861</text:p>
              </table:table-cell>
            </table:table-row>
            <table:table-row>
              <table:table-cell office:value-type="string">
                <text:p>14:57:59</text:p>
              </table:table-cell>
              <table:table-cell office:value-type="float" office:value="0.328712">
                <text:p>0.328712</text:p>
              </table:table-cell>
              <table:table-cell office:value-type="float" office:value="0.048982">
                <text:p>0.048982</text:p>
              </table:table-cell>
            </table:table-row>
            <table:table-row>
              <table:table-cell office:value-type="string">
                <text:p>14:58:00</text:p>
              </table:table-cell>
              <table:table-cell office:value-type="float" office:value="0.342897">
                <text:p>0.342897</text:p>
              </table:table-cell>
              <table:table-cell office:value-type="float" office:value="0.041057">
                <text:p>0.041057</text:p>
              </table:table-cell>
            </table:table-row>
            <table:table-row>
              <table:table-cell office:value-type="string">
                <text:p>14:58:01</text:p>
              </table:table-cell>
              <table:table-cell office:value-type="float" office:value="0.322785">
                <text:p>0.322785</text:p>
              </table:table-cell>
              <table:table-cell office:value-type="float" office:value="0.055493">
                <text:p>0.055493</text:p>
              </table:table-cell>
            </table:table-row>
            <table:table-row>
              <table:table-cell office:value-type="string">
                <text:p>14:58:02</text:p>
              </table:table-cell>
              <table:table-cell office:value-type="float" office:value="0.341055">
                <text:p>0.341055</text:p>
              </table:table-cell>
              <table:table-cell office:value-type="float" office:value="0.050605">
                <text:p>0.050605</text:p>
              </table:table-cell>
            </table:table-row>
            <table:table-row>
              <table:table-cell office:value-type="string">
                <text:p>14:58:03</text:p>
              </table:table-cell>
              <table:table-cell office:value-type="float" office:value="0.424957">
                <text:p>0.424957</text:p>
              </table:table-cell>
              <table:table-cell office:value-type="float" office:value="0.044377">
                <text:p>0.044377</text:p>
              </table:table-cell>
            </table:table-row>
            <table:table-row>
              <table:table-cell office:value-type="string">
                <text:p>14:58:04</text:p>
              </table:table-cell>
              <table:table-cell office:value-type="float" office:value="0.513497">
                <text:p>0.513497</text:p>
              </table:table-cell>
              <table:table-cell office:value-type="float" office:value="0.030729">
                <text:p>0.030729</text:p>
              </table:table-cell>
            </table:table-row>
            <table:table-row>
              <table:table-cell office:value-type="string">
                <text:p>14:58:05</text:p>
              </table:table-cell>
              <table:table-cell office:value-type="float" office:value="0.409661">
                <text:p>0.409661</text:p>
              </table:table-cell>
              <table:table-cell office:value-type="float" office:value="0.022811">
                <text:p>0.022811</text:p>
              </table:table-cell>
            </table:table-row>
            <table:table-row>
              <table:table-cell office:value-type="string">
                <text:p>14:58:06</text:p>
              </table:table-cell>
              <table:table-cell office:value-type="float" office:value="0.37946">
                <text:p>0.37946</text:p>
              </table:table-cell>
              <table:table-cell office:value-type="float" office:value="0.031259">
                <text:p>0.031259</text:p>
              </table:table-cell>
            </table:table-row>
            <table:table-row>
              <table:table-cell office:value-type="string">
                <text:p>14:58:07</text:p>
              </table:table-cell>
              <table:table-cell office:value-type="float" office:value="0.446571">
                <text:p>0.446571</text:p>
              </table:table-cell>
              <table:table-cell office:value-type="float" office:value="0.041065">
                <text:p>0.041065</text:p>
              </table:table-cell>
            </table:table-row>
            <table:table-row>
              <table:table-cell office:value-type="string">
                <text:p>14:58:08</text:p>
              </table:table-cell>
              <table:table-cell office:value-type="float" office:value="0.518673">
                <text:p>0.518673</text:p>
              </table:table-cell>
              <table:table-cell office:value-type="float" office:value="0.036133">
                <text:p>0.036133</text:p>
              </table:table-cell>
            </table:table-row>
            <table:table-row>
              <table:table-cell office:value-type="string">
                <text:p>14:58:09</text:p>
              </table:table-cell>
              <table:table-cell office:value-type="float" office:value="0.269518">
                <text:p>0.269518</text:p>
              </table:table-cell>
              <table:table-cell office:value-type="float" office:value="0.036112">
                <text:p>0.036112</text:p>
              </table:table-cell>
            </table:table-row>
            <table:table-row>
              <table:table-cell office:value-type="string">
                <text:p>14:58:10</text:p>
              </table:table-cell>
              <table:table-cell office:value-type="float" office:value="0.395339">
                <text:p>0.395339</text:p>
              </table:table-cell>
              <table:table-cell office:value-type="float" office:value="0.036262">
                <text:p>0.036262</text:p>
              </table:table-cell>
            </table:table-row>
            <table:table-row>
              <table:table-cell office:value-type="string">
                <text:p>14:58:11</text:p>
              </table:table-cell>
              <table:table-cell office:value-type="float" office:value="0.352795">
                <text:p>0.352795</text:p>
              </table:table-cell>
              <table:table-cell office:value-type="float" office:value="0.039096">
                <text:p>0.039096</text:p>
              </table:table-cell>
            </table:table-row>
            <table:table-row>
              <table:table-cell office:value-type="string">
                <text:p>14:58:12</text:p>
              </table:table-cell>
              <table:table-cell office:value-type="float" office:value="0.415745">
                <text:p>0.415745</text:p>
              </table:table-cell>
              <table:table-cell office:value-type="float" office:value="0.029878">
                <text:p>0.029878</text:p>
              </table:table-cell>
            </table:table-row>
            <table:table-row>
              <table:table-cell office:value-type="string">
                <text:p>14:58:13</text:p>
              </table:table-cell>
              <table:table-cell office:value-type="float" office:value="0.251113">
                <text:p>0.251113</text:p>
              </table:table-cell>
              <table:table-cell office:value-type="float" office:value="0.028243">
                <text:p>0.028243</text:p>
              </table:table-cell>
            </table:table-row>
            <table:table-row>
              <table:table-cell office:value-type="string">
                <text:p>14:58:14</text:p>
              </table:table-cell>
              <table:table-cell office:value-type="float" office:value="0.318404">
                <text:p>0.318404</text:p>
              </table:table-cell>
              <table:table-cell office:value-type="float" office:value="0.030582">
                <text:p>0.030582</text:p>
              </table:table-cell>
            </table:table-row>
            <table:table-row>
              <table:table-cell office:value-type="string">
                <text:p>14:58:15</text:p>
              </table:table-cell>
              <table:table-cell office:value-type="float" office:value="0.358153">
                <text:p>0.358153</text:p>
              </table:table-cell>
              <table:table-cell office:value-type="float" office:value="0.031153">
                <text:p>0.031153</text:p>
              </table:table-cell>
            </table:table-row>
            <table:table-row>
              <table:table-cell office:value-type="string">
                <text:p>14:58:16</text:p>
              </table:table-cell>
              <table:table-cell office:value-type="float" office:value="0.286352">
                <text:p>0.286352</text:p>
              </table:table-cell>
              <table:table-cell office:value-type="float" office:value="0.029804">
                <text:p>0.029804</text:p>
              </table:table-cell>
            </table:table-row>
            <table:table-row>
              <table:table-cell office:value-type="string">
                <text:p>14:58:17</text:p>
              </table:table-cell>
              <table:table-cell office:value-type="float" office:value="0.406334">
                <text:p>0.406334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14:58:18</text:p>
              </table:table-cell>
              <table:table-cell office:value-type="float" office:value="0.305093">
                <text:p>0.305093</text:p>
              </table:table-cell>
              <table:table-cell office:value-type="float" office:value="0.032601">
                <text:p>0.032601</text:p>
              </table:table-cell>
            </table:table-row>
            <table:table-row>
              <table:table-cell office:value-type="string">
                <text:p>14:58:19</text:p>
              </table:table-cell>
              <table:table-cell office:value-type="float" office:value="0.298367">
                <text:p>0.298367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14:58:20</text:p>
              </table:table-cell>
              <table:table-cell office:value-type="float" office:value="0.303771">
                <text:p>0.303771</text:p>
              </table:table-cell>
              <table:table-cell office:value-type="float" office:value="0.045705">
                <text:p>0.045705</text:p>
              </table:table-cell>
            </table:table-row>
            <table:table-row>
              <table:table-cell office:value-type="string">
                <text:p>14:58:21</text:p>
              </table:table-cell>
              <table:table-cell office:value-type="float" office:value="0.277204">
                <text:p>0.277204</text:p>
              </table:table-cell>
              <table:table-cell office:value-type="float" office:value="0.022755">
                <text:p>0.022755</text:p>
              </table:table-cell>
            </table:table-row>
            <table:table-row>
              <table:table-cell office:value-type="string">
                <text:p>14:58:22</text:p>
              </table:table-cell>
              <table:table-cell office:value-type="float" office:value="0.922523">
                <text:p>0.922523</text:p>
              </table:table-cell>
              <table:table-cell office:value-type="float" office:value="0.01936">
                <text:p>0.01936</text:p>
              </table:table-cell>
            </table:table-row>
            <table:table-row>
              <table:table-cell office:value-type="string">
                <text:p>14:58:23</text:p>
              </table:table-cell>
              <table:table-cell office:value-type="float" office:value="1.604636">
                <text:p>1.604636</text:p>
              </table:table-cell>
              <table:table-cell office:value-type="float" office:value="0.008921">
                <text:p>0.008921</text:p>
              </table:table-cell>
            </table:table-row>
            <table:table-row>
              <table:table-cell office:value-type="string">
                <text:p>14:58:24</text:p>
              </table:table-cell>
              <table:table-cell office:value-type="float" office:value="1.395125">
                <text:p>1.395125</text:p>
              </table:table-cell>
              <table:table-cell office:value-type="float" office:value="0.008641">
                <text:p>0.008641</text:p>
              </table:table-cell>
            </table:table-row>
            <table:table-row>
              <table:table-cell office:value-type="string">
                <text:p>14:58:25</text:p>
              </table:table-cell>
              <table:table-cell office:value-type="float" office:value="0.952604">
                <text:p>0.952604</text:p>
              </table:table-cell>
              <table:table-cell office:value-type="float" office:value="0.006692">
                <text:p>0.006692</text:p>
              </table:table-cell>
            </table:table-row>
            <table:table-row>
              <table:table-cell office:value-type="string">
                <text:p>14:58:26</text:p>
              </table:table-cell>
              <table:table-cell office:value-type="float" office:value="0.788966">
                <text:p>0.788966</text:p>
              </table:table-cell>
              <table:table-cell office:value-type="float" office:value="0.009518">
                <text:p>0.009518</text:p>
              </table:table-cell>
            </table:table-row>
            <table:table-row>
              <table:table-cell office:value-type="string">
                <text:p>14:58:27</text:p>
              </table:table-cell>
              <table:table-cell office:value-type="float" office:value="0.805301">
                <text:p>0.805301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>
                <text:p>14:58:28</text:p>
              </table:table-cell>
              <table:table-cell office:value-type="float" office:value="0.7844">
                <text:p>0.7844</text:p>
              </table:table-cell>
              <table:table-cell office:value-type="float" office:value="0.007437">
                <text:p>0.007437</text:p>
              </table:table-cell>
            </table:table-row>
            <table:table-row>
              <table:table-cell office:value-type="string">
                <text:p>14:58:29</text:p>
              </table:table-cell>
              <table:table-cell office:value-type="float" office:value="0.374379">
                <text:p>0.374379</text:p>
              </table:table-cell>
              <table:table-cell office:value-type="float" office:value="0.015688">
                <text:p>0.015688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0.175962">
                <text:p>0.175962</text:p>
              </table:table-cell>
              <table:table-cell office:value-type="float" office:value="0.018814">
                <text:p>0.018814</text:p>
              </table:table-cell>
            </table:table-row>
            <table:table-row>
              <table:table-cell office:value-type="string">
                <text:p>14:58:31</text:p>
              </table:table-cell>
              <table:table-cell office:value-type="float" office:value="0.295588">
                <text:p>0.295588</text:p>
              </table:table-cell>
              <table:table-cell office:value-type="float" office:value="0.024459">
                <text:p>0.024459</text:p>
              </table:table-cell>
            </table:table-row>
            <table:table-row>
              <table:table-cell office:value-type="string">
                <text:p>14:58:32</text:p>
              </table:table-cell>
              <table:table-cell office:value-type="float" office:value="0.395021">
                <text:p>0.395021</text:p>
              </table:table-cell>
              <table:table-cell office:value-type="float" office:value="0.028381">
                <text:p>0.028381</text:p>
              </table:table-cell>
            </table:table-row>
            <table:table-row>
              <table:table-cell office:value-type="string">
                <text:p>14:58:33</text:p>
              </table:table-cell>
              <table:table-cell office:value-type="float" office:value="0.369282">
                <text:p>0.369282</text:p>
              </table:table-cell>
              <table:table-cell office:value-type="float" office:value="0.03191">
                <text:p>0.03191</text:p>
              </table:table-cell>
            </table:table-row>
            <table:table-row>
              <table:table-cell office:value-type="string">
                <text:p>14:58:34</text:p>
              </table:table-cell>
              <table:table-cell office:value-type="float" office:value="0.303335">
                <text:p>0.303335</text:p>
              </table:table-cell>
              <table:table-cell office:value-type="float" office:value="0.037568">
                <text:p>0.037568</text:p>
              </table:table-cell>
            </table:table-row>
            <table:table-row>
              <table:table-cell office:value-type="string">
                <text:p>14:58:35</text:p>
              </table:table-cell>
              <table:table-cell office:value-type="float" office:value="0.434283">
                <text:p>0.434283</text:p>
              </table:table-cell>
              <table:table-cell office:value-type="float" office:value="0.028608">
                <text:p>0.028608</text:p>
              </table:table-cell>
            </table:table-row>
            <table:table-row>
              <table:table-cell office:value-type="string">
                <text:p>14:58:36</text:p>
              </table:table-cell>
              <table:table-cell office:value-type="float" office:value="1.088284">
                <text:p>1.088284</text:p>
              </table:table-cell>
              <table:table-cell office:value-type="float" office:value="0.023225">
                <text:p>0.023225</text:p>
              </table:table-cell>
            </table:table-row>
            <table:table-row>
              <table:table-cell office:value-type="string">
                <text:p>14:58:37</text:p>
              </table:table-cell>
              <table:table-cell office:value-type="float" office:value="1.784194">
                <text:p>1.784194</text:p>
              </table:table-cell>
              <table:table-cell office:value-type="float" office:value="0.00938">
                <text:p>0.00938</text:p>
              </table:table-cell>
            </table:table-row>
            <table:table-row>
              <table:table-cell office:value-type="string">
                <text:p>14:58:38</text:p>
              </table:table-cell>
              <table:table-cell office:value-type="float" office:value="1.547476">
                <text:p>1.547476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14:58:39</text:p>
              </table:table-cell>
              <table:table-cell office:value-type="float" office:value="1.136999">
                <text:p>1.136999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14:58:40</text:p>
              </table:table-cell>
              <table:table-cell office:value-type="float" office:value="0.792974">
                <text:p>0.792974</text:p>
              </table:table-cell>
              <table:table-cell office:value-type="float" office:value="0.004318">
                <text:p>0.004318</text:p>
              </table:table-cell>
            </table:table-row>
            <table:table-row>
              <table:table-cell office:value-type="string">
                <text:p>14:58:41</text:p>
              </table:table-cell>
              <table:table-cell office:value-type="float" office:value="0.893541">
                <text:p>0.893541</text:p>
              </table:table-cell>
              <table:table-cell office:value-type="float" office:value="0.014873">
                <text:p>0.014873</text:p>
              </table:table-cell>
            </table:table-row>
            <table:table-row>
              <table:table-cell office:value-type="string">
                <text:p>14:58:42</text:p>
              </table:table-cell>
              <table:table-cell office:value-type="float" office:value="0.889175">
                <text:p>0.889175</text:p>
              </table:table-cell>
              <table:table-cell office:value-type="float" office:value="0.010432">
                <text:p>0.010432</text:p>
              </table:table-cell>
            </table:table-row>
            <table:table-row>
              <table:table-cell office:value-type="string">
                <text:p>14:58:43</text:p>
              </table:table-cell>
              <table:table-cell office:value-type="float" office:value="0.680842">
                <text:p>0.680842</text:p>
              </table:table-cell>
              <table:table-cell office:value-type="float" office:value="0.031947">
                <text:p>0.031947</text:p>
              </table:table-cell>
            </table:table-row>
            <table:table-row>
              <table:table-cell office:value-type="string">
                <text:p>14:58:44</text:p>
              </table:table-cell>
              <table:table-cell office:value-type="float" office:value="0.37428">
                <text:p>0.37428</text:p>
              </table:table-cell>
              <table:table-cell office:value-type="float" office:value="0.021306">
                <text:p>0.021306</text:p>
              </table:table-cell>
            </table:table-row>
            <table:table-row>
              <table:table-cell office:value-type="string">
                <text:p>14:58:45</text:p>
              </table:table-cell>
              <table:table-cell office:value-type="float" office:value="0.478765">
                <text:p>0.478765</text:p>
              </table:table-cell>
              <table:table-cell office:value-type="float" office:value="0.052529">
                <text:p>0.052529</text:p>
              </table:table-cell>
            </table:table-row>
            <table:table-row>
              <table:table-cell office:value-type="string">
                <text:p>14:58:46</text:p>
              </table:table-cell>
              <table:table-cell office:value-type="float" office:value="0.857001">
                <text:p>0.857001</text:p>
              </table:table-cell>
              <table:table-cell office:value-type="float" office:value="0.064624">
                <text:p>0.064624</text:p>
              </table:table-cell>
            </table:table-row>
            <table:table-row>
              <table:table-cell office:value-type="string">
                <text:p>14:58:47</text:p>
              </table:table-cell>
              <table:table-cell office:value-type="float" office:value="3.746241">
                <text:p>3.746241</text:p>
              </table:table-cell>
              <table:table-cell office:value-type="float" office:value="0.038075">
                <text:p>0.038075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3.834492">
                <text:p>3.834492</text:p>
              </table:table-cell>
              <table:table-cell office:value-type="float" office:value="0.02036">
                <text:p>0.02036</text:p>
              </table:table-cell>
            </table:table-row>
            <table:table-row>
              <table:table-cell office:value-type="string">
                <text:p>14:58:49</text:p>
              </table:table-cell>
              <table:table-cell office:value-type="float" office:value="3.410119">
                <text:p>3.410119</text:p>
              </table:table-cell>
              <table:table-cell office:value-type="float" office:value="0.005794">
                <text:p>0.005794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3.809016">
                <text:p>3.809016</text:p>
              </table:table-cell>
              <table:table-cell office:value-type="float" office:value="0.008308">
                <text:p>0.008308</text:p>
              </table:table-cell>
            </table:table-row>
            <table:table-row>
              <table:table-cell office:value-type="string">
                <text:p>14:58:51</text:p>
              </table:table-cell>
              <table:table-cell office:value-type="float" office:value="4.269419">
                <text:p>4.269419</text:p>
              </table:table-cell>
              <table:table-cell office:value-type="float" office:value="0.006143">
                <text:p>0.006143</text:p>
              </table:table-cell>
            </table:table-row>
            <table:table-row>
              <table:table-cell office:value-type="string">
                <text:p>14:58:52</text:p>
              </table:table-cell>
              <table:table-cell office:value-type="float" office:value="3.197867">
                <text:p>3.197867</text:p>
              </table:table-cell>
              <table:table-cell office:value-type="float" office:value="0.006655">
                <text:p>0.006655</text:p>
              </table:table-cell>
            </table:table-row>
            <table:table-row>
              <table:table-cell office:value-type="string">
                <text:p>14:58:53</text:p>
              </table:table-cell>
              <table:table-cell office:value-type="float" office:value="3.202319">
                <text:p>3.202319</text:p>
              </table:table-cell>
              <table:table-cell office:value-type="float" office:value="0.009383">
                <text:p>0.009383</text:p>
              </table:table-cell>
            </table:table-row>
            <table:table-row>
              <table:table-cell office:value-type="string">
                <text:p>14:58:54</text:p>
              </table:table-cell>
              <table:table-cell office:value-type="float" office:value="3.004781">
                <text:p>3.004781</text:p>
              </table:table-cell>
              <table:table-cell office:value-type="float" office:value="0.014074">
                <text:p>0.014074</text:p>
              </table:table-cell>
            </table:table-row>
            <table:table-row>
              <table:table-cell office:value-type="string">
                <text:p>14:58:55</text:p>
              </table:table-cell>
              <table:table-cell office:value-type="float" office:value="3.543941">
                <text:p>3.543941</text:p>
              </table:table-cell>
              <table:table-cell office:value-type="float" office:value="0.007635">
                <text:p>0.007635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3.849944">
                <text:p>3.849944</text:p>
              </table:table-cell>
              <table:table-cell office:value-type="float" office:value="0.005944">
                <text:p>0.005944</text:p>
              </table:table-cell>
            </table:table-row>
            <table:table-row>
              <table:table-cell office:value-type="string">
                <text:p>14:58:57</text:p>
              </table:table-cell>
              <table:table-cell office:value-type="float" office:value="3.681798">
                <text:p>3.681798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14:58:58</text:p>
              </table:table-cell>
              <table:table-cell office:value-type="float" office:value="3.506076">
                <text:p>3.50607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14:58:59</text:p>
              </table:table-cell>
              <table:table-cell office:value-type="float" office:value="4.180952">
                <text:p>4.180952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14:59:00</text:p>
              </table:table-cell>
              <table:table-cell office:value-type="float" office:value="3.942334">
                <text:p>3.942334</text:p>
              </table:table-cell>
              <table:table-cell office:value-type="float" office:value="0.008367">
                <text:p>0.008367</text:p>
              </table:table-cell>
            </table:table-row>
            <table:table-row>
              <table:table-cell office:value-type="string">
                <text:p>14:59:01</text:p>
              </table:table-cell>
              <table:table-cell office:value-type="float" office:value="4.242859">
                <text:p>4.242859</text:p>
              </table:table-cell>
              <table:table-cell office:value-type="float" office:value="0.004407">
                <text:p>0.004407</text:p>
              </table:table-cell>
            </table:table-row>
            <table:table-row>
              <table:table-cell office:value-type="string">
                <text:p>14:59:02</text:p>
              </table:table-cell>
              <table:table-cell office:value-type="float" office:value="4.076142">
                <text:p>4.076142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14:59:03</text:p>
              </table:table-cell>
              <table:table-cell office:value-type="float" office:value="4.369247">
                <text:p>4.369247</text:p>
              </table:table-cell>
              <table:table-cell office:value-type="float" office:value="0.005591">
                <text:p>0.005591</text:p>
              </table:table-cell>
            </table:table-row>
            <table:table-row>
              <table:table-cell office:value-type="string">
                <text:p>14:59:04</text:p>
              </table:table-cell>
              <table:table-cell office:value-type="float" office:value="3.795868">
                <text:p>3.795868</text:p>
              </table:table-cell>
              <table:table-cell office:value-type="float" office:value="0.008879">
                <text:p>0.008879</text:p>
              </table:table-cell>
            </table:table-row>
            <table:table-row>
              <table:table-cell office:value-type="string">
                <text:p>14:59:05</text:p>
              </table:table-cell>
              <table:table-cell office:value-type="float" office:value="4.382398">
                <text:p>4.382398</text:p>
              </table:table-cell>
              <table:table-cell office:value-type="float" office:value="0.006941">
                <text:p>0.006941</text:p>
              </table:table-cell>
            </table:table-row>
            <table:table-row>
              <table:table-cell office:value-type="string">
                <text:p>14:59:06</text:p>
              </table:table-cell>
              <table:table-cell office:value-type="float" office:value="3.49403">
                <text:p>3.49403</text:p>
              </table:table-cell>
              <table:table-cell office:value-type="float" office:value="0.006543">
                <text:p>0.006543</text:p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5.215515">
                <text:p>5.215515</text:p>
              </table:table-cell>
              <table:table-cell office:value-type="float" office:value="0.009489">
                <text:p>0.009489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5.419323">
                <text:p>5.419323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4.160459">
                <text:p>4.160459</text:p>
              </table:table-cell>
              <table:table-cell office:value-type="float" office:value="0.007294">
                <text:p>0.007294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3.246198">
                <text:p>3.246198</text:p>
              </table:table-cell>
              <table:table-cell office:value-type="float" office:value="0.008424">
                <text:p>0.008424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3.105644">
                <text:p>3.105644</text:p>
              </table:table-cell>
              <table:table-cell office:value-type="float" office:value="0.012649">
                <text:p>0.012649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3.929066">
                <text:p>3.929066</text:p>
              </table:table-cell>
              <table:table-cell office:value-type="float" office:value="0.012551">
                <text:p>0.012551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3.754651">
                <text:p>3.75465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4.036717">
                <text:p>4.036717</text:p>
              </table:table-cell>
              <table:table-cell office:value-type="float" office:value="0.008178">
                <text:p>0.008178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3.342963">
                <text:p>3.342963</text:p>
              </table:table-cell>
              <table:table-cell office:value-type="float" office:value="0.008005">
                <text:p>0.008005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2.49816">
                <text:p>2.49816</text:p>
              </table:table-cell>
              <table:table-cell office:value-type="float" office:value="0.005691">
                <text:p>0.005691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2.889496">
                <text:p>2.889496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2.487117">
                <text:p>2.487117</text:p>
              </table:table-cell>
              <table:table-cell office:value-type="float" office:value="0.005698">
                <text:p>0.005698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2.414418">
                <text:p>2.414418</text:p>
              </table:table-cell>
              <table:table-cell office:value-type="float" office:value="0.008003">
                <text:p>0.008003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2.329811">
                <text:p>2.329811</text:p>
              </table:table-cell>
              <table:table-cell office:value-type="float" office:value="0.007916">
                <text:p>0.007916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3.143882">
                <text:p>3.143882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2.415719">
                <text:p>2.415719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2.423765">
                <text:p>2.423765</text:p>
              </table:table-cell>
              <table:table-cell office:value-type="float" office:value="0.005979">
                <text:p>0.005979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2.089861">
                <text:p>2.089861</text:p>
              </table:table-cell>
              <table:table-cell office:value-type="float" office:value="0.007815">
                <text:p>0.007815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2.786841">
                <text:p>2.786841</text:p>
              </table:table-cell>
              <table:table-cell office:value-type="float" office:value="0.009923">
                <text:p>0.009923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2.296067">
                <text:p>2.296067</text:p>
              </table:table-cell>
              <table:table-cell office:value-type="float" office:value="0.004657">
                <text:p>0.004657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2.785057">
                <text:p>2.785057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1.687882">
                <text:p>1.687882</text:p>
              </table:table-cell>
              <table:table-cell office:value-type="float" office:value="0.015548">
                <text:p>0.015548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2.883852">
                <text:p>2.883852</text:p>
              </table:table-cell>
              <table:table-cell office:value-type="float" office:value="0.007357">
                <text:p>0.007357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1.987336">
                <text:p>1.987336</text:p>
              </table:table-cell>
              <table:table-cell office:value-type="float" office:value="0.007104">
                <text:p>0.007104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2.461991">
                <text:p>2.461991</text:p>
              </table:table-cell>
              <table:table-cell office:value-type="float" office:value="0.009197">
                <text:p>0.009197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1.771989">
                <text:p>1.771989</text:p>
              </table:table-cell>
              <table:table-cell office:value-type="float" office:value="0.006517">
                <text:p>0.006517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1.564737">
                <text:p>1.564737</text:p>
              </table:table-cell>
              <table:table-cell office:value-type="float" office:value="0.006498">
                <text:p>0.006498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2.854872">
                <text:p>2.854872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1.628517">
                <text:p>1.628517</text:p>
              </table:table-cell>
              <table:table-cell office:value-type="float" office:value="0.004495">
                <text:p>0.004495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2.109328">
                <text:p>2.109328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1.935377">
                <text:p>1.935377</text:p>
              </table:table-cell>
              <table:table-cell office:value-type="float" office:value="0.007602">
                <text:p>0.007602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1.887654">
                <text:p>1.887654</text:p>
              </table:table-cell>
              <table:table-cell office:value-type="float" office:value="0.006375">
                <text:p>0.006375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2.005945">
                <text:p>2.005945</text:p>
              </table:table-cell>
              <table:table-cell office:value-type="float" office:value="0.007061">
                <text:p>0.007061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1.409344">
                <text:p>1.409344</text:p>
              </table:table-cell>
              <table:table-cell office:value-type="float" office:value="0.007045">
                <text:p>0.007045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2.407947">
                <text:p>2.407947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1.503428">
                <text:p>1.503428</text:p>
              </table:table-cell>
              <table:table-cell office:value-type="float" office:value="0.009719">
                <text:p>0.009719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1.806242">
                <text:p>1.806242</text:p>
              </table:table-cell>
              <table:table-cell office:value-type="float" office:value="0.008097">
                <text:p>0.008097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1.284701">
                <text:p>1.284701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1.703658">
                <text:p>1.703658</text:p>
              </table:table-cell>
              <table:table-cell office:value-type="float" office:value="0.007215">
                <text:p>0.007215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1.264241">
                <text:p>1.264241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0.171419">
                <text:p>0.171419</text:p>
              </table:table-cell>
              <table:table-cell office:value-type="float" office:value="0.01147">
                <text:p>0.01147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0.180674">
                <text:p>0.180674</text:p>
              </table:table-cell>
              <table:table-cell office:value-type="float" office:value="0.006767">
                <text:p>0.006767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0.137983">
                <text:p>0.137983</text:p>
              </table:table-cell>
              <table:table-cell office:value-type="float" office:value="0.008935">
                <text:p>0.008935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0.096951">
                <text:p>0.096951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0.300927">
                <text:p>0.300927</text:p>
              </table:table-cell>
              <table:table-cell office:value-type="float" office:value="0.010077">
                <text:p>0.010077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0.991229">
                <text:p>0.991229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0.881119">
                <text:p>0.881119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0.792965">
                <text:p>0.792965</text:p>
              </table:table-cell>
              <table:table-cell office:value-type="float" office:value="0.009987">
                <text:p>0.009987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0.598537">
                <text:p>0.598537</text:p>
              </table:table-cell>
              <table:table-cell office:value-type="float" office:value="0.008959">
                <text:p>0.008959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0.18924">
                <text:p>0.18924</text:p>
              </table:table-cell>
              <table:table-cell office:value-type="float" office:value="0.009041">
                <text:p>0.009041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0.169907">
                <text:p>0.169907</text:p>
              </table:table-cell>
              <table:table-cell office:value-type="float" office:value="0.021057">
                <text:p>0.021057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0.269211">
                <text:p>0.269211</text:p>
              </table:table-cell>
              <table:table-cell office:value-type="float" office:value="0.027183">
                <text:p>0.027183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0.370942">
                <text:p>0.370942</text:p>
              </table:table-cell>
              <table:table-cell office:value-type="float" office:value="0.025562">
                <text:p>0.025562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0.212199">
                <text:p>0.212199</text:p>
              </table:table-cell>
              <table:table-cell office:value-type="float" office:value="0.020038">
                <text:p>0.020038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0.153686">
                <text:p>0.153686</text:p>
              </table:table-cell>
              <table:table-cell office:value-type="float" office:value="0.015016">
                <text:p>0.015016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0.110685">
                <text:p>0.110685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0.110743">
                <text:p>0.110743</text:p>
              </table:table-cell>
              <table:table-cell office:value-type="float" office:value="0.010629">
                <text:p>0.010629</text:p>
              </table:table-cell>
            </table:table-row>
            <table:table-row>
              <table:table-cell office:value-type="string">
                <text:p>15:00:04</text:p>
              </table:table-cell>
              <table:table-cell office:value-type="float" office:value="0.206453">
                <text:p>0.206453</text:p>
              </table:table-cell>
              <table:table-cell office:value-type="float" office:value="0.011311">
                <text:p>0.011311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0.225049">
                <text:p>0.225049</text:p>
              </table:table-cell>
              <table:table-cell office:value-type="float" office:value="0.026434">
                <text:p>0.026434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0.172934">
                <text:p>0.172934</text:p>
              </table:table-cell>
              <table:table-cell office:value-type="float" office:value="0.014593">
                <text:p>0.014593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0.143783">
                <text:p>0.143783</text:p>
              </table:table-cell>
              <table:table-cell office:value-type="float" office:value="0.010422">
                <text:p>0.010422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0.225458">
                <text:p>0.225458</text:p>
              </table:table-cell>
              <table:table-cell office:value-type="float" office:value="0.017242">
                <text:p>0.017242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0.297297">
                <text:p>0.297297</text:p>
              </table:table-cell>
              <table:table-cell office:value-type="float" office:value="0.012019">
                <text:p>0.012019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0.956208">
                <text:p>0.956208</text:p>
              </table:table-cell>
              <table:table-cell office:value-type="float" office:value="0.008965">
                <text:p>0.008965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4.382665">
                <text:p>4.382665</text:p>
              </table:table-cell>
              <table:table-cell office:value-type="float" office:value="0.008786">
                <text:p>0.008786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4.877904">
                <text:p>4.877904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4.578793">
                <text:p>4.578793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5.096838">
                <text:p>5.096838</text:p>
              </table:table-cell>
              <table:table-cell office:value-type="float" office:value="0.011759">
                <text:p>0.011759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4.474716">
                <text:p>4.474716</text:p>
              </table:table-cell>
              <table:table-cell office:value-type="float" office:value="0.008464">
                <text:p>0.008464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4.268411">
                <text:p>4.268411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4.084651">
                <text:p>4.084651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4.310464">
                <text:p>4.310464</text:p>
              </table:table-cell>
              <table:table-cell office:value-type="float" office:value="0.007133">
                <text:p>0.007133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4.55448">
                <text:p>4.55448</text:p>
              </table:table-cell>
              <table:table-cell office:value-type="float" office:value="0.009677">
                <text:p>0.009677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4.834839">
                <text:p>4.834839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4.798244">
                <text:p>4.798244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4.520177">
                <text:p>4.520177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4.608413">
                <text:p>4.608413</text:p>
              </table:table-cell>
              <table:table-cell office:value-type="float" office:value="0.006851">
                <text:p>0.006851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3.684228">
                <text:p>3.684228</text:p>
              </table:table-cell>
              <table:table-cell office:value-type="float" office:value="0.005953">
                <text:p>0.005953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4.644641">
                <text:p>4.644641</text:p>
              </table:table-cell>
              <table:table-cell office:value-type="float" office:value="0.008948">
                <text:p>0.008948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4.86162">
                <text:p>4.86162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4.449945">
                <text:p>4.449945</text:p>
              </table:table-cell>
              <table:table-cell office:value-type="float" office:value="0.009177">
                <text:p>0.009177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4.355176">
                <text:p>4.355176</text:p>
              </table:table-cell>
              <table:table-cell office:value-type="float" office:value="0.006834">
                <text:p>0.006834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3.170988">
                <text:p>3.170988</text:p>
              </table:table-cell>
              <table:table-cell office:value-type="float" office:value="0.010818">
                <text:p>0.010818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3.656628">
                <text:p>3.656628</text:p>
              </table:table-cell>
              <table:table-cell office:value-type="float" office:value="0.008938">
                <text:p>0.008938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4.45961">
                <text:p>4.45961</text:p>
              </table:table-cell>
              <table:table-cell office:value-type="float" office:value="0.00934">
                <text:p>0.00934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3.540352">
                <text:p>3.540352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3.349239">
                <text:p>3.349239</text:p>
              </table:table-cell>
              <table:table-cell office:value-type="float" office:value="0.004964">
                <text:p>0.004964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3.164592">
                <text:p>3.164592</text:p>
              </table:table-cell>
              <table:table-cell office:value-type="float" office:value="0.005784">
                <text:p>0.005784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2.981393">
                <text:p>2.981393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3.311512">
                <text:p>3.311512</text:p>
              </table:table-cell>
              <table:table-cell office:value-type="float" office:value="0.010212">
                <text:p>0.010212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2.747076">
                <text:p>2.747076</text:p>
              </table:table-cell>
              <table:table-cell office:value-type="float" office:value="0.006047">
                <text:p>0.006047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2.921093">
                <text:p>2.921093</text:p>
              </table:table-cell>
              <table:table-cell office:value-type="float" office:value="0.006751">
                <text:p>0.006751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2.905649">
                <text:p>2.905649</text:p>
              </table:table-cell>
              <table:table-cell office:value-type="float" office:value="0.008898">
                <text:p>0.008898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2.831403">
                <text:p>2.831403</text:p>
              </table:table-cell>
              <table:table-cell office:value-type="float" office:value="0.004161">
                <text:p>0.004161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2.321095">
                <text:p>2.321095</text:p>
              </table:table-cell>
              <table:table-cell office:value-type="float" office:value="0.005632">
                <text:p>0.005632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3.599859">
                <text:p>3.599859</text:p>
              </table:table-cell>
              <table:table-cell office:value-type="float" office:value="0.005521">
                <text:p>0.005521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2.22737">
                <text:p>2.22737</text:p>
              </table:table-cell>
              <table:table-cell office:value-type="float" office:value="0.008858">
                <text:p>0.008858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2.201472">
                <text:p>2.201472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3.544324">
                <text:p>3.544324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1.962646">
                <text:p>1.962646</text:p>
              </table:table-cell>
              <table:table-cell office:value-type="float" office:value="0.008669">
                <text:p>0.008669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2.102934">
                <text:p>2.102934</text:p>
              </table:table-cell>
              <table:table-cell office:value-type="float" office:value="0.007179">
                <text:p>0.007179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2.878628">
                <text:p>2.878628</text:p>
              </table:table-cell>
              <table:table-cell office:value-type="float" office:value="0.006489">
                <text:p>0.006489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3.048211">
                <text:p>3.048211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2.104549">
                <text:p>2.104549</text:p>
              </table:table-cell>
              <table:table-cell office:value-type="float" office:value="0.005489">
                <text:p>0.005489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2.63618">
                <text:p>2.63618</text:p>
              </table:table-cell>
              <table:table-cell office:value-type="float" office:value="0.008536">
                <text:p>0.008536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2.14655">
                <text:p>2.14655</text:p>
              </table:table-cell>
              <table:table-cell office:value-type="float" office:value="0.011587">
                <text:p>0.011587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3.304088">
                <text:p>3.304088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2.06371">
                <text:p>2.06371</text:p>
              </table:table-cell>
              <table:table-cell office:value-type="float" office:value="0.011711">
                <text:p>0.011711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2.31816">
                <text:p>2.31816</text:p>
              </table:table-cell>
              <table:table-cell office:value-type="float" office:value="0.004335">
                <text:p>0.004335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2.117831">
                <text:p>2.117831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2.681251">
                <text:p>2.681251</text:p>
              </table:table-cell>
              <table:table-cell office:value-type="float" office:value="0.010166">
                <text:p>0.010166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1.159452">
                <text:p>1.159452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2.824487">
                <text:p>2.824487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1.209541">
                <text:p>1.209541</text:p>
              </table:table-cell>
              <table:table-cell office:value-type="float" office:value="0.004425">
                <text:p>0.004425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1.711901">
                <text:p>1.711901</text:p>
              </table:table-cell>
              <table:table-cell office:value-type="float" office:value="0.006451">
                <text:p>0.006451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2.542324">
                <text:p>2.542324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1.755874">
                <text:p>1.755874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1.904945">
                <text:p>1.904945</text:p>
              </table:table-cell>
              <table:table-cell office:value-type="float" office:value="0.004999">
                <text:p>0.004999</text:p>
              </table:table-cell>
            </table:table-row>
            <table:table-row>
              <table:table-cell office:value-type="string">
                <text:p>15:01:05</text:p>
              </table:table-cell>
              <table:table-cell office:value-type="float" office:value="2.320966">
                <text:p>2.320966</text:p>
              </table:table-cell>
              <table:table-cell office:value-type="float" office:value="0.01481">
                <text:p>0.01481</text:p>
              </table:table-cell>
            </table:table-row>
            <table:table-row>
              <table:table-cell office:value-type="string">
                <text:p>15:01:06</text:p>
              </table:table-cell>
              <table:table-cell office:value-type="float" office:value="2.503877">
                <text:p>2.503877</text:p>
              </table:table-cell>
              <table:table-cell office:value-type="float" office:value="0.007322">
                <text:p>0.007322</text:p>
              </table:table-cell>
            </table:table-row>
            <table:table-row>
              <table:table-cell office:value-type="string">
                <text:p>15:01:07</text:p>
              </table:table-cell>
              <table:table-cell office:value-type="float" office:value="3.297972">
                <text:p>3.297972</text:p>
              </table:table-cell>
              <table:table-cell office:value-type="float" office:value="0.008621">
                <text:p>0.008621</text:p>
              </table:table-cell>
            </table:table-row>
            <table:table-row>
              <table:table-cell office:value-type="string">
                <text:p>15:01:08</text:p>
              </table:table-cell>
              <table:table-cell office:value-type="float" office:value="3.009025">
                <text:p>3.009025</text:p>
              </table:table-cell>
              <table:table-cell office:value-type="float" office:value="0.010499">
                <text:p>0.010499</text:p>
              </table:table-cell>
            </table:table-row>
            <table:table-row>
              <table:table-cell office:value-type="string">
                <text:p>15:01:09</text:p>
              </table:table-cell>
              <table:table-cell office:value-type="float" office:value="2.328101">
                <text:p>2.328101</text:p>
              </table:table-cell>
              <table:table-cell office:value-type="float" office:value="0.009573">
                <text:p>0.009573</text:p>
              </table:table-cell>
            </table:table-row>
            <table:table-row>
              <table:table-cell office:value-type="string">
                <text:p>15:01:10</text:p>
              </table:table-cell>
              <table:table-cell office:value-type="float" office:value="1.587878">
                <text:p>1.587878</text:p>
              </table:table-cell>
              <table:table-cell office:value-type="float" office:value="0.009316">
                <text:p>0.009316</text:p>
              </table:table-cell>
            </table:table-row>
            <table:table-row>
              <table:table-cell office:value-type="string">
                <text:p>15:01:11</text:p>
              </table:table-cell>
              <table:table-cell office:value-type="float" office:value="0.46093">
                <text:p>0.46093</text:p>
              </table:table-cell>
              <table:table-cell office:value-type="float" office:value="0.009844">
                <text:p>0.009844</text:p>
              </table:table-cell>
            </table:table-row>
            <table:table-row>
              <table:table-cell office:value-type="string">
                <text:p>15:01:12</text:p>
              </table:table-cell>
              <table:table-cell office:value-type="float" office:value="0.127035">
                <text:p>0.127035</text:p>
              </table:table-cell>
              <table:table-cell office:value-type="float" office:value="0.008748">
                <text:p>0.008748</text:p>
              </table:table-cell>
            </table:table-row>
            <table:table-row>
              <table:table-cell office:value-type="string">
                <text:p>15:01:13</text:p>
              </table:table-cell>
              <table:table-cell office:value-type="float" office:value="0.16992">
                <text:p>0.16992</text:p>
              </table:table-cell>
              <table:table-cell office:value-type="float" office:value="0.006156">
                <text:p>0.006156</text:p>
              </table:table-cell>
            </table:table-row>
            <table:table-row>
              <table:table-cell office:value-type="string">
                <text:p>15:01:14</text:p>
              </table:table-cell>
              <table:table-cell office:value-type="float" office:value="0.055757">
                <text:p>0.055757</text:p>
              </table:table-cell>
              <table:table-cell office:value-type="float" office:value="0.006005">
                <text:p>0.006005</text:p>
              </table:table-cell>
            </table:table-row>
            <table:table-row>
              <table:table-cell office:value-type="string">
                <text:p>15:01:15</text:p>
              </table:table-cell>
              <table:table-cell office:value-type="float" office:value="0.05456">
                <text:p>0.05456</text:p>
              </table:table-cell>
              <table:table-cell office:value-type="float" office:value="0.007698">
                <text:p>0.007698</text:p>
              </table:table-cell>
            </table:table-row>
            <table:table-row>
              <table:table-cell office:value-type="string">
                <text:p>15:01:16</text:p>
              </table:table-cell>
              <table:table-cell office:value-type="float" office:value="0.072261">
                <text:p>0.072261</text:p>
              </table:table-cell>
              <table:table-cell office:value-type="float" office:value="0.007947">
                <text:p>0.007947</text:p>
              </table:table-cell>
            </table:table-row>
            <table:table-row>
              <table:table-cell office:value-type="string">
                <text:p>15:01:17</text:p>
              </table:table-cell>
              <table:table-cell office:value-type="float" office:value="0.107347">
                <text:p>0.107347</text:p>
              </table:table-cell>
              <table:table-cell office:value-type="float" office:value="0.012211">
                <text:p>0.012211</text:p>
              </table:table-cell>
            </table:table-row>
            <table:table-row>
              <table:table-cell office:value-type="string">
                <text:p>15:01:18</text:p>
              </table:table-cell>
              <table:table-cell office:value-type="float" office:value="0.210966">
                <text:p>0.210966</text:p>
              </table:table-cell>
              <table:table-cell office:value-type="float" office:value="0.009956">
                <text:p>0.009956</text:p>
              </table:table-cell>
            </table:table-row>
            <table:table-row>
              <table:table-cell office:value-type="string">
                <text:p>15:01:19</text:p>
              </table:table-cell>
              <table:table-cell office:value-type="float" office:value="0.19718">
                <text:p>0.19718</text:p>
              </table:table-cell>
              <table:table-cell office:value-type="float" office:value="0.014087">
                <text:p>0.014087</text:p>
              </table:table-cell>
            </table:table-row>
            <table:table-row>
              <table:table-cell office:value-type="string">
                <text:p>15:01:20</text:p>
              </table:table-cell>
              <table:table-cell office:value-type="float" office:value="0.142822">
                <text:p>0.142822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15:01:21</text:p>
              </table:table-cell>
              <table:table-cell office:value-type="float" office:value="0.144255">
                <text:p>0.144255</text:p>
              </table:table-cell>
              <table:table-cell office:value-type="float" office:value="0.009885">
                <text:p>0.009885</text:p>
              </table:table-cell>
            </table:table-row>
            <table:table-row>
              <table:table-cell office:value-type="string">
                <text:p>15:01:22</text:p>
              </table:table-cell>
              <table:table-cell office:value-type="float" office:value="0.110996">
                <text:p>0.110996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15:01:23</text:p>
              </table:table-cell>
              <table:table-cell office:value-type="float" office:value="0.102182">
                <text:p>0.102182</text:p>
              </table:table-cell>
              <table:table-cell office:value-type="float" office:value="0.006768">
                <text:p>0.006768</text:p>
              </table:table-cell>
            </table:table-row>
            <table:table-row>
              <table:table-cell office:value-type="string">
                <text:p>15:01:24</text:p>
              </table:table-cell>
              <table:table-cell office:value-type="float" office:value="0.066685">
                <text:p>0.066685</text:p>
              </table:table-cell>
              <table:table-cell office:value-type="float" office:value="0.007996">
                <text:p>0.007996</text:p>
              </table:table-cell>
            </table:table-row>
            <table:table-row>
              <table:table-cell office:value-type="string">
                <text:p>15:01:25</text:p>
              </table:table-cell>
              <table:table-cell office:value-type="float" office:value="0.087139">
                <text:p>0.087139</text:p>
              </table:table-cell>
              <table:table-cell office:value-type="float" office:value="0.009586">
                <text:p>0.009586</text:p>
              </table:table-cell>
            </table:table-row>
            <table:table-row>
              <table:table-cell office:value-type="string">
                <text:p>15:01:26</text:p>
              </table:table-cell>
              <table:table-cell office:value-type="float" office:value="0.163477">
                <text:p>0.163477</text:p>
              </table:table-cell>
              <table:table-cell office:value-type="float" office:value="0.010939">
                <text:p>0.010939</text:p>
              </table:table-cell>
            </table:table-row>
            <table:table-row>
              <table:table-cell office:value-type="string">
                <text:p>15:01:27</text:p>
              </table:table-cell>
              <table:table-cell office:value-type="float" office:value="0.12963">
                <text:p>0.12963</text:p>
              </table:table-cell>
              <table:table-cell office:value-type="float" office:value="0.013726">
                <text:p>0.013726</text:p>
              </table:table-cell>
            </table:table-row>
            <table:table-row>
              <table:table-cell office:value-type="string">
                <text:p>15:01:28</text:p>
              </table:table-cell>
              <table:table-cell office:value-type="float" office:value="0.119038">
                <text:p>0.119038</text:p>
              </table:table-cell>
              <table:table-cell office:value-type="float" office:value="0.011147">
                <text:p>0.011147</text:p>
              </table:table-cell>
            </table:table-row>
            <table:table-row>
              <table:table-cell office:value-type="string">
                <text:p>15:01:29</text:p>
              </table:table-cell>
              <table:table-cell office:value-type="float" office:value="0.141279">
                <text:p>0.141279</text:p>
              </table:table-cell>
              <table:table-cell office:value-type="float" office:value="0.011651">
                <text:p>0.011651</text:p>
              </table:table-cell>
            </table:table-row>
            <table:table-row>
              <table:table-cell office:value-type="string">
                <text:p>15:01:30</text:p>
              </table:table-cell>
              <table:table-cell office:value-type="float" office:value="0.254141">
                <text:p>0.254141</text:p>
              </table:table-cell>
              <table:table-cell office:value-type="float" office:value="0.008124">
                <text:p>0.008124</text:p>
              </table:table-cell>
            </table:table-row>
            <table:table-row>
              <table:table-cell office:value-type="string">
                <text:p>15:01:31</text:p>
              </table:table-cell>
              <table:table-cell office:value-type="float" office:value="0.330717">
                <text:p>0.330717</text:p>
              </table:table-cell>
              <table:table-cell office:value-type="float" office:value="0.016641">
                <text:p>0.016641</text:p>
              </table:table-cell>
            </table:table-row>
            <table:table-row>
              <table:table-cell office:value-type="string">
                <text:p>15:01:32</text:p>
              </table:table-cell>
              <table:table-cell office:value-type="float" office:value="1.385932">
                <text:p>1.385932</text:p>
              </table:table-cell>
              <table:table-cell office:value-type="float" office:value="0.012299">
                <text:p>0.012299</text:p>
              </table:table-cell>
            </table:table-row>
            <table:table-row>
              <table:table-cell office:value-type="string">
                <text:p>15:01:33</text:p>
              </table:table-cell>
              <table:table-cell office:value-type="float" office:value="1.614859">
                <text:p>1.614859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15:01:34</text:p>
              </table:table-cell>
              <table:table-cell office:value-type="float" office:value="1.330603">
                <text:p>1.330603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15:01:35</text:p>
              </table:table-cell>
              <table:table-cell office:value-type="float" office:value="0.83919">
                <text:p>0.83919</text:p>
              </table:table-cell>
              <table:table-cell office:value-type="float" office:value="0.008304">
                <text:p>0.008304</text:p>
              </table:table-cell>
            </table:table-row>
            <table:table-row>
              <table:table-cell office:value-type="string">
                <text:p>15:01:36</text:p>
              </table:table-cell>
              <table:table-cell office:value-type="float" office:value="0.884647">
                <text:p>0.884647</text:p>
              </table:table-cell>
              <table:table-cell office:value-type="float" office:value="0.005916">
                <text:p>0.005916</text:p>
              </table:table-cell>
            </table:table-row>
            <table:table-row>
              <table:table-cell office:value-type="string">
                <text:p>15:01:37</text:p>
              </table:table-cell>
              <table:table-cell office:value-type="float" office:value="0.843436">
                <text:p>0.843436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15:01:38</text:p>
              </table:table-cell>
              <table:table-cell office:value-type="float" office:value="0.45438">
                <text:p>0.45438</text:p>
              </table:table-cell>
              <table:table-cell office:value-type="float" office:value="0.010659">
                <text:p>0.010659</text:p>
              </table:table-cell>
            </table:table-row>
            <table:table-row>
              <table:table-cell office:value-type="string">
                <text:p>15:01:39</text:p>
              </table:table-cell>
              <table:table-cell office:value-type="float" office:value="0.117103">
                <text:p>0.117103</text:p>
              </table:table-cell>
              <table:table-cell office:value-type="float" office:value="0.008564">
                <text:p>0.008564</text:p>
              </table:table-cell>
            </table:table-row>
            <table:table-row>
              <table:table-cell office:value-type="string">
                <text:p>15:01:40</text:p>
              </table:table-cell>
              <table:table-cell office:value-type="float" office:value="0.250221">
                <text:p>0.250221</text:p>
              </table:table-cell>
              <table:table-cell office:value-type="float" office:value="0.020622">
                <text:p>0.020622</text:p>
              </table:table-cell>
            </table:table-row>
            <table:table-row>
              <table:table-cell office:value-type="string">
                <text:p>15:01:41</text:p>
              </table:table-cell>
              <table:table-cell office:value-type="float" office:value="0.231561">
                <text:p>0.231561</text:p>
              </table:table-cell>
              <table:table-cell office:value-type="float" office:value="0.030528">
                <text:p>0.030528</text:p>
              </table:table-cell>
            </table:table-row>
            <table:table-row>
              <table:table-cell office:value-type="string">
                <text:p>15:01:42</text:p>
              </table:table-cell>
              <table:table-cell office:value-type="float" office:value="0.207698">
                <text:p>0.207698</text:p>
              </table:table-cell>
              <table:table-cell office:value-type="float" office:value="0.017759">
                <text:p>0.017759</text:p>
              </table:table-cell>
            </table:table-row>
            <table:table-row>
              <table:table-cell office:value-type="string">
                <text:p>15:01:43</text:p>
              </table:table-cell>
              <table:table-cell office:value-type="float" office:value="0.121253">
                <text:p>0.121253</text:p>
              </table:table-cell>
              <table:table-cell office:value-type="float" office:value="0.011081">
                <text:p>0.011081</text:p>
              </table:table-cell>
            </table:table-row>
            <table:table-row>
              <table:table-cell office:value-type="string">
                <text:p>15:01:44</text:p>
              </table:table-cell>
              <table:table-cell office:value-type="float" office:value="0.195969">
                <text:p>0.195969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string">
                <text:p>15:01:45</text:p>
              </table:table-cell>
              <table:table-cell office:value-type="float" office:value="0.215444">
                <text:p>0.215444</text:p>
              </table:table-cell>
              <table:table-cell office:value-type="float" office:value="0.017488">
                <text:p>0.017488</text:p>
              </table:table-cell>
            </table:table-row>
            <table:table-row>
              <table:table-cell office:value-type="string">
                <text:p>15:01:46</text:p>
              </table:table-cell>
              <table:table-cell office:value-type="float" office:value="0.25173">
                <text:p>0.25173</text:p>
              </table:table-cell>
              <table:table-cell office:value-type="float" office:value="0.034511">
                <text:p>0.034511</text:p>
              </table:table-cell>
            </table:table-row>
            <table:table-row>
              <table:table-cell office:value-type="string">
                <text:p>15:01:47</text:p>
              </table:table-cell>
              <table:table-cell office:value-type="float" office:value="0.476272">
                <text:p>0.476272</text:p>
              </table:table-cell>
              <table:table-cell office:value-type="float" office:value="0.02176">
                <text:p>0.02176</text:p>
              </table:table-cell>
            </table:table-row>
            <table:table-row>
              <table:table-cell office:value-type="string">
                <text:p>15:01:48</text:p>
              </table:table-cell>
              <table:table-cell office:value-type="float" office:value="0.94502">
                <text:p>0.94502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15:01:49</text:p>
              </table:table-cell>
              <table:table-cell office:value-type="float" office:value="0.852608">
                <text:p>0.852608</text:p>
              </table:table-cell>
              <table:table-cell office:value-type="float" office:value="0.013043">
                <text:p>0.013043</text:p>
              </table:table-cell>
            </table:table-row>
            <table:table-row>
              <table:table-cell office:value-type="string">
                <text:p>15:01:50</text:p>
              </table:table-cell>
              <table:table-cell office:value-type="float" office:value="0.799079">
                <text:p>0.799079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15:01:51</text:p>
              </table:table-cell>
              <table:table-cell office:value-type="float" office:value="0.88227">
                <text:p>0.88227</text:p>
              </table:table-cell>
              <table:table-cell office:value-type="float" office:value="0.008635">
                <text:p>0.008635</text:p>
              </table:table-cell>
            </table:table-row>
            <table:table-row>
              <table:table-cell office:value-type="string">
                <text:p>15:01:52</text:p>
              </table:table-cell>
              <table:table-cell office:value-type="float" office:value="0.890086">
                <text:p>0.890086</text:p>
              </table:table-cell>
              <table:table-cell office:value-type="float" office:value="0.011845">
                <text:p>0.011845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0.286296">
                <text:p>0.286296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15:01:54</text:p>
              </table:table-cell>
              <table:table-cell office:value-type="float" office:value="0.087067">
                <text:p>0.087067</text:p>
              </table:table-cell>
              <table:table-cell office:value-type="float" office:value="0.009635">
                <text:p>0.009635</text:p>
              </table:table-cell>
            </table:table-row>
            <table:table-row>
              <table:table-cell office:value-type="string">
                <text:p>15:01:55</text:p>
              </table:table-cell>
              <table:table-cell office:value-type="float" office:value="0.287661">
                <text:p>0.287661</text:p>
              </table:table-cell>
              <table:table-cell office:value-type="float" office:value="0.026396">
                <text:p>0.026396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0.493471">
                <text:p>0.493471</text:p>
              </table:table-cell>
              <table:table-cell office:value-type="float" office:value="0.036753">
                <text:p>0.036753</text:p>
              </table:table-cell>
            </table:table-row>
            <table:table-row>
              <table:table-cell office:value-type="string">
                <text:p>15:01:57</text:p>
              </table:table-cell>
              <table:table-cell office:value-type="float" office:value="0.654856">
                <text:p>0.654856</text:p>
              </table:table-cell>
              <table:table-cell office:value-type="float" office:value="0.042791">
                <text:p>0.042791</text:p>
              </table:table-cell>
            </table:table-row>
            <table:table-row>
              <table:table-cell office:value-type="string">
                <text:p>15:01:58</text:p>
              </table:table-cell>
              <table:table-cell office:value-type="float" office:value="0.411644">
                <text:p>0.411644</text:p>
              </table:table-cell>
              <table:table-cell office:value-type="float" office:value="0.023519">
                <text:p>0.023519</text:p>
              </table:table-cell>
            </table:table-row>
            <table:table-row>
              <table:table-cell office:value-type="string">
                <text:p>15:01:59</text:p>
              </table:table-cell>
              <table:table-cell office:value-type="float" office:value="1.247226">
                <text:p>1.24722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5:02:00</text:p>
              </table:table-cell>
              <table:table-cell office:value-type="float" office:value="2.178612">
                <text:p>2.178612</text:p>
              </table:table-cell>
              <table:table-cell office:value-type="float" office:value="0.020787">
                <text:p>0.020787</text:p>
              </table:table-cell>
            </table:table-row>
            <table:table-row>
              <table:table-cell office:value-type="string">
                <text:p>15:02:01</text:p>
              </table:table-cell>
              <table:table-cell office:value-type="float" office:value="2.8457">
                <text:p>2.8457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15:02:02</text:p>
              </table:table-cell>
              <table:table-cell office:value-type="float" office:value="2.836628">
                <text:p>2.836628</text:p>
              </table:table-cell>
              <table:table-cell office:value-type="float" office:value="0.009887">
                <text:p>0.009887</text:p>
              </table:table-cell>
            </table:table-row>
            <table:table-row>
              <table:table-cell office:value-type="string">
                <text:p>15:02:03</text:p>
              </table:table-cell>
              <table:table-cell office:value-type="float" office:value="3.353138">
                <text:p>3.353138</text:p>
              </table:table-cell>
              <table:table-cell office:value-type="float" office:value="0.007988">
                <text:p>0.007988</text:p>
              </table:table-cell>
            </table:table-row>
            <table:table-row>
              <table:table-cell office:value-type="string">
                <text:p>15:02:04</text:p>
              </table:table-cell>
              <table:table-cell office:value-type="float" office:value="3.829333">
                <text:p>3.829333</text:p>
              </table:table-cell>
              <table:table-cell office:value-type="float" office:value="0.006744">
                <text:p>0.006744</text:p>
              </table:table-cell>
            </table:table-row>
            <table:table-row>
              <table:table-cell office:value-type="string">
                <text:p>15:02:05</text:p>
              </table:table-cell>
              <table:table-cell office:value-type="float" office:value="3.253941">
                <text:p>3.253941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15:02:06</text:p>
              </table:table-cell>
              <table:table-cell office:value-type="float" office:value="2.618565">
                <text:p>2.618565</text:p>
              </table:table-cell>
              <table:table-cell office:value-type="float" office:value="0.007439">
                <text:p>0.007439</text:p>
              </table:table-cell>
            </table:table-row>
            <table:table-row>
              <table:table-cell office:value-type="string">
                <text:p>15:02:07</text:p>
              </table:table-cell>
              <table:table-cell office:value-type="float" office:value="2.736802">
                <text:p>2.736802</text:p>
              </table:table-cell>
              <table:table-cell office:value-type="float" office:value="0.009413">
                <text:p>0.009413</text:p>
              </table:table-cell>
            </table:table-row>
            <table:table-row>
              <table:table-cell office:value-type="string">
                <text:p>15:02:08</text:p>
              </table:table-cell>
              <table:table-cell office:value-type="float" office:value="2.23625">
                <text:p>2.2362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15:02:09</text:p>
              </table:table-cell>
              <table:table-cell office:value-type="float" office:value="1.84974">
                <text:p>1.84974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15:02:10</text:p>
              </table:table-cell>
              <table:table-cell office:value-type="float" office:value="2.21273">
                <text:p>2.21273</text:p>
              </table:table-cell>
              <table:table-cell office:value-type="float" office:value="0.012374">
                <text:p>0.012374</text:p>
              </table:table-cell>
            </table:table-row>
            <table:table-row>
              <table:table-cell office:value-type="string">
                <text:p>15:02:11</text:p>
              </table:table-cell>
              <table:table-cell office:value-type="float" office:value="1.627911">
                <text:p>1.627911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15:02:12</text:p>
              </table:table-cell>
              <table:table-cell office:value-type="float" office:value="2.091836">
                <text:p>2.091836</text:p>
              </table:table-cell>
              <table:table-cell office:value-type="float" office:value="0.007897">
                <text:p>0.007897</text:p>
              </table:table-cell>
            </table:table-row>
            <table:table-row>
              <table:table-cell office:value-type="string">
                <text:p>15:02:13</text:p>
              </table:table-cell>
              <table:table-cell office:value-type="float" office:value="1.836097">
                <text:p>1.836097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15:02:14</text:p>
              </table:table-cell>
              <table:table-cell office:value-type="float" office:value="2.343849">
                <text:p>2.343849</text:p>
              </table:table-cell>
              <table:table-cell office:value-type="float" office:value="0.010269">
                <text:p>0.010269</text:p>
              </table:table-cell>
            </table:table-row>
            <table:table-row>
              <table:table-cell office:value-type="string">
                <text:p>15:02:15</text:p>
              </table:table-cell>
              <table:table-cell office:value-type="float" office:value="2.110241">
                <text:p>2.110241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15:02:16</text:p>
              </table:table-cell>
              <table:table-cell office:value-type="float" office:value="1.889152">
                <text:p>1.889152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15:02:17</text:p>
              </table:table-cell>
              <table:table-cell office:value-type="float" office:value="1.491227">
                <text:p>1.491227</text:p>
              </table:table-cell>
              <table:table-cell office:value-type="float" office:value="0.006387">
                <text:p>0.006387</text:p>
              </table:table-cell>
            </table:table-row>
            <table:table-row>
              <table:table-cell office:value-type="string">
                <text:p>15:02:18</text:p>
              </table:table-cell>
              <table:table-cell office:value-type="float" office:value="1.535443">
                <text:p>1.535443</text:p>
              </table:table-cell>
              <table:table-cell office:value-type="float" office:value="0.009469">
                <text:p>0.009469</text:p>
              </table:table-cell>
            </table:table-row>
            <table:table-row>
              <table:table-cell office:value-type="string">
                <text:p>15:02:19</text:p>
              </table:table-cell>
              <table:table-cell office:value-type="float" office:value="1.092086">
                <text:p>1.092086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15:02:20</text:p>
              </table:table-cell>
              <table:table-cell office:value-type="float" office:value="1.606716">
                <text:p>1.606716</text:p>
              </table:table-cell>
              <table:table-cell office:value-type="float" office:value="0.004082">
                <text:p>0.004082</text:p>
              </table:table-cell>
            </table:table-row>
            <table:table-row>
              <table:table-cell office:value-type="string">
                <text:p>15:02:21</text:p>
              </table:table-cell>
              <table:table-cell office:value-type="float" office:value="2.187997">
                <text:p>2.187997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1.517428">
                <text:p>1.517428</text:p>
              </table:table-cell>
              <table:table-cell office:value-type="float" office:value="0.006531">
                <text:p>0.006531</text:p>
              </table:table-cell>
            </table:table-row>
            <table:table-row>
              <table:table-cell office:value-type="string">
                <text:p>15:02:23</text:p>
              </table:table-cell>
              <table:table-cell office:value-type="float" office:value="1.113647">
                <text:p>1.113647</text:p>
              </table:table-cell>
              <table:table-cell office:value-type="float" office:value="0.01178">
                <text:p>0.01178</text:p>
              </table:table-cell>
            </table:table-row>
            <table:table-row>
              <table:table-cell office:value-type="string">
                <text:p>15:02:24</text:p>
              </table:table-cell>
              <table:table-cell office:value-type="float" office:value="1.614085">
                <text:p>1.614085</text:p>
              </table:table-cell>
              <table:table-cell office:value-type="float" office:value="0.013354">
                <text:p>0.013354</text:p>
              </table:table-cell>
            </table:table-row>
            <table:table-row>
              <table:table-cell office:value-type="string">
                <text:p>15:02:25</text:p>
              </table:table-cell>
              <table:table-cell office:value-type="float" office:value="2.510722">
                <text:p>2.510722</text:p>
              </table:table-cell>
              <table:table-cell office:value-type="float" office:value="0.008246">
                <text:p>0.008246</text:p>
              </table:table-cell>
            </table:table-row>
            <table:table-row>
              <table:table-cell office:value-type="string">
                <text:p>15:02:26</text:p>
              </table:table-cell>
              <table:table-cell office:value-type="float" office:value="2.276218">
                <text:p>2.276218</text:p>
              </table:table-cell>
              <table:table-cell office:value-type="float" office:value="0.008349">
                <text:p>0.008349</text:p>
              </table:table-cell>
            </table:table-row>
            <table:table-row>
              <table:table-cell office:value-type="string">
                <text:p>15:02:27</text:p>
              </table:table-cell>
              <table:table-cell office:value-type="float" office:value="1.720722">
                <text:p>1.720722</text:p>
              </table:table-cell>
              <table:table-cell office:value-type="float" office:value="0.007254">
                <text:p>0.007254</text:p>
              </table:table-cell>
            </table:table-row>
            <table:table-row>
              <table:table-cell office:value-type="string">
                <text:p>15:02:28</text:p>
              </table:table-cell>
              <table:table-cell office:value-type="float" office:value="1.482907">
                <text:p>1.482907</text:p>
              </table:table-cell>
              <table:table-cell office:value-type="float" office:value="0.008383">
                <text:p>0.008383</text:p>
              </table:table-cell>
            </table:table-row>
            <table:table-row>
              <table:table-cell office:value-type="string">
                <text:p>15:02:29</text:p>
              </table:table-cell>
              <table:table-cell office:value-type="float" office:value="1.560431">
                <text:p>1.560431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15:02:30</text:p>
              </table:table-cell>
              <table:table-cell office:value-type="float" office:value="1.002687">
                <text:p>1.002687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15:02:31</text:p>
              </table:table-cell>
              <table:table-cell office:value-type="float" office:value="1.048866">
                <text:p>1.048866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15:02:32</text:p>
              </table:table-cell>
              <table:table-cell office:value-type="float" office:value="0.740703">
                <text:p>0.740703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15:02:33</text:p>
              </table:table-cell>
              <table:table-cell office:value-type="float" office:value="0.627968">
                <text:p>0.627968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15:02:34</text:p>
              </table:table-cell>
              <table:table-cell office:value-type="float" office:value="0.640941">
                <text:p>0.640941</text:p>
              </table:table-cell>
              <table:table-cell office:value-type="float" office:value="0.006257">
                <text:p>0.006257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0.574533">
                <text:p>0.574533</text:p>
              </table:table-cell>
              <table:table-cell office:value-type="float" office:value="0.007795">
                <text:p>0.007795</text:p>
              </table:table-cell>
            </table:table-row>
            <table:table-row>
              <table:table-cell office:value-type="string">
                <text:p>15:02:36</text:p>
              </table:table-cell>
              <table:table-cell office:value-type="float" office:value="0.427727">
                <text:p>0.427727</text:p>
              </table:table-cell>
              <table:table-cell office:value-type="float" office:value="0.007753">
                <text:p>0.007753</text:p>
              </table:table-cell>
            </table:table-row>
            <table:table-row>
              <table:table-cell office:value-type="string">
                <text:p>15:02:37</text:p>
              </table:table-cell>
              <table:table-cell office:value-type="float" office:value="0.368217">
                <text:p>0.368217</text:p>
              </table:table-cell>
              <table:table-cell office:value-type="float" office:value="0.006094">
                <text:p>0.006094</text:p>
              </table:table-cell>
            </table:table-row>
            <table:table-row>
              <table:table-cell office:value-type="string">
                <text:p>15:02:38</text:p>
              </table:table-cell>
              <table:table-cell office:value-type="float" office:value="0.398898">
                <text:p>0.398898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15:02:39</text:p>
              </table:table-cell>
              <table:table-cell office:value-type="float" office:value="0.277208">
                <text:p>0.277208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15:02:40</text:p>
              </table:table-cell>
              <table:table-cell office:value-type="float" office:value="0.289119">
                <text:p>0.289119</text:p>
              </table:table-cell>
              <table:table-cell office:value-type="float" office:value="0.008266">
                <text:p>0.008266</text:p>
              </table:table-cell>
            </table:table-row>
            <table:table-row>
              <table:table-cell office:value-type="string">
                <text:p>15:02:41</text:p>
              </table:table-cell>
              <table:table-cell office:value-type="float" office:value="0.277851">
                <text:p>0.277851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15:02:42</text:p>
              </table:table-cell>
              <table:table-cell office:value-type="float" office:value="0.181427">
                <text:p>0.181427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string">
                <text:p>15:02:43</text:p>
              </table:table-cell>
              <table:table-cell office:value-type="float" office:value="0.179231">
                <text:p>0.179231</text:p>
              </table:table-cell>
              <table:table-cell office:value-type="float" office:value="0.005634">
                <text:p>0.005634</text:p>
              </table:table-cell>
            </table:table-row>
            <table:table-row>
              <table:table-cell office:value-type="string">
                <text:p>15:02:44</text:p>
              </table:table-cell>
              <table:table-cell office:value-type="float" office:value="0.151238">
                <text:p>0.151238</text:p>
              </table:table-cell>
              <table:table-cell office:value-type="float" office:value="0.005369">
                <text:p>0.005369</text:p>
              </table:table-cell>
            </table:table-row>
            <table:table-row>
              <table:table-cell office:value-type="string">
                <text:p>15:02:45</text:p>
              </table:table-cell>
              <table:table-cell office:value-type="float" office:value="0.126193">
                <text:p>0.126193</text:p>
              </table:table-cell>
              <table:table-cell office:value-type="float" office:value="0.006668">
                <text:p>0.006668</text:p>
              </table:table-cell>
            </table:table-row>
            <table:table-row>
              <table:table-cell office:value-type="string">
                <text:p>15:02:46</text:p>
              </table:table-cell>
              <table:table-cell office:value-type="float" office:value="0.101421">
                <text:p>0.101421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15:02:47</text:p>
              </table:table-cell>
              <table:table-cell office:value-type="float" office:value="0.844038">
                <text:p>0.844038</text:p>
              </table:table-cell>
              <table:table-cell office:value-type="float" office:value="0.021599">
                <text:p>0.021599</text:p>
              </table:table-cell>
            </table:table-row>
            <table:table-row>
              <table:table-cell office:value-type="string">
                <text:p>15:02:48</text:p>
              </table:table-cell>
              <table:table-cell office:value-type="float" office:value="0.899978">
                <text:p>0.899978</text:p>
              </table:table-cell>
              <table:table-cell office:value-type="float" office:value="0.008945">
                <text:p>0.008945</text:p>
              </table:table-cell>
            </table:table-row>
            <table:table-row>
              <table:table-cell office:value-type="string">
                <text:p>15:02:49</text:p>
              </table:table-cell>
              <table:table-cell office:value-type="float" office:value="0.868987">
                <text:p>0.868987</text:p>
              </table:table-cell>
              <table:table-cell office:value-type="float" office:value="0.009222">
                <text:p>0.009222</text:p>
              </table:table-cell>
            </table:table-row>
            <table:table-row>
              <table:table-cell office:value-type="string">
                <text:p>15:02:50</text:p>
              </table:table-cell>
              <table:table-cell office:value-type="float" office:value="0.638275">
                <text:p>0.638275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15:02:51</text:p>
              </table:table-cell>
              <table:table-cell office:value-type="float" office:value="0.422327">
                <text:p>0.422327</text:p>
              </table:table-cell>
              <table:table-cell office:value-type="float" office:value="0.008952">
                <text:p>0.008952</text:p>
              </table:table-cell>
            </table:table-row>
            <table:table-row>
              <table:table-cell office:value-type="string">
                <text:p>15:02:52</text:p>
              </table:table-cell>
              <table:table-cell office:value-type="float" office:value="0.144478">
                <text:p>0.144478</text:p>
              </table:table-cell>
              <table:table-cell office:value-type="float" office:value="0.014478">
                <text:p>0.014478</text:p>
              </table:table-cell>
            </table:table-row>
            <table:table-row>
              <table:table-cell office:value-type="string">
                <text:p>15:02:53</text:p>
              </table:table-cell>
              <table:table-cell office:value-type="float" office:value="0.096084">
                <text:p>0.096084</text:p>
              </table:table-cell>
              <table:table-cell office:value-type="float" office:value="0.008815">
                <text:p>0.008815</text:p>
              </table:table-cell>
            </table:table-row>
            <table:table-row>
              <table:table-cell office:value-type="string">
                <text:p>15:02:54</text:p>
              </table:table-cell>
              <table:table-cell office:value-type="float" office:value="0.106449">
                <text:p>0.106449</text:p>
              </table:table-cell>
              <table:table-cell office:value-type="float" office:value="0.010275">
                <text:p>0.010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5cm" chart:style-name="ch2">
          <text:p>Test 222, long-running 1000 Req/S test</text:p>
        </chart:title>
        <chart:subtitle svg:x="5.231cm" svg:y="1.249cm" chart:style-name="ch3">
          <text:p>without the migration batch load</text:p>
        </chart:subtitle>
        <chart:legend chart:legend-position="end" svg:x="13.366cm" svg:y="4.227cm" style:legend-expansion="high" chart:style-name="ch4"/>
        <chart:plot-area chart:style-name="ch5" table:cell-range-address="time.B2:time.B952 time.G1:time.G952" chart:data-source-has-labels="both" svg:x="0.32cm" svg:y="2.084cm" svg:width="12.726cm" svg:height="5.807cm">
          <chartooo:coordinate-region svg:x="1.379cm" svg:y="2.084cm" svg:width="11.667cm" svg:height="4.205cm"/>
          <chart:axis chart:dimension="x" chart:name="primary-x" chart:style-name="ch6" chartooo:axis-type="auto">
            <chartooo:date-scale/>
            <chart:title svg:x="5.541cm" svg:y="8.071cm" chart:style-name="ch7">
              <text:p>Wall-clock time</text:p>
            </chart:title>
            <chart:categories table:cell-range-address="time.B2:time.B95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time.G2:time.G952" chart:label-cell-address="time.G1:time.G1" chart:class="chart:bar">
            <chart:data-point chart:repeated="9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7:03</text:p>
                <draw:g>
                  <svg:desc>time.B2:time.B952</svg:desc>
                </draw:g>
              </table:table-cell>
              <table:table-cell office:value-type="float" office:value="532">
                <text:p>532</text:p>
                <draw:g>
                  <svg:desc>time.G2:time.G952</svg:desc>
                </draw:g>
              </table:table-cell>
            </table:table-row>
            <table:table-row>
              <table:table-cell office:value-type="string">
                <text:p>14:47: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:47:0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:47:0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:47:0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:47:0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4:47:0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4:47:1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4:47:1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4:47:1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7:1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:47:1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:47:1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4:47:1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4:47:1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4:47:1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:47:1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:47:2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4:47:2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4:47:2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:47: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4:47:2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:47:2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:47:2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4:47:2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4:47:2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:47: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:47:3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:47: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:47: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:47: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:47: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:47: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:47: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:47: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:47: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:47: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:47: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47: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:47: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:47: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:47: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:47: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:47: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:47: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:47: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47: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:47: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47: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:47: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:47: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:47: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:47: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:48: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:48: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48: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:48: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:48: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:48: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:48: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:48:0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:48: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4:48: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4:48:1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4:48:1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:48:1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:48: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:48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:48: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:48:1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:48:1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4:48: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4:48: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:48:2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:48:2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4:48:2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4:48:2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4:48:2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4:48:2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:48: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4:48:3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:48:3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:48:3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4:48:3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4:48:3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:48:3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:48:3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4:48:3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4:48:3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:48:3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:48:4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4:48:4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:48:43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:48:4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4:48:4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4:48:4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4:48:4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4:48:4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:48:4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:48:5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:48:5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:48:5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4:48:5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4:48:5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:48:5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:48:57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4:48:5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:48:5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:49:0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4:49:0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:49:0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4:49:0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4:49:0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4:49:0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4:49:0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:49:0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4:49:0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:49:09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4:49: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:49:1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4:49:1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4:49:1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:49:1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:49: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4:49: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:49:1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:49:1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4:49:1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:49: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:49: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:49: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:49:2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:49: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:49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49:4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:49:4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:49: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:49: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:49: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:49: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:49: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:49: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:49: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:49: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:49: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:50: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:50:0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:50:0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:50:0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4:50: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:50:0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:50:0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:50:0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:50:0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4:50: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:50:1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:50: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:50: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:50: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:50: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:50:1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50:1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4:50:1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:50:1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:50: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:50: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:50: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:50: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:50: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:50: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:50: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:50: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:50: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:50: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:50: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:50: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:50: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:50: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:50: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:50: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:50: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:50: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:50: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:50: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:50: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0: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:50: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:50: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:50: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:50: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:50: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:50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:50: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:50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:50:5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:50:5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:50: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50:5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:50:5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4:50: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:50:5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4:50:5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4:51: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:51:0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:51: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:51:0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:51:0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:51: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:51: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:51: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:51:0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:51:0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:51: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:51: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:51:1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4:51: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:51: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1:1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:51:1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4:51:1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:51: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:51:1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:51:2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4:51:2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4:51:2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:51:2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:51: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:51:2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4:51:2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:51:2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:51:2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4:51: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:51: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:51:3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:51:3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:51:3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4:51: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:51:3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:51: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:51: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:51: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:51: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:51: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:51:4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51: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:51:4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4:51: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:51:4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:51:4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:51:4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:51: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:51:5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:51: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:51:5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:51: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:51: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:51: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:51: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:51: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:52: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:52: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:52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:52: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:52: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:52: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:52: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:52: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:52: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:52: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:52: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:52: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:52:1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:52:1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:52: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:52: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:52: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4:52: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:52:1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:52: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:52: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:52:2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:52:2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4:52:2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4:52:2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:52:2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4:52:2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:52: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:52:2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:52:3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:52: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:52:3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:52:3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:52:3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:52:3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:52:3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4:52:3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:52:3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4:52:3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:52:4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4:52:4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:52:4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:52:4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4:52:4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:52:4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:52:4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:52:4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4:52:4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4:52:4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4:52: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:52:5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4:52:5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4:52:5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4:52:5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:52:5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4:52:5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:52:5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:52:5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:53: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:53:0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4:53:0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4:53:0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:53:0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:53:0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4:53:0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:53:0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4:53:0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4:53:0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4:53:1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4:53: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:53:1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:53:1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:53:1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4:53:1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4:53:1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:53:1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4:53:1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:53: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:53: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:53:2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:53:2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:53:2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4:53:2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4:53:2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4:53:2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4:53:2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:53:3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4:53:3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4:53:3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4:53:3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4:53:3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4:53:3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4:53: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4:53:3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53:3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:53:3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4:53:4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4:53:4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4:53:4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:53:4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4:53:4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4:53:4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53:4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4:53:4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4:53:4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:53:5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4:53:5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4:53:5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:53:5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4:53: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4:53: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4:53: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:53:5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53:5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4:54:0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:54:0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:54:0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4:54:0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:54:0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4:54:0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4:54:0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:54:0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:54:0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4:54:0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:54: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:54: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:54: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:54: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:54:1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:54:1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:54:1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4:54: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:54: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:54: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:54: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4:54: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:54: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:54: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:54:2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:54: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:54: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:54: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:54: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:54: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:54: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:54: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:54: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:54: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:54: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:54: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:54: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:54: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:54: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:54: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:54: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:54: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:54: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4: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:54: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:54: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:54: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:54: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54: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54:4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4:54:5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4:54:5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:54:5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:54:5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:54: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:54:5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:54:5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:54:5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4:54:5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5: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:55:0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4:55:0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:55:0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4:55:0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4:55:0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4:55:0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:55:0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4:55:0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4:55: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:55: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:55:1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:55: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4:55:1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4:55:1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4:55:1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:55:1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4:55:1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:55:2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:55: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4:55:2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:55: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4:55: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:55: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4:55:2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4:55:28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4:55:2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55:3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4:55:3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:55: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:55:3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4:55:3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:55: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:55: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4:55:3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4:55:3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4:55:4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4:55:4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4:55: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:55: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:55:4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:55:4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:55:4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4:55:4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4:55:4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4:55:4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:55: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4:55:5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4:55:5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4:55:5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:55:5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4:55: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:55:5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:55:5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:55:5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4:56:0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:56: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:56:0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:56:0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:56: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:56:0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:56:0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:56:0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:56:0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:56:0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:56:1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4:56: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:56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56:1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:56: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56:1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:56:1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:56: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56:1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:56:1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:56:2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:56:2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4:56: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:56:2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:56:2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:56:2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4:56:2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4:56:2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:56:28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:56:2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4:56:3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:56:3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:56:3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:56: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:56:3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:56:3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:56:3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:56:3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4:56:3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4:56:4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:56:4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4:56:4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:56:4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:56:4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4:56:4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:56:4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4:56:4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:56:4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:56:5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4:56:5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:56:5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:56:5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4:56:5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4:56:5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4:56:5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:56:5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4:56:5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:57: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4:57:0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4:57:0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:57:04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:57:0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57:0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4:57:0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4:57:0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4:57:1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4:57:1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4:57:1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4:57:13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4:57:1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:57:1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4:57: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:57:1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:57:1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:57:1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:57: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4:57:2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4:57:2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:57:2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4:57:2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4:57:2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:57:2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4:57:2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4:57:2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:57:2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4:57:3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4:57:3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4:57:3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4:57:3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:57:3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:57: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4:57:36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4:57:3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4:57:3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:57:3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:57:4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4:57:4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4:57:4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:57:4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4:57:4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4:57:4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57: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:57:4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4:57:4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4:57:4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4:57: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:57:5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4:57:5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4:57:5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4:57:5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:57: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:57:5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:57:5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4:57:5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4:58: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:58:0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4:58:0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:58:0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:58:0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:58:0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:58:0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4:58:0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4:58:0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:58:0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4:58:1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:58:1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:58:1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:58:1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4:58:1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4:58:15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:58:1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4:58:1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:58:1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:58:1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4:58:2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4:58:2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4:58:2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:58:2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4:58:2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:58: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4:58:2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:58: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:58:2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4:58:2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58:3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4:58:3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:58:3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4:58:3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4:58:3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4:58:3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4:58:3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4:58:3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:58:3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:58:4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:58:4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:58:4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4:58: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:58:4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:58: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:58:4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:58:4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4:58:4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4:58:5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:58:5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4:58:5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:58:5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:58:5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4:58:5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4:58:5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:58:5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4:59: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4:59:0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:59: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:59: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:59:0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:59: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:59:0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5:00:0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01:0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5:01:0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5:01:0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01:0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:01:0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5:01: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:01:1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5:01:1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:01:1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5:01:1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5:01:1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:01:1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:01:1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:01:1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5:01:1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01: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5:01:2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5:01:2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5:01:2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:01:2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5:01:2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5:01:2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5:01:2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5:01:2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5:01:2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5:01: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5:01:3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5:01:3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5:01:3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:01:3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5:01:3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:01: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01: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:01:3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:01:3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01:4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5:01:4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5:01:4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5:01:4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5:01:4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5:01:4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5:01:4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5:01:4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5:01:4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5:01:4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:01:5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5:01: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5:01:5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5:01:5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5:01:5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5:01:5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5:01:5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5:01:5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5:02:0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5:02:0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5:02:0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5:02:0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:02:0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:02:0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5:02:0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:02:0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:02: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:02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:02:1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:02:1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:02:1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:02:1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5:02: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5:02:1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02: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:02: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:02:1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:02:1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:02: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:02:2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:02: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:02: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02: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:02: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:02:2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:02: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5:02: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:02: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:02: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:02:3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:02:3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02: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:02: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5:02:3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02:3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:02: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:02: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:02: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:02: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:02:4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02:4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:02: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:02: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:02:4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5:02:4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:02: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:02:5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5:02:5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5:02:5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5:02:5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5:02:54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5cm" chart:style-name="ch2">
          <text:p>Test 222, long-running 1000 Req/S test</text:p>
        </chart:title>
        <chart:subtitle svg:x="5.231cm" svg:y="1.249cm" chart:style-name="ch3">
          <text:p>without the migration batch load</text:p>
        </chart:subtitle>
        <chart:legend chart:legend-position="end" svg:x="14.398cm" svg:y="4.227cm" style:legend-expansion="high" chart:style-name="ch4"/>
        <chart:plot-area chart:style-name="ch5" table:cell-range-address="time.B2:time.B952 time.F1:time.F952" chart:data-source-has-labels="both" svg:x="0.32cm" svg:y="2.084cm" svg:width="13.758cm" svg:height="5.807cm">
          <chartooo:coordinate-region svg:x="1.682cm" svg:y="2.084cm" svg:width="12.103cm" svg:height="4.205cm"/>
          <chart:axis chart:dimension="x" chart:name="primary-x" chart:style-name="ch6" chartooo:axis-type="auto">
            <chartooo:date-scale/>
            <chart:title svg:x="6.057cm" svg:y="8.071cm" chart:style-name="ch7">
              <text:p>Wall-clock time</text:p>
            </chart:title>
            <chart:categories table:cell-range-address="time.B2:time.B95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time.F2:time.F952" chart:label-cell-address="time.F1:time.F1" chart:class="chart:bar">
            <chart:data-point chart:repeated="9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7:03</text:p>
                <draw:g>
                  <svg:desc>time.B2:time.B952</svg:desc>
                </draw:g>
              </table:table-cell>
              <table:table-cell office:value-type="float" office:value="157364">
                <text:p>157364</text:p>
                <draw:g>
                  <svg:desc>time.F2:time.F952</svg:desc>
                </draw:g>
              </table:table-cell>
            </table:table-row>
            <table:table-row>
              <table:table-cell office:value-type="string">
                <text:p>14:47:04</text:p>
              </table:table-cell>
              <table:table-cell office:value-type="float" office:value="136893">
                <text:p>136893</text:p>
              </table:table-cell>
            </table:table-row>
            <table:table-row>
              <table:table-cell office:value-type="string">
                <text:p>14:47:05</text:p>
              </table:table-cell>
              <table:table-cell office:value-type="float" office:value="151489">
                <text:p>151489</text:p>
              </table:table-cell>
            </table:table-row>
            <table:table-row>
              <table:table-cell office:value-type="string">
                <text:p>14:47:06</text:p>
              </table:table-cell>
              <table:table-cell office:value-type="float" office:value="162513">
                <text:p>162513</text:p>
              </table:table-cell>
            </table:table-row>
            <table:table-row>
              <table:table-cell office:value-type="string">
                <text:p>14:47:07</text:p>
              </table:table-cell>
              <table:table-cell office:value-type="float" office:value="162144">
                <text:p>162144</text:p>
              </table:table-cell>
            </table:table-row>
            <table:table-row>
              <table:table-cell office:value-type="string">
                <text:p>14:47:08</text:p>
              </table:table-cell>
              <table:table-cell office:value-type="float" office:value="139104">
                <text:p>139104</text:p>
              </table:table-cell>
            </table:table-row>
            <table:table-row>
              <table:table-cell office:value-type="string">
                <text:p>14:47:09</text:p>
              </table:table-cell>
              <table:table-cell office:value-type="float" office:value="139073">
                <text:p>139073</text:p>
              </table:table-cell>
            </table:table-row>
            <table:table-row>
              <table:table-cell office:value-type="string">
                <text:p>14:47:10</text:p>
              </table:table-cell>
              <table:table-cell office:value-type="float" office:value="162970">
                <text:p>162970</text:p>
              </table:table-cell>
            </table:table-row>
            <table:table-row>
              <table:table-cell office:value-type="string">
                <text:p>14:47:11</text:p>
              </table:table-cell>
              <table:table-cell office:value-type="float" office:value="145350">
                <text:p>145350</text:p>
              </table:table-cell>
            </table:table-row>
            <table:table-row>
              <table:table-cell office:value-type="string">
                <text:p>14:47:12</text:p>
              </table:table-cell>
              <table:table-cell office:value-type="float" office:value="133886">
                <text:p>133886</text:p>
              </table:table-cell>
            </table:table-row>
            <table:table-row>
              <table:table-cell office:value-type="string">
                <text:p>14:47:13</text:p>
              </table:table-cell>
              <table:table-cell office:value-type="float" office:value="151167">
                <text:p>151167</text:p>
              </table:table-cell>
            </table:table-row>
            <table:table-row>
              <table:table-cell office:value-type="string">
                <text:p>14:47:14</text:p>
              </table:table-cell>
              <table:table-cell office:value-type="float" office:value="148288">
                <text:p>148288</text:p>
              </table:table-cell>
            </table:table-row>
            <table:table-row>
              <table:table-cell office:value-type="string">
                <text:p>14:47:15</text:p>
              </table:table-cell>
              <table:table-cell office:value-type="float" office:value="149428">
                <text:p>149428</text:p>
              </table:table-cell>
            </table:table-row>
            <table:table-row>
              <table:table-cell office:value-type="string">
                <text:p>14:47:16</text:p>
              </table:table-cell>
              <table:table-cell office:value-type="float" office:value="143461">
                <text:p>143461</text:p>
              </table:table-cell>
            </table:table-row>
            <table:table-row>
              <table:table-cell office:value-type="string">
                <text:p>14:47:17</text:p>
              </table:table-cell>
              <table:table-cell office:value-type="float" office:value="151662">
                <text:p>151662</text:p>
              </table:table-cell>
            </table:table-row>
            <table:table-row>
              <table:table-cell office:value-type="string">
                <text:p>14:47:18</text:p>
              </table:table-cell>
              <table:table-cell office:value-type="float" office:value="151092">
                <text:p>151092</text:p>
              </table:table-cell>
            </table:table-row>
            <table:table-row>
              <table:table-cell office:value-type="string">
                <text:p>14:47:19</text:p>
              </table:table-cell>
              <table:table-cell office:value-type="float" office:value="120226">
                <text:p>120226</text:p>
              </table:table-cell>
            </table:table-row>
            <table:table-row>
              <table:table-cell office:value-type="string">
                <text:p>14:47:20</text:p>
              </table:table-cell>
              <table:table-cell office:value-type="float" office:value="132705">
                <text:p>132705</text:p>
              </table:table-cell>
            </table:table-row>
            <table:table-row>
              <table:table-cell office:value-type="string">
                <text:p>14:47:21</text:p>
              </table:table-cell>
              <table:table-cell office:value-type="float" office:value="121756">
                <text:p>121756</text:p>
              </table:table-cell>
            </table:table-row>
            <table:table-row>
              <table:table-cell office:value-type="string">
                <text:p>14:47:22</text:p>
              </table:table-cell>
              <table:table-cell office:value-type="float" office:value="112267">
                <text:p>112267</text:p>
              </table:table-cell>
            </table:table-row>
            <table:table-row>
              <table:table-cell office:value-type="string">
                <text:p>14:47:23</text:p>
              </table:table-cell>
              <table:table-cell office:value-type="float" office:value="131339">
                <text:p>131339</text:p>
              </table:table-cell>
            </table:table-row>
            <table:table-row>
              <table:table-cell office:value-type="string">
                <text:p>14:47:24</text:p>
              </table:table-cell>
              <table:table-cell office:value-type="float" office:value="134079">
                <text:p>134079</text:p>
              </table:table-cell>
            </table:table-row>
            <table:table-row>
              <table:table-cell office:value-type="string">
                <text:p>14:47:25</text:p>
              </table:table-cell>
              <table:table-cell office:value-type="float" office:value="139183">
                <text:p>139183</text:p>
              </table:table-cell>
            </table:table-row>
            <table:table-row>
              <table:table-cell office:value-type="string">
                <text:p>14:47:26</text:p>
              </table:table-cell>
              <table:table-cell office:value-type="float" office:value="132474">
                <text:p>132474</text:p>
              </table:table-cell>
            </table:table-row>
            <table:table-row>
              <table:table-cell office:value-type="string">
                <text:p>14:47:27</text:p>
              </table:table-cell>
              <table:table-cell office:value-type="float" office:value="153665">
                <text:p>153665</text:p>
              </table:table-cell>
            </table:table-row>
            <table:table-row>
              <table:table-cell office:value-type="string">
                <text:p>14:47:28</text:p>
              </table:table-cell>
              <table:table-cell office:value-type="float" office:value="132540">
                <text:p>132540</text:p>
              </table:table-cell>
            </table:table-row>
            <table:table-row>
              <table:table-cell office:value-type="string">
                <text:p>14:47:29</text:p>
              </table:table-cell>
              <table:table-cell office:value-type="float" office:value="103900">
                <text:p>103900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101297">
                <text:p>101297</text:p>
              </table:table-cell>
            </table:table-row>
            <table:table-row>
              <table:table-cell office:value-type="string">
                <text:p>14:47:31</text:p>
              </table:table-cell>
              <table:table-cell office:value-type="float" office:value="156010">
                <text:p>156010</text:p>
              </table:table-cell>
            </table:table-row>
            <table:table-row>
              <table:table-cell office:value-type="string">
                <text:p>14:47:32</text:p>
              </table:table-cell>
              <table:table-cell office:value-type="float" office:value="105989">
                <text:p>105989</text:p>
              </table:table-cell>
            </table:table-row>
            <table:table-row>
              <table:table-cell office:value-type="string">
                <text:p>14:47:33</text:p>
              </table:table-cell>
              <table:table-cell office:value-type="float" office:value="165488">
                <text:p>165488</text:p>
              </table:table-cell>
            </table:table-row>
            <table:table-row>
              <table:table-cell office:value-type="string">
                <text:p>14:47:34</text:p>
              </table:table-cell>
              <table:table-cell office:value-type="float" office:value="173146">
                <text:p>173146</text:p>
              </table:table-cell>
            </table:table-row>
            <table:table-row>
              <table:table-cell office:value-type="string">
                <text:p>14:47:35</text:p>
              </table:table-cell>
              <table:table-cell office:value-type="float" office:value="162812">
                <text:p>162812</text:p>
              </table:table-cell>
            </table:table-row>
            <table:table-row>
              <table:table-cell office:value-type="string">
                <text:p>14:47:36</text:p>
              </table:table-cell>
              <table:table-cell office:value-type="float" office:value="119207">
                <text:p>119207</text:p>
              </table:table-cell>
            </table:table-row>
            <table:table-row>
              <table:table-cell office:value-type="string">
                <text:p>14:47:37</text:p>
              </table:table-cell>
              <table:table-cell office:value-type="float" office:value="213177">
                <text:p>213177</text:p>
              </table:table-cell>
            </table:table-row>
            <table:table-row>
              <table:table-cell office:value-type="string">
                <text:p>14:47:38</text:p>
              </table:table-cell>
              <table:table-cell office:value-type="float" office:value="123601">
                <text:p>123601</text:p>
              </table:table-cell>
            </table:table-row>
            <table:table-row>
              <table:table-cell office:value-type="string">
                <text:p>14:47:39</text:p>
              </table:table-cell>
              <table:table-cell office:value-type="float" office:value="135043">
                <text:p>135043</text:p>
              </table:table-cell>
            </table:table-row>
            <table:table-row>
              <table:table-cell office:value-type="string">
                <text:p>14:47:40</text:p>
              </table:table-cell>
              <table:table-cell office:value-type="float" office:value="302767">
                <text:p>302767</text:p>
              </table:table-cell>
            </table:table-row>
            <table:table-row>
              <table:table-cell office:value-type="string">
                <text:p>14:47:41</text:p>
              </table:table-cell>
              <table:table-cell office:value-type="float" office:value="115799">
                <text:p>115799</text:p>
              </table:table-cell>
            </table:table-row>
            <table:table-row>
              <table:table-cell office:value-type="string">
                <text:p>14:47:42</text:p>
              </table:table-cell>
              <table:table-cell office:value-type="float" office:value="110622">
                <text:p>110622</text:p>
              </table:table-cell>
            </table:table-row>
            <table:table-row>
              <table:table-cell office:value-type="string">
                <text:p>14:47:43</text:p>
              </table:table-cell>
              <table:table-cell office:value-type="float" office:value="61442">
                <text:p>61442</text:p>
              </table:table-cell>
            </table:table-row>
            <table:table-row>
              <table:table-cell office:value-type="string">
                <text:p>14:47:44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14:47:45</text:p>
              </table:table-cell>
              <table:table-cell office:value-type="float" office:value="120612">
                <text:p>120612</text:p>
              </table:table-cell>
            </table:table-row>
            <table:table-row>
              <table:table-cell office:value-type="string">
                <text:p>14:47:46</text:p>
              </table:table-cell>
              <table:table-cell office:value-type="float" office:value="493399">
                <text:p>493399</text:p>
              </table:table-cell>
            </table:table-row>
            <table:table-row>
              <table:table-cell office:value-type="string">
                <text:p>14:47:47</text:p>
              </table:table-cell>
              <table:table-cell office:value-type="float" office:value="105008">
                <text:p>105008</text:p>
              </table:table-cell>
            </table:table-row>
            <table:table-row>
              <table:table-cell office:value-type="string">
                <text:p>14:47:48</text:p>
              </table:table-cell>
              <table:table-cell office:value-type="float" office:value="99404">
                <text:p>99404</text:p>
              </table:table-cell>
            </table:table-row>
            <table:table-row>
              <table:table-cell office:value-type="string">
                <text:p>14:47:49</text:p>
              </table:table-cell>
              <table:table-cell office:value-type="float" office:value="1043006">
                <text:p>1043006</text:p>
              </table:table-cell>
            </table:table-row>
            <table:table-row>
              <table:table-cell office:value-type="string">
                <text:p>14:47:50</text:p>
              </table:table-cell>
              <table:table-cell office:value-type="float" office:value="64312">
                <text:p>64312</text:p>
              </table:table-cell>
            </table:table-row>
            <table:table-row>
              <table:table-cell office:value-type="string">
                <text:p>14:47:51</text:p>
              </table:table-cell>
              <table:table-cell office:value-type="float" office:value="158572">
                <text:p>158572</text:p>
              </table:table-cell>
            </table:table-row>
            <table:table-row>
              <table:table-cell office:value-type="string">
                <text:p>14:47:52</text:p>
              </table:table-cell>
              <table:table-cell office:value-type="float" office:value="70337">
                <text:p>70337</text:p>
              </table:table-cell>
            </table:table-row>
            <table:table-row>
              <table:table-cell office:value-type="string">
                <text:p>14:47:53</text:p>
              </table:table-cell>
              <table:table-cell office:value-type="float" office:value="128329">
                <text:p>128329</text:p>
              </table:table-cell>
            </table:table-row>
            <table:table-row>
              <table:table-cell office:value-type="string">
                <text:p>14:47:54</text:p>
              </table:table-cell>
              <table:table-cell office:value-type="float" office:value="366062">
                <text:p>366062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214742">
                <text:p>214742</text:p>
              </table:table-cell>
            </table:table-row>
            <table:table-row>
              <table:table-cell office:value-type="string">
                <text:p>14:47:56</text:p>
              </table:table-cell>
              <table:table-cell office:value-type="float" office:value="87642">
                <text:p>87642</text:p>
              </table:table-cell>
            </table:table-row>
            <table:table-row>
              <table:table-cell office:value-type="string">
                <text:p>14:47:57</text:p>
              </table:table-cell>
              <table:table-cell office:value-type="float" office:value="156767">
                <text:p>156767</text:p>
              </table:table-cell>
            </table:table-row>
            <table:table-row>
              <table:table-cell office:value-type="string">
                <text:p>14:47:58</text:p>
              </table:table-cell>
              <table:table-cell office:value-type="float" office:value="235959">
                <text:p>235959</text:p>
              </table:table-cell>
            </table:table-row>
            <table:table-row>
              <table:table-cell office:value-type="string">
                <text:p>14:47:59</text:p>
              </table:table-cell>
              <table:table-cell office:value-type="float" office:value="34145">
                <text:p>34145</text:p>
              </table:table-cell>
            </table:table-row>
            <table:table-row>
              <table:table-cell office:value-type="string">
                <text:p>14:48:00</text:p>
              </table:table-cell>
              <table:table-cell office:value-type="float" office:value="184751">
                <text:p>184751</text:p>
              </table:table-cell>
            </table:table-row>
            <table:table-row>
              <table:table-cell office:value-type="string">
                <text:p>14:48:01</text:p>
              </table:table-cell>
              <table:table-cell office:value-type="float" office:value="298517">
                <text:p>298517</text:p>
              </table:table-cell>
            </table:table-row>
            <table:table-row>
              <table:table-cell office:value-type="string">
                <text:p>14:48:02</text:p>
              </table:table-cell>
              <table:table-cell office:value-type="float" office:value="56610">
                <text:p>56610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64116">
                <text:p>64116</text:p>
              </table:table-cell>
            </table:table-row>
            <table:table-row>
              <table:table-cell office:value-type="string">
                <text:p>14:48:05</text:p>
              </table:table-cell>
              <table:table-cell office:value-type="float" office:value="564018">
                <text:p>564018</text:p>
              </table:table-cell>
            </table:table-row>
            <table:table-row>
              <table:table-cell office:value-type="string">
                <text:p>14:48:06</text:p>
              </table:table-cell>
              <table:table-cell office:value-type="float" office:value="373217">
                <text:p>373217</text:p>
              </table:table-cell>
            </table:table-row>
            <table:table-row>
              <table:table-cell office:value-type="string">
                <text:p>14:48:07</text:p>
              </table:table-cell>
              <table:table-cell office:value-type="float" office:value="222206">
                <text:p>222206</text:p>
              </table:table-cell>
            </table:table-row>
            <table:table-row>
              <table:table-cell office:value-type="string">
                <text:p>14:48:08</text:p>
              </table:table-cell>
              <table:table-cell office:value-type="float" office:value="83966">
                <text:p>83966</text:p>
              </table:table-cell>
            </table:table-row>
            <table:table-row>
              <table:table-cell office:value-type="string">
                <text:p>14:48:09</text:p>
              </table:table-cell>
              <table:table-cell office:value-type="float" office:value="137816">
                <text:p>137816</text:p>
              </table:table-cell>
            </table:table-row>
            <table:table-row>
              <table:table-cell office:value-type="string">
                <text:p>14:48:10</text:p>
              </table:table-cell>
              <table:table-cell office:value-type="float" office:value="232806">
                <text:p>232806</text:p>
              </table:table-cell>
            </table:table-row>
            <table:table-row>
              <table:table-cell office:value-type="string">
                <text:p>14:48:11</text:p>
              </table:table-cell>
              <table:table-cell office:value-type="float" office:value="152882">
                <text:p>152882</text:p>
              </table:table-cell>
            </table:table-row>
            <table:table-row>
              <table:table-cell office:value-type="string">
                <text:p>14:48:12</text:p>
              </table:table-cell>
              <table:table-cell office:value-type="float" office:value="145949">
                <text:p>145949</text:p>
              </table:table-cell>
            </table:table-row>
            <table:table-row>
              <table:table-cell office:value-type="string">
                <text:p>14:48:13</text:p>
              </table:table-cell>
              <table:table-cell office:value-type="float" office:value="139783">
                <text:p>139783</text:p>
              </table:table-cell>
            </table:table-row>
            <table:table-row>
              <table:table-cell office:value-type="string">
                <text:p>14:48:14</text:p>
              </table:table-cell>
              <table:table-cell office:value-type="float" office:value="194123">
                <text:p>194123</text:p>
              </table:table-cell>
            </table:table-row>
            <table:table-row>
              <table:table-cell office:value-type="string">
                <text:p>14:48:15</text:p>
              </table:table-cell>
              <table:table-cell office:value-type="float" office:value="137690">
                <text:p>137690</text:p>
              </table:table-cell>
            </table:table-row>
            <table:table-row>
              <table:table-cell office:value-type="string">
                <text:p>14:48:16</text:p>
              </table:table-cell>
              <table:table-cell office:value-type="float" office:value="128828">
                <text:p>128828</text:p>
              </table:table-cell>
            </table:table-row>
            <table:table-row>
              <table:table-cell office:value-type="string">
                <text:p>14:48:17</text:p>
              </table:table-cell>
              <table:table-cell office:value-type="float" office:value="156109">
                <text:p>156109</text:p>
              </table:table-cell>
            </table:table-row>
            <table:table-row>
              <table:table-cell office:value-type="string">
                <text:p>14:48:18</text:p>
              </table:table-cell>
              <table:table-cell office:value-type="float" office:value="128543">
                <text:p>128543</text:p>
              </table:table-cell>
            </table:table-row>
            <table:table-row>
              <table:table-cell office:value-type="string">
                <text:p>14:48:19</text:p>
              </table:table-cell>
              <table:table-cell office:value-type="float" office:value="148140">
                <text:p>148140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130217">
                <text:p>130217</text:p>
              </table:table-cell>
            </table:table-row>
            <table:table-row>
              <table:table-cell office:value-type="string">
                <text:p>14:48:21</text:p>
              </table:table-cell>
              <table:table-cell office:value-type="float" office:value="144464">
                <text:p>144464</text:p>
              </table:table-cell>
            </table:table-row>
            <table:table-row>
              <table:table-cell office:value-type="string">
                <text:p>14:48:22</text:p>
              </table:table-cell>
              <table:table-cell office:value-type="float" office:value="120135">
                <text:p>120135</text:p>
              </table:table-cell>
            </table:table-row>
            <table:table-row>
              <table:table-cell office:value-type="string">
                <text:p>14:48:23</text:p>
              </table:table-cell>
              <table:table-cell office:value-type="float" office:value="106701">
                <text:p>106701</text:p>
              </table:table-cell>
            </table:table-row>
            <table:table-row>
              <table:table-cell office:value-type="string">
                <text:p>14:48:24</text:p>
              </table:table-cell>
              <table:table-cell office:value-type="float" office:value="139994">
                <text:p>139994</text:p>
              </table:table-cell>
            </table:table-row>
            <table:table-row>
              <table:table-cell office:value-type="string">
                <text:p>14:48:25</text:p>
              </table:table-cell>
              <table:table-cell office:value-type="float" office:value="121474">
                <text:p>121474</text:p>
              </table:table-cell>
            </table:table-row>
            <table:table-row>
              <table:table-cell office:value-type="string">
                <text:p>14:48:26</text:p>
              </table:table-cell>
              <table:table-cell office:value-type="float" office:value="137698">
                <text:p>137698</text:p>
              </table:table-cell>
            </table:table-row>
            <table:table-row>
              <table:table-cell office:value-type="string">
                <text:p>14:48:27</text:p>
              </table:table-cell>
              <table:table-cell office:value-type="float" office:value="96120">
                <text:p>96120</text:p>
              </table:table-cell>
            </table:table-row>
            <table:table-row>
              <table:table-cell office:value-type="string">
                <text:p>14:48:28</text:p>
              </table:table-cell>
              <table:table-cell office:value-type="float" office:value="146464">
                <text:p>146464</text:p>
              </table:table-cell>
            </table:table-row>
            <table:table-row>
              <table:table-cell office:value-type="string">
                <text:p>14:48:29</text:p>
              </table:table-cell>
              <table:table-cell office:value-type="float" office:value="97894">
                <text:p>97894</text:p>
              </table:table-cell>
            </table:table-row>
            <table:table-row>
              <table:table-cell office:value-type="string">
                <text:p>14:48:30</text:p>
              </table:table-cell>
              <table:table-cell office:value-type="float" office:value="131902">
                <text:p>131902</text:p>
              </table:table-cell>
            </table:table-row>
            <table:table-row>
              <table:table-cell office:value-type="string">
                <text:p>14:48:31</text:p>
              </table:table-cell>
              <table:table-cell office:value-type="float" office:value="246075">
                <text:p>246075</text:p>
              </table:table-cell>
            </table:table-row>
            <table:table-row>
              <table:table-cell office:value-type="string">
                <text:p>14:48:32</text:p>
              </table:table-cell>
              <table:table-cell office:value-type="float" office:value="163949">
                <text:p>163949</text:p>
              </table:table-cell>
            </table:table-row>
            <table:table-row>
              <table:table-cell office:value-type="string">
                <text:p>14:48:33</text:p>
              </table:table-cell>
              <table:table-cell office:value-type="float" office:value="162209">
                <text:p>162209</text:p>
              </table:table-cell>
            </table:table-row>
            <table:table-row>
              <table:table-cell office:value-type="string">
                <text:p>14:48:34</text:p>
              </table:table-cell>
              <table:table-cell office:value-type="float" office:value="171527">
                <text:p>171527</text:p>
              </table:table-cell>
            </table:table-row>
            <table:table-row>
              <table:table-cell office:value-type="string">
                <text:p>14:48:35</text:p>
              </table:table-cell>
              <table:table-cell office:value-type="float" office:value="147965">
                <text:p>147965</text:p>
              </table:table-cell>
            </table:table-row>
            <table:table-row>
              <table:table-cell office:value-type="string">
                <text:p>14:48:36</text:p>
              </table:table-cell>
              <table:table-cell office:value-type="float" office:value="181732">
                <text:p>181732</text:p>
              </table:table-cell>
            </table:table-row>
            <table:table-row>
              <table:table-cell office:value-type="string">
                <text:p>14:48:37</text:p>
              </table:table-cell>
              <table:table-cell office:value-type="float" office:value="168907">
                <text:p>168907</text:p>
              </table:table-cell>
            </table:table-row>
            <table:table-row>
              <table:table-cell office:value-type="string">
                <text:p>14:48:38</text:p>
              </table:table-cell>
              <table:table-cell office:value-type="float" office:value="135326">
                <text:p>135326</text:p>
              </table:table-cell>
            </table:table-row>
            <table:table-row>
              <table:table-cell office:value-type="string">
                <text:p>14:48:39</text:p>
              </table:table-cell>
              <table:table-cell office:value-type="float" office:value="173050">
                <text:p>173050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157228">
                <text:p>157228</text:p>
              </table:table-cell>
            </table:table-row>
            <table:table-row>
              <table:table-cell office:value-type="string">
                <text:p>14:48:41</text:p>
              </table:table-cell>
              <table:table-cell office:value-type="float" office:value="145561">
                <text:p>145561</text:p>
              </table:table-cell>
            </table:table-row>
            <table:table-row>
              <table:table-cell office:value-type="string">
                <text:p>14:48:42</text:p>
              </table:table-cell>
              <table:table-cell office:value-type="float" office:value="163881">
                <text:p>163881</text:p>
              </table:table-cell>
            </table:table-row>
            <table:table-row>
              <table:table-cell office:value-type="string">
                <text:p>14:48:43</text:p>
              </table:table-cell>
              <table:table-cell office:value-type="float" office:value="137449">
                <text:p>137449</text:p>
              </table:table-cell>
            </table:table-row>
            <table:table-row>
              <table:table-cell office:value-type="string">
                <text:p>14:48:44</text:p>
              </table:table-cell>
              <table:table-cell office:value-type="float" office:value="164396">
                <text:p>164396</text:p>
              </table:table-cell>
            </table:table-row>
            <table:table-row>
              <table:table-cell office:value-type="string">
                <text:p>14:48:45</text:p>
              </table:table-cell>
              <table:table-cell office:value-type="float" office:value="178633">
                <text:p>178633</text:p>
              </table:table-cell>
            </table:table-row>
            <table:table-row>
              <table:table-cell office:value-type="string">
                <text:p>14:48:46</text:p>
              </table:table-cell>
              <table:table-cell office:value-type="float" office:value="113608">
                <text:p>113608</text:p>
              </table:table-cell>
            </table:table-row>
            <table:table-row>
              <table:table-cell office:value-type="string">
                <text:p>14:48:47</text:p>
              </table:table-cell>
              <table:table-cell office:value-type="float" office:value="114621">
                <text:p>114621</text:p>
              </table:table-cell>
            </table:table-row>
            <table:table-row>
              <table:table-cell office:value-type="string">
                <text:p>14:48:48</text:p>
              </table:table-cell>
              <table:table-cell office:value-type="float" office:value="140154">
                <text:p>140154</text:p>
              </table:table-cell>
            </table:table-row>
            <table:table-row>
              <table:table-cell office:value-type="string">
                <text:p>14:48:49</text:p>
              </table:table-cell>
              <table:table-cell office:value-type="float" office:value="102591">
                <text:p>102591</text:p>
              </table:table-cell>
            </table:table-row>
            <table:table-row>
              <table:table-cell office:value-type="string">
                <text:p>14:48:50</text:p>
              </table:table-cell>
              <table:table-cell office:value-type="float" office:value="154465">
                <text:p>154465</text:p>
              </table:table-cell>
            </table:table-row>
            <table:table-row>
              <table:table-cell office:value-type="string">
                <text:p>14:48:51</text:p>
              </table:table-cell>
              <table:table-cell office:value-type="float" office:value="140818">
                <text:p>140818</text:p>
              </table:table-cell>
            </table:table-row>
            <table:table-row>
              <table:table-cell office:value-type="string">
                <text:p>14:48:52</text:p>
              </table:table-cell>
              <table:table-cell office:value-type="float" office:value="151085">
                <text:p>151085</text:p>
              </table:table-cell>
            </table:table-row>
            <table:table-row>
              <table:table-cell office:value-type="string">
                <text:p>14:48:53</text:p>
              </table:table-cell>
              <table:table-cell office:value-type="float" office:value="144083">
                <text:p>144083</text:p>
              </table:table-cell>
            </table:table-row>
            <table:table-row>
              <table:table-cell office:value-type="string">
                <text:p>14:48:54</text:p>
              </table:table-cell>
              <table:table-cell office:value-type="float" office:value="147847">
                <text:p>147847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167817">
                <text:p>167817</text:p>
              </table:table-cell>
            </table:table-row>
            <table:table-row>
              <table:table-cell office:value-type="string">
                <text:p>14:48:56</text:p>
              </table:table-cell>
              <table:table-cell office:value-type="float" office:value="163916">
                <text:p>163916</text:p>
              </table:table-cell>
            </table:table-row>
            <table:table-row>
              <table:table-cell office:value-type="string">
                <text:p>14:48:57</text:p>
              </table:table-cell>
              <table:table-cell office:value-type="float" office:value="162077">
                <text:p>162077</text:p>
              </table:table-cell>
            </table:table-row>
            <table:table-row>
              <table:table-cell office:value-type="string">
                <text:p>14:48:58</text:p>
              </table:table-cell>
              <table:table-cell office:value-type="float" office:value="173863">
                <text:p>173863</text:p>
              </table:table-cell>
            </table:table-row>
            <table:table-row>
              <table:table-cell office:value-type="string">
                <text:p>14:48:59</text:p>
              </table:table-cell>
              <table:table-cell office:value-type="float" office:value="159248">
                <text:p>159248</text:p>
              </table:table-cell>
            </table:table-row>
            <table:table-row>
              <table:table-cell office:value-type="string">
                <text:p>14:49:00</text:p>
              </table:table-cell>
              <table:table-cell office:value-type="float" office:value="145958">
                <text:p>145958</text:p>
              </table:table-cell>
            </table:table-row>
            <table:table-row>
              <table:table-cell office:value-type="string">
                <text:p>14:49:01</text:p>
              </table:table-cell>
              <table:table-cell office:value-type="float" office:value="179069">
                <text:p>179069</text:p>
              </table:table-cell>
            </table:table-row>
            <table:table-row>
              <table:table-cell office:value-type="string">
                <text:p>14:49:02</text:p>
              </table:table-cell>
              <table:table-cell office:value-type="float" office:value="149613">
                <text:p>149613</text:p>
              </table:table-cell>
            </table:table-row>
            <table:table-row>
              <table:table-cell office:value-type="string">
                <text:p>14:49:03</text:p>
              </table:table-cell>
              <table:table-cell office:value-type="float" office:value="161308">
                <text:p>161308</text:p>
              </table:table-cell>
            </table:table-row>
            <table:table-row>
              <table:table-cell office:value-type="string">
                <text:p>14:49:04</text:p>
              </table:table-cell>
              <table:table-cell office:value-type="float" office:value="161143">
                <text:p>161143</text:p>
              </table:table-cell>
            </table:table-row>
            <table:table-row>
              <table:table-cell office:value-type="string">
                <text:p>14:49:05</text:p>
              </table:table-cell>
              <table:table-cell office:value-type="float" office:value="160297">
                <text:p>160297</text:p>
              </table:table-cell>
            </table:table-row>
            <table:table-row>
              <table:table-cell office:value-type="string">
                <text:p>14:49:06</text:p>
              </table:table-cell>
              <table:table-cell office:value-type="float" office:value="156655">
                <text:p>156655</text:p>
              </table:table-cell>
            </table:table-row>
            <table:table-row>
              <table:table-cell office:value-type="string">
                <text:p>14:49:07</text:p>
              </table:table-cell>
              <table:table-cell office:value-type="float" office:value="158622">
                <text:p>158622</text:p>
              </table:table-cell>
            </table:table-row>
            <table:table-row>
              <table:table-cell office:value-type="string">
                <text:p>14:49:08</text:p>
              </table:table-cell>
              <table:table-cell office:value-type="float" office:value="155419">
                <text:p>155419</text:p>
              </table:table-cell>
            </table:table-row>
            <table:table-row>
              <table:table-cell office:value-type="string">
                <text:p>14:49:09</text:p>
              </table:table-cell>
              <table:table-cell office:value-type="float" office:value="153388">
                <text:p>153388</text:p>
              </table:table-cell>
            </table:table-row>
            <table:table-row>
              <table:table-cell office:value-type="string">
                <text:p>14:49:10</text:p>
              </table:table-cell>
              <table:table-cell office:value-type="float" office:value="120677">
                <text:p>120677</text:p>
              </table:table-cell>
            </table:table-row>
            <table:table-row>
              <table:table-cell office:value-type="string">
                <text:p>14:49:11</text:p>
              </table:table-cell>
              <table:table-cell office:value-type="float" office:value="164281">
                <text:p>164281</text:p>
              </table:table-cell>
            </table:table-row>
            <table:table-row>
              <table:table-cell office:value-type="string">
                <text:p>14:49:12</text:p>
              </table:table-cell>
              <table:table-cell office:value-type="float" office:value="125226">
                <text:p>125226</text:p>
              </table:table-cell>
            </table:table-row>
            <table:table-row>
              <table:table-cell office:value-type="string">
                <text:p>14:49:13</text:p>
              </table:table-cell>
              <table:table-cell office:value-type="float" office:value="127908">
                <text:p>127908</text:p>
              </table:table-cell>
            </table:table-row>
            <table:table-row>
              <table:table-cell office:value-type="string">
                <text:p>14:49:14</text:p>
              </table:table-cell>
              <table:table-cell office:value-type="float" office:value="185287">
                <text:p>185287</text:p>
              </table:table-cell>
            </table:table-row>
            <table:table-row>
              <table:table-cell office:value-type="string">
                <text:p>14:49:15</text:p>
              </table:table-cell>
              <table:table-cell office:value-type="float" office:value="163348">
                <text:p>163348</text:p>
              </table:table-cell>
            </table:table-row>
            <table:table-row>
              <table:table-cell office:value-type="string">
                <text:p>14:49:16</text:p>
              </table:table-cell>
              <table:table-cell office:value-type="float" office:value="144838">
                <text:p>144838</text:p>
              </table:table-cell>
            </table:table-row>
            <table:table-row>
              <table:table-cell office:value-type="string">
                <text:p>14:49:17</text:p>
              </table:table-cell>
              <table:table-cell office:value-type="float" office:value="116226">
                <text:p>116226</text:p>
              </table:table-cell>
            </table:table-row>
            <table:table-row>
              <table:table-cell office:value-type="string">
                <text:p>14:49:18</text:p>
              </table:table-cell>
              <table:table-cell office:value-type="float" office:value="141050">
                <text:p>141050</text:p>
              </table:table-cell>
            </table:table-row>
            <table:table-row>
              <table:table-cell office:value-type="string">
                <text:p>14:49:19</text:p>
              </table:table-cell>
              <table:table-cell office:value-type="float" office:value="146675">
                <text:p>146675</text:p>
              </table:table-cell>
            </table:table-row>
            <table:table-row>
              <table:table-cell office:value-type="string">
                <text:p>14:49:20</text:p>
              </table:table-cell>
              <table:table-cell office:value-type="float" office:value="139252">
                <text:p>139252</text:p>
              </table:table-cell>
            </table:table-row>
            <table:table-row>
              <table:table-cell office:value-type="string">
                <text:p>14:49:21</text:p>
              </table:table-cell>
              <table:table-cell office:value-type="float" office:value="129421">
                <text:p>129421</text:p>
              </table:table-cell>
            </table:table-row>
            <table:table-row>
              <table:table-cell office:value-type="string">
                <text:p>14:49:22</text:p>
              </table:table-cell>
              <table:table-cell office:value-type="float" office:value="159936">
                <text:p>159936</text:p>
              </table:table-cell>
            </table:table-row>
            <table:table-row>
              <table:table-cell office:value-type="string">
                <text:p>14:49:23</text:p>
              </table:table-cell>
              <table:table-cell office:value-type="float" office:value="118701">
                <text:p>118701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115092">
                <text:p>115092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78077">
                <text:p>78077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192529">
                <text:p>192529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102127">
                <text:p>102127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168505">
                <text:p>168505</text:p>
              </table:table-cell>
            </table:table-row>
            <table:table-row>
              <table:table-cell office:value-type="string">
                <text:p>14:49:29</text:p>
              </table:table-cell>
              <table:table-cell office:value-type="float" office:value="119551">
                <text:p>119551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176215">
                <text:p>176215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175527">
                <text:p>175527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236306">
                <text:p>236306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180356">
                <text:p>180356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125430">
                <text:p>125430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72486">
                <text:p>72486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121009">
                <text:p>121009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98093">
                <text:p>98093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86213">
                <text:p>86213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67932">
                <text:p>67932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152977">
                <text:p>152977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135418">
                <text:p>135418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154504">
                <text:p>154504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186921">
                <text:p>186921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131042">
                <text:p>131042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143327">
                <text:p>143327</text:p>
              </table:table-cell>
            </table:table-row>
            <table:table-row>
              <table:table-cell office:value-type="string">
                <text:p>14:49:46</text:p>
              </table:table-cell>
              <table:table-cell office:value-type="float" office:value="95451">
                <text:p>95451</text:p>
              </table:table-cell>
            </table:table-row>
            <table:table-row>
              <table:table-cell office:value-type="string">
                <text:p>14:49:47</text:p>
              </table:table-cell>
              <table:table-cell office:value-type="float" office:value="186212">
                <text:p>186212</text:p>
              </table:table-cell>
            </table:table-row>
            <table:table-row>
              <table:table-cell office:value-type="string">
                <text:p>14:49:48</text:p>
              </table:table-cell>
              <table:table-cell office:value-type="float" office:value="97565">
                <text:p>97565</text:p>
              </table:table-cell>
            </table:table-row>
            <table:table-row>
              <table:table-cell office:value-type="string">
                <text:p>14:49:49</text:p>
              </table:table-cell>
              <table:table-cell office:value-type="float" office:value="127201">
                <text:p>127201</text:p>
              </table:table-cell>
            </table:table-row>
            <table:table-row>
              <table:table-cell office:value-type="string">
                <text:p>14:49:50</text:p>
              </table:table-cell>
              <table:table-cell office:value-type="float" office:value="104137">
                <text:p>104137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144381">
                <text:p>144381</text:p>
              </table:table-cell>
            </table:table-row>
            <table:table-row>
              <table:table-cell office:value-type="string">
                <text:p>14:49:52</text:p>
              </table:table-cell>
              <table:table-cell office:value-type="float" office:value="176020">
                <text:p>176020</text:p>
              </table:table-cell>
            </table:table-row>
            <table:table-row>
              <table:table-cell office:value-type="string">
                <text:p>14:49:53</text:p>
              </table:table-cell>
              <table:table-cell office:value-type="float" office:value="113853">
                <text:p>113853</text:p>
              </table:table-cell>
            </table:table-row>
            <table:table-row>
              <table:table-cell office:value-type="string">
                <text:p>14:49:54</text:p>
              </table:table-cell>
              <table:table-cell office:value-type="float" office:value="113605">
                <text:p>113605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190502">
                <text:p>190502</text:p>
              </table:table-cell>
            </table:table-row>
            <table:table-row>
              <table:table-cell office:value-type="string">
                <text:p>14:49:56</text:p>
              </table:table-cell>
              <table:table-cell office:value-type="float" office:value="187721">
                <text:p>187721</text:p>
              </table:table-cell>
            </table:table-row>
            <table:table-row>
              <table:table-cell office:value-type="string">
                <text:p>14:49:57</text:p>
              </table:table-cell>
              <table:table-cell office:value-type="float" office:value="131187">
                <text:p>131187</text:p>
              </table:table-cell>
            </table:table-row>
            <table:table-row>
              <table:table-cell office:value-type="string">
                <text:p>14:49:58</text:p>
              </table:table-cell>
              <table:table-cell office:value-type="float" office:value="129790">
                <text:p>129790</text:p>
              </table:table-cell>
            </table:table-row>
            <table:table-row>
              <table:table-cell office:value-type="string">
                <text:p>14:49:59</text:p>
              </table:table-cell>
              <table:table-cell office:value-type="float" office:value="114766">
                <text:p>114766</text:p>
              </table:table-cell>
            </table:table-row>
            <table:table-row>
              <table:table-cell office:value-type="string">
                <text:p>14:50:00</text:p>
              </table:table-cell>
              <table:table-cell office:value-type="float" office:value="112716">
                <text:p>112716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134296">
                <text:p>134296</text:p>
              </table:table-cell>
            </table:table-row>
            <table:table-row>
              <table:table-cell office:value-type="string">
                <text:p>14:50:02</text:p>
              </table:table-cell>
              <table:table-cell office:value-type="float" office:value="179651">
                <text:p>179651</text:p>
              </table:table-cell>
            </table:table-row>
            <table:table-row>
              <table:table-cell office:value-type="string">
                <text:p>14:50:03</text:p>
              </table:table-cell>
              <table:table-cell office:value-type="float" office:value="93859">
                <text:p>93859</text:p>
              </table:table-cell>
            </table:table-row>
            <table:table-row>
              <table:table-cell office:value-type="string">
                <text:p>14:50:04</text:p>
              </table:table-cell>
              <table:table-cell office:value-type="float" office:value="144831">
                <text:p>144831</text:p>
              </table:table-cell>
            </table:table-row>
            <table:table-row>
              <table:table-cell office:value-type="string">
                <text:p>14:50:05</text:p>
              </table:table-cell>
              <table:table-cell office:value-type="float" office:value="112547">
                <text:p>112547</text:p>
              </table:table-cell>
            </table:table-row>
            <table:table-row>
              <table:table-cell office:value-type="string">
                <text:p>14:50:06</text:p>
              </table:table-cell>
              <table:table-cell office:value-type="float" office:value="182406">
                <text:p>182406</text:p>
              </table:table-cell>
            </table:table-row>
            <table:table-row>
              <table:table-cell office:value-type="string">
                <text:p>14:50:07</text:p>
              </table:table-cell>
              <table:table-cell office:value-type="float" office:value="183307">
                <text:p>183307</text:p>
              </table:table-cell>
            </table:table-row>
            <table:table-row>
              <table:table-cell office:value-type="string">
                <text:p>14:50:08</text:p>
              </table:table-cell>
              <table:table-cell office:value-type="float" office:value="139801">
                <text:p>139801</text:p>
              </table:table-cell>
            </table:table-row>
            <table:table-row>
              <table:table-cell office:value-type="string">
                <text:p>14:50:09</text:p>
              </table:table-cell>
              <table:table-cell office:value-type="float" office:value="117843">
                <text:p>117843</text:p>
              </table:table-cell>
            </table:table-row>
            <table:table-row>
              <table:table-cell office:value-type="string">
                <text:p>14:50:10</text:p>
              </table:table-cell>
              <table:table-cell office:value-type="float" office:value="135826">
                <text:p>135826</text:p>
              </table:table-cell>
            </table:table-row>
            <table:table-row>
              <table:table-cell office:value-type="string">
                <text:p>14:50:11</text:p>
              </table:table-cell>
              <table:table-cell office:value-type="float" office:value="126014">
                <text:p>126014</text:p>
              </table:table-cell>
            </table:table-row>
            <table:table-row>
              <table:table-cell office:value-type="string">
                <text:p>14:50:12</text:p>
              </table:table-cell>
              <table:table-cell office:value-type="float" office:value="112965">
                <text:p>112965</text:p>
              </table:table-cell>
            </table:table-row>
            <table:table-row>
              <table:table-cell office:value-type="string">
                <text:p>14:50:13</text:p>
              </table:table-cell>
              <table:table-cell office:value-type="float" office:value="154319">
                <text:p>154319</text:p>
              </table:table-cell>
            </table:table-row>
            <table:table-row>
              <table:table-cell office:value-type="string">
                <text:p>14:50:14</text:p>
              </table:table-cell>
              <table:table-cell office:value-type="float" office:value="133244">
                <text:p>133244</text:p>
              </table:table-cell>
            </table:table-row>
            <table:table-row>
              <table:table-cell office:value-type="string">
                <text:p>14:50:15</text:p>
              </table:table-cell>
              <table:table-cell office:value-type="float" office:value="107179">
                <text:p>107179</text:p>
              </table:table-cell>
            </table:table-row>
            <table:table-row>
              <table:table-cell office:value-type="string">
                <text:p>14:50:16</text:p>
              </table:table-cell>
              <table:table-cell office:value-type="float" office:value="146649">
                <text:p>146649</text:p>
              </table:table-cell>
            </table:table-row>
            <table:table-row>
              <table:table-cell office:value-type="string">
                <text:p>14:50:17</text:p>
              </table:table-cell>
              <table:table-cell office:value-type="float" office:value="131861">
                <text:p>131861</text:p>
              </table:table-cell>
            </table:table-row>
            <table:table-row>
              <table:table-cell office:value-type="string">
                <text:p>14:50:18</text:p>
              </table:table-cell>
              <table:table-cell office:value-type="float" office:value="162949">
                <text:p>162949</text:p>
              </table:table-cell>
            </table:table-row>
            <table:table-row>
              <table:table-cell office:value-type="string">
                <text:p>14:50:19</text:p>
              </table:table-cell>
              <table:table-cell office:value-type="float" office:value="138370">
                <text:p>138370</text:p>
              </table:table-cell>
            </table:table-row>
            <table:table-row>
              <table:table-cell office:value-type="string">
                <text:p>14:50:20</text:p>
              </table:table-cell>
              <table:table-cell office:value-type="float" office:value="138459">
                <text:p>138459</text:p>
              </table:table-cell>
            </table:table-row>
            <table:table-row>
              <table:table-cell office:value-type="string">
                <text:p>14:50:21</text:p>
              </table:table-cell>
              <table:table-cell office:value-type="float" office:value="137527">
                <text:p>137527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114217">
                <text:p>114217</text:p>
              </table:table-cell>
            </table:table-row>
            <table:table-row>
              <table:table-cell office:value-type="string">
                <text:p>14:50:23</text:p>
              </table:table-cell>
              <table:table-cell office:value-type="float" office:value="150488">
                <text:p>150488</text:p>
              </table:table-cell>
            </table:table-row>
            <table:table-row>
              <table:table-cell office:value-type="string">
                <text:p>14:50:24</text:p>
              </table:table-cell>
              <table:table-cell office:value-type="float" office:value="143030">
                <text:p>143030</text:p>
              </table:table-cell>
            </table:table-row>
            <table:table-row>
              <table:table-cell office:value-type="string">
                <text:p>14:50:25</text:p>
              </table:table-cell>
              <table:table-cell office:value-type="float" office:value="118027">
                <text:p>118027</text:p>
              </table:table-cell>
            </table:table-row>
            <table:table-row>
              <table:table-cell office:value-type="string">
                <text:p>14:50:26</text:p>
              </table:table-cell>
              <table:table-cell office:value-type="float" office:value="124355">
                <text:p>124355</text:p>
              </table:table-cell>
            </table:table-row>
            <table:table-row>
              <table:table-cell office:value-type="string">
                <text:p>14:50:27</text:p>
              </table:table-cell>
              <table:table-cell office:value-type="float" office:value="111704">
                <text:p>111704</text:p>
              </table:table-cell>
            </table:table-row>
            <table:table-row>
              <table:table-cell office:value-type="string">
                <text:p>14:50:28</text:p>
              </table:table-cell>
              <table:table-cell office:value-type="float" office:value="94479">
                <text:p>94479</text:p>
              </table:table-cell>
            </table:table-row>
            <table:table-row>
              <table:table-cell office:value-type="string">
                <text:p>14:50:29</text:p>
              </table:table-cell>
              <table:table-cell office:value-type="float" office:value="85615">
                <text:p>85615</text:p>
              </table:table-cell>
            </table:table-row>
            <table:table-row>
              <table:table-cell office:value-type="string">
                <text:p>14:50:30</text:p>
              </table:table-cell>
              <table:table-cell office:value-type="float" office:value="139603">
                <text:p>139603</text:p>
              </table:table-cell>
            </table:table-row>
            <table:table-row>
              <table:table-cell office:value-type="string">
                <text:p>14:50:31</text:p>
              </table:table-cell>
              <table:table-cell office:value-type="float" office:value="157152">
                <text:p>157152</text:p>
              </table:table-cell>
            </table:table-row>
            <table:table-row>
              <table:table-cell office:value-type="string">
                <text:p>14:50:32</text:p>
              </table:table-cell>
              <table:table-cell office:value-type="float" office:value="184552">
                <text:p>184552</text:p>
              </table:table-cell>
            </table:table-row>
            <table:table-row>
              <table:table-cell office:value-type="string">
                <text:p>14:50:33</text:p>
              </table:table-cell>
              <table:table-cell office:value-type="float" office:value="155316">
                <text:p>155316</text:p>
              </table:table-cell>
            </table:table-row>
            <table:table-row>
              <table:table-cell office:value-type="string">
                <text:p>14:50:34</text:p>
              </table:table-cell>
              <table:table-cell office:value-type="float" office:value="116961">
                <text:p>116961</text:p>
              </table:table-cell>
            </table:table-row>
            <table:table-row>
              <table:table-cell office:value-type="string">
                <text:p>14:50:35</text:p>
              </table:table-cell>
              <table:table-cell office:value-type="float" office:value="107602">
                <text:p>107602</text:p>
              </table:table-cell>
            </table:table-row>
            <table:table-row>
              <table:table-cell office:value-type="string">
                <text:p>14:50:36</text:p>
              </table:table-cell>
              <table:table-cell office:value-type="float" office:value="136038">
                <text:p>136038</text:p>
              </table:table-cell>
            </table:table-row>
            <table:table-row>
              <table:table-cell office:value-type="string">
                <text:p>14:50:37</text:p>
              </table:table-cell>
              <table:table-cell office:value-type="float" office:value="119806">
                <text:p>119806</text:p>
              </table:table-cell>
            </table:table-row>
            <table:table-row>
              <table:table-cell office:value-type="string">
                <text:p>14:50:38</text:p>
              </table:table-cell>
              <table:table-cell office:value-type="float" office:value="88808">
                <text:p>88808</text:p>
              </table:table-cell>
            </table:table-row>
            <table:table-row>
              <table:table-cell office:value-type="string">
                <text:p>14:50:39</text:p>
              </table:table-cell>
              <table:table-cell office:value-type="float" office:value="107015">
                <text:p>107015</text:p>
              </table:table-cell>
            </table:table-row>
            <table:table-row>
              <table:table-cell office:value-type="string">
                <text:p>14:50:40</text:p>
              </table:table-cell>
              <table:table-cell office:value-type="float" office:value="177223">
                <text:p>177223</text:p>
              </table:table-cell>
            </table:table-row>
            <table:table-row>
              <table:table-cell office:value-type="string">
                <text:p>14:50:41</text:p>
              </table:table-cell>
              <table:table-cell office:value-type="float" office:value="52040">
                <text:p>52040</text:p>
              </table:table-cell>
            </table:table-row>
            <table:table-row>
              <table:table-cell office:value-type="string">
                <text:p>14:50:42</text:p>
              </table:table-cell>
              <table:table-cell office:value-type="float" office:value="186850">
                <text:p>186850</text:p>
              </table:table-cell>
            </table:table-row>
            <table:table-row>
              <table:table-cell office:value-type="string">
                <text:p>14:50:43</text:p>
              </table:table-cell>
              <table:table-cell office:value-type="float" office:value="126403">
                <text:p>126403</text:p>
              </table:table-cell>
            </table:table-row>
            <table:table-row>
              <table:table-cell office:value-type="string">
                <text:p>14:50:44</text:p>
              </table:table-cell>
              <table:table-cell office:value-type="float" office:value="111182">
                <text:p>111182</text:p>
              </table:table-cell>
            </table:table-row>
            <table:table-row>
              <table:table-cell office:value-type="string">
                <text:p>14:50:45</text:p>
              </table:table-cell>
              <table:table-cell office:value-type="float" office:value="95882">
                <text:p>95882</text:p>
              </table:table-cell>
            </table:table-row>
            <table:table-row>
              <table:table-cell office:value-type="string">
                <text:p>14:50:46</text:p>
              </table:table-cell>
              <table:table-cell office:value-type="float" office:value="123486">
                <text:p>123486</text:p>
              </table:table-cell>
            </table:table-row>
            <table:table-row>
              <table:table-cell office:value-type="string">
                <text:p>14:50:47</text:p>
              </table:table-cell>
              <table:table-cell office:value-type="float" office:value="158604">
                <text:p>158604</text:p>
              </table:table-cell>
            </table:table-row>
            <table:table-row>
              <table:table-cell office:value-type="string">
                <text:p>14:50:48</text:p>
              </table:table-cell>
              <table:table-cell office:value-type="float" office:value="77354">
                <text:p>77354</text:p>
              </table:table-cell>
            </table:table-row>
            <table:table-row>
              <table:table-cell office:value-type="string">
                <text:p>14:50:49</text:p>
              </table:table-cell>
              <table:table-cell office:value-type="float" office:value="167715">
                <text:p>167715</text:p>
              </table:table-cell>
            </table:table-row>
            <table:table-row>
              <table:table-cell office:value-type="string">
                <text:p>14:50:50</text:p>
              </table:table-cell>
              <table:table-cell office:value-type="float" office:value="124824">
                <text:p>124824</text:p>
              </table:table-cell>
            </table:table-row>
            <table:table-row>
              <table:table-cell office:value-type="string">
                <text:p>14:50:51</text:p>
              </table:table-cell>
              <table:table-cell office:value-type="float" office:value="128319">
                <text:p>128319</text:p>
              </table:table-cell>
            </table:table-row>
            <table:table-row>
              <table:table-cell office:value-type="string">
                <text:p>14:50:52</text:p>
              </table:table-cell>
              <table:table-cell office:value-type="float" office:value="107788">
                <text:p>107788</text:p>
              </table:table-cell>
            </table:table-row>
            <table:table-row>
              <table:table-cell office:value-type="string">
                <text:p>14:50:53</text:p>
              </table:table-cell>
              <table:table-cell office:value-type="float" office:value="89046">
                <text:p>89046</text:p>
              </table:table-cell>
            </table:table-row>
            <table:table-row>
              <table:table-cell office:value-type="string">
                <text:p>14:50:54</text:p>
              </table:table-cell>
              <table:table-cell office:value-type="float" office:value="117988">
                <text:p>117988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154772">
                <text:p>154772</text:p>
              </table:table-cell>
            </table:table-row>
            <table:table-row>
              <table:table-cell office:value-type="string">
                <text:p>14:50:56</text:p>
              </table:table-cell>
              <table:table-cell office:value-type="float" office:value="136009">
                <text:p>136009</text:p>
              </table:table-cell>
            </table:table-row>
            <table:table-row>
              <table:table-cell office:value-type="string">
                <text:p>14:50:57</text:p>
              </table:table-cell>
              <table:table-cell office:value-type="float" office:value="161370">
                <text:p>161370</text:p>
              </table:table-cell>
            </table:table-row>
            <table:table-row>
              <table:table-cell office:value-type="string">
                <text:p>14:50:58</text:p>
              </table:table-cell>
              <table:table-cell office:value-type="float" office:value="143831">
                <text:p>143831</text:p>
              </table:table-cell>
            </table:table-row>
            <table:table-row>
              <table:table-cell office:value-type="string">
                <text:p>14:50:59</text:p>
              </table:table-cell>
              <table:table-cell office:value-type="float" office:value="125049">
                <text:p>125049</text:p>
              </table:table-cell>
            </table:table-row>
            <table:table-row>
              <table:table-cell office:value-type="string">
                <text:p>14:51:00</text:p>
              </table:table-cell>
              <table:table-cell office:value-type="float" office:value="142873">
                <text:p>142873</text:p>
              </table:table-cell>
            </table:table-row>
            <table:table-row>
              <table:table-cell office:value-type="string">
                <text:p>14:51:01</text:p>
              </table:table-cell>
              <table:table-cell office:value-type="float" office:value="165421">
                <text:p>165421</text:p>
              </table:table-cell>
            </table:table-row>
            <table:table-row>
              <table:table-cell office:value-type="string">
                <text:p>14:51:02</text:p>
              </table:table-cell>
              <table:table-cell office:value-type="float" office:value="203766">
                <text:p>203766</text:p>
              </table:table-cell>
            </table:table-row>
            <table:table-row>
              <table:table-cell office:value-type="string">
                <text:p>14:51:03</text:p>
              </table:table-cell>
              <table:table-cell office:value-type="float" office:value="98702">
                <text:p>98702</text:p>
              </table:table-cell>
            </table:table-row>
            <table:table-row>
              <table:table-cell office:value-type="string">
                <text:p>14:51:04</text:p>
              </table:table-cell>
              <table:table-cell office:value-type="float" office:value="124444">
                <text:p>124444</text:p>
              </table:table-cell>
            </table:table-row>
            <table:table-row>
              <table:table-cell office:value-type="string">
                <text:p>14:51:05</text:p>
              </table:table-cell>
              <table:table-cell office:value-type="float" office:value="153773">
                <text:p>153773</text:p>
              </table:table-cell>
            </table:table-row>
            <table:table-row>
              <table:table-cell office:value-type="string">
                <text:p>14:51:06</text:p>
              </table:table-cell>
              <table:table-cell office:value-type="float" office:value="177112">
                <text:p>177112</text:p>
              </table:table-cell>
            </table:table-row>
            <table:table-row>
              <table:table-cell office:value-type="string">
                <text:p>14:51:07</text:p>
              </table:table-cell>
              <table:table-cell office:value-type="float" office:value="193650">
                <text:p>193650</text:p>
              </table:table-cell>
            </table:table-row>
            <table:table-row>
              <table:table-cell office:value-type="string">
                <text:p>14:51:08</text:p>
              </table:table-cell>
              <table:table-cell office:value-type="float" office:value="133737">
                <text:p>133737</text:p>
              </table:table-cell>
            </table:table-row>
            <table:table-row>
              <table:table-cell office:value-type="string">
                <text:p>14:51:09</text:p>
              </table:table-cell>
              <table:table-cell office:value-type="float" office:value="210724">
                <text:p>210724</text:p>
              </table:table-cell>
            </table:table-row>
            <table:table-row>
              <table:table-cell office:value-type="string">
                <text:p>14:51:10</text:p>
              </table:table-cell>
              <table:table-cell office:value-type="float" office:value="124631">
                <text:p>124631</text:p>
              </table:table-cell>
            </table:table-row>
            <table:table-row>
              <table:table-cell office:value-type="string">
                <text:p>14:51:11</text:p>
              </table:table-cell>
              <table:table-cell office:value-type="float" office:value="201417">
                <text:p>201417</text:p>
              </table:table-cell>
            </table:table-row>
            <table:table-row>
              <table:table-cell office:value-type="string">
                <text:p>14:51:12</text:p>
              </table:table-cell>
              <table:table-cell office:value-type="float" office:value="139513">
                <text:p>139513</text:p>
              </table:table-cell>
            </table:table-row>
            <table:table-row>
              <table:table-cell office:value-type="string">
                <text:p>14:51:13</text:p>
              </table:table-cell>
              <table:table-cell office:value-type="float" office:value="94696">
                <text:p>94696</text:p>
              </table:table-cell>
            </table:table-row>
            <table:table-row>
              <table:table-cell office:value-type="string">
                <text:p>14:51:14</text:p>
              </table:table-cell>
              <table:table-cell office:value-type="float" office:value="89694">
                <text:p>89694</text:p>
              </table:table-cell>
            </table:table-row>
            <table:table-row>
              <table:table-cell office:value-type="string">
                <text:p>14:51:15</text:p>
              </table:table-cell>
              <table:table-cell office:value-type="float" office:value="142544">
                <text:p>142544</text:p>
              </table:table-cell>
            </table:table-row>
            <table:table-row>
              <table:table-cell office:value-type="string">
                <text:p>14:51:16</text:p>
              </table:table-cell>
              <table:table-cell office:value-type="float" office:value="180669">
                <text:p>180669</text:p>
              </table:table-cell>
            </table:table-row>
            <table:table-row>
              <table:table-cell office:value-type="string">
                <text:p>14:51:17</text:p>
              </table:table-cell>
              <table:table-cell office:value-type="float" office:value="142572">
                <text:p>142572</text:p>
              </table:table-cell>
            </table:table-row>
            <table:table-row>
              <table:table-cell office:value-type="string">
                <text:p>14:51:18</text:p>
              </table:table-cell>
              <table:table-cell office:value-type="float" office:value="144020">
                <text:p>144020</text:p>
              </table:table-cell>
            </table:table-row>
            <table:table-row>
              <table:table-cell office:value-type="string">
                <text:p>14:51:19</text:p>
              </table:table-cell>
              <table:table-cell office:value-type="float" office:value="156256">
                <text:p>156256</text:p>
              </table:table-cell>
            </table:table-row>
            <table:table-row>
              <table:table-cell office:value-type="string">
                <text:p>14:51:20</text:p>
              </table:table-cell>
              <table:table-cell office:value-type="float" office:value="108768">
                <text:p>108768</text:p>
              </table:table-cell>
            </table:table-row>
            <table:table-row>
              <table:table-cell office:value-type="string">
                <text:p>14:51:21</text:p>
              </table:table-cell>
              <table:table-cell office:value-type="float" office:value="164216">
                <text:p>164216</text:p>
              </table:table-cell>
            </table:table-row>
            <table:table-row>
              <table:table-cell office:value-type="string">
                <text:p>14:51:22</text:p>
              </table:table-cell>
              <table:table-cell office:value-type="float" office:value="145280">
                <text:p>145280</text:p>
              </table:table-cell>
            </table:table-row>
            <table:table-row>
              <table:table-cell office:value-type="string">
                <text:p>14:51:23</text:p>
              </table:table-cell>
              <table:table-cell office:value-type="float" office:value="136997">
                <text:p>136997</text:p>
              </table:table-cell>
            </table:table-row>
            <table:table-row>
              <table:table-cell office:value-type="string">
                <text:p>14:51:24</text:p>
              </table:table-cell>
              <table:table-cell office:value-type="float" office:value="113629">
                <text:p>113629</text:p>
              </table:table-cell>
            </table:table-row>
            <table:table-row>
              <table:table-cell office:value-type="string">
                <text:p>14:51:25</text:p>
              </table:table-cell>
              <table:table-cell office:value-type="float" office:value="132587">
                <text:p>132587</text:p>
              </table:table-cell>
            </table:table-row>
            <table:table-row>
              <table:table-cell office:value-type="string">
                <text:p>14:51:26</text:p>
              </table:table-cell>
              <table:table-cell office:value-type="float" office:value="125936">
                <text:p>125936</text:p>
              </table:table-cell>
            </table:table-row>
            <table:table-row>
              <table:table-cell office:value-type="string">
                <text:p>14:51:27</text:p>
              </table:table-cell>
              <table:table-cell office:value-type="float" office:value="165524">
                <text:p>165524</text:p>
              </table:table-cell>
            </table:table-row>
            <table:table-row>
              <table:table-cell office:value-type="string">
                <text:p>14:51:28</text:p>
              </table:table-cell>
              <table:table-cell office:value-type="float" office:value="91641">
                <text:p>91641</text:p>
              </table:table-cell>
            </table:table-row>
            <table:table-row>
              <table:table-cell office:value-type="string">
                <text:p>14:51:29</text:p>
              </table:table-cell>
              <table:table-cell office:value-type="float" office:value="121682">
                <text:p>121682</text:p>
              </table:table-cell>
            </table:table-row>
            <table:table-row>
              <table:table-cell office:value-type="string">
                <text:p>14:51:30</text:p>
              </table:table-cell>
              <table:table-cell office:value-type="float" office:value="262639">
                <text:p>262639</text:p>
              </table:table-cell>
            </table:table-row>
            <table:table-row>
              <table:table-cell office:value-type="string">
                <text:p>14:51:31</text:p>
              </table:table-cell>
              <table:table-cell office:value-type="float" office:value="180317">
                <text:p>180317</text:p>
              </table:table-cell>
            </table:table-row>
            <table:table-row>
              <table:table-cell office:value-type="string">
                <text:p>14:51:32</text:p>
              </table:table-cell>
              <table:table-cell office:value-type="float" office:value="125172">
                <text:p>125172</text:p>
              </table:table-cell>
            </table:table-row>
            <table:table-row>
              <table:table-cell office:value-type="string">
                <text:p>14:51:33</text:p>
              </table:table-cell>
              <table:table-cell office:value-type="float" office:value="128265">
                <text:p>128265</text:p>
              </table:table-cell>
            </table:table-row>
            <table:table-row>
              <table:table-cell office:value-type="string">
                <text:p>14:51:34</text:p>
              </table:table-cell>
              <table:table-cell office:value-type="float" office:value="110432">
                <text:p>110432</text:p>
              </table:table-cell>
            </table:table-row>
            <table:table-row>
              <table:table-cell office:value-type="string">
                <text:p>14:51:35</text:p>
              </table:table-cell>
              <table:table-cell office:value-type="float" office:value="134741">
                <text:p>134741</text:p>
              </table:table-cell>
            </table:table-row>
            <table:table-row>
              <table:table-cell office:value-type="string">
                <text:p>14:51:36</text:p>
              </table:table-cell>
              <table:table-cell office:value-type="float" office:value="181561">
                <text:p>181561</text:p>
              </table:table-cell>
            </table:table-row>
            <table:table-row>
              <table:table-cell office:value-type="string">
                <text:p>14:51:37</text:p>
              </table:table-cell>
              <table:table-cell office:value-type="float" office:value="133589">
                <text:p>133589</text:p>
              </table:table-cell>
            </table:table-row>
            <table:table-row>
              <table:table-cell office:value-type="string">
                <text:p>14:51:38</text:p>
              </table:table-cell>
              <table:table-cell office:value-type="float" office:value="162553">
                <text:p>162553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122974">
                <text:p>122974</text:p>
              </table:table-cell>
            </table:table-row>
            <table:table-row>
              <table:table-cell office:value-type="string">
                <text:p>14:51:40</text:p>
              </table:table-cell>
              <table:table-cell office:value-type="float" office:value="174371">
                <text:p>174371</text:p>
              </table:table-cell>
            </table:table-row>
            <table:table-row>
              <table:table-cell office:value-type="string">
                <text:p>14:51:41</text:p>
              </table:table-cell>
              <table:table-cell office:value-type="float" office:value="155302">
                <text:p>155302</text:p>
              </table:table-cell>
            </table:table-row>
            <table:table-row>
              <table:table-cell office:value-type="string">
                <text:p>14:51:42</text:p>
              </table:table-cell>
              <table:table-cell office:value-type="float" office:value="109085">
                <text:p>109085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124096">
                <text:p>124096</text:p>
              </table:table-cell>
            </table:table-row>
            <table:table-row>
              <table:table-cell office:value-type="string">
                <text:p>14:51:44</text:p>
              </table:table-cell>
              <table:table-cell office:value-type="float" office:value="107015">
                <text:p>107015</text:p>
              </table:table-cell>
            </table:table-row>
            <table:table-row>
              <table:table-cell office:value-type="string">
                <text:p>14:51:45</text:p>
              </table:table-cell>
              <table:table-cell office:value-type="float" office:value="172206">
                <text:p>172206</text:p>
              </table:table-cell>
            </table:table-row>
            <table:table-row>
              <table:table-cell office:value-type="string">
                <text:p>14:51:46</text:p>
              </table:table-cell>
              <table:table-cell office:value-type="float" office:value="116760">
                <text:p>116760</text:p>
              </table:table-cell>
            </table:table-row>
            <table:table-row>
              <table:table-cell office:value-type="string">
                <text:p>14:51:47</text:p>
              </table:table-cell>
              <table:table-cell office:value-type="float" office:value="144229">
                <text:p>144229</text:p>
              </table:table-cell>
            </table:table-row>
            <table:table-row>
              <table:table-cell office:value-type="string">
                <text:p>14:51:48</text:p>
              </table:table-cell>
              <table:table-cell office:value-type="float" office:value="195053">
                <text:p>195053</text:p>
              </table:table-cell>
            </table:table-row>
            <table:table-row>
              <table:table-cell office:value-type="string">
                <text:p>14:51:49</text:p>
              </table:table-cell>
              <table:table-cell office:value-type="float" office:value="136954">
                <text:p>136954</text:p>
              </table:table-cell>
            </table:table-row>
            <table:table-row>
              <table:table-cell office:value-type="string">
                <text:p>14:51:50</text:p>
              </table:table-cell>
              <table:table-cell office:value-type="float" office:value="114617">
                <text:p>114617</text:p>
              </table:table-cell>
            </table:table-row>
            <table:table-row>
              <table:table-cell office:value-type="string">
                <text:p>14:51:51</text:p>
              </table:table-cell>
              <table:table-cell office:value-type="float" office:value="125783">
                <text:p>125783</text:p>
              </table:table-cell>
            </table:table-row>
            <table:table-row>
              <table:table-cell office:value-type="string">
                <text:p>14:51:52</text:p>
              </table:table-cell>
              <table:table-cell office:value-type="float" office:value="138814">
                <text:p>138814</text:p>
              </table:table-cell>
            </table:table-row>
            <table:table-row>
              <table:table-cell office:value-type="string">
                <text:p>14:51:53</text:p>
              </table:table-cell>
              <table:table-cell office:value-type="float" office:value="145495">
                <text:p>145495</text:p>
              </table:table-cell>
            </table:table-row>
            <table:table-row>
              <table:table-cell office:value-type="string">
                <text:p>14:51:54</text:p>
              </table:table-cell>
              <table:table-cell office:value-type="float" office:value="125205">
                <text:p>125205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192787">
                <text:p>192787</text:p>
              </table:table-cell>
            </table:table-row>
            <table:table-row>
              <table:table-cell office:value-type="string">
                <text:p>14:51:56</text:p>
              </table:table-cell>
              <table:table-cell office:value-type="float" office:value="132684">
                <text:p>132684</text:p>
              </table:table-cell>
            </table:table-row>
            <table:table-row>
              <table:table-cell office:value-type="string">
                <text:p>14:51:57</text:p>
              </table:table-cell>
              <table:table-cell office:value-type="float" office:value="129537">
                <text:p>129537</text:p>
              </table:table-cell>
            </table:table-row>
            <table:table-row>
              <table:table-cell office:value-type="string">
                <text:p>14:51:58</text:p>
              </table:table-cell>
              <table:table-cell office:value-type="float" office:value="161752">
                <text:p>161752</text:p>
              </table:table-cell>
            </table:table-row>
            <table:table-row>
              <table:table-cell office:value-type="string">
                <text:p>14:51:59</text:p>
              </table:table-cell>
              <table:table-cell office:value-type="float" office:value="143215">
                <text:p>143215</text:p>
              </table:table-cell>
            </table:table-row>
            <table:table-row>
              <table:table-cell office:value-type="string">
                <text:p>14:52:00</text:p>
              </table:table-cell>
              <table:table-cell office:value-type="float" office:value="140911">
                <text:p>140911</text:p>
              </table:table-cell>
            </table:table-row>
            <table:table-row>
              <table:table-cell office:value-type="string">
                <text:p>14:52:01</text:p>
              </table:table-cell>
              <table:table-cell office:value-type="float" office:value="169317">
                <text:p>169317</text:p>
              </table:table-cell>
            </table:table-row>
            <table:table-row>
              <table:table-cell office:value-type="string">
                <text:p>14:52:02</text:p>
              </table:table-cell>
              <table:table-cell office:value-type="float" office:value="95043">
                <text:p>95043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128911">
                <text:p>128911</text:p>
              </table:table-cell>
            </table:table-row>
            <table:table-row>
              <table:table-cell office:value-type="string">
                <text:p>14:52:04</text:p>
              </table:table-cell>
              <table:table-cell office:value-type="float" office:value="132769">
                <text:p>132769</text:p>
              </table:table-cell>
            </table:table-row>
            <table:table-row>
              <table:table-cell office:value-type="string">
                <text:p>14:52:05</text:p>
              </table:table-cell>
              <table:table-cell office:value-type="float" office:value="247760">
                <text:p>247760</text:p>
              </table:table-cell>
            </table:table-row>
            <table:table-row>
              <table:table-cell office:value-type="string">
                <text:p>14:52:06</text:p>
              </table:table-cell>
              <table:table-cell office:value-type="float" office:value="113031">
                <text:p>113031</text:p>
              </table:table-cell>
            </table:table-row>
            <table:table-row>
              <table:table-cell office:value-type="string">
                <text:p>14:52:07</text:p>
              </table:table-cell>
              <table:table-cell office:value-type="float" office:value="112637">
                <text:p>112637</text:p>
              </table:table-cell>
            </table:table-row>
            <table:table-row>
              <table:table-cell office:value-type="string">
                <text:p>14:52:08</text:p>
              </table:table-cell>
              <table:table-cell office:value-type="float" office:value="89867">
                <text:p>89867</text:p>
              </table:table-cell>
            </table:table-row>
            <table:table-row>
              <table:table-cell office:value-type="string">
                <text:p>14:52:09</text:p>
              </table:table-cell>
              <table:table-cell office:value-type="float" office:value="112422">
                <text:p>112422</text:p>
              </table:table-cell>
            </table:table-row>
            <table:table-row>
              <table:table-cell office:value-type="string">
                <text:p>14:52:10</text:p>
              </table:table-cell>
              <table:table-cell office:value-type="float" office:value="200964">
                <text:p>200964</text:p>
              </table:table-cell>
            </table:table-row>
            <table:table-row>
              <table:table-cell office:value-type="string">
                <text:p>14:52:11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14:52:12</text:p>
              </table:table-cell>
              <table:table-cell office:value-type="float" office:value="133372">
                <text:p>133372</text:p>
              </table:table-cell>
            </table:table-row>
            <table:table-row>
              <table:table-cell office:value-type="string">
                <text:p>14:52:13</text:p>
              </table:table-cell>
              <table:table-cell office:value-type="float" office:value="145467">
                <text:p>145467</text:p>
              </table:table-cell>
            </table:table-row>
            <table:table-row>
              <table:table-cell office:value-type="string">
                <text:p>14:52:14</text:p>
              </table:table-cell>
              <table:table-cell office:value-type="float" office:value="185599">
                <text:p>185599</text:p>
              </table:table-cell>
            </table:table-row>
            <table:table-row>
              <table:table-cell office:value-type="string">
                <text:p>14:52:15</text:p>
              </table:table-cell>
              <table:table-cell office:value-type="float" office:value="124127">
                <text:p>124127</text:p>
              </table:table-cell>
            </table:table-row>
            <table:table-row>
              <table:table-cell office:value-type="string">
                <text:p>14:52:16</text:p>
              </table:table-cell>
              <table:table-cell office:value-type="float" office:value="222118">
                <text:p>222118</text:p>
              </table:table-cell>
            </table:table-row>
            <table:table-row>
              <table:table-cell office:value-type="string">
                <text:p>14:52:17</text:p>
              </table:table-cell>
              <table:table-cell office:value-type="float" office:value="121254">
                <text:p>121254</text:p>
              </table:table-cell>
            </table:table-row>
            <table:table-row>
              <table:table-cell office:value-type="string">
                <text:p>14:52:18</text:p>
              </table:table-cell>
              <table:table-cell office:value-type="float" office:value="152419">
                <text:p>152419</text:p>
              </table:table-cell>
            </table:table-row>
            <table:table-row>
              <table:table-cell office:value-type="string">
                <text:p>14:52:19</text:p>
              </table:table-cell>
              <table:table-cell office:value-type="float" office:value="176124">
                <text:p>176124</text:p>
              </table:table-cell>
            </table:table-row>
            <table:table-row>
              <table:table-cell office:value-type="string">
                <text:p>14:52:20</text:p>
              </table:table-cell>
              <table:table-cell office:value-type="float" office:value="140980">
                <text:p>140980</text:p>
              </table:table-cell>
            </table:table-row>
            <table:table-row>
              <table:table-cell office:value-type="string">
                <text:p>14:52:21</text:p>
              </table:table-cell>
              <table:table-cell office:value-type="float" office:value="155712">
                <text:p>155712</text:p>
              </table:table-cell>
            </table:table-row>
            <table:table-row>
              <table:table-cell office:value-type="string">
                <text:p>14:52:22</text:p>
              </table:table-cell>
              <table:table-cell office:value-type="float" office:value="133863">
                <text:p>133863</text:p>
              </table:table-cell>
            </table:table-row>
            <table:table-row>
              <table:table-cell office:value-type="string">
                <text:p>14:52:23</text:p>
              </table:table-cell>
              <table:table-cell office:value-type="float" office:value="128972">
                <text:p>128972</text:p>
              </table:table-cell>
            </table:table-row>
            <table:table-row>
              <table:table-cell office:value-type="string">
                <text:p>14:52:24</text:p>
              </table:table-cell>
              <table:table-cell office:value-type="float" office:value="158753">
                <text:p>158753</text:p>
              </table:table-cell>
            </table:table-row>
            <table:table-row>
              <table:table-cell office:value-type="string">
                <text:p>14:52:25</text:p>
              </table:table-cell>
              <table:table-cell office:value-type="float" office:value="174022">
                <text:p>174022</text:p>
              </table:table-cell>
            </table:table-row>
            <table:table-row>
              <table:table-cell office:value-type="string">
                <text:p>14:52:26</text:p>
              </table:table-cell>
              <table:table-cell office:value-type="float" office:value="177597">
                <text:p>177597</text:p>
              </table:table-cell>
            </table:table-row>
            <table:table-row>
              <table:table-cell office:value-type="string">
                <text:p>14:52:27</text:p>
              </table:table-cell>
              <table:table-cell office:value-type="float" office:value="145359">
                <text:p>145359</text:p>
              </table:table-cell>
            </table:table-row>
            <table:table-row>
              <table:table-cell office:value-type="string">
                <text:p>14:52:28</text:p>
              </table:table-cell>
              <table:table-cell office:value-type="float" office:value="184547">
                <text:p>184547</text:p>
              </table:table-cell>
            </table:table-row>
            <table:table-row>
              <table:table-cell office:value-type="string">
                <text:p>14:52:29</text:p>
              </table:table-cell>
              <table:table-cell office:value-type="float" office:value="164702">
                <text:p>164702</text:p>
              </table:table-cell>
            </table:table-row>
            <table:table-row>
              <table:table-cell office:value-type="string">
                <text:p>14:52:30</text:p>
              </table:table-cell>
              <table:table-cell office:value-type="float" office:value="199040">
                <text:p>199040</text:p>
              </table:table-cell>
            </table:table-row>
            <table:table-row>
              <table:table-cell office:value-type="string">
                <text:p>14:52:31</text:p>
              </table:table-cell>
              <table:table-cell office:value-type="float" office:value="146848">
                <text:p>146848</text:p>
              </table:table-cell>
            </table:table-row>
            <table:table-row>
              <table:table-cell office:value-type="string">
                <text:p>14:52:32</text:p>
              </table:table-cell>
              <table:table-cell office:value-type="float" office:value="137704">
                <text:p>137704</text:p>
              </table:table-cell>
            </table:table-row>
            <table:table-row>
              <table:table-cell office:value-type="string">
                <text:p>14:52:33</text:p>
              </table:table-cell>
              <table:table-cell office:value-type="float" office:value="155712">
                <text:p>155712</text:p>
              </table:table-cell>
            </table:table-row>
            <table:table-row>
              <table:table-cell office:value-type="string">
                <text:p>14:52:34</text:p>
              </table:table-cell>
              <table:table-cell office:value-type="float" office:value="140006">
                <text:p>140006</text:p>
              </table:table-cell>
            </table:table-row>
            <table:table-row>
              <table:table-cell office:value-type="string">
                <text:p>14:52:35</text:p>
              </table:table-cell>
              <table:table-cell office:value-type="float" office:value="158095">
                <text:p>158095</text:p>
              </table:table-cell>
            </table:table-row>
            <table:table-row>
              <table:table-cell office:value-type="string">
                <text:p>14:52:36</text:p>
              </table:table-cell>
              <table:table-cell office:value-type="float" office:value="151125">
                <text:p>151125</text:p>
              </table:table-cell>
            </table:table-row>
            <table:table-row>
              <table:table-cell office:value-type="string">
                <text:p>14:52:37</text:p>
              </table:table-cell>
              <table:table-cell office:value-type="float" office:value="152099">
                <text:p>152099</text:p>
              </table:table-cell>
            </table:table-row>
            <table:table-row>
              <table:table-cell office:value-type="string">
                <text:p>14:52:38</text:p>
              </table:table-cell>
              <table:table-cell office:value-type="float" office:value="131322">
                <text:p>131322</text:p>
              </table:table-cell>
            </table:table-row>
            <table:table-row>
              <table:table-cell office:value-type="string">
                <text:p>14:52:39</text:p>
              </table:table-cell>
              <table:table-cell office:value-type="float" office:value="145461">
                <text:p>145461</text:p>
              </table:table-cell>
            </table:table-row>
            <table:table-row>
              <table:table-cell office:value-type="string">
                <text:p>14:52:40</text:p>
              </table:table-cell>
              <table:table-cell office:value-type="float" office:value="183151">
                <text:p>183151</text:p>
              </table:table-cell>
            </table:table-row>
            <table:table-row>
              <table:table-cell office:value-type="string">
                <text:p>14:52:41</text:p>
              </table:table-cell>
              <table:table-cell office:value-type="float" office:value="151258">
                <text:p>151258</text:p>
              </table:table-cell>
            </table:table-row>
            <table:table-row>
              <table:table-cell office:value-type="string">
                <text:p>14:52:42</text:p>
              </table:table-cell>
              <table:table-cell office:value-type="float" office:value="137939">
                <text:p>137939</text:p>
              </table:table-cell>
            </table:table-row>
            <table:table-row>
              <table:table-cell office:value-type="string">
                <text:p>14:52:43</text:p>
              </table:table-cell>
              <table:table-cell office:value-type="float" office:value="166974">
                <text:p>166974</text:p>
              </table:table-cell>
            </table:table-row>
            <table:table-row>
              <table:table-cell office:value-type="string">
                <text:p>14:52:44</text:p>
              </table:table-cell>
              <table:table-cell office:value-type="float" office:value="172467">
                <text:p>172467</text:p>
              </table:table-cell>
            </table:table-row>
            <table:table-row>
              <table:table-cell office:value-type="string">
                <text:p>14:52:45</text:p>
              </table:table-cell>
              <table:table-cell office:value-type="float" office:value="133229">
                <text:p>133229</text:p>
              </table:table-cell>
            </table:table-row>
            <table:table-row>
              <table:table-cell office:value-type="string">
                <text:p>14:52:46</text:p>
              </table:table-cell>
              <table:table-cell office:value-type="float" office:value="167431">
                <text:p>167431</text:p>
              </table:table-cell>
            </table:table-row>
            <table:table-row>
              <table:table-cell office:value-type="string">
                <text:p>14:52:47</text:p>
              </table:table-cell>
              <table:table-cell office:value-type="float" office:value="148253">
                <text:p>148253</text:p>
              </table:table-cell>
            </table:table-row>
            <table:table-row>
              <table:table-cell office:value-type="string">
                <text:p>14:52:48</text:p>
              </table:table-cell>
              <table:table-cell office:value-type="float" office:value="145013">
                <text:p>145013</text:p>
              </table:table-cell>
            </table:table-row>
            <table:table-row>
              <table:table-cell office:value-type="string">
                <text:p>14:52:49</text:p>
              </table:table-cell>
              <table:table-cell office:value-type="float" office:value="144635">
                <text:p>144635</text:p>
              </table:table-cell>
            </table:table-row>
            <table:table-row>
              <table:table-cell office:value-type="string">
                <text:p>14:52:50</text:p>
              </table:table-cell>
              <table:table-cell office:value-type="float" office:value="155134">
                <text:p>155134</text:p>
              </table:table-cell>
            </table:table-row>
            <table:table-row>
              <table:table-cell office:value-type="string">
                <text:p>14:52:51</text:p>
              </table:table-cell>
              <table:table-cell office:value-type="float" office:value="163777">
                <text:p>163777</text:p>
              </table:table-cell>
            </table:table-row>
            <table:table-row>
              <table:table-cell office:value-type="string">
                <text:p>14:52:52</text:p>
              </table:table-cell>
              <table:table-cell office:value-type="float" office:value="149393">
                <text:p>149393</text:p>
              </table:table-cell>
            </table:table-row>
            <table:table-row>
              <table:table-cell office:value-type="string">
                <text:p>14:52:53</text:p>
              </table:table-cell>
              <table:table-cell office:value-type="float" office:value="138722">
                <text:p>138722</text:p>
              </table:table-cell>
            </table:table-row>
            <table:table-row>
              <table:table-cell office:value-type="string">
                <text:p>14:52:54</text:p>
              </table:table-cell>
              <table:table-cell office:value-type="float" office:value="183348">
                <text:p>183348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124687">
                <text:p>124687</text:p>
              </table:table-cell>
            </table:table-row>
            <table:table-row>
              <table:table-cell office:value-type="string">
                <text:p>14:52:56</text:p>
              </table:table-cell>
              <table:table-cell office:value-type="float" office:value="102307">
                <text:p>102307</text:p>
              </table:table-cell>
            </table:table-row>
            <table:table-row>
              <table:table-cell office:value-type="string">
                <text:p>14:52:57</text:p>
              </table:table-cell>
              <table:table-cell office:value-type="float" office:value="135646">
                <text:p>135646</text:p>
              </table:table-cell>
            </table:table-row>
            <table:table-row>
              <table:table-cell office:value-type="string">
                <text:p>14:52:58</text:p>
              </table:table-cell>
              <table:table-cell office:value-type="float" office:value="164617">
                <text:p>164617</text:p>
              </table:table-cell>
            </table:table-row>
            <table:table-row>
              <table:table-cell office:value-type="string">
                <text:p>14:52:59</text:p>
              </table:table-cell>
              <table:table-cell office:value-type="float" office:value="151304">
                <text:p>151304</text:p>
              </table:table-cell>
            </table:table-row>
            <table:table-row>
              <table:table-cell office:value-type="string">
                <text:p>14:53:00</text:p>
              </table:table-cell>
              <table:table-cell office:value-type="float" office:value="148500">
                <text:p>148500</text:p>
              </table:table-cell>
            </table:table-row>
            <table:table-row>
              <table:table-cell office:value-type="string">
                <text:p>14:53:01</text:p>
              </table:table-cell>
              <table:table-cell office:value-type="float" office:value="149877">
                <text:p>149877</text:p>
              </table:table-cell>
            </table:table-row>
            <table:table-row>
              <table:table-cell office:value-type="string">
                <text:p>14:53:02</text:p>
              </table:table-cell>
              <table:table-cell office:value-type="float" office:value="144529">
                <text:p>144529</text:p>
              </table:table-cell>
            </table:table-row>
            <table:table-row>
              <table:table-cell office:value-type="string">
                <text:p>14:53:03</text:p>
              </table:table-cell>
              <table:table-cell office:value-type="float" office:value="133222">
                <text:p>133222</text:p>
              </table:table-cell>
            </table:table-row>
            <table:table-row>
              <table:table-cell office:value-type="string">
                <text:p>14:53:04</text:p>
              </table:table-cell>
              <table:table-cell office:value-type="float" office:value="110187">
                <text:p>110187</text:p>
              </table:table-cell>
            </table:table-row>
            <table:table-row>
              <table:table-cell office:value-type="string">
                <text:p>14:53:05</text:p>
              </table:table-cell>
              <table:table-cell office:value-type="float" office:value="104919">
                <text:p>104919</text:p>
              </table:table-cell>
            </table:table-row>
            <table:table-row>
              <table:table-cell office:value-type="string">
                <text:p>14:53:06</text:p>
              </table:table-cell>
              <table:table-cell office:value-type="float" office:value="145010">
                <text:p>145010</text:p>
              </table:table-cell>
            </table:table-row>
            <table:table-row>
              <table:table-cell office:value-type="string">
                <text:p>14:53:07</text:p>
              </table:table-cell>
              <table:table-cell office:value-type="float" office:value="147792">
                <text:p>147792</text:p>
              </table:table-cell>
            </table:table-row>
            <table:table-row>
              <table:table-cell office:value-type="string">
                <text:p>14:53:08</text:p>
              </table:table-cell>
              <table:table-cell office:value-type="float" office:value="173036">
                <text:p>173036</text:p>
              </table:table-cell>
            </table:table-row>
            <table:table-row>
              <table:table-cell office:value-type="string">
                <text:p>14:53:09</text:p>
              </table:table-cell>
              <table:table-cell office:value-type="float" office:value="160006">
                <text:p>160006</text:p>
              </table:table-cell>
            </table:table-row>
            <table:table-row>
              <table:table-cell office:value-type="string">
                <text:p>14:53:10</text:p>
              </table:table-cell>
              <table:table-cell office:value-type="float" office:value="150248">
                <text:p>150248</text:p>
              </table:table-cell>
            </table:table-row>
            <table:table-row>
              <table:table-cell office:value-type="string">
                <text:p>14:53:11</text:p>
              </table:table-cell>
              <table:table-cell office:value-type="float" office:value="156455">
                <text:p>156455</text:p>
              </table:table-cell>
            </table:table-row>
            <table:table-row>
              <table:table-cell office:value-type="string">
                <text:p>14:53:12</text:p>
              </table:table-cell>
              <table:table-cell office:value-type="float" office:value="154103">
                <text:p>154103</text:p>
              </table:table-cell>
            </table:table-row>
            <table:table-row>
              <table:table-cell office:value-type="string">
                <text:p>14:53:13</text:p>
              </table:table-cell>
              <table:table-cell office:value-type="float" office:value="144027">
                <text:p>144027</text:p>
              </table:table-cell>
            </table:table-row>
            <table:table-row>
              <table:table-cell office:value-type="string">
                <text:p>14:53:14</text:p>
              </table:table-cell>
              <table:table-cell office:value-type="float" office:value="153711">
                <text:p>153711</text:p>
              </table:table-cell>
            </table:table-row>
            <table:table-row>
              <table:table-cell office:value-type="string">
                <text:p>14:53:15</text:p>
              </table:table-cell>
              <table:table-cell office:value-type="float" office:value="154452">
                <text:p>154452</text:p>
              </table:table-cell>
            </table:table-row>
            <table:table-row>
              <table:table-cell office:value-type="string">
                <text:p>14:53:16</text:p>
              </table:table-cell>
              <table:table-cell office:value-type="float" office:value="143448">
                <text:p>143448</text:p>
              </table:table-cell>
            </table:table-row>
            <table:table-row>
              <table:table-cell office:value-type="string">
                <text:p>14:53:17</text:p>
              </table:table-cell>
              <table:table-cell office:value-type="float" office:value="129467">
                <text:p>129467</text:p>
              </table:table-cell>
            </table:table-row>
            <table:table-row>
              <table:table-cell office:value-type="string">
                <text:p>14:53:18</text:p>
              </table:table-cell>
              <table:table-cell office:value-type="float" office:value="67445">
                <text:p>67445</text:p>
              </table:table-cell>
            </table:table-row>
            <table:table-row>
              <table:table-cell office:value-type="string">
                <text:p>14:53:19</text:p>
              </table:table-cell>
              <table:table-cell office:value-type="float" office:value="92478">
                <text:p>92478</text:p>
              </table:table-cell>
            </table:table-row>
            <table:table-row>
              <table:table-cell office:value-type="string">
                <text:p>14:53:20</text:p>
              </table:table-cell>
              <table:table-cell office:value-type="float" office:value="113173">
                <text:p>113173</text:p>
              </table:table-cell>
            </table:table-row>
            <table:table-row>
              <table:table-cell office:value-type="string">
                <text:p>14:53:21</text:p>
              </table:table-cell>
              <table:table-cell office:value-type="float" office:value="161510">
                <text:p>161510</text:p>
              </table:table-cell>
            </table:table-row>
            <table:table-row>
              <table:table-cell office:value-type="string">
                <text:p>14:53:22</text:p>
              </table:table-cell>
              <table:table-cell office:value-type="float" office:value="166045">
                <text:p>166045</text:p>
              </table:table-cell>
            </table:table-row>
            <table:table-row>
              <table:table-cell office:value-type="string">
                <text:p>14:53:23</text:p>
              </table:table-cell>
              <table:table-cell office:value-type="float" office:value="126747">
                <text:p>126747</text:p>
              </table:table-cell>
            </table:table-row>
            <table:table-row>
              <table:table-cell office:value-type="string">
                <text:p>14:53:24</text:p>
              </table:table-cell>
              <table:table-cell office:value-type="float" office:value="160914">
                <text:p>160914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151012">
                <text:p>151012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127589">
                <text:p>127589</text:p>
              </table:table-cell>
            </table:table-row>
            <table:table-row>
              <table:table-cell office:value-type="string">
                <text:p>14:53:27</text:p>
              </table:table-cell>
              <table:table-cell office:value-type="float" office:value="184154">
                <text:p>184154</text:p>
              </table:table-cell>
            </table:table-row>
            <table:table-row>
              <table:table-cell office:value-type="string">
                <text:p>14:53:28</text:p>
              </table:table-cell>
              <table:table-cell office:value-type="float" office:value="142014">
                <text:p>142014</text:p>
              </table:table-cell>
            </table:table-row>
            <table:table-row>
              <table:table-cell office:value-type="string">
                <text:p>14:53:29</text:p>
              </table:table-cell>
              <table:table-cell office:value-type="float" office:value="137451">
                <text:p>137451</text:p>
              </table:table-cell>
            </table:table-row>
            <table:table-row>
              <table:table-cell office:value-type="string">
                <text:p>14:53:30</text:p>
              </table:table-cell>
              <table:table-cell office:value-type="float" office:value="171752">
                <text:p>171752</text:p>
              </table:table-cell>
            </table:table-row>
            <table:table-row>
              <table:table-cell office:value-type="string">
                <text:p>14:53:31</text:p>
              </table:table-cell>
              <table:table-cell office:value-type="float" office:value="153696">
                <text:p>153696</text:p>
              </table:table-cell>
            </table:table-row>
            <table:table-row>
              <table:table-cell office:value-type="string">
                <text:p>14:53:32</text:p>
              </table:table-cell>
              <table:table-cell office:value-type="float" office:value="144048">
                <text:p>144048</text:p>
              </table:table-cell>
            </table:table-row>
            <table:table-row>
              <table:table-cell office:value-type="string">
                <text:p>14:53:33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14:53:34</text:p>
              </table:table-cell>
              <table:table-cell office:value-type="float" office:value="148655">
                <text:p>148655</text:p>
              </table:table-cell>
            </table:table-row>
            <table:table-row>
              <table:table-cell office:value-type="string">
                <text:p>14:53:35</text:p>
              </table:table-cell>
              <table:table-cell office:value-type="float" office:value="159863">
                <text:p>159863</text:p>
              </table:table-cell>
            </table:table-row>
            <table:table-row>
              <table:table-cell office:value-type="string">
                <text:p>14:53:36</text:p>
              </table:table-cell>
              <table:table-cell office:value-type="float" office:value="176385">
                <text:p>176385</text:p>
              </table:table-cell>
            </table:table-row>
            <table:table-row>
              <table:table-cell office:value-type="string">
                <text:p>14:53:37</text:p>
              </table:table-cell>
              <table:table-cell office:value-type="float" office:value="166519">
                <text:p>166519</text:p>
              </table:table-cell>
            </table:table-row>
            <table:table-row>
              <table:table-cell office:value-type="string">
                <text:p>14:53:38</text:p>
              </table:table-cell>
              <table:table-cell office:value-type="float" office:value="136355">
                <text:p>136355</text:p>
              </table:table-cell>
            </table:table-row>
            <table:table-row>
              <table:table-cell office:value-type="string">
                <text:p>14:53:39</text:p>
              </table:table-cell>
              <table:table-cell office:value-type="float" office:value="143327">
                <text:p>143327</text:p>
              </table:table-cell>
            </table:table-row>
            <table:table-row>
              <table:table-cell office:value-type="string">
                <text:p>14:53:40</text:p>
              </table:table-cell>
              <table:table-cell office:value-type="float" office:value="146805">
                <text:p>146805</text:p>
              </table:table-cell>
            </table:table-row>
            <table:table-row>
              <table:table-cell office:value-type="string">
                <text:p>14:53:41</text:p>
              </table:table-cell>
              <table:table-cell office:value-type="float" office:value="136929">
                <text:p>136929</text:p>
              </table:table-cell>
            </table:table-row>
            <table:table-row>
              <table:table-cell office:value-type="string">
                <text:p>14:53:42</text:p>
              </table:table-cell>
              <table:table-cell office:value-type="float" office:value="172664">
                <text:p>172664</text:p>
              </table:table-cell>
            </table:table-row>
            <table:table-row>
              <table:table-cell office:value-type="string">
                <text:p>14:53:43</text:p>
              </table:table-cell>
              <table:table-cell office:value-type="float" office:value="133912">
                <text:p>133912</text:p>
              </table:table-cell>
            </table:table-row>
            <table:table-row>
              <table:table-cell office:value-type="string">
                <text:p>14:53:44</text:p>
              </table:table-cell>
              <table:table-cell office:value-type="float" office:value="175691">
                <text:p>175691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135149">
                <text:p>135149</text:p>
              </table:table-cell>
            </table:table-row>
            <table:table-row>
              <table:table-cell office:value-type="string">
                <text:p>14:53:46</text:p>
              </table:table-cell>
              <table:table-cell office:value-type="float" office:value="160661">
                <text:p>160661</text:p>
              </table:table-cell>
            </table:table-row>
            <table:table-row>
              <table:table-cell office:value-type="string">
                <text:p>14:53:47</text:p>
              </table:table-cell>
              <table:table-cell office:value-type="float" office:value="154857">
                <text:p>154857</text:p>
              </table:table-cell>
            </table:table-row>
            <table:table-row>
              <table:table-cell office:value-type="string">
                <text:p>14:53:48</text:p>
              </table:table-cell>
              <table:table-cell office:value-type="float" office:value="165886">
                <text:p>165886</text:p>
              </table:table-cell>
            </table:table-row>
            <table:table-row>
              <table:table-cell office:value-type="string">
                <text:p>14:53:49</text:p>
              </table:table-cell>
              <table:table-cell office:value-type="float" office:value="155623">
                <text:p>155623</text:p>
              </table:table-cell>
            </table:table-row>
            <table:table-row>
              <table:table-cell office:value-type="string">
                <text:p>14:53:50</text:p>
              </table:table-cell>
              <table:table-cell office:value-type="float" office:value="158438">
                <text:p>158438</text:p>
              </table:table-cell>
            </table:table-row>
            <table:table-row>
              <table:table-cell office:value-type="string">
                <text:p>14:53:51</text:p>
              </table:table-cell>
              <table:table-cell office:value-type="float" office:value="155649">
                <text:p>155649</text:p>
              </table:table-cell>
            </table:table-row>
            <table:table-row>
              <table:table-cell office:value-type="string">
                <text:p>14:53:52</text:p>
              </table:table-cell>
              <table:table-cell office:value-type="float" office:value="161636">
                <text:p>161636</text:p>
              </table:table-cell>
            </table:table-row>
            <table:table-row>
              <table:table-cell office:value-type="string">
                <text:p>14:53:53</text:p>
              </table:table-cell>
              <table:table-cell office:value-type="float" office:value="145912">
                <text:p>145912</text:p>
              </table:table-cell>
            </table:table-row>
            <table:table-row>
              <table:table-cell office:value-type="string">
                <text:p>14:53:54</text:p>
              </table:table-cell>
              <table:table-cell office:value-type="float" office:value="173724">
                <text:p>173724</text:p>
              </table:table-cell>
            </table:table-row>
            <table:table-row>
              <table:table-cell office:value-type="string">
                <text:p>14:53:55</text:p>
              </table:table-cell>
              <table:table-cell office:value-type="float" office:value="182847">
                <text:p>182847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14:53:57</text:p>
              </table:table-cell>
              <table:table-cell office:value-type="float" office:value="157272">
                <text:p>157272</text:p>
              </table:table-cell>
            </table:table-row>
            <table:table-row>
              <table:table-cell office:value-type="string">
                <text:p>14:53:58</text:p>
              </table:table-cell>
              <table:table-cell office:value-type="float" office:value="155084">
                <text:p>155084</text:p>
              </table:table-cell>
            </table:table-row>
            <table:table-row>
              <table:table-cell office:value-type="string">
                <text:p>14:53:59</text:p>
              </table:table-cell>
              <table:table-cell office:value-type="float" office:value="151206">
                <text:p>151206</text:p>
              </table:table-cell>
            </table:table-row>
            <table:table-row>
              <table:table-cell office:value-type="string">
                <text:p>14:54:00</text:p>
              </table:table-cell>
              <table:table-cell office:value-type="float" office:value="163145">
                <text:p>163145</text:p>
              </table:table-cell>
            </table:table-row>
            <table:table-row>
              <table:table-cell office:value-type="string">
                <text:p>14:54:01</text:p>
              </table:table-cell>
              <table:table-cell office:value-type="float" office:value="154844">
                <text:p>154844</text:p>
              </table:table-cell>
            </table:table-row>
            <table:table-row>
              <table:table-cell office:value-type="string">
                <text:p>14:54:02</text:p>
              </table:table-cell>
              <table:table-cell office:value-type="float" office:value="147801">
                <text:p>147801</text:p>
              </table:table-cell>
            </table:table-row>
            <table:table-row>
              <table:table-cell office:value-type="string">
                <text:p>14:54:03</text:p>
              </table:table-cell>
              <table:table-cell office:value-type="float" office:value="143878">
                <text:p>143878</text:p>
              </table:table-cell>
            </table:table-row>
            <table:table-row>
              <table:table-cell office:value-type="string">
                <text:p>14:54:04</text:p>
              </table:table-cell>
              <table:table-cell office:value-type="float" office:value="148866">
                <text:p>148866</text:p>
              </table:table-cell>
            </table:table-row>
            <table:table-row>
              <table:table-cell office:value-type="string">
                <text:p>14:54:05</text:p>
              </table:table-cell>
              <table:table-cell office:value-type="float" office:value="137278">
                <text:p>137278</text:p>
              </table:table-cell>
            </table:table-row>
            <table:table-row>
              <table:table-cell office:value-type="string">
                <text:p>14:54:06</text:p>
              </table:table-cell>
              <table:table-cell office:value-type="float" office:value="132307">
                <text:p>132307</text:p>
              </table:table-cell>
            </table:table-row>
            <table:table-row>
              <table:table-cell office:value-type="string">
                <text:p>14:54:07</text:p>
              </table:table-cell>
              <table:table-cell office:value-type="float" office:value="119789">
                <text:p>119789</text:p>
              </table:table-cell>
            </table:table-row>
            <table:table-row>
              <table:table-cell office:value-type="string">
                <text:p>14:54:08</text:p>
              </table:table-cell>
              <table:table-cell office:value-type="float" office:value="83291">
                <text:p>83291</text:p>
              </table:table-cell>
            </table:table-row>
            <table:table-row>
              <table:table-cell office:value-type="string">
                <text:p>14:54:09</text:p>
              </table:table-cell>
              <table:table-cell office:value-type="float" office:value="52398">
                <text:p>52398</text:p>
              </table:table-cell>
            </table:table-row>
            <table:table-row>
              <table:table-cell office:value-type="string">
                <text:p>14:54:10</text:p>
              </table:table-cell>
              <table:table-cell office:value-type="float" office:value="89877">
                <text:p>89877</text:p>
              </table:table-cell>
            </table:table-row>
            <table:table-row>
              <table:table-cell office:value-type="string">
                <text:p>14:54:11</text:p>
              </table:table-cell>
              <table:table-cell office:value-type="float" office:value="182294">
                <text:p>182294</text:p>
              </table:table-cell>
            </table:table-row>
            <table:table-row>
              <table:table-cell office:value-type="string">
                <text:p>14:54:12</text:p>
              </table:table-cell>
              <table:table-cell office:value-type="float" office:value="110229">
                <text:p>110229</text:p>
              </table:table-cell>
            </table:table-row>
            <table:table-row>
              <table:table-cell office:value-type="string">
                <text:p>14:54:13</text:p>
              </table:table-cell>
              <table:table-cell office:value-type="float" office:value="233639">
                <text:p>233639</text:p>
              </table:table-cell>
            </table:table-row>
            <table:table-row>
              <table:table-cell office:value-type="string">
                <text:p>14:54:14</text:p>
              </table:table-cell>
              <table:table-cell office:value-type="float" office:value="140147">
                <text:p>140147</text:p>
              </table:table-cell>
            </table:table-row>
            <table:table-row>
              <table:table-cell office:value-type="string">
                <text:p>14:54:15</text:p>
              </table:table-cell>
              <table:table-cell office:value-type="float" office:value="126044">
                <text:p>126044</text:p>
              </table:table-cell>
            </table:table-row>
            <table:table-row>
              <table:table-cell office:value-type="string">
                <text:p>14:54:16</text:p>
              </table:table-cell>
              <table:table-cell office:value-type="float" office:value="170914">
                <text:p>170914</text:p>
              </table:table-cell>
            </table:table-row>
            <table:table-row>
              <table:table-cell office:value-type="string">
                <text:p>14:54:17</text:p>
              </table:table-cell>
              <table:table-cell office:value-type="float" office:value="142041">
                <text:p>142041</text:p>
              </table:table-cell>
            </table:table-row>
            <table:table-row>
              <table:table-cell office:value-type="string">
                <text:p>14:54:18</text:p>
              </table:table-cell>
              <table:table-cell office:value-type="float" office:value="109384">
                <text:p>109384</text:p>
              </table:table-cell>
            </table:table-row>
            <table:table-row>
              <table:table-cell office:value-type="string">
                <text:p>14:54:19</text:p>
              </table:table-cell>
              <table:table-cell office:value-type="float" office:value="109982">
                <text:p>109982</text:p>
              </table:table-cell>
            </table:table-row>
            <table:table-row>
              <table:table-cell office:value-type="string">
                <text:p>14:54:20</text:p>
              </table:table-cell>
              <table:table-cell office:value-type="float" office:value="163632">
                <text:p>163632</text:p>
              </table:table-cell>
            </table:table-row>
            <table:table-row>
              <table:table-cell office:value-type="string">
                <text:p>14:54:21</text:p>
              </table:table-cell>
              <table:table-cell office:value-type="float" office:value="139857">
                <text:p>139857</text:p>
              </table:table-cell>
            </table:table-row>
            <table:table-row>
              <table:table-cell office:value-type="string">
                <text:p>14:54:22</text:p>
              </table:table-cell>
              <table:table-cell office:value-type="float" office:value="174023">
                <text:p>174023</text:p>
              </table:table-cell>
            </table:table-row>
            <table:table-row>
              <table:table-cell office:value-type="string">
                <text:p>14:54:23</text:p>
              </table:table-cell>
              <table:table-cell office:value-type="float" office:value="142819">
                <text:p>142819</text:p>
              </table:table-cell>
            </table:table-row>
            <table:table-row>
              <table:table-cell office:value-type="string">
                <text:p>14:54:24</text:p>
              </table:table-cell>
              <table:table-cell office:value-type="float" office:value="129372">
                <text:p>129372</text:p>
              </table:table-cell>
            </table:table-row>
            <table:table-row>
              <table:table-cell office:value-type="string">
                <text:p>14:54:25</text:p>
              </table:table-cell>
              <table:table-cell office:value-type="float" office:value="245070">
                <text:p>245070</text:p>
              </table:table-cell>
            </table:table-row>
            <table:table-row>
              <table:table-cell office:value-type="string">
                <text:p>14:54:26</text:p>
              </table:table-cell>
              <table:table-cell office:value-type="float" office:value="157036">
                <text:p>157036</text:p>
              </table:table-cell>
            </table:table-row>
            <table:table-row>
              <table:table-cell office:value-type="string">
                <text:p>14:54:27</text:p>
              </table:table-cell>
              <table:table-cell office:value-type="float" office:value="148938">
                <text:p>148938</text:p>
              </table:table-cell>
            </table:table-row>
            <table:table-row>
              <table:table-cell office:value-type="string">
                <text:p>14:54:28</text:p>
              </table:table-cell>
              <table:table-cell office:value-type="float" office:value="184706">
                <text:p>184706</text:p>
              </table:table-cell>
            </table:table-row>
            <table:table-row>
              <table:table-cell office:value-type="string">
                <text:p>14:54:29</text:p>
              </table:table-cell>
              <table:table-cell office:value-type="float" office:value="103354">
                <text:p>103354</text:p>
              </table:table-cell>
            </table:table-row>
            <table:table-row>
              <table:table-cell office:value-type="string">
                <text:p>14:54:30</text:p>
              </table:table-cell>
              <table:table-cell office:value-type="float" office:value="140196">
                <text:p>140196</text:p>
              </table:table-cell>
            </table:table-row>
            <table:table-row>
              <table:table-cell office:value-type="string">
                <text:p>14:54:31</text:p>
              </table:table-cell>
              <table:table-cell office:value-type="float" office:value="116374">
                <text:p>116374</text:p>
              </table:table-cell>
            </table:table-row>
            <table:table-row>
              <table:table-cell office:value-type="string">
                <text:p>14:54:32</text:p>
              </table:table-cell>
              <table:table-cell office:value-type="float" office:value="120159">
                <text:p>120159</text:p>
              </table:table-cell>
            </table:table-row>
            <table:table-row>
              <table:table-cell office:value-type="string">
                <text:p>14:54:33</text:p>
              </table:table-cell>
              <table:table-cell office:value-type="float" office:value="156730">
                <text:p>156730</text:p>
              </table:table-cell>
            </table:table-row>
            <table:table-row>
              <table:table-cell office:value-type="string">
                <text:p>14:54:34</text:p>
              </table:table-cell>
              <table:table-cell office:value-type="float" office:value="142454">
                <text:p>142454</text:p>
              </table:table-cell>
            </table:table-row>
            <table:table-row>
              <table:table-cell office:value-type="string">
                <text:p>14:54:35</text:p>
              </table:table-cell>
              <table:table-cell office:value-type="float" office:value="155896">
                <text:p>155896</text:p>
              </table:table-cell>
            </table:table-row>
            <table:table-row>
              <table:table-cell office:value-type="string">
                <text:p>14:54:36</text:p>
              </table:table-cell>
              <table:table-cell office:value-type="float" office:value="115586">
                <text:p>115586</text:p>
              </table:table-cell>
            </table:table-row>
            <table:table-row>
              <table:table-cell office:value-type="string">
                <text:p>14:54:37</text:p>
              </table:table-cell>
              <table:table-cell office:value-type="float" office:value="165314">
                <text:p>165314</text:p>
              </table:table-cell>
            </table:table-row>
            <table:table-row>
              <table:table-cell office:value-type="string">
                <text:p>14:54:38</text:p>
              </table:table-cell>
              <table:table-cell office:value-type="float" office:value="153411">
                <text:p>153411</text:p>
              </table:table-cell>
            </table:table-row>
            <table:table-row>
              <table:table-cell office:value-type="string">
                <text:p>14:54:39</text:p>
              </table:table-cell>
              <table:table-cell office:value-type="float" office:value="156984">
                <text:p>156984</text:p>
              </table:table-cell>
            </table:table-row>
            <table:table-row>
              <table:table-cell office:value-type="string">
                <text:p>14:54:40</text:p>
              </table:table-cell>
              <table:table-cell office:value-type="float" office:value="133573">
                <text:p>133573</text:p>
              </table:table-cell>
            </table:table-row>
            <table:table-row>
              <table:table-cell office:value-type="string">
                <text:p>14:54:41</text:p>
              </table:table-cell>
              <table:table-cell office:value-type="float" office:value="105653">
                <text:p>105653</text:p>
              </table:table-cell>
            </table:table-row>
            <table:table-row>
              <table:table-cell office:value-type="string">
                <text:p>14:54:42</text:p>
              </table:table-cell>
              <table:table-cell office:value-type="float" office:value="102588">
                <text:p>102588</text:p>
              </table:table-cell>
            </table:table-row>
            <table:table-row>
              <table:table-cell office:value-type="string">
                <text:p>14:54:43</text:p>
              </table:table-cell>
              <table:table-cell office:value-type="float" office:value="106830">
                <text:p>106830</text:p>
              </table:table-cell>
            </table:table-row>
            <table:table-row>
              <table:table-cell office:value-type="string">
                <text:p>14:54:44</text:p>
              </table:table-cell>
              <table:table-cell office:value-type="float" office:value="172165">
                <text:p>172165</text:p>
              </table:table-cell>
            </table:table-row>
            <table:table-row>
              <table:table-cell office:value-type="string">
                <text:p>14:54:45</text:p>
              </table:table-cell>
              <table:table-cell office:value-type="float" office:value="107189">
                <text:p>107189</text:p>
              </table:table-cell>
            </table:table-row>
            <table:table-row>
              <table:table-cell office:value-type="string">
                <text:p>14:54:46</text:p>
              </table:table-cell>
              <table:table-cell office:value-type="float" office:value="115745">
                <text:p>115745</text:p>
              </table:table-cell>
            </table:table-row>
            <table:table-row>
              <table:table-cell office:value-type="string">
                <text:p>14:54:47</text:p>
              </table:table-cell>
              <table:table-cell office:value-type="float" office:value="68506">
                <text:p>68506</text:p>
              </table:table-cell>
            </table:table-row>
            <table:table-row>
              <table:table-cell office:value-type="string">
                <text:p>14:54:48</text:p>
              </table:table-cell>
              <table:table-cell office:value-type="float" office:value="62205">
                <text:p>62205</text:p>
              </table:table-cell>
            </table:table-row>
            <table:table-row>
              <table:table-cell office:value-type="string">
                <text:p>14:54:49</text:p>
              </table:table-cell>
              <table:table-cell office:value-type="float" office:value="126561">
                <text:p>126561</text:p>
              </table:table-cell>
            </table:table-row>
            <table:table-row>
              <table:table-cell office:value-type="string">
                <text:p>14:54:50</text:p>
              </table:table-cell>
              <table:table-cell office:value-type="float" office:value="120051">
                <text:p>120051</text:p>
              </table:table-cell>
            </table:table-row>
            <table:table-row>
              <table:table-cell office:value-type="string">
                <text:p>14:54:51</text:p>
              </table:table-cell>
              <table:table-cell office:value-type="float" office:value="138517">
                <text:p>138517</text:p>
              </table:table-cell>
            </table:table-row>
            <table:table-row>
              <table:table-cell office:value-type="string">
                <text:p>14:54:52</text:p>
              </table:table-cell>
              <table:table-cell office:value-type="float" office:value="137022">
                <text:p>137022</text:p>
              </table:table-cell>
            </table:table-row>
            <table:table-row>
              <table:table-cell office:value-type="string">
                <text:p>14:54:53</text:p>
              </table:table-cell>
              <table:table-cell office:value-type="float" office:value="145133">
                <text:p>145133</text:p>
              </table:table-cell>
            </table:table-row>
            <table:table-row>
              <table:table-cell office:value-type="string">
                <text:p>14:54:54</text:p>
              </table:table-cell>
              <table:table-cell office:value-type="float" office:value="147877">
                <text:p>147877</text:p>
              </table:table-cell>
            </table:table-row>
            <table:table-row>
              <table:table-cell office:value-type="string">
                <text:p>14:54:55</text:p>
              </table:table-cell>
              <table:table-cell office:value-type="float" office:value="97027">
                <text:p>97027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120127">
                <text:p>120127</text:p>
              </table:table-cell>
            </table:table-row>
            <table:table-row>
              <table:table-cell office:value-type="string">
                <text:p>14:54:57</text:p>
              </table:table-cell>
              <table:table-cell office:value-type="float" office:value="106079">
                <text:p>106079</text:p>
              </table:table-cell>
            </table:table-row>
            <table:table-row>
              <table:table-cell office:value-type="string">
                <text:p>14:54:58</text:p>
              </table:table-cell>
              <table:table-cell office:value-type="float" office:value="188777">
                <text:p>188777</text:p>
              </table:table-cell>
            </table:table-row>
            <table:table-row>
              <table:table-cell office:value-type="string">
                <text:p>14:54:59</text:p>
              </table:table-cell>
              <table:table-cell office:value-type="float" office:value="172460">
                <text:p>172460</text:p>
              </table:table-cell>
            </table:table-row>
            <table:table-row>
              <table:table-cell office:value-type="string">
                <text:p>14:55:00</text:p>
              </table:table-cell>
              <table:table-cell office:value-type="float" office:value="157745">
                <text:p>157745</text:p>
              </table:table-cell>
            </table:table-row>
            <table:table-row>
              <table:table-cell office:value-type="string">
                <text:p>14:55:01</text:p>
              </table:table-cell>
              <table:table-cell office:value-type="float" office:value="163495">
                <text:p>163495</text:p>
              </table:table-cell>
            </table:table-row>
            <table:table-row>
              <table:table-cell office:value-type="string">
                <text:p>14:55:02</text:p>
              </table:table-cell>
              <table:table-cell office:value-type="float" office:value="147999">
                <text:p>147999</text:p>
              </table:table-cell>
            </table:table-row>
            <table:table-row>
              <table:table-cell office:value-type="string">
                <text:p>14:55:03</text:p>
              </table:table-cell>
              <table:table-cell office:value-type="float" office:value="155574">
                <text:p>155574</text:p>
              </table:table-cell>
            </table:table-row>
            <table:table-row>
              <table:table-cell office:value-type="string">
                <text:p>14:55:04</text:p>
              </table:table-cell>
              <table:table-cell office:value-type="float" office:value="133418">
                <text:p>133418</text:p>
              </table:table-cell>
            </table:table-row>
            <table:table-row>
              <table:table-cell office:value-type="string">
                <text:p>14:55:05</text:p>
              </table:table-cell>
              <table:table-cell office:value-type="float" office:value="164250">
                <text:p>164250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175748">
                <text:p>175748</text:p>
              </table:table-cell>
            </table:table-row>
            <table:table-row>
              <table:table-cell office:value-type="string">
                <text:p>14:55:07</text:p>
              </table:table-cell>
              <table:table-cell office:value-type="float" office:value="131154">
                <text:p>131154</text:p>
              </table:table-cell>
            </table:table-row>
            <table:table-row>
              <table:table-cell office:value-type="string">
                <text:p>14:55:08</text:p>
              </table:table-cell>
              <table:table-cell office:value-type="float" office:value="142820">
                <text:p>142820</text:p>
              </table:table-cell>
            </table:table-row>
            <table:table-row>
              <table:table-cell office:value-type="string">
                <text:p>14:55:09</text:p>
              </table:table-cell>
              <table:table-cell office:value-type="float" office:value="175893">
                <text:p>175893</text:p>
              </table:table-cell>
            </table:table-row>
            <table:table-row>
              <table:table-cell office:value-type="string">
                <text:p>14:55:10</text:p>
              </table:table-cell>
              <table:table-cell office:value-type="float" office:value="153280">
                <text:p>153280</text:p>
              </table:table-cell>
            </table:table-row>
            <table:table-row>
              <table:table-cell office:value-type="string">
                <text:p>14:55:11</text:p>
              </table:table-cell>
              <table:table-cell office:value-type="float" office:value="161554">
                <text:p>161554</text:p>
              </table:table-cell>
            </table:table-row>
            <table:table-row>
              <table:table-cell office:value-type="string">
                <text:p>14:55:12</text:p>
              </table:table-cell>
              <table:table-cell office:value-type="float" office:value="159481">
                <text:p>159481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145872">
                <text:p>145872</text:p>
              </table:table-cell>
            </table:table-row>
            <table:table-row>
              <table:table-cell office:value-type="string">
                <text:p>14:55:14</text:p>
              </table:table-cell>
              <table:table-cell office:value-type="float" office:value="148399">
                <text:p>148399</text:p>
              </table:table-cell>
            </table:table-row>
            <table:table-row>
              <table:table-cell office:value-type="string">
                <text:p>14:55:15</text:p>
              </table:table-cell>
              <table:table-cell office:value-type="float" office:value="166300">
                <text:p>166300</text:p>
              </table:table-cell>
            </table:table-row>
            <table:table-row>
              <table:table-cell office:value-type="string">
                <text:p>14:55:16</text:p>
              </table:table-cell>
              <table:table-cell office:value-type="float" office:value="135719">
                <text:p>135719</text:p>
              </table:table-cell>
            </table:table-row>
            <table:table-row>
              <table:table-cell office:value-type="string">
                <text:p>14:55:17</text:p>
              </table:table-cell>
              <table:table-cell office:value-type="float" office:value="125367">
                <text:p>125367</text:p>
              </table:table-cell>
            </table:table-row>
            <table:table-row>
              <table:table-cell office:value-type="string">
                <text:p>14:55:18</text:p>
              </table:table-cell>
              <table:table-cell office:value-type="float" office:value="104094">
                <text:p>104094</text:p>
              </table:table-cell>
            </table:table-row>
            <table:table-row>
              <table:table-cell office:value-type="string">
                <text:p>14:55:19</text:p>
              </table:table-cell>
              <table:table-cell office:value-type="float" office:value="96125">
                <text:p>96125</text:p>
              </table:table-cell>
            </table:table-row>
            <table:table-row>
              <table:table-cell office:value-type="string">
                <text:p>14:55:20</text:p>
              </table:table-cell>
              <table:table-cell office:value-type="float" office:value="147467">
                <text:p>147467</text:p>
              </table:table-cell>
            </table:table-row>
            <table:table-row>
              <table:table-cell office:value-type="string">
                <text:p>14:55:21</text:p>
              </table:table-cell>
              <table:table-cell office:value-type="float" office:value="150575">
                <text:p>150575</text:p>
              </table:table-cell>
            </table:table-row>
            <table:table-row>
              <table:table-cell office:value-type="string">
                <text:p>14:55:22</text:p>
              </table:table-cell>
              <table:table-cell office:value-type="float" office:value="148400">
                <text:p>148400</text:p>
              </table:table-cell>
            </table:table-row>
            <table:table-row>
              <table:table-cell office:value-type="string">
                <text:p>14:55:23</text:p>
              </table:table-cell>
              <table:table-cell office:value-type="float" office:value="153311">
                <text:p>153311</text:p>
              </table:table-cell>
            </table:table-row>
            <table:table-row>
              <table:table-cell office:value-type="string">
                <text:p>14:55:24</text:p>
              </table:table-cell>
              <table:table-cell office:value-type="float" office:value="163421">
                <text:p>163421</text:p>
              </table:table-cell>
            </table:table-row>
            <table:table-row>
              <table:table-cell office:value-type="string">
                <text:p>14:55:25</text:p>
              </table:table-cell>
              <table:table-cell office:value-type="float" office:value="150194">
                <text:p>150194</text:p>
              </table:table-cell>
            </table:table-row>
            <table:table-row>
              <table:table-cell office:value-type="string">
                <text:p>14:55:26</text:p>
              </table:table-cell>
              <table:table-cell office:value-type="float" office:value="175633">
                <text:p>175633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147121">
                <text:p>147121</text:p>
              </table:table-cell>
            </table:table-row>
            <table:table-row>
              <table:table-cell office:value-type="string">
                <text:p>14:55:28</text:p>
              </table:table-cell>
              <table:table-cell office:value-type="float" office:value="158768">
                <text:p>158768</text:p>
              </table:table-cell>
            </table:table-row>
            <table:table-row>
              <table:table-cell office:value-type="string">
                <text:p>14:55:29</text:p>
              </table:table-cell>
              <table:table-cell office:value-type="float" office:value="165466">
                <text:p>165466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181639">
                <text:p>181639</text:p>
              </table:table-cell>
            </table:table-row>
            <table:table-row>
              <table:table-cell office:value-type="string">
                <text:p>14:55:31</text:p>
              </table:table-cell>
              <table:table-cell office:value-type="float" office:value="122025">
                <text:p>122025</text:p>
              </table:table-cell>
            </table:table-row>
            <table:table-row>
              <table:table-cell office:value-type="string">
                <text:p>14:55:32</text:p>
              </table:table-cell>
              <table:table-cell office:value-type="float" office:value="111901">
                <text:p>111901</text:p>
              </table:table-cell>
            </table:table-row>
            <table:table-row>
              <table:table-cell office:value-type="string">
                <text:p>14:55:33</text:p>
              </table:table-cell>
              <table:table-cell office:value-type="float" office:value="114006">
                <text:p>114006</text:p>
              </table:table-cell>
            </table:table-row>
            <table:table-row>
              <table:table-cell office:value-type="string">
                <text:p>14:55:34</text:p>
              </table:table-cell>
              <table:table-cell office:value-type="float" office:value="121135">
                <text:p>121135</text:p>
              </table:table-cell>
            </table:table-row>
            <table:table-row>
              <table:table-cell office:value-type="string">
                <text:p>14:55:35</text:p>
              </table:table-cell>
              <table:table-cell office:value-type="float" office:value="111938">
                <text:p>111938</text:p>
              </table:table-cell>
            </table:table-row>
            <table:table-row>
              <table:table-cell office:value-type="string">
                <text:p>14:55:36</text:p>
              </table:table-cell>
              <table:table-cell office:value-type="float" office:value="121043">
                <text:p>121043</text:p>
              </table:table-cell>
            </table:table-row>
            <table:table-row>
              <table:table-cell office:value-type="string">
                <text:p>14:55:37</text:p>
              </table:table-cell>
              <table:table-cell office:value-type="float" office:value="141246">
                <text:p>141246</text:p>
              </table:table-cell>
            </table:table-row>
            <table:table-row>
              <table:table-cell office:value-type="string">
                <text:p>14:55:38</text:p>
              </table:table-cell>
              <table:table-cell office:value-type="float" office:value="142847">
                <text:p>142847</text:p>
              </table:table-cell>
            </table:table-row>
            <table:table-row>
              <table:table-cell office:value-type="string">
                <text:p>14:55:39</text:p>
              </table:table-cell>
              <table:table-cell office:value-type="float" office:value="184729">
                <text:p>184729</text:p>
              </table:table-cell>
            </table:table-row>
            <table:table-row>
              <table:table-cell office:value-type="string">
                <text:p>14:55:40</text:p>
              </table:table-cell>
              <table:table-cell office:value-type="float" office:value="124198">
                <text:p>124198</text:p>
              </table:table-cell>
            </table:table-row>
            <table:table-row>
              <table:table-cell office:value-type="string">
                <text:p>14:55:41</text:p>
              </table:table-cell>
              <table:table-cell office:value-type="float" office:value="113851">
                <text:p>113851</text:p>
              </table:table-cell>
            </table:table-row>
            <table:table-row>
              <table:table-cell office:value-type="string">
                <text:p>14:55:42</text:p>
              </table:table-cell>
              <table:table-cell office:value-type="float" office:value="144104">
                <text:p>144104</text:p>
              </table:table-cell>
            </table:table-row>
            <table:table-row>
              <table:table-cell office:value-type="string">
                <text:p>14:55:43</text:p>
              </table:table-cell>
              <table:table-cell office:value-type="float" office:value="159590">
                <text:p>159590</text:p>
              </table:table-cell>
            </table:table-row>
            <table:table-row>
              <table:table-cell office:value-type="string">
                <text:p>14:55:44</text:p>
              </table:table-cell>
              <table:table-cell office:value-type="float" office:value="147715">
                <text:p>147715</text:p>
              </table:table-cell>
            </table:table-row>
            <table:table-row>
              <table:table-cell office:value-type="string">
                <text:p>14:55:45</text:p>
              </table:table-cell>
              <table:table-cell office:value-type="float" office:value="141555">
                <text:p>141555</text:p>
              </table:table-cell>
            </table:table-row>
            <table:table-row>
              <table:table-cell office:value-type="string">
                <text:p>14:55:46</text:p>
              </table:table-cell>
              <table:table-cell office:value-type="float" office:value="136968">
                <text:p>136968</text:p>
              </table:table-cell>
            </table:table-row>
            <table:table-row>
              <table:table-cell office:value-type="string">
                <text:p>14:55:47</text:p>
              </table:table-cell>
              <table:table-cell office:value-type="float" office:value="170895">
                <text:p>170895</text:p>
              </table:table-cell>
            </table:table-row>
            <table:table-row>
              <table:table-cell office:value-type="string">
                <text:p>14:55:48</text:p>
              </table:table-cell>
              <table:table-cell office:value-type="float" office:value="134930">
                <text:p>134930</text:p>
              </table:table-cell>
            </table:table-row>
            <table:table-row>
              <table:table-cell office:value-type="string">
                <text:p>14:55:49</text:p>
              </table:table-cell>
              <table:table-cell office:value-type="float" office:value="167569">
                <text:p>167569</text:p>
              </table:table-cell>
            </table:table-row>
            <table:table-row>
              <table:table-cell office:value-type="string">
                <text:p>14:55:50</text:p>
              </table:table-cell>
              <table:table-cell office:value-type="float" office:value="152207">
                <text:p>152207</text:p>
              </table:table-cell>
            </table:table-row>
            <table:table-row>
              <table:table-cell office:value-type="string">
                <text:p>14:55:51</text:p>
              </table:table-cell>
              <table:table-cell office:value-type="float" office:value="157632">
                <text:p>157632</text:p>
              </table:table-cell>
            </table:table-row>
            <table:table-row>
              <table:table-cell office:value-type="string">
                <text:p>14:55:52</text:p>
              </table:table-cell>
              <table:table-cell office:value-type="float" office:value="149783">
                <text:p>149783</text:p>
              </table:table-cell>
            </table:table-row>
            <table:table-row>
              <table:table-cell office:value-type="string">
                <text:p>14:55:53</text:p>
              </table:table-cell>
              <table:table-cell office:value-type="float" office:value="173346">
                <text:p>173346</text:p>
              </table:table-cell>
            </table:table-row>
            <table:table-row>
              <table:table-cell office:value-type="string">
                <text:p>14:55:54</text:p>
              </table:table-cell>
              <table:table-cell office:value-type="float" office:value="175970">
                <text:p>175970</text:p>
              </table:table-cell>
            </table:table-row>
            <table:table-row>
              <table:table-cell office:value-type="string">
                <text:p>14:55:55</text:p>
              </table:table-cell>
              <table:table-cell office:value-type="float" office:value="158591">
                <text:p>158591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157714">
                <text:p>157714</text:p>
              </table:table-cell>
            </table:table-row>
            <table:table-row>
              <table:table-cell office:value-type="string">
                <text:p>14:55:57</text:p>
              </table:table-cell>
              <table:table-cell office:value-type="float" office:value="149069">
                <text:p>149069</text:p>
              </table:table-cell>
            </table:table-row>
            <table:table-row>
              <table:table-cell office:value-type="string">
                <text:p>14:55:58</text:p>
              </table:table-cell>
              <table:table-cell office:value-type="float" office:value="152084">
                <text:p>152084</text:p>
              </table:table-cell>
            </table:table-row>
            <table:table-row>
              <table:table-cell office:value-type="string">
                <text:p>14:55:59</text:p>
              </table:table-cell>
              <table:table-cell office:value-type="float" office:value="145737">
                <text:p>145737</text:p>
              </table:table-cell>
            </table:table-row>
            <table:table-row>
              <table:table-cell office:value-type="string">
                <text:p>14:56:00</text:p>
              </table:table-cell>
              <table:table-cell office:value-type="float" office:value="136164">
                <text:p>136164</text:p>
              </table:table-cell>
            </table:table-row>
            <table:table-row>
              <table:table-cell office:value-type="string">
                <text:p>14:56:01</text:p>
              </table:table-cell>
              <table:table-cell office:value-type="float" office:value="132880">
                <text:p>132880</text:p>
              </table:table-cell>
            </table:table-row>
            <table:table-row>
              <table:table-cell office:value-type="string">
                <text:p>14:56:02</text:p>
              </table:table-cell>
              <table:table-cell office:value-type="float" office:value="163907">
                <text:p>163907</text:p>
              </table:table-cell>
            </table:table-row>
            <table:table-row>
              <table:table-cell office:value-type="string">
                <text:p>14:56:03</text:p>
              </table:table-cell>
              <table:table-cell office:value-type="float" office:value="98585">
                <text:p>98585</text:p>
              </table:table-cell>
            </table:table-row>
            <table:table-row>
              <table:table-cell office:value-type="string">
                <text:p>14:56:04</text:p>
              </table:table-cell>
              <table:table-cell office:value-type="float" office:value="143145">
                <text:p>143145</text:p>
              </table:table-cell>
            </table:table-row>
            <table:table-row>
              <table:table-cell office:value-type="string">
                <text:p>14:56:05</text:p>
              </table:table-cell>
              <table:table-cell office:value-type="float" office:value="135680">
                <text:p>135680</text:p>
              </table:table-cell>
            </table:table-row>
            <table:table-row>
              <table:table-cell office:value-type="string">
                <text:p>14:56:06</text:p>
              </table:table-cell>
              <table:table-cell office:value-type="float" office:value="108196">
                <text:p>108196</text:p>
              </table:table-cell>
            </table:table-row>
            <table:table-row>
              <table:table-cell office:value-type="string">
                <text:p>14:56:07</text:p>
              </table:table-cell>
              <table:table-cell office:value-type="float" office:value="159779">
                <text:p>159779</text:p>
              </table:table-cell>
            </table:table-row>
            <table:table-row>
              <table:table-cell office:value-type="string">
                <text:p>14:56:08</text:p>
              </table:table-cell>
              <table:table-cell office:value-type="float" office:value="153700">
                <text:p>153700</text:p>
              </table:table-cell>
            </table:table-row>
            <table:table-row>
              <table:table-cell office:value-type="string">
                <text:p>14:56:09</text:p>
              </table:table-cell>
              <table:table-cell office:value-type="float" office:value="107173">
                <text:p>107173</text:p>
              </table:table-cell>
            </table:table-row>
            <table:table-row>
              <table:table-cell office:value-type="string">
                <text:p>14:56:10</text:p>
              </table:table-cell>
              <table:table-cell office:value-type="float" office:value="97862">
                <text:p>97862</text:p>
              </table:table-cell>
            </table:table-row>
            <table:table-row>
              <table:table-cell office:value-type="string">
                <text:p>14:56:11</text:p>
              </table:table-cell>
              <table:table-cell office:value-type="float" office:value="130948">
                <text:p>130948</text:p>
              </table:table-cell>
            </table:table-row>
            <table:table-row>
              <table:table-cell office:value-type="string">
                <text:p>14:56:12</text:p>
              </table:table-cell>
              <table:table-cell office:value-type="float" office:value="143129">
                <text:p>143129</text:p>
              </table:table-cell>
            </table:table-row>
            <table:table-row>
              <table:table-cell office:value-type="string">
                <text:p>14:56:13</text:p>
              </table:table-cell>
              <table:table-cell office:value-type="float" office:value="132594">
                <text:p>132594</text:p>
              </table:table-cell>
            </table:table-row>
            <table:table-row>
              <table:table-cell office:value-type="string">
                <text:p>14:56:14</text:p>
              </table:table-cell>
              <table:table-cell office:value-type="float" office:value="236159">
                <text:p>236159</text:p>
              </table:table-cell>
            </table:table-row>
            <table:table-row>
              <table:table-cell office:value-type="string">
                <text:p>14:56:15</text:p>
              </table:table-cell>
              <table:table-cell office:value-type="float" office:value="160468">
                <text:p>160468</text:p>
              </table:table-cell>
            </table:table-row>
            <table:table-row>
              <table:table-cell office:value-type="string">
                <text:p>14:56:16</text:p>
              </table:table-cell>
              <table:table-cell office:value-type="float" office:value="92508">
                <text:p>92508</text:p>
              </table:table-cell>
            </table:table-row>
            <table:table-row>
              <table:table-cell office:value-type="string">
                <text:p>14:56:17</text:p>
              </table:table-cell>
              <table:table-cell office:value-type="float" office:value="153318">
                <text:p>153318</text:p>
              </table:table-cell>
            </table:table-row>
            <table:table-row>
              <table:table-cell office:value-type="string">
                <text:p>14:56:18</text:p>
              </table:table-cell>
              <table:table-cell office:value-type="float" office:value="121955">
                <text:p>121955</text:p>
              </table:table-cell>
            </table:table-row>
            <table:table-row>
              <table:table-cell office:value-type="string">
                <text:p>14:56:19</text:p>
              </table:table-cell>
              <table:table-cell office:value-type="float" office:value="108372">
                <text:p>108372</text:p>
              </table:table-cell>
            </table:table-row>
            <table:table-row>
              <table:table-cell office:value-type="string">
                <text:p>14:56:20</text:p>
              </table:table-cell>
              <table:table-cell office:value-type="float" office:value="135763">
                <text:p>135763</text:p>
              </table:table-cell>
            </table:table-row>
            <table:table-row>
              <table:table-cell office:value-type="string">
                <text:p>14:56:21</text:p>
              </table:table-cell>
              <table:table-cell office:value-type="float" office:value="119458">
                <text:p>119458</text:p>
              </table:table-cell>
            </table:table-row>
            <table:table-row>
              <table:table-cell office:value-type="string">
                <text:p>14:56:22</text:p>
              </table:table-cell>
              <table:table-cell office:value-type="float" office:value="127459">
                <text:p>127459</text:p>
              </table:table-cell>
            </table:table-row>
            <table:table-row>
              <table:table-cell office:value-type="string">
                <text:p>14:56:23</text:p>
              </table:table-cell>
              <table:table-cell office:value-type="float" office:value="126930">
                <text:p>126930</text:p>
              </table:table-cell>
            </table:table-row>
            <table:table-row>
              <table:table-cell office:value-type="string">
                <text:p>14:56:24</text:p>
              </table:table-cell>
              <table:table-cell office:value-type="float" office:value="157425">
                <text:p>157425</text:p>
              </table:table-cell>
            </table:table-row>
            <table:table-row>
              <table:table-cell office:value-type="string">
                <text:p>14:56:25</text:p>
              </table:table-cell>
              <table:table-cell office:value-type="float" office:value="143111">
                <text:p>143111</text:p>
              </table:table-cell>
            </table:table-row>
            <table:table-row>
              <table:table-cell office:value-type="string">
                <text:p>14:56:26</text:p>
              </table:table-cell>
              <table:table-cell office:value-type="float" office:value="144424">
                <text:p>144424</text:p>
              </table:table-cell>
            </table:table-row>
            <table:table-row>
              <table:table-cell office:value-type="string">
                <text:p>14:56:27</text:p>
              </table:table-cell>
              <table:table-cell office:value-type="float" office:value="155474">
                <text:p>155474</text:p>
              </table:table-cell>
            </table:table-row>
            <table:table-row>
              <table:table-cell office:value-type="string">
                <text:p>14:56:28</text:p>
              </table:table-cell>
              <table:table-cell office:value-type="float" office:value="130966">
                <text:p>130966</text:p>
              </table:table-cell>
            </table:table-row>
            <table:table-row>
              <table:table-cell office:value-type="string">
                <text:p>14:56:29</text:p>
              </table:table-cell>
              <table:table-cell office:value-type="float" office:value="113421">
                <text:p>113421</text:p>
              </table:table-cell>
            </table:table-row>
            <table:table-row>
              <table:table-cell office:value-type="string">
                <text:p>14:56:30</text:p>
              </table:table-cell>
              <table:table-cell office:value-type="float" office:value="125325">
                <text:p>125325</text:p>
              </table:table-cell>
            </table:table-row>
            <table:table-row>
              <table:table-cell office:value-type="string">
                <text:p>14:56:31</text:p>
              </table:table-cell>
              <table:table-cell office:value-type="float" office:value="128430">
                <text:p>128430</text:p>
              </table:table-cell>
            </table:table-row>
            <table:table-row>
              <table:table-cell office:value-type="string">
                <text:p>14:56:32</text:p>
              </table:table-cell>
              <table:table-cell office:value-type="float" office:value="144433">
                <text:p>144433</text:p>
              </table:table-cell>
            </table:table-row>
            <table:table-row>
              <table:table-cell office:value-type="string">
                <text:p>14:56:33</text:p>
              </table:table-cell>
              <table:table-cell office:value-type="float" office:value="167095">
                <text:p>167095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162741">
                <text:p>162741</text:p>
              </table:table-cell>
            </table:table-row>
            <table:table-row>
              <table:table-cell office:value-type="string">
                <text:p>14:56:35</text:p>
              </table:table-cell>
              <table:table-cell office:value-type="float" office:value="158886">
                <text:p>158886</text:p>
              </table:table-cell>
            </table:table-row>
            <table:table-row>
              <table:table-cell office:value-type="string">
                <text:p>14:56:36</text:p>
              </table:table-cell>
              <table:table-cell office:value-type="float" office:value="164515">
                <text:p>164515</text:p>
              </table:table-cell>
            </table:table-row>
            <table:table-row>
              <table:table-cell office:value-type="string">
                <text:p>14:56:37</text:p>
              </table:table-cell>
              <table:table-cell office:value-type="float" office:value="139949">
                <text:p>139949</text:p>
              </table:table-cell>
            </table:table-row>
            <table:table-row>
              <table:table-cell office:value-type="string">
                <text:p>14:56:38</text:p>
              </table:table-cell>
              <table:table-cell office:value-type="float" office:value="169774">
                <text:p>169774</text:p>
              </table:table-cell>
            </table:table-row>
            <table:table-row>
              <table:table-cell office:value-type="string">
                <text:p>14:56:39</text:p>
              </table:table-cell>
              <table:table-cell office:value-type="float" office:value="150280">
                <text:p>150280</text:p>
              </table:table-cell>
            </table:table-row>
            <table:table-row>
              <table:table-cell office:value-type="string">
                <text:p>14:56:40</text:p>
              </table:table-cell>
              <table:table-cell office:value-type="float" office:value="133243">
                <text:p>133243</text:p>
              </table:table-cell>
            </table:table-row>
            <table:table-row>
              <table:table-cell office:value-type="string">
                <text:p>14:56:41</text:p>
              </table:table-cell>
              <table:table-cell office:value-type="float" office:value="154338">
                <text:p>154338</text:p>
              </table:table-cell>
            </table:table-row>
            <table:table-row>
              <table:table-cell office:value-type="string">
                <text:p>14:56:42</text:p>
              </table:table-cell>
              <table:table-cell office:value-type="float" office:value="146799">
                <text:p>146799</text:p>
              </table:table-cell>
            </table:table-row>
            <table:table-row>
              <table:table-cell office:value-type="string">
                <text:p>14:56:43</text:p>
              </table:table-cell>
              <table:table-cell office:value-type="float" office:value="138385">
                <text:p>138385</text:p>
              </table:table-cell>
            </table:table-row>
            <table:table-row>
              <table:table-cell office:value-type="string">
                <text:p>14:56:44</text:p>
              </table:table-cell>
              <table:table-cell office:value-type="float" office:value="175301">
                <text:p>175301</text:p>
              </table:table-cell>
            </table:table-row>
            <table:table-row>
              <table:table-cell office:value-type="string">
                <text:p>14:56:45</text:p>
              </table:table-cell>
              <table:table-cell office:value-type="float" office:value="169053">
                <text:p>169053</text:p>
              </table:table-cell>
            </table:table-row>
            <table:table-row>
              <table:table-cell office:value-type="string">
                <text:p>14:56:46</text:p>
              </table:table-cell>
              <table:table-cell office:value-type="float" office:value="114583">
                <text:p>114583</text:p>
              </table:table-cell>
            </table:table-row>
            <table:table-row>
              <table:table-cell office:value-type="string">
                <text:p>14:56:47</text:p>
              </table:table-cell>
              <table:table-cell office:value-type="float" office:value="150041">
                <text:p>150041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128466">
                <text:p>128466</text:p>
              </table:table-cell>
            </table:table-row>
            <table:table-row>
              <table:table-cell office:value-type="string">
                <text:p>14:56:49</text:p>
              </table:table-cell>
              <table:table-cell office:value-type="float" office:value="122846">
                <text:p>122846</text:p>
              </table:table-cell>
            </table:table-row>
            <table:table-row>
              <table:table-cell office:value-type="string">
                <text:p>14:56:50</text:p>
              </table:table-cell>
              <table:table-cell office:value-type="float" office:value="99223">
                <text:p>99223</text:p>
              </table:table-cell>
            </table:table-row>
            <table:table-row>
              <table:table-cell office:value-type="string">
                <text:p>14:56:51</text:p>
              </table:table-cell>
              <table:table-cell office:value-type="float" office:value="149737">
                <text:p>149737</text:p>
              </table:table-cell>
            </table:table-row>
            <table:table-row>
              <table:table-cell office:value-type="string">
                <text:p>14:56:52</text:p>
              </table:table-cell>
              <table:table-cell office:value-type="float" office:value="166180">
                <text:p>166180</text:p>
              </table:table-cell>
            </table:table-row>
            <table:table-row>
              <table:table-cell office:value-type="string">
                <text:p>14:56:53</text:p>
              </table:table-cell>
              <table:table-cell office:value-type="float" office:value="163380">
                <text:p>163380</text:p>
              </table:table-cell>
            </table:table-row>
            <table:table-row>
              <table:table-cell office:value-type="string">
                <text:p>14:56:54</text:p>
              </table:table-cell>
              <table:table-cell office:value-type="float" office:value="136863">
                <text:p>136863</text:p>
              </table:table-cell>
            </table:table-row>
            <table:table-row>
              <table:table-cell office:value-type="string">
                <text:p>14:56:55</text:p>
              </table:table-cell>
              <table:table-cell office:value-type="float" office:value="144663">
                <text:p>144663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157174">
                <text:p>157174</text:p>
              </table:table-cell>
            </table:table-row>
            <table:table-row>
              <table:table-cell office:value-type="string">
                <text:p>14:56:57</text:p>
              </table:table-cell>
              <table:table-cell office:value-type="float" office:value="152551">
                <text:p>152551</text:p>
              </table:table-cell>
            </table:table-row>
            <table:table-row>
              <table:table-cell office:value-type="string">
                <text:p>14:56:58</text:p>
              </table:table-cell>
              <table:table-cell office:value-type="float" office:value="161340">
                <text:p>161340</text:p>
              </table:table-cell>
            </table:table-row>
            <table:table-row>
              <table:table-cell office:value-type="string">
                <text:p>14:56:59</text:p>
              </table:table-cell>
              <table:table-cell office:value-type="float" office:value="143651">
                <text:p>143651</text:p>
              </table:table-cell>
            </table:table-row>
            <table:table-row>
              <table:table-cell office:value-type="string">
                <text:p>14:57:00</text:p>
              </table:table-cell>
              <table:table-cell office:value-type="float" office:value="143738">
                <text:p>143738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141724">
                <text:p>141724</text:p>
              </table:table-cell>
            </table:table-row>
            <table:table-row>
              <table:table-cell office:value-type="string">
                <text:p>14:57:02</text:p>
              </table:table-cell>
              <table:table-cell office:value-type="float" office:value="156773">
                <text:p>156773</text:p>
              </table:table-cell>
            </table:table-row>
            <table:table-row>
              <table:table-cell office:value-type="string">
                <text:p>14:57:03</text:p>
              </table:table-cell>
              <table:table-cell office:value-type="float" office:value="147280">
                <text:p>147280</text:p>
              </table:table-cell>
            </table:table-row>
            <table:table-row>
              <table:table-cell office:value-type="string">
                <text:p>14:57:04</text:p>
              </table:table-cell>
              <table:table-cell office:value-type="float" office:value="154410">
                <text:p>154410</text:p>
              </table:table-cell>
            </table:table-row>
            <table:table-row>
              <table:table-cell office:value-type="string">
                <text:p>14:57:05</text:p>
              </table:table-cell>
              <table:table-cell office:value-type="float" office:value="159694">
                <text:p>159694</text:p>
              </table:table-cell>
            </table:table-row>
            <table:table-row>
              <table:table-cell office:value-type="string">
                <text:p>14:57:06</text:p>
              </table:table-cell>
              <table:table-cell office:value-type="float" office:value="201597">
                <text:p>201597</text:p>
              </table:table-cell>
            </table:table-row>
            <table:table-row>
              <table:table-cell office:value-type="string">
                <text:p>14:57:07</text:p>
              </table:table-cell>
              <table:table-cell office:value-type="float" office:value="151843">
                <text:p>151843</text:p>
              </table:table-cell>
            </table:table-row>
            <table:table-row>
              <table:table-cell office:value-type="string">
                <text:p>14:57:08</text:p>
              </table:table-cell>
              <table:table-cell office:value-type="float" office:value="144567">
                <text:p>144567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143300">
                <text:p>143300</text:p>
              </table:table-cell>
            </table:table-row>
            <table:table-row>
              <table:table-cell office:value-type="string">
                <text:p>14:57:10</text:p>
              </table:table-cell>
              <table:table-cell office:value-type="float" office:value="131433">
                <text:p>131433</text:p>
              </table:table-cell>
            </table:table-row>
            <table:table-row>
              <table:table-cell office:value-type="string">
                <text:p>14:57:11</text:p>
              </table:table-cell>
              <table:table-cell office:value-type="float" office:value="128309">
                <text:p>128309</text:p>
              </table:table-cell>
            </table:table-row>
            <table:table-row>
              <table:table-cell office:value-type="string">
                <text:p>14:57:12</text:p>
              </table:table-cell>
              <table:table-cell office:value-type="float" office:value="164516">
                <text:p>164516</text:p>
              </table:table-cell>
            </table:table-row>
            <table:table-row>
              <table:table-cell office:value-type="string">
                <text:p>14:57:13</text:p>
              </table:table-cell>
              <table:table-cell office:value-type="float" office:value="166704">
                <text:p>166704</text:p>
              </table:table-cell>
            </table:table-row>
            <table:table-row>
              <table:table-cell office:value-type="string">
                <text:p>14:57:14</text:p>
              </table:table-cell>
              <table:table-cell office:value-type="float" office:value="150336">
                <text:p>150336</text:p>
              </table:table-cell>
            </table:table-row>
            <table:table-row>
              <table:table-cell office:value-type="string">
                <text:p>14:57:15</text:p>
              </table:table-cell>
              <table:table-cell office:value-type="float" office:value="133619">
                <text:p>133619</text:p>
              </table:table-cell>
            </table:table-row>
            <table:table-row>
              <table:table-cell office:value-type="string">
                <text:p>14:57:16</text:p>
              </table:table-cell>
              <table:table-cell office:value-type="float" office:value="154904">
                <text:p>154904</text:p>
              </table:table-cell>
            </table:table-row>
            <table:table-row>
              <table:table-cell office:value-type="string">
                <text:p>14:57:17</text:p>
              </table:table-cell>
              <table:table-cell office:value-type="float" office:value="105166">
                <text:p>105166</text:p>
              </table:table-cell>
            </table:table-row>
            <table:table-row>
              <table:table-cell office:value-type="string">
                <text:p>14:57:18</text:p>
              </table:table-cell>
              <table:table-cell office:value-type="float" office:value="95854">
                <text:p>95854</text:p>
              </table:table-cell>
            </table:table-row>
            <table:table-row>
              <table:table-cell office:value-type="string">
                <text:p>14:57:19</text:p>
              </table:table-cell>
              <table:table-cell office:value-type="float" office:value="108466">
                <text:p>108466</text:p>
              </table:table-cell>
            </table:table-row>
            <table:table-row>
              <table:table-cell office:value-type="string">
                <text:p>14:57:20</text:p>
              </table:table-cell>
              <table:table-cell office:value-type="float" office:value="108282">
                <text:p>108282</text:p>
              </table:table-cell>
            </table:table-row>
            <table:table-row>
              <table:table-cell office:value-type="string">
                <text:p>14:57:21</text:p>
              </table:table-cell>
              <table:table-cell office:value-type="float" office:value="123926">
                <text:p>123926</text:p>
              </table:table-cell>
            </table:table-row>
            <table:table-row>
              <table:table-cell office:value-type="string">
                <text:p>14:57:22</text:p>
              </table:table-cell>
              <table:table-cell office:value-type="float" office:value="168694">
                <text:p>168694</text:p>
              </table:table-cell>
            </table:table-row>
            <table:table-row>
              <table:table-cell office:value-type="string">
                <text:p>14:57:23</text:p>
              </table:table-cell>
              <table:table-cell office:value-type="float" office:value="192408">
                <text:p>192408</text:p>
              </table:table-cell>
            </table:table-row>
            <table:table-row>
              <table:table-cell office:value-type="string">
                <text:p>14:57:24</text:p>
              </table:table-cell>
              <table:table-cell office:value-type="float" office:value="174583">
                <text:p>174583</text:p>
              </table:table-cell>
            </table:table-row>
            <table:table-row>
              <table:table-cell office:value-type="string">
                <text:p>14:57:25</text:p>
              </table:table-cell>
              <table:table-cell office:value-type="float" office:value="145456">
                <text:p>145456</text:p>
              </table:table-cell>
            </table:table-row>
            <table:table-row>
              <table:table-cell office:value-type="string">
                <text:p>14:57:26</text:p>
              </table:table-cell>
              <table:table-cell office:value-type="float" office:value="169273">
                <text:p>169273</text:p>
              </table:table-cell>
            </table:table-row>
            <table:table-row>
              <table:table-cell office:value-type="string">
                <text:p>14:57:27</text:p>
              </table:table-cell>
              <table:table-cell office:value-type="float" office:value="165278">
                <text:p>165278</text:p>
              </table:table-cell>
            </table:table-row>
            <table:table-row>
              <table:table-cell office:value-type="string">
                <text:p>14:57:28</text:p>
              </table:table-cell>
              <table:table-cell office:value-type="float" office:value="140705">
                <text:p>140705</text:p>
              </table:table-cell>
            </table:table-row>
            <table:table-row>
              <table:table-cell office:value-type="string">
                <text:p>14:57:29</text:p>
              </table:table-cell>
              <table:table-cell office:value-type="float" office:value="158427">
                <text:p>158427</text:p>
              </table:table-cell>
            </table:table-row>
            <table:table-row>
              <table:table-cell office:value-type="string">
                <text:p>14:57:30</text:p>
              </table:table-cell>
              <table:table-cell office:value-type="float" office:value="130102">
                <text:p>130102</text:p>
              </table:table-cell>
            </table:table-row>
            <table:table-row>
              <table:table-cell office:value-type="string">
                <text:p>14:57:31</text:p>
              </table:table-cell>
              <table:table-cell office:value-type="float" office:value="159441">
                <text:p>159441</text:p>
              </table:table-cell>
            </table:table-row>
            <table:table-row>
              <table:table-cell office:value-type="string">
                <text:p>14:57:32</text:p>
              </table:table-cell>
              <table:table-cell office:value-type="float" office:value="150872">
                <text:p>150872</text:p>
              </table:table-cell>
            </table:table-row>
            <table:table-row>
              <table:table-cell office:value-type="string">
                <text:p>14:57:33</text:p>
              </table:table-cell>
              <table:table-cell office:value-type="float" office:value="136802">
                <text:p>136802</text:p>
              </table:table-cell>
            </table:table-row>
            <table:table-row>
              <table:table-cell office:value-type="string">
                <text:p>14:57:34</text:p>
              </table:table-cell>
              <table:table-cell office:value-type="float" office:value="131452">
                <text:p>131452</text:p>
              </table:table-cell>
            </table:table-row>
            <table:table-row>
              <table:table-cell office:value-type="string">
                <text:p>14:57:35</text:p>
              </table:table-cell>
              <table:table-cell office:value-type="float" office:value="146781">
                <text:p>146781</text:p>
              </table:table-cell>
            </table:table-row>
            <table:table-row>
              <table:table-cell office:value-type="string">
                <text:p>14:57:36</text:p>
              </table:table-cell>
              <table:table-cell office:value-type="float" office:value="145108">
                <text:p>145108</text:p>
              </table:table-cell>
            </table:table-row>
            <table:table-row>
              <table:table-cell office:value-type="string">
                <text:p>14:57:37</text:p>
              </table:table-cell>
              <table:table-cell office:value-type="float" office:value="144377">
                <text:p>144377</text:p>
              </table:table-cell>
            </table:table-row>
            <table:table-row>
              <table:table-cell office:value-type="string">
                <text:p>14:57:38</text:p>
              </table:table-cell>
              <table:table-cell office:value-type="float" office:value="129241">
                <text:p>129241</text:p>
              </table:table-cell>
            </table:table-row>
            <table:table-row>
              <table:table-cell office:value-type="string">
                <text:p>14:57:39</text:p>
              </table:table-cell>
              <table:table-cell office:value-type="float" office:value="146316">
                <text:p>146316</text:p>
              </table:table-cell>
            </table:table-row>
            <table:table-row>
              <table:table-cell office:value-type="string">
                <text:p>14:57:4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4:57:41</text:p>
              </table:table-cell>
              <table:table-cell office:value-type="float" office:value="158046">
                <text:p>158046</text:p>
              </table:table-cell>
            </table:table-row>
            <table:table-row>
              <table:table-cell office:value-type="string">
                <text:p>14:57:42</text:p>
              </table:table-cell>
              <table:table-cell office:value-type="float" office:value="163863">
                <text:p>163863</text:p>
              </table:table-cell>
            </table:table-row>
            <table:table-row>
              <table:table-cell office:value-type="string">
                <text:p>14:57:43</text:p>
              </table:table-cell>
              <table:table-cell office:value-type="float" office:value="152173">
                <text:p>152173</text:p>
              </table:table-cell>
            </table:table-row>
            <table:table-row>
              <table:table-cell office:value-type="string">
                <text:p>14:57:44</text:p>
              </table:table-cell>
              <table:table-cell office:value-type="float" office:value="162992">
                <text:p>162992</text:p>
              </table:table-cell>
            </table:table-row>
            <table:table-row>
              <table:table-cell office:value-type="string">
                <text:p>14:57:45</text:p>
              </table:table-cell>
              <table:table-cell office:value-type="float" office:value="144429">
                <text:p>144429</text:p>
              </table:table-cell>
            </table:table-row>
            <table:table-row>
              <table:table-cell office:value-type="string">
                <text:p>14:57:46</text:p>
              </table:table-cell>
              <table:table-cell office:value-type="float" office:value="178189">
                <text:p>178189</text:p>
              </table:table-cell>
            </table:table-row>
            <table:table-row>
              <table:table-cell office:value-type="string">
                <text:p>14:57:47</text:p>
              </table:table-cell>
              <table:table-cell office:value-type="float" office:value="174560">
                <text:p>174560</text:p>
              </table:table-cell>
            </table:table-row>
            <table:table-row>
              <table:table-cell office:value-type="string">
                <text:p>14:57:48</text:p>
              </table:table-cell>
              <table:table-cell office:value-type="float" office:value="159166">
                <text:p>159166</text:p>
              </table:table-cell>
            </table:table-row>
            <table:table-row>
              <table:table-cell office:value-type="string">
                <text:p>14:57:49</text:p>
              </table:table-cell>
              <table:table-cell office:value-type="float" office:value="159069">
                <text:p>159069</text:p>
              </table:table-cell>
            </table:table-row>
            <table:table-row>
              <table:table-cell office:value-type="string">
                <text:p>14:57:50</text:p>
              </table:table-cell>
              <table:table-cell office:value-type="float" office:value="148977">
                <text:p>148977</text:p>
              </table:table-cell>
            </table:table-row>
            <table:table-row>
              <table:table-cell office:value-type="string">
                <text:p>14:57:51</text:p>
              </table:table-cell>
              <table:table-cell office:value-type="float" office:value="155217">
                <text:p>155217</text:p>
              </table:table-cell>
            </table:table-row>
            <table:table-row>
              <table:table-cell office:value-type="string">
                <text:p>14:57:52</text:p>
              </table:table-cell>
              <table:table-cell office:value-type="float" office:value="186558">
                <text:p>186558</text:p>
              </table:table-cell>
            </table:table-row>
            <table:table-row>
              <table:table-cell office:value-type="string">
                <text:p>14:57:53</text:p>
              </table:table-cell>
              <table:table-cell office:value-type="float" office:value="156716">
                <text:p>156716</text:p>
              </table:table-cell>
            </table:table-row>
            <table:table-row>
              <table:table-cell office:value-type="string">
                <text:p>14:57:54</text:p>
              </table:table-cell>
              <table:table-cell office:value-type="float" office:value="131488">
                <text:p>131488</text:p>
              </table:table-cell>
            </table:table-row>
            <table:table-row>
              <table:table-cell office:value-type="string">
                <text:p>14:57:55</text:p>
              </table:table-cell>
              <table:table-cell office:value-type="float" office:value="140582">
                <text:p>140582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160144">
                <text:p>160144</text:p>
              </table:table-cell>
            </table:table-row>
            <table:table-row>
              <table:table-cell office:value-type="string">
                <text:p>14:57:57</text:p>
              </table:table-cell>
              <table:table-cell office:value-type="float" office:value="141404">
                <text:p>141404</text:p>
              </table:table-cell>
            </table:table-row>
            <table:table-row>
              <table:table-cell office:value-type="string">
                <text:p>14:57:58</text:p>
              </table:table-cell>
              <table:table-cell office:value-type="float" office:value="151079">
                <text:p>151079</text:p>
              </table:table-cell>
            </table:table-row>
            <table:table-row>
              <table:table-cell office:value-type="string">
                <text:p>14:57:59</text:p>
              </table:table-cell>
              <table:table-cell office:value-type="float" office:value="152816">
                <text:p>152816</text:p>
              </table:table-cell>
            </table:table-row>
            <table:table-row>
              <table:table-cell office:value-type="string">
                <text:p>14:58:00</text:p>
              </table:table-cell>
              <table:table-cell office:value-type="float" office:value="144478">
                <text:p>144478</text:p>
              </table:table-cell>
            </table:table-row>
            <table:table-row>
              <table:table-cell office:value-type="string">
                <text:p>14:58:01</text:p>
              </table:table-cell>
              <table:table-cell office:value-type="float" office:value="167064">
                <text:p>167064</text:p>
              </table:table-cell>
            </table:table-row>
            <table:table-row>
              <table:table-cell office:value-type="string">
                <text:p>14:58:02</text:p>
              </table:table-cell>
              <table:table-cell office:value-type="float" office:value="181017">
                <text:p>181017</text:p>
              </table:table-cell>
            </table:table-row>
            <table:table-row>
              <table:table-cell office:value-type="string">
                <text:p>14:58:03</text:p>
              </table:table-cell>
              <table:table-cell office:value-type="float" office:value="154958">
                <text:p>154958</text:p>
              </table:table-cell>
            </table:table-row>
            <table:table-row>
              <table:table-cell office:value-type="string">
                <text:p>14:58:04</text:p>
              </table:table-cell>
              <table:table-cell office:value-type="float" office:value="158667">
                <text:p>158667</text:p>
              </table:table-cell>
            </table:table-row>
            <table:table-row>
              <table:table-cell office:value-type="string">
                <text:p>14:58:05</text:p>
              </table:table-cell>
              <table:table-cell office:value-type="float" office:value="158840">
                <text:p>158840</text:p>
              </table:table-cell>
            </table:table-row>
            <table:table-row>
              <table:table-cell office:value-type="string">
                <text:p>14:58:06</text:p>
              </table:table-cell>
              <table:table-cell office:value-type="float" office:value="162598">
                <text:p>162598</text:p>
              </table:table-cell>
            </table:table-row>
            <table:table-row>
              <table:table-cell office:value-type="string">
                <text:p>14:58:07</text:p>
              </table:table-cell>
              <table:table-cell office:value-type="float" office:value="145976">
                <text:p>145976</text:p>
              </table:table-cell>
            </table:table-row>
            <table:table-row>
              <table:table-cell office:value-type="string">
                <text:p>14:58:08</text:p>
              </table:table-cell>
              <table:table-cell office:value-type="float" office:value="145384">
                <text:p>145384</text:p>
              </table:table-cell>
            </table:table-row>
            <table:table-row>
              <table:table-cell office:value-type="string">
                <text:p>14:58:09</text:p>
              </table:table-cell>
              <table:table-cell office:value-type="float" office:value="160869">
                <text:p>160869</text:p>
              </table:table-cell>
            </table:table-row>
            <table:table-row>
              <table:table-cell office:value-type="string">
                <text:p>14:58:10</text:p>
              </table:table-cell>
              <table:table-cell office:value-type="float" office:value="158285">
                <text:p>158285</text:p>
              </table:table-cell>
            </table:table-row>
            <table:table-row>
              <table:table-cell office:value-type="string">
                <text:p>14:58:11</text:p>
              </table:table-cell>
              <table:table-cell office:value-type="float" office:value="152129">
                <text:p>152129</text:p>
              </table:table-cell>
            </table:table-row>
            <table:table-row>
              <table:table-cell office:value-type="string">
                <text:p>14:58:12</text:p>
              </table:table-cell>
              <table:table-cell office:value-type="float" office:value="155416">
                <text:p>155416</text:p>
              </table:table-cell>
            </table:table-row>
            <table:table-row>
              <table:table-cell office:value-type="string">
                <text:p>14:58:13</text:p>
              </table:table-cell>
              <table:table-cell office:value-type="float" office:value="156214">
                <text:p>156214</text:p>
              </table:table-cell>
            </table:table-row>
            <table:table-row>
              <table:table-cell office:value-type="string">
                <text:p>14:58:14</text:p>
              </table:table-cell>
              <table:table-cell office:value-type="float" office:value="158722">
                <text:p>158722</text:p>
              </table:table-cell>
            </table:table-row>
            <table:table-row>
              <table:table-cell office:value-type="string">
                <text:p>14:58:15</text:p>
              </table:table-cell>
              <table:table-cell office:value-type="float" office:value="156077">
                <text:p>156077</text:p>
              </table:table-cell>
            </table:table-row>
            <table:table-row>
              <table:table-cell office:value-type="string">
                <text:p>14:58:16</text:p>
              </table:table-cell>
              <table:table-cell office:value-type="float" office:value="162060">
                <text:p>162060</text:p>
              </table:table-cell>
            </table:table-row>
            <table:table-row>
              <table:table-cell office:value-type="string">
                <text:p>14:58:17</text:p>
              </table:table-cell>
              <table:table-cell office:value-type="float" office:value="147166">
                <text:p>147166</text:p>
              </table:table-cell>
            </table:table-row>
            <table:table-row>
              <table:table-cell office:value-type="string">
                <text:p>14:58:18</text:p>
              </table:table-cell>
              <table:table-cell office:value-type="float" office:value="146350">
                <text:p>146350</text:p>
              </table:table-cell>
            </table:table-row>
            <table:table-row>
              <table:table-cell office:value-type="string">
                <text:p>14:58:19</text:p>
              </table:table-cell>
              <table:table-cell office:value-type="float" office:value="167851">
                <text:p>167851</text:p>
              </table:table-cell>
            </table:table-row>
            <table:table-row>
              <table:table-cell office:value-type="string">
                <text:p>14:58:20</text:p>
              </table:table-cell>
              <table:table-cell office:value-type="float" office:value="155869">
                <text:p>155869</text:p>
              </table:table-cell>
            </table:table-row>
            <table:table-row>
              <table:table-cell office:value-type="string">
                <text:p>14:58:21</text:p>
              </table:table-cell>
              <table:table-cell office:value-type="float" office:value="150748">
                <text:p>150748</text:p>
              </table:table-cell>
            </table:table-row>
            <table:table-row>
              <table:table-cell office:value-type="string">
                <text:p>14:58:22</text:p>
              </table:table-cell>
              <table:table-cell office:value-type="float" office:value="118386">
                <text:p>118386</text:p>
              </table:table-cell>
            </table:table-row>
            <table:table-row>
              <table:table-cell office:value-type="string">
                <text:p>14:58:23</text:p>
              </table:table-cell>
              <table:table-cell office:value-type="float" office:value="103124">
                <text:p>103124</text:p>
              </table:table-cell>
            </table:table-row>
            <table:table-row>
              <table:table-cell office:value-type="string">
                <text:p>14:58:24</text:p>
              </table:table-cell>
              <table:table-cell office:value-type="float" office:value="119592">
                <text:p>119592</text:p>
              </table:table-cell>
            </table:table-row>
            <table:table-row>
              <table:table-cell office:value-type="string">
                <text:p>14:58:25</text:p>
              </table:table-cell>
              <table:table-cell office:value-type="float" office:value="128526">
                <text:p>128526</text:p>
              </table:table-cell>
            </table:table-row>
            <table:table-row>
              <table:table-cell office:value-type="string">
                <text:p>14:58:26</text:p>
              </table:table-cell>
              <table:table-cell office:value-type="float" office:value="173858">
                <text:p>173858</text:p>
              </table:table-cell>
            </table:table-row>
            <table:table-row>
              <table:table-cell office:value-type="string">
                <text:p>14:58:27</text:p>
              </table:table-cell>
              <table:table-cell office:value-type="float" office:value="117852">
                <text:p>117852</text:p>
              </table:table-cell>
            </table:table-row>
            <table:table-row>
              <table:table-cell office:value-type="string">
                <text:p>14:58:28</text:p>
              </table:table-cell>
              <table:table-cell office:value-type="float" office:value="91133">
                <text:p>91133</text:p>
              </table:table-cell>
            </table:table-row>
            <table:table-row>
              <table:table-cell office:value-type="string">
                <text:p>14:58:29</text:p>
              </table:table-cell>
              <table:table-cell office:value-type="float" office:value="175219">
                <text:p>175219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141635">
                <text:p>141635</text:p>
              </table:table-cell>
            </table:table-row>
            <table:table-row>
              <table:table-cell office:value-type="string">
                <text:p>14:58:31</text:p>
              </table:table-cell>
              <table:table-cell office:value-type="float" office:value="149660">
                <text:p>149660</text:p>
              </table:table-cell>
            </table:table-row>
            <table:table-row>
              <table:table-cell office:value-type="string">
                <text:p>14:58:32</text:p>
              </table:table-cell>
              <table:table-cell office:value-type="float" office:value="143213">
                <text:p>143213</text:p>
              </table:table-cell>
            </table:table-row>
            <table:table-row>
              <table:table-cell office:value-type="string">
                <text:p>14:58:33</text:p>
              </table:table-cell>
              <table:table-cell office:value-type="float" office:value="146512">
                <text:p>146512</text:p>
              </table:table-cell>
            </table:table-row>
            <table:table-row>
              <table:table-cell office:value-type="string">
                <text:p>14:58:34</text:p>
              </table:table-cell>
              <table:table-cell office:value-type="float" office:value="169700">
                <text:p>169700</text:p>
              </table:table-cell>
            </table:table-row>
            <table:table-row>
              <table:table-cell office:value-type="string">
                <text:p>14:58:35</text:p>
              </table:table-cell>
              <table:table-cell office:value-type="float" office:value="147807">
                <text:p>147807</text:p>
              </table:table-cell>
            </table:table-row>
            <table:table-row>
              <table:table-cell office:value-type="string">
                <text:p>14:58:36</text:p>
              </table:table-cell>
              <table:table-cell office:value-type="float" office:value="136510">
                <text:p>136510</text:p>
              </table:table-cell>
            </table:table-row>
            <table:table-row>
              <table:table-cell office:value-type="string">
                <text:p>14:58:37</text:p>
              </table:table-cell>
              <table:table-cell office:value-type="float" office:value="128878">
                <text:p>128878</text:p>
              </table:table-cell>
            </table:table-row>
            <table:table-row>
              <table:table-cell office:value-type="string">
                <text:p>14:58:38</text:p>
              </table:table-cell>
              <table:table-cell office:value-type="float" office:value="127776">
                <text:p>127776</text:p>
              </table:table-cell>
            </table:table-row>
            <table:table-row>
              <table:table-cell office:value-type="string">
                <text:p>14:58:39</text:p>
              </table:table-cell>
              <table:table-cell office:value-type="float" office:value="124031">
                <text:p>124031</text:p>
              </table:table-cell>
            </table:table-row>
            <table:table-row>
              <table:table-cell office:value-type="string">
                <text:p>14:58:40</text:p>
              </table:table-cell>
              <table:table-cell office:value-type="float" office:value="96715">
                <text:p>96715</text:p>
              </table:table-cell>
            </table:table-row>
            <table:table-row>
              <table:table-cell office:value-type="string">
                <text:p>14:58:41</text:p>
              </table:table-cell>
              <table:table-cell office:value-type="float" office:value="143936">
                <text:p>143936</text:p>
              </table:table-cell>
            </table:table-row>
            <table:table-row>
              <table:table-cell office:value-type="string">
                <text:p>14:58:42</text:p>
              </table:table-cell>
              <table:table-cell office:value-type="float" office:value="171117">
                <text:p>171117</text:p>
              </table:table-cell>
            </table:table-row>
            <table:table-row>
              <table:table-cell office:value-type="string">
                <text:p>14:58:43</text:p>
              </table:table-cell>
              <table:table-cell office:value-type="float" office:value="184700">
                <text:p>184700</text:p>
              </table:table-cell>
            </table:table-row>
            <table:table-row>
              <table:table-cell office:value-type="string">
                <text:p>14:58:44</text:p>
              </table:table-cell>
              <table:table-cell office:value-type="float" office:value="138800">
                <text:p>138800</text:p>
              </table:table-cell>
            </table:table-row>
            <table:table-row>
              <table:table-cell office:value-type="string">
                <text:p>14:58:45</text:p>
              </table:table-cell>
              <table:table-cell office:value-type="float" office:value="158013">
                <text:p>158013</text:p>
              </table:table-cell>
            </table:table-row>
            <table:table-row>
              <table:table-cell office:value-type="string">
                <text:p>14:58:46</text:p>
              </table:table-cell>
              <table:table-cell office:value-type="float" office:value="170416">
                <text:p>170416</text:p>
              </table:table-cell>
            </table:table-row>
            <table:table-row>
              <table:table-cell office:value-type="string">
                <text:p>14:58:47</text:p>
              </table:table-cell>
              <table:table-cell office:value-type="float" office:value="110753">
                <text:p>110753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108541">
                <text:p>108541</text:p>
              </table:table-cell>
            </table:table-row>
            <table:table-row>
              <table:table-cell office:value-type="string">
                <text:p>14:58:49</text:p>
              </table:table-cell>
              <table:table-cell office:value-type="float" office:value="90811">
                <text:p>90811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145252">
                <text:p>145252</text:p>
              </table:table-cell>
            </table:table-row>
            <table:table-row>
              <table:table-cell office:value-type="string">
                <text:p>14:58:51</text:p>
              </table:table-cell>
              <table:table-cell office:value-type="float" office:value="121341">
                <text:p>121341</text:p>
              </table:table-cell>
            </table:table-row>
            <table:table-row>
              <table:table-cell office:value-type="string">
                <text:p>14:58:52</text:p>
              </table:table-cell>
              <table:table-cell office:value-type="float" office:value="124664">
                <text:p>124664</text:p>
              </table:table-cell>
            </table:table-row>
            <table:table-row>
              <table:table-cell office:value-type="string">
                <text:p>14:58:53</text:p>
              </table:table-cell>
              <table:table-cell office:value-type="float" office:value="149179">
                <text:p>149179</text:p>
              </table:table-cell>
            </table:table-row>
            <table:table-row>
              <table:table-cell office:value-type="string">
                <text:p>14:58:54</text:p>
              </table:table-cell>
              <table:table-cell office:value-type="float" office:value="168889">
                <text:p>168889</text:p>
              </table:table-cell>
            </table:table-row>
            <table:table-row>
              <table:table-cell office:value-type="string">
                <text:p>14:58:55</text:p>
              </table:table-cell>
              <table:table-cell office:value-type="float" office:value="143026">
                <text:p>143026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124994">
                <text:p>124994</text:p>
              </table:table-cell>
            </table:table-row>
            <table:table-row>
              <table:table-cell office:value-type="string">
                <text:p>14:58:57</text:p>
              </table:table-cell>
              <table:table-cell office:value-type="float" office:value="148902">
                <text:p>148902</text:p>
              </table:table-cell>
            </table:table-row>
            <table:table-row>
              <table:table-cell office:value-type="string">
                <text:p>14:58:58</text:p>
              </table:table-cell>
              <table:table-cell office:value-type="float" office:value="139698">
                <text:p>139698</text:p>
              </table:table-cell>
            </table:table-row>
            <table:table-row>
              <table:table-cell office:value-type="string">
                <text:p>14:58:59</text:p>
              </table:table-cell>
              <table:table-cell office:value-type="float" office:value="110968">
                <text:p>110968</text:p>
              </table:table-cell>
            </table:table-row>
            <table:table-row>
              <table:table-cell office:value-type="string">
                <text:p>14:59:00</text:p>
              </table:table-cell>
              <table:table-cell office:value-type="float" office:value="164689">
                <text:p>164689</text:p>
              </table:table-cell>
            </table:table-row>
            <table:table-row>
              <table:table-cell office:value-type="string">
                <text:p>14:59:01</text:p>
              </table:table-cell>
              <table:table-cell office:value-type="float" office:value="88060">
                <text:p>88060</text:p>
              </table:table-cell>
            </table:table-row>
            <table:table-row>
              <table:table-cell office:value-type="string">
                <text:p>14:59:02</text:p>
              </table:table-cell>
              <table:table-cell office:value-type="float" office:value="131274">
                <text:p>131274</text:p>
              </table:table-cell>
            </table:table-row>
            <table:table-row>
              <table:table-cell office:value-type="string">
                <text:p>14:59:03</text:p>
              </table:table-cell>
              <table:table-cell office:value-type="float" office:value="119900">
                <text:p>119900</text:p>
              </table:table-cell>
            </table:table-row>
            <table:table-row>
              <table:table-cell office:value-type="string">
                <text:p>14:59:04</text:p>
              </table:table-cell>
              <table:table-cell office:value-type="float" office:value="169239">
                <text:p>169239</text:p>
              </table:table-cell>
            </table:table-row>
            <table:table-row>
              <table:table-cell office:value-type="string">
                <text:p>14:59:05</text:p>
              </table:table-cell>
              <table:table-cell office:value-type="float" office:value="121197">
                <text:p>121197</text:p>
              </table:table-cell>
            </table:table-row>
            <table:table-row>
              <table:table-cell office:value-type="string">
                <text:p>14:59:06</text:p>
              </table:table-cell>
              <table:table-cell office:value-type="float" office:value="115823">
                <text:p>115823</text:p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118699">
                <text:p>118699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144494">
                <text:p>144494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121443">
                <text:p>121443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125237">
                <text:p>125237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230658">
                <text:p>230658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208356">
                <text:p>208356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115270">
                <text:p>115270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167896">
                <text:p>167896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152630">
                <text:p>152630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131457">
                <text:p>131457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137694">
                <text:p>137694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129889">
                <text:p>129889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129556">
                <text:p>129556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176574">
                <text:p>176574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128889">
                <text:p>128889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176827">
                <text:p>176827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136345">
                <text:p>136345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155556">
                <text:p>155556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173245">
                <text:p>173245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217774">
                <text:p>217774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278188">
                <text:p>278188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159028">
                <text:p>159028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156577">
                <text:p>156577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147531">
                <text:p>147531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139970">
                <text:p>139970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142195">
                <text:p>142195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130665">
                <text:p>130665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112390">
                <text:p>112390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114943">
                <text:p>114943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128059">
                <text:p>128059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154228">
                <text:p>154228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142580">
                <text:p>142580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173926">
                <text:p>173926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193894">
                <text:p>193894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173423">
                <text:p>173423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151063">
                <text:p>151063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152829">
                <text:p>152829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115849">
                <text:p>115849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162284">
                <text:p>162284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214606">
                <text:p>214606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142478">
                <text:p>142478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195492">
                <text:p>195492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149845">
                <text:p>149845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143675">
                <text:p>143675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96903">
                <text:p>96903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106876">
                <text:p>106876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172173">
                <text:p>172173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138380">
                <text:p>138380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155424">
                <text:p>155424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173903">
                <text:p>173903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130365">
                <text:p>130365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159558">
                <text:p>159558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73936">
                <text:p>173936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198272">
                <text:p>198272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127841">
                <text:p>127841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158752">
                <text:p>158752</text:p>
              </table:table-cell>
            </table:table-row>
            <table:table-row>
              <table:table-cell office:value-type="string">
                <text:p>15:00:04</text:p>
              </table:table-cell>
              <table:table-cell office:value-type="float" office:value="158272">
                <text:p>158272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137221">
                <text:p>137221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146252">
                <text:p>146252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143756">
                <text:p>143756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195854">
                <text:p>195854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161493">
                <text:p>161493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138194">
                <text:p>138194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142102">
                <text:p>142102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155640">
                <text:p>155640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142022">
                <text:p>142022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218035">
                <text:p>218035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114105">
                <text:p>114105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132513">
                <text:p>132513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116172">
                <text:p>116172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132108">
                <text:p>132108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111691">
                <text:p>111691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132916">
                <text:p>132916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107425">
                <text:p>107425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141964">
                <text:p>141964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127282">
                <text:p>127282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122795">
                <text:p>122795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146019">
                <text:p>146019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114610">
                <text:p>114610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130671">
                <text:p>130671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130123">
                <text:p>130123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140337">
                <text:p>140337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180236">
                <text:p>180236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121086">
                <text:p>121086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119081">
                <text:p>119081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112465">
                <text:p>112465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149538">
                <text:p>149538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194757">
                <text:p>194757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125399">
                <text:p>125399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160688">
                <text:p>160688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195505">
                <text:p>195505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110103">
                <text:p>110103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130550">
                <text:p>130550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120605">
                <text:p>120605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148620">
                <text:p>148620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141547">
                <text:p>141547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147327">
                <text:p>147327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193377">
                <text:p>193377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160941">
                <text:p>160941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131929">
                <text:p>131929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132998">
                <text:p>132998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127269">
                <text:p>127269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122008">
                <text:p>122008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213642">
                <text:p>213642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171800">
                <text:p>171800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281398">
                <text:p>281398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114557">
                <text:p>114557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87857">
                <text:p>87857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196517">
                <text:p>196517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145554">
                <text:p>145554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123759">
                <text:p>123759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117552">
                <text:p>117552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138093">
                <text:p>138093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129734">
                <text:p>129734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194936">
                <text:p>194936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126420">
                <text:p>126420</text:p>
              </table:table-cell>
            </table:table-row>
            <table:table-row>
              <table:table-cell office:value-type="string">
                <text:p>15:01:05</text:p>
              </table:table-cell>
              <table:table-cell office:value-type="float" office:value="132887">
                <text:p>132887</text:p>
              </table:table-cell>
            </table:table-row>
            <table:table-row>
              <table:table-cell office:value-type="string">
                <text:p>15:01:06</text:p>
              </table:table-cell>
              <table:table-cell office:value-type="float" office:value="113599">
                <text:p>113599</text:p>
              </table:table-cell>
            </table:table-row>
            <table:table-row>
              <table:table-cell office:value-type="string">
                <text:p>15:01:07</text:p>
              </table:table-cell>
              <table:table-cell office:value-type="float" office:value="153127">
                <text:p>153127</text:p>
              </table:table-cell>
            </table:table-row>
            <table:table-row>
              <table:table-cell office:value-type="string">
                <text:p>15:01:08</text:p>
              </table:table-cell>
              <table:table-cell office:value-type="float" office:value="139672">
                <text:p>139672</text:p>
              </table:table-cell>
            </table:table-row>
            <table:table-row>
              <table:table-cell office:value-type="string">
                <text:p>15:01:09</text:p>
              </table:table-cell>
              <table:table-cell office:value-type="float" office:value="141982">
                <text:p>141982</text:p>
              </table:table-cell>
            </table:table-row>
            <table:table-row>
              <table:table-cell office:value-type="string">
                <text:p>15:01:10</text:p>
              </table:table-cell>
              <table:table-cell office:value-type="float" office:value="153542">
                <text:p>153542</text:p>
              </table:table-cell>
            </table:table-row>
            <table:table-row>
              <table:table-cell office:value-type="string">
                <text:p>15:01:11</text:p>
              </table:table-cell>
              <table:table-cell office:value-type="float" office:value="121436">
                <text:p>121436</text:p>
              </table:table-cell>
            </table:table-row>
            <table:table-row>
              <table:table-cell office:value-type="string">
                <text:p>15:01:12</text:p>
              </table:table-cell>
              <table:table-cell office:value-type="float" office:value="156898">
                <text:p>156898</text:p>
              </table:table-cell>
            </table:table-row>
            <table:table-row>
              <table:table-cell office:value-type="string">
                <text:p>15:01:13</text:p>
              </table:table-cell>
              <table:table-cell office:value-type="float" office:value="140595">
                <text:p>140595</text:p>
              </table:table-cell>
            </table:table-row>
            <table:table-row>
              <table:table-cell office:value-type="string">
                <text:p>15:01:14</text:p>
              </table:table-cell>
              <table:table-cell office:value-type="float" office:value="130111">
                <text:p>130111</text:p>
              </table:table-cell>
            </table:table-row>
            <table:table-row>
              <table:table-cell office:value-type="string">
                <text:p>15:01:15</text:p>
              </table:table-cell>
              <table:table-cell office:value-type="float" office:value="146148">
                <text:p>146148</text:p>
              </table:table-cell>
            </table:table-row>
            <table:table-row>
              <table:table-cell office:value-type="string">
                <text:p>15:01:16</text:p>
              </table:table-cell>
              <table:table-cell office:value-type="float" office:value="162586">
                <text:p>162586</text:p>
              </table:table-cell>
            </table:table-row>
            <table:table-row>
              <table:table-cell office:value-type="string">
                <text:p>15:01:17</text:p>
              </table:table-cell>
              <table:table-cell office:value-type="float" office:value="198975">
                <text:p>198975</text:p>
              </table:table-cell>
            </table:table-row>
            <table:table-row>
              <table:table-cell office:value-type="string">
                <text:p>15:01:18</text:p>
              </table:table-cell>
              <table:table-cell office:value-type="float" office:value="149334">
                <text:p>149334</text:p>
              </table:table-cell>
            </table:table-row>
            <table:table-row>
              <table:table-cell office:value-type="string">
                <text:p>15:01:19</text:p>
              </table:table-cell>
              <table:table-cell office:value-type="float" office:value="159881">
                <text:p>159881</text:p>
              </table:table-cell>
            </table:table-row>
            <table:table-row>
              <table:table-cell office:value-type="string">
                <text:p>15:01:20</text:p>
              </table:table-cell>
              <table:table-cell office:value-type="float" office:value="144889">
                <text:p>144889</text:p>
              </table:table-cell>
            </table:table-row>
            <table:table-row>
              <table:table-cell office:value-type="string">
                <text:p>15:01:21</text:p>
              </table:table-cell>
              <table:table-cell office:value-type="float" office:value="145489">
                <text:p>145489</text:p>
              </table:table-cell>
            </table:table-row>
            <table:table-row>
              <table:table-cell office:value-type="string">
                <text:p>15:01:22</text:p>
              </table:table-cell>
              <table:table-cell office:value-type="float" office:value="142750">
                <text:p>142750</text:p>
              </table:table-cell>
            </table:table-row>
            <table:table-row>
              <table:table-cell office:value-type="string">
                <text:p>15:01:23</text:p>
              </table:table-cell>
              <table:table-cell office:value-type="float" office:value="118875">
                <text:p>118875</text:p>
              </table:table-cell>
            </table:table-row>
            <table:table-row>
              <table:table-cell office:value-type="string">
                <text:p>15:01:24</text:p>
              </table:table-cell>
              <table:table-cell office:value-type="float" office:value="131786">
                <text:p>131786</text:p>
              </table:table-cell>
            </table:table-row>
            <table:table-row>
              <table:table-cell office:value-type="string">
                <text:p>15:01:25</text:p>
              </table:table-cell>
              <table:table-cell office:value-type="float" office:value="166368">
                <text:p>166368</text:p>
              </table:table-cell>
            </table:table-row>
            <table:table-row>
              <table:table-cell office:value-type="string">
                <text:p>15:01:26</text:p>
              </table:table-cell>
              <table:table-cell office:value-type="float" office:value="141051">
                <text:p>141051</text:p>
              </table:table-cell>
            </table:table-row>
            <table:table-row>
              <table:table-cell office:value-type="string">
                <text:p>15:01:27</text:p>
              </table:table-cell>
              <table:table-cell office:value-type="float" office:value="182940">
                <text:p>182940</text:p>
              </table:table-cell>
            </table:table-row>
            <table:table-row>
              <table:table-cell office:value-type="string">
                <text:p>15:01:28</text:p>
              </table:table-cell>
              <table:table-cell office:value-type="float" office:value="139739">
                <text:p>139739</text:p>
              </table:table-cell>
            </table:table-row>
            <table:table-row>
              <table:table-cell office:value-type="string">
                <text:p>15:01:29</text:p>
              </table:table-cell>
              <table:table-cell office:value-type="float" office:value="161718">
                <text:p>161718</text:p>
              </table:table-cell>
            </table:table-row>
            <table:table-row>
              <table:table-cell office:value-type="string">
                <text:p>15:01:30</text:p>
              </table:table-cell>
              <table:table-cell office:value-type="float" office:value="129116">
                <text:p>129116</text:p>
              </table:table-cell>
            </table:table-row>
            <table:table-row>
              <table:table-cell office:value-type="string">
                <text:p>15:01:31</text:p>
              </table:table-cell>
              <table:table-cell office:value-type="float" office:value="124769">
                <text:p>124769</text:p>
              </table:table-cell>
            </table:table-row>
            <table:table-row>
              <table:table-cell office:value-type="string">
                <text:p>15:01:32</text:p>
              </table:table-cell>
              <table:table-cell office:value-type="float" office:value="168810">
                <text:p>168810</text:p>
              </table:table-cell>
            </table:table-row>
            <table:table-row>
              <table:table-cell office:value-type="string">
                <text:p>15:01:33</text:p>
              </table:table-cell>
              <table:table-cell office:value-type="float" office:value="115993">
                <text:p>115993</text:p>
              </table:table-cell>
            </table:table-row>
            <table:table-row>
              <table:table-cell office:value-type="string">
                <text:p>15:01:34</text:p>
              </table:table-cell>
              <table:table-cell office:value-type="float" office:value="187108">
                <text:p>187108</text:p>
              </table:table-cell>
            </table:table-row>
            <table:table-row>
              <table:table-cell office:value-type="string">
                <text:p>15:01:35</text:p>
              </table:table-cell>
              <table:table-cell office:value-type="float" office:value="142629">
                <text:p>142629</text:p>
              </table:table-cell>
            </table:table-row>
            <table:table-row>
              <table:table-cell office:value-type="string">
                <text:p>15:01:36</text:p>
              </table:table-cell>
              <table:table-cell office:value-type="float" office:value="129790">
                <text:p>129790</text:p>
              </table:table-cell>
            </table:table-row>
            <table:table-row>
              <table:table-cell office:value-type="string">
                <text:p>15:01:37</text:p>
              </table:table-cell>
              <table:table-cell office:value-type="float" office:value="108809">
                <text:p>108809</text:p>
              </table:table-cell>
            </table:table-row>
            <table:table-row>
              <table:table-cell office:value-type="string">
                <text:p>15:01:38</text:p>
              </table:table-cell>
              <table:table-cell office:value-type="float" office:value="149571">
                <text:p>149571</text:p>
              </table:table-cell>
            </table:table-row>
            <table:table-row>
              <table:table-cell office:value-type="string">
                <text:p>15:01:39</text:p>
              </table:table-cell>
              <table:table-cell office:value-type="float" office:value="149900">
                <text:p>149900</text:p>
              </table:table-cell>
            </table:table-row>
            <table:table-row>
              <table:table-cell office:value-type="string">
                <text:p>15:01:40</text:p>
              </table:table-cell>
              <table:table-cell office:value-type="float" office:value="139051">
                <text:p>139051</text:p>
              </table:table-cell>
            </table:table-row>
            <table:table-row>
              <table:table-cell office:value-type="string">
                <text:p>15:01:41</text:p>
              </table:table-cell>
              <table:table-cell office:value-type="float" office:value="149706">
                <text:p>149706</text:p>
              </table:table-cell>
            </table:table-row>
            <table:table-row>
              <table:table-cell office:value-type="string">
                <text:p>15:01:42</text:p>
              </table:table-cell>
              <table:table-cell office:value-type="float" office:value="154966">
                <text:p>154966</text:p>
              </table:table-cell>
            </table:table-row>
            <table:table-row>
              <table:table-cell office:value-type="string">
                <text:p>15:01:43</text:p>
              </table:table-cell>
              <table:table-cell office:value-type="float" office:value="145693">
                <text:p>145693</text:p>
              </table:table-cell>
            </table:table-row>
            <table:table-row>
              <table:table-cell office:value-type="string">
                <text:p>15:01:44</text:p>
              </table:table-cell>
              <table:table-cell office:value-type="float" office:value="144504">
                <text:p>144504</text:p>
              </table:table-cell>
            </table:table-row>
            <table:table-row>
              <table:table-cell office:value-type="string">
                <text:p>15:01:45</text:p>
              </table:table-cell>
              <table:table-cell office:value-type="float" office:value="139903">
                <text:p>139903</text:p>
              </table:table-cell>
            </table:table-row>
            <table:table-row>
              <table:table-cell office:value-type="string">
                <text:p>15:01:46</text:p>
              </table:table-cell>
              <table:table-cell office:value-type="float" office:value="141590">
                <text:p>141590</text:p>
              </table:table-cell>
            </table:table-row>
            <table:table-row>
              <table:table-cell office:value-type="string">
                <text:p>15:01:47</text:p>
              </table:table-cell>
              <table:table-cell office:value-type="float" office:value="148337">
                <text:p>148337</text:p>
              </table:table-cell>
            </table:table-row>
            <table:table-row>
              <table:table-cell office:value-type="string">
                <text:p>15:01:48</text:p>
              </table:table-cell>
              <table:table-cell office:value-type="float" office:value="105426">
                <text:p>105426</text:p>
              </table:table-cell>
            </table:table-row>
            <table:table-row>
              <table:table-cell office:value-type="string">
                <text:p>15:01:49</text:p>
              </table:table-cell>
              <table:table-cell office:value-type="float" office:value="189453">
                <text:p>189453</text:p>
              </table:table-cell>
            </table:table-row>
            <table:table-row>
              <table:table-cell office:value-type="string">
                <text:p>15:01:50</text:p>
              </table:table-cell>
              <table:table-cell office:value-type="float" office:value="104574">
                <text:p>104574</text:p>
              </table:table-cell>
            </table:table-row>
            <table:table-row>
              <table:table-cell office:value-type="string">
                <text:p>15:01:51</text:p>
              </table:table-cell>
              <table:table-cell office:value-type="float" office:value="119392">
                <text:p>119392</text:p>
              </table:table-cell>
            </table:table-row>
            <table:table-row>
              <table:table-cell office:value-type="string">
                <text:p>15:01:52</text:p>
              </table:table-cell>
              <table:table-cell office:value-type="float" office:value="145183">
                <text:p>145183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132112">
                <text:p>132112</text:p>
              </table:table-cell>
            </table:table-row>
            <table:table-row>
              <table:table-cell office:value-type="string">
                <text:p>15:01:54</text:p>
              </table:table-cell>
              <table:table-cell office:value-type="float" office:value="143543">
                <text:p>143543</text:p>
              </table:table-cell>
            </table:table-row>
            <table:table-row>
              <table:table-cell office:value-type="string">
                <text:p>15:01:55</text:p>
              </table:table-cell>
              <table:table-cell office:value-type="float" office:value="137697">
                <text:p>137697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164706">
                <text:p>164706</text:p>
              </table:table-cell>
            </table:table-row>
            <table:table-row>
              <table:table-cell office:value-type="string">
                <text:p>15:01:57</text:p>
              </table:table-cell>
              <table:table-cell office:value-type="float" office:value="145533">
                <text:p>145533</text:p>
              </table:table-cell>
            </table:table-row>
            <table:table-row>
              <table:table-cell office:value-type="string">
                <text:p>15:01:58</text:p>
              </table:table-cell>
              <table:table-cell office:value-type="float" office:value="151898">
                <text:p>151898</text:p>
              </table:table-cell>
            </table:table-row>
            <table:table-row>
              <table:table-cell office:value-type="string">
                <text:p>15:01:59</text:p>
              </table:table-cell>
              <table:table-cell office:value-type="float" office:value="137555">
                <text:p>137555</text:p>
              </table:table-cell>
            </table:table-row>
            <table:table-row>
              <table:table-cell office:value-type="string">
                <text:p>15:02:00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15:02:01</text:p>
              </table:table-cell>
              <table:table-cell office:value-type="float" office:value="103256">
                <text:p>103256</text:p>
              </table:table-cell>
            </table:table-row>
            <table:table-row>
              <table:table-cell office:value-type="string">
                <text:p>15:02:02</text:p>
              </table:table-cell>
              <table:table-cell office:value-type="float" office:value="106861">
                <text:p>106861</text:p>
              </table:table-cell>
            </table:table-row>
            <table:table-row>
              <table:table-cell office:value-type="string">
                <text:p>15:02:03</text:p>
              </table:table-cell>
              <table:table-cell office:value-type="float" office:value="139269">
                <text:p>139269</text:p>
              </table:table-cell>
            </table:table-row>
            <table:table-row>
              <table:table-cell office:value-type="string">
                <text:p>15:02:04</text:p>
              </table:table-cell>
              <table:table-cell office:value-type="float" office:value="125464">
                <text:p>125464</text:p>
              </table:table-cell>
            </table:table-row>
            <table:table-row>
              <table:table-cell office:value-type="string">
                <text:p>15:02:05</text:p>
              </table:table-cell>
              <table:table-cell office:value-type="float" office:value="137336">
                <text:p>137336</text:p>
              </table:table-cell>
            </table:table-row>
            <table:table-row>
              <table:table-cell office:value-type="string">
                <text:p>15:02:06</text:p>
              </table:table-cell>
              <table:table-cell office:value-type="float" office:value="131215">
                <text:p>131215</text:p>
              </table:table-cell>
            </table:table-row>
            <table:table-row>
              <table:table-cell office:value-type="string">
                <text:p>15:02:07</text:p>
              </table:table-cell>
              <table:table-cell office:value-type="float" office:value="143899">
                <text:p>143899</text:p>
              </table:table-cell>
            </table:table-row>
            <table:table-row>
              <table:table-cell office:value-type="string">
                <text:p>15:02:08</text:p>
              </table:table-cell>
              <table:table-cell office:value-type="float" office:value="133181">
                <text:p>133181</text:p>
              </table:table-cell>
            </table:table-row>
            <table:table-row>
              <table:table-cell office:value-type="string">
                <text:p>15:02:09</text:p>
              </table:table-cell>
              <table:table-cell office:value-type="float" office:value="171875">
                <text:p>171875</text:p>
              </table:table-cell>
            </table:table-row>
            <table:table-row>
              <table:table-cell office:value-type="string">
                <text:p>15:02:10</text:p>
              </table:table-cell>
              <table:table-cell office:value-type="float" office:value="196978">
                <text:p>196978</text:p>
              </table:table-cell>
            </table:table-row>
            <table:table-row>
              <table:table-cell office:value-type="string">
                <text:p>15:02:11</text:p>
              </table:table-cell>
              <table:table-cell office:value-type="float" office:value="147805">
                <text:p>147805</text:p>
              </table:table-cell>
            </table:table-row>
            <table:table-row>
              <table:table-cell office:value-type="string">
                <text:p>15:02:12</text:p>
              </table:table-cell>
              <table:table-cell office:value-type="float" office:value="167738">
                <text:p>167738</text:p>
              </table:table-cell>
            </table:table-row>
            <table:table-row>
              <table:table-cell office:value-type="string">
                <text:p>15:02:13</text:p>
              </table:table-cell>
              <table:table-cell office:value-type="float" office:value="113085">
                <text:p>113085</text:p>
              </table:table-cell>
            </table:table-row>
            <table:table-row>
              <table:table-cell office:value-type="string">
                <text:p>15:02:14</text:p>
              </table:table-cell>
              <table:table-cell office:value-type="float" office:value="153031">
                <text:p>153031</text:p>
              </table:table-cell>
            </table:table-row>
            <table:table-row>
              <table:table-cell office:value-type="string">
                <text:p>15:02:15</text:p>
              </table:table-cell>
              <table:table-cell office:value-type="float" office:value="130739">
                <text:p>130739</text:p>
              </table:table-cell>
            </table:table-row>
            <table:table-row>
              <table:table-cell office:value-type="string">
                <text:p>15:02:16</text:p>
              </table:table-cell>
              <table:table-cell office:value-type="float" office:value="149012">
                <text:p>149012</text:p>
              </table:table-cell>
            </table:table-row>
            <table:table-row>
              <table:table-cell office:value-type="string">
                <text:p>15:02:17</text:p>
              </table:table-cell>
              <table:table-cell office:value-type="float" office:value="119643">
                <text:p>119643</text:p>
              </table:table-cell>
            </table:table-row>
            <table:table-row>
              <table:table-cell office:value-type="string">
                <text:p>15:02:18</text:p>
              </table:table-cell>
              <table:table-cell office:value-type="float" office:value="177967">
                <text:p>177967</text:p>
              </table:table-cell>
            </table:table-row>
            <table:table-row>
              <table:table-cell office:value-type="string">
                <text:p>15:02:19</text:p>
              </table:table-cell>
              <table:table-cell office:value-type="float" office:value="142804">
                <text:p>142804</text:p>
              </table:table-cell>
            </table:table-row>
            <table:table-row>
              <table:table-cell office:value-type="string">
                <text:p>15:02:20</text:p>
              </table:table-cell>
              <table:table-cell office:value-type="float" office:value="78680">
                <text:p>78680</text:p>
              </table:table-cell>
            </table:table-row>
            <table:table-row>
              <table:table-cell office:value-type="string">
                <text:p>15:02:21</text:p>
              </table:table-cell>
              <table:table-cell office:value-type="float" office:value="136812">
                <text:p>136812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131560">
                <text:p>131560</text:p>
              </table:table-cell>
            </table:table-row>
            <table:table-row>
              <table:table-cell office:value-type="string">
                <text:p>15:02:23</text:p>
              </table:table-cell>
              <table:table-cell office:value-type="float" office:value="211289">
                <text:p>211289</text:p>
              </table:table-cell>
            </table:table-row>
            <table:table-row>
              <table:table-cell office:value-type="string">
                <text:p>15:02:24</text:p>
              </table:table-cell>
              <table:table-cell office:value-type="float" office:value="134403">
                <text:p>134403</text:p>
              </table:table-cell>
            </table:table-row>
            <table:table-row>
              <table:table-cell office:value-type="string">
                <text:p>15:02:25</text:p>
              </table:table-cell>
              <table:table-cell office:value-type="float" office:value="117686">
                <text:p>117686</text:p>
              </table:table-cell>
            </table:table-row>
            <table:table-row>
              <table:table-cell office:value-type="string">
                <text:p>15:02:26</text:p>
              </table:table-cell>
              <table:table-cell office:value-type="float" office:value="176340">
                <text:p>176340</text:p>
              </table:table-cell>
            </table:table-row>
            <table:table-row>
              <table:table-cell office:value-type="string">
                <text:p>15:02:27</text:p>
              </table:table-cell>
              <table:table-cell office:value-type="float" office:value="137808">
                <text:p>137808</text:p>
              </table:table-cell>
            </table:table-row>
            <table:table-row>
              <table:table-cell office:value-type="string">
                <text:p>15:02:28</text:p>
              </table:table-cell>
              <table:table-cell office:value-type="float" office:value="153306">
                <text:p>153306</text:p>
              </table:table-cell>
            </table:table-row>
            <table:table-row>
              <table:table-cell office:value-type="string">
                <text:p>15:02:29</text:p>
              </table:table-cell>
              <table:table-cell office:value-type="float" office:value="178662">
                <text:p>178662</text:p>
              </table:table-cell>
            </table:table-row>
            <table:table-row>
              <table:table-cell office:value-type="string">
                <text:p>15:02:30</text:p>
              </table:table-cell>
              <table:table-cell office:value-type="float" office:value="138929">
                <text:p>138929</text:p>
              </table:table-cell>
            </table:table-row>
            <table:table-row>
              <table:table-cell office:value-type="string">
                <text:p>15:02:31</text:p>
              </table:table-cell>
              <table:table-cell office:value-type="float" office:value="172515">
                <text:p>172515</text:p>
              </table:table-cell>
            </table:table-row>
            <table:table-row>
              <table:table-cell office:value-type="string">
                <text:p>15:02:32</text:p>
              </table:table-cell>
              <table:table-cell office:value-type="float" office:value="150758">
                <text:p>150758</text:p>
              </table:table-cell>
            </table:table-row>
            <table:table-row>
              <table:table-cell office:value-type="string">
                <text:p>15:02:33</text:p>
              </table:table-cell>
              <table:table-cell office:value-type="float" office:value="183787">
                <text:p>183787</text:p>
              </table:table-cell>
            </table:table-row>
            <table:table-row>
              <table:table-cell office:value-type="string">
                <text:p>15:02:34</text:p>
              </table:table-cell>
              <table:table-cell office:value-type="float" office:value="130370">
                <text:p>130370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148472">
                <text:p>148472</text:p>
              </table:table-cell>
            </table:table-row>
            <table:table-row>
              <table:table-cell office:value-type="string">
                <text:p>15:02:36</text:p>
              </table:table-cell>
              <table:table-cell office:value-type="float" office:value="152192">
                <text:p>152192</text:p>
              </table:table-cell>
            </table:table-row>
            <table:table-row>
              <table:table-cell office:value-type="string">
                <text:p>15:02:37</text:p>
              </table:table-cell>
              <table:table-cell office:value-type="float" office:value="138892">
                <text:p>138892</text:p>
              </table:table-cell>
            </table:table-row>
            <table:table-row>
              <table:table-cell office:value-type="string">
                <text:p>15:02:38</text:p>
              </table:table-cell>
              <table:table-cell office:value-type="float" office:value="126954">
                <text:p>126954</text:p>
              </table:table-cell>
            </table:table-row>
            <table:table-row>
              <table:table-cell office:value-type="string">
                <text:p>15:02:39</text:p>
              </table:table-cell>
              <table:table-cell office:value-type="float" office:value="173648">
                <text:p>173648</text:p>
              </table:table-cell>
            </table:table-row>
            <table:table-row>
              <table:table-cell office:value-type="string">
                <text:p>15:02:40</text:p>
              </table:table-cell>
              <table:table-cell office:value-type="float" office:value="171552">
                <text:p>171552</text:p>
              </table:table-cell>
            </table:table-row>
            <table:table-row>
              <table:table-cell office:value-type="string">
                <text:p>15:02:41</text:p>
              </table:table-cell>
              <table:table-cell office:value-type="float" office:value="165179">
                <text:p>165179</text:p>
              </table:table-cell>
            </table:table-row>
            <table:table-row>
              <table:table-cell office:value-type="string">
                <text:p>15:02:42</text:p>
              </table:table-cell>
              <table:table-cell office:value-type="float" office:value="122862">
                <text:p>122862</text:p>
              </table:table-cell>
            </table:table-row>
            <table:table-row>
              <table:table-cell office:value-type="string">
                <text:p>15:02:43</text:p>
              </table:table-cell>
              <table:table-cell office:value-type="float" office:value="137548">
                <text:p>137548</text:p>
              </table:table-cell>
            </table:table-row>
            <table:table-row>
              <table:table-cell office:value-type="string">
                <text:p>15:02:44</text:p>
              </table:table-cell>
              <table:table-cell office:value-type="float" office:value="120464">
                <text:p>120464</text:p>
              </table:table-cell>
            </table:table-row>
            <table:table-row>
              <table:table-cell office:value-type="string">
                <text:p>15:02:45</text:p>
              </table:table-cell>
              <table:table-cell office:value-type="float" office:value="123902">
                <text:p>123902</text:p>
              </table:table-cell>
            </table:table-row>
            <table:table-row>
              <table:table-cell office:value-type="string">
                <text:p>15:02:46</text:p>
              </table:table-cell>
              <table:table-cell office:value-type="float" office:value="128318">
                <text:p>128318</text:p>
              </table:table-cell>
            </table:table-row>
            <table:table-row>
              <table:table-cell office:value-type="string">
                <text:p>15:02:47</text:p>
              </table:table-cell>
              <table:table-cell office:value-type="float" office:value="126173">
                <text:p>126173</text:p>
              </table:table-cell>
            </table:table-row>
            <table:table-row>
              <table:table-cell office:value-type="string">
                <text:p>15:02:48</text:p>
              </table:table-cell>
              <table:table-cell office:value-type="float" office:value="102271">
                <text:p>102271</text:p>
              </table:table-cell>
            </table:table-row>
            <table:table-row>
              <table:table-cell office:value-type="string">
                <text:p>15:02:49</text:p>
              </table:table-cell>
              <table:table-cell office:value-type="float" office:value="134661">
                <text:p>134661</text:p>
              </table:table-cell>
            </table:table-row>
            <table:table-row>
              <table:table-cell office:value-type="string">
                <text:p>15:02:50</text:p>
              </table:table-cell>
              <table:table-cell office:value-type="float" office:value="141681">
                <text:p>141681</text:p>
              </table:table-cell>
            </table:table-row>
            <table:table-row>
              <table:table-cell office:value-type="string">
                <text:p>15:02:51</text:p>
              </table:table-cell>
              <table:table-cell office:value-type="float" office:value="169025">
                <text:p>169025</text:p>
              </table:table-cell>
            </table:table-row>
            <table:table-row>
              <table:table-cell office:value-type="string">
                <text:p>15:02:52</text:p>
              </table:table-cell>
              <table:table-cell office:value-type="float" office:value="189428">
                <text:p>189428</text:p>
              </table:table-cell>
            </table:table-row>
            <table:table-row>
              <table:table-cell office:value-type="string">
                <text:p>15:02:53</text:p>
              </table:table-cell>
              <table:table-cell office:value-type="float" office:value="148290">
                <text:p>148290</text:p>
              </table:table-cell>
            </table:table-row>
            <table:table-row>
              <table:table-cell office:value-type="string">
                <text:p>15:02:54</text:p>
              </table:table-cell>
              <table:table-cell office:value-type="float" office:value="194628">
                <text:p>194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ime.G1:time.G952 time.C1:time.D952" chart:data-source-has-labels="row" svg:x="0.32cm" svg:y="0.18cm" svg:width="13.361cm" svg:height="8.64cm">
          <chartooo:coordinate-region svg:x="0.941cm" svg:y="0.353cm" svg:width="12.36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C2:time.C952" chart:label-cell-address="time.C1:time.C1" chart:class="chart:scatter">
            <chart:domain table:cell-range-address="time.G2:time.G952"/>
            <chart:data-point chart:repeated="951"/>
          </chart:series>
          <chart:series chart:style-name="ch7" chart:values-cell-range-address="time.D2:time.D952" chart:label-cell-address="time.D1:time.D1" chart:class="chart:scatter">
            <chart:data-point chart:repeated="9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2">
                <text:p>532</text:p>
                <draw:g>
                  <svg:desc>time.G2:time.G952</svg:desc>
                </draw:g>
              </table:table-cell>
              <table:table-cell office:value-type="float" office:value="0.051954">
                <text:p>0.051954</text:p>
                <draw:g>
                  <svg:desc>time.C2:time.C952</svg:desc>
                </draw:g>
              </table:table-cell>
              <table:table-cell office:value-type="float" office:value="0.019408">
                <text:p>0.019408</text:p>
                <draw:g>
                  <svg:desc>time.D2:time.D9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3">
                <text:p>1023</text:p>
              </table:table-cell>
              <table:table-cell office:value-type="float" office:value="0.036452">
                <text:p>0.036452</text:p>
              </table:table-cell>
              <table:table-cell office:value-type="float" office:value="0.007498">
                <text:p>0.007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">
                <text:p>998</text:p>
              </table:table-cell>
              <table:table-cell office:value-type="float" office:value="0.045851">
                <text:p>0.045851</text:p>
              </table:table-cell>
              <table:table-cell office:value-type="float" office:value="0.009052">
                <text:p>0.009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4">
                <text:p>994</text:p>
              </table:table-cell>
              <table:table-cell office:value-type="float" office:value="0.065238">
                <text:p>0.065238</text:p>
              </table:table-cell>
              <table:table-cell office:value-type="float" office:value="0.01121">
                <text:p>0.0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">
                <text:p>997</text:p>
              </table:table-cell>
              <table:table-cell office:value-type="float" office:value="0.115396">
                <text:p>0.11539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9">
                <text:p>979</text:p>
              </table:table-cell>
              <table:table-cell office:value-type="float" office:value="0.065986">
                <text:p>0.065986</text:p>
              </table:table-cell>
              <table:table-cell office:value-type="float" office:value="0.01135">
                <text:p>0.01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0">
                <text:p>990</text:p>
              </table:table-cell>
              <table:table-cell office:value-type="float" office:value="0.062931">
                <text:p>0.062931</text:p>
              </table:table-cell>
              <table:table-cell office:value-type="float" office:value="0.010713">
                <text:p>0.010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">
                <text:p>964</text:p>
              </table:table-cell>
              <table:table-cell office:value-type="float" office:value="0.137502">
                <text:p>0.137502</text:p>
              </table:table-cell>
              <table:table-cell office:value-type="float" office:value="0.015697">
                <text:p>0.015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">
                <text:p>1014</text:p>
              </table:table-cell>
              <table:table-cell office:value-type="float" office:value="0.095668">
                <text:p>0.095668</text:p>
              </table:table-cell>
              <table:table-cell office:value-type="float" office:value="0.00986">
                <text:p>0.00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">
                <text:p>982</text:p>
              </table:table-cell>
              <table:table-cell office:value-type="float" office:value="0.050024">
                <text:p>0.050024</text:p>
              </table:table-cell>
              <table:table-cell office:value-type="float" office:value="0.008265">
                <text:p>0.008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5">
                <text:p>975</text:p>
              </table:table-cell>
              <table:table-cell office:value-type="float" office:value="0.113985">
                <text:p>0.113985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6">
                <text:p>996</text:p>
              </table:table-cell>
              <table:table-cell office:value-type="float" office:value="0.385764">
                <text:p>0.385764</text:p>
              </table:table-cell>
              <table:table-cell office:value-type="float" office:value="0.013301">
                <text:p>0.013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3">
                <text:p>973</text:p>
              </table:table-cell>
              <table:table-cell office:value-type="float" office:value="0.266742">
                <text:p>0.266742</text:p>
              </table:table-cell>
              <table:table-cell office:value-type="float" office:value="0.014698">
                <text:p>0.014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2">
                <text:p>972</text:p>
              </table:table-cell>
              <table:table-cell office:value-type="float" office:value="0.28592">
                <text:p>0.28592</text:p>
              </table:table-cell>
              <table:table-cell office:value-type="float" office:value="0.017578">
                <text:p>0.01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5">
                <text:p>965</text:p>
              </table:table-cell>
              <table:table-cell office:value-type="float" office:value="0.244944">
                <text:p>0.244944</text:p>
              </table:table-cell>
              <table:table-cell office:value-type="float" office:value="0.018949">
                <text:p>0.018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7">
                <text:p>957</text:p>
              </table:table-cell>
              <table:table-cell office:value-type="float" office:value="3.147166">
                <text:p>3.147166</text:p>
              </table:table-cell>
              <table:table-cell office:value-type="float" office:value="0.019623">
                <text:p>0.019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1">
                <text:p>901</text:p>
              </table:table-cell>
              <table:table-cell office:value-type="float" office:value="6.158582">
                <text:p>6.158582</text:p>
              </table:table-cell>
              <table:table-cell office:value-type="float" office:value="0.01081">
                <text:p>0.0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5">
                <text:p>795</text:p>
              </table:table-cell>
              <table:table-cell office:value-type="float" office:value="6.187233">
                <text:p>6.187233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4">
                <text:p>704</text:p>
              </table:table-cell>
              <table:table-cell office:value-type="float" office:value="6.427917">
                <text:p>6.427917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5">
                <text:p>615</text:p>
              </table:table-cell>
              <table:table-cell office:value-type="float" office:value="6.211612">
                <text:p>6.211612</text:p>
              </table:table-cell>
              <table:table-cell office:value-type="float" office:value="0.00489">
                <text:p>0.00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6">
                <text:p>546</text:p>
              </table:table-cell>
              <table:table-cell office:value-type="float" office:value="6.275011">
                <text:p>6.275011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6.53645">
                <text:p>6.53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2">
                <text:p>422</text:p>
              </table:table-cell>
              <table:table-cell office:value-type="float" office:value="6.549471">
                <text:p>6.549471</text:p>
              </table:table-cell>
              <table:table-cell office:value-type="float" office:value="0.006163">
                <text:p>0.00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5">
                <text:p>365</text:p>
              </table:table-cell>
              <table:table-cell office:value-type="float" office:value="5.918897">
                <text:p>5.918897</text:p>
              </table:table-cell>
              <table:table-cell office:value-type="float" office:value="0.005896">
                <text:p>0.005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">
                <text:p>323</text:p>
              </table:table-cell>
              <table:table-cell office:value-type="float" office:value="6.0651">
                <text:p>6.0651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6.509472">
                <text:p>6.509472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">
                <text:p>249</text:p>
              </table:table-cell>
              <table:table-cell office:value-type="float" office:value="6.044957">
                <text:p>6.044957</text:p>
              </table:table-cell>
              <table:table-cell office:value-type="float" office:value="0.004128">
                <text:p>0.00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7.289893">
                <text:p>7.289893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">
                <text:p>188</text:p>
              </table:table-cell>
              <table:table-cell office:value-type="float" office:value="5.356135">
                <text:p>5.356135</text:p>
              </table:table-cell>
              <table:table-cell office:value-type="float" office:value="0.006935">
                <text:p>0.006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6.606897">
                <text:p>6.606897</text:p>
              </table:table-cell>
              <table:table-cell office:value-type="float" office:value="0.005117">
                <text:p>0.005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">
                <text:p>146</text:p>
              </table:table-cell>
              <table:table-cell office:value-type="float" office:value="6.823956">
                <text:p>6.823956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5.117849">
                <text:p>5.117849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">
                <text:p>113</text:p>
              </table:table-cell>
              <table:table-cell office:value-type="float" office:value="6.948678">
                <text:p>6.948678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5.658607">
                <text:p>5.658607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6.467726">
                <text:p>6.467726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6.897751">
                <text:p>6.897751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.418004">
                <text:p>7.418004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5.207032">
                <text:p>5.207032</text:p>
              </table:table-cell>
              <table:table-cell office:value-type="float" office:value="0.012943">
                <text:p>0.012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6.548059">
                <text:p>6.548059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.529625">
                <text:p>5.529625</text:p>
              </table:table-cell>
              <table:table-cell office:value-type="float" office:value="0.005412">
                <text:p>0.005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.78543">
                <text:p>3.78543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6.695463">
                <text:p>6.695463</text:p>
              </table:table-cell>
              <table:table-cell office:value-type="float" office:value="0.004055">
                <text:p>0.00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6.025149">
                <text:p>6.025149</text:p>
              </table:table-cell>
              <table:table-cell office:value-type="float" office:value="0.005981">
                <text:p>0.005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6.332324">
                <text:p>6.332324</text:p>
              </table:table-cell>
              <table:table-cell office:value-type="float" office:value="0.035907">
                <text:p>0.035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3.689095">
                <text:p>3.689095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3.950258">
                <text:p>3.950258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11.587949">
                <text:p>11.587949</text:p>
              </table:table-cell>
              <table:table-cell office:value-type="float" office:value="0.04712">
                <text:p>0.04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1.946512">
                <text:p>11.946512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5.02297">
                <text:p>5.02297</text:p>
              </table:table-cell>
              <table:table-cell office:value-type="float" office:value="0.007288">
                <text:p>0.007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022048">
                <text:p>0.022048</text:p>
              </table:table-cell>
              <table:table-cell office:value-type="float" office:value="0.002627">
                <text:p>0.002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0.024318">
                <text:p>0.024318</text:p>
              </table:table-cell>
              <table:table-cell office:value-type="float" office:value="0.007923">
                <text:p>0.007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5.585262">
                <text:p>5.585262</text:p>
              </table:table-cell>
              <table:table-cell office:value-type="float" office:value="0.021136">
                <text:p>0.021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3.894883">
                <text:p>3.894883</text:p>
              </table:table-cell>
              <table:table-cell office:value-type="float" office:value="0.010903">
                <text:p>0.010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7.084501">
                <text:p>7.08450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4.067353">
                <text:p>4.067353</text:p>
              </table:table-cell>
              <table:table-cell office:value-type="float" office:value="0.008223">
                <text:p>0.0082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.028285">
                <text:p>0.028285</text:p>
              </table:table-cell>
              <table:table-cell office:value-type="float" office:value="0.014607">
                <text:p>0.014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9.343603">
                <text:p>9.343603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5.254694">
                <text:p>5.254694</text:p>
              </table:table-cell>
              <table:table-cell office:value-type="float" office:value="0.007498">
                <text:p>0.007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5.213831">
                <text:p>15.213831</text:p>
              </table:table-cell>
              <table:table-cell office:value-type="float" office:value="0.01103">
                <text:p>0.01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50.059609">
                <text:p>50.059609</text:p>
              </table:table-cell>
              <table:table-cell office:value-type="float" office:value="0.024365">
                <text:p>0.024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4.425787">
                <text:p>14.425787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6.72397">
                <text:p>6.72397</text:p>
              </table:table-cell>
              <table:table-cell office:value-type="float" office:value="0.021182">
                <text:p>0.0211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5.67558">
                <text:p>5.67558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2.44717">
                <text:p>2.44717</text:p>
              </table:table-cell>
              <table:table-cell office:value-type="float" office:value="0.012005">
                <text:p>0.012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3.546984">
                <text:p>3.546984</text:p>
              </table:table-cell>
              <table:table-cell office:value-type="float" office:value="0.006996">
                <text:p>0.0069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3.455646">
                <text:p>3.455646</text:p>
              </table:table-cell>
              <table:table-cell office:value-type="float" office:value="0.006128">
                <text:p>0.006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4">
                <text:p>244</text:p>
              </table:table-cell>
              <table:table-cell office:value-type="float" office:value="3.444543">
                <text:p>3.444543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3.414281">
                <text:p>3.414281</text:p>
              </table:table-cell>
              <table:table-cell office:value-type="float" office:value="0.007117">
                <text:p>0.007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7">
                <text:p>347</text:p>
              </table:table-cell>
              <table:table-cell office:value-type="float" office:value="3.494829">
                <text:p>3.494829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">
                <text:p>373</text:p>
              </table:table-cell>
              <table:table-cell office:value-type="float" office:value="3.274378">
                <text:p>3.274378</text:p>
              </table:table-cell>
              <table:table-cell office:value-type="float" office:value="0.005958">
                <text:p>0.005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5">
                <text:p>385</text:p>
              </table:table-cell>
              <table:table-cell office:value-type="float" office:value="2.951858">
                <text:p>2.951858</text:p>
              </table:table-cell>
              <table:table-cell office:value-type="float" office:value="0.009271">
                <text:p>0.009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2.593036">
                <text:p>2.593036</text:p>
              </table:table-cell>
              <table:table-cell office:value-type="float" office:value="0.006671">
                <text:p>0.006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1.807884">
                <text:p>1.807884</text:p>
              </table:table-cell>
              <table:table-cell office:value-type="float" office:value="0.005509">
                <text:p>0.005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6">
                <text:p>406</text:p>
              </table:table-cell>
              <table:table-cell office:value-type="float" office:value="1.586304">
                <text:p>1.586304</text:p>
              </table:table-cell>
              <table:table-cell office:value-type="float" office:value="0.007427">
                <text:p>0.007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5">
                <text:p>415</text:p>
              </table:table-cell>
              <table:table-cell office:value-type="float" office:value="1.585871">
                <text:p>1.585871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">
                <text:p>418</text:p>
              </table:table-cell>
              <table:table-cell office:value-type="float" office:value="0.163628">
                <text:p>0.163628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9">
                <text:p>449</text:p>
              </table:table-cell>
              <table:table-cell office:value-type="float" office:value="0.027115">
                <text:p>0.027115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2">
                <text:p>612</text:p>
              </table:table-cell>
              <table:table-cell office:value-type="float" office:value="0.568844">
                <text:p>0.568844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1">
                <text:p>501</text:p>
              </table:table-cell>
              <table:table-cell office:value-type="float" office:value="0.779156">
                <text:p>0.779156</text:p>
              </table:table-cell>
              <table:table-cell office:value-type="float" office:value="0.006655">
                <text:p>0.0066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5">
                <text:p>385</text:p>
              </table:table-cell>
              <table:table-cell office:value-type="float" office:value="0.779909">
                <text:p>0.77990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8">
                <text:p>438</text:p>
              </table:table-cell>
              <table:table-cell office:value-type="float" office:value="0.817562">
                <text:p>0.817562</text:p>
              </table:table-cell>
              <table:table-cell office:value-type="float" office:value="0.006533">
                <text:p>0.006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9">
                <text:p>449</text:p>
              </table:table-cell>
              <table:table-cell office:value-type="float" office:value="0.806436">
                <text:p>0.806436</text:p>
              </table:table-cell>
              <table:table-cell office:value-type="float" office:value="0.005781">
                <text:p>0.00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2">
                <text:p>562</text:p>
              </table:table-cell>
              <table:table-cell office:value-type="float" office:value="0.733327">
                <text:p>0.733327</text:p>
              </table:table-cell>
              <table:table-cell office:value-type="float" office:value="0.007829">
                <text:p>0.007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2">
                <text:p>552</text:p>
              </table:table-cell>
              <table:table-cell office:value-type="float" office:value="1.11894">
                <text:p>1.11894</text:p>
              </table:table-cell>
              <table:table-cell office:value-type="float" office:value="0.004541">
                <text:p>0.004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">
                <text:p>466</text:p>
              </table:table-cell>
              <table:table-cell office:value-type="float" office:value="1.133257">
                <text:p>1.133257</text:p>
              </table:table-cell>
              <table:table-cell office:value-type="float" office:value="0.007085">
                <text:p>0.007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">
                <text:p>429</text:p>
              </table:table-cell>
              <table:table-cell office:value-type="float" office:value="1.059441">
                <text:p>1.059441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">
                <text:p>502</text:p>
              </table:table-cell>
              <table:table-cell office:value-type="float" office:value="1.19847">
                <text:p>1.19847</text:p>
              </table:table-cell>
              <table:table-cell office:value-type="float" office:value="0.011584">
                <text:p>0.011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1.14466">
                <text:p>1.14466</text:p>
              </table:table-cell>
              <table:table-cell office:value-type="float" office:value="0.020219">
                <text:p>0.020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1">
                <text:p>481</text:p>
              </table:table-cell>
              <table:table-cell office:value-type="float" office:value="0.161838">
                <text:p>0.161838</text:p>
              </table:table-cell>
              <table:table-cell office:value-type="float" office:value="0.008543">
                <text:p>0.008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2">
                <text:p>552</text:p>
              </table:table-cell>
              <table:table-cell office:value-type="float" office:value="0.134382">
                <text:p>0.134382</text:p>
              </table:table-cell>
              <table:table-cell office:value-type="float" office:value="0.008288">
                <text:p>0.008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">
                <text:p>781</text:p>
              </table:table-cell>
              <table:table-cell office:value-type="float" office:value="0.32712">
                <text:p>0.32712</text:p>
              </table:table-cell>
              <table:table-cell office:value-type="float" office:value="0.021581">
                <text:p>0.021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1">
                <text:p>801</text:p>
              </table:table-cell>
              <table:table-cell office:value-type="float" office:value="0.082239">
                <text:p>0.082239</text:p>
              </table:table-cell>
              <table:table-cell office:value-type="float" office:value="0.011132">
                <text:p>0.011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4">
                <text:p>794</text:p>
              </table:table-cell>
              <table:table-cell office:value-type="float" office:value="0.106667">
                <text:p>0.106667</text:p>
              </table:table-cell>
              <table:table-cell office:value-type="float" office:value="0.017224">
                <text:p>0.017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7">
                <text:p>787</text:p>
              </table:table-cell>
              <table:table-cell office:value-type="float" office:value="0.162213">
                <text:p>0.162213</text:p>
              </table:table-cell>
              <table:table-cell office:value-type="float" office:value="0.012871">
                <text:p>0.012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9">
                <text:p>769</text:p>
              </table:table-cell>
              <table:table-cell office:value-type="float" office:value="0.143757">
                <text:p>0.143757</text:p>
              </table:table-cell>
              <table:table-cell office:value-type="float" office:value="0.008459">
                <text:p>0.008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3">
                <text:p>793</text:p>
              </table:table-cell>
              <table:table-cell office:value-type="float" office:value="0.088178">
                <text:p>0.088178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1">
                <text:p>781</text:p>
              </table:table-cell>
              <table:table-cell office:value-type="float" office:value="0.12715">
                <text:p>0.12715</text:p>
              </table:table-cell>
              <table:table-cell office:value-type="float" office:value="0.015281">
                <text:p>0.01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9">
                <text:p>789</text:p>
              </table:table-cell>
              <table:table-cell office:value-type="float" office:value="0.106902">
                <text:p>0.106902</text:p>
              </table:table-cell>
              <table:table-cell office:value-type="float" office:value="0.012683">
                <text:p>0.012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1">
                <text:p>801</text:p>
              </table:table-cell>
              <table:table-cell office:value-type="float" office:value="0.125662">
                <text:p>0.125662</text:p>
              </table:table-cell>
              <table:table-cell office:value-type="float" office:value="0.011227">
                <text:p>0.01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  <table:table-cell office:value-type="float" office:value="0.177401">
                <text:p>0.177401</text:p>
              </table:table-cell>
              <table:table-cell office:value-type="float" office:value="0.010917">
                <text:p>0.0109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0.067018">
                <text:p>0.067018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8">
                <text:p>798</text:p>
              </table:table-cell>
              <table:table-cell office:value-type="float" office:value="0.147184">
                <text:p>0.147184</text:p>
              </table:table-cell>
              <table:table-cell office:value-type="float" office:value="0.014291">
                <text:p>0.014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35">
                <text:p>935</text:p>
              </table:table-cell>
              <table:table-cell office:value-type="float" office:value="0.824798">
                <text:p>0.8247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7">
                <text:p>667</text:p>
              </table:table-cell>
              <table:table-cell office:value-type="float" office:value="0.785238">
                <text:p>0.785238</text:p>
              </table:table-cell>
              <table:table-cell office:value-type="float" office:value="0.006658">
                <text:p>0.00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2">
                <text:p>492</text:p>
              </table:table-cell>
              <table:table-cell office:value-type="float" office:value="0.779341">
                <text:p>0.779341</text:p>
              </table:table-cell>
              <table:table-cell office:value-type="float" office:value="0.007033">
                <text:p>0.007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8">
                <text:p>628</text:p>
              </table:table-cell>
              <table:table-cell office:value-type="float" office:value="0.85869">
                <text:p>0.85869</text:p>
              </table:table-cell>
              <table:table-cell office:value-type="float" office:value="0.00627">
                <text:p>0.006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8">
                <text:p>618</text:p>
              </table:table-cell>
              <table:table-cell office:value-type="float" office:value="0.215219">
                <text:p>0.215219</text:p>
              </table:table-cell>
              <table:table-cell office:value-type="float" office:value="0.009492">
                <text:p>0.009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5">
                <text:p>715</text:p>
              </table:table-cell>
              <table:table-cell office:value-type="float" office:value="0.117642">
                <text:p>0.117642</text:p>
              </table:table-cell>
              <table:table-cell office:value-type="float" office:value="0.008448">
                <text:p>0.008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1">
                <text:p>851</text:p>
              </table:table-cell>
              <table:table-cell office:value-type="float" office:value="0.252264">
                <text:p>0.252264</text:p>
              </table:table-cell>
              <table:table-cell office:value-type="float" office:value="0.011333">
                <text:p>0.011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9">
                <text:p>899</text:p>
              </table:table-cell>
              <table:table-cell office:value-type="float" office:value="0.202584">
                <text:p>0.202584</text:p>
              </table:table-cell>
              <table:table-cell office:value-type="float" office:value="0.012249">
                <text:p>0.0122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0">
                <text:p>910</text:p>
              </table:table-cell>
              <table:table-cell office:value-type="float" office:value="0.188972">
                <text:p>0.188972</text:p>
              </table:table-cell>
              <table:table-cell office:value-type="float" office:value="0.013694">
                <text:p>0.013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6">
                <text:p>866</text:p>
              </table:table-cell>
              <table:table-cell office:value-type="float" office:value="0.200884">
                <text:p>0.200884</text:p>
              </table:table-cell>
              <table:table-cell office:value-type="float" office:value="0.018627">
                <text:p>0.018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6">
                <text:p>876</text:p>
              </table:table-cell>
              <table:table-cell office:value-type="float" office:value="0.301225">
                <text:p>0.301225</text:p>
              </table:table-cell>
              <table:table-cell office:value-type="float" office:value="0.032757">
                <text:p>0.032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4">
                <text:p>844</text:p>
              </table:table-cell>
              <table:table-cell office:value-type="float" office:value="0.231792">
                <text:p>0.231792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0">
                <text:p>840</text:p>
              </table:table-cell>
              <table:table-cell office:value-type="float" office:value="0.387426">
                <text:p>0.387426</text:p>
              </table:table-cell>
              <table:table-cell office:value-type="float" office:value="0.03389">
                <text:p>0.03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0">
                <text:p>840</text:p>
              </table:table-cell>
              <table:table-cell office:value-type="float" office:value="0.214928">
                <text:p>0.214928</text:p>
              </table:table-cell>
              <table:table-cell office:value-type="float" office:value="0.033772">
                <text:p>0.033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3">
                <text:p>833</text:p>
              </table:table-cell>
              <table:table-cell office:value-type="float" office:value="0.247631">
                <text:p>0.247631</text:p>
              </table:table-cell>
              <table:table-cell office:value-type="float" office:value="0.022734">
                <text:p>0.022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0">
                <text:p>860</text:p>
              </table:table-cell>
              <table:table-cell office:value-type="float" office:value="0.231917">
                <text:p>0.231917</text:p>
              </table:table-cell>
              <table:table-cell office:value-type="float" office:value="0.03122">
                <text:p>0.0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">
                <text:p>869</text:p>
              </table:table-cell>
              <table:table-cell office:value-type="float" office:value="0.23161">
                <text:p>0.23161</text:p>
              </table:table-cell>
              <table:table-cell office:value-type="float" office:value="0.025844">
                <text:p>0.025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8">
                <text:p>878</text:p>
              </table:table-cell>
              <table:table-cell office:value-type="float" office:value="0.390489">
                <text:p>0.390489</text:p>
              </table:table-cell>
              <table:table-cell office:value-type="float" office:value="0.032591">
                <text:p>0.032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2">
                <text:p>892</text:p>
              </table:table-cell>
              <table:table-cell office:value-type="float" office:value="0.209885">
                <text:p>0.209885</text:p>
              </table:table-cell>
              <table:table-cell office:value-type="float" office:value="0.030815">
                <text:p>0.030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8">
                <text:p>888</text:p>
              </table:table-cell>
              <table:table-cell office:value-type="float" office:value="0.299135">
                <text:p>0.299135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0.325945">
                <text:p>0.325945</text:p>
              </table:table-cell>
              <table:table-cell office:value-type="float" office:value="0.044729">
                <text:p>0.044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">
                <text:p>887</text:p>
              </table:table-cell>
              <table:table-cell office:value-type="float" office:value="0.264205">
                <text:p>0.264205</text:p>
              </table:table-cell>
              <table:table-cell office:value-type="float" office:value="0.045775">
                <text:p>0.045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1">
                <text:p>881</text:p>
              </table:table-cell>
              <table:table-cell office:value-type="float" office:value="0.384471">
                <text:p>0.384471</text:p>
              </table:table-cell>
              <table:table-cell office:value-type="float" office:value="0.031907">
                <text:p>0.031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7">
                <text:p>907</text:p>
              </table:table-cell>
              <table:table-cell office:value-type="float" office:value="0.828504">
                <text:p>0.828504</text:p>
              </table:table-cell>
              <table:table-cell office:value-type="float" office:value="0.019271">
                <text:p>0.019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7">
                <text:p>877</text:p>
              </table:table-cell>
              <table:table-cell office:value-type="float" office:value="5.002292">
                <text:p>5.002292</text:p>
              </table:table-cell>
              <table:table-cell office:value-type="float" office:value="0.015601">
                <text:p>0.0156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0">
                <text:p>810</text:p>
              </table:table-cell>
              <table:table-cell office:value-type="float" office:value="5.203758">
                <text:p>5.203758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3">
                <text:p>683</text:p>
              </table:table-cell>
              <table:table-cell office:value-type="float" office:value="4.967495">
                <text:p>4.967495</text:p>
              </table:table-cell>
              <table:table-cell office:value-type="float" office:value="0.008394">
                <text:p>0.008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9">
                <text:p>589</text:p>
              </table:table-cell>
              <table:table-cell office:value-type="float" office:value="5.145874">
                <text:p>5.145874</text:p>
              </table:table-cell>
              <table:table-cell office:value-type="float" office:value="0.006453">
                <text:p>0.006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8">
                <text:p>508</text:p>
              </table:table-cell>
              <table:table-cell office:value-type="float" office:value="4.770581">
                <text:p>4.770581</text:p>
              </table:table-cell>
              <table:table-cell office:value-type="float" office:value="0.009578">
                <text:p>0.009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3">
                <text:p>453</text:p>
              </table:table-cell>
              <table:table-cell office:value-type="float" office:value="4.622723">
                <text:p>4.622723</text:p>
              </table:table-cell>
              <table:table-cell office:value-type="float" office:value="0.010354">
                <text:p>0.010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0">
                <text:p>390</text:p>
              </table:table-cell>
              <table:table-cell office:value-type="float" office:value="4.907056">
                <text:p>4.907056</text:p>
              </table:table-cell>
              <table:table-cell office:value-type="float" office:value="0.007865">
                <text:p>0.007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6">
                <text:p>336</text:p>
              </table:table-cell>
              <table:table-cell office:value-type="float" office:value="4.953826">
                <text:p>4.953826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7">
                <text:p>287</text:p>
              </table:table-cell>
              <table:table-cell office:value-type="float" office:value="4.535526">
                <text:p>4.535526</text:p>
              </table:table-cell>
              <table:table-cell office:value-type="float" office:value="0.006634">
                <text:p>0.006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6">
                <text:p>246</text:p>
              </table:table-cell>
              <table:table-cell office:value-type="float" office:value="4.727149">
                <text:p>4.727149</text:p>
              </table:table-cell>
              <table:table-cell office:value-type="float" office:value="0.008114">
                <text:p>0.008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">
                <text:p>207</text:p>
              </table:table-cell>
              <table:table-cell office:value-type="float" office:value="3.647554">
                <text:p>3.647554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0">
                <text:p>180</text:p>
              </table:table-cell>
              <table:table-cell office:value-type="float" office:value="4.088642">
                <text:p>4.08864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.466335">
                <text:p>4.466335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5">
                <text:p>375</text:p>
              </table:table-cell>
              <table:table-cell office:value-type="float" office:value="4.661413">
                <text:p>4.661413</text:p>
              </table:table-cell>
              <table:table-cell office:value-type="float" office:value="0.012112">
                <text:p>0.012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">
                <text:p>192</text:p>
              </table:table-cell>
              <table:table-cell office:value-type="float" office:value="4.308482">
                <text:p>4.308482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8">
                <text:p>118</text:p>
              </table:table-cell>
              <table:table-cell office:value-type="float" office:value="5.49126">
                <text:p>5.49126</text:p>
              </table:table-cell>
              <table:table-cell office:value-type="float" office:value="0.006036">
                <text:p>0.006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8">
                <text:p>218</text:p>
              </table:table-cell>
              <table:table-cell office:value-type="float" office:value="4.489074">
                <text:p>4.489074</text:p>
              </table:table-cell>
              <table:table-cell office:value-type="float" office:value="0.009282">
                <text:p>0.0092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4.312638">
                <text:p>4.312638</text:p>
              </table:table-cell>
              <table:table-cell office:value-type="float" office:value="0.005301">
                <text:p>0.005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3.872055">
                <text:p>3.872055</text:p>
              </table:table-cell>
              <table:table-cell office:value-type="float" office:value="0.007198">
                <text:p>0.0071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8">
                <text:p>158</text:p>
              </table:table-cell>
              <table:table-cell office:value-type="float" office:value="4.876911">
                <text:p>4.876911</text:p>
              </table:table-cell>
              <table:table-cell office:value-type="float" office:value="0.00661">
                <text:p>0.00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4.295512">
                <text:p>4.29551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3.973793">
                <text:p>3.973793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4.310792">
                <text:p>4.310792</text:p>
              </table:table-cell>
              <table:table-cell office:value-type="float" office:value="0.012094">
                <text:p>0.012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2">
                <text:p>122</text:p>
              </table:table-cell>
              <table:table-cell office:value-type="float" office:value="3.763671">
                <text:p>3.763671</text:p>
              </table:table-cell>
              <table:table-cell office:value-type="float" office:value="0.007678">
                <text:p>0.0076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  <table:table-cell office:value-type="float" office:value="5.612396">
                <text:p>5.612396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8">
                <text:p>208</text:p>
              </table:table-cell>
              <table:table-cell office:value-type="float" office:value="4.641187">
                <text:p>4.64118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1">
                <text:p>141</text:p>
              </table:table-cell>
              <table:table-cell office:value-type="float" office:value="4.211275">
                <text:p>4.211275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6">
                <text:p>216</text:p>
              </table:table-cell>
              <table:table-cell office:value-type="float" office:value="3.892531">
                <text:p>3.892531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3.342067">
                <text:p>3.342067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">
                <text:p>93</text:p>
              </table:table-cell>
              <table:table-cell office:value-type="float" office:value="3.676139">
                <text:p>3.676139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3.802104">
                <text:p>3.802104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4">
                <text:p>184</text:p>
              </table:table-cell>
              <table:table-cell office:value-type="float" office:value="3.48505">
                <text:p>3.48505</text:p>
              </table:table-cell>
              <table:table-cell office:value-type="float" office:value="0.007295">
                <text:p>0.0072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1">
                <text:p>181</text:p>
              </table:table-cell>
              <table:table-cell office:value-type="float" office:value="2.822476">
                <text:p>2.822476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4">
                <text:p>194</text:p>
              </table:table-cell>
              <table:table-cell office:value-type="float" office:value="3.364153">
                <text:p>3.364153</text:p>
              </table:table-cell>
              <table:table-cell office:value-type="float" office:value="0.008555">
                <text:p>0.0085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1">
                <text:p>241</text:p>
              </table:table-cell>
              <table:table-cell office:value-type="float" office:value="3.455262">
                <text:p>3.455262</text:p>
              </table:table-cell>
              <table:table-cell office:value-type="float" office:value="0.005489">
                <text:p>0.0054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0">
                <text:p>220</text:p>
              </table:table-cell>
              <table:table-cell office:value-type="float" office:value="3.898225">
                <text:p>3.898225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9">
                <text:p>199</text:p>
              </table:table-cell>
              <table:table-cell office:value-type="float" office:value="2.052419">
                <text:p>2.052419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">
                <text:p>185</text:p>
              </table:table-cell>
              <table:table-cell office:value-type="float" office:value="2.561075">
                <text:p>2.561075</text:p>
              </table:table-cell>
              <table:table-cell office:value-type="float" office:value="0.009523">
                <text:p>0.009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2.307026">
                <text:p>2.307026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">
                <text:p>159</text:p>
              </table:table-cell>
              <table:table-cell office:value-type="float" office:value="2.457314">
                <text:p>2.457314</text:p>
              </table:table-cell>
              <table:table-cell office:value-type="float" office:value="0.005011">
                <text:p>0.005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2.670233">
                <text:p>2.670233</text:p>
              </table:table-cell>
              <table:table-cell office:value-type="float" office:value="0.004492">
                <text:p>0.004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5">
                <text:p>135</text:p>
              </table:table-cell>
              <table:table-cell office:value-type="float" office:value="2.215871">
                <text:p>2.215871</text:p>
              </table:table-cell>
              <table:table-cell office:value-type="float" office:value="0.005428">
                <text:p>0.0054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">
                <text:p>126</text:p>
              </table:table-cell>
              <table:table-cell office:value-type="float" office:value="2.0437">
                <text:p>2.0437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">
                <text:p>117</text:p>
              </table:table-cell>
              <table:table-cell office:value-type="float" office:value="1.658904">
                <text:p>1.658904</text:p>
              </table:table-cell>
              <table:table-cell office:value-type="float" office:value="0.005604">
                <text:p>0.005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0">
                <text:p>110</text:p>
              </table:table-cell>
              <table:table-cell office:value-type="float" office:value="2.159686">
                <text:p>2.159686</text:p>
              </table:table-cell>
              <table:table-cell office:value-type="float" office:value="0.005292">
                <text:p>0.0052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">
                <text:p>102</text:p>
              </table:table-cell>
              <table:table-cell office:value-type="float" office:value="2.756284">
                <text:p>2.756284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">
                <text:p>94</text:p>
              </table:table-cell>
              <table:table-cell office:value-type="float" office:value="2.362365">
                <text:p>2.362365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1.947714">
                <text:p>1.947714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">
                <text:p>83</text:p>
              </table:table-cell>
              <table:table-cell office:value-type="float" office:value="1.517778">
                <text:p>1.517778</text:p>
              </table:table-cell>
              <table:table-cell office:value-type="float" office:value="0.005459">
                <text:p>0.0054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3.250751">
                <text:p>3.250751</text:p>
              </table:table-cell>
              <table:table-cell office:value-type="float" office:value="0.005439">
                <text:p>0.0054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7">
                <text:p>127</text:p>
              </table:table-cell>
              <table:table-cell office:value-type="float" office:value="2.077776">
                <text:p>2.077776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559493">
                <text:p>1.559493</text:p>
              </table:table-cell>
              <table:table-cell office:value-type="float" office:value="0.005694">
                <text:p>0.005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2.172504">
                <text:p>2.172504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1">
                <text:p>691</text:p>
              </table:table-cell>
              <table:table-cell office:value-type="float" office:value="2.617113">
                <text:p>2.617113</text:p>
              </table:table-cell>
              <table:table-cell office:value-type="float" office:value="0.009457">
                <text:p>0.0094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4">
                <text:p>364</text:p>
              </table:table-cell>
              <table:table-cell office:value-type="float" office:value="2.509281">
                <text:p>2.509281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0">
                <text:p>270</text:p>
              </table:table-cell>
              <table:table-cell office:value-type="float" office:value="2.665597">
                <text:p>2.665597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0">
                <text:p>510</text:p>
              </table:table-cell>
              <table:table-cell office:value-type="float" office:value="2.594509">
                <text:p>2.59450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1">
                <text:p>411</text:p>
              </table:table-cell>
              <table:table-cell office:value-type="float" office:value="2.430833">
                <text:p>2.430833</text:p>
              </table:table-cell>
              <table:table-cell office:value-type="float" office:value="0.010096">
                <text:p>0.0100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1">
                <text:p>371</text:p>
              </table:table-cell>
              <table:table-cell office:value-type="float" office:value="1.733543">
                <text:p>1.733543</text:p>
              </table:table-cell>
              <table:table-cell office:value-type="float" office:value="0.005674">
                <text:p>0.0056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4">
                <text:p>534</text:p>
              </table:table-cell>
              <table:table-cell office:value-type="float" office:value="3.810368">
                <text:p>3.810368</text:p>
              </table:table-cell>
              <table:table-cell office:value-type="float" office:value="0.006545">
                <text:p>0.0065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4">
                <text:p>544</text:p>
              </table:table-cell>
              <table:table-cell office:value-type="float" office:value="7.38076">
                <text:p>7.38076</text:p>
              </table:table-cell>
              <table:table-cell office:value-type="float" office:value="0.008497">
                <text:p>0.0084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5">
                <text:p>445</text:p>
              </table:table-cell>
              <table:table-cell office:value-type="float" office:value="6.658205">
                <text:p>6.658205</text:p>
              </table:table-cell>
              <table:table-cell office:value-type="float" office:value="0.006798">
                <text:p>0.006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2">
                <text:p>412</text:p>
              </table:table-cell>
              <table:table-cell office:value-type="float" office:value="5.637985">
                <text:p>5.637985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1">
                <text:p>311</text:p>
              </table:table-cell>
              <table:table-cell office:value-type="float" office:value="6.055207">
                <text:p>6.055207</text:p>
              </table:table-cell>
              <table:table-cell office:value-type="float" office:value="0.008605">
                <text:p>0.0086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6.741209">
                <text:p>6.741209</text:p>
              </table:table-cell>
              <table:table-cell office:value-type="float" office:value="0.006456">
                <text:p>0.006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">
                <text:p>204</text:p>
              </table:table-cell>
              <table:table-cell office:value-type="float" office:value="8.227782">
                <text:p>8.227782</text:p>
              </table:table-cell>
              <table:table-cell office:value-type="float" office:value="0.005299">
                <text:p>0.0052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7">
                <text:p>217</text:p>
              </table:table-cell>
              <table:table-cell office:value-type="float" office:value="5.44609">
                <text:p>5.44609</text:p>
              </table:table-cell>
              <table:table-cell office:value-type="float" office:value="0.008002">
                <text:p>0.008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6">
                <text:p>276</text:p>
              </table:table-cell>
              <table:table-cell office:value-type="float" office:value="6.666724">
                <text:p>6.666724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6.494696">
                <text:p>6.494696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5.670228">
                <text:p>5.670228</text:p>
              </table:table-cell>
              <table:table-cell office:value-type="float" office:value="0.011703">
                <text:p>0.011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">
                <text:p>180</text:p>
              </table:table-cell>
              <table:table-cell office:value-type="float" office:value="5.749762">
                <text:p>5.749762</text:p>
              </table:table-cell>
              <table:table-cell office:value-type="float" office:value="0.008838">
                <text:p>0.0088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3">
                <text:p>163</text:p>
              </table:table-cell>
              <table:table-cell office:value-type="float" office:value="5.244819">
                <text:p>5.244819</text:p>
              </table:table-cell>
              <table:table-cell office:value-type="float" office:value="0.006213">
                <text:p>0.0062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8">
                <text:p>148</text:p>
              </table:table-cell>
              <table:table-cell office:value-type="float" office:value="6.619156">
                <text:p>6.619156</text:p>
              </table:table-cell>
              <table:table-cell office:value-type="float" office:value="0.009224">
                <text:p>0.009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5.128657">
                <text:p>5.128657</text:p>
              </table:table-cell>
              <table:table-cell office:value-type="float" office:value="0.008232">
                <text:p>0.0082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5">
                <text:p>145</text:p>
              </table:table-cell>
              <table:table-cell office:value-type="float" office:value="5.985609">
                <text:p>5.985609</text:p>
              </table:table-cell>
              <table:table-cell office:value-type="float" office:value="0.007831">
                <text:p>0.0078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">
                <text:p>120</text:p>
              </table:table-cell>
              <table:table-cell office:value-type="float" office:value="5.651601">
                <text:p>5.651601</text:p>
              </table:table-cell>
              <table:table-cell office:value-type="float" office:value="0.007723">
                <text:p>0.0077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">
                <text:p>105</text:p>
              </table:table-cell>
              <table:table-cell office:value-type="float" office:value="5.489625">
                <text:p>5.489625</text:p>
              </table:table-cell>
              <table:table-cell office:value-type="float" office:value="0.006073">
                <text:p>0.0060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">
                <text:p>103</text:p>
              </table:table-cell>
              <table:table-cell office:value-type="float" office:value="4.340653">
                <text:p>4.340653</text:p>
              </table:table-cell>
              <table:table-cell office:value-type="float" office:value="0.005655">
                <text:p>0.0056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">
                <text:p>90</text:p>
              </table:table-cell>
              <table:table-cell office:value-type="float" office:value="5.191503">
                <text:p>5.191503</text:p>
              </table:table-cell>
              <table:table-cell office:value-type="float" office:value="0.005644">
                <text:p>0.0056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">
                <text:p>80</text:p>
              </table:table-cell>
              <table:table-cell office:value-type="float" office:value="3.812617">
                <text:p>3.812617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">
                <text:p>75</text:p>
              </table:table-cell>
              <table:table-cell office:value-type="float" office:value="5.758373">
                <text:p>5.758373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5.102025">
                <text:p>5.102025</text:p>
              </table:table-cell>
              <table:table-cell office:value-type="float" office:value="0.009533">
                <text:p>0.0095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">
                <text:p>66</text:p>
              </table:table-cell>
              <table:table-cell office:value-type="float" office:value="3.261926">
                <text:p>3.261926</text:p>
              </table:table-cell>
              <table:table-cell office:value-type="float" office:value="0.010276">
                <text:p>0.010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">
                <text:p>69</text:p>
              </table:table-cell>
              <table:table-cell office:value-type="float" office:value="5.018551">
                <text:p>5.018551</text:p>
              </table:table-cell>
              <table:table-cell office:value-type="float" office:value="0.008531">
                <text:p>0.0085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">
                <text:p>68</text:p>
              </table:table-cell>
              <table:table-cell office:value-type="float" office:value="3.849145">
                <text:p>3.849145</text:p>
              </table:table-cell>
              <table:table-cell office:value-type="float" office:value="0.00619">
                <text:p>0.006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">
                <text:p>71</text:p>
              </table:table-cell>
              <table:table-cell office:value-type="float" office:value="4.149291">
                <text:p>4.149291</text:p>
              </table:table-cell>
              <table:table-cell office:value-type="float" office:value="0.009616">
                <text:p>0.0096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">
                <text:p>64</text:p>
              </table:table-cell>
              <table:table-cell office:value-type="float" office:value="4.239486">
                <text:p>4.239486</text:p>
              </table:table-cell>
              <table:table-cell office:value-type="float" office:value="0.006857">
                <text:p>0.0068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">
                <text:p>61</text:p>
              </table:table-cell>
              <table:table-cell office:value-type="float" office:value="2.544439">
                <text:p>2.544439</text:p>
              </table:table-cell>
              <table:table-cell office:value-type="float" office:value="0.005469">
                <text:p>0.0054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">
                <text:p>60</text:p>
              </table:table-cell>
              <table:table-cell office:value-type="float" office:value="5.097898">
                <text:p>5.097898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3.294957">
                <text:p>3.294957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">
                <text:p>53</text:p>
              </table:table-cell>
              <table:table-cell office:value-type="float" office:value="3.80636">
                <text:p>3.80636</text:p>
              </table:table-cell>
              <table:table-cell office:value-type="float" office:value="0.010713">
                <text:p>0.0107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">
                <text:p>49</text:p>
              </table:table-cell>
              <table:table-cell office:value-type="float" office:value="2.721777">
                <text:p>2.721777</text:p>
              </table:table-cell>
              <table:table-cell office:value-type="float" office:value="0.002943">
                <text:p>0.0029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">
                <text:p>45</text:p>
              </table:table-cell>
              <table:table-cell office:value-type="float" office:value="3.056414">
                <text:p>3.056414</text:p>
              </table:table-cell>
              <table:table-cell office:value-type="float" office:value="0.007978">
                <text:p>0.0079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">
                <text:p>43</text:p>
              </table:table-cell>
              <table:table-cell office:value-type="float" office:value="1.227353">
                <text:p>1.227353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0">
                <text:p>320</text:p>
              </table:table-cell>
              <table:table-cell office:value-type="float" office:value="3.33445">
                <text:p>3.33445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4">
                <text:p>134</text:p>
              </table:table-cell>
              <table:table-cell office:value-type="float" office:value="3.663297">
                <text:p>3.663297</text:p>
              </table:table-cell>
              <table:table-cell office:value-type="float" office:value="0.006193">
                <text:p>0.0061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">
                <text:p>81</text:p>
              </table:table-cell>
              <table:table-cell office:value-type="float" office:value="2.293808">
                <text:p>2.293808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">
                <text:p>146</text:p>
              </table:table-cell>
              <table:table-cell office:value-type="float" office:value="3.092078">
                <text:p>3.092078</text:p>
              </table:table-cell>
              <table:table-cell office:value-type="float" office:value="0.006738">
                <text:p>0.0067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">
                <text:p>109</text:p>
              </table:table-cell>
              <table:table-cell office:value-type="float" office:value="3.100662">
                <text:p>3.100662</text:p>
              </table:table-cell>
              <table:table-cell office:value-type="float" office:value="0.004304">
                <text:p>0.004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5">
                <text:p>105</text:p>
              </table:table-cell>
              <table:table-cell office:value-type="float" office:value="2.243673">
                <text:p>2.243673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">
                <text:p>149</text:p>
              </table:table-cell>
              <table:table-cell office:value-type="float" office:value="2.861036">
                <text:p>2.861036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">
                <text:p>202</text:p>
              </table:table-cell>
              <table:table-cell office:value-type="float" office:value="2.828341">
                <text:p>2.828341</text:p>
              </table:table-cell>
              <table:table-cell office:value-type="float" office:value="0.017927">
                <text:p>0.0179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1">
                <text:p>471</text:p>
              </table:table-cell>
              <table:table-cell office:value-type="float" office:value="2.830379">
                <text:p>2.830379</text:p>
              </table:table-cell>
              <table:table-cell office:value-type="float" office:value="0.013113">
                <text:p>0.013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7">
                <text:p>217</text:p>
              </table:table-cell>
              <table:table-cell office:value-type="float" office:value="2.422324">
                <text:p>2.422324</text:p>
              </table:table-cell>
              <table:table-cell office:value-type="float" office:value="0.004508">
                <text:p>0.004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">
                <text:p>141</text:p>
              </table:table-cell>
              <table:table-cell office:value-type="float" office:value="2.088641">
                <text:p>2.088641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9">
                <text:p>459</text:p>
              </table:table-cell>
              <table:table-cell office:value-type="float" office:value="2.193229">
                <text:p>2.193229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3">
                <text:p>263</text:p>
              </table:table-cell>
              <table:table-cell office:value-type="float" office:value="1.83622">
                <text:p>1.83622</text:p>
              </table:table-cell>
              <table:table-cell office:value-type="float" office:value="0.008234">
                <text:p>0.008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1.611478">
                <text:p>1.611478</text:p>
              </table:table-cell>
              <table:table-cell office:value-type="float" office:value="0.007191">
                <text:p>0.0071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7">
                <text:p>397</text:p>
              </table:table-cell>
              <table:table-cell office:value-type="float" office:value="1.61816">
                <text:p>1.61816</text:p>
              </table:table-cell>
              <table:table-cell office:value-type="float" office:value="0.007613">
                <text:p>0.0076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0">
                <text:p>340</text:p>
              </table:table-cell>
              <table:table-cell office:value-type="float" office:value="1.39461">
                <text:p>1.39461</text:p>
              </table:table-cell>
              <table:table-cell office:value-type="float" office:value="0.005389">
                <text:p>0.0053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4">
                <text:p>334</text:p>
              </table:table-cell>
              <table:table-cell office:value-type="float" office:value="1.120032">
                <text:p>1.120032</text:p>
              </table:table-cell>
              <table:table-cell office:value-type="float" office:value="0.006442">
                <text:p>0.0064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1">
                <text:p>331</text:p>
              </table:table-cell>
              <table:table-cell office:value-type="float" office:value="1.125145">
                <text:p>1.125145</text:p>
              </table:table-cell>
              <table:table-cell office:value-type="float" office:value="0.008127">
                <text:p>0.0081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4">
                <text:p>324</text:p>
              </table:table-cell>
              <table:table-cell office:value-type="float" office:value="1.076883">
                <text:p>1.076883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2">
                <text:p>292</text:p>
              </table:table-cell>
              <table:table-cell office:value-type="float" office:value="1.573757">
                <text:p>1.573757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6">
                <text:p>206</text:p>
              </table:table-cell>
              <table:table-cell office:value-type="float" office:value="1.561113">
                <text:p>1.561113</text:p>
              </table:table-cell>
              <table:table-cell office:value-type="float" office:value="0.005762">
                <text:p>0.0057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3">
                <text:p>163</text:p>
              </table:table-cell>
              <table:table-cell office:value-type="float" office:value="1.14081">
                <text:p>1.14081</text:p>
              </table:table-cell>
              <table:table-cell office:value-type="float" office:value="0.007892">
                <text:p>0.0078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6">
                <text:p>206</text:p>
              </table:table-cell>
              <table:table-cell office:value-type="float" office:value="1.012947">
                <text:p>1.012947</text:p>
              </table:table-cell>
              <table:table-cell office:value-type="float" office:value="0.007807">
                <text:p>0.0078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0.530011">
                <text:p>0.530011</text:p>
              </table:table-cell>
              <table:table-cell office:value-type="float" office:value="0.010514">
                <text:p>0.010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0">
                <text:p>330</text:p>
              </table:table-cell>
              <table:table-cell office:value-type="float" office:value="0.528994">
                <text:p>0.528994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0">
                <text:p>310</text:p>
              </table:table-cell>
              <table:table-cell office:value-type="float" office:value="0.330972">
                <text:p>0.330972</text:p>
              </table:table-cell>
              <table:table-cell office:value-type="float" office:value="0.010316">
                <text:p>0.0103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3">
                <text:p>303</text:p>
              </table:table-cell>
              <table:table-cell office:value-type="float" office:value="0.242179">
                <text:p>0.242179</text:p>
              </table:table-cell>
              <table:table-cell office:value-type="float" office:value="0.006279">
                <text:p>0.0062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6">
                <text:p>296</text:p>
              </table:table-cell>
              <table:table-cell office:value-type="float" office:value="0.193131">
                <text:p>0.193131</text:p>
              </table:table-cell>
              <table:table-cell office:value-type="float" office:value="0.008509">
                <text:p>0.0085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0">
                <text:p>530</text:p>
              </table:table-cell>
              <table:table-cell office:value-type="float" office:value="0.65137">
                <text:p>0.65137</text:p>
              </table:table-cell>
              <table:table-cell office:value-type="float" office:value="0.015752">
                <text:p>0.0157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1">
                <text:p>561</text:p>
              </table:table-cell>
              <table:table-cell office:value-type="float" office:value="0.858758">
                <text:p>0.858758</text:p>
              </table:table-cell>
              <table:table-cell office:value-type="float" office:value="0.004966">
                <text:p>0.0049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9">
                <text:p>659</text:p>
              </table:table-cell>
              <table:table-cell office:value-type="float" office:value="1.500875">
                <text:p>1.500875</text:p>
              </table:table-cell>
              <table:table-cell office:value-type="float" office:value="0.007438">
                <text:p>0.0074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9">
                <text:p>439</text:p>
              </table:table-cell>
              <table:table-cell office:value-type="float" office:value="1.879661">
                <text:p>1.879661</text:p>
              </table:table-cell>
              <table:table-cell office:value-type="float" office:value="0.01255">
                <text:p>0.012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">
                <text:p>354</text:p>
              </table:table-cell>
              <table:table-cell office:value-type="float" office:value="1.983899">
                <text:p>1.983899</text:p>
              </table:table-cell>
              <table:table-cell office:value-type="float" office:value="0.026967">
                <text:p>0.026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0">
                <text:p>640</text:p>
              </table:table-cell>
              <table:table-cell office:value-type="float" office:value="1.093882">
                <text:p>1.093882</text:p>
              </table:table-cell>
              <table:table-cell office:value-type="float" office:value="0.017405">
                <text:p>0.017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6">
                <text:p>576</text:p>
              </table:table-cell>
              <table:table-cell office:value-type="float" office:value="0.774781">
                <text:p>0.774781</text:p>
              </table:table-cell>
              <table:table-cell office:value-type="float" office:value="0.020506">
                <text:p>0.0205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5">
                <text:p>835</text:p>
              </table:table-cell>
              <table:table-cell office:value-type="float" office:value="2.067723">
                <text:p>2.067723</text:p>
              </table:table-cell>
              <table:table-cell office:value-type="float" office:value="0.03065">
                <text:p>0.030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3">
                <text:p>783</text:p>
              </table:table-cell>
              <table:table-cell office:value-type="float" office:value="5.734363">
                <text:p>5.734363</text:p>
              </table:table-cell>
              <table:table-cell office:value-type="float" office:value="0.046851">
                <text:p>0.046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6">
                <text:p>966</text:p>
              </table:table-cell>
              <table:table-cell office:value-type="float" office:value="5.754886">
                <text:p>5.754886</text:p>
              </table:table-cell>
              <table:table-cell office:value-type="float" office:value="0.019428">
                <text:p>0.0194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6">
                <text:p>676</text:p>
              </table:table-cell>
              <table:table-cell office:value-type="float" office:value="4.774169">
                <text:p>4.774169</text:p>
              </table:table-cell>
              <table:table-cell office:value-type="float" office:value="0.008675">
                <text:p>0.008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4">
                <text:p>574</text:p>
              </table:table-cell>
              <table:table-cell office:value-type="float" office:value="4.403128">
                <text:p>4.403128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2">
                <text:p>532</text:p>
              </table:table-cell>
              <table:table-cell office:value-type="float" office:value="4.453975">
                <text:p>4.453975</text:p>
              </table:table-cell>
              <table:table-cell office:value-type="float" office:value="0.005181">
                <text:p>0.0051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1">
                <text:p>491</text:p>
              </table:table-cell>
              <table:table-cell office:value-type="float" office:value="4.354153">
                <text:p>4.354153</text:p>
              </table:table-cell>
              <table:table-cell office:value-type="float" office:value="0.007393">
                <text:p>0.0073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">
                <text:p>416</text:p>
              </table:table-cell>
              <table:table-cell office:value-type="float" office:value="4.30077">
                <text:p>4.30077</text:p>
              </table:table-cell>
              <table:table-cell office:value-type="float" office:value="0.005713">
                <text:p>0.0057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4">
                <text:p>384</text:p>
              </table:table-cell>
              <table:table-cell office:value-type="float" office:value="4.204832">
                <text:p>4.204832</text:p>
              </table:table-cell>
              <table:table-cell office:value-type="float" office:value="0.008212">
                <text:p>0.008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1">
                <text:p>421</text:p>
              </table:table-cell>
              <table:table-cell office:value-type="float" office:value="5.11425">
                <text:p>5.11425</text:p>
              </table:table-cell>
              <table:table-cell office:value-type="float" office:value="0.004189">
                <text:p>0.0041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4.081152">
                <text:p>4.081152</text:p>
              </table:table-cell>
              <table:table-cell office:value-type="float" office:value="0.006253">
                <text:p>0.006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8">
                <text:p>158</text:p>
              </table:table-cell>
              <table:table-cell office:value-type="float" office:value="5.405598">
                <text:p>5.405598</text:p>
              </table:table-cell>
              <table:table-cell office:value-type="float" office:value="0.011753">
                <text:p>0.0117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6">
                <text:p>216</text:p>
              </table:table-cell>
              <table:table-cell office:value-type="float" office:value="3.620293">
                <text:p>3.620293</text:p>
              </table:table-cell>
              <table:table-cell office:value-type="float" office:value="0.008827">
                <text:p>0.0088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">
                <text:p>243</text:p>
              </table:table-cell>
              <table:table-cell office:value-type="float" office:value="3.692864">
                <text:p>3.692864</text:p>
              </table:table-cell>
              <table:table-cell office:value-type="float" office:value="0.005442">
                <text:p>0.0054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7">
                <text:p>277</text:p>
              </table:table-cell>
              <table:table-cell office:value-type="float" office:value="4.056251">
                <text:p>4.056251</text:p>
              </table:table-cell>
              <table:table-cell office:value-type="float" office:value="0.006133">
                <text:p>0.006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3">
                <text:p>233</text:p>
              </table:table-cell>
              <table:table-cell office:value-type="float" office:value="3.975058">
                <text:p>3.975058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">
                <text:p>212</text:p>
              </table:table-cell>
              <table:table-cell office:value-type="float" office:value="3.106695">
                <text:p>3.106695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8">
                <text:p>198</text:p>
              </table:table-cell>
              <table:table-cell office:value-type="float" office:value="3.791031">
                <text:p>3.791031</text:p>
              </table:table-cell>
              <table:table-cell office:value-type="float" office:value="0.008104">
                <text:p>0.0081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3">
                <text:p>173</text:p>
              </table:table-cell>
              <table:table-cell office:value-type="float" office:value="4.321027">
                <text:p>4.321027</text:p>
              </table:table-cell>
              <table:table-cell office:value-type="float" office:value="0.005615">
                <text:p>0.0056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2">
                <text:p>152</text:p>
              </table:table-cell>
              <table:table-cell office:value-type="float" office:value="2.901521">
                <text:p>2.901521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">
                <text:p>137</text:p>
              </table:table-cell>
              <table:table-cell office:value-type="float" office:value="3.781712">
                <text:p>3.781712</text:p>
              </table:table-cell>
              <table:table-cell office:value-type="float" office:value="0.005095">
                <text:p>0.0050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4">
                <text:p>124</text:p>
              </table:table-cell>
              <table:table-cell office:value-type="float" office:value="3.746293">
                <text:p>3.746293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1">
                <text:p>111</text:p>
              </table:table-cell>
              <table:table-cell office:value-type="float" office:value="4.149789">
                <text:p>4.149789</text:p>
              </table:table-cell>
              <table:table-cell office:value-type="float" office:value="0.006333">
                <text:p>0.006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2">
                <text:p>372</text:p>
              </table:table-cell>
              <table:table-cell office:value-type="float" office:value="4.166553">
                <text:p>4.166553</text:p>
              </table:table-cell>
              <table:table-cell office:value-type="float" office:value="0.005638">
                <text:p>0.0056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4.072518">
                <text:p>4.072518</text:p>
              </table:table-cell>
              <table:table-cell office:value-type="float" office:value="0.005372">
                <text:p>0.0053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3">
                <text:p>143</text:p>
              </table:table-cell>
              <table:table-cell office:value-type="float" office:value="4.569251">
                <text:p>4.569251</text:p>
              </table:table-cell>
              <table:table-cell office:value-type="float" office:value="0.004494">
                <text:p>0.0044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.63019">
                <text:p>3.63019</text:p>
              </table:table-cell>
              <table:table-cell office:value-type="float" office:value="0.007964">
                <text:p>0.0079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3">
                <text:p>243</text:p>
              </table:table-cell>
              <table:table-cell office:value-type="float" office:value="4.055918">
                <text:p>4.055918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5">
                <text:p>315</text:p>
              </table:table-cell>
              <table:table-cell office:value-type="float" office:value="2.895471">
                <text:p>2.895471</text:p>
              </table:table-cell>
              <table:table-cell office:value-type="float" office:value="0.007048">
                <text:p>0.007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0">
                <text:p>290</text:p>
              </table:table-cell>
              <table:table-cell office:value-type="float" office:value="3.654305">
                <text:p>3.654305</text:p>
              </table:table-cell>
              <table:table-cell office:value-type="float" office:value="0.008277">
                <text:p>0.0082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">
                <text:p>264</text:p>
              </table:table-cell>
              <table:table-cell office:value-type="float" office:value="3.449203">
                <text:p>3.449203</text:p>
              </table:table-cell>
              <table:table-cell office:value-type="float" office:value="0.006103">
                <text:p>0.006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2">
                <text:p>252</text:p>
              </table:table-cell>
              <table:table-cell office:value-type="float" office:value="3.421017">
                <text:p>3.421017</text:p>
              </table:table-cell>
              <table:table-cell office:value-type="float" office:value="0.004563">
                <text:p>0.0045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1">
                <text:p>231</text:p>
              </table:table-cell>
              <table:table-cell office:value-type="float" office:value="3.518138">
                <text:p>3.518138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6">
                <text:p>216</text:p>
              </table:table-cell>
              <table:table-cell office:value-type="float" office:value="3.275196">
                <text:p>3.275196</text:p>
              </table:table-cell>
              <table:table-cell office:value-type="float" office:value="0.005557">
                <text:p>0.0055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2">
                <text:p>202</text:p>
              </table:table-cell>
              <table:table-cell office:value-type="float" office:value="3.001024">
                <text:p>3.001024</text:p>
              </table:table-cell>
              <table:table-cell office:value-type="float" office:value="0.005714">
                <text:p>0.005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0">
                <text:p>190</text:p>
              </table:table-cell>
              <table:table-cell office:value-type="float" office:value="3.972541">
                <text:p>3.972541</text:p>
              </table:table-cell>
              <table:table-cell office:value-type="float" office:value="0.004845">
                <text:p>0.0048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">
                <text:p>176</text:p>
              </table:table-cell>
              <table:table-cell office:value-type="float" office:value="2.865087">
                <text:p>2.865087</text:p>
              </table:table-cell>
              <table:table-cell office:value-type="float" office:value="0.007739">
                <text:p>0.0077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">
                <text:p>164</text:p>
              </table:table-cell>
              <table:table-cell office:value-type="float" office:value="3.070648">
                <text:p>3.070648</text:p>
              </table:table-cell>
              <table:table-cell office:value-type="float" office:value="0.005426">
                <text:p>0.0054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">
                <text:p>158</text:p>
              </table:table-cell>
              <table:table-cell office:value-type="float" office:value="4.136788">
                <text:p>4.136788</text:p>
              </table:table-cell>
              <table:table-cell office:value-type="float" office:value="0.005844">
                <text:p>0.0058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3">
                <text:p>143</text:p>
              </table:table-cell>
              <table:table-cell office:value-type="float" office:value="3.171733">
                <text:p>3.171733</text:p>
              </table:table-cell>
              <table:table-cell office:value-type="float" office:value="0.006572">
                <text:p>0.0065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4">
                <text:p>134</text:p>
              </table:table-cell>
              <table:table-cell office:value-type="float" office:value="3.011862">
                <text:p>3.011862</text:p>
              </table:table-cell>
              <table:table-cell office:value-type="float" office:value="0.006929">
                <text:p>0.0069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6">
                <text:p>126</text:p>
              </table:table-cell>
              <table:table-cell office:value-type="float" office:value="3.617105">
                <text:p>3.617105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3.869365">
                <text:p>3.869365</text:p>
              </table:table-cell>
              <table:table-cell office:value-type="float" office:value="0.00727">
                <text:p>0.007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8">
                <text:p>108</text:p>
              </table:table-cell>
              <table:table-cell office:value-type="float" office:value="3.725823">
                <text:p>3.725823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.523341">
                <text:p>2.523341</text:p>
              </table:table-cell>
              <table:table-cell office:value-type="float" office:value="0.005464">
                <text:p>0.005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">
                <text:p>96</text:p>
              </table:table-cell>
              <table:table-cell office:value-type="float" office:value="3.668219">
                <text:p>3.668219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9">
                <text:p>89</text:p>
              </table:table-cell>
              <table:table-cell office:value-type="float" office:value="2.835484">
                <text:p>2.835484</text:p>
              </table:table-cell>
              <table:table-cell office:value-type="float" office:value="0.010959">
                <text:p>0.0109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">
                <text:p>84</text:p>
              </table:table-cell>
              <table:table-cell office:value-type="float" office:value="2.966476">
                <text:p>2.96647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">
                <text:p>79</text:p>
              </table:table-cell>
              <table:table-cell office:value-type="float" office:value="3.782747">
                <text:p>3.782747</text:p>
              </table:table-cell>
              <table:table-cell office:value-type="float" office:value="0.004727">
                <text:p>0.0047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">
                <text:p>74</text:p>
              </table:table-cell>
              <table:table-cell office:value-type="float" office:value="3.361017">
                <text:p>3.361017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">
                <text:p>89</text:p>
              </table:table-cell>
              <table:table-cell office:value-type="float" office:value="3.729456">
                <text:p>3.729456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3">
                <text:p>163</text:p>
              </table:table-cell>
              <table:table-cell office:value-type="float" office:value="3.533499">
                <text:p>3.533499</text:p>
              </table:table-cell>
              <table:table-cell office:value-type="float" office:value="0.008676">
                <text:p>0.0086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5">
                <text:p>245</text:p>
              </table:table-cell>
              <table:table-cell office:value-type="float" office:value="2.729268">
                <text:p>2.729268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8">
                <text:p>258</text:p>
              </table:table-cell>
              <table:table-cell office:value-type="float" office:value="3.6559">
                <text:p>3.6559</text:p>
              </table:table-cell>
              <table:table-cell office:value-type="float" office:value="0.007601">
                <text:p>0.0076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8">
                <text:p>278</text:p>
              </table:table-cell>
              <table:table-cell office:value-type="float" office:value="3.130604">
                <text:p>3.130604</text:p>
              </table:table-cell>
              <table:table-cell office:value-type="float" office:value="0.006555">
                <text:p>0.0065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">
                <text:p>300</text:p>
              </table:table-cell>
              <table:table-cell office:value-type="float" office:value="2.951628">
                <text:p>2.951628</text:p>
              </table:table-cell>
              <table:table-cell office:value-type="float" office:value="0.008458">
                <text:p>0.0084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2.468382">
                <text:p>2.468382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">
                <text:p>322</text:p>
              </table:table-cell>
              <table:table-cell office:value-type="float" office:value="3.207592">
                <text:p>3.207592</text:p>
              </table:table-cell>
              <table:table-cell office:value-type="float" office:value="0.010744">
                <text:p>0.0107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8">
                <text:p>328</text:p>
              </table:table-cell>
              <table:table-cell office:value-type="float" office:value="2.613497">
                <text:p>2.613497</text:p>
              </table:table-cell>
              <table:table-cell office:value-type="float" office:value="0.005094">
                <text:p>0.0050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  <table:table-cell office:value-type="float" office:value="2.754769">
                <text:p>2.754769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1">
                <text:p>331</text:p>
              </table:table-cell>
              <table:table-cell office:value-type="float" office:value="2.136409">
                <text:p>2.136409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5">
                <text:p>325</text:p>
              </table:table-cell>
              <table:table-cell office:value-type="float" office:value="0.034592">
                <text:p>0.034592</text:p>
              </table:table-cell>
              <table:table-cell office:value-type="float" office:value="0.006399">
                <text:p>0.0063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1">
                <text:p>341</text:p>
              </table:table-cell>
              <table:table-cell office:value-type="float" office:value="0.029088">
                <text:p>0.029088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6">
                <text:p>356</text:p>
              </table:table-cell>
              <table:table-cell office:value-type="float" office:value="0.027651">
                <text:p>0.027651</text:p>
              </table:table-cell>
              <table:table-cell office:value-type="float" office:value="0.005252">
                <text:p>0.0052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7">
                <text:p>377</text:p>
              </table:table-cell>
              <table:table-cell office:value-type="float" office:value="0.032008">
                <text:p>0.032008</text:p>
              </table:table-cell>
              <table:table-cell office:value-type="float" office:value="0.005143">
                <text:p>0.0051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2">
                <text:p>392</text:p>
              </table:table-cell>
              <table:table-cell office:value-type="float" office:value="0.029316">
                <text:p>0.029316</text:p>
              </table:table-cell>
              <table:table-cell office:value-type="float" office:value="0.007201">
                <text:p>0.0072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3">
                <text:p>403</text:p>
              </table:table-cell>
              <table:table-cell office:value-type="float" office:value="0.048636">
                <text:p>0.048636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7">
                <text:p>417</text:p>
              </table:table-cell>
              <table:table-cell office:value-type="float" office:value="0.046368">
                <text:p>0.046368</text:p>
              </table:table-cell>
              <table:table-cell office:value-type="float" office:value="0.008685">
                <text:p>0.0086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4">
                <text:p>434</text:p>
              </table:table-cell>
              <table:table-cell office:value-type="float" office:value="0.033422">
                <text:p>0.033422</text:p>
              </table:table-cell>
              <table:table-cell office:value-type="float" office:value="0.00614">
                <text:p>0.006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1">
                <text:p>441</text:p>
              </table:table-cell>
              <table:table-cell office:value-type="float" office:value="0.091498">
                <text:p>0.091498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7">
                <text:p>447</text:p>
              </table:table-cell>
              <table:table-cell office:value-type="float" office:value="0.063369">
                <text:p>0.063369</text:p>
              </table:table-cell>
              <table:table-cell office:value-type="float" office:value="0.007862">
                <text:p>0.0078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0">
                <text:p>460</text:p>
              </table:table-cell>
              <table:table-cell office:value-type="float" office:value="0.092743">
                <text:p>0.092743</text:p>
              </table:table-cell>
              <table:table-cell office:value-type="float" office:value="0.010674">
                <text:p>0.0106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6">
                <text:p>466</text:p>
              </table:table-cell>
              <table:table-cell office:value-type="float" office:value="0.064711">
                <text:p>0.064711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9">
                <text:p>519</text:p>
              </table:table-cell>
              <table:table-cell office:value-type="float" office:value="0.050295">
                <text:p>0.050295</text:p>
              </table:table-cell>
              <table:table-cell office:value-type="float" office:value="0.006917">
                <text:p>0.0069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0">
                <text:p>520</text:p>
              </table:table-cell>
              <table:table-cell office:value-type="float" office:value="0.04985">
                <text:p>0.04985</text:p>
              </table:table-cell>
              <table:table-cell office:value-type="float" office:value="0.007745">
                <text:p>0.0077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2">
                <text:p>532</text:p>
              </table:table-cell>
              <table:table-cell office:value-type="float" office:value="0.050379">
                <text:p>0.050379</text:p>
              </table:table-cell>
              <table:table-cell office:value-type="float" office:value="0.006003">
                <text:p>0.006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1">
                <text:p>551</text:p>
              </table:table-cell>
              <table:table-cell office:value-type="float" office:value="0.044028">
                <text:p>0.044028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7">
                <text:p>567</text:p>
              </table:table-cell>
              <table:table-cell office:value-type="float" office:value="0.05405">
                <text:p>0.05405</text:p>
              </table:table-cell>
              <table:table-cell office:value-type="float" office:value="0.008419">
                <text:p>0.0084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87">
                <text:p>587</text:p>
              </table:table-cell>
              <table:table-cell office:value-type="float" office:value="0.085911">
                <text:p>0.085911</text:p>
              </table:table-cell>
              <table:table-cell office:value-type="float" office:value="0.008494">
                <text:p>0.0084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6">
                <text:p>606</text:p>
              </table:table-cell>
              <table:table-cell office:value-type="float" office:value="0.039669">
                <text:p>0.039669</text:p>
              </table:table-cell>
              <table:table-cell office:value-type="float" office:value="0.005938">
                <text:p>0.0059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2">
                <text:p>622</text:p>
              </table:table-cell>
              <table:table-cell office:value-type="float" office:value="0.048279">
                <text:p>0.048279</text:p>
              </table:table-cell>
              <table:table-cell office:value-type="float" office:value="0.007475">
                <text:p>0.007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45">
                <text:p>645</text:p>
              </table:table-cell>
              <table:table-cell office:value-type="float" office:value="0.057876">
                <text:p>0.057876</text:p>
              </table:table-cell>
              <table:table-cell office:value-type="float" office:value="0.010505">
                <text:p>0.0105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53">
                <text:p>653</text:p>
              </table:table-cell>
              <table:table-cell office:value-type="float" office:value="0.079949">
                <text:p>0.079949</text:p>
              </table:table-cell>
              <table:table-cell office:value-type="float" office:value="0.010584">
                <text:p>0.0105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5">
                <text:p>685</text:p>
              </table:table-cell>
              <table:table-cell office:value-type="float" office:value="0.054023">
                <text:p>0.054023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3">
                <text:p>683</text:p>
              </table:table-cell>
              <table:table-cell office:value-type="float" office:value="0.116638">
                <text:p>0.116638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1">
                <text:p>691</text:p>
              </table:table-cell>
              <table:table-cell office:value-type="float" office:value="0.084038">
                <text:p>0.084038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2">
                <text:p>712</text:p>
              </table:table-cell>
              <table:table-cell office:value-type="float" office:value="0.081842">
                <text:p>0.081842</text:p>
              </table:table-cell>
              <table:table-cell office:value-type="float" office:value="0.008008">
                <text:p>0.008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15">
                <text:p>715</text:p>
              </table:table-cell>
              <table:table-cell office:value-type="float" office:value="0.088062">
                <text:p>0.088062</text:p>
              </table:table-cell>
              <table:table-cell office:value-type="float" office:value="0.011172">
                <text:p>0.0111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25">
                <text:p>725</text:p>
              </table:table-cell>
              <table:table-cell office:value-type="float" office:value="0.107884">
                <text:p>0.107884</text:p>
              </table:table-cell>
              <table:table-cell office:value-type="float" office:value="0.008847">
                <text:p>0.0088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9">
                <text:p>729</text:p>
              </table:table-cell>
              <table:table-cell office:value-type="float" office:value="0.104887">
                <text:p>0.104887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2">
                <text:p>742</text:p>
              </table:table-cell>
              <table:table-cell office:value-type="float" office:value="0.088793">
                <text:p>0.088793</text:p>
              </table:table-cell>
              <table:table-cell office:value-type="float" office:value="0.009848">
                <text:p>0.0098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6">
                <text:p>736</text:p>
              </table:table-cell>
              <table:table-cell office:value-type="float" office:value="0.103541">
                <text:p>0.103541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3">
                <text:p>763</text:p>
              </table:table-cell>
              <table:table-cell office:value-type="float" office:value="0.084448">
                <text:p>0.084448</text:p>
              </table:table-cell>
              <table:table-cell office:value-type="float" office:value="0.009871">
                <text:p>0.009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1">
                <text:p>741</text:p>
              </table:table-cell>
              <table:table-cell office:value-type="float" office:value="0.119775">
                <text:p>0.119775</text:p>
              </table:table-cell>
              <table:table-cell office:value-type="float" office:value="0.010145">
                <text:p>0.0101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74">
                <text:p>774</text:p>
              </table:table-cell>
              <table:table-cell office:value-type="float" office:value="0.123002">
                <text:p>0.12300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8">
                <text:p>798</text:p>
              </table:table-cell>
              <table:table-cell office:value-type="float" office:value="0.103007">
                <text:p>0.103007</text:p>
              </table:table-cell>
              <table:table-cell office:value-type="float" office:value="0.016997">
                <text:p>0.0169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3">
                <text:p>883</text:p>
              </table:table-cell>
              <table:table-cell office:value-type="float" office:value="0.637367">
                <text:p>0.637367</text:p>
              </table:table-cell>
              <table:table-cell office:value-type="float" office:value="0.017856">
                <text:p>0.0178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5">
                <text:p>745</text:p>
              </table:table-cell>
              <table:table-cell office:value-type="float" office:value="0.860854">
                <text:p>0.860854</text:p>
              </table:table-cell>
              <table:table-cell office:value-type="float" office:value="0.008991">
                <text:p>0.008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2">
                <text:p>542</text:p>
              </table:table-cell>
              <table:table-cell office:value-type="float" office:value="0.867268">
                <text:p>0.867268</text:p>
              </table:table-cell>
              <table:table-cell office:value-type="float" office:value="0.007814">
                <text:p>0.0078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8">
                <text:p>588</text:p>
              </table:table-cell>
              <table:table-cell office:value-type="float" office:value="0.858942">
                <text:p>0.858942</text:p>
              </table:table-cell>
              <table:table-cell office:value-type="float" office:value="0.012345">
                <text:p>0.0123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3">
                <text:p>623</text:p>
              </table:table-cell>
              <table:table-cell office:value-type="float" office:value="0.623719">
                <text:p>0.623719</text:p>
              </table:table-cell>
              <table:table-cell office:value-type="float" office:value="0.010272">
                <text:p>0.0102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6">
                <text:p>576</text:p>
              </table:table-cell>
              <table:table-cell office:value-type="float" office:value="0.189069">
                <text:p>0.189069</text:p>
              </table:table-cell>
              <table:table-cell office:value-type="float" office:value="0.008096">
                <text:p>0.0080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2">
                <text:p>802</text:p>
              </table:table-cell>
              <table:table-cell office:value-type="float" office:value="0.205443">
                <text:p>0.205443</text:p>
              </table:table-cell>
              <table:table-cell office:value-type="float" office:value="0.022959">
                <text:p>0.0229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9">
                <text:p>959</text:p>
              </table:table-cell>
              <table:table-cell office:value-type="float" office:value="0.392157">
                <text:p>0.392157</text:p>
              </table:table-cell>
              <table:table-cell office:value-type="float" office:value="0.036947">
                <text:p>0.0369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9">
                <text:p>909</text:p>
              </table:table-cell>
              <table:table-cell office:value-type="float" office:value="0.47808">
                <text:p>0.47808</text:p>
              </table:table-cell>
              <table:table-cell office:value-type="float" office:value="0.040311">
                <text:p>0.0403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6">
                <text:p>896</text:p>
              </table:table-cell>
              <table:table-cell office:value-type="float" office:value="1.011389">
                <text:p>1.011389</text:p>
              </table:table-cell>
              <table:table-cell office:value-type="float" office:value="0.013153">
                <text:p>0.0131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74">
                <text:p>674</text:p>
              </table:table-cell>
              <table:table-cell office:value-type="float" office:value="0.777995">
                <text:p>0.777995</text:p>
              </table:table-cell>
              <table:table-cell office:value-type="float" office:value="0.005284">
                <text:p>0.0052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3">
                <text:p>503</text:p>
              </table:table-cell>
              <table:table-cell office:value-type="float" office:value="0.943448">
                <text:p>0.943448</text:p>
              </table:table-cell>
              <table:table-cell office:value-type="float" office:value="0.014568">
                <text:p>0.0145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82">
                <text:p>682</text:p>
              </table:table-cell>
              <table:table-cell office:value-type="float" office:value="0.756372">
                <text:p>0.756372</text:p>
              </table:table-cell>
              <table:table-cell office:value-type="float" office:value="0.021641">
                <text:p>0.0216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1">
                <text:p>701</text:p>
              </table:table-cell>
              <table:table-cell office:value-type="float" office:value="0.591391">
                <text:p>0.591391</text:p>
              </table:table-cell>
              <table:table-cell office:value-type="float" office:value="0.022055">
                <text:p>0.022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74">
                <text:p>674</text:p>
              </table:table-cell>
              <table:table-cell office:value-type="float" office:value="0.546553">
                <text:p>0.546553</text:p>
              </table:table-cell>
              <table:table-cell office:value-type="float" office:value="0.042882">
                <text:p>0.0428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35">
                <text:p>935</text:p>
              </table:table-cell>
              <table:table-cell office:value-type="float" office:value="0.617638">
                <text:p>0.617638</text:p>
              </table:table-cell>
              <table:table-cell office:value-type="float" office:value="0.069232">
                <text:p>0.0692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6">
                <text:p>856</text:p>
              </table:table-cell>
              <table:table-cell office:value-type="float" office:value="0.570056">
                <text:p>0.570056</text:p>
              </table:table-cell>
              <table:table-cell office:value-type="float" office:value="0.054893">
                <text:p>0.0548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6">
                <text:p>856</text:p>
              </table:table-cell>
              <table:table-cell office:value-type="float" office:value="0.510864">
                <text:p>0.510864</text:p>
              </table:table-cell>
              <table:table-cell office:value-type="float" office:value="0.042732">
                <text:p>0.0427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5">
                <text:p>835</text:p>
              </table:table-cell>
              <table:table-cell office:value-type="float" office:value="0.324362">
                <text:p>0.324362</text:p>
              </table:table-cell>
              <table:table-cell office:value-type="float" office:value="0.032122">
                <text:p>0.0321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25">
                <text:p>825</text:p>
              </table:table-cell>
              <table:table-cell office:value-type="float" office:value="0.312729">
                <text:p>0.312729</text:p>
              </table:table-cell>
              <table:table-cell office:value-type="float" office:value="0.037921">
                <text:p>0.0379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64">
                <text:p>864</text:p>
              </table:table-cell>
              <table:table-cell office:value-type="float" office:value="0.367594">
                <text:p>0.367594</text:p>
              </table:table-cell>
              <table:table-cell office:value-type="float" office:value="0.024796">
                <text:p>0.0247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40">
                <text:p>840</text:p>
              </table:table-cell>
              <table:table-cell office:value-type="float" office:value="0.378219">
                <text:p>0.378219</text:p>
              </table:table-cell>
              <table:table-cell office:value-type="float" office:value="0.02373">
                <text:p>0.023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4">
                <text:p>964</text:p>
              </table:table-cell>
              <table:table-cell office:value-type="float" office:value="1.089781">
                <text:p>1.089781</text:p>
              </table:table-cell>
              <table:table-cell office:value-type="float" office:value="0.030762">
                <text:p>0.0307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9">
                <text:p>629</text:p>
              </table:table-cell>
              <table:table-cell office:value-type="float" office:value="1.54138">
                <text:p>1.54138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3">
                <text:p>313</text:p>
              </table:table-cell>
              <table:table-cell office:value-type="float" office:value="1.604572">
                <text:p>1.604572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5">
                <text:p>495</text:p>
              </table:table-cell>
              <table:table-cell office:value-type="float" office:value="1.506033">
                <text:p>1.506033</text:p>
              </table:table-cell>
              <table:table-cell office:value-type="float" office:value="0.014449">
                <text:p>0.0144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0">
                <text:p>580</text:p>
              </table:table-cell>
              <table:table-cell office:value-type="float" office:value="1.396068">
                <text:p>1.396068</text:p>
              </table:table-cell>
              <table:table-cell office:value-type="float" office:value="0.019293">
                <text:p>0.0192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3">
                <text:p>513</text:p>
              </table:table-cell>
              <table:table-cell office:value-type="float" office:value="0.933818">
                <text:p>0.933818</text:p>
              </table:table-cell>
              <table:table-cell office:value-type="float" office:value="0.022357">
                <text:p>0.0223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7">
                <text:p>687</text:p>
              </table:table-cell>
              <table:table-cell office:value-type="float" office:value="0.328987">
                <text:p>0.328987</text:p>
              </table:table-cell>
              <table:table-cell office:value-type="float" office:value="0.022325">
                <text:p>0.0223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3">
                <text:p>793</text:p>
              </table:table-cell>
              <table:table-cell office:value-type="float" office:value="0.352962">
                <text:p>0.352962</text:p>
              </table:table-cell>
              <table:table-cell office:value-type="float" office:value="0.027735">
                <text:p>0.0277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28">
                <text:p>1028</text:p>
              </table:table-cell>
              <table:table-cell office:value-type="float" office:value="0.546228">
                <text:p>0.546228</text:p>
              </table:table-cell>
              <table:table-cell office:value-type="float" office:value="0.049978">
                <text:p>0.0499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8">
                <text:p>908</text:p>
              </table:table-cell>
              <table:table-cell office:value-type="float" office:value="0.444121">
                <text:p>0.444121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4">
                <text:p>884</text:p>
              </table:table-cell>
              <table:table-cell office:value-type="float" office:value="0.351864">
                <text:p>0.351864</text:p>
              </table:table-cell>
              <table:table-cell office:value-type="float" office:value="0.03521">
                <text:p>0.035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7">
                <text:p>837</text:p>
              </table:table-cell>
              <table:table-cell office:value-type="float" office:value="0.326358">
                <text:p>0.326358</text:p>
              </table:table-cell>
              <table:table-cell office:value-type="float" office:value="0.028056">
                <text:p>0.028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4">
                <text:p>874</text:p>
              </table:table-cell>
              <table:table-cell office:value-type="float" office:value="0.313139">
                <text:p>0.313139</text:p>
              </table:table-cell>
              <table:table-cell office:value-type="float" office:value="0.020625">
                <text:p>0.020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18">
                <text:p>918</text:p>
              </table:table-cell>
              <table:table-cell office:value-type="float" office:value="0.237969">
                <text:p>0.237969</text:p>
              </table:table-cell>
              <table:table-cell office:value-type="float" office:value="0.026649">
                <text:p>0.0266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9">
                <text:p>939</text:p>
              </table:table-cell>
              <table:table-cell office:value-type="float" office:value="0.275798">
                <text:p>0.275798</text:p>
              </table:table-cell>
              <table:table-cell office:value-type="float" office:value="0.025029">
                <text:p>0.025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0">
                <text:p>930</text:p>
              </table:table-cell>
              <table:table-cell office:value-type="float" office:value="0.278914">
                <text:p>0.278914</text:p>
              </table:table-cell>
              <table:table-cell office:value-type="float" office:value="0.01657">
                <text:p>0.016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">
                <text:p>922</text:p>
              </table:table-cell>
              <table:table-cell office:value-type="float" office:value="0.259492">
                <text:p>0.259492</text:p>
              </table:table-cell>
              <table:table-cell office:value-type="float" office:value="0.02178">
                <text:p>0.021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9">
                <text:p>939</text:p>
              </table:table-cell>
              <table:table-cell office:value-type="float" office:value="0.260198">
                <text:p>0.260198</text:p>
              </table:table-cell>
              <table:table-cell office:value-type="float" office:value="0.025138">
                <text:p>0.0251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7">
                <text:p>947</text:p>
              </table:table-cell>
              <table:table-cell office:value-type="float" office:value="0.376939">
                <text:p>0.376939</text:p>
              </table:table-cell>
              <table:table-cell office:value-type="float" office:value="0.026268">
                <text:p>0.02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9">
                <text:p>899</text:p>
              </table:table-cell>
              <table:table-cell office:value-type="float" office:value="0.270544">
                <text:p>0.270544</text:p>
              </table:table-cell>
              <table:table-cell office:value-type="float" office:value="0.025329">
                <text:p>0.0253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25">
                <text:p>925</text:p>
              </table:table-cell>
              <table:table-cell office:value-type="float" office:value="0.233613">
                <text:p>0.233613</text:p>
              </table:table-cell>
              <table:table-cell office:value-type="float" office:value="0.025588">
                <text:p>0.0255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6">
                <text:p>896</text:p>
              </table:table-cell>
              <table:table-cell office:value-type="float" office:value="0.273837">
                <text:p>0.273837</text:p>
              </table:table-cell>
              <table:table-cell office:value-type="float" office:value="0.017107">
                <text:p>0.0171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3">
                <text:p>933</text:p>
              </table:table-cell>
              <table:table-cell office:value-type="float" office:value="0.189356">
                <text:p>0.189356</text:p>
              </table:table-cell>
              <table:table-cell office:value-type="float" office:value="0.018498">
                <text:p>0.0184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7">
                <text:p>907</text:p>
              </table:table-cell>
              <table:table-cell office:value-type="float" office:value="0.282247">
                <text:p>0.282247</text:p>
              </table:table-cell>
              <table:table-cell office:value-type="float" office:value="0.019584">
                <text:p>0.0195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50">
                <text:p>950</text:p>
              </table:table-cell>
              <table:table-cell office:value-type="float" office:value="0.265621">
                <text:p>0.265621</text:p>
              </table:table-cell>
              <table:table-cell office:value-type="float" office:value="0.020638">
                <text:p>0.0206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">
                <text:p>906</text:p>
              </table:table-cell>
              <table:table-cell office:value-type="float" office:value="0.437413">
                <text:p>0.437413</text:p>
              </table:table-cell>
              <table:table-cell office:value-type="float" office:value="0.029263">
                <text:p>0.0292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59">
                <text:p>959</text:p>
              </table:table-cell>
              <table:table-cell office:value-type="float" office:value="0.303703">
                <text:p>0.303703</text:p>
              </table:table-cell>
              <table:table-cell office:value-type="float" office:value="0.016901">
                <text:p>0.0169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14">
                <text:p>914</text:p>
              </table:table-cell>
              <table:table-cell office:value-type="float" office:value="0.302649">
                <text:p>0.302649</text:p>
              </table:table-cell>
              <table:table-cell office:value-type="float" office:value="0.030239">
                <text:p>0.0302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8">
                <text:p>928</text:p>
              </table:table-cell>
              <table:table-cell office:value-type="float" office:value="0.225883">
                <text:p>0.225883</text:p>
              </table:table-cell>
              <table:table-cell office:value-type="float" office:value="0.022713">
                <text:p>0.0227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95">
                <text:p>895</text:p>
              </table:table-cell>
              <table:table-cell office:value-type="float" office:value="0.332532">
                <text:p>0.332532</text:p>
              </table:table-cell>
              <table:table-cell office:value-type="float" office:value="0.034708">
                <text:p>0.0347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40">
                <text:p>940</text:p>
              </table:table-cell>
              <table:table-cell office:value-type="float" office:value="0.472444">
                <text:p>0.472444</text:p>
              </table:table-cell>
              <table:table-cell office:value-type="float" office:value="0.039731">
                <text:p>0.0397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8">
                <text:p>898</text:p>
              </table:table-cell>
              <table:table-cell office:value-type="float" office:value="0.364645">
                <text:p>0.364645</text:p>
              </table:table-cell>
              <table:table-cell office:value-type="float" office:value="0.047152">
                <text:p>0.047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96">
                <text:p>896</text:p>
              </table:table-cell>
              <table:table-cell office:value-type="float" office:value="0.328229">
                <text:p>0.328229</text:p>
              </table:table-cell>
              <table:table-cell office:value-type="float" office:value="0.039221">
                <text:p>0.0392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7">
                <text:p>907</text:p>
              </table:table-cell>
              <table:table-cell office:value-type="float" office:value="0.318277">
                <text:p>0.318277</text:p>
              </table:table-cell>
              <table:table-cell office:value-type="float" office:value="0.041251">
                <text:p>0.0412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2">
                <text:p>882</text:p>
              </table:table-cell>
              <table:table-cell office:value-type="float" office:value="0.319579">
                <text:p>0.319579</text:p>
              </table:table-cell>
              <table:table-cell office:value-type="float" office:value="0.039131">
                <text:p>0.0391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0">
                <text:p>870</text:p>
              </table:table-cell>
              <table:table-cell office:value-type="float" office:value="0.356156">
                <text:p>0.356156</text:p>
              </table:table-cell>
              <table:table-cell office:value-type="float" office:value="0.04191">
                <text:p>0.0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4">
                <text:p>884</text:p>
              </table:table-cell>
              <table:table-cell office:value-type="float" office:value="0.375334">
                <text:p>0.375334</text:p>
              </table:table-cell>
              <table:table-cell office:value-type="float" office:value="0.039294">
                <text:p>0.0392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8">
                <text:p>908</text:p>
              </table:table-cell>
              <table:table-cell office:value-type="float" office:value="0.469092">
                <text:p>0.469092</text:p>
              </table:table-cell>
              <table:table-cell office:value-type="float" office:value="0.027509">
                <text:p>0.0275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0">
                <text:p>850</text:p>
              </table:table-cell>
              <table:table-cell office:value-type="float" office:value="0.436029">
                <text:p>0.436029</text:p>
              </table:table-cell>
              <table:table-cell office:value-type="float" office:value="0.041542">
                <text:p>0.0415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4">
                <text:p>914</text:p>
              </table:table-cell>
              <table:table-cell office:value-type="float" office:value="0.344005">
                <text:p>0.344005</text:p>
              </table:table-cell>
              <table:table-cell office:value-type="float" office:value="0.030936">
                <text:p>0.0309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59">
                <text:p>859</text:p>
              </table:table-cell>
              <table:table-cell office:value-type="float" office:value="0.329311">
                <text:p>0.329311</text:p>
              </table:table-cell>
              <table:table-cell office:value-type="float" office:value="0.025434">
                <text:p>0.0254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95">
                <text:p>895</text:p>
              </table:table-cell>
              <table:table-cell office:value-type="float" office:value="0.383339">
                <text:p>0.383339</text:p>
              </table:table-cell>
              <table:table-cell office:value-type="float" office:value="0.029807">
                <text:p>0.0298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8">
                <text:p>908</text:p>
              </table:table-cell>
              <table:table-cell office:value-type="float" office:value="0.347695">
                <text:p>0.347695</text:p>
              </table:table-cell>
              <table:table-cell office:value-type="float" office:value="0.030295">
                <text:p>0.0302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7">
                <text:p>877</text:p>
              </table:table-cell>
              <table:table-cell office:value-type="float" office:value="2.14164">
                <text:p>2.14164</text:p>
              </table:table-cell>
              <table:table-cell office:value-type="float" office:value="0.026579">
                <text:p>0.0265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7">
                <text:p>807</text:p>
              </table:table-cell>
              <table:table-cell office:value-type="float" office:value="4.316412">
                <text:p>4.316412</text:p>
              </table:table-cell>
              <table:table-cell office:value-type="float" office:value="0.021341">
                <text:p>0.0213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4">
                <text:p>784</text:p>
              </table:table-cell>
              <table:table-cell office:value-type="float" office:value="4.321298">
                <text:p>4.321298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5">
                <text:p>675</text:p>
              </table:table-cell>
              <table:table-cell office:value-type="float" office:value="3.812482">
                <text:p>3.812482</text:p>
              </table:table-cell>
              <table:table-cell office:value-type="float" office:value="0.008377">
                <text:p>0.0083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3">
                <text:p>603</text:p>
              </table:table-cell>
              <table:table-cell office:value-type="float" office:value="4.313931">
                <text:p>4.313931</text:p>
              </table:table-cell>
              <table:table-cell office:value-type="float" office:value="0.007694">
                <text:p>0.0076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1">
                <text:p>521</text:p>
              </table:table-cell>
              <table:table-cell office:value-type="float" office:value="4.308011">
                <text:p>4.308011</text:p>
              </table:table-cell>
              <table:table-cell office:value-type="float" office:value="0.010453">
                <text:p>0.0104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3.700788">
                <text:p>3.700788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5">
                <text:p>415</text:p>
              </table:table-cell>
              <table:table-cell office:value-type="float" office:value="3.949901">
                <text:p>3.949901</text:p>
              </table:table-cell>
              <table:table-cell office:value-type="float" office:value="0.00685">
                <text:p>0.006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2">
                <text:p>662</text:p>
              </table:table-cell>
              <table:table-cell office:value-type="float" office:value="4.3496">
                <text:p>4.3496</text:p>
              </table:table-cell>
              <table:table-cell office:value-type="float" office:value="0.007552">
                <text:p>0.0075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2">
                <text:p>322</text:p>
              </table:table-cell>
              <table:table-cell office:value-type="float" office:value="4.915067">
                <text:p>4.915067</text:p>
              </table:table-cell>
              <table:table-cell office:value-type="float" office:value="0.003518">
                <text:p>0.0035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5">
                <text:p>135</text:p>
              </table:table-cell>
              <table:table-cell office:value-type="float" office:value="4.703966">
                <text:p>4.703966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9">
                <text:p>339</text:p>
              </table:table-cell>
              <table:table-cell office:value-type="float" office:value="4.374917">
                <text:p>4.374917</text:p>
              </table:table-cell>
              <table:table-cell office:value-type="float" office:value="0.014998">
                <text:p>0.0149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3">
                <text:p>293</text:p>
              </table:table-cell>
              <table:table-cell office:value-type="float" office:value="4.212263">
                <text:p>4.212263</text:p>
              </table:table-cell>
              <table:table-cell office:value-type="float" office:value="0.008914">
                <text:p>0.0089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7">
                <text:p>187</text:p>
              </table:table-cell>
              <table:table-cell office:value-type="float" office:value="4.592288">
                <text:p>4.592288</text:p>
              </table:table-cell>
              <table:table-cell office:value-type="float" office:value="0.016814">
                <text:p>0.0168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0">
                <text:p>370</text:p>
              </table:table-cell>
              <table:table-cell office:value-type="float" office:value="5.640623">
                <text:p>5.640623</text:p>
              </table:table-cell>
              <table:table-cell office:value-type="float" office:value="0.015044">
                <text:p>0.0150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5">
                <text:p>495</text:p>
              </table:table-cell>
              <table:table-cell office:value-type="float" office:value="5.660824">
                <text:p>5.660824</text:p>
              </table:table-cell>
              <table:table-cell office:value-type="float" office:value="0.01057">
                <text:p>0.010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9">
                <text:p>359</text:p>
              </table:table-cell>
              <table:table-cell office:value-type="float" office:value="5.4103">
                <text:p>5.4103</text:p>
              </table:table-cell>
              <table:table-cell office:value-type="float" office:value="0.009862">
                <text:p>0.0098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8">
                <text:p>308</text:p>
              </table:table-cell>
              <table:table-cell office:value-type="float" office:value="3.160533">
                <text:p>3.160533</text:p>
              </table:table-cell>
              <table:table-cell office:value-type="float" office:value="0.010784">
                <text:p>0.010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">
                <text:p>280</text:p>
              </table:table-cell>
              <table:table-cell office:value-type="float" office:value="2.394842">
                <text:p>2.394842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1">
                <text:p>261</text:p>
              </table:table-cell>
              <table:table-cell office:value-type="float" office:value="2.613594">
                <text:p>2.613594</text:p>
              </table:table-cell>
              <table:table-cell office:value-type="float" office:value="0.006423">
                <text:p>0.0064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4">
                <text:p>244</text:p>
              </table:table-cell>
              <table:table-cell office:value-type="float" office:value="2.242971">
                <text:p>2.242971</text:p>
              </table:table-cell>
              <table:table-cell office:value-type="float" office:value="0.008528">
                <text:p>0.008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8">
                <text:p>228</text:p>
              </table:table-cell>
              <table:table-cell office:value-type="float" office:value="2.090194">
                <text:p>2.090194</text:p>
              </table:table-cell>
              <table:table-cell office:value-type="float" office:value="0.006192">
                <text:p>0.006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4">
                <text:p>214</text:p>
              </table:table-cell>
              <table:table-cell office:value-type="float" office:value="2.333282">
                <text:p>2.333282</text:p>
              </table:table-cell>
              <table:table-cell office:value-type="float" office:value="0.009141">
                <text:p>0.0091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7">
                <text:p>197</text:p>
              </table:table-cell>
              <table:table-cell office:value-type="float" office:value="2.097677">
                <text:p>2.097677</text:p>
              </table:table-cell>
              <table:table-cell office:value-type="float" office:value="0.008385">
                <text:p>0.0083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3">
                <text:p>183</text:p>
              </table:table-cell>
              <table:table-cell office:value-type="float" office:value="2.354737">
                <text:p>2.354737</text:p>
              </table:table-cell>
              <table:table-cell office:value-type="float" office:value="0.00642">
                <text:p>0.006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8">
                <text:p>168</text:p>
              </table:table-cell>
              <table:table-cell office:value-type="float" office:value="1.894461">
                <text:p>1.894461</text:p>
              </table:table-cell>
              <table:table-cell office:value-type="float" office:value="0.012681">
                <text:p>0.0126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">
                <text:p>157</text:p>
              </table:table-cell>
              <table:table-cell office:value-type="float" office:value="2.364531">
                <text:p>2.364531</text:p>
              </table:table-cell>
              <table:table-cell office:value-type="float" office:value="0.008507">
                <text:p>0.0085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3">
                <text:p>143</text:p>
              </table:table-cell>
              <table:table-cell office:value-type="float" office:value="1.647806">
                <text:p>1.647806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">
                <text:p>134</text:p>
              </table:table-cell>
              <table:table-cell office:value-type="float" office:value="2.109699">
                <text:p>2.109699</text:p>
              </table:table-cell>
              <table:table-cell office:value-type="float" office:value="0.008818">
                <text:p>0.0088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3">
                <text:p>123</text:p>
              </table:table-cell>
              <table:table-cell office:value-type="float" office:value="1.146228">
                <text:p>1.146228</text:p>
              </table:table-cell>
              <table:table-cell office:value-type="float" office:value="0.005753">
                <text:p>0.0057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7">
                <text:p>117</text:p>
              </table:table-cell>
              <table:table-cell office:value-type="float" office:value="1.788197">
                <text:p>1.788197</text:p>
              </table:table-cell>
              <table:table-cell office:value-type="float" office:value="0.005661">
                <text:p>0.0056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8">
                <text:p>108</text:p>
              </table:table-cell>
              <table:table-cell office:value-type="float" office:value="1.428391">
                <text:p>1.428391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">
                <text:p>101</text:p>
              </table:table-cell>
              <table:table-cell office:value-type="float" office:value="1.463287">
                <text:p>1.463287</text:p>
              </table:table-cell>
              <table:table-cell office:value-type="float" office:value="0.010716">
                <text:p>0.0107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">
                <text:p>94</text:p>
              </table:table-cell>
              <table:table-cell office:value-type="float" office:value="1.042241">
                <text:p>1.042241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9">
                <text:p>89</text:p>
              </table:table-cell>
              <table:table-cell office:value-type="float" office:value="1.742288">
                <text:p>1.742288</text:p>
              </table:table-cell>
              <table:table-cell office:value-type="float" office:value="0.016325">
                <text:p>0.0163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">
                <text:p>81</text:p>
              </table:table-cell>
              <table:table-cell office:value-type="float" office:value="1.438431">
                <text:p>1.438431</text:p>
              </table:table-cell>
              <table:table-cell office:value-type="float" office:value="0.008085">
                <text:p>0.0080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">
                <text:p>75</text:p>
              </table:table-cell>
              <table:table-cell office:value-type="float" office:value="1.092905">
                <text:p>1.092905</text:p>
              </table:table-cell>
              <table:table-cell office:value-type="float" office:value="0.007917">
                <text:p>0.0079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0">
                <text:p>70</text:p>
              </table:table-cell>
              <table:table-cell office:value-type="float" office:value="1.565264">
                <text:p>1.565264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3">
                <text:p>63</text:p>
              </table:table-cell>
              <table:table-cell office:value-type="float" office:value="0.897503">
                <text:p>0.897503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">
                <text:p>59</text:p>
              </table:table-cell>
              <table:table-cell office:value-type="float" office:value="0.788317">
                <text:p>0.788317</text:p>
              </table:table-cell>
              <table:table-cell office:value-type="float" office:value="0.007841">
                <text:p>0.0078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">
                <text:p>56</text:p>
              </table:table-cell>
              <table:table-cell office:value-type="float" office:value="0.879025">
                <text:p>0.879025</text:p>
              </table:table-cell>
              <table:table-cell office:value-type="float" office:value="0.009075">
                <text:p>0.0090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">
                <text:p>52</text:p>
              </table:table-cell>
              <table:table-cell office:value-type="float" office:value="0.674967">
                <text:p>0.674967</text:p>
              </table:table-cell>
              <table:table-cell office:value-type="float" office:value="0.005895">
                <text:p>0.0058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">
                <text:p>49</text:p>
              </table:table-cell>
              <table:table-cell office:value-type="float" office:value="0.701782">
                <text:p>0.701782</text:p>
              </table:table-cell>
              <table:table-cell office:value-type="float" office:value="0.006951">
                <text:p>0.0069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1.078343">
                <text:p>1.0783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1">
                <text:p>41</text:p>
              </table:table-cell>
              <table:table-cell office:value-type="float" office:value="0.716126">
                <text:p>0.716126</text:p>
              </table:table-cell>
              <table:table-cell office:value-type="float" office:value="0.00782">
                <text:p>0.007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">
                <text:p>37</text:p>
              </table:table-cell>
              <table:table-cell office:value-type="float" office:value="0.901472">
                <text:p>0.901472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">
                <text:p>34</text:p>
              </table:table-cell>
              <table:table-cell office:value-type="float" office:value="0.681548">
                <text:p>0.681548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">
                <text:p>30</text:p>
              </table:table-cell>
              <table:table-cell office:value-type="float" office:value="0.022457">
                <text:p>0.022457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">
                <text:p>30</text:p>
              </table:table-cell>
              <table:table-cell office:value-type="float" office:value="0.371649">
                <text:p>0.371649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4">
                <text:p>344</text:p>
              </table:table-cell>
              <table:table-cell office:value-type="float" office:value="1.155585">
                <text:p>1.155585</text:p>
              </table:table-cell>
              <table:table-cell office:value-type="float" office:value="0.021925">
                <text:p>0.0219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5">
                <text:p>365</text:p>
              </table:table-cell>
              <table:table-cell office:value-type="float" office:value="1.01214">
                <text:p>1.01214</text:p>
              </table:table-cell>
              <table:table-cell office:value-type="float" office:value="0.015327">
                <text:p>0.0153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1">
                <text:p>231</text:p>
              </table:table-cell>
              <table:table-cell office:value-type="float" office:value="1.056496">
                <text:p>1.056496</text:p>
              </table:table-cell>
              <table:table-cell office:value-type="float" office:value="0.009627">
                <text:p>0.0096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7">
                <text:p>407</text:p>
              </table:table-cell>
              <table:table-cell office:value-type="float" office:value="0.810385">
                <text:p>0.810385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6">
                <text:p>396</text:p>
              </table:table-cell>
              <table:table-cell office:value-type="float" office:value="0.585502">
                <text:p>0.585502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6">
                <text:p>436</text:p>
              </table:table-cell>
              <table:table-cell office:value-type="float" office:value="0.594048">
                <text:p>0.594048</text:p>
              </table:table-cell>
              <table:table-cell office:value-type="float" office:value="0.029793">
                <text:p>0.0297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5">
                <text:p>975</text:p>
              </table:table-cell>
              <table:table-cell office:value-type="float" office:value="1.060184">
                <text:p>1.060184</text:p>
              </table:table-cell>
              <table:table-cell office:value-type="float" office:value="0.030523">
                <text:p>0.0305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3">
                <text:p>623</text:p>
              </table:table-cell>
              <table:table-cell office:value-type="float" office:value="0.935878">
                <text:p>0.935878</text:p>
              </table:table-cell>
              <table:table-cell office:value-type="float" office:value="0.016816">
                <text:p>0.0168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4">
                <text:p>494</text:p>
              </table:table-cell>
              <table:table-cell office:value-type="float" office:value="0.866801">
                <text:p>0.866801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79">
                <text:p>779</text:p>
              </table:table-cell>
              <table:table-cell office:value-type="float" office:value="0.878604">
                <text:p>0.878604</text:p>
              </table:table-cell>
              <table:table-cell office:value-type="float" office:value="0.013017">
                <text:p>0.0130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49">
                <text:p>649</text:p>
              </table:table-cell>
              <table:table-cell office:value-type="float" office:value="0.624407">
                <text:p>0.624407</text:p>
              </table:table-cell>
              <table:table-cell office:value-type="float" office:value="0.01207">
                <text:p>0.012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6">
                <text:p>616</text:p>
              </table:table-cell>
              <table:table-cell office:value-type="float" office:value="0.224813">
                <text:p>0.224813</text:p>
              </table:table-cell>
              <table:table-cell office:value-type="float" office:value="0.024468">
                <text:p>0.0244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0">
                <text:p>890</text:p>
              </table:table-cell>
              <table:table-cell office:value-type="float" office:value="0.500822">
                <text:p>0.500822</text:p>
              </table:table-cell>
              <table:table-cell office:value-type="float" office:value="0.058876">
                <text:p>0.0588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5">
                <text:p>975</text:p>
              </table:table-cell>
              <table:table-cell office:value-type="float" office:value="0.615648">
                <text:p>0.615648</text:p>
              </table:table-cell>
              <table:table-cell office:value-type="float" office:value="0.084953">
                <text:p>0.0849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9">
                <text:p>849</text:p>
              </table:table-cell>
              <table:table-cell office:value-type="float" office:value="0.506585">
                <text:p>0.506585</text:p>
              </table:table-cell>
              <table:table-cell office:value-type="float" office:value="0.094354">
                <text:p>0.0943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2">
                <text:p>812</text:p>
              </table:table-cell>
              <table:table-cell office:value-type="float" office:value="0.507071">
                <text:p>0.507071</text:p>
              </table:table-cell>
              <table:table-cell office:value-type="float" office:value="0.062874">
                <text:p>0.0628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1">
                <text:p>831</text:p>
              </table:table-cell>
              <table:table-cell office:value-type="float" office:value="0.302411">
                <text:p>0.302411</text:p>
              </table:table-cell>
              <table:table-cell office:value-type="float" office:value="0.035229">
                <text:p>0.0352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1">
                <text:p>841</text:p>
              </table:table-cell>
              <table:table-cell office:value-type="float" office:value="0.325654">
                <text:p>0.325654</text:p>
              </table:table-cell>
              <table:table-cell office:value-type="float" office:value="0.025276">
                <text:p>0.0252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74">
                <text:p>874</text:p>
              </table:table-cell>
              <table:table-cell office:value-type="float" office:value="0.372735">
                <text:p>0.372735</text:p>
              </table:table-cell>
              <table:table-cell office:value-type="float" office:value="0.02086">
                <text:p>0.020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2">
                <text:p>872</text:p>
              </table:table-cell>
              <table:table-cell office:value-type="float" office:value="0.368609">
                <text:p>0.368609</text:p>
              </table:table-cell>
              <table:table-cell office:value-type="float" office:value="0.029602">
                <text:p>0.0296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90">
                <text:p>890</text:p>
              </table:table-cell>
              <table:table-cell office:value-type="float" office:value="0.308975">
                <text:p>0.308975</text:p>
              </table:table-cell>
              <table:table-cell office:value-type="float" office:value="0.043226">
                <text:p>0.043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0">
                <text:p>880</text:p>
              </table:table-cell>
              <table:table-cell office:value-type="float" office:value="0.308909">
                <text:p>0.308909</text:p>
              </table:table-cell>
              <table:table-cell office:value-type="float" office:value="0.028688">
                <text:p>0.0286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80">
                <text:p>880</text:p>
              </table:table-cell>
              <table:table-cell office:value-type="float" office:value="0.284348">
                <text:p>0.284348</text:p>
              </table:table-cell>
              <table:table-cell office:value-type="float" office:value="0.029236">
                <text:p>0.0292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88">
                <text:p>888</text:p>
              </table:table-cell>
              <table:table-cell office:value-type="float" office:value="0.320545">
                <text:p>0.320545</text:p>
              </table:table-cell>
              <table:table-cell office:value-type="float" office:value="0.032694">
                <text:p>0.032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1">
                <text:p>901</text:p>
              </table:table-cell>
              <table:table-cell office:value-type="float" office:value="0.332345">
                <text:p>0.332345</text:p>
              </table:table-cell>
              <table:table-cell office:value-type="float" office:value="0.026898">
                <text:p>0.0268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8">
                <text:p>878</text:p>
              </table:table-cell>
              <table:table-cell office:value-type="float" office:value="0.246835">
                <text:p>0.246835</text:p>
              </table:table-cell>
              <table:table-cell office:value-type="float" office:value="0.024043">
                <text:p>0.0240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43">
                <text:p>943</text:p>
              </table:table-cell>
              <table:table-cell office:value-type="float" office:value="1.28885">
                <text:p>1.28885</text:p>
              </table:table-cell>
              <table:table-cell office:value-type="float" office:value="0.014271">
                <text:p>0.0142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2">
                <text:p>732</text:p>
              </table:table-cell>
              <table:table-cell office:value-type="float" office:value="1.568819">
                <text:p>1.568819</text:p>
              </table:table-cell>
              <table:table-cell office:value-type="float" office:value="0.007733">
                <text:p>0.0077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9">
                <text:p>549</text:p>
              </table:table-cell>
              <table:table-cell office:value-type="float" office:value="1.500842">
                <text:p>1.500842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46">
                <text:p>546</text:p>
              </table:table-cell>
              <table:table-cell office:value-type="float" office:value="0.93059">
                <text:p>0.93059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4">
                <text:p>414</text:p>
              </table:table-cell>
              <table:table-cell office:value-type="float" office:value="0.781047">
                <text:p>0.781047</text:p>
              </table:table-cell>
              <table:table-cell office:value-type="float" office:value="0.004479">
                <text:p>0.0044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5">
                <text:p>315</text:p>
              </table:table-cell>
              <table:table-cell office:value-type="float" office:value="0.868019">
                <text:p>0.868019</text:p>
              </table:table-cell>
              <table:table-cell office:value-type="float" office:value="0.009949">
                <text:p>0.0099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2">
                <text:p>402</text:p>
              </table:table-cell>
              <table:table-cell office:value-type="float" office:value="0.797023">
                <text:p>0.797023</text:p>
              </table:table-cell>
              <table:table-cell office:value-type="float" office:value="0.010039">
                <text:p>0.0100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">
                <text:p>700</text:p>
              </table:table-cell>
              <table:table-cell office:value-type="float" office:value="0.292466">
                <text:p>0.292466</text:p>
              </table:table-cell>
              <table:table-cell office:value-type="float" office:value="0.009065">
                <text:p>0.0090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3">
                <text:p>793</text:p>
              </table:table-cell>
              <table:table-cell office:value-type="float" office:value="0.166514">
                <text:p>0.166514</text:p>
              </table:table-cell>
              <table:table-cell office:value-type="float" office:value="0.013781">
                <text:p>0.0137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81">
                <text:p>881</text:p>
              </table:table-cell>
              <table:table-cell office:value-type="float" office:value="0.40628">
                <text:p>0.40628</text:p>
              </table:table-cell>
              <table:table-cell office:value-type="float" office:value="0.033413">
                <text:p>0.033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13">
                <text:p>913</text:p>
              </table:table-cell>
              <table:table-cell office:value-type="float" office:value="0.438716">
                <text:p>0.438716</text:p>
              </table:table-cell>
              <table:table-cell office:value-type="float" office:value="0.090172">
                <text:p>0.0901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9">
                <text:p>1009</text:p>
              </table:table-cell>
              <table:table-cell office:value-type="float" office:value="0.425861">
                <text:p>0.425861</text:p>
              </table:table-cell>
              <table:table-cell office:value-type="float" office:value="0.042006">
                <text:p>0.0420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29">
                <text:p>929</text:p>
              </table:table-cell>
              <table:table-cell office:value-type="float" office:value="0.35811">
                <text:p>0.35811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84">
                <text:p>884</text:p>
              </table:table-cell>
              <table:table-cell office:value-type="float" office:value="0.29876">
                <text:p>0.29876</text:p>
              </table:table-cell>
              <table:table-cell office:value-type="float" office:value="0.036277">
                <text:p>0.0362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15">
                <text:p>915</text:p>
              </table:table-cell>
              <table:table-cell office:value-type="float" office:value="0.238564">
                <text:p>0.238564</text:p>
              </table:table-cell>
              <table:table-cell office:value-type="float" office:value="0.026071">
                <text:p>0.0260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25">
                <text:p>925</text:p>
              </table:table-cell>
              <table:table-cell office:value-type="float" office:value="0.37793">
                <text:p>0.37793</text:p>
              </table:table-cell>
              <table:table-cell office:value-type="float" office:value="0.025393">
                <text:p>0.0253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29">
                <text:p>929</text:p>
              </table:table-cell>
              <table:table-cell office:value-type="float" office:value="1.389236">
                <text:p>1.389236</text:p>
              </table:table-cell>
              <table:table-cell office:value-type="float" office:value="0.014703">
                <text:p>0.0147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2">
                <text:p>692</text:p>
              </table:table-cell>
              <table:table-cell office:value-type="float" office:value="1.630469">
                <text:p>1.630469</text:p>
              </table:table-cell>
              <table:table-cell office:value-type="float" office:value="0.013524">
                <text:p>0.0135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42">
                <text:p>542</text:p>
              </table:table-cell>
              <table:table-cell office:value-type="float" office:value="1.200578">
                <text:p>1.200578</text:p>
              </table:table-cell>
              <table:table-cell office:value-type="float" office:value="0.006114">
                <text:p>0.0061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0">
                <text:p>530</text:p>
              </table:table-cell>
              <table:table-cell office:value-type="float" office:value="0.861809">
                <text:p>0.861809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0">
                <text:p>390</text:p>
              </table:table-cell>
              <table:table-cell office:value-type="float" office:value="0.780077">
                <text:p>0.780077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8">
                <text:p>318</text:p>
              </table:table-cell>
              <table:table-cell office:value-type="float" office:value="0.845483">
                <text:p>0.845483</text:p>
              </table:table-cell>
              <table:table-cell office:value-type="float" office:value="0.005779">
                <text:p>0.0057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3">
                <text:p>593</text:p>
              </table:table-cell>
              <table:table-cell office:value-type="float" office:value="0.818694">
                <text:p>0.818694</text:p>
              </table:table-cell>
              <table:table-cell office:value-type="float" office:value="0.009371">
                <text:p>0.0093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3">
                <text:p>753</text:p>
              </table:table-cell>
              <table:table-cell office:value-type="float" office:value="0.621482">
                <text:p>0.621482</text:p>
              </table:table-cell>
              <table:table-cell office:value-type="float" office:value="0.009553">
                <text:p>0.0095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4">
                <text:p>664</text:p>
              </table:table-cell>
              <table:table-cell office:value-type="float" office:value="0.190819">
                <text:p>0.190819</text:p>
              </table:table-cell>
              <table:table-cell office:value-type="float" office:value="0.012042">
                <text:p>0.0120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4">
                <text:p>824</text:p>
              </table:table-cell>
              <table:table-cell office:value-type="float" office:value="0.975528">
                <text:p>0.975528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3">
                <text:p>823</text:p>
              </table:table-cell>
              <table:table-cell office:value-type="float" office:value="1.304415">
                <text:p>1.304415</text:p>
              </table:table-cell>
              <table:table-cell office:value-type="float" office:value="0.017125">
                <text:p>0.017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0">
                <text:p>510</text:p>
              </table:table-cell>
              <table:table-cell office:value-type="float" office:value="1.170824">
                <text:p>1.170824</text:p>
              </table:table-cell>
              <table:table-cell office:value-type="float" office:value="0.017724">
                <text:p>0.017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0">
                <text:p>550</text:p>
              </table:table-cell>
              <table:table-cell office:value-type="float" office:value="0.674508">
                <text:p>0.674508</text:p>
              </table:table-cell>
              <table:table-cell office:value-type="float" office:value="0.022615">
                <text:p>0.0226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5">
                <text:p>625</text:p>
              </table:table-cell>
              <table:table-cell office:value-type="float" office:value="0.354894">
                <text:p>0.354894</text:p>
              </table:table-cell>
              <table:table-cell office:value-type="float" office:value="0.020929">
                <text:p>0.0209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75">
                <text:p>875</text:p>
              </table:table-cell>
              <table:table-cell office:value-type="float" office:value="0.438331">
                <text:p>0.438331</text:p>
              </table:table-cell>
              <table:table-cell office:value-type="float" office:value="0.050819">
                <text:p>0.0508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7">
                <text:p>947</text:p>
              </table:table-cell>
              <table:table-cell office:value-type="float" office:value="0.487266">
                <text:p>0.487266</text:p>
              </table:table-cell>
              <table:table-cell office:value-type="float" office:value="0.056052">
                <text:p>0.0560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05">
                <text:p>905</text:p>
              </table:table-cell>
              <table:table-cell office:value-type="float" office:value="0.457292">
                <text:p>0.457292</text:p>
              </table:table-cell>
              <table:table-cell office:value-type="float" office:value="0.053068">
                <text:p>0.0530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78">
                <text:p>878</text:p>
              </table:table-cell>
              <table:table-cell office:value-type="float" office:value="0.295781">
                <text:p>0.295781</text:p>
              </table:table-cell>
              <table:table-cell office:value-type="float" office:value="0.024525">
                <text:p>0.024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0">
                <text:p>900</text:p>
              </table:table-cell>
              <table:table-cell office:value-type="float" office:value="0.229669">
                <text:p>0.229669</text:p>
              </table:table-cell>
              <table:table-cell office:value-type="float" office:value="0.028708">
                <text:p>0.0287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86">
                <text:p>886</text:p>
              </table:table-cell>
              <table:table-cell office:value-type="float" office:value="0.246244">
                <text:p>0.246244</text:p>
              </table:table-cell>
              <table:table-cell office:value-type="float" office:value="0.029607">
                <text:p>0.0296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1">
                <text:p>921</text:p>
              </table:table-cell>
              <table:table-cell office:value-type="float" office:value="0.298018">
                <text:p>0.298018</text:p>
              </table:table-cell>
              <table:table-cell office:value-type="float" office:value="0.040352">
                <text:p>0.0403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18">
                <text:p>918</text:p>
              </table:table-cell>
              <table:table-cell office:value-type="float" office:value="0.363872">
                <text:p>0.363872</text:p>
              </table:table-cell>
              <table:table-cell office:value-type="float" office:value="0.050165">
                <text:p>0.0501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09">
                <text:p>909</text:p>
              </table:table-cell>
              <table:table-cell office:value-type="float" office:value="0.373038">
                <text:p>0.373038</text:p>
              </table:table-cell>
              <table:table-cell office:value-type="float" office:value="0.053779">
                <text:p>0.0537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5">
                <text:p>885</text:p>
              </table:table-cell>
              <table:table-cell office:value-type="float" office:value="0.414834">
                <text:p>0.414834</text:p>
              </table:table-cell>
              <table:table-cell office:value-type="float" office:value="0.056555">
                <text:p>0.0565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70">
                <text:p>870</text:p>
              </table:table-cell>
              <table:table-cell office:value-type="float" office:value="0.511225">
                <text:p>0.511225</text:p>
              </table:table-cell>
              <table:table-cell office:value-type="float" office:value="0.054865">
                <text:p>0.0548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77">
                <text:p>877</text:p>
              </table:table-cell>
              <table:table-cell office:value-type="float" office:value="0.533733">
                <text:p>0.533733</text:p>
              </table:table-cell>
              <table:table-cell office:value-type="float" office:value="0.042761">
                <text:p>0.0427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6">
                <text:p>856</text:p>
              </table:table-cell>
              <table:table-cell office:value-type="float" office:value="0.556242">
                <text:p>0.556242</text:p>
              </table:table-cell>
              <table:table-cell office:value-type="float" office:value="0.040351">
                <text:p>0.0403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01">
                <text:p>901</text:p>
              </table:table-cell>
              <table:table-cell office:value-type="float" office:value="0.904164">
                <text:p>0.904164</text:p>
              </table:table-cell>
              <table:table-cell office:value-type="float" office:value="0.032762">
                <text:p>0.0327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62">
                <text:p>862</text:p>
              </table:table-cell>
              <table:table-cell office:value-type="float" office:value="1.814237">
                <text:p>1.814237</text:p>
              </table:table-cell>
              <table:table-cell office:value-type="float" office:value="0.020116">
                <text:p>0.0201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01">
                <text:p>801</text:p>
              </table:table-cell>
              <table:table-cell office:value-type="float" office:value="1.698213">
                <text:p>1.698213</text:p>
              </table:table-cell>
              <table:table-cell office:value-type="float" office:value="0.014826">
                <text:p>0.0148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8">
                <text:p>698</text:p>
              </table:table-cell>
              <table:table-cell office:value-type="float" office:value="1.606717">
                <text:p>1.606717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1">
                <text:p>691</text:p>
              </table:table-cell>
              <table:table-cell office:value-type="float" office:value="1.517809">
                <text:p>1.517809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5">
                <text:p>615</text:p>
              </table:table-cell>
              <table:table-cell office:value-type="float" office:value="2.223868">
                <text:p>2.223868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6">
                <text:p>396</text:p>
              </table:table-cell>
              <table:table-cell office:value-type="float" office:value="2.171222">
                <text:p>2.171222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2">
                <text:p>302</text:p>
              </table:table-cell>
              <table:table-cell office:value-type="float" office:value="2.193763">
                <text:p>2.193763</text:p>
              </table:table-cell>
              <table:table-cell office:value-type="float" office:value="0.007699">
                <text:p>0.0076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3">
                <text:p>313</text:p>
              </table:table-cell>
              <table:table-cell office:value-type="float" office:value="1.375967">
                <text:p>1.375967</text:p>
              </table:table-cell>
              <table:table-cell office:value-type="float" office:value="0.004807">
                <text:p>0.0048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5">
                <text:p>445</text:p>
              </table:table-cell>
              <table:table-cell office:value-type="float" office:value="1.412471">
                <text:p>1.412471</text:p>
              </table:table-cell>
              <table:table-cell office:value-type="float" office:value="0.009679">
                <text:p>0.0096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6">
                <text:p>426</text:p>
              </table:table-cell>
              <table:table-cell office:value-type="float" office:value="1.122159">
                <text:p>1.122159</text:p>
              </table:table-cell>
              <table:table-cell office:value-type="float" office:value="0.007782">
                <text:p>0.0077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3">
                <text:p>353</text:p>
              </table:table-cell>
              <table:table-cell office:value-type="float" office:value="1.171446">
                <text:p>1.171446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84">
                <text:p>584</text:p>
              </table:table-cell>
              <table:table-cell office:value-type="float" office:value="1.73324">
                <text:p>1.73324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5">
                <text:p>305</text:p>
              </table:table-cell>
              <table:table-cell office:value-type="float" office:value="1.68743">
                <text:p>1.68743</text:p>
              </table:table-cell>
              <table:table-cell office:value-type="float" office:value="0.007881">
                <text:p>0.0078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9">
                <text:p>199</text:p>
              </table:table-cell>
              <table:table-cell office:value-type="float" office:value="1.355281">
                <text:p>1.355281</text:p>
              </table:table-cell>
              <table:table-cell office:value-type="float" office:value="0.006411">
                <text:p>0.0064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4">
                <text:p>284</text:p>
              </table:table-cell>
              <table:table-cell office:value-type="float" office:value="1.220062">
                <text:p>1.220062</text:p>
              </table:table-cell>
              <table:table-cell office:value-type="float" office:value="0.006642">
                <text:p>0.0066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7">
                <text:p>217</text:p>
              </table:table-cell>
              <table:table-cell office:value-type="float" office:value="0.771473">
                <text:p>0.771473</text:p>
              </table:table-cell>
              <table:table-cell office:value-type="float" office:value="0.010847">
                <text:p>0.0108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7">
                <text:p>427</text:p>
              </table:table-cell>
              <table:table-cell office:value-type="float" office:value="0.953243">
                <text:p>0.953243</text:p>
              </table:table-cell>
              <table:table-cell office:value-type="float" office:value="0.008718">
                <text:p>0.0087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5">
                <text:p>465</text:p>
              </table:table-cell>
              <table:table-cell office:value-type="float" office:value="1.569951">
                <text:p>1.569951</text:p>
              </table:table-cell>
              <table:table-cell office:value-type="float" office:value="0.004766">
                <text:p>0.0047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7">
                <text:p>217</text:p>
              </table:table-cell>
              <table:table-cell office:value-type="float" office:value="1.36355">
                <text:p>1.36355</text:p>
              </table:table-cell>
              <table:table-cell office:value-type="float" office:value="0.011372">
                <text:p>0.0113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4">
                <text:p>414</text:p>
              </table:table-cell>
              <table:table-cell office:value-type="float" office:value="2.618877">
                <text:p>2.618877</text:p>
              </table:table-cell>
              <table:table-cell office:value-type="float" office:value="0.018241">
                <text:p>0.0182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7">
                <text:p>307</text:p>
              </table:table-cell>
              <table:table-cell office:value-type="float" office:value="2.142941">
                <text:p>2.142941</text:p>
              </table:table-cell>
              <table:table-cell office:value-type="float" office:value="0.009866">
                <text:p>0.0098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8">
                <text:p>338</text:p>
              </table:table-cell>
              <table:table-cell office:value-type="float" office:value="2.423358">
                <text:p>2.423358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8">
                <text:p>598</text:p>
              </table:table-cell>
              <table:table-cell office:value-type="float" office:value="1.908454">
                <text:p>1.908454</text:p>
              </table:table-cell>
              <table:table-cell office:value-type="float" office:value="0.019771">
                <text:p>0.0197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45">
                <text:p>345</text:p>
              </table:table-cell>
              <table:table-cell office:value-type="float" office:value="1.527015">
                <text:p>1.527015</text:p>
              </table:table-cell>
              <table:table-cell office:value-type="float" office:value="0.013601">
                <text:p>0.0136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7">
                <text:p>267</text:p>
              </table:table-cell>
              <table:table-cell office:value-type="float" office:value="1.440714">
                <text:p>1.440714</text:p>
              </table:table-cell>
              <table:table-cell office:value-type="float" office:value="0.010745">
                <text:p>0.0107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3">
                <text:p>353</text:p>
              </table:table-cell>
              <table:table-cell office:value-type="float" office:value="0.304648">
                <text:p>0.304648</text:p>
              </table:table-cell>
              <table:table-cell office:value-type="float" office:value="0.017706">
                <text:p>0.0177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42">
                <text:p>842</text:p>
              </table:table-cell>
              <table:table-cell office:value-type="float" office:value="0.352783">
                <text:p>0.352783</text:p>
              </table:table-cell>
              <table:table-cell office:value-type="float" office:value="0.038899">
                <text:p>0.0388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0">
                <text:p>830</text:p>
              </table:table-cell>
              <table:table-cell office:value-type="float" office:value="0.332191">
                <text:p>0.332191</text:p>
              </table:table-cell>
              <table:table-cell office:value-type="float" office:value="0.053922">
                <text:p>0.0539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55">
                <text:p>955</text:p>
              </table:table-cell>
              <table:table-cell office:value-type="float" office:value="0.471765">
                <text:p>0.471765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4">
                <text:p>904</text:p>
              </table:table-cell>
              <table:table-cell office:value-type="float" office:value="0.514933">
                <text:p>0.514933</text:p>
              </table:table-cell>
              <table:table-cell office:value-type="float" office:value="0.053663">
                <text:p>0.053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68">
                <text:p>868</text:p>
              </table:table-cell>
              <table:table-cell office:value-type="float" office:value="1.163089">
                <text:p>1.163089</text:p>
              </table:table-cell>
              <table:table-cell office:value-type="float" office:value="0.030532">
                <text:p>0.0305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5">
                <text:p>675</text:p>
              </table:table-cell>
              <table:table-cell office:value-type="float" office:value="0.942083">
                <text:p>0.942083</text:p>
              </table:table-cell>
              <table:table-cell office:value-type="float" office:value="0.012707">
                <text:p>0.0127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6">
                <text:p>526</text:p>
              </table:table-cell>
              <table:table-cell office:value-type="float" office:value="0.684144">
                <text:p>0.684144</text:p>
              </table:table-cell>
              <table:table-cell office:value-type="float" office:value="0.013682">
                <text:p>0.0136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9">
                <text:p>609</text:p>
              </table:table-cell>
              <table:table-cell office:value-type="float" office:value="0.409926">
                <text:p>0.409926</text:p>
              </table:table-cell>
              <table:table-cell office:value-type="float" office:value="0.020979">
                <text:p>0.0209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99">
                <text:p>799</text:p>
              </table:table-cell>
              <table:table-cell office:value-type="float" office:value="0.418931">
                <text:p>0.418931</text:p>
              </table:table-cell>
              <table:table-cell office:value-type="float" office:value="0.051227">
                <text:p>0.0512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87">
                <text:p>987</text:p>
              </table:table-cell>
              <table:table-cell office:value-type="float" office:value="0.583584">
                <text:p>0.583584</text:p>
              </table:table-cell>
              <table:table-cell office:value-type="float" office:value="0.080679">
                <text:p>0.0806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81">
                <text:p>881</text:p>
              </table:table-cell>
              <table:table-cell office:value-type="float" office:value="0.4634">
                <text:p>0.4634</text:p>
              </table:table-cell>
              <table:table-cell office:value-type="float" office:value="0.067828">
                <text:p>0.0678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81">
                <text:p>881</text:p>
              </table:table-cell>
              <table:table-cell office:value-type="float" office:value="0.479745">
                <text:p>0.479745</text:p>
              </table:table-cell>
              <table:table-cell office:value-type="float" office:value="0.06077">
                <text:p>0.060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9">
                <text:p>859</text:p>
              </table:table-cell>
              <table:table-cell office:value-type="float" office:value="0.439704">
                <text:p>0.439704</text:p>
              </table:table-cell>
              <table:table-cell office:value-type="float" office:value="0.058211">
                <text:p>0.0582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16">
                <text:p>816</text:p>
              </table:table-cell>
              <table:table-cell office:value-type="float" office:value="0.420286">
                <text:p>0.420286</text:p>
              </table:table-cell>
              <table:table-cell office:value-type="float" office:value="0.06883">
                <text:p>0.068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2">
                <text:p>842</text:p>
              </table:table-cell>
              <table:table-cell office:value-type="float" office:value="0.401859">
                <text:p>0.401859</text:p>
              </table:table-cell>
              <table:table-cell office:value-type="float" office:value="0.054519">
                <text:p>0.0545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77">
                <text:p>877</text:p>
              </table:table-cell>
              <table:table-cell office:value-type="float" office:value="0.330379">
                <text:p>0.330379</text:p>
              </table:table-cell>
              <table:table-cell office:value-type="float" office:value="0.042158">
                <text:p>0.0421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67">
                <text:p>867</text:p>
              </table:table-cell>
              <table:table-cell office:value-type="float" office:value="0.281485">
                <text:p>0.281485</text:p>
              </table:table-cell>
              <table:table-cell office:value-type="float" office:value="0.041708">
                <text:p>0.0417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9">
                <text:p>909</text:p>
              </table:table-cell>
              <table:table-cell office:value-type="float" office:value="0.314457">
                <text:p>0.314457</text:p>
              </table:table-cell>
              <table:table-cell office:value-type="float" office:value="0.045919">
                <text:p>0.0459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03">
                <text:p>903</text:p>
              </table:table-cell>
              <table:table-cell office:value-type="float" office:value="0.322855">
                <text:p>0.322855</text:p>
              </table:table-cell>
              <table:table-cell office:value-type="float" office:value="0.042783">
                <text:p>0.0427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08">
                <text:p>908</text:p>
              </table:table-cell>
              <table:table-cell office:value-type="float" office:value="0.303718">
                <text:p>0.303718</text:p>
              </table:table-cell>
              <table:table-cell office:value-type="float" office:value="0.04325">
                <text:p>0.043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09">
                <text:p>909</text:p>
              </table:table-cell>
              <table:table-cell office:value-type="float" office:value="0.384286">
                <text:p>0.384286</text:p>
              </table:table-cell>
              <table:table-cell office:value-type="float" office:value="0.043379">
                <text:p>0.0433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8">
                <text:p>938</text:p>
              </table:table-cell>
              <table:table-cell office:value-type="float" office:value="0.777468">
                <text:p>0.777468</text:p>
              </table:table-cell>
              <table:table-cell office:value-type="float" office:value="0.049535">
                <text:p>0.0495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0">
                <text:p>750</text:p>
              </table:table-cell>
              <table:table-cell office:value-type="float" office:value="0.967589">
                <text:p>0.967589</text:p>
              </table:table-cell>
              <table:table-cell office:value-type="float" office:value="0.021102">
                <text:p>0.0211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77">
                <text:p>577</text:p>
              </table:table-cell>
              <table:table-cell office:value-type="float" office:value="0.974893">
                <text:p>0.974893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5">
                <text:p>655</text:p>
              </table:table-cell>
              <table:table-cell office:value-type="float" office:value="1.531014">
                <text:p>1.531014</text:p>
              </table:table-cell>
              <table:table-cell office:value-type="float" office:value="0.013818">
                <text:p>0.0138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8">
                <text:p>518</text:p>
              </table:table-cell>
              <table:table-cell office:value-type="float" office:value="1.294019">
                <text:p>1.294019</text:p>
              </table:table-cell>
              <table:table-cell office:value-type="float" office:value="0.007375">
                <text:p>0.007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2">
                <text:p>362</text:p>
              </table:table-cell>
              <table:table-cell office:value-type="float" office:value="1.237673">
                <text:p>1.237673</text:p>
              </table:table-cell>
              <table:table-cell office:value-type="float" office:value="0.008501">
                <text:p>0.0085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8">
                <text:p>698</text:p>
              </table:table-cell>
              <table:table-cell office:value-type="float" office:value="1.050288">
                <text:p>1.050288</text:p>
              </table:table-cell>
              <table:table-cell office:value-type="float" office:value="0.015164">
                <text:p>0.0151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6">
                <text:p>696</text:p>
              </table:table-cell>
              <table:table-cell office:value-type="float" office:value="0.532197">
                <text:p>0.532197</text:p>
              </table:table-cell>
              <table:table-cell office:value-type="float" office:value="0.024322">
                <text:p>0.0243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2">
                <text:p>662</text:p>
              </table:table-cell>
              <table:table-cell office:value-type="float" office:value="0.235006">
                <text:p>0.235006</text:p>
              </table:table-cell>
              <table:table-cell office:value-type="float" office:value="0.035391">
                <text:p>0.0353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63">
                <text:p>963</text:p>
              </table:table-cell>
              <table:table-cell office:value-type="float" office:value="0.530934">
                <text:p>0.530934</text:p>
              </table:table-cell>
              <table:table-cell office:value-type="float" office:value="0.072039">
                <text:p>0.0720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9">
                <text:p>919</text:p>
              </table:table-cell>
              <table:table-cell office:value-type="float" office:value="0.490319">
                <text:p>0.490319</text:p>
              </table:table-cell>
              <table:table-cell office:value-type="float" office:value="0.105777">
                <text:p>0.1057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83">
                <text:p>883</text:p>
              </table:table-cell>
              <table:table-cell office:value-type="float" office:value="0.454801">
                <text:p>0.454801</text:p>
              </table:table-cell>
              <table:table-cell office:value-type="float" office:value="0.082553">
                <text:p>0.0825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54">
                <text:p>854</text:p>
              </table:table-cell>
              <table:table-cell office:value-type="float" office:value="0.444662">
                <text:p>0.444662</text:p>
              </table:table-cell>
              <table:table-cell office:value-type="float" office:value="0.064512">
                <text:p>0.0645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02">
                <text:p>902</text:p>
              </table:table-cell>
              <table:table-cell office:value-type="float" office:value="0.425948">
                <text:p>0.425948</text:p>
              </table:table-cell>
              <table:table-cell office:value-type="float" office:value="0.057476">
                <text:p>0.057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73">
                <text:p>873</text:p>
              </table:table-cell>
              <table:table-cell office:value-type="float" office:value="0.317629">
                <text:p>0.317629</text:p>
              </table:table-cell>
              <table:table-cell office:value-type="float" office:value="0.030948">
                <text:p>0.0309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13">
                <text:p>913</text:p>
              </table:table-cell>
              <table:table-cell office:value-type="float" office:value="0.306111">
                <text:p>0.306111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4">
                <text:p>864</text:p>
              </table:table-cell>
              <table:table-cell office:value-type="float" office:value="0.295473">
                <text:p>0.295473</text:p>
              </table:table-cell>
              <table:table-cell office:value-type="float" office:value="0.026067">
                <text:p>0.0260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7">
                <text:p>927</text:p>
              </table:table-cell>
              <table:table-cell office:value-type="float" office:value="0.291663">
                <text:p>0.291663</text:p>
              </table:table-cell>
              <table:table-cell office:value-type="float" office:value="0.027726">
                <text:p>0.0277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5">
                <text:p>915</text:p>
              </table:table-cell>
              <table:table-cell office:value-type="float" office:value="0.256779">
                <text:p>0.256779</text:p>
              </table:table-cell>
              <table:table-cell office:value-type="float" office:value="0.028739">
                <text:p>0.0287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5">
                <text:p>895</text:p>
              </table:table-cell>
              <table:table-cell office:value-type="float" office:value="0.308799">
                <text:p>0.308799</text:p>
              </table:table-cell>
              <table:table-cell office:value-type="float" office:value="0.022369">
                <text:p>0.0223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66">
                <text:p>966</text:p>
              </table:table-cell>
              <table:table-cell office:value-type="float" office:value="0.349566">
                <text:p>0.349566</text:p>
              </table:table-cell>
              <table:table-cell office:value-type="float" office:value="0.029861">
                <text:p>0.0298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61">
                <text:p>861</text:p>
              </table:table-cell>
              <table:table-cell office:value-type="float" office:value="0.316217">
                <text:p>0.316217</text:p>
              </table:table-cell>
              <table:table-cell office:value-type="float" office:value="0.021735">
                <text:p>0.0217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59">
                <text:p>959</text:p>
              </table:table-cell>
              <table:table-cell office:value-type="float" office:value="0.394246">
                <text:p>0.394246</text:p>
              </table:table-cell>
              <table:table-cell office:value-type="float" office:value="0.028494">
                <text:p>0.0284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91">
                <text:p>891</text:p>
              </table:table-cell>
              <table:table-cell office:value-type="float" office:value="0.411496">
                <text:p>0.411496</text:p>
              </table:table-cell>
              <table:table-cell office:value-type="float" office:value="0.027112">
                <text:p>0.027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65">
                <text:p>965</text:p>
              </table:table-cell>
              <table:table-cell office:value-type="float" office:value="0.312003">
                <text:p>0.312003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0">
                <text:p>970</text:p>
              </table:table-cell>
              <table:table-cell office:value-type="float" office:value="0.290472">
                <text:p>0.290472</text:p>
              </table:table-cell>
              <table:table-cell office:value-type="float" office:value="0.031261">
                <text:p>0.0312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24">
                <text:p>924</text:p>
              </table:table-cell>
              <table:table-cell office:value-type="float" office:value="0.250581">
                <text:p>0.250581</text:p>
              </table:table-cell>
              <table:table-cell office:value-type="float" office:value="0.033384">
                <text:p>0.0333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18">
                <text:p>918</text:p>
              </table:table-cell>
              <table:table-cell office:value-type="float" office:value="0.339135">
                <text:p>0.339135</text:p>
              </table:table-cell>
              <table:table-cell office:value-type="float" office:value="0.042993">
                <text:p>0.0429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80">
                <text:p>880</text:p>
              </table:table-cell>
              <table:table-cell office:value-type="float" office:value="0.404828">
                <text:p>0.404828</text:p>
              </table:table-cell>
              <table:table-cell office:value-type="float" office:value="0.039029">
                <text:p>0.0390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45">
                <text:p>945</text:p>
              </table:table-cell>
              <table:table-cell office:value-type="float" office:value="0.689703">
                <text:p>0.689703</text:p>
              </table:table-cell>
              <table:table-cell office:value-type="float" office:value="0.036494">
                <text:p>0.036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18">
                <text:p>818</text:p>
              </table:table-cell>
              <table:table-cell office:value-type="float" office:value="1.676955">
                <text:p>1.676955</text:p>
              </table:table-cell>
              <table:table-cell office:value-type="float" office:value="0.014332">
                <text:p>0.014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53">
                <text:p>653</text:p>
              </table:table-cell>
              <table:table-cell office:value-type="float" office:value="1.525808">
                <text:p>1.525808</text:p>
              </table:table-cell>
              <table:table-cell office:value-type="float" office:value="0.005377">
                <text:p>0.0053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7">
                <text:p>507</text:p>
              </table:table-cell>
              <table:table-cell office:value-type="float" office:value="1.389917">
                <text:p>1.389917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42">
                <text:p>542</text:p>
              </table:table-cell>
              <table:table-cell office:value-type="float" office:value="0.81796">
                <text:p>0.81796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9">
                <text:p>369</text:p>
              </table:table-cell>
              <table:table-cell office:value-type="float" office:value="0.799363">
                <text:p>0.799363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8">
                <text:p>288</text:p>
              </table:table-cell>
              <table:table-cell office:value-type="float" office:value="0.901196">
                <text:p>0.901196</text:p>
              </table:table-cell>
              <table:table-cell office:value-type="float" office:value="0.01289">
                <text:p>0.012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44">
                <text:p>544</text:p>
              </table:table-cell>
              <table:table-cell office:value-type="float" office:value="0.890756">
                <text:p>0.890756</text:p>
              </table:table-cell>
              <table:table-cell office:value-type="float" office:value="0.020193">
                <text:p>0.0201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8">
                <text:p>668</text:p>
              </table:table-cell>
              <table:table-cell office:value-type="float" office:value="0.593778">
                <text:p>0.593778</text:p>
              </table:table-cell>
              <table:table-cell office:value-type="float" office:value="0.020415">
                <text:p>0.0204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81">
                <text:p>681</text:p>
              </table:table-cell>
              <table:table-cell office:value-type="float" office:value="0.410521">
                <text:p>0.410521</text:p>
              </table:table-cell>
              <table:table-cell office:value-type="float" office:value="0.021957">
                <text:p>0.0219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83">
                <text:p>883</text:p>
              </table:table-cell>
              <table:table-cell office:value-type="float" office:value="0.409369">
                <text:p>0.409369</text:p>
              </table:table-cell>
              <table:table-cell office:value-type="float" office:value="0.042857">
                <text:p>0.0428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38">
                <text:p>938</text:p>
              </table:table-cell>
              <table:table-cell office:value-type="float" office:value="0.478467">
                <text:p>0.478467</text:p>
              </table:table-cell>
              <table:table-cell office:value-type="float" office:value="0.05037">
                <text:p>0.050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6">
                <text:p>926</text:p>
              </table:table-cell>
              <table:table-cell office:value-type="float" office:value="0.434089">
                <text:p>0.434089</text:p>
              </table:table-cell>
              <table:table-cell office:value-type="float" office:value="0.040249">
                <text:p>0.0402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0">
                <text:p>880</text:p>
              </table:table-cell>
              <table:table-cell office:value-type="float" office:value="0.336844">
                <text:p>0.336844</text:p>
              </table:table-cell>
              <table:table-cell office:value-type="float" office:value="0.035523">
                <text:p>0.0355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14">
                <text:p>914</text:p>
              </table:table-cell>
              <table:table-cell office:value-type="float" office:value="0.33258">
                <text:p>0.33258</text:p>
              </table:table-cell>
              <table:table-cell office:value-type="float" office:value="0.025055">
                <text:p>0.0250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82">
                <text:p>882</text:p>
              </table:table-cell>
              <table:table-cell office:value-type="float" office:value="0.217806">
                <text:p>0.217806</text:p>
              </table:table-cell>
              <table:table-cell office:value-type="float" office:value="0.020095">
                <text:p>0.0200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92">
                <text:p>892</text:p>
              </table:table-cell>
              <table:table-cell office:value-type="float" office:value="0.451624">
                <text:p>0.451624</text:p>
              </table:table-cell>
              <table:table-cell office:value-type="float" office:value="0.026666">
                <text:p>0.0266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9">
                <text:p>899</text:p>
              </table:table-cell>
              <table:table-cell office:value-type="float" office:value="0.339287">
                <text:p>0.339287</text:p>
              </table:table-cell>
              <table:table-cell office:value-type="float" office:value="0.018787">
                <text:p>0.0187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81">
                <text:p>881</text:p>
              </table:table-cell>
              <table:table-cell office:value-type="float" office:value="0.161864">
                <text:p>0.161864</text:p>
              </table:table-cell>
              <table:table-cell office:value-type="float" office:value="0.014766">
                <text:p>0.0147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2">
                <text:p>902</text:p>
              </table:table-cell>
              <table:table-cell office:value-type="float" office:value="0.217877">
                <text:p>0.217877</text:p>
              </table:table-cell>
              <table:table-cell office:value-type="float" office:value="0.01693">
                <text:p>0.016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8">
                <text:p>898</text:p>
              </table:table-cell>
              <table:table-cell office:value-type="float" office:value="0.162518">
                <text:p>0.162518</text:p>
              </table:table-cell>
              <table:table-cell office:value-type="float" office:value="0.013885">
                <text:p>0.0138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0">
                <text:p>920</text:p>
              </table:table-cell>
              <table:table-cell office:value-type="float" office:value="0.111216">
                <text:p>0.111216</text:p>
              </table:table-cell>
              <table:table-cell office:value-type="float" office:value="0.011507">
                <text:p>0.0115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53">
                <text:p>953</text:p>
              </table:table-cell>
              <table:table-cell office:value-type="float" office:value="0.223275">
                <text:p>0.223275</text:p>
              </table:table-cell>
              <table:table-cell office:value-type="float" office:value="0.018554">
                <text:p>0.0185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84">
                <text:p>984</text:p>
              </table:table-cell>
              <table:table-cell office:value-type="float" office:value="0.256088">
                <text:p>0.256088</text:p>
              </table:table-cell>
              <table:table-cell office:value-type="float" office:value="0.017396">
                <text:p>0.0173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9">
                <text:p>1009</text:p>
              </table:table-cell>
              <table:table-cell office:value-type="float" office:value="0.297805">
                <text:p>0.297805</text:p>
              </table:table-cell>
              <table:table-cell office:value-type="float" office:value="0.021177">
                <text:p>0.0211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2">
                <text:p>922</text:p>
              </table:table-cell>
              <table:table-cell office:value-type="float" office:value="0.240203">
                <text:p>0.240203</text:p>
              </table:table-cell>
              <table:table-cell office:value-type="float" office:value="0.019032">
                <text:p>0.0190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62">
                <text:p>962</text:p>
              </table:table-cell>
              <table:table-cell office:value-type="float" office:value="0.245924">
                <text:p>0.245924</text:p>
              </table:table-cell>
              <table:table-cell office:value-type="float" office:value="0.018598">
                <text:p>0.0185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16">
                <text:p>916</text:p>
              </table:table-cell>
              <table:table-cell office:value-type="float" office:value="0.298983">
                <text:p>0.298983</text:p>
              </table:table-cell>
              <table:table-cell office:value-type="float" office:value="0.024328">
                <text:p>0.0243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63">
                <text:p>963</text:p>
              </table:table-cell>
              <table:table-cell office:value-type="float" office:value="0.365602">
                <text:p>0.365602</text:p>
              </table:table-cell>
              <table:table-cell office:value-type="float" office:value="0.027996">
                <text:p>0.0279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91">
                <text:p>891</text:p>
              </table:table-cell>
              <table:table-cell office:value-type="float" office:value="0.288133">
                <text:p>0.288133</text:p>
              </table:table-cell>
              <table:table-cell office:value-type="float" office:value="0.026376">
                <text:p>0.0263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51">
                <text:p>951</text:p>
              </table:table-cell>
              <table:table-cell office:value-type="float" office:value="0.327024">
                <text:p>0.327024</text:p>
              </table:table-cell>
              <table:table-cell office:value-type="float" office:value="0.036072">
                <text:p>0.0360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75">
                <text:p>975</text:p>
              </table:table-cell>
              <table:table-cell office:value-type="float" office:value="0.433936">
                <text:p>0.433936</text:p>
              </table:table-cell>
              <table:table-cell office:value-type="float" office:value="0.042913">
                <text:p>0.042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39">
                <text:p>939</text:p>
              </table:table-cell>
              <table:table-cell office:value-type="float" office:value="0.318104">
                <text:p>0.318104</text:p>
              </table:table-cell>
              <table:table-cell office:value-type="float" office:value="0.036919">
                <text:p>0.0369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23">
                <text:p>923</text:p>
              </table:table-cell>
              <table:table-cell office:value-type="float" office:value="0.40957">
                <text:p>0.40957</text:p>
              </table:table-cell>
              <table:table-cell office:value-type="float" office:value="0.046078">
                <text:p>0.0460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94">
                <text:p>894</text:p>
              </table:table-cell>
              <table:table-cell office:value-type="float" office:value="0.339536">
                <text:p>0.339536</text:p>
              </table:table-cell>
              <table:table-cell office:value-type="float" office:value="0.047629">
                <text:p>0.0476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00">
                <text:p>900</text:p>
              </table:table-cell>
              <table:table-cell office:value-type="float" office:value="0.358964">
                <text:p>0.358964</text:p>
              </table:table-cell>
              <table:table-cell office:value-type="float" office:value="0.033759">
                <text:p>0.0337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85">
                <text:p>885</text:p>
              </table:table-cell>
              <table:table-cell office:value-type="float" office:value="0.470962">
                <text:p>0.470962</text:p>
              </table:table-cell>
              <table:table-cell office:value-type="float" office:value="0.036594">
                <text:p>0.0365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90">
                <text:p>890</text:p>
              </table:table-cell>
              <table:table-cell office:value-type="float" office:value="0.409221">
                <text:p>0.409221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6">
                <text:p>886</text:p>
              </table:table-cell>
              <table:table-cell office:value-type="float" office:value="0.42355">
                <text:p>0.42355</text:p>
              </table:table-cell>
              <table:table-cell office:value-type="float" office:value="0.04578">
                <text:p>0.045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70">
                <text:p>870</text:p>
              </table:table-cell>
              <table:table-cell office:value-type="float" office:value="0.391374">
                <text:p>0.391374</text:p>
              </table:table-cell>
              <table:table-cell office:value-type="float" office:value="0.036843">
                <text:p>0.0368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0">
                <text:p>870</text:p>
              </table:table-cell>
              <table:table-cell office:value-type="float" office:value="0.331224">
                <text:p>0.331224</text:p>
              </table:table-cell>
              <table:table-cell office:value-type="float" office:value="0.034941">
                <text:p>0.0349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76">
                <text:p>876</text:p>
              </table:table-cell>
              <table:table-cell office:value-type="float" office:value="0.342679">
                <text:p>0.342679</text:p>
              </table:table-cell>
              <table:table-cell office:value-type="float" office:value="0.036676">
                <text:p>0.0366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66">
                <text:p>866</text:p>
              </table:table-cell>
              <table:table-cell office:value-type="float" office:value="0.330954">
                <text:p>0.330954</text:p>
              </table:table-cell>
              <table:table-cell office:value-type="float" office:value="0.027949">
                <text:p>0.0279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63">
                <text:p>863</text:p>
              </table:table-cell>
              <table:table-cell office:value-type="float" office:value="0.346796">
                <text:p>0.346796</text:p>
              </table:table-cell>
              <table:table-cell office:value-type="float" office:value="0.036861">
                <text:p>0.0368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21">
                <text:p>921</text:p>
              </table:table-cell>
              <table:table-cell office:value-type="float" office:value="0.328712">
                <text:p>0.328712</text:p>
              </table:table-cell>
              <table:table-cell office:value-type="float" office:value="0.048982">
                <text:p>0.0489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00">
                <text:p>900</text:p>
              </table:table-cell>
              <table:table-cell office:value-type="float" office:value="0.342897">
                <text:p>0.342897</text:p>
              </table:table-cell>
              <table:table-cell office:value-type="float" office:value="0.041057">
                <text:p>0.0410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88">
                <text:p>888</text:p>
              </table:table-cell>
              <table:table-cell office:value-type="float" office:value="0.322785">
                <text:p>0.322785</text:p>
              </table:table-cell>
              <table:table-cell office:value-type="float" office:value="0.055493">
                <text:p>0.0554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3">
                <text:p>903</text:p>
              </table:table-cell>
              <table:table-cell office:value-type="float" office:value="0.341055">
                <text:p>0.341055</text:p>
              </table:table-cell>
              <table:table-cell office:value-type="float" office:value="0.050605">
                <text:p>0.0506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3">
                <text:p>893</text:p>
              </table:table-cell>
              <table:table-cell office:value-type="float" office:value="0.424957">
                <text:p>0.424957</text:p>
              </table:table-cell>
              <table:table-cell office:value-type="float" office:value="0.044377">
                <text:p>0.0443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93">
                <text:p>893</text:p>
              </table:table-cell>
              <table:table-cell office:value-type="float" office:value="0.513497">
                <text:p>0.513497</text:p>
              </table:table-cell>
              <table:table-cell office:value-type="float" office:value="0.030729">
                <text:p>0.0307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70">
                <text:p>870</text:p>
              </table:table-cell>
              <table:table-cell office:value-type="float" office:value="0.409661">
                <text:p>0.409661</text:p>
              </table:table-cell>
              <table:table-cell office:value-type="float" office:value="0.022811">
                <text:p>0.0228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73">
                <text:p>773</text:p>
              </table:table-cell>
              <table:table-cell office:value-type="float" office:value="0.37946">
                <text:p>0.37946</text:p>
              </table:table-cell>
              <table:table-cell office:value-type="float" office:value="0.031259">
                <text:p>0.0312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2">
                <text:p>872</text:p>
              </table:table-cell>
              <table:table-cell office:value-type="float" office:value="0.446571">
                <text:p>0.446571</text:p>
              </table:table-cell>
              <table:table-cell office:value-type="float" office:value="0.041065">
                <text:p>0.0410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77">
                <text:p>977</text:p>
              </table:table-cell>
              <table:table-cell office:value-type="float" office:value="0.518673">
                <text:p>0.518673</text:p>
              </table:table-cell>
              <table:table-cell office:value-type="float" office:value="0.036133">
                <text:p>0.0361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20">
                <text:p>920</text:p>
              </table:table-cell>
              <table:table-cell office:value-type="float" office:value="0.269518">
                <text:p>0.269518</text:p>
              </table:table-cell>
              <table:table-cell office:value-type="float" office:value="0.036112">
                <text:p>0.036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02">
                <text:p>902</text:p>
              </table:table-cell>
              <table:table-cell office:value-type="float" office:value="0.395339">
                <text:p>0.395339</text:p>
              </table:table-cell>
              <table:table-cell office:value-type="float" office:value="0.036262">
                <text:p>0.0362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1">
                <text:p>801</text:p>
              </table:table-cell>
              <table:table-cell office:value-type="float" office:value="0.352795">
                <text:p>0.352795</text:p>
              </table:table-cell>
              <table:table-cell office:value-type="float" office:value="0.039096">
                <text:p>0.0390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4">
                <text:p>994</text:p>
              </table:table-cell>
              <table:table-cell office:value-type="float" office:value="0.415745">
                <text:p>0.415745</text:p>
              </table:table-cell>
              <table:table-cell office:value-type="float" office:value="0.029878">
                <text:p>0.0298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88">
                <text:p>888</text:p>
              </table:table-cell>
              <table:table-cell office:value-type="float" office:value="0.251113">
                <text:p>0.251113</text:p>
              </table:table-cell>
              <table:table-cell office:value-type="float" office:value="0.028243">
                <text:p>0.0282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07">
                <text:p>907</text:p>
              </table:table-cell>
              <table:table-cell office:value-type="float" office:value="0.318404">
                <text:p>0.318404</text:p>
              </table:table-cell>
              <table:table-cell office:value-type="float" office:value="0.030582">
                <text:p>0.0305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93">
                <text:p>893</text:p>
              </table:table-cell>
              <table:table-cell office:value-type="float" office:value="0.358153">
                <text:p>0.358153</text:p>
              </table:table-cell>
              <table:table-cell office:value-type="float" office:value="0.031153">
                <text:p>0.0311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45">
                <text:p>945</text:p>
              </table:table-cell>
              <table:table-cell office:value-type="float" office:value="0.286352">
                <text:p>0.286352</text:p>
              </table:table-cell>
              <table:table-cell office:value-type="float" office:value="0.029804">
                <text:p>0.0298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09">
                <text:p>909</text:p>
              </table:table-cell>
              <table:table-cell office:value-type="float" office:value="0.406334">
                <text:p>0.406334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16">
                <text:p>916</text:p>
              </table:table-cell>
              <table:table-cell office:value-type="float" office:value="0.305093">
                <text:p>0.305093</text:p>
              </table:table-cell>
              <table:table-cell office:value-type="float" office:value="0.032601">
                <text:p>0.0326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9">
                <text:p>889</text:p>
              </table:table-cell>
              <table:table-cell office:value-type="float" office:value="0.298367">
                <text:p>0.298367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12">
                <text:p>912</text:p>
              </table:table-cell>
              <table:table-cell office:value-type="float" office:value="0.303771">
                <text:p>0.303771</text:p>
              </table:table-cell>
              <table:table-cell office:value-type="float" office:value="0.045705">
                <text:p>0.0457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94">
                <text:p>894</text:p>
              </table:table-cell>
              <table:table-cell office:value-type="float" office:value="0.277204">
                <text:p>0.277204</text:p>
              </table:table-cell>
              <table:table-cell office:value-type="float" office:value="0.022755">
                <text:p>0.0227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32">
                <text:p>932</text:p>
              </table:table-cell>
              <table:table-cell office:value-type="float" office:value="0.922523">
                <text:p>0.922523</text:p>
              </table:table-cell>
              <table:table-cell office:value-type="float" office:value="0.01936">
                <text:p>0.019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86">
                <text:p>786</text:p>
              </table:table-cell>
              <table:table-cell office:value-type="float" office:value="1.604636">
                <text:p>1.604636</text:p>
              </table:table-cell>
              <table:table-cell office:value-type="float" office:value="0.008921">
                <text:p>0.0089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02">
                <text:p>602</text:p>
              </table:table-cell>
              <table:table-cell office:value-type="float" office:value="1.395125">
                <text:p>1.395125</text:p>
              </table:table-cell>
              <table:table-cell office:value-type="float" office:value="0.008641">
                <text:p>0.0086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63">
                <text:p>563</text:p>
              </table:table-cell>
              <table:table-cell office:value-type="float" office:value="0.952604">
                <text:p>0.952604</text:p>
              </table:table-cell>
              <table:table-cell office:value-type="float" office:value="0.006692">
                <text:p>0.0066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5">
                <text:p>435</text:p>
              </table:table-cell>
              <table:table-cell office:value-type="float" office:value="0.788966">
                <text:p>0.788966</text:p>
              </table:table-cell>
              <table:table-cell office:value-type="float" office:value="0.009518">
                <text:p>0.0095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3">
                <text:p>343</text:p>
              </table:table-cell>
              <table:table-cell office:value-type="float" office:value="0.805301">
                <text:p>0.805301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31">
                <text:p>431</text:p>
              </table:table-cell>
              <table:table-cell office:value-type="float" office:value="0.7844">
                <text:p>0.7844</text:p>
              </table:table-cell>
              <table:table-cell office:value-type="float" office:value="0.007437">
                <text:p>0.0074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9">
                <text:p>719</text:p>
              </table:table-cell>
              <table:table-cell office:value-type="float" office:value="0.374379">
                <text:p>0.374379</text:p>
              </table:table-cell>
              <table:table-cell office:value-type="float" office:value="0.015688">
                <text:p>0.0156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1">
                <text:p>821</text:p>
              </table:table-cell>
              <table:table-cell office:value-type="float" office:value="0.175962">
                <text:p>0.175962</text:p>
              </table:table-cell>
              <table:table-cell office:value-type="float" office:value="0.018814">
                <text:p>0.0188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22">
                <text:p>922</text:p>
              </table:table-cell>
              <table:table-cell office:value-type="float" office:value="0.295588">
                <text:p>0.295588</text:p>
              </table:table-cell>
              <table:table-cell office:value-type="float" office:value="0.024459">
                <text:p>0.0244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6">
                <text:p>1006</text:p>
              </table:table-cell>
              <table:table-cell office:value-type="float" office:value="0.395021">
                <text:p>0.395021</text:p>
              </table:table-cell>
              <table:table-cell office:value-type="float" office:value="0.028381">
                <text:p>0.0283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41">
                <text:p>941</text:p>
              </table:table-cell>
              <table:table-cell office:value-type="float" office:value="0.369282">
                <text:p>0.369282</text:p>
              </table:table-cell>
              <table:table-cell office:value-type="float" office:value="0.03191">
                <text:p>0.031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24">
                <text:p>924</text:p>
              </table:table-cell>
              <table:table-cell office:value-type="float" office:value="0.303335">
                <text:p>0.303335</text:p>
              </table:table-cell>
              <table:table-cell office:value-type="float" office:value="0.037568">
                <text:p>0.0375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18">
                <text:p>918</text:p>
              </table:table-cell>
              <table:table-cell office:value-type="float" office:value="0.434283">
                <text:p>0.434283</text:p>
              </table:table-cell>
              <table:table-cell office:value-type="float" office:value="0.028608">
                <text:p>0.028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42">
                <text:p>942</text:p>
              </table:table-cell>
              <table:table-cell office:value-type="float" office:value="1.088284">
                <text:p>1.088284</text:p>
              </table:table-cell>
              <table:table-cell office:value-type="float" office:value="0.023225">
                <text:p>0.0232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58">
                <text:p>758</text:p>
              </table:table-cell>
              <table:table-cell office:value-type="float" office:value="1.784194">
                <text:p>1.784194</text:p>
              </table:table-cell>
              <table:table-cell office:value-type="float" office:value="0.00938">
                <text:p>0.009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89">
                <text:p>589</text:p>
              </table:table-cell>
              <table:table-cell office:value-type="float" office:value="1.547476">
                <text:p>1.547476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54">
                <text:p>554</text:p>
              </table:table-cell>
              <table:table-cell office:value-type="float" office:value="1.136999">
                <text:p>1.136999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7">
                <text:p>427</text:p>
              </table:table-cell>
              <table:table-cell office:value-type="float" office:value="0.792974">
                <text:p>0.792974</text:p>
              </table:table-cell>
              <table:table-cell office:value-type="float" office:value="0.004318">
                <text:p>0.0043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31">
                <text:p>331</text:p>
              </table:table-cell>
              <table:table-cell office:value-type="float" office:value="0.893541">
                <text:p>0.893541</text:p>
              </table:table-cell>
              <table:table-cell office:value-type="float" office:value="0.014873">
                <text:p>0.0148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86">
                <text:p>386</text:p>
              </table:table-cell>
              <table:table-cell office:value-type="float" office:value="0.889175">
                <text:p>0.889175</text:p>
              </table:table-cell>
              <table:table-cell office:value-type="float" office:value="0.010432">
                <text:p>0.010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20">
                <text:p>520</text:p>
              </table:table-cell>
              <table:table-cell office:value-type="float" office:value="0.680842">
                <text:p>0.680842</text:p>
              </table:table-cell>
              <table:table-cell office:value-type="float" office:value="0.031947">
                <text:p>0.0319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36">
                <text:p>636</text:p>
              </table:table-cell>
              <table:table-cell office:value-type="float" office:value="0.37428">
                <text:p>0.37428</text:p>
              </table:table-cell>
              <table:table-cell office:value-type="float" office:value="0.021306">
                <text:p>0.0213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3">
                <text:p>903</text:p>
              </table:table-cell>
              <table:table-cell office:value-type="float" office:value="0.478765">
                <text:p>0.478765</text:p>
              </table:table-cell>
              <table:table-cell office:value-type="float" office:value="0.052529">
                <text:p>0.0525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03">
                <text:p>903</text:p>
              </table:table-cell>
              <table:table-cell office:value-type="float" office:value="0.857001">
                <text:p>0.857001</text:p>
              </table:table-cell>
              <table:table-cell office:value-type="float" office:value="0.064624">
                <text:p>0.0646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4">
                <text:p>874</text:p>
              </table:table-cell>
              <table:table-cell office:value-type="float" office:value="3.746241">
                <text:p>3.746241</text:p>
              </table:table-cell>
              <table:table-cell office:value-type="float" office:value="0.038075">
                <text:p>0.0380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56">
                <text:p>656</text:p>
              </table:table-cell>
              <table:table-cell office:value-type="float" office:value="3.834492">
                <text:p>3.834492</text:p>
              </table:table-cell>
              <table:table-cell office:value-type="float" office:value="0.02036">
                <text:p>0.02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30">
                <text:p>430</text:p>
              </table:table-cell>
              <table:table-cell office:value-type="float" office:value="3.410119">
                <text:p>3.410119</text:p>
              </table:table-cell>
              <table:table-cell office:value-type="float" office:value="0.005794">
                <text:p>0.0057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8">
                <text:p>458</text:p>
              </table:table-cell>
              <table:table-cell office:value-type="float" office:value="3.809016">
                <text:p>3.809016</text:p>
              </table:table-cell>
              <table:table-cell office:value-type="float" office:value="0.008308">
                <text:p>0.0083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3">
                <text:p>503</text:p>
              </table:table-cell>
              <table:table-cell office:value-type="float" office:value="4.269419">
                <text:p>4.269419</text:p>
              </table:table-cell>
              <table:table-cell office:value-type="float" office:value="0.006143">
                <text:p>0.0061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1">
                <text:p>521</text:p>
              </table:table-cell>
              <table:table-cell office:value-type="float" office:value="3.197867">
                <text:p>3.197867</text:p>
              </table:table-cell>
              <table:table-cell office:value-type="float" office:value="0.006655">
                <text:p>0.0066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2">
                <text:p>512</text:p>
              </table:table-cell>
              <table:table-cell office:value-type="float" office:value="3.202319">
                <text:p>3.202319</text:p>
              </table:table-cell>
              <table:table-cell office:value-type="float" office:value="0.009383">
                <text:p>0.0093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61">
                <text:p>561</text:p>
              </table:table-cell>
              <table:table-cell office:value-type="float" office:value="3.004781">
                <text:p>3.004781</text:p>
              </table:table-cell>
              <table:table-cell office:value-type="float" office:value="0.014074">
                <text:p>0.0140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83">
                <text:p>483</text:p>
              </table:table-cell>
              <table:table-cell office:value-type="float" office:value="3.543941">
                <text:p>3.543941</text:p>
              </table:table-cell>
              <table:table-cell office:value-type="float" office:value="0.007635">
                <text:p>0.007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0">
                <text:p>420</text:p>
              </table:table-cell>
              <table:table-cell office:value-type="float" office:value="3.849944">
                <text:p>3.849944</text:p>
              </table:table-cell>
              <table:table-cell office:value-type="float" office:value="0.005944">
                <text:p>0.0059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3">
                <text:p>363</text:p>
              </table:table-cell>
              <table:table-cell office:value-type="float" office:value="3.681798">
                <text:p>3.681798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1">
                <text:p>321</text:p>
              </table:table-cell>
              <table:table-cell office:value-type="float" office:value="3.506076">
                <text:p>3.50607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3">
                <text:p>283</text:p>
              </table:table-cell>
              <table:table-cell office:value-type="float" office:value="4.180952">
                <text:p>4.180952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1">
                <text:p>391</text:p>
              </table:table-cell>
              <table:table-cell office:value-type="float" office:value="3.942334">
                <text:p>3.942334</text:p>
              </table:table-cell>
              <table:table-cell office:value-type="float" office:value="0.008367">
                <text:p>0.0083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2">
                <text:p>412</text:p>
              </table:table-cell>
              <table:table-cell office:value-type="float" office:value="4.242859">
                <text:p>4.242859</text:p>
              </table:table-cell>
              <table:table-cell office:value-type="float" office:value="0.004407">
                <text:p>0.0044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7">
                <text:p>237</text:p>
              </table:table-cell>
              <table:table-cell office:value-type="float" office:value="4.076142">
                <text:p>4.076142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0">
                <text:p>190</text:p>
              </table:table-cell>
              <table:table-cell office:value-type="float" office:value="4.369247">
                <text:p>4.369247</text:p>
              </table:table-cell>
              <table:table-cell office:value-type="float" office:value="0.005591">
                <text:p>0.0055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8">
                <text:p>258</text:p>
              </table:table-cell>
              <table:table-cell office:value-type="float" office:value="3.795868">
                <text:p>3.795868</text:p>
              </table:table-cell>
              <table:table-cell office:value-type="float" office:value="0.008879">
                <text:p>0.0088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1">
                <text:p>211</text:p>
              </table:table-cell>
              <table:table-cell office:value-type="float" office:value="4.382398">
                <text:p>4.382398</text:p>
              </table:table-cell>
              <table:table-cell office:value-type="float" office:value="0.006941">
                <text:p>0.0069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9">
                <text:p>229</text:p>
              </table:table-cell>
              <table:table-cell office:value-type="float" office:value="3.49403">
                <text:p>3.49403</text:p>
              </table:table-cell>
              <table:table-cell office:value-type="float" office:value="0.006543">
                <text:p>0.0065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81">
                <text:p>681</text:p>
              </table:table-cell>
              <table:table-cell office:value-type="float" office:value="5.215515">
                <text:p>5.215515</text:p>
              </table:table-cell>
              <table:table-cell office:value-type="float" office:value="0.009489">
                <text:p>0.0094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5">
                <text:p>275</text:p>
              </table:table-cell>
              <table:table-cell office:value-type="float" office:value="5.419323">
                <text:p>5.419323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2">
                <text:p>152</text:p>
              </table:table-cell>
              <table:table-cell office:value-type="float" office:value="4.160459">
                <text:p>4.160459</text:p>
              </table:table-cell>
              <table:table-cell office:value-type="float" office:value="0.007294">
                <text:p>0.0072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4">
                <text:p>354</text:p>
              </table:table-cell>
              <table:table-cell office:value-type="float" office:value="3.246198">
                <text:p>3.246198</text:p>
              </table:table-cell>
              <table:table-cell office:value-type="float" office:value="0.008424">
                <text:p>0.0084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80">
                <text:p>280</text:p>
              </table:table-cell>
              <table:table-cell office:value-type="float" office:value="3.105644">
                <text:p>3.105644</text:p>
              </table:table-cell>
              <table:table-cell office:value-type="float" office:value="0.012649">
                <text:p>0.0126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42">
                <text:p>442</text:p>
              </table:table-cell>
              <table:table-cell office:value-type="float" office:value="3.929066">
                <text:p>3.929066</text:p>
              </table:table-cell>
              <table:table-cell office:value-type="float" office:value="0.012551">
                <text:p>0.0125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4">
                <text:p>384</text:p>
              </table:table-cell>
              <table:table-cell office:value-type="float" office:value="3.754651">
                <text:p>3.75465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48">
                <text:p>348</text:p>
              </table:table-cell>
              <table:table-cell office:value-type="float" office:value="4.036717">
                <text:p>4.036717</text:p>
              </table:table-cell>
              <table:table-cell office:value-type="float" office:value="0.008178">
                <text:p>0.0081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5">
                <text:p>315</text:p>
              </table:table-cell>
              <table:table-cell office:value-type="float" office:value="3.342963">
                <text:p>3.342963</text:p>
              </table:table-cell>
              <table:table-cell office:value-type="float" office:value="0.008005">
                <text:p>0.0080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1">
                <text:p>291</text:p>
              </table:table-cell>
              <table:table-cell office:value-type="float" office:value="2.49816">
                <text:p>2.49816</text:p>
              </table:table-cell>
              <table:table-cell office:value-type="float" office:value="0.005691">
                <text:p>0.0056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6">
                <text:p>276</text:p>
              </table:table-cell>
              <table:table-cell office:value-type="float" office:value="2.889496">
                <text:p>2.889496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8">
                <text:p>258</text:p>
              </table:table-cell>
              <table:table-cell office:value-type="float" office:value="2.487117">
                <text:p>2.487117</text:p>
              </table:table-cell>
              <table:table-cell office:value-type="float" office:value="0.005698">
                <text:p>0.0056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3">
                <text:p>243</text:p>
              </table:table-cell>
              <table:table-cell office:value-type="float" office:value="2.414418">
                <text:p>2.414418</text:p>
              </table:table-cell>
              <table:table-cell office:value-type="float" office:value="0.008003">
                <text:p>0.008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9">
                <text:p>229</text:p>
              </table:table-cell>
              <table:table-cell office:value-type="float" office:value="2.329811">
                <text:p>2.329811</text:p>
              </table:table-cell>
              <table:table-cell office:value-type="float" office:value="0.007916">
                <text:p>0.0079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6">
                <text:p>216</text:p>
              </table:table-cell>
              <table:table-cell office:value-type="float" office:value="3.143882">
                <text:p>3.143882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">
                <text:p>200</text:p>
              </table:table-cell>
              <table:table-cell office:value-type="float" office:value="2.415719">
                <text:p>2.415719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8">
                <text:p>188</text:p>
              </table:table-cell>
              <table:table-cell office:value-type="float" office:value="2.423765">
                <text:p>2.423765</text:p>
              </table:table-cell>
              <table:table-cell office:value-type="float" office:value="0.005979">
                <text:p>0.0059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6">
                <text:p>176</text:p>
              </table:table-cell>
              <table:table-cell office:value-type="float" office:value="2.089861">
                <text:p>2.089861</text:p>
              </table:table-cell>
              <table:table-cell office:value-type="float" office:value="0.007815">
                <text:p>0.0078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7">
                <text:p>167</text:p>
              </table:table-cell>
              <table:table-cell office:value-type="float" office:value="2.786841">
                <text:p>2.786841</text:p>
              </table:table-cell>
              <table:table-cell office:value-type="float" office:value="0.009923">
                <text:p>0.0099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5">
                <text:p>155</text:p>
              </table:table-cell>
              <table:table-cell office:value-type="float" office:value="2.296067">
                <text:p>2.296067</text:p>
              </table:table-cell>
              <table:table-cell office:value-type="float" office:value="0.004657">
                <text:p>0.0046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6">
                <text:p>146</text:p>
              </table:table-cell>
              <table:table-cell office:value-type="float" office:value="2.785057">
                <text:p>2.785057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5">
                <text:p>135</text:p>
              </table:table-cell>
              <table:table-cell office:value-type="float" office:value="1.687882">
                <text:p>1.687882</text:p>
              </table:table-cell>
              <table:table-cell office:value-type="float" office:value="0.015548">
                <text:p>0.0155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9">
                <text:p>129</text:p>
              </table:table-cell>
              <table:table-cell office:value-type="float" office:value="2.883852">
                <text:p>2.883852</text:p>
              </table:table-cell>
              <table:table-cell office:value-type="float" office:value="0.007357">
                <text:p>0.0073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0">
                <text:p>120</text:p>
              </table:table-cell>
              <table:table-cell office:value-type="float" office:value="1.987336">
                <text:p>1.987336</text:p>
              </table:table-cell>
              <table:table-cell office:value-type="float" office:value="0.007104">
                <text:p>0.007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3">
                <text:p>113</text:p>
              </table:table-cell>
              <table:table-cell office:value-type="float" office:value="2.461991">
                <text:p>2.461991</text:p>
              </table:table-cell>
              <table:table-cell office:value-type="float" office:value="0.009197">
                <text:p>0.0091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4">
                <text:p>104</text:p>
              </table:table-cell>
              <table:table-cell office:value-type="float" office:value="1.771989">
                <text:p>1.771989</text:p>
              </table:table-cell>
              <table:table-cell office:value-type="float" office:value="0.006517">
                <text:p>0.0065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">
                <text:p>99</text:p>
              </table:table-cell>
              <table:table-cell office:value-type="float" office:value="1.564737">
                <text:p>1.564737</text:p>
              </table:table-cell>
              <table:table-cell office:value-type="float" office:value="0.006498">
                <text:p>0.0064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">
                <text:p>94</text:p>
              </table:table-cell>
              <table:table-cell office:value-type="float" office:value="2.854872">
                <text:p>2.854872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7">
                <text:p>87</text:p>
              </table:table-cell>
              <table:table-cell office:value-type="float" office:value="1.628517">
                <text:p>1.628517</text:p>
              </table:table-cell>
              <table:table-cell office:value-type="float" office:value="0.004495">
                <text:p>0.0044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">
                <text:p>85</text:p>
              </table:table-cell>
              <table:table-cell office:value-type="float" office:value="2.109328">
                <text:p>2.109328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1">
                <text:p>111</text:p>
              </table:table-cell>
              <table:table-cell office:value-type="float" office:value="1.935377">
                <text:p>1.935377</text:p>
              </table:table-cell>
              <table:table-cell office:value-type="float" office:value="0.007602">
                <text:p>0.0076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6">
                <text:p>126</text:p>
              </table:table-cell>
              <table:table-cell office:value-type="float" office:value="1.887654">
                <text:p>1.887654</text:p>
              </table:table-cell>
              <table:table-cell office:value-type="float" office:value="0.006375">
                <text:p>0.0063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0">
                <text:p>130</text:p>
              </table:table-cell>
              <table:table-cell office:value-type="float" office:value="2.005945">
                <text:p>2.005945</text:p>
              </table:table-cell>
              <table:table-cell office:value-type="float" office:value="0.007061">
                <text:p>0.0070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5">
                <text:p>135</text:p>
              </table:table-cell>
              <table:table-cell office:value-type="float" office:value="1.409344">
                <text:p>1.409344</text:p>
              </table:table-cell>
              <table:table-cell office:value-type="float" office:value="0.007045">
                <text:p>0.0070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9">
                <text:p>149</text:p>
              </table:table-cell>
              <table:table-cell office:value-type="float" office:value="2.407947">
                <text:p>2.407947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9">
                <text:p>159</text:p>
              </table:table-cell>
              <table:table-cell office:value-type="float" office:value="1.503428">
                <text:p>1.503428</text:p>
              </table:table-cell>
              <table:table-cell office:value-type="float" office:value="0.009719">
                <text:p>0.0097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0">
                <text:p>170</text:p>
              </table:table-cell>
              <table:table-cell office:value-type="float" office:value="1.806242">
                <text:p>1.806242</text:p>
              </table:table-cell>
              <table:table-cell office:value-type="float" office:value="0.008097">
                <text:p>0.0080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5">
                <text:p>195</text:p>
              </table:table-cell>
              <table:table-cell office:value-type="float" office:value="1.284701">
                <text:p>1.284701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6">
                <text:p>206</text:p>
              </table:table-cell>
              <table:table-cell office:value-type="float" office:value="1.703658">
                <text:p>1.703658</text:p>
              </table:table-cell>
              <table:table-cell office:value-type="float" office:value="0.007215">
                <text:p>0.0072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2">
                <text:p>212</text:p>
              </table:table-cell>
              <table:table-cell office:value-type="float" office:value="1.264241">
                <text:p>1.264241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6">
                <text:p>226</text:p>
              </table:table-cell>
              <table:table-cell office:value-type="float" office:value="0.171419">
                <text:p>0.171419</text:p>
              </table:table-cell>
              <table:table-cell office:value-type="float" office:value="0.01147">
                <text:p>0.011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3">
                <text:p>233</text:p>
              </table:table-cell>
              <table:table-cell office:value-type="float" office:value="0.180674">
                <text:p>0.180674</text:p>
              </table:table-cell>
              <table:table-cell office:value-type="float" office:value="0.006767">
                <text:p>0.0067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9">
                <text:p>249</text:p>
              </table:table-cell>
              <table:table-cell office:value-type="float" office:value="0.137983">
                <text:p>0.137983</text:p>
              </table:table-cell>
              <table:table-cell office:value-type="float" office:value="0.008935">
                <text:p>0.0089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9">
                <text:p>279</text:p>
              </table:table-cell>
              <table:table-cell office:value-type="float" office:value="0.096951">
                <text:p>0.096951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7">
                <text:p>367</text:p>
              </table:table-cell>
              <table:table-cell office:value-type="float" office:value="0.300927">
                <text:p>0.300927</text:p>
              </table:table-cell>
              <table:table-cell office:value-type="float" office:value="0.010077">
                <text:p>0.0100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56">
                <text:p>756</text:p>
              </table:table-cell>
              <table:table-cell office:value-type="float" office:value="0.991229">
                <text:p>0.991229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7">
                <text:p>447</text:p>
              </table:table-cell>
              <table:table-cell office:value-type="float" office:value="0.881119">
                <text:p>0.881119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6">
                <text:p>346</text:p>
              </table:table-cell>
              <table:table-cell office:value-type="float" office:value="0.792965">
                <text:p>0.792965</text:p>
              </table:table-cell>
              <table:table-cell office:value-type="float" office:value="0.009987">
                <text:p>0.0099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33">
                <text:p>533</text:p>
              </table:table-cell>
              <table:table-cell office:value-type="float" office:value="0.598537">
                <text:p>0.598537</text:p>
              </table:table-cell>
              <table:table-cell office:value-type="float" office:value="0.008959">
                <text:p>0.0089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30">
                <text:p>430</text:p>
              </table:table-cell>
              <table:table-cell office:value-type="float" office:value="0.18924">
                <text:p>0.18924</text:p>
              </table:table-cell>
              <table:table-cell office:value-type="float" office:value="0.009041">
                <text:p>0.0090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22">
                <text:p>722</text:p>
              </table:table-cell>
              <table:table-cell office:value-type="float" office:value="0.169907">
                <text:p>0.169907</text:p>
              </table:table-cell>
              <table:table-cell office:value-type="float" office:value="0.021057">
                <text:p>0.0210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06">
                <text:p>706</text:p>
              </table:table-cell>
              <table:table-cell office:value-type="float" office:value="0.269211">
                <text:p>0.269211</text:p>
              </table:table-cell>
              <table:table-cell office:value-type="float" office:value="0.027183">
                <text:p>0.0271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19">
                <text:p>819</text:p>
              </table:table-cell>
              <table:table-cell office:value-type="float" office:value="0.370942">
                <text:p>0.370942</text:p>
              </table:table-cell>
              <table:table-cell office:value-type="float" office:value="0.025562">
                <text:p>0.0255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1">
                <text:p>741</text:p>
              </table:table-cell>
              <table:table-cell office:value-type="float" office:value="0.212199">
                <text:p>0.212199</text:p>
              </table:table-cell>
              <table:table-cell office:value-type="float" office:value="0.020038">
                <text:p>0.0200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34">
                <text:p>734</text:p>
              </table:table-cell>
              <table:table-cell office:value-type="float" office:value="0.153686">
                <text:p>0.153686</text:p>
              </table:table-cell>
              <table:table-cell office:value-type="float" office:value="0.015016">
                <text:p>0.0150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4">
                <text:p>764</text:p>
              </table:table-cell>
              <table:table-cell office:value-type="float" office:value="0.110685">
                <text:p>0.110685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0.110743">
                <text:p>0.110743</text:p>
              </table:table-cell>
              <table:table-cell office:value-type="float" office:value="0.010629">
                <text:p>0.0106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1">
                <text:p>791</text:p>
              </table:table-cell>
              <table:table-cell office:value-type="float" office:value="0.206453">
                <text:p>0.206453</text:p>
              </table:table-cell>
              <table:table-cell office:value-type="float" office:value="0.011311">
                <text:p>0.0113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65">
                <text:p>765</text:p>
              </table:table-cell>
              <table:table-cell office:value-type="float" office:value="0.225049">
                <text:p>0.225049</text:p>
              </table:table-cell>
              <table:table-cell office:value-type="float" office:value="0.026434">
                <text:p>0.0264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02">
                <text:p>902</text:p>
              </table:table-cell>
              <table:table-cell office:value-type="float" office:value="0.172934">
                <text:p>0.172934</text:p>
              </table:table-cell>
              <table:table-cell office:value-type="float" office:value="0.014593">
                <text:p>0.0145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9">
                <text:p>849</text:p>
              </table:table-cell>
              <table:table-cell office:value-type="float" office:value="0.143783">
                <text:p>0.143783</text:p>
              </table:table-cell>
              <table:table-cell office:value-type="float" office:value="0.010422">
                <text:p>0.0104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5">
                <text:p>835</text:p>
              </table:table-cell>
              <table:table-cell office:value-type="float" office:value="0.225458">
                <text:p>0.225458</text:p>
              </table:table-cell>
              <table:table-cell office:value-type="float" office:value="0.017242">
                <text:p>0.0172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9">
                <text:p>829</text:p>
              </table:table-cell>
              <table:table-cell office:value-type="float" office:value="0.297297">
                <text:p>0.297297</text:p>
              </table:table-cell>
              <table:table-cell office:value-type="float" office:value="0.012019">
                <text:p>0.0120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60">
                <text:p>860</text:p>
              </table:table-cell>
              <table:table-cell office:value-type="float" office:value="0.956208">
                <text:p>0.956208</text:p>
              </table:table-cell>
              <table:table-cell office:value-type="float" office:value="0.008965">
                <text:p>0.0089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73">
                <text:p>773</text:p>
              </table:table-cell>
              <table:table-cell office:value-type="float" office:value="4.382665">
                <text:p>4.382665</text:p>
              </table:table-cell>
              <table:table-cell office:value-type="float" office:value="0.008786">
                <text:p>0.0087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80">
                <text:p>680</text:p>
              </table:table-cell>
              <table:table-cell office:value-type="float" office:value="4.877904">
                <text:p>4.877904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80">
                <text:p>580</text:p>
              </table:table-cell>
              <table:table-cell office:value-type="float" office:value="4.578793">
                <text:p>4.578793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32">
                <text:p>532</text:p>
              </table:table-cell>
              <table:table-cell office:value-type="float" office:value="5.096838">
                <text:p>5.096838</text:p>
              </table:table-cell>
              <table:table-cell office:value-type="float" office:value="0.011759">
                <text:p>0.0117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48">
                <text:p>448</text:p>
              </table:table-cell>
              <table:table-cell office:value-type="float" office:value="4.474716">
                <text:p>4.474716</text:p>
              </table:table-cell>
              <table:table-cell office:value-type="float" office:value="0.008464">
                <text:p>0.0084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19">
                <text:p>419</text:p>
              </table:table-cell>
              <table:table-cell office:value-type="float" office:value="4.268411">
                <text:p>4.268411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80">
                <text:p>380</text:p>
              </table:table-cell>
              <table:table-cell office:value-type="float" office:value="4.084651">
                <text:p>4.084651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6">
                <text:p>336</text:p>
              </table:table-cell>
              <table:table-cell office:value-type="float" office:value="4.310464">
                <text:p>4.310464</text:p>
              </table:table-cell>
              <table:table-cell office:value-type="float" office:value="0.007133">
                <text:p>0.0071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36">
                <text:p>436</text:p>
              </table:table-cell>
              <table:table-cell office:value-type="float" office:value="4.55448">
                <text:p>4.55448</text:p>
              </table:table-cell>
              <table:table-cell office:value-type="float" office:value="0.009677">
                <text:p>0.0096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5">
                <text:p>415</text:p>
              </table:table-cell>
              <table:table-cell office:value-type="float" office:value="4.834839">
                <text:p>4.834839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8">
                <text:p>228</text:p>
              </table:table-cell>
              <table:table-cell office:value-type="float" office:value="4.798244">
                <text:p>4.798244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9">
                <text:p>219</text:p>
              </table:table-cell>
              <table:table-cell office:value-type="float" office:value="4.520177">
                <text:p>4.520177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4">
                <text:p>314</text:p>
              </table:table-cell>
              <table:table-cell office:value-type="float" office:value="4.608413">
                <text:p>4.608413</text:p>
              </table:table-cell>
              <table:table-cell office:value-type="float" office:value="0.006851">
                <text:p>0.0068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7">
                <text:p>227</text:p>
              </table:table-cell>
              <table:table-cell office:value-type="float" office:value="3.684228">
                <text:p>3.684228</text:p>
              </table:table-cell>
              <table:table-cell office:value-type="float" office:value="0.005953">
                <text:p>0.0059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2">
                <text:p>332</text:p>
              </table:table-cell>
              <table:table-cell office:value-type="float" office:value="4.644641">
                <text:p>4.644641</text:p>
              </table:table-cell>
              <table:table-cell office:value-type="float" office:value="0.008948">
                <text:p>0.0089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9">
                <text:p>309</text:p>
              </table:table-cell>
              <table:table-cell office:value-type="float" office:value="4.86162">
                <text:p>4.86162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5">
                <text:p>255</text:p>
              </table:table-cell>
              <table:table-cell office:value-type="float" office:value="4.449945">
                <text:p>4.449945</text:p>
              </table:table-cell>
              <table:table-cell office:value-type="float" office:value="0.009177">
                <text:p>0.0091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7">
                <text:p>217</text:p>
              </table:table-cell>
              <table:table-cell office:value-type="float" office:value="4.355176">
                <text:p>4.355176</text:p>
              </table:table-cell>
              <table:table-cell office:value-type="float" office:value="0.006834">
                <text:p>0.0068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9">
                <text:p>329</text:p>
              </table:table-cell>
              <table:table-cell office:value-type="float" office:value="3.170988">
                <text:p>3.170988</text:p>
              </table:table-cell>
              <table:table-cell office:value-type="float" office:value="0.010818">
                <text:p>0.0108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">
                <text:p>363</text:p>
              </table:table-cell>
              <table:table-cell office:value-type="float" office:value="3.656628">
                <text:p>3.656628</text:p>
              </table:table-cell>
              <table:table-cell office:value-type="float" office:value="0.008938">
                <text:p>0.0089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0">
                <text:p>220</text:p>
              </table:table-cell>
              <table:table-cell office:value-type="float" office:value="4.45961">
                <text:p>4.45961</text:p>
              </table:table-cell>
              <table:table-cell office:value-type="float" office:value="0.00934">
                <text:p>0.009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0">
                <text:p>230</text:p>
              </table:table-cell>
              <table:table-cell office:value-type="float" office:value="3.540352">
                <text:p>3.540352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6">
                <text:p>256</text:p>
              </table:table-cell>
              <table:table-cell office:value-type="float" office:value="3.349239">
                <text:p>3.349239</text:p>
              </table:table-cell>
              <table:table-cell office:value-type="float" office:value="0.004964">
                <text:p>0.0049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6">
                <text:p>246</text:p>
              </table:table-cell>
              <table:table-cell office:value-type="float" office:value="3.164592">
                <text:p>3.164592</text:p>
              </table:table-cell>
              <table:table-cell office:value-type="float" office:value="0.005784">
                <text:p>0.0057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38">
                <text:p>338</text:p>
              </table:table-cell>
              <table:table-cell office:value-type="float" office:value="2.981393">
                <text:p>2.981393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0">
                <text:p>300</text:p>
              </table:table-cell>
              <table:table-cell office:value-type="float" office:value="3.311512">
                <text:p>3.311512</text:p>
              </table:table-cell>
              <table:table-cell office:value-type="float" office:value="0.010212">
                <text:p>0.0102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7">
                <text:p>277</text:p>
              </table:table-cell>
              <table:table-cell office:value-type="float" office:value="2.747076">
                <text:p>2.747076</text:p>
              </table:table-cell>
              <table:table-cell office:value-type="float" office:value="0.006047">
                <text:p>0.0060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8">
                <text:p>258</text:p>
              </table:table-cell>
              <table:table-cell office:value-type="float" office:value="2.921093">
                <text:p>2.921093</text:p>
              </table:table-cell>
              <table:table-cell office:value-type="float" office:value="0.006751">
                <text:p>0.0067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9">
                <text:p>239</text:p>
              </table:table-cell>
              <table:table-cell office:value-type="float" office:value="2.905649">
                <text:p>2.905649</text:p>
              </table:table-cell>
              <table:table-cell office:value-type="float" office:value="0.008898">
                <text:p>0.00889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1">
                <text:p>221</text:p>
              </table:table-cell>
              <table:table-cell office:value-type="float" office:value="2.831403">
                <text:p>2.831403</text:p>
              </table:table-cell>
              <table:table-cell office:value-type="float" office:value="0.004161">
                <text:p>0.0041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6">
                <text:p>206</text:p>
              </table:table-cell>
              <table:table-cell office:value-type="float" office:value="2.321095">
                <text:p>2.321095</text:p>
              </table:table-cell>
              <table:table-cell office:value-type="float" office:value="0.005632">
                <text:p>0.0056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3">
                <text:p>193</text:p>
              </table:table-cell>
              <table:table-cell office:value-type="float" office:value="3.599859">
                <text:p>3.599859</text:p>
              </table:table-cell>
              <table:table-cell office:value-type="float" office:value="0.005521">
                <text:p>0.0055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5">
                <text:p>175</text:p>
              </table:table-cell>
              <table:table-cell office:value-type="float" office:value="2.22737">
                <text:p>2.22737</text:p>
              </table:table-cell>
              <table:table-cell office:value-type="float" office:value="0.008858">
                <text:p>0.0088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">
                <text:p>164</text:p>
              </table:table-cell>
              <table:table-cell office:value-type="float" office:value="2.201472">
                <text:p>2.201472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4">
                <text:p>154</text:p>
              </table:table-cell>
              <table:table-cell office:value-type="float" office:value="3.544324">
                <text:p>3.544324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">
                <text:p>139</text:p>
              </table:table-cell>
              <table:table-cell office:value-type="float" office:value="1.962646">
                <text:p>1.962646</text:p>
              </table:table-cell>
              <table:table-cell office:value-type="float" office:value="0.008669">
                <text:p>0.0086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2">
                <text:p>132</text:p>
              </table:table-cell>
              <table:table-cell office:value-type="float" office:value="2.102934">
                <text:p>2.102934</text:p>
              </table:table-cell>
              <table:table-cell office:value-type="float" office:value="0.007179">
                <text:p>0.0071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4">
                <text:p>124</text:p>
              </table:table-cell>
              <table:table-cell office:value-type="float" office:value="2.878628">
                <text:p>2.878628</text:p>
              </table:table-cell>
              <table:table-cell office:value-type="float" office:value="0.006489">
                <text:p>0.0064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">
                <text:p>113</text:p>
              </table:table-cell>
              <table:table-cell office:value-type="float" office:value="3.048211">
                <text:p>3.048211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5">
                <text:p>105</text:p>
              </table:table-cell>
              <table:table-cell office:value-type="float" office:value="2.104549">
                <text:p>2.104549</text:p>
              </table:table-cell>
              <table:table-cell office:value-type="float" office:value="0.005489">
                <text:p>0.0054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">
                <text:p>98</text:p>
              </table:table-cell>
              <table:table-cell office:value-type="float" office:value="2.63618">
                <text:p>2.63618</text:p>
              </table:table-cell>
              <table:table-cell office:value-type="float" office:value="0.008536">
                <text:p>0.0085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0">
                <text:p>90</text:p>
              </table:table-cell>
              <table:table-cell office:value-type="float" office:value="2.14655">
                <text:p>2.14655</text:p>
              </table:table-cell>
              <table:table-cell office:value-type="float" office:value="0.011587">
                <text:p>0.0115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">
                <text:p>84</text:p>
              </table:table-cell>
              <table:table-cell office:value-type="float" office:value="3.304088">
                <text:p>3.304088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7">
                <text:p>77</text:p>
              </table:table-cell>
              <table:table-cell office:value-type="float" office:value="2.06371">
                <text:p>2.06371</text:p>
              </table:table-cell>
              <table:table-cell office:value-type="float" office:value="0.011711">
                <text:p>0.0117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  <table:table-cell office:value-type="float" office:value="2.31816">
                <text:p>2.31816</text:p>
              </table:table-cell>
              <table:table-cell office:value-type="float" office:value="0.004335">
                <text:p>0.0043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6">
                <text:p>66</text:p>
              </table:table-cell>
              <table:table-cell office:value-type="float" office:value="2.117831">
                <text:p>2.117831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0">
                <text:p>60</text:p>
              </table:table-cell>
              <table:table-cell office:value-type="float" office:value="2.681251">
                <text:p>2.681251</text:p>
              </table:table-cell>
              <table:table-cell office:value-type="float" office:value="0.010166">
                <text:p>0.0101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6">
                <text:p>56</text:p>
              </table:table-cell>
              <table:table-cell office:value-type="float" office:value="1.159452">
                <text:p>1.159452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3">
                <text:p>53</text:p>
              </table:table-cell>
              <table:table-cell office:value-type="float" office:value="2.824487">
                <text:p>2.824487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">
                <text:p>50</text:p>
              </table:table-cell>
              <table:table-cell office:value-type="float" office:value="1.209541">
                <text:p>1.209541</text:p>
              </table:table-cell>
              <table:table-cell office:value-type="float" office:value="0.004425">
                <text:p>0.0044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">
                <text:p>93</text:p>
              </table:table-cell>
              <table:table-cell office:value-type="float" office:value="1.711901">
                <text:p>1.711901</text:p>
              </table:table-cell>
              <table:table-cell office:value-type="float" office:value="0.006451">
                <text:p>0.0064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4">
                <text:p>134</text:p>
              </table:table-cell>
              <table:table-cell office:value-type="float" office:value="2.542324">
                <text:p>2.542324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">
                <text:p>165</text:p>
              </table:table-cell>
              <table:table-cell office:value-type="float" office:value="1.755874">
                <text:p>1.755874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4">
                <text:p>194</text:p>
              </table:table-cell>
              <table:table-cell office:value-type="float" office:value="1.904945">
                <text:p>1.904945</text:p>
              </table:table-cell>
              <table:table-cell office:value-type="float" office:value="0.004999">
                <text:p>0.0049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23">
                <text:p>623</text:p>
              </table:table-cell>
              <table:table-cell office:value-type="float" office:value="2.320966">
                <text:p>2.320966</text:p>
              </table:table-cell>
              <table:table-cell office:value-type="float" office:value="0.01481">
                <text:p>0.014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1">
                <text:p>521</text:p>
              </table:table-cell>
              <table:table-cell office:value-type="float" office:value="2.503877">
                <text:p>2.503877</text:p>
              </table:table-cell>
              <table:table-cell office:value-type="float" office:value="0.007322">
                <text:p>0.0073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09">
                <text:p>309</text:p>
              </table:table-cell>
              <table:table-cell office:value-type="float" office:value="3.297972">
                <text:p>3.297972</text:p>
              </table:table-cell>
              <table:table-cell office:value-type="float" office:value="0.008621">
                <text:p>0.0086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3">
                <text:p>203</text:p>
              </table:table-cell>
              <table:table-cell office:value-type="float" office:value="3.009025">
                <text:p>3.009025</text:p>
              </table:table-cell>
              <table:table-cell office:value-type="float" office:value="0.010499">
                <text:p>0.0104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53">
                <text:p>353</text:p>
              </table:table-cell>
              <table:table-cell office:value-type="float" office:value="2.328101">
                <text:p>2.328101</text:p>
              </table:table-cell>
              <table:table-cell office:value-type="float" office:value="0.009573">
                <text:p>0.0095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22">
                <text:p>322</text:p>
              </table:table-cell>
              <table:table-cell office:value-type="float" office:value="1.587878">
                <text:p>1.587878</text:p>
              </table:table-cell>
              <table:table-cell office:value-type="float" office:value="0.009316">
                <text:p>0.0093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24">
                <text:p>624</text:p>
              </table:table-cell>
              <table:table-cell office:value-type="float" office:value="0.46093">
                <text:p>0.46093</text:p>
              </table:table-cell>
              <table:table-cell office:value-type="float" office:value="0.009844">
                <text:p>0.009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02">
                <text:p>602</text:p>
              </table:table-cell>
              <table:table-cell office:value-type="float" office:value="0.127035">
                <text:p>0.127035</text:p>
              </table:table-cell>
              <table:table-cell office:value-type="float" office:value="0.008748">
                <text:p>0.0087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3">
                <text:p>603</text:p>
              </table:table-cell>
              <table:table-cell office:value-type="float" office:value="0.16992">
                <text:p>0.16992</text:p>
              </table:table-cell>
              <table:table-cell office:value-type="float" office:value="0.006156">
                <text:p>0.0061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8">
                <text:p>608</text:p>
              </table:table-cell>
              <table:table-cell office:value-type="float" office:value="0.055757">
                <text:p>0.055757</text:p>
              </table:table-cell>
              <table:table-cell office:value-type="float" office:value="0.006005">
                <text:p>0.0060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5">
                <text:p>605</text:p>
              </table:table-cell>
              <table:table-cell office:value-type="float" office:value="0.05456">
                <text:p>0.05456</text:p>
              </table:table-cell>
              <table:table-cell office:value-type="float" office:value="0.007698">
                <text:p>0.0076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65">
                <text:p>665</text:p>
              </table:table-cell>
              <table:table-cell office:value-type="float" office:value="0.072261">
                <text:p>0.072261</text:p>
              </table:table-cell>
              <table:table-cell office:value-type="float" office:value="0.007947">
                <text:p>0.00794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58">
                <text:p>658</text:p>
              </table:table-cell>
              <table:table-cell office:value-type="float" office:value="0.107347">
                <text:p>0.107347</text:p>
              </table:table-cell>
              <table:table-cell office:value-type="float" office:value="0.012211">
                <text:p>0.0122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49">
                <text:p>649</text:p>
              </table:table-cell>
              <table:table-cell office:value-type="float" office:value="0.210966">
                <text:p>0.210966</text:p>
              </table:table-cell>
              <table:table-cell office:value-type="float" office:value="0.009956">
                <text:p>0.0099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80">
                <text:p>680</text:p>
              </table:table-cell>
              <table:table-cell office:value-type="float" office:value="0.19718">
                <text:p>0.19718</text:p>
              </table:table-cell>
              <table:table-cell office:value-type="float" office:value="0.014087">
                <text:p>0.0140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10">
                <text:p>710</text:p>
              </table:table-cell>
              <table:table-cell office:value-type="float" office:value="0.142822">
                <text:p>0.142822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1">
                <text:p>701</text:p>
              </table:table-cell>
              <table:table-cell office:value-type="float" office:value="0.144255">
                <text:p>0.144255</text:p>
              </table:table-cell>
              <table:table-cell office:value-type="float" office:value="0.009885">
                <text:p>0.0098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07">
                <text:p>707</text:p>
              </table:table-cell>
              <table:table-cell office:value-type="float" office:value="0.110996">
                <text:p>0.110996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13">
                <text:p>713</text:p>
              </table:table-cell>
              <table:table-cell office:value-type="float" office:value="0.102182">
                <text:p>0.102182</text:p>
              </table:table-cell>
              <table:table-cell office:value-type="float" office:value="0.006768">
                <text:p>0.0067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27">
                <text:p>727</text:p>
              </table:table-cell>
              <table:table-cell office:value-type="float" office:value="0.066685">
                <text:p>0.066685</text:p>
              </table:table-cell>
              <table:table-cell office:value-type="float" office:value="0.007996">
                <text:p>0.0079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22">
                <text:p>722</text:p>
              </table:table-cell>
              <table:table-cell office:value-type="float" office:value="0.087139">
                <text:p>0.087139</text:p>
              </table:table-cell>
              <table:table-cell office:value-type="float" office:value="0.009586">
                <text:p>0.0095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71">
                <text:p>771</text:p>
              </table:table-cell>
              <table:table-cell office:value-type="float" office:value="0.163477">
                <text:p>0.163477</text:p>
              </table:table-cell>
              <table:table-cell office:value-type="float" office:value="0.010939">
                <text:p>0.0109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61">
                <text:p>761</text:p>
              </table:table-cell>
              <table:table-cell office:value-type="float" office:value="0.12963">
                <text:p>0.12963</text:p>
              </table:table-cell>
              <table:table-cell office:value-type="float" office:value="0.013726">
                <text:p>0.0137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76">
                <text:p>776</text:p>
              </table:table-cell>
              <table:table-cell office:value-type="float" office:value="0.119038">
                <text:p>0.119038</text:p>
              </table:table-cell>
              <table:table-cell office:value-type="float" office:value="0.011147">
                <text:p>0.0111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71">
                <text:p>771</text:p>
              </table:table-cell>
              <table:table-cell office:value-type="float" office:value="0.141279">
                <text:p>0.141279</text:p>
              </table:table-cell>
              <table:table-cell office:value-type="float" office:value="0.011651">
                <text:p>0.0116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76">
                <text:p>776</text:p>
              </table:table-cell>
              <table:table-cell office:value-type="float" office:value="0.254141">
                <text:p>0.254141</text:p>
              </table:table-cell>
              <table:table-cell office:value-type="float" office:value="0.008124">
                <text:p>0.0081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18">
                <text:p>718</text:p>
              </table:table-cell>
              <table:table-cell office:value-type="float" office:value="0.330717">
                <text:p>0.330717</text:p>
              </table:table-cell>
              <table:table-cell office:value-type="float" office:value="0.016641">
                <text:p>0.0166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1">
                <text:p>831</text:p>
              </table:table-cell>
              <table:table-cell office:value-type="float" office:value="1.385932">
                <text:p>1.385932</text:p>
              </table:table-cell>
              <table:table-cell office:value-type="float" office:value="0.012299">
                <text:p>0.012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80">
                <text:p>580</text:p>
              </table:table-cell>
              <table:table-cell office:value-type="float" office:value="1.614859">
                <text:p>1.614859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41">
                <text:p>441</text:p>
              </table:table-cell>
              <table:table-cell office:value-type="float" office:value="1.330603">
                <text:p>1.330603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76">
                <text:p>476</text:p>
              </table:table-cell>
              <table:table-cell office:value-type="float" office:value="0.83919">
                <text:p>0.83919</text:p>
              </table:table-cell>
              <table:table-cell office:value-type="float" office:value="0.008304">
                <text:p>0.0083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29">
                <text:p>329</text:p>
              </table:table-cell>
              <table:table-cell office:value-type="float" office:value="0.884647">
                <text:p>0.884647</text:p>
              </table:table-cell>
              <table:table-cell office:value-type="float" office:value="0.005916">
                <text:p>0.0059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2">
                <text:p>252</text:p>
              </table:table-cell>
              <table:table-cell office:value-type="float" office:value="0.843436">
                <text:p>0.843436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3">
                <text:p>453</text:p>
              </table:table-cell>
              <table:table-cell office:value-type="float" office:value="0.45438">
                <text:p>0.45438</text:p>
              </table:table-cell>
              <table:table-cell office:value-type="float" office:value="0.010659">
                <text:p>0.0106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92">
                <text:p>592</text:p>
              </table:table-cell>
              <table:table-cell office:value-type="float" office:value="0.117103">
                <text:p>0.117103</text:p>
              </table:table-cell>
              <table:table-cell office:value-type="float" office:value="0.008564">
                <text:p>0.0085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4">
                <text:p>794</text:p>
              </table:table-cell>
              <table:table-cell office:value-type="float" office:value="0.250221">
                <text:p>0.250221</text:p>
              </table:table-cell>
              <table:table-cell office:value-type="float" office:value="0.020622">
                <text:p>0.0206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7">
                <text:p>747</text:p>
              </table:table-cell>
              <table:table-cell office:value-type="float" office:value="0.231561">
                <text:p>0.231561</text:p>
              </table:table-cell>
              <table:table-cell office:value-type="float" office:value="0.030528">
                <text:p>0.0305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80">
                <text:p>980</text:p>
              </table:table-cell>
              <table:table-cell office:value-type="float" office:value="0.207698">
                <text:p>0.207698</text:p>
              </table:table-cell>
              <table:table-cell office:value-type="float" office:value="0.017759">
                <text:p>0.0177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44">
                <text:p>844</text:p>
              </table:table-cell>
              <table:table-cell office:value-type="float" office:value="0.121253">
                <text:p>0.121253</text:p>
              </table:table-cell>
              <table:table-cell office:value-type="float" office:value="0.011081">
                <text:p>0.0110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41">
                <text:p>841</text:p>
              </table:table-cell>
              <table:table-cell office:value-type="float" office:value="0.195969">
                <text:p>0.195969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68">
                <text:p>768</text:p>
              </table:table-cell>
              <table:table-cell office:value-type="float" office:value="0.215444">
                <text:p>0.215444</text:p>
              </table:table-cell>
              <table:table-cell office:value-type="float" office:value="0.017488">
                <text:p>0.0174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59">
                <text:p>859</text:p>
              </table:table-cell>
              <table:table-cell office:value-type="float" office:value="0.25173">
                <text:p>0.25173</text:p>
              </table:table-cell>
              <table:table-cell office:value-type="float" office:value="0.034511">
                <text:p>0.0345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50">
                <text:p>950</text:p>
              </table:table-cell>
              <table:table-cell office:value-type="float" office:value="0.476272">
                <text:p>0.476272</text:p>
              </table:table-cell>
              <table:table-cell office:value-type="float" office:value="0.02176">
                <text:p>0.02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42">
                <text:p>942</text:p>
              </table:table-cell>
              <table:table-cell office:value-type="float" office:value="0.94502">
                <text:p>0.94502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65">
                <text:p>665</text:p>
              </table:table-cell>
              <table:table-cell office:value-type="float" office:value="0.852608">
                <text:p>0.852608</text:p>
              </table:table-cell>
              <table:table-cell office:value-type="float" office:value="0.013043">
                <text:p>0.0130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51">
                <text:p>551</text:p>
              </table:table-cell>
              <table:table-cell office:value-type="float" office:value="0.799079">
                <text:p>0.799079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1">
                <text:p>701</text:p>
              </table:table-cell>
              <table:table-cell office:value-type="float" office:value="0.88227">
                <text:p>0.88227</text:p>
              </table:table-cell>
              <table:table-cell office:value-type="float" office:value="0.008635">
                <text:p>0.0086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64">
                <text:p>664</text:p>
              </table:table-cell>
              <table:table-cell office:value-type="float" office:value="0.890086">
                <text:p>0.890086</text:p>
              </table:table-cell>
              <table:table-cell office:value-type="float" office:value="0.011845">
                <text:p>0.0118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87">
                <text:p>687</text:p>
              </table:table-cell>
              <table:table-cell office:value-type="float" office:value="0.286296">
                <text:p>0.286296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59">
                <text:p>759</text:p>
              </table:table-cell>
              <table:table-cell office:value-type="float" office:value="0.087067">
                <text:p>0.087067</text:p>
              </table:table-cell>
              <table:table-cell office:value-type="float" office:value="0.009635">
                <text:p>0.0096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52">
                <text:p>852</text:p>
              </table:table-cell>
              <table:table-cell office:value-type="float" office:value="0.287661">
                <text:p>0.287661</text:p>
              </table:table-cell>
              <table:table-cell office:value-type="float" office:value="0.026396">
                <text:p>0.0263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29">
                <text:p>929</text:p>
              </table:table-cell>
              <table:table-cell office:value-type="float" office:value="0.493471">
                <text:p>0.493471</text:p>
              </table:table-cell>
              <table:table-cell office:value-type="float" office:value="0.036753">
                <text:p>0.0367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37">
                <text:p>1037</text:p>
              </table:table-cell>
              <table:table-cell office:value-type="float" office:value="0.654856">
                <text:p>0.654856</text:p>
              </table:table-cell>
              <table:table-cell office:value-type="float" office:value="0.042791">
                <text:p>0.0427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39">
                <text:p>839</text:p>
              </table:table-cell>
              <table:table-cell office:value-type="float" office:value="0.411644">
                <text:p>0.411644</text:p>
              </table:table-cell>
              <table:table-cell office:value-type="float" office:value="0.023519">
                <text:p>0.0235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70">
                <text:p>870</text:p>
              </table:table-cell>
              <table:table-cell office:value-type="float" office:value="1.247226">
                <text:p>1.24722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58">
                <text:p>858</text:p>
              </table:table-cell>
              <table:table-cell office:value-type="float" office:value="2.178612">
                <text:p>2.178612</text:p>
              </table:table-cell>
              <table:table-cell office:value-type="float" office:value="0.020787">
                <text:p>0.0207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24">
                <text:p>824</text:p>
              </table:table-cell>
              <table:table-cell office:value-type="float" office:value="2.8457">
                <text:p>2.8457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46">
                <text:p>646</text:p>
              </table:table-cell>
              <table:table-cell office:value-type="float" office:value="2.836628">
                <text:p>2.836628</text:p>
              </table:table-cell>
              <table:table-cell office:value-type="float" office:value="0.009887">
                <text:p>0.0098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5">
                <text:p>355</text:p>
              </table:table-cell>
              <table:table-cell office:value-type="float" office:value="3.353138">
                <text:p>3.353138</text:p>
              </table:table-cell>
              <table:table-cell office:value-type="float" office:value="0.007988">
                <text:p>0.0079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">
                <text:p>288</text:p>
              </table:table-cell>
              <table:table-cell office:value-type="float" office:value="3.829333">
                <text:p>3.829333</text:p>
              </table:table-cell>
              <table:table-cell office:value-type="float" office:value="0.006744">
                <text:p>0.0067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2">
                <text:p>452</text:p>
              </table:table-cell>
              <table:table-cell office:value-type="float" office:value="3.253941">
                <text:p>3.253941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6">
                <text:p>396</text:p>
              </table:table-cell>
              <table:table-cell office:value-type="float" office:value="2.618565">
                <text:p>2.618565</text:p>
              </table:table-cell>
              <table:table-cell office:value-type="float" office:value="0.007439">
                <text:p>0.0074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2">
                <text:p>332</text:p>
              </table:table-cell>
              <table:table-cell office:value-type="float" office:value="2.736802">
                <text:p>2.736802</text:p>
              </table:table-cell>
              <table:table-cell office:value-type="float" office:value="0.009413">
                <text:p>0.0094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5">
                <text:p>465</text:p>
              </table:table-cell>
              <table:table-cell office:value-type="float" office:value="2.23625">
                <text:p>2.2362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96">
                <text:p>396</text:p>
              </table:table-cell>
              <table:table-cell office:value-type="float" office:value="1.84974">
                <text:p>1.84974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44">
                <text:p>344</text:p>
              </table:table-cell>
              <table:table-cell office:value-type="float" office:value="2.21273">
                <text:p>2.21273</text:p>
              </table:table-cell>
              <table:table-cell office:value-type="float" office:value="0.012374">
                <text:p>0.0123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1">
                <text:p>291</text:p>
              </table:table-cell>
              <table:table-cell office:value-type="float" office:value="1.627911">
                <text:p>1.627911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56">
                <text:p>256</text:p>
              </table:table-cell>
              <table:table-cell office:value-type="float" office:value="2.091836">
                <text:p>2.091836</text:p>
              </table:table-cell>
              <table:table-cell office:value-type="float" office:value="0.007897">
                <text:p>0.0078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2">
                <text:p>392</text:p>
              </table:table-cell>
              <table:table-cell office:value-type="float" office:value="1.836097">
                <text:p>1.836097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23">
                <text:p>423</text:p>
              </table:table-cell>
              <table:table-cell office:value-type="float" office:value="2.343849">
                <text:p>2.343849</text:p>
              </table:table-cell>
              <table:table-cell office:value-type="float" office:value="0.010269">
                <text:p>0.0102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9">
                <text:p>229</text:p>
              </table:table-cell>
              <table:table-cell office:value-type="float" office:value="2.110241">
                <text:p>2.110241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3">
                <text:p>183</text:p>
              </table:table-cell>
              <table:table-cell office:value-type="float" office:value="1.889152">
                <text:p>1.889152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8">
                <text:p>218</text:p>
              </table:table-cell>
              <table:table-cell office:value-type="float" office:value="1.491227">
                <text:p>1.491227</text:p>
              </table:table-cell>
              <table:table-cell office:value-type="float" office:value="0.006387">
                <text:p>0.006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5">
                <text:p>295</text:p>
              </table:table-cell>
              <table:table-cell office:value-type="float" office:value="1.535443">
                <text:p>1.535443</text:p>
              </table:table-cell>
              <table:table-cell office:value-type="float" office:value="0.009469">
                <text:p>0.0094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6">
                <text:p>306</text:p>
              </table:table-cell>
              <table:table-cell office:value-type="float" office:value="1.092086">
                <text:p>1.092086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4">
                <text:p>254</text:p>
              </table:table-cell>
              <table:table-cell office:value-type="float" office:value="1.606716">
                <text:p>1.606716</text:p>
              </table:table-cell>
              <table:table-cell office:value-type="float" office:value="0.004082">
                <text:p>0.0040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4">
                <text:p>194</text:p>
              </table:table-cell>
              <table:table-cell office:value-type="float" office:value="2.187997">
                <text:p>2.187997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5">
                <text:p>125</text:p>
              </table:table-cell>
              <table:table-cell office:value-type="float" office:value="1.517428">
                <text:p>1.517428</text:p>
              </table:table-cell>
              <table:table-cell office:value-type="float" office:value="0.006531">
                <text:p>0.00653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">
                <text:p>115</text:p>
              </table:table-cell>
              <table:table-cell office:value-type="float" office:value="1.113647">
                <text:p>1.113647</text:p>
              </table:table-cell>
              <table:table-cell office:value-type="float" office:value="0.01178">
                <text:p>0.011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9">
                <text:p>219</text:p>
              </table:table-cell>
              <table:table-cell office:value-type="float" office:value="1.614085">
                <text:p>1.614085</text:p>
              </table:table-cell>
              <table:table-cell office:value-type="float" office:value="0.013354">
                <text:p>0.0133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90">
                <text:p>490</text:p>
              </table:table-cell>
              <table:table-cell office:value-type="float" office:value="2.510722">
                <text:p>2.510722</text:p>
              </table:table-cell>
              <table:table-cell office:value-type="float" office:value="0.008246">
                <text:p>0.0082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7">
                <text:p>237</text:p>
              </table:table-cell>
              <table:table-cell office:value-type="float" office:value="2.276218">
                <text:p>2.276218</text:p>
              </table:table-cell>
              <table:table-cell office:value-type="float" office:value="0.008349">
                <text:p>0.0083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">
                <text:p>184</text:p>
              </table:table-cell>
              <table:table-cell office:value-type="float" office:value="1.720722">
                <text:p>1.720722</text:p>
              </table:table-cell>
              <table:table-cell office:value-type="float" office:value="0.007254">
                <text:p>0.0072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6">
                <text:p>286</text:p>
              </table:table-cell>
              <table:table-cell office:value-type="float" office:value="1.482907">
                <text:p>1.482907</text:p>
              </table:table-cell>
              <table:table-cell office:value-type="float" office:value="0.008383">
                <text:p>0.0083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3">
                <text:p>143</text:p>
              </table:table-cell>
              <table:table-cell office:value-type="float" office:value="1.560431">
                <text:p>1.560431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1">
                <text:p>101</text:p>
              </table:table-cell>
              <table:table-cell office:value-type="float" office:value="1.002687">
                <text:p>1.002687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54">
                <text:p>254</text:p>
              </table:table-cell>
              <table:table-cell office:value-type="float" office:value="1.048866">
                <text:p>1.048866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0">
                <text:p>320</text:p>
              </table:table-cell>
              <table:table-cell office:value-type="float" office:value="0.740703">
                <text:p>0.740703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5">
                <text:p>385</text:p>
              </table:table-cell>
              <table:table-cell office:value-type="float" office:value="0.627968">
                <text:p>0.627968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8">
                <text:p>338</text:p>
              </table:table-cell>
              <table:table-cell office:value-type="float" office:value="0.640941">
                <text:p>0.640941</text:p>
              </table:table-cell>
              <table:table-cell office:value-type="float" office:value="0.006257">
                <text:p>0.0062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8">
                <text:p>308</text:p>
              </table:table-cell>
              <table:table-cell office:value-type="float" office:value="0.574533">
                <text:p>0.574533</text:p>
              </table:table-cell>
              <table:table-cell office:value-type="float" office:value="0.007795">
                <text:p>0.0077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6">
                <text:p>286</text:p>
              </table:table-cell>
              <table:table-cell office:value-type="float" office:value="0.427727">
                <text:p>0.427727</text:p>
              </table:table-cell>
              <table:table-cell office:value-type="float" office:value="0.007753">
                <text:p>0.0077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9">
                <text:p>269</text:p>
              </table:table-cell>
              <table:table-cell office:value-type="float" office:value="0.368217">
                <text:p>0.368217</text:p>
              </table:table-cell>
              <table:table-cell office:value-type="float" office:value="0.006094">
                <text:p>0.0060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4">
                <text:p>254</text:p>
              </table:table-cell>
              <table:table-cell office:value-type="float" office:value="0.398898">
                <text:p>0.398898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7">
                <text:p>237</text:p>
              </table:table-cell>
              <table:table-cell office:value-type="float" office:value="0.277208">
                <text:p>0.277208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23">
                <text:p>223</text:p>
              </table:table-cell>
              <table:table-cell office:value-type="float" office:value="0.289119">
                <text:p>0.289119</text:p>
              </table:table-cell>
              <table:table-cell office:value-type="float" office:value="0.008266">
                <text:p>0.0082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8">
                <text:p>208</text:p>
              </table:table-cell>
              <table:table-cell office:value-type="float" office:value="0.277851">
                <text:p>0.277851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6">
                <text:p>196</text:p>
              </table:table-cell>
              <table:table-cell office:value-type="float" office:value="0.181427">
                <text:p>0.181427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5">
                <text:p>185</text:p>
              </table:table-cell>
              <table:table-cell office:value-type="float" office:value="0.179231">
                <text:p>0.179231</text:p>
              </table:table-cell>
              <table:table-cell office:value-type="float" office:value="0.005634">
                <text:p>0.0056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4">
                <text:p>174</text:p>
              </table:table-cell>
              <table:table-cell office:value-type="float" office:value="0.151238">
                <text:p>0.151238</text:p>
              </table:table-cell>
              <table:table-cell office:value-type="float" office:value="0.005369">
                <text:p>0.0053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4">
                <text:p>164</text:p>
              </table:table-cell>
              <table:table-cell office:value-type="float" office:value="0.126193">
                <text:p>0.126193</text:p>
              </table:table-cell>
              <table:table-cell office:value-type="float" office:value="0.006668">
                <text:p>0.0066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3">
                <text:p>153</text:p>
              </table:table-cell>
              <table:table-cell office:value-type="float" office:value="0.101421">
                <text:p>0.101421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1">
                <text:p>411</text:p>
              </table:table-cell>
              <table:table-cell office:value-type="float" office:value="0.844038">
                <text:p>0.844038</text:p>
              </table:table-cell>
              <table:table-cell office:value-type="float" office:value="0.021599">
                <text:p>0.0215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9">
                <text:p>449</text:p>
              </table:table-cell>
              <table:table-cell office:value-type="float" office:value="0.899978">
                <text:p>0.899978</text:p>
              </table:table-cell>
              <table:table-cell office:value-type="float" office:value="0.008945">
                <text:p>0.0089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3">
                <text:p>253</text:p>
              </table:table-cell>
              <table:table-cell office:value-type="float" office:value="0.868987">
                <text:p>0.868987</text:p>
              </table:table-cell>
              <table:table-cell office:value-type="float" office:value="0.009222">
                <text:p>0.0092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7">
                <text:p>347</text:p>
              </table:table-cell>
              <table:table-cell office:value-type="float" office:value="0.638275">
                <text:p>0.638275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48">
                <text:p>348</text:p>
              </table:table-cell>
              <table:table-cell office:value-type="float" office:value="0.422327">
                <text:p>0.422327</text:p>
              </table:table-cell>
              <table:table-cell office:value-type="float" office:value="0.008952">
                <text:p>0.0089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3">
                <text:p>373</text:p>
              </table:table-cell>
              <table:table-cell office:value-type="float" office:value="0.144478">
                <text:p>0.144478</text:p>
              </table:table-cell>
              <table:table-cell office:value-type="float" office:value="0.014478">
                <text:p>0.0144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2">
                <text:p>522</text:p>
              </table:table-cell>
              <table:table-cell office:value-type="float" office:value="0.096084">
                <text:p>0.096084</text:p>
              </table:table-cell>
              <table:table-cell office:value-type="float" office:value="0.008815">
                <text:p>0.0088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">
                <text:p>453</text:p>
              </table:table-cell>
              <table:table-cell office:value-type="float" office:value="0.106449">
                <text:p>0.106449</text:p>
              </table:table-cell>
              <table:table-cell office:value-type="float" office:value="0.010275">
                <text:p>0.0102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